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hannel-title-container"/><text:bookmark text:name="channel-title"/>Automation Step by Step - Raghav Pal</text:h>
      <text:section text:style-name="Sect1" text:name="sponsor-button">
        <text:p text:style-name="Standard"/>
      </text:section>
      <text:section text:style-name="Sect1" text:name="contents">
        <text:section text:style-name="Sect1" text:name="Section7">
          <text:section text:style-name="Sect1" text:name="items">
            <text:section text:style-name="Sect1" text:name="dismissable">
              <text:section text:style-name="Sect1" text:name="details">
                <text:p text:style-name="Standard"/>
                <text:section text:style-name="Sect1" text:name="meta">
                  <text:h text:style-name="Heading_20_3" text:outline-level="3"><text:bookmark text:name="video-title"/><text:a xlink:type="simple" xlink:href="https://www.youtube.com/watch?v=9FHVKaIs8cQ" text:style-name="Internet_20_link" text:visited-style-name="Visited_20_Internet_20_Link">Katalon Studio | API Chaining | REST - JSON | How to send values from one API to other</text:a></text:h>
                  <text:section text:style-name="Sect1" text:name="metadata-container">
                    <text:p text:style-name="Text_20_body"><text:bookmark text:name="hover-overlays"/></text:p>
                  </text:section>
                </text:section>
              </text:section>
            </text:section>
          </text:section>
        </text:section>
      </text:section>
      <text:section text:style-name="Sect1" text:name="Section9">
        <text:section text:style-name="Sect1" text:name="Section13">
          <text:p text:style-name="Standard"><text:bookmark text:name="details"/></text:p>
          <text:section text:style-name="Sect1" text:name="Section14">
            <text:h text:style-name="Heading_20_3" text:outline-level="3"><text:bookmark text:name="meta"/><text:bookmark text:name="video-title1"/><text:a xlink:type="simple" xlink:href="https://www.youtube.com/watch?v=jXbg5OE1uyE" text:style-name="Internet_20_link" text:visited-style-name="Visited_20_Internet_20_Link">Katalon Studio | API Chaining | SOAP - XML | How to send values from one API to other</text:a></text:h>
            <text:section text:style-name="Sect1" text:name="Section15">
              <text:p text:style-name="Text_20_body"><text:bookmark text:name="details1"/></text:p>
            </text:section>
          </text:section>
        </text:section>
      </text:section>
      <text:section text:style-name="Sect1" text:name="Section23">
        <text:section text:style-name="Sect1" text:name="Section27">
          <text:section text:style-name="Sect1" text:name="Section28">
            <text:h text:style-name="Heading_20_3" text:outline-level="3"><text:bookmark text:name="meta1"/><text:bookmark text:name="video-title2"/><text:a xlink:type="simple" xlink:href="https://www.youtube.com/watch?v=Z8PxYNCBmIQ" text:style-name="Internet_20_link" text:visited-style-name="Visited_20_Internet_20_Link">RIDE (RobotFramework IDE) - Some Limitations</text:a></text:h>
            <text:section text:style-name="Sect1" text:name="Section29">
              <text:p text:style-name="Text_20_body"><text:bookmark text:name="hover-overlays2"/></text:p>
            </text:section>
          </text:section>
        </text:section>
      </text:section>
      <text:section text:style-name="Sect1" text:name="Section37">
        <text:section text:style-name="Sect1" text:name="Section41">
          <text:p text:style-name="Standard"><text:bookmark text:name="details2"/></text:p>
          <text:section text:style-name="Sect1" text:name="Section42">
            <text:h text:style-name="Heading_20_3" text:outline-level="3"><text:bookmark text:name="meta2"/><text:bookmark text:name="video-title3"/><text:a xlink:type="simple" xlink:href="https://www.youtube.com/watch?v=Fvnb-laX9T8" text:style-name="Internet_20_link" text:visited-style-name="Visited_20_Internet_20_Link">?? LIVE | Ask Raghav #3 | Automation Step by Step | QnA</text:a></text:h>
            <text:section text:style-name="Sect1" text:name="Section43">
              <text:p text:style-name="Text_20_body"><text:bookmark text:name="metadata-container2"/></text:p>
              <text:section text:style-name="Sect1" text:name="Section44">
                <text:p text:style-name="Text_20_body"><text:bookmark text:name="metadata2"/></text:p>
                <text:section text:style-name="Sect1" text:name="Section45">
                  <text:p text:style-name="Text_20_body"><text:bookmark text:name="metadata-line2"/>1K views1 week ago</text:p>
                </text:section>
              </text:section>
              <text:section text:style-name="Sect1" text:name="Section46">
                <text:p text:style-name="Text_20_body"><text:bookmark text:name="additional-metadata-line2"/></text:p>
              </text:section>
            </text:section>
          </text:section>
          <text:section text:style-name="Sect1" text:name="Section47">
            <text:p text:style-name="Standard"><text:bookmark text:name="menu2"/></text:p>
            <text:section text:style-name="Sect1" text:name="Section48">
              <text:p text:style-name="Standard"><text:bookmark text:name="top-level-buttons2"/></text:p>
            </text:section>
          </text:section>
        </text:section>
      </text:section>
      <text:section text:style-name="Sect1" text:name="Section49">
        <text:p text:style-name="Standard"><text:bookmark text:name="dismissable6"/></text:p>
        <text:section text:style-name="Sect1" text:name="Section50">
          <text:p text:style-name="Standard"><text:bookmark text:name="buttons2"/></text:p>
        </text:section>
      </text:section>
      <text:section text:style-name="Sect1" text:name="Section51">
        <text:p text:style-name="Standard"><text:bookmark text:name="dismissable7"/><text:bookmark text:name="thumbnail4"/><text:bookmark text:name="img8"/><text:a xlink:type="simple" xlink:href="https://www.youtube.com/watch?v=-FWtDEAr1Kw" text:style-name="Internet_20_link" text:visited-style-name="Visited_20_Internet_20_Link"><text:s/></text:a></text:p>
        <text:section text:style-name="Sect1" text:name="Section52">
          <text:p text:style-name="Standard"><text:bookmark text:name="overlays3"/>5:06 </text:p>
        </text:section>
        <text:section text:style-name="Sect1" text:name="Section53">
          <text:p text:style-name="Standard"><text:bookmark text:name="mouseover-overlay3"/></text:p>
        </text:section>
        <text:section text:style-name="Sect1" text:name="Section54">
          <text:p text:style-name="Standard"><text:bookmark text:name="hover-overlays3"/></text:p>
        </text:section>
        <text:section text:style-name="Sect1" text:name="Section55">
          <text:p text:style-name="Standard"><text:bookmark text:name="details3"/></text:p>
          <text:section text:style-name="Sect1" text:name="Section56">
            <text:h text:style-name="Heading_20_3" text:outline-level="3"><text:bookmark text:name="meta3"/><text:bookmark text:name="video-title4"/><text:a xlink:type="simple" xlink:href="https://www.youtube.com/watch?v=-FWtDEAr1Kw" text:style-name="Internet_20_link" text:visited-style-name="Visited_20_Internet_20_Link">Selenium Framework for Beginners 41 | Jenkins Test Result Analyzer Plugin | Table, Graphs, Charts</text:a></text:h>
            <text:section text:style-name="Sect1" text:name="Section57">
              <text:p text:style-name="Text_20_body"><text:bookmark text:name="metadata-container3"/></text:p>
              <text:section text:style-name="Sect1" text:name="Section58">
                <text:p text:style-name="Text_20_body"><text:bookmark text:name="metadata3"/></text:p>
                <text:section text:style-name="Sect1" text:name="Section59">
                  <text:p text:style-name="Text_20_body"><text:bookmark text:name="metadata-line3"/>721 views1 week ago</text:p>
                </text:section>
              </text:section>
              <text:section text:style-name="Sect1" text:name="Section60">
                <text:p text:style-name="Text_20_body"><text:bookmark text:name="additional-metadata-line3"/></text:p>
              </text:section>
            </text:section>
          </text:section>
          <text:section text:style-name="Sect1" text:name="Section61">
            <text:p text:style-name="Standard"><text:bookmark text:name="menu3"/></text:p>
            <text:section text:style-name="Sect1" text:name="Section62">
              <text:p text:style-name="Standard"><text:bookmark text:name="top-level-buttons3"/></text:p>
            </text:section>
          </text:section>
        </text:section>
      </text:section>
      <text:section text:style-name="Sect1" text:name="Section63">
        <text:p text:style-name="Standard"><text:bookmark text:name="dismissable8"/></text:p>
        <text:section text:style-name="Sect1" text:name="Section64">
          <text:p text:style-name="Standard"><text:bookmark text:name="buttons3"/></text:p>
        </text:section>
      </text:section>
      <text:section text:style-name="Sect1" text:name="Section65">
        <text:p text:style-name="Standard"><text:bookmark text:name="dismissable9"/><text:bookmark text:name="thumbnail5"/><text:bookmark text:name="img9"/><text:soft-page-break/><text:a xlink:type="simple" xlink:href="https://www.youtube.com/watch?v=PjDQ_MIL8JI" text:style-name="Internet_20_link" text:visited-style-name="Visited_20_Internet_20_Link"><text:s/></text:a></text:p>
        <text:section text:style-name="Sect1" text:name="Section66">
          <text:p text:style-name="Standard"><text:bookmark text:name="overlays4"/>6:46 </text:p>
        </text:section>
        <text:section text:style-name="Sect1" text:name="Section67">
          <text:p text:style-name="Standard"><text:bookmark text:name="mouseover-overlay4"/></text:p>
        </text:section>
        <text:section text:style-name="Sect1" text:name="Section68">
          <text:p text:style-name="Standard"><text:bookmark text:name="hover-overlays4"/></text:p>
        </text:section>
        <text:section text:style-name="Sect1" text:name="Section69">
          <text:p text:style-name="Standard"><text:bookmark text:name="details4"/></text:p>
          <text:section text:style-name="Sect1" text:name="Section70">
            <text:h text:style-name="Heading_20_3" text:outline-level="3"><text:bookmark text:name="meta4"/><text:bookmark text:name="video-title5"/><text:a xlink:type="simple" xlink:href="https://www.youtube.com/watch?v=PjDQ_MIL8JI" text:style-name="Internet_20_link" text:visited-style-name="Visited_20_Internet_20_Link">Selenium Python | Record &amp; Playback</text:a></text:h>
            <text:section text:style-name="Sect1" text:name="Section71">
              <text:p text:style-name="Text_20_body"><text:bookmark text:name="metadata-container4"/></text:p>
              <text:section text:style-name="Sect1" text:name="Section72">
                <text:p text:style-name="Text_20_body"><text:bookmark text:name="metadata4"/></text:p>
                <text:section text:style-name="Sect1" text:name="Section73">
                  <text:p text:style-name="Text_20_body"><text:bookmark text:name="metadata-line4"/>557 views1 week ago</text:p>
                </text:section>
              </text:section>
              <text:section text:style-name="Sect1" text:name="Section74">
                <text:p text:style-name="Text_20_body"><text:bookmark text:name="additional-metadata-line4"/></text:p>
              </text:section>
            </text:section>
          </text:section>
          <text:section text:style-name="Sect1" text:name="Section75">
            <text:p text:style-name="Standard"><text:bookmark text:name="menu4"/></text:p>
            <text:section text:style-name="Sect1" text:name="Section76">
              <text:p text:style-name="Standard"><text:bookmark text:name="top-level-buttons4"/></text:p>
            </text:section>
          </text:section>
        </text:section>
      </text:section>
      <text:section text:style-name="Sect1" text:name="Section77">
        <text:p text:style-name="Standard"><text:bookmark text:name="dismissable10"/></text:p>
        <text:section text:style-name="Sect1" text:name="Section78">
          <text:p text:style-name="Standard"><text:bookmark text:name="buttons4"/></text:p>
        </text:section>
      </text:section>
      <text:section text:style-name="Sect1" text:name="Section79">
        <text:p text:style-name="Standard"><text:bookmark text:name="dismissable11"/><text:bookmark text:name="thumbnail6"/><text:bookmark text:name="img10"/><text:a xlink:type="simple" xlink:href="https://www.youtube.com/watch?v=sCVzKvX7-ow" text:style-name="Internet_20_link" text:visited-style-name="Visited_20_Internet_20_Link"><text:s/></text:a></text:p>
        <text:section text:style-name="Sect1" text:name="Section80">
          <text:p text:style-name="Standard"><text:bookmark text:name="overlays5"/>1:20 </text:p>
        </text:section>
        <text:section text:style-name="Sect1" text:name="Section81">
          <text:p text:style-name="Standard"><text:bookmark text:name="mouseover-overlay5"/></text:p>
        </text:section>
        <text:section text:style-name="Sect1" text:name="Section82">
          <text:p text:style-name="Standard"><text:bookmark text:name="hover-overlays5"/></text:p>
        </text:section>
        <text:section text:style-name="Sect1" text:name="Section83">
          <text:p text:style-name="Standard"><text:bookmark text:name="details5"/></text:p>
          <text:section text:style-name="Sect1" text:name="Section84">
            <text:h text:style-name="Heading_20_3" text:outline-level="3"><text:bookmark text:name="meta5"/><text:bookmark text:name="video-title6"/><text:a xlink:type="simple" xlink:href="https://www.youtube.com/watch?v=sCVzKvX7-ow" text:style-name="Internet_20_link" text:visited-style-name="Visited_20_Internet_20_Link">How to get JMeter Certification</text:a></text:h>
            <text:section text:style-name="Sect1" text:name="Section85">
              <text:p text:style-name="Text_20_body"><text:bookmark text:name="metadata-container5"/></text:p>
              <text:section text:style-name="Sect1" text:name="Section86">
                <text:p text:style-name="Text_20_body"><text:bookmark text:name="metadata5"/></text:p>
                <text:section text:style-name="Sect1" text:name="Section87">
                  <text:p text:style-name="Text_20_body"><text:bookmark text:name="metadata-line5"/>1.7K views3 weeks ago</text:p>
                </text:section>
              </text:section>
              <text:section text:style-name="Sect1" text:name="Section88">
                <text:p text:style-name="Text_20_body"><text:bookmark text:name="additional-metadata-line5"/></text:p>
              </text:section>
            </text:section>
          </text:section>
          <text:section text:style-name="Sect1" text:name="Section89">
            <text:p text:style-name="Standard"><text:bookmark text:name="menu5"/></text:p>
            <text:section text:style-name="Sect1" text:name="Section90">
              <text:p text:style-name="Standard"><text:bookmark text:name="top-level-buttons5"/></text:p>
            </text:section>
          </text:section>
        </text:section>
      </text:section>
      <text:section text:style-name="Sect1" text:name="Section91">
        <text:p text:style-name="Standard"><text:bookmark text:name="dismissable12"/></text:p>
        <text:section text:style-name="Sect1" text:name="Section92">
          <text:p text:style-name="Standard"><text:bookmark text:name="buttons5"/></text:p>
        </text:section>
      </text:section>
      <text:section text:style-name="Sect1" text:name="Section93">
        <text:p text:style-name="Standard"><text:bookmark text:name="dismissable13"/><text:bookmark text:name="thumbnail7"/><text:bookmark text:name="img11"/><text:a xlink:type="simple" xlink:href="https://www.youtube.com/watch?v=W8C097f6Hcg" text:style-name="Internet_20_link" text:visited-style-name="Visited_20_Internet_20_Link"><text:s/></text:a></text:p>
        <text:section text:style-name="Sect1" text:name="Section94">
          <text:p text:style-name="Standard"><text:bookmark text:name="overlays6"/>6:33 </text:p>
        </text:section>
        <text:section text:style-name="Sect1" text:name="Section95">
          <text:p text:style-name="Standard"><text:bookmark text:name="mouseover-overlay6"/></text:p>
        </text:section>
        <text:section text:style-name="Sect1" text:name="Section96">
          <text:p text:style-name="Standard"><text:bookmark text:name="hover-overlays6"/></text:p>
        </text:section>
        <text:section text:style-name="Sect1" text:name="Section97">
          <text:p text:style-name="Standard"><text:bookmark text:name="details6"/></text:p>
          <text:section text:style-name="Sect1" text:name="Section98">
            <text:h text:style-name="Heading_20_3" text:outline-level="3"><text:bookmark text:name="meta6"/><text:bookmark text:name="video-title7"/><text:a xlink:type="simple" xlink:href="https://www.youtube.com/watch?v=W8C097f6Hcg" text:style-name="Internet_20_link" text:visited-style-name="Visited_20_Internet_20_Link">Pycharm How To Create Virtual Environment For A Project</text:a></text:h>
            <text:section text:style-name="Sect1" text:name="Section99">
              <text:p text:style-name="Text_20_body"><text:bookmark text:name="metadata-container6"/></text:p>
              <text:section text:style-name="Sect1" text:name="Section100">
                <text:p text:style-name="Text_20_body"><text:bookmark text:name="metadata6"/></text:p>
                <text:section text:style-name="Sect1" text:name="Section101">
                  <text:p text:style-name="Text_20_body"><text:bookmark text:name="metadata-line6"/>655 views3 weeks ago</text:p>
                </text:section>
              </text:section>
              <text:section text:style-name="Sect1" text:name="Section102">
                <text:p text:style-name="Text_20_body"><text:bookmark text:name="additional-metadata-line6"/></text:p>
              </text:section>
            </text:section>
          </text:section>
          <text:section text:style-name="Sect1" text:name="Section103">
            <text:p text:style-name="Standard"><text:bookmark text:name="menu6"/></text:p>
            <text:section text:style-name="Sect1" text:name="Section104">
              <text:p text:style-name="Standard"><text:bookmark text:name="top-level-buttons6"/></text:p>
            </text:section>
          </text:section>
        </text:section>
      </text:section>
      <text:section text:style-name="Sect1" text:name="Section105">
        <text:p text:style-name="Standard"><text:bookmark text:name="dismissable14"/></text:p>
        <text:section text:style-name="Sect1" text:name="Section106">
          <text:p text:style-name="Standard"><text:bookmark text:name="buttons6"/><text:soft-page-break/></text:p>
        </text:section>
      </text:section>
      <text:section text:style-name="Sect1" text:name="Section107">
        <text:p text:style-name="Standard"><text:bookmark text:name="dismissable15"/><text:bookmark text:name="thumbnail8"/><text:bookmark text:name="img12"/><text:a xlink:type="simple" xlink:href="https://www.youtube.com/watch?v=W04iQfGCmC4" text:style-name="Internet_20_link" text:visited-style-name="Visited_20_Internet_20_Link"><text:s/></text:a></text:p>
        <text:section text:style-name="Sect1" text:name="Section108">
          <text:p text:style-name="Standard"><text:bookmark text:name="overlays7"/>7:05 </text:p>
        </text:section>
        <text:section text:style-name="Sect1" text:name="Section109">
          <text:p text:style-name="Standard"><text:bookmark text:name="mouseover-overlay7"/></text:p>
        </text:section>
        <text:section text:style-name="Sect1" text:name="Section110">
          <text:p text:style-name="Standard"><text:bookmark text:name="hover-overlays7"/></text:p>
        </text:section>
        <text:section text:style-name="Sect1" text:name="Section111">
          <text:p text:style-name="Standard"><text:bookmark text:name="details7"/></text:p>
          <text:section text:style-name="Sect1" text:name="Section112">
            <text:h text:style-name="Heading_20_3" text:outline-level="3"><text:bookmark text:name="meta7"/><text:bookmark text:name="video-title8"/><text:a xlink:type="simple" xlink:href="https://www.youtube.com/watch?v=W04iQfGCmC4" text:style-name="Internet_20_link" text:visited-style-name="Visited_20_Internet_20_Link">Performance Testing Interview Questions</text:a></text:h>
            <text:section text:style-name="Sect1" text:name="Section113">
              <text:p text:style-name="Text_20_body"><text:bookmark text:name="metadata-container7"/></text:p>
              <text:section text:style-name="Sect1" text:name="Section114">
                <text:p text:style-name="Text_20_body"><text:bookmark text:name="metadata7"/></text:p>
                <text:section text:style-name="Sect1" text:name="Section115">
                  <text:p text:style-name="Text_20_body"><text:bookmark text:name="metadata-line7"/>1.4K views4 weeks ago</text:p>
                </text:section>
              </text:section>
              <text:section text:style-name="Sect1" text:name="Section116">
                <text:p text:style-name="Text_20_body"><text:bookmark text:name="additional-metadata-line7"/></text:p>
              </text:section>
            </text:section>
          </text:section>
          <text:section text:style-name="Sect1" text:name="Section117">
            <text:p text:style-name="Standard"><text:bookmark text:name="menu7"/></text:p>
            <text:section text:style-name="Sect1" text:name="Section118">
              <text:p text:style-name="Standard"><text:bookmark text:name="top-level-buttons7"/></text:p>
            </text:section>
          </text:section>
        </text:section>
      </text:section>
      <text:section text:style-name="Sect1" text:name="Section119">
        <text:p text:style-name="Standard"><text:bookmark text:name="dismissable16"/></text:p>
        <text:section text:style-name="Sect1" text:name="Section120">
          <text:p text:style-name="Standard"><text:bookmark text:name="buttons7"/></text:p>
        </text:section>
      </text:section>
      <text:section text:style-name="Sect1" text:name="Section121">
        <text:p text:style-name="Standard"><text:bookmark text:name="dismissable17"/><text:bookmark text:name="thumbnail9"/><text:bookmark text:name="img13"/><text:a xlink:type="simple" xlink:href="https://www.youtube.com/watch?v=cG9iymSS3II" text:style-name="Internet_20_link" text:visited-style-name="Visited_20_Internet_20_Link"><text:s/></text:a></text:p>
        <text:section text:style-name="Sect1" text:name="Section122">
          <text:p text:style-name="Standard"><text:bookmark text:name="overlays8"/>16:36 </text:p>
        </text:section>
        <text:section text:style-name="Sect1" text:name="Section123">
          <text:p text:style-name="Standard"><text:bookmark text:name="mouseover-overlay8"/></text:p>
        </text:section>
        <text:section text:style-name="Sect1" text:name="Section124">
          <text:p text:style-name="Standard"><text:bookmark text:name="hover-overlays8"/></text:p>
        </text:section>
        <text:section text:style-name="Sect1" text:name="Section125">
          <text:p text:style-name="Standard"><text:bookmark text:name="details8"/></text:p>
          <text:section text:style-name="Sect1" text:name="Section126">
            <text:h text:style-name="Heading_20_3" text:outline-level="3"><text:bookmark text:name="meta8"/><text:bookmark text:name="video-title9"/><text:a xlink:type="simple" xlink:href="https://www.youtube.com/watch?v=cG9iymSS3II" text:style-name="Internet_20_link" text:visited-style-name="Visited_20_Internet_20_Link">Selenium Python | How to use PyTest</text:a></text:h>
            <text:section text:style-name="Sect1" text:name="Section127">
              <text:p text:style-name="Text_20_body"><text:bookmark text:name="metadata-container8"/></text:p>
              <text:section text:style-name="Sect1" text:name="Section128">
                <text:p text:style-name="Text_20_body"><text:bookmark text:name="metadata8"/></text:p>
                <text:section text:style-name="Sect1" text:name="Section129">
                  <text:p text:style-name="Text_20_body"><text:bookmark text:name="metadata-line8"/>1K views1 month ago</text:p>
                </text:section>
              </text:section>
              <text:section text:style-name="Sect1" text:name="Section130">
                <text:p text:style-name="Text_20_body"><text:bookmark text:name="additional-metadata-line8"/></text:p>
              </text:section>
            </text:section>
          </text:section>
          <text:section text:style-name="Sect1" text:name="Section131">
            <text:p text:style-name="Standard"><text:bookmark text:name="menu8"/></text:p>
            <text:section text:style-name="Sect1" text:name="Section132">
              <text:p text:style-name="Standard"><text:bookmark text:name="top-level-buttons8"/></text:p>
            </text:section>
          </text:section>
        </text:section>
      </text:section>
      <text:section text:style-name="Sect1" text:name="Section133">
        <text:p text:style-name="Standard"><text:bookmark text:name="dismissable18"/></text:p>
        <text:section text:style-name="Sect1" text:name="Section134">
          <text:p text:style-name="Standard"><text:bookmark text:name="buttons8"/></text:p>
        </text:section>
      </text:section>
      <text:section text:style-name="Sect1" text:name="Section135">
        <text:p text:style-name="Standard"><text:bookmark text:name="dismissable19"/><text:bookmark text:name="thumbnail10"/><text:bookmark text:name="img14"/><text:a xlink:type="simple" xlink:href="https://www.youtube.com/watch?v=s7E89eL64gs" text:style-name="Internet_20_link" text:visited-style-name="Visited_20_Internet_20_Link"><text:s/></text:a></text:p>
        <text:section text:style-name="Sect1" text:name="Section136">
          <text:p text:style-name="Standard"><text:bookmark text:name="overlays9"/>2:42 </text:p>
        </text:section>
        <text:section text:style-name="Sect1" text:name="Section137">
          <text:p text:style-name="Standard"><text:bookmark text:name="mouseover-overlay9"/></text:p>
        </text:section>
        <text:section text:style-name="Sect1" text:name="Section138">
          <text:p text:style-name="Standard"><text:bookmark text:name="hover-overlays9"/></text:p>
        </text:section>
        <text:section text:style-name="Sect1" text:name="Section139">
          <text:p text:style-name="Standard"><text:bookmark text:name="details9"/></text:p>
          <text:section text:style-name="Sect1" text:name="Section140">
            <text:h text:style-name="Heading_20_3" text:outline-level="3"><text:bookmark text:name="meta9"/><text:bookmark text:name="video-title10"/><text:a xlink:type="simple" xlink:href="https://www.youtube.com/watch?v=s7E89eL64gs" text:style-name="Internet_20_link" text:visited-style-name="Visited_20_Internet_20_Link">Restarting career after gap in career | Raghav Q&amp;A</text:a></text:h>
            <text:section text:style-name="Sect1" text:name="Section141">
              <text:p text:style-name="Text_20_body"><text:bookmark text:name="metadata-container9"/></text:p>
              <text:section text:style-name="Sect1" text:name="Section142">
                <text:p text:style-name="Text_20_body"><text:bookmark text:name="metadata9"/></text:p>
                <text:section text:style-name="Sect1" text:name="Section143">
                  <text:p text:style-name="Text_20_body"><text:bookmark text:name="metadata-line9"/>1.4K views1 month ago</text:p>
                </text:section>
              </text:section>
              <text:section text:style-name="Sect1" text:name="Section144">
                <text:p text:style-name="Text_20_body"><text:bookmark text:name="additional-metadata-line9"/></text:p>
              </text:section>
            </text:section>
          </text:section>
          <text:section text:style-name="Sect1" text:name="Section145">
            <text:p text:style-name="Standard"><text:bookmark text:name="menu9"/></text:p>
            <text:section text:style-name="Sect1" text:name="Section146">
              <text:p text:style-name="Standard"><text:bookmark text:name="top-level-buttons9"/></text:p>
            </text:section>
          </text:section>
        </text:section>
      </text:section>
      <text:section text:style-name="Sect1" text:name="Section147">
        <text:p text:style-name="Standard"><text:bookmark text:name="dismissable20"/><text:soft-page-break/></text:p>
        <text:section text:style-name="Sect1" text:name="Section148">
          <text:p text:style-name="Standard"><text:bookmark text:name="buttons9"/></text:p>
        </text:section>
      </text:section>
      <text:section text:style-name="Sect1" text:name="Section149">
        <text:p text:style-name="Standard"><text:bookmark text:name="dismissable21"/><text:bookmark text:name="thumbnail11"/><text:bookmark text:name="img15"/><text:a xlink:type="simple" xlink:href="https://www.youtube.com/watch?v=uNopKJmKOsw" text:style-name="Internet_20_link" text:visited-style-name="Visited_20_Internet_20_Link"><text:s/></text:a></text:p>
        <text:section text:style-name="Sect1" text:name="Section150">
          <text:p text:style-name="Standard"><text:bookmark text:name="overlays10"/>7:03 </text:p>
        </text:section>
        <text:section text:style-name="Sect1" text:name="Section151">
          <text:p text:style-name="Standard"><text:bookmark text:name="mouseover-overlay10"/></text:p>
        </text:section>
        <text:section text:style-name="Sect1" text:name="Section152">
          <text:p text:style-name="Standard"><text:bookmark text:name="hover-overlays10"/></text:p>
        </text:section>
        <text:section text:style-name="Sect1" text:name="Section153">
          <text:p text:style-name="Standard"><text:bookmark text:name="details10"/></text:p>
          <text:section text:style-name="Sect1" text:name="Section154">
            <text:h text:style-name="Heading_20_3" text:outline-level="3"><text:bookmark text:name="meta10"/><text:bookmark text:name="video-title11"/><text:a xlink:type="simple" xlink:href="https://www.youtube.com/watch?v=uNopKJmKOsw" text:style-name="Internet_20_link" text:visited-style-name="Visited_20_Internet_20_Link">What are the challenges that testers will face in future ?</text:a></text:h>
            <text:section text:style-name="Sect1" text:name="Section155">
              <text:p text:style-name="Text_20_body"><text:bookmark text:name="metadata-container10"/></text:p>
              <text:section text:style-name="Sect1" text:name="Section156">
                <text:p text:style-name="Text_20_body"><text:bookmark text:name="metadata10"/></text:p>
                <text:section text:style-name="Sect1" text:name="Section157">
                  <text:p text:style-name="Text_20_body"><text:bookmark text:name="metadata-line10"/>1.4K views1 month ago</text:p>
                </text:section>
              </text:section>
              <text:section text:style-name="Sect1" text:name="Section158">
                <text:p text:style-name="Text_20_body"><text:bookmark text:name="additional-metadata-line10"/></text:p>
              </text:section>
            </text:section>
          </text:section>
          <text:section text:style-name="Sect1" text:name="Section159">
            <text:p text:style-name="Standard"><text:bookmark text:name="menu10"/></text:p>
            <text:section text:style-name="Sect1" text:name="Section160">
              <text:p text:style-name="Standard"><text:bookmark text:name="top-level-buttons10"/></text:p>
            </text:section>
          </text:section>
        </text:section>
      </text:section>
      <text:section text:style-name="Sect1" text:name="Section161">
        <text:p text:style-name="Standard"><text:bookmark text:name="dismissable22"/></text:p>
        <text:section text:style-name="Sect1" text:name="Section162">
          <text:p text:style-name="Standard"><text:bookmark text:name="buttons10"/></text:p>
        </text:section>
      </text:section>
      <text:section text:style-name="Sect1" text:name="Section163">
        <text:p text:style-name="Standard"><text:bookmark text:name="dismissable23"/><text:bookmark text:name="thumbnail12"/><text:bookmark text:name="img16"/><text:a xlink:type="simple" xlink:href="https://www.youtube.com/watch?v=P7g6ipL4NHo" text:style-name="Internet_20_link" text:visited-style-name="Visited_20_Internet_20_Link"><text:s/></text:a></text:p>
        <text:section text:style-name="Sect1" text:name="Section164">
          <text:p text:style-name="Standard"><text:bookmark text:name="overlays11"/>8:40 </text:p>
        </text:section>
        <text:section text:style-name="Sect1" text:name="Section165">
          <text:p text:style-name="Standard"><text:bookmark text:name="mouseover-overlay11"/></text:p>
        </text:section>
        <text:section text:style-name="Sect1" text:name="Section166">
          <text:p text:style-name="Standard"><text:bookmark text:name="hover-overlays11"/></text:p>
        </text:section>
        <text:section text:style-name="Sect1" text:name="Section167">
          <text:p text:style-name="Standard"><text:bookmark text:name="details11"/></text:p>
          <text:section text:style-name="Sect1" text:name="Section168">
            <text:h text:style-name="Heading_20_3" text:outline-level="3"><text:bookmark text:name="meta11"/><text:bookmark text:name="video-title12"/><text:a xlink:type="simple" xlink:href="https://www.youtube.com/watch?v=P7g6ipL4NHo" text:style-name="Internet_20_link" text:visited-style-name="Visited_20_Internet_20_Link">Will Automation testing replace manual testing | Which is better</text:a></text:h>
            <text:section text:style-name="Sect1" text:name="Section169">
              <text:p text:style-name="Text_20_body"><text:bookmark text:name="metadata-container11"/></text:p>
              <text:section text:style-name="Sect1" text:name="Section170">
                <text:p text:style-name="Text_20_body"><text:bookmark text:name="metadata11"/></text:p>
                <text:section text:style-name="Sect1" text:name="Section171">
                  <text:p text:style-name="Text_20_body"><text:bookmark text:name="metadata-line11"/>967 views1 month ago</text:p>
                </text:section>
              </text:section>
              <text:section text:style-name="Sect1" text:name="Section172">
                <text:p text:style-name="Text_20_body"><text:bookmark text:name="additional-metadata-line11"/></text:p>
              </text:section>
            </text:section>
          </text:section>
          <text:section text:style-name="Sect1" text:name="Section173">
            <text:p text:style-name="Standard"><text:bookmark text:name="menu11"/></text:p>
            <text:section text:style-name="Sect1" text:name="Section174">
              <text:p text:style-name="Standard"><text:bookmark text:name="top-level-buttons11"/></text:p>
            </text:section>
          </text:section>
        </text:section>
      </text:section>
      <text:section text:style-name="Sect1" text:name="Section175">
        <text:p text:style-name="Standard"><text:bookmark text:name="dismissable24"/></text:p>
        <text:section text:style-name="Sect1" text:name="Section176">
          <text:p text:style-name="Standard"><text:bookmark text:name="buttons11"/></text:p>
        </text:section>
      </text:section>
      <text:section text:style-name="Sect1" text:name="Section177">
        <text:p text:style-name="Standard"><text:bookmark text:name="dismissable25"/><text:bookmark text:name="thumbnail13"/><text:bookmark text:name="img17"/><text:a xlink:type="simple" xlink:href="https://www.youtube.com/watch?v=BURK7wMcCwU" text:style-name="Internet_20_link" text:visited-style-name="Visited_20_Internet_20_Link"><text:s/></text:a></text:p>
        <text:section text:style-name="Sect1" text:name="Section178">
          <text:p text:style-name="Standard"><text:bookmark text:name="overlays12"/>54:05 </text:p>
        </text:section>
        <text:section text:style-name="Sect1" text:name="Section179">
          <text:p text:style-name="Standard"><text:bookmark text:name="mouseover-overlay12"/></text:p>
        </text:section>
        <text:section text:style-name="Sect1" text:name="Section180">
          <text:p text:style-name="Standard"><text:bookmark text:name="hover-overlays12"/></text:p>
        </text:section>
        <text:section text:style-name="Sect1" text:name="Section181">
          <text:p text:style-name="Standard"><text:bookmark text:name="details12"/></text:p>
          <text:section text:style-name="Sect1" text:name="Section182">
            <text:h text:style-name="Heading_20_3" text:outline-level="3"><text:bookmark text:name="meta12"/><text:bookmark text:name="video-title13"/><text:a xlink:type="simple" xlink:href="https://www.youtube.com/watch?v=BURK7wMcCwU" text:style-name="Internet_20_link" text:visited-style-name="Visited_20_Internet_20_Link">Selenium Python Small Sample Project | Page Object Model POM</text:a></text:h>
            <text:section text:style-name="Sect1" text:name="Section183">
              <text:p text:style-name="Text_20_body"><text:bookmark text:name="metadata-container12"/></text:p>
              <text:section text:style-name="Sect1" text:name="Section184">
                <text:p text:style-name="Text_20_body"><text:bookmark text:name="metadata12"/></text:p>
                <text:section text:style-name="Sect1" text:name="Section185">
                  <text:p text:style-name="Text_20_body"><text:bookmark text:name="metadata-line12"/>2K views1 month ago</text:p>
                </text:section>
              </text:section>
              <text:section text:style-name="Sect1" text:name="Section186">
                <text:p text:style-name="Text_20_body"><text:bookmark text:name="additional-metadata-line12"/></text:p>
              </text:section>
            </text:section>
          </text:section>
          <text:section text:style-name="Sect1" text:name="Section187">
            <text:p text:style-name="Standard"><text:bookmark text:name="menu12"/></text:p>
            <text:section text:style-name="Sect1" text:name="Section188">
              <text:p text:style-name="Standard"><text:bookmark text:name="top-level-buttons12"/><text:soft-page-break/></text:p>
            </text:section>
          </text:section>
        </text:section>
      </text:section>
      <text:section text:style-name="Sect1" text:name="Section189">
        <text:p text:style-name="Standard"><text:bookmark text:name="dismissable26"/></text:p>
        <text:section text:style-name="Sect1" text:name="Section190">
          <text:p text:style-name="Standard"><text:bookmark text:name="buttons12"/></text:p>
        </text:section>
      </text:section>
      <text:section text:style-name="Sect1" text:name="Section191">
        <text:p text:style-name="Standard"><text:bookmark text:name="dismissable27"/><text:bookmark text:name="thumbnail14"/><text:bookmark text:name="img18"/><text:a xlink:type="simple" xlink:href="https://www.youtube.com/watch?v=H9HUVSA_78U" text:style-name="Internet_20_link" text:visited-style-name="Visited_20_Internet_20_Link"><text:s/></text:a></text:p>
        <text:section text:style-name="Sect1" text:name="Section192">
          <text:p text:style-name="Standard"><text:bookmark text:name="overlays13"/>16:39 </text:p>
        </text:section>
        <text:section text:style-name="Sect1" text:name="Section193">
          <text:p text:style-name="Standard"><text:bookmark text:name="mouseover-overlay13"/></text:p>
        </text:section>
        <text:section text:style-name="Sect1" text:name="Section194">
          <text:p text:style-name="Standard"><text:bookmark text:name="hover-overlays13"/></text:p>
        </text:section>
        <text:section text:style-name="Sect1" text:name="Section195">
          <text:p text:style-name="Standard"><text:bookmark text:name="details13"/></text:p>
          <text:section text:style-name="Sect1" text:name="Section196">
            <text:h text:style-name="Heading_20_3" text:outline-level="3"><text:bookmark text:name="meta13"/><text:bookmark text:name="video-title14"/><text:a xlink:type="simple" xlink:href="https://www.youtube.com/watch?v=H9HUVSA_78U" text:style-name="Internet_20_link" text:visited-style-name="Visited_20_Internet_20_Link">Selenium Python Small Sample Project 1 | Unit Test, HTML Reports</text:a></text:h>
            <text:section text:style-name="Sect1" text:name="Section197">
              <text:p text:style-name="Text_20_body"><text:bookmark text:name="metadata-container13"/></text:p>
              <text:section text:style-name="Sect1" text:name="Section198">
                <text:p text:style-name="Text_20_body"><text:bookmark text:name="metadata13"/></text:p>
                <text:section text:style-name="Sect1" text:name="Section199">
                  <text:p text:style-name="Text_20_body"><text:bookmark text:name="metadata-line13"/>1.8K views1 month ago</text:p>
                </text:section>
              </text:section>
              <text:section text:style-name="Sect1" text:name="Section200">
                <text:p text:style-name="Text_20_body"><text:bookmark text:name="additional-metadata-line13"/></text:p>
              </text:section>
            </text:section>
          </text:section>
          <text:section text:style-name="Sect1" text:name="Section201">
            <text:p text:style-name="Standard"><text:bookmark text:name="menu13"/></text:p>
            <text:section text:style-name="Sect1" text:name="Section202">
              <text:p text:style-name="Standard"><text:bookmark text:name="top-level-buttons13"/></text:p>
            </text:section>
          </text:section>
        </text:section>
      </text:section>
      <text:section text:style-name="Sect1" text:name="Section203">
        <text:p text:style-name="Standard"><text:bookmark text:name="dismissable28"/></text:p>
        <text:section text:style-name="Sect1" text:name="Section204">
          <text:p text:style-name="Standard"><text:bookmark text:name="buttons13"/></text:p>
        </text:section>
      </text:section>
      <text:section text:style-name="Sect1" text:name="Section205">
        <text:p text:style-name="Standard"><text:bookmark text:name="dismissable29"/><text:bookmark text:name="thumbnail15"/><text:bookmark text:name="img19"/><text:a xlink:type="simple" xlink:href="https://www.youtube.com/watch?v=_aC21VsL_ZQ" text:style-name="Internet_20_link" text:visited-style-name="Visited_20_Internet_20_Link"><text:s/></text:a></text:p>
        <text:section text:style-name="Sect1" text:name="Section206">
          <text:p text:style-name="Standard"><text:bookmark text:name="overlays14"/>7:01 </text:p>
        </text:section>
        <text:section text:style-name="Sect1" text:name="Section207">
          <text:p text:style-name="Standard"><text:bookmark text:name="mouseover-overlay14"/></text:p>
        </text:section>
        <text:section text:style-name="Sect1" text:name="Section208">
          <text:p text:style-name="Standard"><text:bookmark text:name="hover-overlays14"/></text:p>
        </text:section>
        <text:section text:style-name="Sect1" text:name="Section209">
          <text:p text:style-name="Standard"><text:bookmark text:name="details14"/></text:p>
          <text:section text:style-name="Sect1" text:name="Section210">
            <text:h text:style-name="Heading_20_3" text:outline-level="3"><text:bookmark text:name="meta14"/><text:bookmark text:name="video-title15"/><text:a xlink:type="simple" xlink:href="https://www.youtube.com/watch?v=_aC21VsL_ZQ" text:style-name="Internet_20_link" text:visited-style-name="Visited_20_Internet_20_Link">Python Beginners Tutorial | Collections DICTIONARY | Basic Programming 8</text:a></text:h>
            <text:section text:style-name="Sect1" text:name="Section211">
              <text:p text:style-name="Text_20_body"><text:bookmark text:name="metadata-container14"/></text:p>
              <text:section text:style-name="Sect1" text:name="Section212">
                <text:p text:style-name="Text_20_body"><text:bookmark text:name="metadata14"/></text:p>
                <text:section text:style-name="Sect1" text:name="Section213">
                  <text:p text:style-name="Text_20_body"><text:bookmark text:name="metadata-line14"/>686 views1 month ago</text:p>
                </text:section>
              </text:section>
              <text:section text:style-name="Sect1" text:name="Section214">
                <text:p text:style-name="Text_20_body"><text:bookmark text:name="additional-metadata-line14"/></text:p>
              </text:section>
            </text:section>
          </text:section>
          <text:section text:style-name="Sect1" text:name="Section215">
            <text:p text:style-name="Standard"><text:bookmark text:name="menu14"/></text:p>
            <text:section text:style-name="Sect1" text:name="Section216">
              <text:p text:style-name="Standard"><text:bookmark text:name="top-level-buttons14"/></text:p>
            </text:section>
          </text:section>
        </text:section>
      </text:section>
      <text:section text:style-name="Sect1" text:name="Section217">
        <text:p text:style-name="Standard"><text:bookmark text:name="dismissable30"/></text:p>
        <text:section text:style-name="Sect1" text:name="Section218">
          <text:p text:style-name="Standard"><text:bookmark text:name="buttons14"/></text:p>
        </text:section>
      </text:section>
      <text:section text:style-name="Sect1" text:name="Section219">
        <text:p text:style-name="Standard"><text:bookmark text:name="dismissable31"/><text:bookmark text:name="thumbnail16"/><text:bookmark text:name="img20"/><text:a xlink:type="simple" xlink:href="https://www.youtube.com/watch?v=Q_7U3NLMXcA" text:style-name="Internet_20_link" text:visited-style-name="Visited_20_Internet_20_Link"><text:s/></text:a></text:p>
        <text:section text:style-name="Sect1" text:name="Section220">
          <text:p text:style-name="Standard"><text:bookmark text:name="overlays15"/>11:21 </text:p>
        </text:section>
        <text:section text:style-name="Sect1" text:name="Section221">
          <text:p text:style-name="Standard"><text:bookmark text:name="mouseover-overlay15"/></text:p>
        </text:section>
        <text:section text:style-name="Sect1" text:name="Section222">
          <text:p text:style-name="Standard"><text:bookmark text:name="hover-overlays15"/></text:p>
        </text:section>
        <text:section text:style-name="Sect1" text:name="Section223">
          <text:p text:style-name="Standard"><text:bookmark text:name="details15"/></text:p>
          <text:section text:style-name="Sect1" text:name="Section224">
            <text:h text:style-name="Heading_20_3" text:outline-level="3"><text:bookmark text:name="meta15"/><text:bookmark text:name="video-title16"/><text:a xlink:type="simple" xlink:href="https://www.youtube.com/watch?v=Q_7U3NLMXcA" text:style-name="Internet_20_link" text:visited-style-name="Visited_20_Internet_20_Link">Python Beginners Tutorial | Collections SETS | Basic Programming 7</text:a></text:h>
            <text:section text:style-name="Sect1" text:name="Section225">
              <text:p text:style-name="Text_20_body"><text:bookmark text:name="metadata-container15"/></text:p>
              <text:section text:style-name="Sect1" text:name="Section226">
                <text:p text:style-name="Text_20_body"><text:bookmark text:name="metadata15"/></text:p>
                <text:section text:style-name="Sect1" text:name="Section227">
                  <text:p text:style-name="Text_20_body"><text:bookmark text:name="metadata-line15"/>555 views1 month ago</text:p>
                </text:section>
              </text:section>
              <text:section text:style-name="Sect1" text:name="Section228">
                <text:p text:style-name="Text_20_body"><text:bookmark text:name="additional-metadata-line15"/></text:p>
              </text:section>
            </text:section>
          </text:section>
          <text:section text:style-name="Sect1" text:name="Section229">
            <text:p text:style-name="Standard"><text:bookmark text:name="menu15"/><text:soft-page-break/></text:p>
            <text:section text:style-name="Sect1" text:name="Section230">
              <text:p text:style-name="Standard"><text:bookmark text:name="top-level-buttons15"/></text:p>
            </text:section>
          </text:section>
        </text:section>
      </text:section>
      <text:section text:style-name="Sect1" text:name="Section231">
        <text:p text:style-name="Standard"><text:bookmark text:name="dismissable32"/></text:p>
        <text:section text:style-name="Sect1" text:name="Section232">
          <text:p text:style-name="Standard"><text:bookmark text:name="buttons15"/></text:p>
        </text:section>
      </text:section>
      <text:section text:style-name="Sect1" text:name="Section233">
        <text:p text:style-name="Standard"><text:bookmark text:name="dismissable33"/><text:bookmark text:name="thumbnail17"/><text:bookmark text:name="img21"/><text:a xlink:type="simple" xlink:href="https://www.youtube.com/watch?v=uIDv1Ko8jJA" text:style-name="Internet_20_link" text:visited-style-name="Visited_20_Internet_20_Link"><text:s/></text:a></text:p>
        <text:section text:style-name="Sect1" text:name="Section234">
          <text:p text:style-name="Standard"><text:bookmark text:name="overlays16"/>8:55 </text:p>
        </text:section>
        <text:section text:style-name="Sect1" text:name="Section235">
          <text:p text:style-name="Standard"><text:bookmark text:name="mouseover-overlay16"/></text:p>
        </text:section>
        <text:section text:style-name="Sect1" text:name="Section236">
          <text:p text:style-name="Standard"><text:bookmark text:name="hover-overlays16"/></text:p>
        </text:section>
        <text:section text:style-name="Sect1" text:name="Section237">
          <text:p text:style-name="Standard"><text:bookmark text:name="details16"/></text:p>
          <text:section text:style-name="Sect1" text:name="Section238">
            <text:h text:style-name="Heading_20_3" text:outline-level="3"><text:bookmark text:name="meta16"/><text:bookmark text:name="video-title17"/><text:a xlink:type="simple" xlink:href="https://www.youtube.com/watch?v=uIDv1Ko8jJA" text:style-name="Internet_20_link" text:visited-style-name="Visited_20_Internet_20_Link">Python Beginners Tutorial | Collections TUPLE | Basic Programming 6</text:a></text:h>
            <text:section text:style-name="Sect1" text:name="Section239">
              <text:p text:style-name="Text_20_body"><text:bookmark text:name="metadata-container16"/></text:p>
              <text:section text:style-name="Sect1" text:name="Section240">
                <text:p text:style-name="Text_20_body"><text:bookmark text:name="metadata16"/></text:p>
                <text:section text:style-name="Sect1" text:name="Section241">
                  <text:p text:style-name="Text_20_body"><text:bookmark text:name="metadata-line16"/>604 views1 month ago</text:p>
                </text:section>
              </text:section>
              <text:section text:style-name="Sect1" text:name="Section242">
                <text:p text:style-name="Text_20_body"><text:bookmark text:name="additional-metadata-line16"/></text:p>
              </text:section>
            </text:section>
          </text:section>
          <text:section text:style-name="Sect1" text:name="Section243">
            <text:p text:style-name="Standard"><text:bookmark text:name="menu16"/></text:p>
            <text:section text:style-name="Sect1" text:name="Section244">
              <text:p text:style-name="Standard"><text:bookmark text:name="top-level-buttons16"/></text:p>
            </text:section>
          </text:section>
        </text:section>
      </text:section>
      <text:section text:style-name="Sect1" text:name="Section245">
        <text:p text:style-name="Standard"><text:bookmark text:name="dismissable34"/></text:p>
        <text:section text:style-name="Sect1" text:name="Section246">
          <text:p text:style-name="Standard"><text:bookmark text:name="buttons16"/></text:p>
        </text:section>
      </text:section>
      <text:section text:style-name="Sect1" text:name="Section247">
        <text:p text:style-name="Standard"><text:bookmark text:name="dismissable35"/><text:bookmark text:name="thumbnail18"/><text:bookmark text:name="img22"/><text:a xlink:type="simple" xlink:href="https://www.youtube.com/watch?v=lUXvrAnGqkI" text:style-name="Internet_20_link" text:visited-style-name="Visited_20_Internet_20_Link"><text:s/></text:a></text:p>
        <text:section text:style-name="Sect1" text:name="Section248">
          <text:p text:style-name="Standard"><text:bookmark text:name="overlays17"/>11:24 </text:p>
        </text:section>
        <text:section text:style-name="Sect1" text:name="Section249">
          <text:p text:style-name="Standard"><text:bookmark text:name="mouseover-overlay17"/></text:p>
        </text:section>
        <text:section text:style-name="Sect1" text:name="Section250">
          <text:p text:style-name="Standard"><text:bookmark text:name="hover-overlays17"/></text:p>
        </text:section>
        <text:section text:style-name="Sect1" text:name="Section251">
          <text:p text:style-name="Standard"><text:bookmark text:name="details17"/></text:p>
          <text:section text:style-name="Sect1" text:name="Section252">
            <text:h text:style-name="Heading_20_3" text:outline-level="3"><text:bookmark text:name="meta17"/><text:bookmark text:name="video-title18"/><text:a xlink:type="simple" xlink:href="https://www.youtube.com/watch?v=lUXvrAnGqkI" text:style-name="Internet_20_link" text:visited-style-name="Visited_20_Internet_20_Link">Python Beginners Tutorial | Collections LIST | Basic Programming 5</text:a></text:h>
            <text:section text:style-name="Sect1" text:name="Section253">
              <text:p text:style-name="Text_20_body"><text:bookmark text:name="metadata-container17"/></text:p>
              <text:section text:style-name="Sect1" text:name="Section254">
                <text:p text:style-name="Text_20_body"><text:bookmark text:name="metadata17"/></text:p>
                <text:section text:style-name="Sect1" text:name="Section255">
                  <text:p text:style-name="Text_20_body"><text:bookmark text:name="metadata-line17"/>651 views1 month ago</text:p>
                </text:section>
              </text:section>
              <text:section text:style-name="Sect1" text:name="Section256">
                <text:p text:style-name="Text_20_body"><text:bookmark text:name="additional-metadata-line17"/></text:p>
              </text:section>
            </text:section>
          </text:section>
          <text:section text:style-name="Sect1" text:name="Section257">
            <text:p text:style-name="Standard"><text:bookmark text:name="menu17"/></text:p>
            <text:section text:style-name="Sect1" text:name="Section258">
              <text:p text:style-name="Standard"><text:bookmark text:name="top-level-buttons17"/></text:p>
            </text:section>
          </text:section>
        </text:section>
      </text:section>
      <text:section text:style-name="Sect1" text:name="Section259">
        <text:p text:style-name="Standard"><text:bookmark text:name="dismissable36"/></text:p>
        <text:section text:style-name="Sect1" text:name="Section260">
          <text:p text:style-name="Standard"><text:bookmark text:name="buttons17"/></text:p>
        </text:section>
      </text:section>
      <text:section text:style-name="Sect1" text:name="Section261">
        <text:p text:style-name="Standard"><text:bookmark text:name="dismissable37"/><text:bookmark text:name="thumbnail19"/><text:bookmark text:name="img23"/><text:a xlink:type="simple" xlink:href="https://www.youtube.com/watch?v=O9I7iU0jSro" text:style-name="Internet_20_link" text:visited-style-name="Visited_20_Internet_20_Link"><text:s/></text:a></text:p>
        <text:section text:style-name="Sect1" text:name="Section262">
          <text:p text:style-name="Standard"><text:bookmark text:name="overlays18"/>7:45 </text:p>
        </text:section>
        <text:section text:style-name="Sect1" text:name="Section263">
          <text:p text:style-name="Standard"><text:bookmark text:name="mouseover-overlay18"/></text:p>
        </text:section>
        <text:section text:style-name="Sect1" text:name="Section264">
          <text:p text:style-name="Standard"><text:bookmark text:name="hover-overlays18"/></text:p>
        </text:section>
        <text:section text:style-name="Sect1" text:name="Section265">
          <text:p text:style-name="Standard"><text:bookmark text:name="details18"/></text:p>
          <text:section text:style-name="Sect1" text:name="Section266">
            <text:h text:style-name="Heading_20_3" text:outline-level="3"><text:bookmark text:name="meta18"/><text:bookmark text:name="video-title19"/><text:a xlink:type="simple" xlink:href="https://www.youtube.com/watch?v=O9I7iU0jSro" text:style-name="Internet_20_link" text:visited-style-name="Visited_20_Internet_20_Link">Python Beginners Tutorial | Classes Functions Objects | Basic Programming 4</text:a></text:h>
            <text:section text:style-name="Sect1" text:name="Section267">
              <text:p text:style-name="Text_20_body"><text:bookmark text:name="metadata-container18"/></text:p>
              <text:section text:style-name="Sect1" text:name="Section268">
                <text:p text:style-name="Text_20_body"><text:bookmark text:name="metadata18"/></text:p>
                <text:section text:style-name="Sect1" text:name="Section269">
                  <text:p text:style-name="Text_20_body"><text:bookmark text:name="metadata-line18"/>737 views1 month ago</text:p>
                </text:section>
              </text:section>
              <text:section text:style-name="Sect1" text:name="Section270">
                <text:p text:style-name="Text_20_body"><text:bookmark text:name="additional-metadata-line18"/></text:p>
              </text:section>
            </text:section>
          </text:section>
          <text:section text:style-name="Sect1" text:name="Section271">
            <text:p text:style-name="Standard"><text:bookmark text:name="menu18"/><text:soft-page-break/></text:p>
            <text:section text:style-name="Sect1" text:name="Section272">
              <text:p text:style-name="Standard"><text:bookmark text:name="top-level-buttons18"/></text:p>
            </text:section>
          </text:section>
        </text:section>
      </text:section>
      <text:section text:style-name="Sect1" text:name="Section273">
        <text:p text:style-name="Standard"><text:bookmark text:name="dismissable38"/></text:p>
        <text:section text:style-name="Sect1" text:name="Section274">
          <text:p text:style-name="Standard"><text:bookmark text:name="buttons18"/></text:p>
        </text:section>
      </text:section>
      <text:section text:style-name="Sect1" text:name="Section275">
        <text:p text:style-name="Standard"><text:bookmark text:name="dismissable39"/><text:bookmark text:name="thumbnail20"/><text:bookmark text:name="img24"/><text:a xlink:type="simple" xlink:href="https://www.youtube.com/watch?v=-gMenX475c8" text:style-name="Internet_20_link" text:visited-style-name="Visited_20_Internet_20_Link"><text:s/></text:a></text:p>
        <text:section text:style-name="Sect1" text:name="Section276">
          <text:p text:style-name="Standard"><text:bookmark text:name="overlays19"/>5:01 </text:p>
        </text:section>
        <text:section text:style-name="Sect1" text:name="Section277">
          <text:p text:style-name="Standard"><text:bookmark text:name="mouseover-overlay19"/></text:p>
        </text:section>
        <text:section text:style-name="Sect1" text:name="Section278">
          <text:p text:style-name="Standard"><text:bookmark text:name="hover-overlays19"/></text:p>
        </text:section>
        <text:section text:style-name="Sect1" text:name="Section279">
          <text:p text:style-name="Standard"><text:bookmark text:name="details19"/></text:p>
          <text:section text:style-name="Sect1" text:name="Section280">
            <text:h text:style-name="Heading_20_3" text:outline-level="3"><text:bookmark text:name="meta19"/><text:bookmark text:name="video-title20"/><text:a xlink:type="simple" xlink:href="https://www.youtube.com/watch?v=-gMenX475c8" text:style-name="Internet_20_link" text:visited-style-name="Visited_20_Internet_20_Link">Python Beginners Tutorial | Python Functions | Basic Programming 3</text:a></text:h>
            <text:section text:style-name="Sect1" text:name="Section281">
              <text:p text:style-name="Text_20_body"><text:bookmark text:name="metadata-container19"/></text:p>
              <text:section text:style-name="Sect1" text:name="Section282">
                <text:p text:style-name="Text_20_body"><text:bookmark text:name="metadata19"/></text:p>
                <text:section text:style-name="Sect1" text:name="Section283">
                  <text:p text:style-name="Text_20_body"><text:bookmark text:name="metadata-line19"/>960 views1 month ago</text:p>
                </text:section>
              </text:section>
              <text:section text:style-name="Sect1" text:name="Section284">
                <text:p text:style-name="Text_20_body"><text:bookmark text:name="additional-metadata-line19"/></text:p>
              </text:section>
            </text:section>
          </text:section>
          <text:section text:style-name="Sect1" text:name="Section285">
            <text:p text:style-name="Standard"><text:bookmark text:name="menu19"/></text:p>
            <text:section text:style-name="Sect1" text:name="Section286">
              <text:p text:style-name="Standard"><text:bookmark text:name="top-level-buttons19"/></text:p>
            </text:section>
          </text:section>
        </text:section>
      </text:section>
      <text:section text:style-name="Sect1" text:name="Section287">
        <text:p text:style-name="Standard"><text:bookmark text:name="dismissable40"/></text:p>
        <text:section text:style-name="Sect1" text:name="Section288">
          <text:p text:style-name="Standard"><text:bookmark text:name="buttons19"/></text:p>
        </text:section>
      </text:section>
      <text:section text:style-name="Sect1" text:name="Section289">
        <text:p text:style-name="Standard"><text:bookmark text:name="dismissable41"/><text:bookmark text:name="thumbnail21"/><text:bookmark text:name="img25"/><text:a xlink:type="simple" xlink:href="https://www.youtube.com/watch?v=JAJ_eSD6Onc" text:style-name="Internet_20_link" text:visited-style-name="Visited_20_Internet_20_Link"><text:s/></text:a></text:p>
        <text:section text:style-name="Sect1" text:name="Section290">
          <text:p text:style-name="Standard"><text:bookmark text:name="overlays20"/>8:54 </text:p>
        </text:section>
        <text:section text:style-name="Sect1" text:name="Section291">
          <text:p text:style-name="Standard"><text:bookmark text:name="mouseover-overlay20"/></text:p>
        </text:section>
        <text:section text:style-name="Sect1" text:name="Section292">
          <text:p text:style-name="Standard"><text:bookmark text:name="hover-overlays20"/></text:p>
        </text:section>
        <text:section text:style-name="Sect1" text:name="Section293">
          <text:p text:style-name="Standard"><text:bookmark text:name="details20"/></text:p>
          <text:section text:style-name="Sect1" text:name="Section294">
            <text:h text:style-name="Heading_20_3" text:outline-level="3"><text:bookmark text:name="meta20"/><text:bookmark text:name="video-title21"/><text:a xlink:type="simple" xlink:href="https://www.youtube.com/watch?v=JAJ_eSD6Onc" text:style-name="Internet_20_link" text:visited-style-name="Visited_20_Internet_20_Link">Python Beginners Tutorial | If Else Loops| Basic Programming 2</text:a></text:h>
            <text:section text:style-name="Sect1" text:name="Section295">
              <text:p text:style-name="Text_20_body"><text:bookmark text:name="metadata-container20"/></text:p>
              <text:section text:style-name="Sect1" text:name="Section296">
                <text:p text:style-name="Text_20_body"><text:bookmark text:name="metadata20"/></text:p>
                <text:section text:style-name="Sect1" text:name="Section297">
                  <text:p text:style-name="Text_20_body"><text:bookmark text:name="metadata-line20"/>1.1K views1 month ago</text:p>
                </text:section>
              </text:section>
              <text:section text:style-name="Sect1" text:name="Section298">
                <text:p text:style-name="Text_20_body"><text:bookmark text:name="additional-metadata-line20"/></text:p>
              </text:section>
            </text:section>
          </text:section>
          <text:section text:style-name="Sect1" text:name="Section299">
            <text:p text:style-name="Standard"><text:bookmark text:name="menu20"/></text:p>
            <text:section text:style-name="Sect1" text:name="Section300">
              <text:p text:style-name="Standard"><text:bookmark text:name="top-level-buttons20"/></text:p>
            </text:section>
          </text:section>
        </text:section>
      </text:section>
      <text:section text:style-name="Sect1" text:name="Section301">
        <text:p text:style-name="Standard"><text:bookmark text:name="dismissable42"/></text:p>
        <text:section text:style-name="Sect1" text:name="Section302">
          <text:p text:style-name="Standard"><text:bookmark text:name="buttons20"/></text:p>
        </text:section>
      </text:section>
      <text:section text:style-name="Sect1" text:name="Section303">
        <text:p text:style-name="Standard"><text:bookmark text:name="dismissable43"/><text:bookmark text:name="thumbnail22"/><text:bookmark text:name="img26"/><text:a xlink:type="simple" xlink:href="https://www.youtube.com/watch?v=6feg1_0jMnQ" text:style-name="Internet_20_link" text:visited-style-name="Visited_20_Internet_20_Link"><text:s/></text:a></text:p>
        <text:section text:style-name="Sect1" text:name="Section304">
          <text:p text:style-name="Standard"><text:bookmark text:name="overlays21"/>15:09 </text:p>
        </text:section>
        <text:section text:style-name="Sect1" text:name="Section305">
          <text:p text:style-name="Standard"><text:bookmark text:name="mouseover-overlay21"/></text:p>
        </text:section>
        <text:section text:style-name="Sect1" text:name="Section306">
          <text:p text:style-name="Standard"><text:bookmark text:name="hover-overlays21"/></text:p>
        </text:section>
        <text:section text:style-name="Sect1" text:name="Section307">
          <text:p text:style-name="Standard"><text:bookmark text:name="details21"/></text:p>
          <text:section text:style-name="Sect1" text:name="Section308">
            <text:h text:style-name="Heading_20_3" text:outline-level="3"><text:bookmark text:name="meta21"/><text:bookmark text:name="video-title22"/><text:a xlink:type="simple" xlink:href="https://www.youtube.com/watch?v=6feg1_0jMnQ" text:style-name="Internet_20_link" text:visited-style-name="Visited_20_Internet_20_Link">Python Beginners Tutorial | Getting Started | Basic Programming 1</text:a></text:h>
            <text:section text:style-name="Sect1" text:name="Section309">
              <text:p text:style-name="Text_20_body"><text:bookmark text:name="metadata-container21"/></text:p>
              <text:section text:style-name="Sect1" text:name="Section310">
                <text:p text:style-name="Text_20_body"><text:bookmark text:name="metadata21"/></text:p>
                <text:section text:style-name="Sect1" text:name="Section311">
                  <text:p text:style-name="Text_20_body"><text:bookmark text:name="metadata-line21"/>2.3K views1 month ago</text:p>
                </text:section>
              </text:section>
              <text:section text:style-name="Sect1" text:name="Section312">
                <text:p text:style-name="Text_20_body"><text:bookmark text:name="additional-metadata-line21"/></text:p>
              </text:section>
            </text:section>
          </text:section>
          <text:section text:style-name="Sect1" text:name="Section313">
            <text:p text:style-name="Standard"><text:bookmark text:name="menu21"/><text:soft-page-break/></text:p>
            <text:section text:style-name="Sect1" text:name="Section314">
              <text:p text:style-name="Standard"><text:bookmark text:name="top-level-buttons21"/></text:p>
            </text:section>
          </text:section>
        </text:section>
      </text:section>
      <text:section text:style-name="Sect1" text:name="Section315">
        <text:p text:style-name="Standard"><text:bookmark text:name="dismissable44"/></text:p>
        <text:section text:style-name="Sect1" text:name="Section316">
          <text:p text:style-name="Standard"><text:bookmark text:name="buttons21"/></text:p>
        </text:section>
      </text:section>
      <text:section text:style-name="Sect1" text:name="Section317">
        <text:p text:style-name="Standard"><text:bookmark text:name="dismissable45"/><text:bookmark text:name="thumbnail23"/><text:bookmark text:name="img27"/><text:a xlink:type="simple" xlink:href="https://www.youtube.com/watch?v=0iZTtE6EcOo" text:style-name="Internet_20_link" text:visited-style-name="Visited_20_Internet_20_Link"><text:s/></text:a></text:p>
        <text:section text:style-name="Sect1" text:name="Section318">
          <text:p text:style-name="Standard"><text:bookmark text:name="overlays22"/>7:14 </text:p>
        </text:section>
        <text:section text:style-name="Sect1" text:name="Section319">
          <text:p text:style-name="Standard"><text:bookmark text:name="mouseover-overlay22"/></text:p>
        </text:section>
        <text:section text:style-name="Sect1" text:name="Section320">
          <text:p text:style-name="Standard"><text:bookmark text:name="hover-overlays22"/></text:p>
        </text:section>
        <text:section text:style-name="Sect1" text:name="Section321">
          <text:p text:style-name="Standard"><text:bookmark text:name="details22"/></text:p>
          <text:section text:style-name="Sect1" text:name="Section322">
            <text:h text:style-name="Heading_20_3" text:outline-level="3"><text:bookmark text:name="meta22"/><text:bookmark text:name="video-title23"/><text:a xlink:type="simple" xlink:href="https://www.youtube.com/watch?v=0iZTtE6EcOo" text:style-name="Internet_20_link" text:visited-style-name="Visited_20_Internet_20_Link">Selenium Framework for Beginners 40 | How to publish TestNG results in Jenkins</text:a></text:h>
            <text:section text:style-name="Sect1" text:name="Section323">
              <text:p text:style-name="Text_20_body"><text:bookmark text:name="metadata-container22"/></text:p>
              <text:section text:style-name="Sect1" text:name="Section324">
                <text:p text:style-name="Text_20_body"><text:bookmark text:name="metadata22"/></text:p>
                <text:section text:style-name="Sect1" text:name="Section325">
                  <text:p text:style-name="Text_20_body"><text:bookmark text:name="metadata-line22"/>752 views1 month ago</text:p>
                </text:section>
              </text:section>
              <text:section text:style-name="Sect1" text:name="Section326">
                <text:p text:style-name="Text_20_body"><text:bookmark text:name="additional-metadata-line22"/></text:p>
              </text:section>
            </text:section>
          </text:section>
          <text:section text:style-name="Sect1" text:name="Section327">
            <text:p text:style-name="Standard"><text:bookmark text:name="menu22"/></text:p>
            <text:section text:style-name="Sect1" text:name="Section328">
              <text:p text:style-name="Standard"><text:bookmark text:name="top-level-buttons22"/></text:p>
            </text:section>
          </text:section>
        </text:section>
      </text:section>
      <text:section text:style-name="Sect1" text:name="Section329">
        <text:p text:style-name="Standard"><text:bookmark text:name="dismissable46"/></text:p>
        <text:section text:style-name="Sect1" text:name="Section330">
          <text:p text:style-name="Standard"><text:bookmark text:name="buttons22"/></text:p>
        </text:section>
      </text:section>
      <text:section text:style-name="Sect1" text:name="Section331">
        <text:p text:style-name="Standard"><text:bookmark text:name="dismissable47"/><text:bookmark text:name="thumbnail24"/><text:bookmark text:name="img28"/><text:a xlink:type="simple" xlink:href="https://www.youtube.com/watch?v=no98HueS3Ws" text:style-name="Internet_20_link" text:visited-style-name="Visited_20_Internet_20_Link"><text:s/></text:a></text:p>
        <text:section text:style-name="Sect1" text:name="Section332">
          <text:p text:style-name="Standard"><text:bookmark text:name="overlays23"/>10:33 </text:p>
        </text:section>
        <text:section text:style-name="Sect1" text:name="Section333">
          <text:p text:style-name="Standard"><text:bookmark text:name="mouseover-overlay23"/></text:p>
        </text:section>
        <text:section text:style-name="Sect1" text:name="Section334">
          <text:p text:style-name="Standard"><text:bookmark text:name="hover-overlays23"/></text:p>
        </text:section>
        <text:section text:style-name="Sect1" text:name="Section335">
          <text:p text:style-name="Standard"><text:bookmark text:name="details23"/></text:p>
          <text:section text:style-name="Sect1" text:name="Section336">
            <text:h text:style-name="Heading_20_3" text:outline-level="3"><text:bookmark text:name="meta23"/><text:bookmark text:name="video-title24"/><text:a xlink:type="simple" xlink:href="https://www.youtube.com/watch?v=no98HueS3Ws" text:style-name="Internet_20_link" text:visited-style-name="Visited_20_Internet_20_Link">Selenium Framework for Beginners 39 | How to run Selenium tests on Jenkins</text:a></text:h>
            <text:section text:style-name="Sect1" text:name="Section337">
              <text:p text:style-name="Text_20_body"><text:bookmark text:name="metadata-container23"/></text:p>
              <text:section text:style-name="Sect1" text:name="Section338">
                <text:p text:style-name="Text_20_body"><text:bookmark text:name="metadata23"/></text:p>
                <text:section text:style-name="Sect1" text:name="Section339">
                  <text:p text:style-name="Text_20_body"><text:bookmark text:name="metadata-line23"/>1.4K views1 month ago</text:p>
                </text:section>
              </text:section>
              <text:section text:style-name="Sect1" text:name="Section340">
                <text:p text:style-name="Text_20_body"><text:bookmark text:name="additional-metadata-line23"/></text:p>
              </text:section>
            </text:section>
          </text:section>
          <text:section text:style-name="Sect1" text:name="Section341">
            <text:p text:style-name="Standard"><text:bookmark text:name="menu23"/></text:p>
            <text:section text:style-name="Sect1" text:name="Section342">
              <text:p text:style-name="Standard"><text:bookmark text:name="top-level-buttons23"/></text:p>
            </text:section>
          </text:section>
        </text:section>
      </text:section>
      <text:section text:style-name="Sect1" text:name="Section343">
        <text:p text:style-name="Standard"><text:bookmark text:name="dismissable48"/></text:p>
        <text:section text:style-name="Sect1" text:name="Section344">
          <text:p text:style-name="Standard"><text:bookmark text:name="buttons23"/></text:p>
        </text:section>
      </text:section>
      <text:section text:style-name="Sect1" text:name="Section345">
        <text:p text:style-name="Standard"><text:bookmark text:name="dismissable49"/><text:bookmark text:name="thumbnail25"/><text:bookmark text:name="img29"/><text:a xlink:type="simple" xlink:href="https://www.youtube.com/watch?v=ItutKRrq0JI" text:style-name="Internet_20_link" text:visited-style-name="Visited_20_Internet_20_Link"><text:s/></text:a></text:p>
        <text:section text:style-name="Sect1" text:name="Section346">
          <text:p text:style-name="Standard"><text:bookmark text:name="overlays24"/>17:57 </text:p>
        </text:section>
        <text:section text:style-name="Sect1" text:name="Section347">
          <text:p text:style-name="Standard"><text:bookmark text:name="mouseover-overlay24"/></text:p>
        </text:section>
        <text:section text:style-name="Sect1" text:name="Section348">
          <text:p text:style-name="Standard"><text:bookmark text:name="hover-overlays24"/></text:p>
        </text:section>
        <text:section text:style-name="Sect1" text:name="Section349">
          <text:p text:style-name="Standard"><text:bookmark text:name="details24"/></text:p>
          <text:section text:style-name="Sect1" text:name="Section350">
            <text:h text:style-name="Heading_20_3" text:outline-level="3"><text:bookmark text:name="meta24"/><text:bookmark text:name="video-title25"/><text:a xlink:type="simple" xlink:href="https://www.youtube.com/watch?v=ItutKRrq0JI" text:style-name="Internet_20_link" text:visited-style-name="Visited_20_Internet_20_Link">Selenium Framework for Beginners 37 | Visual Validation | How to use Applitools with Selenium</text:a></text:h>
            <text:section text:style-name="Sect1" text:name="Section351">
              <text:p text:style-name="Text_20_body"><text:bookmark text:name="metadata-container24"/></text:p>
              <text:section text:style-name="Sect1" text:name="Section352">
                <text:p text:style-name="Text_20_body"><text:bookmark text:name="metadata24"/></text:p>
                <text:section text:style-name="Sect1" text:name="Section353">
                  <text:p text:style-name="Text_20_body"><text:bookmark text:name="metadata-line24"/>1.1K views1 month ago</text:p>
                </text:section>
              </text:section>
              <text:section text:style-name="Sect1" text:name="Section354">
                <text:p text:style-name="Text_20_body"><text:bookmark text:name="additional-metadata-line24"/><text:soft-page-break/></text:p>
              </text:section>
            </text:section>
          </text:section>
          <text:section text:style-name="Sect1" text:name="Section355">
            <text:p text:style-name="Standard"><text:bookmark text:name="menu24"/></text:p>
            <text:section text:style-name="Sect1" text:name="Section356">
              <text:p text:style-name="Standard"><text:bookmark text:name="top-level-buttons24"/></text:p>
            </text:section>
          </text:section>
        </text:section>
      </text:section>
      <text:section text:style-name="Sect1" text:name="Section357">
        <text:p text:style-name="Standard"><text:bookmark text:name="dismissable50"/></text:p>
        <text:section text:style-name="Sect1" text:name="Section358">
          <text:p text:style-name="Standard"><text:bookmark text:name="buttons24"/></text:p>
        </text:section>
      </text:section>
      <text:section text:style-name="Sect1" text:name="Section359">
        <text:p text:style-name="Standard"><text:bookmark text:name="dismissable51"/><text:bookmark text:name="thumbnail26"/><text:bookmark text:name="img30"/><text:a xlink:type="simple" xlink:href="https://www.youtube.com/watch?v=i-u2mg8tXVk" text:style-name="Internet_20_link" text:visited-style-name="Visited_20_Internet_20_Link"><text:s/></text:a></text:p>
        <text:section text:style-name="Sect1" text:name="Section360">
          <text:p text:style-name="Standard"><text:bookmark text:name="overlays25"/>12:19 </text:p>
        </text:section>
        <text:section text:style-name="Sect1" text:name="Section361">
          <text:p text:style-name="Standard"><text:bookmark text:name="mouseover-overlay25"/></text:p>
        </text:section>
        <text:section text:style-name="Sect1" text:name="Section362">
          <text:p text:style-name="Standard"><text:bookmark text:name="hover-overlays25"/></text:p>
        </text:section>
        <text:section text:style-name="Sect1" text:name="Section363">
          <text:p text:style-name="Standard"><text:bookmark text:name="details25"/></text:p>
          <text:section text:style-name="Sect1" text:name="Section364">
            <text:h text:style-name="Heading_20_3" text:outline-level="3"><text:bookmark text:name="meta25"/><text:bookmark text:name="video-title26"/><text:a xlink:type="simple" xlink:href="https://www.youtube.com/watch?v=i-u2mg8tXVk" text:style-name="Internet_20_link" text:visited-style-name="Visited_20_Internet_20_Link">Selenium Framework for Beginners 36 | What is Browser Stack | Run Selenium tests on BrowserStack</text:a></text:h>
            <text:section text:style-name="Sect1" text:name="Section365">
              <text:p text:style-name="Text_20_body"><text:bookmark text:name="metadata-container25"/></text:p>
              <text:section text:style-name="Sect1" text:name="Section366">
                <text:p text:style-name="Text_20_body"><text:bookmark text:name="metadata25"/></text:p>
                <text:section text:style-name="Sect1" text:name="Section367">
                  <text:p text:style-name="Text_20_body"><text:bookmark text:name="metadata-line25"/>1K views2 months ago</text:p>
                </text:section>
              </text:section>
              <text:section text:style-name="Sect1" text:name="Section368">
                <text:p text:style-name="Text_20_body"><text:bookmark text:name="additional-metadata-line25"/></text:p>
              </text:section>
            </text:section>
          </text:section>
          <text:section text:style-name="Sect1" text:name="Section369">
            <text:p text:style-name="Standard"><text:bookmark text:name="menu25"/></text:p>
            <text:section text:style-name="Sect1" text:name="Section370">
              <text:p text:style-name="Standard"><text:bookmark text:name="top-level-buttons25"/></text:p>
            </text:section>
          </text:section>
        </text:section>
      </text:section>
      <text:section text:style-name="Sect1" text:name="Section371">
        <text:p text:style-name="Standard"><text:bookmark text:name="dismissable52"/></text:p>
        <text:section text:style-name="Sect1" text:name="Section372">
          <text:p text:style-name="Standard"><text:bookmark text:name="buttons25"/></text:p>
        </text:section>
      </text:section>
      <text:section text:style-name="Sect1" text:name="Section373">
        <text:p text:style-name="Standard"><text:bookmark text:name="dismissable53"/><text:bookmark text:name="thumbnail27"/><text:bookmark text:name="img31"/><text:a xlink:type="simple" xlink:href="https://www.youtube.com/watch?v=lTIQ-gIYVBk" text:style-name="Internet_20_link" text:visited-style-name="Visited_20_Internet_20_Link"><text:s/></text:a></text:p>
        <text:section text:style-name="Sect1" text:name="Section374">
          <text:p text:style-name="Standard"><text:bookmark text:name="overlays26"/>20:25 </text:p>
        </text:section>
        <text:section text:style-name="Sect1" text:name="Section375">
          <text:p text:style-name="Standard"><text:bookmark text:name="mouseover-overlay26"/></text:p>
        </text:section>
        <text:section text:style-name="Sect1" text:name="Section376">
          <text:p text:style-name="Standard"><text:bookmark text:name="hover-overlays26"/></text:p>
        </text:section>
        <text:section text:style-name="Sect1" text:name="Section377">
          <text:p text:style-name="Standard"><text:bookmark text:name="details26"/></text:p>
          <text:section text:style-name="Sect1" text:name="Section378">
            <text:h text:style-name="Heading_20_3" text:outline-level="3"><text:bookmark text:name="meta26"/><text:bookmark text:name="video-title27"/><text:a xlink:type="simple" xlink:href="https://www.youtube.com/watch?v=lTIQ-gIYVBk" text:style-name="Internet_20_link" text:visited-style-name="Visited_20_Internet_20_Link">Selenium Framework for Beginners 35 | How to run Selenium tests on SauceLabs</text:a></text:h>
            <text:section text:style-name="Sect1" text:name="Section379">
              <text:p text:style-name="Text_20_body"><text:bookmark text:name="metadata-container26"/></text:p>
              <text:section text:style-name="Sect1" text:name="Section380">
                <text:p text:style-name="Text_20_body"><text:bookmark text:name="metadata26"/></text:p>
                <text:section text:style-name="Sect1" text:name="Section381">
                  <text:p text:style-name="Text_20_body"><text:bookmark text:name="metadata-line26"/>1K views2 months ago</text:p>
                </text:section>
              </text:section>
              <text:section text:style-name="Sect1" text:name="Section382">
                <text:p text:style-name="Text_20_body"><text:bookmark text:name="additional-metadata-line26"/></text:p>
              </text:section>
            </text:section>
          </text:section>
          <text:section text:style-name="Sect1" text:name="Section383">
            <text:p text:style-name="Standard"><text:bookmark text:name="menu26"/></text:p>
            <text:section text:style-name="Sect1" text:name="Section384">
              <text:p text:style-name="Standard"><text:bookmark text:name="top-level-buttons26"/></text:p>
            </text:section>
          </text:section>
        </text:section>
      </text:section>
      <text:section text:style-name="Sect1" text:name="Section385">
        <text:p text:style-name="Standard"><text:bookmark text:name="dismissable54"/></text:p>
        <text:section text:style-name="Sect1" text:name="Section386">
          <text:p text:style-name="Standard"><text:bookmark text:name="buttons26"/></text:p>
        </text:section>
      </text:section>
      <text:section text:style-name="Sect1" text:name="Section387">
        <text:p text:style-name="Standard"><text:bookmark text:name="dismissable55"/><text:bookmark text:name="thumbnail28"/><text:bookmark text:name="img32"/><text:a xlink:type="simple" xlink:href="https://www.youtube.com/watch?v=s5FAv4jPpDA&amp;t=600s" text:style-name="Internet_20_link" text:visited-style-name="Visited_20_Internet_20_Link"><text:s/></text:a></text:p>
        <text:section text:style-name="Sect1" text:name="Section388">
          <text:p text:style-name="Standard"><text:bookmark text:name="overlays27"/></text:p>
          <text:section text:style-name="Sect1" text:name="progress">
            <text:p text:style-name="Standard"/>
          </text:section>
          <text:p text:style-name="Standard"><text:a xlink:type="simple" xlink:href="https://www.youtube.com/watch?v=s5FAv4jPpDA&amp;t=600s" text:style-name="Internet_20_link" text:visited-style-name="Visited_20_Internet_20_Link">12:10 </text:a></text:p>
        </text:section>
        <text:section text:style-name="Sect1" text:name="Section389">
          <text:p text:style-name="Standard"><text:bookmark text:name="mouseover-overlay27"/><text:a xlink:type="simple" xlink:href="https://www.youtube.com/watch?v=s5FAv4jPpDA&amp;t=600s" text:style-name="Internet_20_link" text:visited-style-name="Visited_20_Internet_20_Link"/></text:p>
        </text:section>
        <text:section text:style-name="Sect1" text:name="Section390">
          <text:p text:style-name="Standard"><text:bookmark text:name="hover-overlays27"/><text:a xlink:type="simple" xlink:href="https://www.youtube.com/watch?v=s5FAv4jPpDA&amp;t=600s" text:style-name="Internet_20_link" text:visited-style-name="Visited_20_Internet_20_Link"/></text:p>
        </text:section>
        <text:section text:style-name="Sect1" text:name="Section391">
          <text:p text:style-name="Standard"><text:bookmark text:name="details27"/></text:p>
          <text:section text:style-name="Sect1" text:name="Section392">
            <text:h text:style-name="Heading_20_3" text:outline-level="3"><text:bookmark text:name="meta27"/><text:bookmark text:name="video-title28"/><text:a xlink:type="simple" xlink:href="https://www.youtube.com/watch?v=s5FAv4jPpDA&amp;t=600s" text:style-name="Internet_20_link" text:visited-style-name="Visited_20_Internet_20_Link">Selenium Framework for Beginners 34 | How to add project to GitHUB</text:a></text:h>
            <text:section text:style-name="Sect1" text:name="Section393">
              <text:p text:style-name="Text_20_body"><text:bookmark text:name="metadata-container27"/></text:p>
              <text:section text:style-name="Sect1" text:name="Section394">
                <text:p text:style-name="Text_20_body"><text:bookmark text:name="metadata27"/><text:soft-page-break/></text:p>
                <text:section text:style-name="Sect1" text:name="Section395">
                  <text:p text:style-name="Text_20_body"><text:bookmark text:name="metadata-line27"/>1K views2 months ago</text:p>
                </text:section>
              </text:section>
              <text:section text:style-name="Sect1" text:name="Section396">
                <text:p text:style-name="Text_20_body"><text:bookmark text:name="additional-metadata-line27"/></text:p>
              </text:section>
            </text:section>
          </text:section>
          <text:section text:style-name="Sect1" text:name="Section397">
            <text:p text:style-name="Standard"><text:bookmark text:name="menu27"/></text:p>
            <text:section text:style-name="Sect1" text:name="Section398">
              <text:p text:style-name="Standard"><text:bookmark text:name="top-level-buttons27"/></text:p>
            </text:section>
          </text:section>
        </text:section>
      </text:section>
      <text:section text:style-name="Sect1" text:name="Section399">
        <text:p text:style-name="Standard"><text:bookmark text:name="dismissable56"/></text:p>
        <text:section text:style-name="Sect1" text:name="Section400">
          <text:p text:style-name="Standard"><text:bookmark text:name="buttons27"/></text:p>
        </text:section>
      </text:section>
      <text:section text:style-name="Sect1" text:name="Section401">
        <text:p text:style-name="Standard"><text:bookmark text:name="dismissable57"/><text:bookmark text:name="thumbnail29"/><text:bookmark text:name="img33"/><text:a xlink:type="simple" xlink:href="https://www.youtube.com/watch?v=3nPFjfpDwGU" text:style-name="Internet_20_link" text:visited-style-name="Visited_20_Internet_20_Link"><text:s/></text:a></text:p>
        <text:section text:style-name="Sect1" text:name="Section402">
          <text:p text:style-name="Standard"><text:bookmark text:name="overlays28"/>25:22 </text:p>
        </text:section>
      </text:section>
      <text:p text:style-name="Standard"><text:bookmark text:name="meta28"/></text:p>
      <text:section text:style-name="Sect1" text:name="Section1">
        <text:section text:style-name="Sect1" text:name="Section2">
          <text:p text:style-name="Standard"><text:bookmark text:name="metadata-container"/></text:p>
          <text:section text:style-name="Sect1" text:name="metadata">
            <text:p text:style-name="Standard"/>
            <text:section text:style-name="Sect1" text:name="metadata-line">
              <text:p text:style-name="Standard">2 months ago</text:p>
            </text:section>
          </text:section>
          <text:section text:style-name="Sect1" text:name="additional-metadata-line">
            <text:p text:style-name="Standard"/>
          </text:section>
        </text:section>
      </text:section>
      <text:section text:style-name="Sect1" text:name="menu">
        <text:p text:style-name="Standard"/>
        <text:section text:style-name="Sect1" text:name="top-level-buttons">
          <text:p text:style-name="Standard"/>
        </text:section>
      </text:section>
      <text:section text:style-name="Sect1" text:name="Section3">
        <text:p text:style-name="Standard"><text:bookmark text:name="dismissable"/></text:p>
        <text:section text:style-name="Sect1" text:name="buttons">
          <text:p text:style-name="Standard"/>
        </text:section>
      </text:section>
      <text:section text:style-name="Sect1" text:name="Section4">
        <text:p text:style-name="Standard"><text:bookmark text:name="dismissable58"/><text:bookmark text:name="thumbnail"/><text:bookmark text:name="img"/><text:a xlink:type="simple" xlink:href="https://www.youtube.com/watch?v=7OdNlfKyirE" text:style-name="Internet_20_link" text:visited-style-name="Visited_20_Internet_20_Link"><text:s/></text:a></text:p>
        <text:section text:style-name="Sect1" text:name="overlays">
          <text:p text:style-name="Standard">50:25 </text:p>
        </text:section>
        <text:section text:style-name="Sect1" text:name="mouseover-overlay">
          <text:p text:style-name="Standard"/>
        </text:section>
        <text:section text:style-name="Sect1" text:name="hover-overlays">
          <text:p text:style-name="Standard"/>
        </text:section>
        <text:section text:style-name="Sect1" text:name="Section5">
          <text:p text:style-name="Standard"><text:bookmark text:name="details28"/></text:p>
          <text:section text:style-name="Sect1" text:name="Section6">
            <text:h text:style-name="Heading_20_3" text:outline-level="3"><text:bookmark text:name="meta29"/><text:bookmark text:name="video-title29"/><text:a xlink:type="simple" xlink:href="https://www.youtube.com/watch?v=7OdNlfKyirE" text:style-name="Internet_20_link" text:visited-style-name="Visited_20_Internet_20_Link">?? LIVE | Ask Raghav #2 | Automation Step by Step | QnA</text:a></text:h>
            <text:section text:style-name="Sect1" text:name="Section8">
              <text:p text:style-name="Text_20_body"><text:bookmark text:name="metadata-container28"/></text:p>
              <text:section text:style-name="Sect1" text:name="Section10">
                <text:p text:style-name="Text_20_body"><text:bookmark text:name="metadata"/></text:p>
                <text:section text:style-name="Sect1" text:name="Section11">
                  <text:p text:style-name="Text_20_body"><text:bookmark text:name="metadata-line"/>1.6K views2 months ago</text:p>
                </text:section>
              </text:section>
              <text:section text:style-name="Sect1" text:name="Section12">
                <text:p text:style-name="Text_20_body"><text:bookmark text:name="additional-metadata-line"/></text:p>
              </text:section>
            </text:section>
          </text:section>
          <text:section text:style-name="Sect1" text:name="Section16">
            <text:p text:style-name="Standard"><text:bookmark text:name="menu"/></text:p>
            <text:section text:style-name="Sect1" text:name="Section17">
              <text:p text:style-name="Standard"><text:bookmark text:name="top-level-buttons"/></text:p>
            </text:section>
          </text:section>
        </text:section>
      </text:section>
      <text:section text:style-name="Sect1" text:name="Section18">
        <text:p text:style-name="Standard"><text:bookmark text:name="dismissable59"/></text:p>
        <text:section text:style-name="Sect1" text:name="Section19">
          <text:p text:style-name="Standard"><text:bookmark text:name="buttons"/></text:p>
        </text:section>
      </text:section>
      <text:section text:style-name="Sect1" text:name="Section20">
        <text:p text:style-name="Standard"><text:bookmark text:name="dismissable60"/><text:bookmark text:name="thumbnail30"/><text:bookmark text:name="img34"/><text:a xlink:type="simple" xlink:href="https://www.youtube.com/watch?v=ksn9nGerKjM" text:style-name="Internet_20_link" text:visited-style-name="Visited_20_Internet_20_Link"><text:s/></text:a></text:p>
        <text:section text:style-name="Sect1" text:name="Section21">
          <text:p text:style-name="Standard"><text:bookmark text:name="overlays"/>4:27 </text:p>
        </text:section>
        <text:section text:style-name="Sect1" text:name="Section22">
          <text:p text:style-name="Standard"><text:bookmark text:name="mouseover-overlay"/></text:p>
        </text:section>
        <text:section text:style-name="Sect1" text:name="Section24">
          <text:p text:style-name="Standard"><text:bookmark text:name="hover-overlays28"/></text:p>
        </text:section>
        <text:section text:style-name="Sect1" text:name="Section25">
          <text:p text:style-name="Standard"><text:bookmark text:name="details29"/></text:p>
          <text:section text:style-name="Sect1" text:name="Section26">
            <text:h text:style-name="Heading_20_3" text:outline-level="3"><text:bookmark text:name="meta30"/><text:bookmark text:name="video-title30"/><text:a xlink:type="simple" xlink:href="https://www.youtube.com/watch?v=ksn9nGerKjM" text:style-name="Internet_20_link" text:visited-style-name="Visited_20_Internet_20_Link">Telephonic Interview Tips</text:a></text:h>
            <text:section text:style-name="Sect1" text:name="Section30">
              <text:p text:style-name="Text_20_body"><text:bookmark text:name="metadata-container29"/></text:p>
              <text:section text:style-name="Sect1" text:name="Section31">
                <text:p text:style-name="Text_20_body"><text:bookmark text:name="metadata28"/></text:p>
                <text:section text:style-name="Sect1" text:name="Section32">
                  <text:p text:style-name="Text_20_body"><text:bookmark text:name="metadata-line28"/>2K views2 months ago</text:p>
                </text:section>
              </text:section>
              <text:section text:style-name="Sect1" text:name="Section33">
                <text:p text:style-name="Text_20_body"><text:bookmark text:name="additional-metadata-line28"/></text:p>
              </text:section>
            </text:section>
          </text:section>
          <text:section text:style-name="Sect1" text:name="Section34">
            <text:p text:style-name="Standard"><text:bookmark text:name="menu28"/></text:p>
            <text:section text:style-name="Sect1" text:name="Section35">
              <text:p text:style-name="Standard"><text:bookmark text:name="top-level-buttons28"/><text:soft-page-break/></text:p>
            </text:section>
          </text:section>
        </text:section>
      </text:section>
      <text:section text:style-name="Sect1" text:name="Section36">
        <text:p text:style-name="Standard"><text:bookmark text:name="dismissable61"/></text:p>
        <text:section text:style-name="Sect1" text:name="Section38">
          <text:p text:style-name="Standard"><text:bookmark text:name="buttons28"/></text:p>
        </text:section>
      </text:section>
      <text:section text:style-name="Sect1" text:name="Section39">
        <text:p text:style-name="Standard"><text:bookmark text:name="dismissable62"/><text:bookmark text:name="thumbnail31"/><text:bookmark text:name="img35"/><text:a xlink:type="simple" xlink:href="https://www.youtube.com/watch?v=pJtBjvwb86E" text:style-name="Internet_20_link" text:visited-style-name="Visited_20_Internet_20_Link"><text:s/></text:a></text:p>
        <text:section text:style-name="Sect1" text:name="Section40">
          <text:p text:style-name="Standard"><text:bookmark text:name="overlays29"/>13:01 </text:p>
        </text:section>
        <text:section text:style-name="Sect1" text:name="Section403">
          <text:p text:style-name="Standard"><text:bookmark text:name="mouseover-overlay28"/></text:p>
        </text:section>
        <text:section text:style-name="Sect1" text:name="Section404">
          <text:p text:style-name="Standard"><text:bookmark text:name="hover-overlays29"/></text:p>
        </text:section>
        <text:section text:style-name="Sect1" text:name="Section405">
          <text:p text:style-name="Standard"><text:bookmark text:name="details30"/></text:p>
          <text:section text:style-name="Sect1" text:name="Section406">
            <text:h text:style-name="Heading_20_3" text:outline-level="3"><text:bookmark text:name="meta31"/><text:bookmark text:name="video-title31"/><text:a xlink:type="simple" xlink:href="https://www.youtube.com/watch?v=pJtBjvwb86E" text:style-name="Internet_20_link" text:visited-style-name="Visited_20_Internet_20_Link">Selenium Framework for Beginners 32 | How to use Headless Chrome with Selenium</text:a></text:h>
            <text:section text:style-name="Sect1" text:name="Section407">
              <text:p text:style-name="Text_20_body"><text:bookmark text:name="metadata-container30"/></text:p>
              <text:section text:style-name="Sect1" text:name="Section408">
                <text:p text:style-name="Text_20_body"><text:bookmark text:name="metadata29"/></text:p>
                <text:section text:style-name="Sect1" text:name="Section409">
                  <text:p text:style-name="Text_20_body"><text:bookmark text:name="metadata-line29"/>847 views2 months ago</text:p>
                </text:section>
              </text:section>
              <text:section text:style-name="Sect1" text:name="Section410">
                <text:p text:style-name="Text_20_body"><text:bookmark text:name="additional-metadata-line29"/></text:p>
              </text:section>
            </text:section>
          </text:section>
          <text:section text:style-name="Sect1" text:name="Section411">
            <text:p text:style-name="Standard"><text:bookmark text:name="menu29"/></text:p>
            <text:section text:style-name="Sect1" text:name="Section412">
              <text:p text:style-name="Standard"><text:bookmark text:name="top-level-buttons29"/></text:p>
            </text:section>
          </text:section>
        </text:section>
      </text:section>
      <text:section text:style-name="Sect1" text:name="Section413">
        <text:p text:style-name="Standard"><text:bookmark text:name="dismissable63"/></text:p>
        <text:section text:style-name="Sect1" text:name="Section414">
          <text:p text:style-name="Standard"><text:bookmark text:name="buttons29"/></text:p>
        </text:section>
      </text:section>
      <text:section text:style-name="Sect1" text:name="Section415">
        <text:p text:style-name="Standard"><text:bookmark text:name="dismissable64"/><text:bookmark text:name="thumbnail32"/><text:bookmark text:name="img36"/><text:a xlink:type="simple" xlink:href="https://www.youtube.com/watch?v=GTt-4Vb_UsA" text:style-name="Internet_20_link" text:visited-style-name="Visited_20_Internet_20_Link"><text:s/></text:a></text:p>
        <text:section text:style-name="Sect1" text:name="Section416">
          <text:p text:style-name="Standard"><text:bookmark text:name="overlays30"/>5:17 </text:p>
        </text:section>
        <text:section text:style-name="Sect1" text:name="Section417">
          <text:p text:style-name="Standard"><text:bookmark text:name="mouseover-overlay29"/></text:p>
        </text:section>
        <text:section text:style-name="Sect1" text:name="Section418">
          <text:p text:style-name="Standard"><text:bookmark text:name="hover-overlays30"/></text:p>
        </text:section>
        <text:section text:style-name="Sect1" text:name="Section419">
          <text:p text:style-name="Standard"><text:bookmark text:name="details31"/></text:p>
          <text:section text:style-name="Sect1" text:name="Section420">
            <text:h text:style-name="Heading_20_3" text:outline-level="3"><text:bookmark text:name="meta32"/><text:bookmark text:name="video-title32"/><text:a xlink:type="simple" xlink:href="https://www.youtube.com/watch?v=GTt-4Vb_UsA" text:style-name="Internet_20_link" text:visited-style-name="Visited_20_Internet_20_Link">Selenium Framework for Beginners 31 | What are Headless Browsers</text:a></text:h>
            <text:section text:style-name="Sect1" text:name="Section421">
              <text:p text:style-name="Text_20_body"><text:bookmark text:name="metadata-container31"/></text:p>
              <text:section text:style-name="Sect1" text:name="Section422">
                <text:p text:style-name="Text_20_body"><text:bookmark text:name="metadata30"/></text:p>
                <text:section text:style-name="Sect1" text:name="Section423">
                  <text:p text:style-name="Text_20_body"><text:bookmark text:name="metadata-line30"/>773 views2 months ago</text:p>
                </text:section>
              </text:section>
              <text:section text:style-name="Sect1" text:name="Section424">
                <text:p text:style-name="Text_20_body"><text:bookmark text:name="additional-metadata-line30"/></text:p>
              </text:section>
            </text:section>
          </text:section>
          <text:section text:style-name="Sect1" text:name="Section425">
            <text:p text:style-name="Standard"><text:bookmark text:name="menu30"/></text:p>
            <text:section text:style-name="Sect1" text:name="Section426">
              <text:p text:style-name="Standard"><text:bookmark text:name="top-level-buttons30"/></text:p>
            </text:section>
          </text:section>
        </text:section>
      </text:section>
      <text:section text:style-name="Sect1" text:name="Section427">
        <text:p text:style-name="Standard"><text:bookmark text:name="dismissable65"/></text:p>
        <text:section text:style-name="Sect1" text:name="Section428">
          <text:p text:style-name="Standard"><text:bookmark text:name="buttons30"/></text:p>
        </text:section>
      </text:section>
      <text:section text:style-name="Sect1" text:name="Section429">
        <text:p text:style-name="Standard"><text:bookmark text:name="dismissable66"/><text:bookmark text:name="thumbnail33"/><text:bookmark text:name="img37"/><text:a xlink:type="simple" xlink:href="https://www.youtube.com/watch?v=iUQIL2VsHIk" text:style-name="Internet_20_link" text:visited-style-name="Visited_20_Internet_20_Link"><text:s/></text:a></text:p>
        <text:section text:style-name="Sect1" text:name="Section430">
          <text:p text:style-name="Standard"><text:bookmark text:name="overlays31"/>16:59 </text:p>
        </text:section>
        <text:section text:style-name="Sect1" text:name="Section431">
          <text:p text:style-name="Standard"><text:bookmark text:name="mouseover-overlay30"/></text:p>
        </text:section>
        <text:section text:style-name="Sect1" text:name="Section432">
          <text:p text:style-name="Standard"><text:bookmark text:name="hover-overlays31"/></text:p>
        </text:section>
        <text:section text:style-name="Sect1" text:name="Section433">
          <text:p text:style-name="Standard"><text:bookmark text:name="details32"/></text:p>
          <text:section text:style-name="Sect1" text:name="Section434">
            <text:h text:style-name="Heading_20_3" text:outline-level="3"><text:bookmark text:name="meta33"/><text:bookmark text:name="video-title33"/><text:a xlink:type="simple" xlink:href="https://www.youtube.com/watch?v=iUQIL2VsHIk" text:style-name="Internet_20_link" text:visited-style-name="Visited_20_Internet_20_Link">Selenium Framework for Beginners 30 | What is fluent wait | How to use fluent wait in Selenium</text:a></text:h>
            <text:section text:style-name="Sect1" text:name="Section435">
              <text:p text:style-name="Text_20_body"><text:bookmark text:name="metadata-container32"/></text:p>
              <text:section text:style-name="Sect1" text:name="Section436">
                <text:p text:style-name="Text_20_body"><text:bookmark text:name="metadata31"/></text:p>
                <text:section text:style-name="Sect1" text:name="Section437">
                  <text:p text:style-name="Text_20_body"><text:bookmark text:name="metadata-line31"/>1.2K views2 months ago</text:p>
                </text:section>
              </text:section>
              <text:section text:style-name="Sect1" text:name="Section438">
                <text:p text:style-name="Text_20_body"><text:bookmark text:name="additional-metadata-line31"/><text:soft-page-break/></text:p>
              </text:section>
            </text:section>
          </text:section>
          <text:section text:style-name="Sect1" text:name="Section439">
            <text:p text:style-name="Standard"><text:bookmark text:name="menu31"/></text:p>
            <text:section text:style-name="Sect1" text:name="Section440">
              <text:p text:style-name="Standard"><text:bookmark text:name="top-level-buttons31"/></text:p>
            </text:section>
          </text:section>
        </text:section>
      </text:section>
      <text:section text:style-name="Sect1" text:name="Section441">
        <text:p text:style-name="Standard"><text:bookmark text:name="dismissable67"/></text:p>
        <text:section text:style-name="Sect1" text:name="Section442">
          <text:p text:style-name="Standard"><text:bookmark text:name="buttons31"/></text:p>
        </text:section>
      </text:section>
      <text:section text:style-name="Sect1" text:name="Section443">
        <text:p text:style-name="Standard"><text:bookmark text:name="dismissable68"/><text:bookmark text:name="thumbnail34"/><text:bookmark text:name="img38"/><text:a xlink:type="simple" xlink:href="https://www.youtube.com/watch?v=UN8cauyoZsk" text:style-name="Internet_20_link" text:visited-style-name="Visited_20_Internet_20_Link"><text:s/></text:a></text:p>
        <text:section text:style-name="Sect1" text:name="Section444">
          <text:p text:style-name="Standard"><text:bookmark text:name="overlays32"/>19:00 </text:p>
        </text:section>
        <text:section text:style-name="Sect1" text:name="Section445">
          <text:p text:style-name="Standard"><text:bookmark text:name="mouseover-overlay31"/></text:p>
        </text:section>
        <text:section text:style-name="Sect1" text:name="Section446">
          <text:p text:style-name="Standard"><text:bookmark text:name="hover-overlays32"/></text:p>
        </text:section>
        <text:section text:style-name="Sect1" text:name="Section447">
          <text:p text:style-name="Standard"><text:bookmark text:name="details33"/></text:p>
          <text:section text:style-name="Sect1" text:name="Section448">
            <text:h text:style-name="Heading_20_3" text:outline-level="3"><text:bookmark text:name="meta34"/><text:bookmark text:name="video-title34"/><text:a xlink:type="simple" xlink:href="https://www.youtube.com/watch?v=UN8cauyoZsk" text:style-name="Internet_20_link" text:visited-style-name="Visited_20_Internet_20_Link">Selenium Framework for Beginners 29 | Selenium Waits | How to use Implicit and Explicit waits</text:a></text:h>
            <text:section text:style-name="Sect1" text:name="Section449">
              <text:p text:style-name="Text_20_body"><text:bookmark text:name="metadata-container33"/></text:p>
              <text:section text:style-name="Sect1" text:name="Section450">
                <text:p text:style-name="Text_20_body"><text:bookmark text:name="metadata32"/></text:p>
                <text:section text:style-name="Sect1" text:name="Section451">
                  <text:p text:style-name="Text_20_body"><text:bookmark text:name="metadata-line32"/>928 views2 months ago</text:p>
                </text:section>
              </text:section>
              <text:section text:style-name="Sect1" text:name="Section452">
                <text:p text:style-name="Text_20_body"><text:bookmark text:name="additional-metadata-line32"/></text:p>
              </text:section>
            </text:section>
          </text:section>
          <text:section text:style-name="Sect1" text:name="Section453">
            <text:p text:style-name="Standard"><text:bookmark text:name="menu32"/></text:p>
            <text:section text:style-name="Sect1" text:name="Section454">
              <text:p text:style-name="Standard"><text:bookmark text:name="top-level-buttons32"/></text:p>
            </text:section>
          </text:section>
        </text:section>
      </text:section>
      <text:section text:style-name="Sect1" text:name="Section455">
        <text:p text:style-name="Standard"><text:bookmark text:name="dismissable69"/></text:p>
        <text:section text:style-name="Sect1" text:name="Section456">
          <text:p text:style-name="Standard"><text:bookmark text:name="buttons32"/></text:p>
        </text:section>
      </text:section>
      <text:section text:style-name="Sect1" text:name="Section457">
        <text:p text:style-name="Standard"><text:bookmark text:name="dismissable70"/><text:bookmark text:name="thumbnail35"/><text:bookmark text:name="img39"/><text:a xlink:type="simple" xlink:href="https://www.youtube.com/watch?v=WnQK6-puXSM" text:style-name="Internet_20_link" text:visited-style-name="Visited_20_Internet_20_Link"><text:s/></text:a></text:p>
        <text:section text:style-name="Sect1" text:name="Section458">
          <text:p text:style-name="Standard"><text:bookmark text:name="overlays33"/>4:07 </text:p>
        </text:section>
        <text:section text:style-name="Sect1" text:name="Section459">
          <text:p text:style-name="Standard"><text:bookmark text:name="mouseover-overlay32"/></text:p>
        </text:section>
        <text:section text:style-name="Sect1" text:name="Section460">
          <text:p text:style-name="Standard"><text:bookmark text:name="hover-overlays33"/></text:p>
        </text:section>
        <text:section text:style-name="Sect1" text:name="Section461">
          <text:p text:style-name="Standard"><text:bookmark text:name="details34"/></text:p>
          <text:section text:style-name="Sect1" text:name="Section462">
            <text:h text:style-name="Heading_20_3" text:outline-level="3"><text:bookmark text:name="meta35"/><text:bookmark text:name="video-title35"/><text:a xlink:type="simple" xlink:href="https://www.youtube.com/watch?v=WnQK6-puXSM" text:style-name="Internet_20_link" text:visited-style-name="Visited_20_Internet_20_Link">Jenkins How to create Build Monitor View</text:a></text:h>
            <text:section text:style-name="Sect1" text:name="Section463">
              <text:p text:style-name="Text_20_body"><text:bookmark text:name="metadata-container34"/></text:p>
              <text:section text:style-name="Sect1" text:name="Section464">
                <text:p text:style-name="Text_20_body"><text:bookmark text:name="metadata33"/></text:p>
                <text:section text:style-name="Sect1" text:name="Section465">
                  <text:p text:style-name="Text_20_body"><text:bookmark text:name="metadata-line33"/>3K views2 months ago</text:p>
                </text:section>
              </text:section>
              <text:section text:style-name="Sect1" text:name="Section466">
                <text:p text:style-name="Text_20_body"><text:bookmark text:name="additional-metadata-line33"/></text:p>
              </text:section>
            </text:section>
          </text:section>
          <text:section text:style-name="Sect1" text:name="Section467">
            <text:p text:style-name="Standard"><text:bookmark text:name="menu33"/></text:p>
            <text:section text:style-name="Sect1" text:name="Section468">
              <text:p text:style-name="Standard"><text:bookmark text:name="top-level-buttons33"/></text:p>
            </text:section>
          </text:section>
        </text:section>
      </text:section>
      <text:section text:style-name="Sect1" text:name="Section469">
        <text:p text:style-name="Standard"><text:bookmark text:name="dismissable71"/></text:p>
        <text:section text:style-name="Sect1" text:name="Section470">
          <text:p text:style-name="Standard"><text:bookmark text:name="buttons33"/></text:p>
        </text:section>
      </text:section>
      <text:section text:style-name="Sect1" text:name="Section471">
        <text:p text:style-name="Standard"><text:bookmark text:name="dismissable72"/><text:bookmark text:name="thumbnail36"/><text:bookmark text:name="img40"/><text:a xlink:type="simple" xlink:href="https://www.youtube.com/watch?v=sVbXRfmipeg" text:style-name="Internet_20_link" text:visited-style-name="Visited_20_Internet_20_Link"><text:s/></text:a></text:p>
        <text:section text:style-name="Sect1" text:name="Section472">
          <text:p text:style-name="Standard"><text:bookmark text:name="overlays34"/>8:12 </text:p>
        </text:section>
        <text:section text:style-name="Sect1" text:name="Section473">
          <text:p text:style-name="Standard"><text:bookmark text:name="mouseover-overlay33"/></text:p>
        </text:section>
        <text:section text:style-name="Sect1" text:name="Section474">
          <text:p text:style-name="Standard"><text:bookmark text:name="hover-overlays34"/></text:p>
        </text:section>
        <text:section text:style-name="Sect1" text:name="Section475">
          <text:p text:style-name="Standard"><text:bookmark text:name="details35"/></text:p>
          <text:section text:style-name="Sect1" text:name="Section476">
            <text:h text:style-name="Heading_20_3" text:outline-level="3"><text:bookmark text:name="meta36"/><text:bookmark text:name="video-title36"/><text:a xlink:type="simple" xlink:href="https://www.youtube.com/watch?v=sVbXRfmipeg" text:style-name="Internet_20_link" text:visited-style-name="Visited_20_Internet_20_Link">Selenium Framework for Beginners 28 | Selenium How to Record tests</text:a></text:h>
            <text:section text:style-name="Sect1" text:name="Section477">
              <text:p text:style-name="Text_20_body"><text:bookmark text:name="metadata-container35"/></text:p>
              <text:section text:style-name="Sect1" text:name="Section478">
                <text:p text:style-name="Text_20_body"><text:bookmark text:name="metadata34"/></text:p>
                <text:section text:style-name="Sect1" text:name="Section479">
                  <text:p text:style-name="Text_20_body"><text:bookmark text:name="metadata-line34"/><text:soft-page-break/>966 views2 months ago</text:p>
                </text:section>
              </text:section>
              <text:section text:style-name="Sect1" text:name="Section480">
                <text:p text:style-name="Text_20_body"><text:bookmark text:name="additional-metadata-line34"/></text:p>
              </text:section>
            </text:section>
          </text:section>
          <text:section text:style-name="Sect1" text:name="Section481">
            <text:p text:style-name="Standard"><text:bookmark text:name="menu34"/></text:p>
            <text:section text:style-name="Sect1" text:name="Section482">
              <text:p text:style-name="Standard"><text:bookmark text:name="top-level-buttons34"/></text:p>
            </text:section>
          </text:section>
        </text:section>
      </text:section>
      <text:section text:style-name="Sect1" text:name="Section483">
        <text:p text:style-name="Standard"><text:bookmark text:name="dismissable73"/></text:p>
        <text:section text:style-name="Sect1" text:name="Section484">
          <text:p text:style-name="Standard"><text:bookmark text:name="buttons34"/></text:p>
        </text:section>
      </text:section>
      <text:section text:style-name="Sect1" text:name="Section485">
        <text:p text:style-name="Standard"><text:bookmark text:name="dismissable74"/><text:bookmark text:name="thumbnail37"/><text:bookmark text:name="img41"/><text:a xlink:type="simple" xlink:href="https://www.youtube.com/watch?v=9eUKJ5Nb7ag" text:style-name="Internet_20_link" text:visited-style-name="Visited_20_Internet_20_Link"><text:s/></text:a></text:p>
        <text:section text:style-name="Sect1" text:name="Section486">
          <text:p text:style-name="Standard"><text:bookmark text:name="overlays35"/>12:05 </text:p>
        </text:section>
        <text:section text:style-name="Sect1" text:name="Section487">
          <text:p text:style-name="Standard"><text:bookmark text:name="mouseover-overlay34"/></text:p>
        </text:section>
        <text:section text:style-name="Sect1" text:name="Section488">
          <text:p text:style-name="Standard"><text:bookmark text:name="hover-overlays35"/></text:p>
        </text:section>
        <text:section text:style-name="Sect1" text:name="Section489">
          <text:p text:style-name="Standard"><text:bookmark text:name="details36"/></text:p>
          <text:section text:style-name="Sect1" text:name="Section490">
            <text:h text:style-name="Heading_20_3" text:outline-level="3"><text:bookmark text:name="meta37"/><text:bookmark text:name="video-title37"/><text:a xlink:type="simple" xlink:href="https://www.youtube.com/watch?v=9eUKJ5Nb7ag" text:style-name="Internet_20_link" text:visited-style-name="Visited_20_Internet_20_Link">Selenium Framework for Beginners 27 | TestNG How to Rerun (Retry) Failed tests | Selenium Framework</text:a></text:h>
            <text:section text:style-name="Sect1" text:name="Section491">
              <text:p text:style-name="Text_20_body"><text:bookmark text:name="metadata-container36"/></text:p>
              <text:section text:style-name="Sect1" text:name="Section492">
                <text:p text:style-name="Text_20_body"><text:bookmark text:name="metadata35"/></text:p>
                <text:section text:style-name="Sect1" text:name="Section493">
                  <text:p text:style-name="Text_20_body"><text:bookmark text:name="metadata-line35"/>894 views2 months ago</text:p>
                </text:section>
              </text:section>
              <text:section text:style-name="Sect1" text:name="Section494">
                <text:p text:style-name="Text_20_body"><text:bookmark text:name="additional-metadata-line35"/></text:p>
              </text:section>
            </text:section>
          </text:section>
          <text:section text:style-name="Sect1" text:name="Section495">
            <text:p text:style-name="Standard"><text:bookmark text:name="menu35"/></text:p>
            <text:section text:style-name="Sect1" text:name="Section496">
              <text:p text:style-name="Standard"><text:bookmark text:name="top-level-buttons35"/></text:p>
            </text:section>
          </text:section>
        </text:section>
      </text:section>
      <text:section text:style-name="Sect1" text:name="Section497">
        <text:p text:style-name="Standard"><text:bookmark text:name="dismissable75"/></text:p>
        <text:section text:style-name="Sect1" text:name="Section498">
          <text:p text:style-name="Standard"><text:bookmark text:name="buttons35"/></text:p>
        </text:section>
      </text:section>
      <text:section text:style-name="Sect1" text:name="Section499">
        <text:p text:style-name="Standard"><text:bookmark text:name="dismissable76"/><text:bookmark text:name="thumbnail38"/><text:bookmark text:name="img42"/><text:a xlink:type="simple" xlink:href="https://www.youtube.com/watch?v=lQCyVy-g1e8" text:style-name="Internet_20_link" text:visited-style-name="Visited_20_Internet_20_Link"><text:s/></text:a></text:p>
        <text:section text:style-name="Sect1" text:name="Section500">
          <text:p text:style-name="Standard"><text:bookmark text:name="overlays36"/>14:55 </text:p>
        </text:section>
        <text:section text:style-name="Sect1" text:name="Section501">
          <text:p text:style-name="Standard"><text:bookmark text:name="mouseover-overlay35"/></text:p>
        </text:section>
        <text:section text:style-name="Sect1" text:name="Section502">
          <text:p text:style-name="Standard"><text:bookmark text:name="hover-overlays36"/></text:p>
        </text:section>
        <text:section text:style-name="Sect1" text:name="Section503">
          <text:p text:style-name="Standard"><text:bookmark text:name="details37"/></text:p>
          <text:section text:style-name="Sect1" text:name="Section504">
            <text:h text:style-name="Heading_20_3" text:outline-level="3"><text:bookmark text:name="meta38"/><text:bookmark text:name="video-title38"/><text:a xlink:type="simple" xlink:href="https://www.youtube.com/watch?v=lQCyVy-g1e8" text:style-name="Internet_20_link" text:visited-style-name="Visited_20_Internet_20_Link">Selenium Framework for Beginners 38 | How to run Selenium TestNG tests with Maven Command Line</text:a></text:h>
            <text:section text:style-name="Sect1" text:name="Section505">
              <text:p text:style-name="Text_20_body"><text:bookmark text:name="metadata-container37"/></text:p>
              <text:section text:style-name="Sect1" text:name="Section506">
                <text:p text:style-name="Text_20_body"><text:bookmark text:name="metadata36"/></text:p>
                <text:section text:style-name="Sect1" text:name="Section507">
                  <text:p text:style-name="Text_20_body"><text:bookmark text:name="metadata-line36"/>1.3K views2 months ago</text:p>
                </text:section>
              </text:section>
              <text:section text:style-name="Sect1" text:name="Section508">
                <text:p text:style-name="Text_20_body"><text:bookmark text:name="additional-metadata-line36"/></text:p>
              </text:section>
            </text:section>
          </text:section>
          <text:section text:style-name="Sect1" text:name="Section509">
            <text:p text:style-name="Standard"><text:bookmark text:name="menu36"/></text:p>
            <text:section text:style-name="Sect1" text:name="Section510">
              <text:p text:style-name="Standard"><text:bookmark text:name="top-level-buttons36"/></text:p>
            </text:section>
          </text:section>
        </text:section>
      </text:section>
      <text:section text:style-name="Sect1" text:name="Section511">
        <text:p text:style-name="Standard"><text:bookmark text:name="dismissable77"/></text:p>
        <text:section text:style-name="Sect1" text:name="Section512">
          <text:p text:style-name="Standard"><text:bookmark text:name="buttons36"/></text:p>
        </text:section>
      </text:section>
      <text:section text:style-name="Sect1" text:name="Section513">
        <text:p text:style-name="Standard"><text:bookmark text:name="dismissable78"/><text:bookmark text:name="thumbnail39"/><text:bookmark text:name="img43"/><text:a xlink:type="simple" xlink:href="https://www.youtube.com/watch?v=MG20IR3qmnQ" text:style-name="Internet_20_link" text:visited-style-name="Visited_20_Internet_20_Link"><text:s/></text:a></text:p>
        <text:section text:style-name="Sect1" text:name="Section514">
          <text:p text:style-name="Standard"><text:bookmark text:name="overlays37"/>5:43 </text:p>
        </text:section>
        <text:section text:style-name="Sect1" text:name="Section515">
          <text:p text:style-name="Standard"><text:bookmark text:name="mouseover-overlay36"/></text:p>
        </text:section>
        <text:section text:style-name="Sect1" text:name="Section516">
          <text:p text:style-name="Standard"><text:bookmark text:name="hover-overlays37"/></text:p>
        </text:section>
        <text:section text:style-name="Sect1" text:name="Section517">
          <text:p text:style-name="Standard"><text:bookmark text:name="details38"/></text:p>
          <text:section text:style-name="Sect1" text:name="Section518">
            <text:h text:style-name="Heading_20_3" text:outline-level="3"><text:bookmark text:name="meta39"/><text:bookmark text:name="video-title39"/><text:soft-page-break/><text:a xlink:type="simple" xlink:href="https://www.youtube.com/watch?v=MG20IR3qmnQ" text:style-name="Internet_20_link" text:visited-style-name="Visited_20_Internet_20_Link">Selenium Framework for Beginners 26 | TestNG How to Ignore Tests | Selenium Framework</text:a></text:h>
            <text:section text:style-name="Sect1" text:name="Section519">
              <text:p text:style-name="Text_20_body"><text:bookmark text:name="metadata-container38"/></text:p>
              <text:section text:style-name="Sect1" text:name="Section520">
                <text:p text:style-name="Text_20_body"><text:bookmark text:name="metadata37"/></text:p>
                <text:section text:style-name="Sect1" text:name="Section521">
                  <text:p text:style-name="Text_20_body"><text:bookmark text:name="metadata-line37"/>383 views2 months ago</text:p>
                </text:section>
              </text:section>
              <text:section text:style-name="Sect1" text:name="Section522">
                <text:p text:style-name="Text_20_body"><text:bookmark text:name="additional-metadata-line37"/></text:p>
              </text:section>
            </text:section>
          </text:section>
          <text:section text:style-name="Sect1" text:name="Section523">
            <text:p text:style-name="Standard"><text:bookmark text:name="menu37"/></text:p>
            <text:section text:style-name="Sect1" text:name="Section524">
              <text:p text:style-name="Standard"><text:bookmark text:name="top-level-buttons37"/></text:p>
            </text:section>
          </text:section>
        </text:section>
      </text:section>
      <text:section text:style-name="Sect1" text:name="Section525">
        <text:p text:style-name="Standard"><text:bookmark text:name="dismissable79"/></text:p>
        <text:section text:style-name="Sect1" text:name="Section526">
          <text:p text:style-name="Standard"><text:bookmark text:name="buttons37"/></text:p>
        </text:section>
      </text:section>
      <text:section text:style-name="Sect1" text:name="Section527">
        <text:p text:style-name="Standard"><text:bookmark text:name="dismissable80"/><text:bookmark text:name="thumbnail40"/><text:bookmark text:name="img44"/><text:a xlink:type="simple" xlink:href="https://www.youtube.com/watch?v=jxZEYBOGxuM" text:style-name="Internet_20_link" text:visited-style-name="Visited_20_Internet_20_Link"><text:s/></text:a></text:p>
        <text:section text:style-name="Sect1" text:name="Section528">
          <text:p text:style-name="Standard"><text:bookmark text:name="overlays38"/>8:40 </text:p>
        </text:section>
        <text:section text:style-name="Sect1" text:name="Section529">
          <text:p text:style-name="Standard"><text:bookmark text:name="mouseover-overlay37"/></text:p>
        </text:section>
        <text:section text:style-name="Sect1" text:name="Section530">
          <text:p text:style-name="Standard"><text:bookmark text:name="hover-overlays38"/></text:p>
        </text:section>
        <text:section text:style-name="Sect1" text:name="Section531">
          <text:p text:style-name="Standard"><text:bookmark text:name="details39"/></text:p>
          <text:section text:style-name="Sect1" text:name="Section532">
            <text:h text:style-name="Heading_20_3" text:outline-level="3"><text:bookmark text:name="meta40"/><text:bookmark text:name="video-title40"/><text:a xlink:type="simple" xlink:href="https://www.youtube.com/watch?v=jxZEYBOGxuM" text:style-name="Internet_20_link" text:visited-style-name="Visited_20_Internet_20_Link">Selenium Framework for Beginners 25 | TestNG How to create Dependencies</text:a></text:h>
            <text:section text:style-name="Sect1" text:name="Section533">
              <text:p text:style-name="Text_20_body"><text:bookmark text:name="metadata-container39"/></text:p>
              <text:section text:style-name="Sect1" text:name="Section534">
                <text:p text:style-name="Text_20_body"><text:bookmark text:name="metadata38"/></text:p>
                <text:section text:style-name="Sect1" text:name="Section535">
                  <text:p text:style-name="Text_20_body"><text:bookmark text:name="metadata-line38"/>430 views2 months ago</text:p>
                </text:section>
              </text:section>
              <text:section text:style-name="Sect1" text:name="Section536">
                <text:p text:style-name="Text_20_body"><text:bookmark text:name="additional-metadata-line38"/></text:p>
              </text:section>
            </text:section>
          </text:section>
          <text:section text:style-name="Sect1" text:name="Section537">
            <text:p text:style-name="Standard"><text:bookmark text:name="menu38"/></text:p>
            <text:section text:style-name="Sect1" text:name="Section538">
              <text:p text:style-name="Standard"><text:bookmark text:name="top-level-buttons38"/></text:p>
            </text:section>
          </text:section>
        </text:section>
      </text:section>
      <text:section text:style-name="Sect1" text:name="Section539">
        <text:p text:style-name="Standard"><text:bookmark text:name="dismissable81"/></text:p>
        <text:section text:style-name="Sect1" text:name="Section540">
          <text:p text:style-name="Standard"><text:bookmark text:name="buttons38"/></text:p>
        </text:section>
      </text:section>
      <text:section text:style-name="Sect1" text:name="Section541">
        <text:p text:style-name="Standard"><text:bookmark text:name="dismissable82"/><text:bookmark text:name="thumbnail41"/><text:bookmark text:name="img45"/><text:a xlink:type="simple" xlink:href="https://www.youtube.com/watch?v=hJBuoIxy0dU" text:style-name="Internet_20_link" text:visited-style-name="Visited_20_Internet_20_Link"><text:s/></text:a></text:p>
        <text:section text:style-name="Sect1" text:name="Section542">
          <text:p text:style-name="Standard"><text:bookmark text:name="overlays39"/>4:47 </text:p>
        </text:section>
        <text:section text:style-name="Sect1" text:name="Section543">
          <text:p text:style-name="Standard"><text:bookmark text:name="mouseover-overlay38"/></text:p>
        </text:section>
        <text:section text:style-name="Sect1" text:name="Section544">
          <text:p text:style-name="Standard"><text:bookmark text:name="hover-overlays39"/></text:p>
        </text:section>
        <text:section text:style-name="Sect1" text:name="Section545">
          <text:p text:style-name="Standard"><text:bookmark text:name="details40"/></text:p>
          <text:section text:style-name="Sect1" text:name="Section546">
            <text:h text:style-name="Heading_20_3" text:outline-level="3"><text:bookmark text:name="meta41"/><text:bookmark text:name="video-title41"/><text:a xlink:type="simple" xlink:href="https://www.youtube.com/watch?v=hJBuoIxy0dU" text:style-name="Internet_20_link" text:visited-style-name="Visited_20_Internet_20_Link">Selenium 4 is coming | Selenium Conference Bangalore, INDIA Highlights</text:a></text:h>
            <text:section text:style-name="Sect1" text:name="Section547">
              <text:p text:style-name="Text_20_body"><text:bookmark text:name="metadata-container40"/></text:p>
              <text:section text:style-name="Sect1" text:name="Section548">
                <text:p text:style-name="Text_20_body"><text:bookmark text:name="metadata39"/></text:p>
                <text:section text:style-name="Sect1" text:name="Section549">
                  <text:p text:style-name="Text_20_body"><text:bookmark text:name="metadata-line39"/>3K views2 months ago</text:p>
                </text:section>
              </text:section>
              <text:section text:style-name="Sect1" text:name="Section550">
                <text:p text:style-name="Text_20_body"><text:bookmark text:name="additional-metadata-line39"/></text:p>
              </text:section>
            </text:section>
          </text:section>
          <text:section text:style-name="Sect1" text:name="Section551">
            <text:p text:style-name="Standard"><text:bookmark text:name="menu39"/></text:p>
            <text:section text:style-name="Sect1" text:name="Section552">
              <text:p text:style-name="Standard"><text:bookmark text:name="top-level-buttons39"/></text:p>
            </text:section>
          </text:section>
        </text:section>
      </text:section>
      <text:section text:style-name="Sect1" text:name="Section553">
        <text:p text:style-name="Standard"><text:bookmark text:name="dismissable83"/></text:p>
        <text:section text:style-name="Sect1" text:name="Section554">
          <text:p text:style-name="Standard"><text:bookmark text:name="buttons39"/></text:p>
        </text:section>
      </text:section>
      <text:section text:style-name="Sect1" text:name="Section555">
        <text:p text:style-name="Standard"><text:bookmark text:name="dismissable84"/><text:bookmark text:name="thumbnail42"/><text:bookmark text:name="img46"/><text:a xlink:type="simple" xlink:href="https://www.youtube.com/watch?v=DDQbS9cy9bY" text:style-name="Internet_20_link" text:visited-style-name="Visited_20_Internet_20_Link"><text:s/></text:a></text:p>
        <text:section text:style-name="Sect1" text:name="Section556">
          <text:p text:style-name="Standard"><text:bookmark text:name="overlays40"/>7:59 </text:p>
        </text:section>
        <text:section text:style-name="Sect1" text:name="Section557">
          <text:p text:style-name="Standard"><text:bookmark text:name="mouseover-overlay39"/></text:p>
        </text:section>
        <text:section text:style-name="Sect1" text:name="Section558">
          <text:p text:style-name="Standard"><text:bookmark text:name="hover-overlays40"/><text:soft-page-break/></text:p>
        </text:section>
        <text:section text:style-name="Sect1" text:name="Section559">
          <text:p text:style-name="Standard"><text:bookmark text:name="details41"/></text:p>
          <text:section text:style-name="Sect1" text:name="Section560">
            <text:h text:style-name="Heading_20_3" text:outline-level="3"><text:bookmark text:name="meta42"/><text:bookmark text:name="video-title42"/><text:a xlink:type="simple" xlink:href="https://www.youtube.com/watch?v=DDQbS9cy9bY" text:style-name="Internet_20_link" text:visited-style-name="Visited_20_Internet_20_Link">Selenium Framework for Beginners 24 | TestNG How to use Parameters | in Selenium</text:a></text:h>
            <text:section text:style-name="Sect1" text:name="Section561">
              <text:p text:style-name="Text_20_body"><text:bookmark text:name="metadata-container41"/></text:p>
              <text:section text:style-name="Sect1" text:name="Section562">
                <text:p text:style-name="Text_20_body"><text:bookmark text:name="metadata40"/></text:p>
                <text:section text:style-name="Sect1" text:name="Section563">
                  <text:p text:style-name="Text_20_body"><text:bookmark text:name="metadata-line40"/>521 views2 months ago</text:p>
                </text:section>
              </text:section>
              <text:section text:style-name="Sect1" text:name="Section564">
                <text:p text:style-name="Text_20_body"><text:bookmark text:name="additional-metadata-line40"/></text:p>
              </text:section>
            </text:section>
          </text:section>
          <text:section text:style-name="Sect1" text:name="Section565">
            <text:p text:style-name="Standard"><text:bookmark text:name="menu40"/></text:p>
            <text:section text:style-name="Sect1" text:name="Section566">
              <text:p text:style-name="Standard"><text:bookmark text:name="top-level-buttons40"/></text:p>
            </text:section>
          </text:section>
        </text:section>
      </text:section>
      <text:section text:style-name="Sect1" text:name="Section567">
        <text:p text:style-name="Standard"><text:bookmark text:name="dismissable85"/></text:p>
        <text:section text:style-name="Sect1" text:name="Section568">
          <text:p text:style-name="Standard"><text:bookmark text:name="buttons40"/></text:p>
        </text:section>
      </text:section>
      <text:section text:style-name="Sect1" text:name="Section569">
        <text:p text:style-name="Standard"><text:bookmark text:name="dismissable86"/><text:bookmark text:name="thumbnail43"/><text:bookmark text:name="img47"/><text:a xlink:type="simple" xlink:href="https://www.youtube.com/watch?v=E8VCw2CPUv4" text:style-name="Internet_20_link" text:visited-style-name="Visited_20_Internet_20_Link"><text:s/></text:a></text:p>
        <text:section text:style-name="Sect1" text:name="Section570">
          <text:p text:style-name="Standard"><text:bookmark text:name="overlays41"/>15:00 </text:p>
        </text:section>
        <text:section text:style-name="Sect1" text:name="Section571">
          <text:p text:style-name="Standard"><text:bookmark text:name="mouseover-overlay40"/></text:p>
        </text:section>
        <text:section text:style-name="Sect1" text:name="Section572">
          <text:p text:style-name="Standard"><text:bookmark text:name="hover-overlays41"/></text:p>
        </text:section>
        <text:section text:style-name="Sect1" text:name="Section573">
          <text:p text:style-name="Standard"><text:bookmark text:name="details42"/></text:p>
          <text:section text:style-name="Sect1" text:name="Section574">
            <text:h text:style-name="Heading_20_3" text:outline-level="3"><text:bookmark text:name="meta43"/><text:bookmark text:name="video-title43"/><text:a xlink:type="simple" xlink:href="https://www.youtube.com/watch?v=E8VCw2CPUv4" text:style-name="Internet_20_link" text:visited-style-name="Visited_20_Internet_20_Link">Selenium Framework for Beginners 23 | TestNG Grouping | How to group tests</text:a></text:h>
            <text:section text:style-name="Sect1" text:name="Section575">
              <text:p text:style-name="Text_20_body"><text:bookmark text:name="metadata-container42"/></text:p>
              <text:section text:style-name="Sect1" text:name="Section576">
                <text:p text:style-name="Text_20_body"><text:bookmark text:name="metadata41"/></text:p>
                <text:section text:style-name="Sect1" text:name="Section577">
                  <text:p text:style-name="Text_20_body"><text:bookmark text:name="metadata-line41"/>591 views2 months ago</text:p>
                </text:section>
              </text:section>
              <text:section text:style-name="Sect1" text:name="Section578">
                <text:p text:style-name="Text_20_body"><text:bookmark text:name="additional-metadata-line41"/></text:p>
              </text:section>
            </text:section>
          </text:section>
          <text:section text:style-name="Sect1" text:name="Section579">
            <text:p text:style-name="Standard"><text:bookmark text:name="menu41"/></text:p>
            <text:section text:style-name="Sect1" text:name="Section580">
              <text:p text:style-name="Standard"><text:bookmark text:name="top-level-buttons41"/></text:p>
            </text:section>
          </text:section>
        </text:section>
      </text:section>
      <text:section text:style-name="Sect1" text:name="Section581">
        <text:p text:style-name="Standard"><text:bookmark text:name="dismissable87"/></text:p>
        <text:section text:style-name="Sect1" text:name="Section582">
          <text:p text:style-name="Standard"><text:bookmark text:name="buttons41"/></text:p>
        </text:section>
      </text:section>
      <text:section text:style-name="Sect1" text:name="Section583">
        <text:p text:style-name="Standard"><text:bookmark text:name="dismissable88"/><text:bookmark text:name="thumbnail44"/><text:bookmark text:name="img48"/><text:a xlink:type="simple" xlink:href="https://www.youtube.com/watch?v=WZfh6v53leA" text:style-name="Internet_20_link" text:visited-style-name="Visited_20_Internet_20_Link"><text:s/></text:a></text:p>
        <text:section text:style-name="Sect1" text:name="Section584">
          <text:p text:style-name="Standard"><text:bookmark text:name="overlays42"/>13:03 </text:p>
        </text:section>
        <text:section text:style-name="Sect1" text:name="Section585">
          <text:p text:style-name="Standard"><text:bookmark text:name="mouseover-overlay41"/></text:p>
        </text:section>
        <text:section text:style-name="Sect1" text:name="Section586">
          <text:p text:style-name="Standard"><text:bookmark text:name="hover-overlays42"/></text:p>
        </text:section>
        <text:section text:style-name="Sect1" text:name="Section587">
          <text:p text:style-name="Standard"><text:bookmark text:name="details43"/></text:p>
          <text:section text:style-name="Sect1" text:name="Section588">
            <text:h text:style-name="Heading_20_3" text:outline-level="3"><text:bookmark text:name="meta44"/><text:bookmark text:name="video-title44"/><text:a xlink:type="simple" xlink:href="https://www.youtube.com/watch?v=WZfh6v53leA" text:style-name="Internet_20_link" text:visited-style-name="Visited_20_Internet_20_Link">Selenium Framework for Beginners 22 | Selenium TestNG | How to do Multiple Browser Parallel Testing</text:a></text:h>
            <text:section text:style-name="Sect1" text:name="Section589">
              <text:p text:style-name="Text_20_body"><text:bookmark text:name="metadata-container43"/></text:p>
              <text:section text:style-name="Sect1" text:name="Section590">
                <text:p text:style-name="Text_20_body"><text:bookmark text:name="metadata42"/></text:p>
                <text:section text:style-name="Sect1" text:name="Section591">
                  <text:p text:style-name="Text_20_body"><text:bookmark text:name="metadata-line42"/>957 views2 months ago</text:p>
                </text:section>
              </text:section>
              <text:section text:style-name="Sect1" text:name="Section592">
                <text:p text:style-name="Text_20_body"><text:bookmark text:name="additional-metadata-line42"/></text:p>
              </text:section>
            </text:section>
          </text:section>
          <text:section text:style-name="Sect1" text:name="Section593">
            <text:p text:style-name="Standard"><text:bookmark text:name="menu42"/></text:p>
            <text:section text:style-name="Sect1" text:name="Section594">
              <text:p text:style-name="Standard"><text:bookmark text:name="top-level-buttons42"/></text:p>
            </text:section>
          </text:section>
        </text:section>
      </text:section>
      <text:section text:style-name="Sect1" text:name="Section595">
        <text:p text:style-name="Standard"><text:bookmark text:name="dismissable89"/></text:p>
        <text:section text:style-name="Sect1" text:name="Section596">
          <text:p text:style-name="Standard"><text:bookmark text:name="buttons42"/></text:p>
        </text:section>
      </text:section>
      <text:section text:style-name="Sect1" text:name="Section597">
        <text:p text:style-name="Standard"><text:bookmark text:name="dismissable90"/><text:bookmark text:name="thumbnail45"/><text:bookmark text:name="img49"/><text:soft-page-break/><text:a xlink:type="simple" xlink:href="https://www.youtube.com/watch?v=1Y6knVutUsI" text:style-name="Internet_20_link" text:visited-style-name="Visited_20_Internet_20_Link"><text:s/></text:a></text:p>
        <text:section text:style-name="Sect1" text:name="Section598">
          <text:p text:style-name="Standard"><text:bookmark text:name="overlays43"/>12:16 </text:p>
        </text:section>
        <text:section text:style-name="Sect1" text:name="Section599">
          <text:p text:style-name="Standard"><text:bookmark text:name="mouseover-overlay42"/></text:p>
        </text:section>
        <text:section text:style-name="Sect1" text:name="Section600">
          <text:p text:style-name="Standard"><text:bookmark text:name="hover-overlays43"/></text:p>
        </text:section>
        <text:section text:style-name="Sect1" text:name="Section601">
          <text:p text:style-name="Standard"><text:bookmark text:name="details44"/></text:p>
          <text:section text:style-name="Sect1" text:name="Section602">
            <text:h text:style-name="Heading_20_3" text:outline-level="3"><text:bookmark text:name="meta45"/><text:bookmark text:name="video-title45"/><text:a xlink:type="simple" xlink:href="https://www.youtube.com/watch?v=1Y6knVutUsI" text:style-name="Internet_20_link" text:visited-style-name="Visited_20_Internet_20_Link">TestNG How to do Parallel Testing | Selenium Parallel testing TestNG | Step by Step for Beginners</text:a></text:h>
            <text:section text:style-name="Sect1" text:name="Section603">
              <text:p text:style-name="Text_20_body"><text:bookmark text:name="metadata-container44"/></text:p>
              <text:section text:style-name="Sect1" text:name="Section604">
                <text:p text:style-name="Text_20_body"><text:bookmark text:name="metadata43"/></text:p>
                <text:section text:style-name="Sect1" text:name="Section605">
                  <text:p text:style-name="Text_20_body"><text:bookmark text:name="metadata-line43"/>789 views2 months ago</text:p>
                </text:section>
              </text:section>
              <text:section text:style-name="Sect1" text:name="Section606">
                <text:p text:style-name="Text_20_body"><text:bookmark text:name="additional-metadata-line43"/></text:p>
              </text:section>
            </text:section>
          </text:section>
          <text:section text:style-name="Sect1" text:name="Section607">
            <text:p text:style-name="Standard"><text:bookmark text:name="menu43"/></text:p>
            <text:section text:style-name="Sect1" text:name="Section608">
              <text:p text:style-name="Standard"><text:bookmark text:name="top-level-buttons43"/></text:p>
            </text:section>
          </text:section>
        </text:section>
      </text:section>
      <text:section text:style-name="Sect1" text:name="Section609">
        <text:p text:style-name="Standard"><text:bookmark text:name="dismissable91"/></text:p>
        <text:section text:style-name="Sect1" text:name="Section610">
          <text:p text:style-name="Standard"><text:bookmark text:name="buttons43"/></text:p>
        </text:section>
      </text:section>
      <text:section text:style-name="Sect1" text:name="Section611">
        <text:p text:style-name="Standard"><text:bookmark text:name="dismissable92"/><text:bookmark text:name="thumbnail46"/><text:bookmark text:name="img50"/><text:a xlink:type="simple" xlink:href="https://www.youtube.com/watch?v=27ZCXud-JTo" text:style-name="Internet_20_link" text:visited-style-name="Visited_20_Internet_20_Link"><text:s/></text:a></text:p>
        <text:section text:style-name="Sect1" text:name="Section612">
          <text:p text:style-name="Standard"><text:bookmark text:name="overlays44"/>2:49 </text:p>
        </text:section>
        <text:section text:style-name="Sect1" text:name="Section613">
          <text:p text:style-name="Standard"><text:bookmark text:name="mouseover-overlay43"/></text:p>
        </text:section>
        <text:section text:style-name="Sect1" text:name="Section614">
          <text:p text:style-name="Standard"><text:bookmark text:name="hover-overlays44"/></text:p>
        </text:section>
        <text:section text:style-name="Sect1" text:name="Section615">
          <text:p text:style-name="Standard"><text:bookmark text:name="details45"/></text:p>
          <text:section text:style-name="Sect1" text:name="Section616">
            <text:h text:style-name="Heading_20_3" text:outline-level="3"><text:bookmark text:name="meta46"/><text:bookmark text:name="video-title46"/><text:a xlink:type="simple" xlink:href="https://www.youtube.com/watch?v=27ZCXud-JTo" text:style-name="Internet_20_link" text:visited-style-name="Visited_20_Internet_20_Link">Katalon Studio | How to simulate keyboard key press | Send Keys</text:a></text:h>
            <text:section text:style-name="Sect1" text:name="Section617">
              <text:p text:style-name="Text_20_body"><text:bookmark text:name="metadata-container45"/></text:p>
              <text:section text:style-name="Sect1" text:name="Section618">
                <text:p text:style-name="Text_20_body"><text:bookmark text:name="metadata44"/></text:p>
                <text:section text:style-name="Sect1" text:name="Section619">
                  <text:p text:style-name="Text_20_body"><text:bookmark text:name="metadata-line44"/>841 views2 months ago</text:p>
                </text:section>
              </text:section>
              <text:section text:style-name="Sect1" text:name="Section620">
                <text:p text:style-name="Text_20_body"><text:bookmark text:name="additional-metadata-line44"/></text:p>
              </text:section>
            </text:section>
          </text:section>
          <text:section text:style-name="Sect1" text:name="Section621">
            <text:p text:style-name="Standard"><text:bookmark text:name="menu44"/></text:p>
            <text:section text:style-name="Sect1" text:name="Section622">
              <text:p text:style-name="Standard"><text:bookmark text:name="top-level-buttons44"/></text:p>
            </text:section>
          </text:section>
        </text:section>
      </text:section>
      <text:section text:style-name="Sect1" text:name="Section623">
        <text:p text:style-name="Standard"><text:bookmark text:name="dismissable93"/></text:p>
        <text:section text:style-name="Sect1" text:name="Section624">
          <text:p text:style-name="Standard"><text:bookmark text:name="buttons44"/></text:p>
        </text:section>
      </text:section>
      <text:section text:style-name="Sect1" text:name="Section625">
        <text:p text:style-name="Standard"><text:bookmark text:name="dismissable94"/><text:bookmark text:name="thumbnail47"/><text:bookmark text:name="img51"/><text:a xlink:type="simple" xlink:href="https://www.youtube.com/watch?v=ettBHs_ek8o" text:style-name="Internet_20_link" text:visited-style-name="Visited_20_Internet_20_Link"><text:s/></text:a></text:p>
        <text:section text:style-name="Sect1" text:name="Section626">
          <text:p text:style-name="Standard"><text:bookmark text:name="overlays45"/>8:16 </text:p>
        </text:section>
        <text:section text:style-name="Sect1" text:name="Section627">
          <text:p text:style-name="Standard"><text:bookmark text:name="mouseover-overlay44"/></text:p>
        </text:section>
        <text:section text:style-name="Sect1" text:name="Section628">
          <text:p text:style-name="Standard"><text:bookmark text:name="hover-overlays45"/></text:p>
        </text:section>
        <text:section text:style-name="Sect1" text:name="Section629">
          <text:p text:style-name="Standard"><text:bookmark text:name="details46"/></text:p>
          <text:section text:style-name="Sect1" text:name="Section630">
            <text:h text:style-name="Heading_20_3" text:outline-level="3"><text:bookmark text:name="meta47"/><text:bookmark text:name="video-title47"/><text:a xlink:type="simple" xlink:href="https://www.youtube.com/watch?v=ettBHs_ek8o" text:style-name="Internet_20_link" text:visited-style-name="Visited_20_Internet_20_Link">Selenium Framework for Beginners 21 | Selenium TestNG | How to set Priority</text:a></text:h>
            <text:section text:style-name="Sect1" text:name="Section631">
              <text:p text:style-name="Text_20_body"><text:bookmark text:name="metadata-container46"/></text:p>
              <text:section text:style-name="Sect1" text:name="Section632">
                <text:p text:style-name="Text_20_body"><text:bookmark text:name="metadata45"/></text:p>
                <text:section text:style-name="Sect1" text:name="Section633">
                  <text:p text:style-name="Text_20_body"><text:bookmark text:name="metadata-line45"/>376 views2 months ago</text:p>
                </text:section>
              </text:section>
              <text:section text:style-name="Sect1" text:name="Section634">
                <text:p text:style-name="Text_20_body"><text:bookmark text:name="additional-metadata-line45"/></text:p>
              </text:section>
            </text:section>
          </text:section>
          <text:section text:style-name="Sect1" text:name="Section635">
            <text:p text:style-name="Standard"><text:bookmark text:name="menu45"/></text:p>
            <text:section text:style-name="Sect1" text:name="Section636">
              <text:p text:style-name="Standard"><text:bookmark text:name="top-level-buttons45"/></text:p>
            </text:section>
          </text:section>
        </text:section>
      </text:section>
      <text:section text:style-name="Sect1" text:name="Section637">
        <text:p text:style-name="Standard"><text:bookmark text:name="dismissable95"/><text:soft-page-break/></text:p>
        <text:section text:style-name="Sect1" text:name="Section638">
          <text:p text:style-name="Standard"><text:bookmark text:name="buttons45"/></text:p>
        </text:section>
      </text:section>
      <text:section text:style-name="Sect1" text:name="Section639">
        <text:p text:style-name="Standard"><text:bookmark text:name="dismissable96"/><text:bookmark text:name="thumbnail48"/><text:bookmark text:name="img52"/><text:a xlink:type="simple" xlink:href="https://www.youtube.com/watch?v=d9wPHoX60Sc" text:style-name="Internet_20_link" text:visited-style-name="Visited_20_Internet_20_Link"><text:s/></text:a></text:p>
        <text:section text:style-name="Sect1" text:name="Section640">
          <text:p text:style-name="Standard"><text:bookmark text:name="overlays46"/>7:29 </text:p>
        </text:section>
        <text:section text:style-name="Sect1" text:name="Section641">
          <text:p text:style-name="Standard"><text:bookmark text:name="mouseover-overlay45"/></text:p>
        </text:section>
        <text:section text:style-name="Sect1" text:name="Section642">
          <text:p text:style-name="Standard"><text:bookmark text:name="hover-overlays46"/></text:p>
        </text:section>
        <text:section text:style-name="Sect1" text:name="Section643">
          <text:p text:style-name="Standard"><text:bookmark text:name="details47"/></text:p>
          <text:section text:style-name="Sect1" text:name="Section644">
            <text:h text:style-name="Heading_20_3" text:outline-level="3"><text:bookmark text:name="meta48"/><text:bookmark text:name="video-title48"/><text:a xlink:type="simple" xlink:href="https://www.youtube.com/watch?v=d9wPHoX60Sc" text:style-name="Internet_20_link" text:visited-style-name="Visited_20_Internet_20_Link">Katalon Studio | Some Important Settings | Preferences</text:a></text:h>
            <text:section text:style-name="Sect1" text:name="Section645">
              <text:p text:style-name="Text_20_body"><text:bookmark text:name="metadata-container47"/></text:p>
              <text:section text:style-name="Sect1" text:name="Section646">
                <text:p text:style-name="Text_20_body"><text:bookmark text:name="metadata46"/></text:p>
                <text:section text:style-name="Sect1" text:name="Section647">
                  <text:p text:style-name="Text_20_body"><text:bookmark text:name="metadata-line46"/>755 views2 months ago</text:p>
                </text:section>
              </text:section>
              <text:section text:style-name="Sect1" text:name="Section648">
                <text:p text:style-name="Text_20_body"><text:bookmark text:name="additional-metadata-line46"/></text:p>
              </text:section>
            </text:section>
          </text:section>
          <text:section text:style-name="Sect1" text:name="Section649">
            <text:p text:style-name="Standard"><text:bookmark text:name="menu46"/></text:p>
            <text:section text:style-name="Sect1" text:name="Section650">
              <text:p text:style-name="Standard"><text:bookmark text:name="top-level-buttons46"/></text:p>
            </text:section>
          </text:section>
        </text:section>
      </text:section>
      <text:section text:style-name="Sect1" text:name="Section651">
        <text:p text:style-name="Standard"><text:bookmark text:name="dismissable97"/></text:p>
        <text:section text:style-name="Sect1" text:name="Section652">
          <text:p text:style-name="Standard"><text:bookmark text:name="buttons46"/></text:p>
        </text:section>
      </text:section>
      <text:section text:style-name="Sect1" text:name="Section653">
        <text:p text:style-name="Standard"><text:bookmark text:name="dismissable98"/><text:bookmark text:name="thumbnail49"/><text:bookmark text:name="img53"/><text:a xlink:type="simple" xlink:href="https://www.youtube.com/watch?v=WAyMslXOkLM" text:style-name="Internet_20_link" text:visited-style-name="Visited_20_Internet_20_Link"><text:s/></text:a></text:p>
        <text:section text:style-name="Sect1" text:name="Section654">
          <text:p text:style-name="Standard"><text:bookmark text:name="overlays47"/>28:10 </text:p>
        </text:section>
        <text:section text:style-name="Sect1" text:name="Section655">
          <text:p text:style-name="Standard"><text:bookmark text:name="mouseover-overlay46"/></text:p>
        </text:section>
        <text:section text:style-name="Sect1" text:name="Section656">
          <text:p text:style-name="Standard"><text:bookmark text:name="hover-overlays47"/></text:p>
        </text:section>
        <text:section text:style-name="Sect1" text:name="Section657">
          <text:p text:style-name="Standard"><text:bookmark text:name="details48"/></text:p>
          <text:section text:style-name="Sect1" text:name="Section658">
            <text:h text:style-name="Heading_20_3" text:outline-level="3"><text:bookmark text:name="meta49"/><text:bookmark text:name="video-title49"/><text:a xlink:type="simple" xlink:href="https://www.youtube.com/watch?v=WAyMslXOkLM" text:style-name="Internet_20_link" text:visited-style-name="Visited_20_Internet_20_Link">Selenium Framework for Beginners 20 | What are TestNG Listeners | How to use TestNG Listeners</text:a></text:h>
            <text:section text:style-name="Sect1" text:name="Section659">
              <text:p text:style-name="Text_20_body"><text:bookmark text:name="metadata-container48"/></text:p>
              <text:section text:style-name="Sect1" text:name="Section660">
                <text:p text:style-name="Text_20_body"><text:bookmark text:name="metadata47"/></text:p>
                <text:section text:style-name="Sect1" text:name="Section661">
                  <text:p text:style-name="Text_20_body"><text:bookmark text:name="metadata-line47"/>696 views2 months ago</text:p>
                </text:section>
              </text:section>
              <text:section text:style-name="Sect1" text:name="Section662">
                <text:p text:style-name="Text_20_body"><text:bookmark text:name="additional-metadata-line47"/></text:p>
              </text:section>
            </text:section>
          </text:section>
          <text:section text:style-name="Sect1" text:name="Section663">
            <text:p text:style-name="Standard"><text:bookmark text:name="menu47"/></text:p>
            <text:section text:style-name="Sect1" text:name="Section664">
              <text:p text:style-name="Standard"><text:bookmark text:name="top-level-buttons47"/></text:p>
            </text:section>
          </text:section>
        </text:section>
      </text:section>
      <text:section text:style-name="Sect1" text:name="Section665">
        <text:p text:style-name="Standard"><text:bookmark text:name="dismissable99"/></text:p>
        <text:section text:style-name="Sect1" text:name="Section666">
          <text:p text:style-name="Standard"><text:bookmark text:name="buttons47"/></text:p>
        </text:section>
      </text:section>
      <text:section text:style-name="Sect1" text:name="Section667">
        <text:p text:style-name="Standard"><text:bookmark text:name="dismissable100"/><text:bookmark text:name="thumbnail50"/><text:bookmark text:name="img54"/><text:a xlink:type="simple" xlink:href="https://www.youtube.com/watch?v=Ed-zAyx10fI" text:style-name="Internet_20_link" text:visited-style-name="Visited_20_Internet_20_Link"><text:s/></text:a></text:p>
        <text:section text:style-name="Sect1" text:name="Section668">
          <text:p text:style-name="Standard"><text:bookmark text:name="overlays48"/>4:16 </text:p>
        </text:section>
        <text:section text:style-name="Sect1" text:name="Section669">
          <text:p text:style-name="Standard"><text:bookmark text:name="mouseover-overlay47"/></text:p>
        </text:section>
        <text:section text:style-name="Sect1" text:name="Section670">
          <text:p text:style-name="Standard"><text:bookmark text:name="hover-overlays48"/></text:p>
        </text:section>
        <text:section text:style-name="Sect1" text:name="Section671">
          <text:p text:style-name="Standard"><text:bookmark text:name="details49"/></text:p>
          <text:section text:style-name="Sect1" text:name="Section672">
            <text:h text:style-name="Heading_20_3" text:outline-level="3"><text:bookmark text:name="meta50"/><text:bookmark text:name="video-title50"/><text:a xlink:type="simple" xlink:href="https://www.youtube.com/watch?v=Ed-zAyx10fI" text:style-name="Internet_20_link" text:visited-style-name="Visited_20_Internet_20_Link">Katalon Studio | How to do Video Recording of Test Execution</text:a></text:h>
            <text:section text:style-name="Sect1" text:name="Section673">
              <text:p text:style-name="Text_20_body"><text:bookmark text:name="metadata-container49"/></text:p>
              <text:section text:style-name="Sect1" text:name="Section674">
                <text:p text:style-name="Text_20_body"><text:bookmark text:name="metadata48"/></text:p>
                <text:section text:style-name="Sect1" text:name="Section675">
                  <text:p text:style-name="Text_20_body"><text:bookmark text:name="metadata-line48"/>467 views2 months ago</text:p>
                </text:section>
              </text:section>
              <text:section text:style-name="Sect1" text:name="Section676">
                <text:p text:style-name="Text_20_body"><text:bookmark text:name="additional-metadata-line48"/></text:p>
              </text:section>
            </text:section>
          </text:section>
          <text:section text:style-name="Sect1" text:name="Section677">
            <text:p text:style-name="Standard"><text:bookmark text:name="menu48"/><text:soft-page-break/></text:p>
            <text:section text:style-name="Sect1" text:name="Section678">
              <text:p text:style-name="Standard"><text:bookmark text:name="top-level-buttons48"/></text:p>
            </text:section>
          </text:section>
        </text:section>
      </text:section>
      <text:section text:style-name="Sect1" text:name="Section679">
        <text:p text:style-name="Standard"><text:bookmark text:name="dismissable101"/></text:p>
        <text:section text:style-name="Sect1" text:name="Section680">
          <text:p text:style-name="Standard"><text:bookmark text:name="buttons48"/></text:p>
        </text:section>
      </text:section>
      <text:section text:style-name="Sect1" text:name="Section681">
        <text:p text:style-name="Standard"><text:bookmark text:name="dismissable102"/><text:bookmark text:name="thumbnail51"/><text:bookmark text:name="img55"/><text:a xlink:type="simple" xlink:href="https://www.youtube.com/watch?v=02ANy2pu_ZA" text:style-name="Internet_20_link" text:visited-style-name="Visited_20_Internet_20_Link"><text:s/></text:a></text:p>
        <text:section text:style-name="Sect1" text:name="Section682">
          <text:p text:style-name="Standard"><text:bookmark text:name="overlays49"/>27:24 </text:p>
        </text:section>
        <text:section text:style-name="Sect1" text:name="Section683">
          <text:p text:style-name="Standard"><text:bookmark text:name="mouseover-overlay48"/></text:p>
        </text:section>
        <text:section text:style-name="Sect1" text:name="Section684">
          <text:p text:style-name="Standard"><text:bookmark text:name="hover-overlays49"/></text:p>
        </text:section>
        <text:section text:style-name="Sect1" text:name="Section685">
          <text:p text:style-name="Standard"><text:bookmark text:name="details50"/></text:p>
          <text:section text:style-name="Sect1" text:name="Section686">
            <text:h text:style-name="Heading_20_3" text:outline-level="3"><text:bookmark text:name="meta51"/><text:bookmark text:name="video-title51"/><text:a xlink:type="simple" xlink:href="https://www.youtube.com/watch?v=02ANy2pu_ZA" text:style-name="Internet_20_link" text:visited-style-name="Visited_20_Internet_20_Link">Selenium Framework for Beginners 19 | Selenium TestNG How to get data from Excel using DataProvider</text:a></text:h>
            <text:section text:style-name="Sect1" text:name="Section687">
              <text:p text:style-name="Text_20_body"><text:bookmark text:name="metadata-container50"/></text:p>
              <text:section text:style-name="Sect1" text:name="Section688">
                <text:p text:style-name="Text_20_body"><text:bookmark text:name="metadata49"/></text:p>
                <text:section text:style-name="Sect1" text:name="Section689">
                  <text:p text:style-name="Text_20_body"><text:bookmark text:name="metadata-line49"/>1.1K views2 months ago</text:p>
                </text:section>
              </text:section>
              <text:section text:style-name="Sect1" text:name="Section690">
                <text:p text:style-name="Text_20_body"><text:bookmark text:name="additional-metadata-line49"/></text:p>
              </text:section>
            </text:section>
          </text:section>
          <text:section text:style-name="Sect1" text:name="Section691">
            <text:p text:style-name="Standard"><text:bookmark text:name="menu49"/></text:p>
            <text:section text:style-name="Sect1" text:name="Section692">
              <text:p text:style-name="Standard"><text:bookmark text:name="top-level-buttons49"/></text:p>
            </text:section>
          </text:section>
        </text:section>
      </text:section>
      <text:section text:style-name="Sect1" text:name="Section693">
        <text:p text:style-name="Standard"><text:bookmark text:name="dismissable103"/></text:p>
        <text:section text:style-name="Sect1" text:name="Section694">
          <text:p text:style-name="Standard"><text:bookmark text:name="buttons49"/></text:p>
        </text:section>
      </text:section>
      <text:section text:style-name="Sect1" text:name="Section695">
        <text:p text:style-name="Standard"><text:bookmark text:name="dismissable104"/><text:bookmark text:name="thumbnail52"/><text:bookmark text:name="img56"/><text:a xlink:type="simple" xlink:href="https://www.youtube.com/watch?v=TJs6LVSDP_8" text:style-name="Internet_20_link" text:visited-style-name="Visited_20_Internet_20_Link"><text:s/></text:a></text:p>
        <text:section text:style-name="Sect1" text:name="Section696">
          <text:p text:style-name="Standard"><text:bookmark text:name="overlays50"/>11:36 </text:p>
        </text:section>
        <text:section text:style-name="Sect1" text:name="Section697">
          <text:p text:style-name="Standard"><text:bookmark text:name="mouseover-overlay49"/></text:p>
        </text:section>
        <text:section text:style-name="Sect1" text:name="Section698">
          <text:p text:style-name="Standard"><text:bookmark text:name="hover-overlays50"/></text:p>
        </text:section>
        <text:section text:style-name="Sect1" text:name="Section699">
          <text:p text:style-name="Standard"><text:bookmark text:name="details51"/></text:p>
          <text:section text:style-name="Sect1" text:name="Section700">
            <text:h text:style-name="Heading_20_3" text:outline-level="3"><text:bookmark text:name="meta52"/><text:bookmark text:name="video-title52"/><text:a xlink:type="simple" xlink:href="https://www.youtube.com/watch?v=TJs6LVSDP_8" text:style-name="Internet_20_link" text:visited-style-name="Visited_20_Internet_20_Link">?? LIVE | Ask Raghav #1 | Automation Step by Step | QnA</text:a></text:h>
            <text:section text:style-name="Sect1" text:name="Section701">
              <text:p text:style-name="Text_20_body"><text:bookmark text:name="metadata-container51"/></text:p>
              <text:section text:style-name="Sect1" text:name="Section702">
                <text:p text:style-name="Text_20_body"><text:bookmark text:name="metadata50"/></text:p>
                <text:section text:style-name="Sect1" text:name="Section703">
                  <text:p text:style-name="Text_20_body"><text:bookmark text:name="metadata-line50"/>871 views2 months ago</text:p>
                </text:section>
              </text:section>
              <text:section text:style-name="Sect1" text:name="Section704">
                <text:p text:style-name="Text_20_body"><text:bookmark text:name="additional-metadata-line50"/></text:p>
              </text:section>
            </text:section>
          </text:section>
          <text:section text:style-name="Sect1" text:name="Section705">
            <text:p text:style-name="Standard"><text:bookmark text:name="menu50"/></text:p>
            <text:section text:style-name="Sect1" text:name="Section706">
              <text:p text:style-name="Standard"><text:bookmark text:name="top-level-buttons50"/></text:p>
            </text:section>
          </text:section>
        </text:section>
      </text:section>
      <text:section text:style-name="Sect1" text:name="Section707">
        <text:p text:style-name="Standard"><text:bookmark text:name="dismissable105"/></text:p>
        <text:section text:style-name="Sect1" text:name="Section708">
          <text:p text:style-name="Standard"><text:bookmark text:name="buttons50"/></text:p>
        </text:section>
      </text:section>
      <text:section text:style-name="Sect1" text:name="Section709">
        <text:p text:style-name="Standard"><text:bookmark text:name="dismissable106"/><text:bookmark text:name="thumbnail53"/><text:bookmark text:name="img57"/><text:a xlink:type="simple" xlink:href="https://www.youtube.com/watch?v=8uSiZdne-_k" text:style-name="Internet_20_link" text:visited-style-name="Visited_20_Internet_20_Link"><text:s/></text:a></text:p>
        <text:section text:style-name="Sect1" text:name="Section710">
          <text:p text:style-name="Standard"><text:bookmark text:name="overlays51"/>11:24 </text:p>
        </text:section>
        <text:section text:style-name="Sect1" text:name="Section711">
          <text:p text:style-name="Standard"><text:bookmark text:name="mouseover-overlay50"/></text:p>
        </text:section>
        <text:section text:style-name="Sect1" text:name="Section712">
          <text:p text:style-name="Standard"><text:bookmark text:name="hover-overlays51"/></text:p>
        </text:section>
        <text:section text:style-name="Sect1" text:name="Section713">
          <text:p text:style-name="Standard"><text:bookmark text:name="details52"/></text:p>
          <text:section text:style-name="Sect1" text:name="Section714">
            <text:h text:style-name="Heading_20_3" text:outline-level="3"><text:bookmark text:name="meta53"/><text:bookmark text:name="video-title53"/><text:a xlink:type="simple" xlink:href="https://www.youtube.com/watch?v=8uSiZdne-_k" text:style-name="Internet_20_link" text:visited-style-name="Visited_20_Internet_20_Link">Java Basics Exception Handling | Step by Step</text:a></text:h>
            <text:section text:style-name="Sect1" text:name="Section715">
              <text:p text:style-name="Text_20_body"><text:bookmark text:name="metadata-container52"/></text:p>
              <text:section text:style-name="Sect1" text:name="Section716">
                <text:p text:style-name="Text_20_body"><text:bookmark text:name="metadata51"/></text:p>
                <text:section text:style-name="Sect1" text:name="Section717">
                  <text:p text:style-name="Text_20_body"><text:bookmark text:name="metadata-line51"/>585 views2 months ago</text:p>
                </text:section>
              </text:section>
              <text:section text:style-name="Sect1" text:name="Section718">
                <text:p text:style-name="Text_20_body"><text:bookmark text:name="additional-metadata-line51"/><text:soft-page-break/></text:p>
              </text:section>
            </text:section>
          </text:section>
          <text:section text:style-name="Sect1" text:name="Section719">
            <text:p text:style-name="Standard"><text:bookmark text:name="menu51"/></text:p>
            <text:section text:style-name="Sect1" text:name="Section720">
              <text:p text:style-name="Standard"><text:bookmark text:name="top-level-buttons51"/></text:p>
            </text:section>
          </text:section>
        </text:section>
      </text:section>
      <text:section text:style-name="Sect1" text:name="Section721">
        <text:p text:style-name="Standard"><text:bookmark text:name="dismissable107"/></text:p>
        <text:section text:style-name="Sect1" text:name="Section722">
          <text:p text:style-name="Standard"><text:bookmark text:name="buttons51"/></text:p>
        </text:section>
      </text:section>
      <text:section text:style-name="Sect1" text:name="Section723">
        <text:p text:style-name="Standard"><text:bookmark text:name="dismissable108"/><text:bookmark text:name="thumbnail54"/><text:bookmark text:name="img58"/><text:a xlink:type="simple" xlink:href="https://www.youtube.com/watch?v=FU7XmeFH1u4" text:style-name="Internet_20_link" text:visited-style-name="Visited_20_Internet_20_Link"><text:s/></text:a></text:p>
        <text:section text:style-name="Sect1" text:name="Section724">
          <text:p text:style-name="Standard"><text:bookmark text:name="overlays52"/>3:09 </text:p>
        </text:section>
        <text:section text:style-name="Sect1" text:name="Section725">
          <text:p text:style-name="Standard"><text:bookmark text:name="mouseover-overlay51"/></text:p>
        </text:section>
        <text:section text:style-name="Sect1" text:name="Section726">
          <text:p text:style-name="Standard"><text:bookmark text:name="hover-overlays52"/></text:p>
        </text:section>
        <text:section text:style-name="Sect1" text:name="Section727">
          <text:p text:style-name="Standard"><text:bookmark text:name="details53"/></text:p>
          <text:section text:style-name="Sect1" text:name="Section728">
            <text:h text:style-name="Heading_20_3" text:outline-level="3"><text:bookmark text:name="meta54"/><text:bookmark text:name="video-title54"/><text:a xlink:type="simple" xlink:href="https://www.youtube.com/watch?v=FU7XmeFH1u4" text:style-name="Internet_20_link" text:visited-style-name="Visited_20_Internet_20_Link">Katalon Studio | How to refer and reuse Test Case | Call Test Case</text:a></text:h>
            <text:section text:style-name="Sect1" text:name="Section729">
              <text:p text:style-name="Text_20_body"><text:bookmark text:name="metadata-container53"/></text:p>
              <text:section text:style-name="Sect1" text:name="Section730">
                <text:p text:style-name="Text_20_body"><text:bookmark text:name="metadata52"/></text:p>
                <text:section text:style-name="Sect1" text:name="Section731">
                  <text:p text:style-name="Text_20_body"><text:bookmark text:name="metadata-line52"/>735 views2 months ago</text:p>
                </text:section>
              </text:section>
              <text:section text:style-name="Sect1" text:name="Section732">
                <text:p text:style-name="Text_20_body"><text:bookmark text:name="additional-metadata-line52"/></text:p>
              </text:section>
            </text:section>
          </text:section>
          <text:section text:style-name="Sect1" text:name="Section733">
            <text:p text:style-name="Standard"><text:bookmark text:name="menu52"/></text:p>
            <text:section text:style-name="Sect1" text:name="Section734">
              <text:p text:style-name="Standard"><text:bookmark text:name="top-level-buttons52"/></text:p>
            </text:section>
          </text:section>
        </text:section>
      </text:section>
      <text:section text:style-name="Sect1" text:name="Section735">
        <text:p text:style-name="Standard"><text:bookmark text:name="dismissable109"/></text:p>
        <text:section text:style-name="Sect1" text:name="Section736">
          <text:p text:style-name="Standard"><text:bookmark text:name="buttons52"/></text:p>
        </text:section>
      </text:section>
      <text:section text:style-name="Sect1" text:name="Section737">
        <text:p text:style-name="Standard"><text:bookmark text:name="dismissable110"/><text:bookmark text:name="thumbnail55"/><text:bookmark text:name="img59"/><text:a xlink:type="simple" xlink:href="https://www.youtube.com/watch?v=CV3SOorFydE" text:style-name="Internet_20_link" text:visited-style-name="Visited_20_Internet_20_Link"><text:s/></text:a></text:p>
        <text:section text:style-name="Sect1" text:name="Section738">
          <text:p text:style-name="Standard"><text:bookmark text:name="overlays53"/>34:50 </text:p>
        </text:section>
        <text:section text:style-name="Sect1" text:name="Section739">
          <text:p text:style-name="Standard"><text:bookmark text:name="mouseover-overlay52"/></text:p>
        </text:section>
        <text:section text:style-name="Sect1" text:name="Section740">
          <text:p text:style-name="Standard"><text:bookmark text:name="hover-overlays53"/></text:p>
        </text:section>
        <text:section text:style-name="Sect1" text:name="Section741">
          <text:p text:style-name="Standard"><text:bookmark text:name="details54"/></text:p>
          <text:section text:style-name="Sect1" text:name="Section742">
            <text:h text:style-name="Heading_20_3" text:outline-level="3"><text:bookmark text:name="meta55"/><text:bookmark text:name="video-title55"/><text:a xlink:type="simple" xlink:href="https://www.youtube.com/watch?v=CV3SOorFydE" text:style-name="Internet_20_link" text:visited-style-name="Visited_20_Internet_20_Link">Selenium Framework for Beginners 18 | How to use Excel for getting data in Selenium Java Framework</text:a></text:h>
            <text:section text:style-name="Sect1" text:name="Section743">
              <text:p text:style-name="Text_20_body"><text:bookmark text:name="metadata-container54"/></text:p>
              <text:section text:style-name="Sect1" text:name="Section744">
                <text:p text:style-name="Text_20_body"><text:bookmark text:name="metadata53"/></text:p>
                <text:section text:style-name="Sect1" text:name="Section745">
                  <text:p text:style-name="Text_20_body"><text:bookmark text:name="metadata-line53"/>1.4K views2 months ago</text:p>
                </text:section>
              </text:section>
              <text:section text:style-name="Sect1" text:name="Section746">
                <text:p text:style-name="Text_20_body"><text:bookmark text:name="additional-metadata-line53"/></text:p>
              </text:section>
            </text:section>
          </text:section>
          <text:section text:style-name="Sect1" text:name="Section747">
            <text:p text:style-name="Standard"><text:bookmark text:name="menu53"/></text:p>
            <text:section text:style-name="Sect1" text:name="Section748">
              <text:p text:style-name="Standard"><text:bookmark text:name="top-level-buttons53"/></text:p>
            </text:section>
          </text:section>
        </text:section>
      </text:section>
      <text:section text:style-name="Sect1" text:name="Section749">
        <text:p text:style-name="Standard"><text:bookmark text:name="dismissable111"/></text:p>
        <text:section text:style-name="Sect1" text:name="Section750">
          <text:p text:style-name="Standard"><text:bookmark text:name="buttons53"/></text:p>
        </text:section>
      </text:section>
      <text:section text:style-name="Sect1" text:name="Section751">
        <text:p text:style-name="Standard"><text:bookmark text:name="dismissable112"/><text:bookmark text:name="thumbnail56"/><text:bookmark text:name="img60"/><text:a xlink:type="simple" xlink:href="https://www.youtube.com/watch?v=1GeVbi1uj_8" text:style-name="Internet_20_link" text:visited-style-name="Visited_20_Internet_20_Link"><text:s/></text:a></text:p>
        <text:section text:style-name="Sect1" text:name="Section752">
          <text:p text:style-name="Standard"><text:bookmark text:name="overlays54"/>26:30 </text:p>
        </text:section>
        <text:section text:style-name="Sect1" text:name="Section753">
          <text:p text:style-name="Standard"><text:bookmark text:name="mouseover-overlay53"/></text:p>
        </text:section>
        <text:section text:style-name="Sect1" text:name="Section754">
          <text:p text:style-name="Standard"><text:bookmark text:name="hover-overlays54"/></text:p>
        </text:section>
        <text:section text:style-name="Sect1" text:name="Section755">
          <text:p text:style-name="Standard"><text:bookmark text:name="details55"/></text:p>
          <text:section text:style-name="Sect1" text:name="Section756">
            <text:h text:style-name="Heading_20_3" text:outline-level="3"><text:bookmark text:name="meta56"/><text:bookmark text:name="video-title56"/><text:a xlink:type="simple" xlink:href="https://www.youtube.com/watch?v=1GeVbi1uj_8" text:style-name="Internet_20_link" text:visited-style-name="Visited_20_Internet_20_Link">Selenium Framework for Beginners 17 | What is Properties File | How to use</text:a></text:h>
            <text:section text:style-name="Sect1" text:name="Section757">
              <text:p text:style-name="Text_20_body"><text:bookmark text:name="metadata-container55"/></text:p>
              <text:section text:style-name="Sect1" text:name="Section758">
                <text:p text:style-name="Text_20_body"><text:bookmark text:name="metadata54"/></text:p>
                <text:section text:style-name="Sect1" text:name="Section759">
                  <text:p text:style-name="Text_20_body"><text:bookmark text:name="metadata-line54"/><text:soft-page-break/>667 views2 months ago</text:p>
                </text:section>
              </text:section>
              <text:section text:style-name="Sect1" text:name="Section760">
                <text:p text:style-name="Text_20_body"><text:bookmark text:name="additional-metadata-line54"/></text:p>
              </text:section>
            </text:section>
          </text:section>
          <text:section text:style-name="Sect1" text:name="Section761">
            <text:p text:style-name="Standard"><text:bookmark text:name="menu54"/></text:p>
            <text:section text:style-name="Sect1" text:name="Section762">
              <text:p text:style-name="Standard"><text:bookmark text:name="top-level-buttons54"/></text:p>
            </text:section>
          </text:section>
        </text:section>
      </text:section>
      <text:section text:style-name="Sect1" text:name="Section763">
        <text:p text:style-name="Standard"><text:bookmark text:name="dismissable113"/></text:p>
        <text:section text:style-name="Sect1" text:name="Section764">
          <text:p text:style-name="Standard"><text:bookmark text:name="buttons54"/></text:p>
        </text:section>
      </text:section>
      <text:section text:style-name="Sect1" text:name="Section765">
        <text:p text:style-name="Standard"><text:bookmark text:name="dismissable114"/><text:bookmark text:name="thumbnail57"/><text:bookmark text:name="img61"/><text:a xlink:type="simple" xlink:href="https://www.youtube.com/watch?v=tu5Zc89w6oQ" text:style-name="Internet_20_link" text:visited-style-name="Visited_20_Internet_20_Link"><text:s/></text:a></text:p>
        <text:section text:style-name="Sect1" text:name="Section766">
          <text:p text:style-name="Standard"><text:bookmark text:name="overlays55"/>18:19 </text:p>
        </text:section>
        <text:section text:style-name="Sect1" text:name="Section767">
          <text:p text:style-name="Standard"><text:bookmark text:name="mouseover-overlay54"/></text:p>
        </text:section>
        <text:section text:style-name="Sect1" text:name="Section768">
          <text:p text:style-name="Standard"><text:bookmark text:name="hover-overlays55"/></text:p>
        </text:section>
        <text:section text:style-name="Sect1" text:name="Section769">
          <text:p text:style-name="Standard"><text:bookmark text:name="details56"/></text:p>
          <text:section text:style-name="Sect1" text:name="Section770">
            <text:h text:style-name="Heading_20_3" text:outline-level="3"><text:bookmark text:name="meta57"/><text:bookmark text:name="video-title57"/><text:a xlink:type="simple" xlink:href="https://www.youtube.com/watch?v=tu5Zc89w6oQ" text:style-name="Internet_20_link" text:visited-style-name="Visited_20_Internet_20_Link">Katalon Studio | How To Get Data From Excel</text:a></text:h>
            <text:section text:style-name="Sect1" text:name="Section771">
              <text:p text:style-name="Text_20_body"><text:bookmark text:name="metadata-container56"/></text:p>
              <text:section text:style-name="Sect1" text:name="Section772">
                <text:p text:style-name="Text_20_body"><text:bookmark text:name="metadata55"/></text:p>
                <text:section text:style-name="Sect1" text:name="Section773">
                  <text:p text:style-name="Text_20_body"><text:bookmark text:name="metadata-line55"/>1.6K views2 months ago</text:p>
                </text:section>
              </text:section>
              <text:section text:style-name="Sect1" text:name="Section774">
                <text:p text:style-name="Text_20_body"><text:bookmark text:name="additional-metadata-line55"/></text:p>
              </text:section>
            </text:section>
          </text:section>
          <text:section text:style-name="Sect1" text:name="Section775">
            <text:p text:style-name="Standard"><text:bookmark text:name="menu55"/></text:p>
            <text:section text:style-name="Sect1" text:name="Section776">
              <text:p text:style-name="Standard"><text:bookmark text:name="top-level-buttons55"/></text:p>
            </text:section>
          </text:section>
        </text:section>
      </text:section>
      <text:section text:style-name="Sect1" text:name="Section777">
        <text:p text:style-name="Standard"><text:bookmark text:name="dismissable115"/></text:p>
        <text:section text:style-name="Sect1" text:name="Section778">
          <text:p text:style-name="Standard"><text:bookmark text:name="buttons55"/></text:p>
        </text:section>
      </text:section>
      <text:section text:style-name="Sect1" text:name="Section779">
        <text:p text:style-name="Standard"><text:bookmark text:name="dismissable116"/><text:bookmark text:name="thumbnail58"/><text:bookmark text:name="img62"/><text:a xlink:type="simple" xlink:href="https://www.youtube.com/watch?v=iSdnc1BAThI" text:style-name="Internet_20_link" text:visited-style-name="Visited_20_Internet_20_Link"><text:s/></text:a></text:p>
        <text:section text:style-name="Sect1" text:name="Section780">
          <text:p text:style-name="Standard"><text:bookmark text:name="overlays56"/>12:04 </text:p>
        </text:section>
        <text:section text:style-name="Sect1" text:name="Section781">
          <text:p text:style-name="Standard"><text:bookmark text:name="mouseover-overlay55"/></text:p>
        </text:section>
        <text:section text:style-name="Sect1" text:name="Section782">
          <text:p text:style-name="Standard"><text:bookmark text:name="hover-overlays56"/></text:p>
        </text:section>
        <text:section text:style-name="Sect1" text:name="Section783">
          <text:p text:style-name="Standard"><text:bookmark text:name="details57"/></text:p>
          <text:section text:style-name="Sect1" text:name="Section784">
            <text:h text:style-name="Heading_20_3" text:outline-level="3"><text:bookmark text:name="meta58"/><text:bookmark text:name="video-title58"/><text:a xlink:type="simple" xlink:href="https://www.youtube.com/watch?v=iSdnc1BAThI" text:style-name="Internet_20_link" text:visited-style-name="Visited_20_Internet_20_Link">Selenium Framework for Beginners 16 | How to do Exception Handling in Java Projects | Selenium</text:a></text:h>
            <text:section text:style-name="Sect1" text:name="Section785">
              <text:p text:style-name="Text_20_body"><text:bookmark text:name="metadata-container57"/></text:p>
              <text:section text:style-name="Sect1" text:name="Section786">
                <text:p text:style-name="Text_20_body"><text:bookmark text:name="metadata56"/></text:p>
                <text:section text:style-name="Sect1" text:name="Section787">
                  <text:p text:style-name="Text_20_body"><text:bookmark text:name="metadata-line56"/>631 views2 months ago</text:p>
                </text:section>
              </text:section>
              <text:section text:style-name="Sect1" text:name="Section788">
                <text:p text:style-name="Text_20_body"><text:bookmark text:name="additional-metadata-line56"/></text:p>
              </text:section>
            </text:section>
          </text:section>
          <text:section text:style-name="Sect1" text:name="Section789">
            <text:p text:style-name="Standard"><text:bookmark text:name="menu56"/></text:p>
            <text:section text:style-name="Sect1" text:name="Section790">
              <text:p text:style-name="Standard"><text:bookmark text:name="top-level-buttons56"/></text:p>
            </text:section>
          </text:section>
        </text:section>
      </text:section>
      <text:section text:style-name="Sect1" text:name="Section791">
        <text:p text:style-name="Standard"><text:bookmark text:name="dismissable117"/></text:p>
        <text:section text:style-name="Sect1" text:name="Section792">
          <text:p text:style-name="Standard"><text:bookmark text:name="buttons56"/></text:p>
        </text:section>
      </text:section>
      <text:section text:style-name="Sect1" text:name="Section793">
        <text:p text:style-name="Standard"><text:bookmark text:name="dismissable118"/><text:bookmark text:name="thumbnail59"/><text:bookmark text:name="img63"/><text:a xlink:type="simple" xlink:href="https://www.youtube.com/watch?v=5B-txfxe8lw" text:style-name="Internet_20_link" text:visited-style-name="Visited_20_Internet_20_Link"><text:s/></text:a></text:p>
        <text:section text:style-name="Sect1" text:name="Section794">
          <text:p text:style-name="Standard"><text:bookmark text:name="overlays57"/>9:22 </text:p>
        </text:section>
        <text:section text:style-name="Sect1" text:name="Section795">
          <text:p text:style-name="Standard"><text:bookmark text:name="mouseover-overlay56"/></text:p>
        </text:section>
        <text:section text:style-name="Sect1" text:name="Section796">
          <text:p text:style-name="Standard"><text:bookmark text:name="hover-overlays57"/></text:p>
        </text:section>
        <text:section text:style-name="Sect1" text:name="Section797">
          <text:p text:style-name="Standard"><text:bookmark text:name="details58"/></text:p>
          <text:section text:style-name="Sect1" text:name="Section798">
            <text:h text:style-name="Heading_20_3" text:outline-level="3"><text:bookmark text:name="meta59"/><text:bookmark text:name="video-title59"/><text:a xlink:type="simple" xlink:href="https://www.youtube.com/watch?v=5B-txfxe8lw" text:style-name="Internet_20_link" text:visited-style-name="Visited_20_Internet_20_Link">Selenium Framework for Beginners 15 | How to add Log4j xml file in Java project</text:a></text:h>
            <text:section text:style-name="Sect1" text:name="Section799">
              <text:p text:style-name="Text_20_body"><text:bookmark text:name="metadata-container58"/></text:p>
              <text:section text:style-name="Sect1" text:name="Section800">
                <text:p text:style-name="Text_20_body"><text:bookmark text:name="metadata57"/><text:soft-page-break/></text:p>
                <text:section text:style-name="Sect1" text:name="Section801">
                  <text:p text:style-name="Text_20_body"><text:bookmark text:name="metadata-line57"/>726 views2 months ago</text:p>
                </text:section>
              </text:section>
              <text:section text:style-name="Sect1" text:name="Section802">
                <text:p text:style-name="Text_20_body"><text:bookmark text:name="additional-metadata-line57"/></text:p>
              </text:section>
            </text:section>
          </text:section>
          <text:section text:style-name="Sect1" text:name="Section803">
            <text:p text:style-name="Standard"><text:bookmark text:name="menu57"/></text:p>
            <text:section text:style-name="Sect1" text:name="Section804">
              <text:p text:style-name="Standard"><text:bookmark text:name="top-level-buttons57"/></text:p>
            </text:section>
          </text:section>
        </text:section>
      </text:section>
      <text:section text:style-name="Sect1" text:name="Section805">
        <text:p text:style-name="Standard"><text:bookmark text:name="dismissable119"/></text:p>
        <text:section text:style-name="Sect1" text:name="Section806">
          <text:p text:style-name="Standard"><text:bookmark text:name="buttons57"/></text:p>
        </text:section>
      </text:section>
      <text:section text:style-name="Sect1" text:name="Section807">
        <text:p text:style-name="Standard"><text:bookmark text:name="dismissable120"/><text:bookmark text:name="thumbnail60"/><text:bookmark text:name="img64"/><text:a xlink:type="simple" xlink:href="https://www.youtube.com/watch?v=HPuL1eUPG5U" text:style-name="Internet_20_link" text:visited-style-name="Visited_20_Internet_20_Link"><text:s/></text:a></text:p>
        <text:section text:style-name="Sect1" text:name="Section808">
          <text:p text:style-name="Standard"><text:bookmark text:name="overlays58"/>1:57 </text:p>
        </text:section>
        <text:section text:style-name="Sect1" text:name="Section809">
          <text:p text:style-name="Standard"><text:bookmark text:name="mouseover-overlay57"/></text:p>
        </text:section>
        <text:section text:style-name="Sect1" text:name="Section810">
          <text:p text:style-name="Standard"><text:bookmark text:name="hover-overlays58"/></text:p>
        </text:section>
        <text:section text:style-name="Sect1" text:name="Section811">
          <text:p text:style-name="Standard"><text:bookmark text:name="details59"/></text:p>
          <text:section text:style-name="Sect1" text:name="Section812">
            <text:h text:style-name="Heading_20_3" text:outline-level="3"><text:bookmark text:name="meta60"/><text:bookmark text:name="video-title60"/><text:a xlink:type="simple" xlink:href="https://www.youtube.com/watch?v=HPuL1eUPG5U" text:style-name="Internet_20_link" text:visited-style-name="Visited_20_Internet_20_Link">We're now 50K Family | Thanks for 50k Subscribers</text:a></text:h>
            <text:section text:style-name="Sect1" text:name="Section813">
              <text:p text:style-name="Text_20_body"><text:bookmark text:name="metadata-container59"/></text:p>
              <text:section text:style-name="Sect1" text:name="Section814">
                <text:p text:style-name="Text_20_body"><text:bookmark text:name="metadata58"/></text:p>
                <text:section text:style-name="Sect1" text:name="Section815">
                  <text:p text:style-name="Text_20_body"><text:bookmark text:name="metadata-line58"/>352 views2 months ago</text:p>
                </text:section>
              </text:section>
              <text:section text:style-name="Sect1" text:name="Section816">
                <text:p text:style-name="Text_20_body"><text:bookmark text:name="additional-metadata-line58"/></text:p>
              </text:section>
            </text:section>
          </text:section>
          <text:section text:style-name="Sect1" text:name="Section817">
            <text:p text:style-name="Standard"><text:bookmark text:name="menu58"/></text:p>
            <text:section text:style-name="Sect1" text:name="Section818">
              <text:p text:style-name="Standard"><text:bookmark text:name="top-level-buttons58"/></text:p>
            </text:section>
          </text:section>
        </text:section>
      </text:section>
      <text:section text:style-name="Sect1" text:name="Section819">
        <text:p text:style-name="Standard"><text:bookmark text:name="dismissable121"/></text:p>
        <text:section text:style-name="Sect1" text:name="Section820">
          <text:p text:style-name="Standard"><text:bookmark text:name="buttons58"/></text:p>
        </text:section>
      </text:section>
      <text:section text:style-name="Sect1" text:name="Section821">
        <text:p text:style-name="Standard"><text:bookmark text:name="dismissable122"/><text:bookmark text:name="thumbnail61"/><text:bookmark text:name="img65"/><text:a xlink:type="simple" xlink:href="https://www.youtube.com/watch?v=mZAVVxi3TqE" text:style-name="Internet_20_link" text:visited-style-name="Visited_20_Internet_20_Link"><text:s/></text:a></text:p>
        <text:section text:style-name="Sect1" text:name="Section822">
          <text:p text:style-name="Standard"><text:bookmark text:name="overlays59"/>6:40 </text:p>
        </text:section>
        <text:section text:style-name="Sect1" text:name="Section823">
          <text:p text:style-name="Standard"><text:bookmark text:name="mouseover-overlay58"/></text:p>
        </text:section>
        <text:section text:style-name="Sect1" text:name="Section824">
          <text:p text:style-name="Standard"><text:bookmark text:name="hover-overlays59"/></text:p>
        </text:section>
        <text:section text:style-name="Sect1" text:name="Section825">
          <text:p text:style-name="Standard"><text:bookmark text:name="details60"/></text:p>
          <text:section text:style-name="Sect1" text:name="Section826">
            <text:h text:style-name="Heading_20_3" text:outline-level="3"><text:bookmark text:name="meta61"/><text:bookmark text:name="video-title61"/><text:a xlink:type="simple" xlink:href="https://www.youtube.com/watch?v=mZAVVxi3TqE" text:style-name="Internet_20_link" text:visited-style-name="Visited_20_Internet_20_Link">Katalon Studio | How to use Variables</text:a></text:h>
            <text:section text:style-name="Sect1" text:name="Section827">
              <text:p text:style-name="Text_20_body"><text:bookmark text:name="metadata-container60"/></text:p>
              <text:section text:style-name="Sect1" text:name="Section828">
                <text:p text:style-name="Text_20_body"><text:bookmark text:name="metadata59"/></text:p>
                <text:section text:style-name="Sect1" text:name="Section829">
                  <text:p text:style-name="Text_20_body"><text:bookmark text:name="metadata-line59"/>1.1K views2 months ago</text:p>
                </text:section>
              </text:section>
              <text:section text:style-name="Sect1" text:name="Section830">
                <text:p text:style-name="Text_20_body"><text:bookmark text:name="additional-metadata-line59"/></text:p>
              </text:section>
            </text:section>
          </text:section>
          <text:section text:style-name="Sect1" text:name="Section831">
            <text:p text:style-name="Standard"><text:bookmark text:name="menu59"/></text:p>
            <text:section text:style-name="Sect1" text:name="Section832">
              <text:p text:style-name="Standard"><text:bookmark text:name="top-level-buttons59"/></text:p>
            </text:section>
          </text:section>
        </text:section>
      </text:section>
      <text:section text:style-name="Sect1" text:name="Section833">
        <text:p text:style-name="Standard"><text:bookmark text:name="dismissable123"/></text:p>
        <text:section text:style-name="Sect1" text:name="Section834">
          <text:p text:style-name="Standard"><text:bookmark text:name="buttons59"/></text:p>
        </text:section>
      </text:section>
      <text:section text:style-name="Sect1" text:name="Section835">
        <text:p text:style-name="Standard"><text:bookmark text:name="dismissable124"/><text:bookmark text:name="thumbnail62"/><text:bookmark text:name="img66"/><text:a xlink:type="simple" xlink:href="https://www.youtube.com/watch?v=rbuR9Q_55h4" text:style-name="Internet_20_link" text:visited-style-name="Visited_20_Internet_20_Link"><text:s/></text:a></text:p>
        <text:section text:style-name="Sect1" text:name="Section836">
          <text:p text:style-name="Standard"><text:bookmark text:name="overlays60"/>21:19 </text:p>
        </text:section>
        <text:section text:style-name="Sect1" text:name="Section837">
          <text:p text:style-name="Standard"><text:bookmark text:name="mouseover-overlay59"/></text:p>
        </text:section>
        <text:section text:style-name="Sect1" text:name="Section838">
          <text:p text:style-name="Standard"><text:bookmark text:name="hover-overlays60"/></text:p>
        </text:section>
        <text:section text:style-name="Sect1" text:name="Section839">
          <text:p text:style-name="Standard"><text:bookmark text:name="details61"/></text:p>
          <text:section text:style-name="Sect1" text:name="Section840">
            <text:h text:style-name="Heading_20_3" text:outline-level="3"><text:bookmark text:name="meta62"/><text:bookmark text:name="video-title62"/><text:soft-page-break/><text:a xlink:type="simple" xlink:href="https://www.youtube.com/watch?v=rbuR9Q_55h4" text:style-name="Internet_20_link" text:visited-style-name="Visited_20_Internet_20_Link">Selenium Framework for Beginners 14 | What is Log4j | How to add Log4j in java project</text:a></text:h>
            <text:section text:style-name="Sect1" text:name="Section841">
              <text:p text:style-name="Text_20_body"><text:bookmark text:name="metadata-container61"/></text:p>
              <text:section text:style-name="Sect1" text:name="Section842">
                <text:p text:style-name="Text_20_body"><text:bookmark text:name="metadata60"/></text:p>
                <text:section text:style-name="Sect1" text:name="Section843">
                  <text:p text:style-name="Text_20_body"><text:bookmark text:name="metadata-line60"/>2.3K views2 months ago</text:p>
                </text:section>
              </text:section>
              <text:section text:style-name="Sect1" text:name="Section844">
                <text:p text:style-name="Text_20_body"><text:bookmark text:name="additional-metadata-line60"/></text:p>
              </text:section>
            </text:section>
          </text:section>
          <text:section text:style-name="Sect1" text:name="Section845">
            <text:p text:style-name="Standard"><text:bookmark text:name="menu60"/></text:p>
            <text:section text:style-name="Sect1" text:name="Section846">
              <text:p text:style-name="Standard"><text:bookmark text:name="top-level-buttons60"/></text:p>
            </text:section>
          </text:section>
        </text:section>
      </text:section>
      <text:section text:style-name="Sect1" text:name="Section847">
        <text:p text:style-name="Standard"><text:bookmark text:name="dismissable125"/></text:p>
        <text:section text:style-name="Sect1" text:name="Section848">
          <text:p text:style-name="Standard"><text:bookmark text:name="buttons60"/></text:p>
        </text:section>
      </text:section>
      <text:section text:style-name="Sect1" text:name="Section849">
        <text:p text:style-name="Standard"><text:bookmark text:name="dismissable126"/><text:bookmark text:name="thumbnail63"/><text:bookmark text:name="img67"/><text:a xlink:type="simple" xlink:href="https://www.youtube.com/watch?v=gBpLmQgkqsw" text:style-name="Internet_20_link" text:visited-style-name="Visited_20_Internet_20_Link"><text:s/></text:a></text:p>
        <text:section text:style-name="Sect1" text:name="Section850">
          <text:p text:style-name="Standard"><text:bookmark text:name="overlays61"/>14:33 </text:p>
        </text:section>
        <text:section text:style-name="Sect1" text:name="Section851">
          <text:p text:style-name="Standard"><text:bookmark text:name="mouseover-overlay60"/></text:p>
        </text:section>
        <text:section text:style-name="Sect1" text:name="Section852">
          <text:p text:style-name="Standard"><text:bookmark text:name="hover-overlays61"/></text:p>
        </text:section>
        <text:section text:style-name="Sect1" text:name="Section853">
          <text:p text:style-name="Standard"><text:bookmark text:name="details62"/></text:p>
          <text:section text:style-name="Sect1" text:name="Section854">
            <text:h text:style-name="Heading_20_3" text:outline-level="3"><text:bookmark text:name="meta63"/><text:bookmark text:name="video-title63"/><text:a xlink:type="simple" xlink:href="https://www.youtube.com/watch?v=gBpLmQgkqsw" text:style-name="Internet_20_link" text:visited-style-name="Visited_20_Internet_20_Link">Selenium Framework for Beginners 13 | Selenium What is testng.xml | How to create testng.xml</text:a></text:h>
            <text:section text:style-name="Sect1" text:name="Section855">
              <text:p text:style-name="Text_20_body"><text:bookmark text:name="metadata-container62"/></text:p>
              <text:section text:style-name="Sect1" text:name="Section856">
                <text:p text:style-name="Text_20_body"><text:bookmark text:name="metadata61"/></text:p>
                <text:section text:style-name="Sect1" text:name="Section857">
                  <text:p text:style-name="Text_20_body"><text:bookmark text:name="metadata-line61"/>794 views2 months ago</text:p>
                </text:section>
              </text:section>
              <text:section text:style-name="Sect1" text:name="Section858">
                <text:p text:style-name="Text_20_body"><text:bookmark text:name="additional-metadata-line61"/></text:p>
              </text:section>
            </text:section>
          </text:section>
          <text:section text:style-name="Sect1" text:name="Section859">
            <text:p text:style-name="Standard"><text:bookmark text:name="menu61"/></text:p>
            <text:section text:style-name="Sect1" text:name="Section860">
              <text:p text:style-name="Standard"><text:bookmark text:name="top-level-buttons61"/></text:p>
            </text:section>
          </text:section>
        </text:section>
      </text:section>
      <text:section text:style-name="Sect1" text:name="Section861">
        <text:p text:style-name="Standard"><text:bookmark text:name="dismissable127"/></text:p>
        <text:section text:style-name="Sect1" text:name="Section862">
          <text:p text:style-name="Standard"><text:bookmark text:name="buttons61"/></text:p>
        </text:section>
      </text:section>
      <text:section text:style-name="Sect1" text:name="Section863">
        <text:p text:style-name="Standard"><text:bookmark text:name="dismissable128"/><text:bookmark text:name="thumbnail64"/><text:bookmark text:name="img68"/><text:a xlink:type="simple" xlink:href="https://www.youtube.com/watch?v=e26Dp8Jnwzg" text:style-name="Internet_20_link" text:visited-style-name="Visited_20_Internet_20_Link"><text:s/></text:a></text:p>
        <text:section text:style-name="Sect1" text:name="Section864">
          <text:p text:style-name="Standard"><text:bookmark text:name="overlays62"/>6:59 </text:p>
        </text:section>
        <text:section text:style-name="Sect1" text:name="Section865">
          <text:p text:style-name="Standard"><text:bookmark text:name="mouseover-overlay61"/></text:p>
        </text:section>
        <text:section text:style-name="Sect1" text:name="Section866">
          <text:p text:style-name="Standard"><text:bookmark text:name="hover-overlays62"/></text:p>
        </text:section>
        <text:section text:style-name="Sect1" text:name="Section867">
          <text:p text:style-name="Standard"><text:bookmark text:name="details63"/></text:p>
          <text:section text:style-name="Sect1" text:name="Section868">
            <text:h text:style-name="Heading_20_3" text:outline-level="3"><text:bookmark text:name="meta64"/><text:bookmark text:name="video-title64"/><text:a xlink:type="simple" xlink:href="https://www.youtube.com/watch?v=e26Dp8Jnwzg" text:style-name="Internet_20_link" text:visited-style-name="Visited_20_Internet_20_Link">Katalon Studio | How to create Checkpoints</text:a></text:h>
            <text:section text:style-name="Sect1" text:name="Section869">
              <text:p text:style-name="Text_20_body"><text:bookmark text:name="metadata-container63"/></text:p>
              <text:section text:style-name="Sect1" text:name="Section870">
                <text:p text:style-name="Text_20_body"><text:bookmark text:name="metadata62"/></text:p>
                <text:section text:style-name="Sect1" text:name="Section871">
                  <text:p text:style-name="Text_20_body"><text:bookmark text:name="metadata-line62"/>1K views2 months ago</text:p>
                </text:section>
              </text:section>
              <text:section text:style-name="Sect1" text:name="Section872">
                <text:p text:style-name="Text_20_body"><text:bookmark text:name="additional-metadata-line62"/></text:p>
              </text:section>
            </text:section>
          </text:section>
          <text:section text:style-name="Sect1" text:name="Section873">
            <text:p text:style-name="Standard"><text:bookmark text:name="menu62"/></text:p>
            <text:section text:style-name="Sect1" text:name="Section874">
              <text:p text:style-name="Standard"><text:bookmark text:name="top-level-buttons62"/></text:p>
            </text:section>
          </text:section>
        </text:section>
      </text:section>
      <text:section text:style-name="Sect1" text:name="Section875">
        <text:p text:style-name="Standard"><text:bookmark text:name="dismissable129"/></text:p>
        <text:section text:style-name="Sect1" text:name="Section876">
          <text:p text:style-name="Standard"><text:bookmark text:name="buttons62"/></text:p>
        </text:section>
      </text:section>
      <text:section text:style-name="Sect1" text:name="Section877">
        <text:p text:style-name="Standard"><text:bookmark text:name="dismissable130"/><text:bookmark text:name="thumbnail65"/><text:bookmark text:name="img69"/><text:a xlink:type="simple" xlink:href="https://www.youtube.com/watch?v=UJDxewGXu7o" text:style-name="Internet_20_link" text:visited-style-name="Visited_20_Internet_20_Link"><text:s/></text:a></text:p>
        <text:section text:style-name="Sect1" text:name="Section878">
          <text:p text:style-name="Standard"><text:bookmark text:name="overlays63"/>11:44 </text:p>
        </text:section>
        <text:section text:style-name="Sect1" text:name="Section879">
          <text:p text:style-name="Standard"><text:bookmark text:name="mouseover-overlay62"/><text:soft-page-break/></text:p>
        </text:section>
        <text:section text:style-name="Sect1" text:name="Section880">
          <text:p text:style-name="Standard"><text:bookmark text:name="hover-overlays63"/></text:p>
        </text:section>
        <text:section text:style-name="Sect1" text:name="Section881">
          <text:p text:style-name="Standard"><text:bookmark text:name="details64"/></text:p>
          <text:section text:style-name="Sect1" text:name="Section882">
            <text:h text:style-name="Heading_20_3" text:outline-level="3"><text:bookmark text:name="meta65"/><text:bookmark text:name="video-title65"/><text:a xlink:type="simple" xlink:href="https://www.youtube.com/watch?v=UJDxewGXu7o" text:style-name="Internet_20_link" text:visited-style-name="Visited_20_Internet_20_Link">Selenium Framework for Beginners 12 | What is Desired Capabilities | How to add Desired Capabilities</text:a></text:h>
            <text:section text:style-name="Sect1" text:name="Section883">
              <text:p text:style-name="Text_20_body"><text:bookmark text:name="metadata-container64"/></text:p>
              <text:section text:style-name="Sect1" text:name="Section884">
                <text:p text:style-name="Text_20_body"><text:bookmark text:name="metadata63"/></text:p>
                <text:section text:style-name="Sect1" text:name="Section885">
                  <text:p text:style-name="Text_20_body"><text:bookmark text:name="metadata-line63"/>1.3K views2 months ago</text:p>
                </text:section>
              </text:section>
              <text:section text:style-name="Sect1" text:name="Section886">
                <text:p text:style-name="Text_20_body"><text:bookmark text:name="additional-metadata-line63"/></text:p>
              </text:section>
            </text:section>
          </text:section>
          <text:section text:style-name="Sect1" text:name="Section887">
            <text:p text:style-name="Standard"><text:bookmark text:name="menu63"/></text:p>
            <text:section text:style-name="Sect1" text:name="Section888">
              <text:p text:style-name="Standard"><text:bookmark text:name="top-level-buttons63"/></text:p>
            </text:section>
          </text:section>
        </text:section>
      </text:section>
      <text:section text:style-name="Sect1" text:name="Section889">
        <text:p text:style-name="Standard"><text:bookmark text:name="dismissable131"/></text:p>
        <text:section text:style-name="Sect1" text:name="Section890">
          <text:p text:style-name="Standard"><text:bookmark text:name="buttons63"/></text:p>
        </text:section>
      </text:section>
      <text:section text:style-name="Sect1" text:name="Section891">
        <text:p text:style-name="Standard"><text:bookmark text:name="dismissable132"/><text:bookmark text:name="thumbnail66"/><text:bookmark text:name="img70"/><text:a xlink:type="simple" xlink:href="https://www.youtube.com/watch?v=PzmEiG08L78" text:style-name="Internet_20_link" text:visited-style-name="Visited_20_Internet_20_Link"><text:s/></text:a></text:p>
        <text:section text:style-name="Sect1" text:name="Section892">
          <text:p text:style-name="Standard"><text:bookmark text:name="overlays64"/>15:41 </text:p>
        </text:section>
        <text:section text:style-name="Sect1" text:name="Section893">
          <text:p text:style-name="Standard"><text:bookmark text:name="mouseover-overlay63"/></text:p>
        </text:section>
        <text:section text:style-name="Sect1" text:name="Section894">
          <text:p text:style-name="Standard"><text:bookmark text:name="hover-overlays64"/></text:p>
        </text:section>
        <text:section text:style-name="Sect1" text:name="Section895">
          <text:p text:style-name="Standard"><text:bookmark text:name="details65"/></text:p>
          <text:section text:style-name="Sect1" text:name="Section896">
            <text:h text:style-name="Heading_20_3" text:outline-level="3"><text:bookmark text:name="meta66"/><text:bookmark text:name="video-title66"/><text:a xlink:type="simple" xlink:href="https://www.youtube.com/watch?v=PzmEiG08L78" text:style-name="Internet_20_link" text:visited-style-name="Visited_20_Internet_20_Link">Selenium Framework for Beginners 11 | How to use Extent Reports with TestNG in Selenium Java</text:a></text:h>
            <text:section text:style-name="Sect1" text:name="Section897">
              <text:p text:style-name="Text_20_body"><text:bookmark text:name="metadata-container65"/></text:p>
              <text:section text:style-name="Sect1" text:name="Section898">
                <text:p text:style-name="Text_20_body"><text:bookmark text:name="metadata64"/></text:p>
                <text:section text:style-name="Sect1" text:name="Section899">
                  <text:p text:style-name="Text_20_body"><text:bookmark text:name="metadata-line64"/>941 views2 months ago</text:p>
                </text:section>
              </text:section>
              <text:section text:style-name="Sect1" text:name="Section900">
                <text:p text:style-name="Text_20_body"><text:bookmark text:name="additional-metadata-line64"/></text:p>
              </text:section>
            </text:section>
          </text:section>
          <text:section text:style-name="Sect1" text:name="Section901">
            <text:p text:style-name="Standard"><text:bookmark text:name="menu64"/></text:p>
            <text:section text:style-name="Sect1" text:name="Section902">
              <text:p text:style-name="Standard"><text:bookmark text:name="top-level-buttons64"/></text:p>
            </text:section>
          </text:section>
        </text:section>
      </text:section>
      <text:section text:style-name="Sect1" text:name="Section903">
        <text:p text:style-name="Standard"><text:bookmark text:name="dismissable133"/></text:p>
        <text:section text:style-name="Sect1" text:name="Section904">
          <text:p text:style-name="Standard"><text:bookmark text:name="buttons64"/></text:p>
        </text:section>
      </text:section>
      <text:section text:style-name="Sect1" text:name="Section905">
        <text:p text:style-name="Standard"><text:bookmark text:name="dismissable134"/><text:bookmark text:name="thumbnail67"/><text:bookmark text:name="img71"/><text:a xlink:type="simple" xlink:href="https://www.youtube.com/watch?v=EhOWqEsv9S0" text:style-name="Internet_20_link" text:visited-style-name="Visited_20_Internet_20_Link"><text:s/></text:a></text:p>
        <text:section text:style-name="Sect1" text:name="Section906">
          <text:p text:style-name="Standard"><text:bookmark text:name="overlays65"/>8:06 </text:p>
        </text:section>
        <text:section text:style-name="Sect1" text:name="Section907">
          <text:p text:style-name="Standard"><text:bookmark text:name="mouseover-overlay64"/></text:p>
        </text:section>
        <text:section text:style-name="Sect1" text:name="Section908">
          <text:p text:style-name="Standard"><text:bookmark text:name="hover-overlays65"/></text:p>
        </text:section>
        <text:section text:style-name="Sect1" text:name="Section909">
          <text:p text:style-name="Standard"><text:bookmark text:name="details66"/></text:p>
          <text:section text:style-name="Sect1" text:name="Section910">
            <text:h text:style-name="Heading_20_3" text:outline-level="3"><text:bookmark text:name="meta67"/><text:bookmark text:name="video-title67"/><text:a xlink:type="simple" xlink:href="https://www.youtube.com/watch?v=EhOWqEsv9S0" text:style-name="Internet_20_link" text:visited-style-name="Visited_20_Internet_20_Link">Katalon Studio | How to create Custom Keywords</text:a></text:h>
            <text:section text:style-name="Sect1" text:name="Section911">
              <text:p text:style-name="Text_20_body"><text:bookmark text:name="metadata-container66"/></text:p>
              <text:section text:style-name="Sect1" text:name="Section912">
                <text:p text:style-name="Text_20_body"><text:bookmark text:name="metadata65"/></text:p>
                <text:section text:style-name="Sect1" text:name="Section913">
                  <text:p text:style-name="Text_20_body"><text:bookmark text:name="metadata-line65"/>634 views2 months ago</text:p>
                </text:section>
              </text:section>
              <text:section text:style-name="Sect1" text:name="Section914">
                <text:p text:style-name="Text_20_body"><text:bookmark text:name="additional-metadata-line65"/></text:p>
              </text:section>
            </text:section>
          </text:section>
          <text:section text:style-name="Sect1" text:name="Section915">
            <text:p text:style-name="Standard"><text:bookmark text:name="menu65"/></text:p>
            <text:section text:style-name="Sect1" text:name="Section916">
              <text:p text:style-name="Standard"><text:bookmark text:name="top-level-buttons65"/></text:p>
            </text:section>
          </text:section>
        </text:section>
      </text:section>
      <text:section text:style-name="Sect1" text:name="Section917">
        <text:p text:style-name="Standard"><text:bookmark text:name="dismissable135"/></text:p>
        <text:section text:style-name="Sect1" text:name="Section918">
          <text:p text:style-name="Standard"><text:bookmark text:name="buttons65"/><text:soft-page-break/></text:p>
        </text:section>
      </text:section>
      <text:section text:style-name="Sect1" text:name="Section919">
        <text:p text:style-name="Standard"><text:bookmark text:name="dismissable136"/><text:bookmark text:name="thumbnail68"/><text:bookmark text:name="img72"/><text:a xlink:type="simple" xlink:href="https://www.youtube.com/watch?v=eF_Vb-d4kIo" text:style-name="Internet_20_link" text:visited-style-name="Visited_20_Internet_20_Link"><text:s/></text:a></text:p>
        <text:section text:style-name="Sect1" text:name="Section920">
          <text:p text:style-name="Standard"><text:bookmark text:name="overlays66"/>24:04 </text:p>
        </text:section>
        <text:section text:style-name="Sect1" text:name="Section921">
          <text:p text:style-name="Standard"><text:bookmark text:name="mouseover-overlay65"/></text:p>
        </text:section>
        <text:section text:style-name="Sect1" text:name="Section922">
          <text:p text:style-name="Standard"><text:bookmark text:name="hover-overlays66"/></text:p>
        </text:section>
        <text:section text:style-name="Sect1" text:name="Section923">
          <text:p text:style-name="Standard"><text:bookmark text:name="details67"/></text:p>
          <text:section text:style-name="Sect1" text:name="Section924">
            <text:h text:style-name="Heading_20_3" text:outline-level="3"><text:bookmark text:name="meta68"/><text:bookmark text:name="video-title68"/><text:a xlink:type="simple" xlink:href="https://www.youtube.com/watch?v=eF_Vb-d4kIo" text:style-name="Internet_20_link" text:visited-style-name="Visited_20_Internet_20_Link">Selenium Framework for Beginners 10 | What is Extent Reports | How to use Extent Reports in Selenium</text:a></text:h>
            <text:section text:style-name="Sect1" text:name="Section925">
              <text:p text:style-name="Text_20_body"><text:bookmark text:name="metadata-container67"/></text:p>
              <text:section text:style-name="Sect1" text:name="Section926">
                <text:p text:style-name="Text_20_body"><text:bookmark text:name="metadata66"/></text:p>
                <text:section text:style-name="Sect1" text:name="Section927">
                  <text:p text:style-name="Text_20_body"><text:bookmark text:name="metadata-line66"/>1.3K views3 months ago</text:p>
                </text:section>
              </text:section>
              <text:section text:style-name="Sect1" text:name="Section928">
                <text:p text:style-name="Text_20_body"><text:bookmark text:name="additional-metadata-line66"/></text:p>
              </text:section>
            </text:section>
          </text:section>
          <text:section text:style-name="Sect1" text:name="Section929">
            <text:p text:style-name="Standard"><text:bookmark text:name="menu66"/></text:p>
            <text:section text:style-name="Sect1" text:name="Section930">
              <text:p text:style-name="Standard"><text:bookmark text:name="top-level-buttons66"/></text:p>
            </text:section>
          </text:section>
        </text:section>
      </text:section>
      <text:section text:style-name="Sect1" text:name="Section931">
        <text:p text:style-name="Standard"><text:bookmark text:name="dismissable137"/></text:p>
        <text:section text:style-name="Sect1" text:name="Section932">
          <text:p text:style-name="Standard"><text:bookmark text:name="buttons66"/></text:p>
        </text:section>
      </text:section>
      <text:section text:style-name="Sect1" text:name="Section933">
        <text:p text:style-name="Standard"><text:bookmark text:name="dismissable138"/><text:bookmark text:name="thumbnail69"/><text:bookmark text:name="img73"/><text:a xlink:type="simple" xlink:href="https://www.youtube.com/watch?v=AzVyetnW3hU" text:style-name="Internet_20_link" text:visited-style-name="Visited_20_Internet_20_Link"><text:s/></text:a></text:p>
        <text:section text:style-name="Sect1" text:name="Section934">
          <text:p text:style-name="Standard"><text:bookmark text:name="overlays67"/>16:29 </text:p>
        </text:section>
        <text:section text:style-name="Sect1" text:name="Section935">
          <text:p text:style-name="Standard"><text:bookmark text:name="mouseover-overlay66"/></text:p>
        </text:section>
        <text:section text:style-name="Sect1" text:name="Section936">
          <text:p text:style-name="Standard"><text:bookmark text:name="hover-overlays67"/></text:p>
        </text:section>
        <text:section text:style-name="Sect1" text:name="Section937">
          <text:p text:style-name="Standard"><text:bookmark text:name="details68"/></text:p>
          <text:section text:style-name="Sect1" text:name="Section938">
            <text:h text:style-name="Heading_20_3" text:outline-level="3"><text:bookmark text:name="meta69"/><text:bookmark text:name="video-title69"/><text:a xlink:type="simple" xlink:href="https://www.youtube.com/watch?v=AzVyetnW3hU" text:style-name="Internet_20_link" text:visited-style-name="Visited_20_Internet_20_Link">Selenium Framework for Beginners 9 | What is TestNG | How to install TestNG for Selenium</text:a></text:h>
            <text:section text:style-name="Sect1" text:name="Section939">
              <text:p text:style-name="Text_20_body"><text:bookmark text:name="metadata-container68"/></text:p>
              <text:section text:style-name="Sect1" text:name="Section940">
                <text:p text:style-name="Text_20_body"><text:bookmark text:name="metadata67"/></text:p>
                <text:section text:style-name="Sect1" text:name="Section941">
                  <text:p text:style-name="Text_20_body"><text:bookmark text:name="metadata-line67"/>1.1K views3 months ago</text:p>
                </text:section>
              </text:section>
              <text:section text:style-name="Sect1" text:name="Section942">
                <text:p text:style-name="Text_20_body"><text:bookmark text:name="additional-metadata-line67"/></text:p>
              </text:section>
            </text:section>
          </text:section>
          <text:section text:style-name="Sect1" text:name="Section943">
            <text:p text:style-name="Standard"><text:bookmark text:name="menu67"/></text:p>
            <text:section text:style-name="Sect1" text:name="Section944">
              <text:p text:style-name="Standard"><text:bookmark text:name="top-level-buttons67"/></text:p>
            </text:section>
          </text:section>
        </text:section>
      </text:section>
      <text:section text:style-name="Sect1" text:name="Section945">
        <text:p text:style-name="Standard"><text:bookmark text:name="dismissable139"/></text:p>
        <text:section text:style-name="Sect1" text:name="Section946">
          <text:p text:style-name="Standard"><text:bookmark text:name="buttons67"/></text:p>
        </text:section>
      </text:section>
      <text:section text:style-name="Sect1" text:name="Section947">
        <text:p text:style-name="Standard"><text:bookmark text:name="dismissable140"/><text:bookmark text:name="thumbnail70"/><text:bookmark text:name="img74"/><text:a xlink:type="simple" xlink:href="https://www.youtube.com/watch?v=ybhPor-oxE0" text:style-name="Internet_20_link" text:visited-style-name="Visited_20_Internet_20_Link"><text:s/></text:a></text:p>
        <text:section text:style-name="Sect1" text:name="Section948">
          <text:p text:style-name="Standard"><text:bookmark text:name="overlays68"/>4:52 </text:p>
        </text:section>
        <text:section text:style-name="Sect1" text:name="Section949">
          <text:p text:style-name="Standard"><text:bookmark text:name="mouseover-overlay67"/></text:p>
        </text:section>
        <text:section text:style-name="Sect1" text:name="Section950">
          <text:p text:style-name="Standard"><text:bookmark text:name="hover-overlays68"/></text:p>
        </text:section>
        <text:section text:style-name="Sect1" text:name="Section951">
          <text:p text:style-name="Standard"><text:bookmark text:name="details69"/></text:p>
          <text:section text:style-name="Sect1" text:name="Section952">
            <text:h text:style-name="Heading_20_3" text:outline-level="3"><text:bookmark text:name="meta70"/><text:bookmark text:name="video-title70"/><text:a xlink:type="simple" xlink:href="https://www.youtube.com/watch?v=ybhPor-oxE0" text:style-name="Internet_20_link" text:visited-style-name="Visited_20_Internet_20_Link">Katalon Studio | How to work with Web Object Locators</text:a></text:h>
            <text:section text:style-name="Sect1" text:name="Section953">
              <text:p text:style-name="Text_20_body"><text:bookmark text:name="metadata-container69"/></text:p>
              <text:section text:style-name="Sect1" text:name="Section954">
                <text:p text:style-name="Text_20_body"><text:bookmark text:name="metadata68"/></text:p>
                <text:section text:style-name="Sect1" text:name="Section955">
                  <text:p text:style-name="Text_20_body"><text:bookmark text:name="metadata-line68"/>732 views3 months ago</text:p>
                </text:section>
              </text:section>
              <text:section text:style-name="Sect1" text:name="Section956">
                <text:p text:style-name="Text_20_body"><text:bookmark text:name="additional-metadata-line68"/></text:p>
              </text:section>
            </text:section>
          </text:section>
          <text:section text:style-name="Sect1" text:name="Section957">
            <text:p text:style-name="Standard"><text:bookmark text:name="menu68"/><text:soft-page-break/></text:p>
            <text:section text:style-name="Sect1" text:name="Section958">
              <text:p text:style-name="Standard"><text:bookmark text:name="top-level-buttons68"/></text:p>
            </text:section>
          </text:section>
        </text:section>
      </text:section>
      <text:section text:style-name="Sect1" text:name="Section959">
        <text:p text:style-name="Standard"><text:bookmark text:name="dismissable141"/></text:p>
        <text:section text:style-name="Sect1" text:name="Section960">
          <text:p text:style-name="Standard"><text:bookmark text:name="buttons68"/></text:p>
        </text:section>
      </text:section>
      <text:section text:style-name="Sect1" text:name="Section961">
        <text:p text:style-name="Standard"><text:a xlink:type="simple" xlink:href="https://www.youtube.com/watch?v=tnWig6KfQ9w" text:style-name="Internet_20_link" text:visited-style-name="Visited_20_Internet_20_Link"/></text:p>
        <text:section text:style-name="Sect1" text:name="Section962">
          <text:p text:style-name="Standard"><text:bookmark text:name="overlays69"/>17:38 </text:p>
        </text:section>
        <text:section text:style-name="Sect1" text:name="Section963">
          <text:p text:style-name="Standard"><text:bookmark text:name="mouseover-overlay68"/></text:p>
        </text:section>
        <text:section text:style-name="Sect1" text:name="Section964">
          <text:p text:style-name="Standard"><text:bookmark text:name="hover-overlays69"/></text:p>
        </text:section>
        <text:section text:style-name="Sect1" text:name="Section965">
          <text:p text:style-name="Standard"><text:bookmark text:name="details70"/></text:p>
          <text:section text:style-name="Sect1" text:name="Section966">
            <text:h text:style-name="Heading_20_3" text:outline-level="3"><text:bookmark text:name="meta71"/><text:bookmark text:name="video-title71"/><text:a xlink:type="simple" xlink:href="https://www.youtube.com/watch?v=tnWig6KfQ9w" text:style-name="Internet_20_link" text:visited-style-name="Visited_20_Internet_20_Link">Selenium Framework for Beginners 8 | How to implement POM in Selenium Java</text:a></text:h>
            <text:section text:style-name="Sect1" text:name="Section967">
              <text:p text:style-name="Text_20_body"><text:bookmark text:name="metadata-container70"/></text:p>
              <text:section text:style-name="Sect1" text:name="Section968">
                <text:p text:style-name="Text_20_body"><text:bookmark text:name="metadata69"/></text:p>
                <text:section text:style-name="Sect1" text:name="Section969">
                  <text:p text:style-name="Text_20_body"><text:bookmark text:name="metadata-line69"/>1.1K views3 months ago</text:p>
                </text:section>
              </text:section>
              <text:section text:style-name="Sect1" text:name="Section970">
                <text:p text:style-name="Text_20_body"><text:bookmark text:name="additional-metadata-line69"/></text:p>
              </text:section>
            </text:section>
          </text:section>
          <text:section text:style-name="Sect1" text:name="Section971">
            <text:p text:style-name="Standard"><text:bookmark text:name="menu69"/></text:p>
            <text:section text:style-name="Sect1" text:name="Section972">
              <text:p text:style-name="Standard"><text:bookmark text:name="top-level-buttons69"/></text:p>
            </text:section>
          </text:section>
        </text:section>
      </text:section>
      <text:section text:style-name="Sect1" text:name="Section973">
        <text:p text:style-name="Standard"><text:bookmark text:name="dismissable143"/></text:p>
        <text:section text:style-name="Sect1" text:name="Section974">
          <text:p text:style-name="Standard"><text:bookmark text:name="buttons69"/></text:p>
        </text:section>
      </text:section>
      <text:section text:style-name="Sect1" text:name="Section975">
        <text:p text:style-name="Standard"><text:bookmark text:name="dismissable144"/><text:bookmark text:name="thumbnail72"/><text:bookmark text:name="img76"/><text:a xlink:type="simple" xlink:href="https://www.youtube.com/watch?v=-0F-YBAQdGE" text:style-name="Internet_20_link" text:visited-style-name="Visited_20_Internet_20_Link"><text:s/></text:a></text:p>
        <text:section text:style-name="Sect1" text:name="Section976">
          <text:p text:style-name="Standard"><text:bookmark text:name="overlays70"/>19:32 </text:p>
        </text:section>
        <text:section text:style-name="Sect1" text:name="Section977">
          <text:p text:style-name="Standard"><text:bookmark text:name="mouseover-overlay69"/></text:p>
        </text:section>
        <text:section text:style-name="Sect1" text:name="Section978">
          <text:p text:style-name="Standard"><text:bookmark text:name="hover-overlays70"/></text:p>
        </text:section>
        <text:section text:style-name="Sect1" text:name="Section979">
          <text:p text:style-name="Standard"><text:bookmark text:name="details71"/></text:p>
          <text:section text:style-name="Sect1" text:name="Section980">
            <text:h text:style-name="Heading_20_3" text:outline-level="3"><text:bookmark text:name="meta72"/><text:bookmark text:name="video-title72"/><text:a xlink:type="simple" xlink:href="https://www.youtube.com/watch?v=-0F-YBAQdGE" text:style-name="Internet_20_link" text:visited-style-name="Visited_20_Internet_20_Link">Selenium Framework for Beginners 7 | What is Page Object Model (POM) | How to create POM in Selenium</text:a></text:h>
            <text:section text:style-name="Sect1" text:name="Section981">
              <text:p text:style-name="Text_20_body"><text:bookmark text:name="metadata-container71"/></text:p>
              <text:section text:style-name="Sect1" text:name="Section982">
                <text:p text:style-name="Text_20_body"><text:bookmark text:name="metadata70"/></text:p>
                <text:section text:style-name="Sect1" text:name="Section983">
                  <text:p text:style-name="Text_20_body"><text:bookmark text:name="metadata-line70"/>1.5K views3 months ago</text:p>
                </text:section>
              </text:section>
              <text:section text:style-name="Sect1" text:name="Section984">
                <text:p text:style-name="Text_20_body"><text:bookmark text:name="additional-metadata-line70"/></text:p>
              </text:section>
            </text:section>
          </text:section>
          <text:section text:style-name="Sect1" text:name="Section985">
            <text:p text:style-name="Standard"><text:bookmark text:name="menu70"/></text:p>
            <text:section text:style-name="Sect1" text:name="Section986">
              <text:p text:style-name="Standard"><text:bookmark text:name="top-level-buttons70"/></text:p>
            </text:section>
          </text:section>
        </text:section>
      </text:section>
      <text:section text:style-name="Sect1" text:name="Section987">
        <text:p text:style-name="Standard"><text:bookmark text:name="dismissable145"/></text:p>
        <text:section text:style-name="Sect1" text:name="Section988">
          <text:p text:style-name="Standard"><text:bookmark text:name="buttons70"/></text:p>
        </text:section>
      </text:section>
      <text:section text:style-name="Sect1" text:name="Section989">
        <text:p text:style-name="Standard"><text:bookmark text:name="dismissable146"/><text:bookmark text:name="thumbnail73"/><text:bookmark text:name="img77"/><text:a xlink:type="simple" xlink:href="https://www.youtube.com/watch?v=ApbxjPnrmW0" text:style-name="Internet_20_link" text:visited-style-name="Visited_20_Internet_20_Link"><text:s/></text:a></text:p>
        <text:section text:style-name="Sect1" text:name="Section990">
          <text:p text:style-name="Standard"><text:bookmark text:name="overlays71"/>5:40 </text:p>
        </text:section>
        <text:section text:style-name="Sect1" text:name="Section991">
          <text:p text:style-name="Standard"><text:bookmark text:name="mouseover-overlay70"/></text:p>
        </text:section>
        <text:section text:style-name="Sect1" text:name="Section992">
          <text:p text:style-name="Standard"><text:bookmark text:name="hover-overlays71"/></text:p>
        </text:section>
        <text:section text:style-name="Sect1" text:name="Section993">
          <text:p text:style-name="Standard"><text:bookmark text:name="details72"/></text:p>
          <text:section text:style-name="Sect1" text:name="Section994">
            <text:h text:style-name="Heading_20_3" text:outline-level="3"><text:bookmark text:name="meta73"/><text:bookmark text:name="video-title73"/><text:a xlink:type="simple" xlink:href="https://www.youtube.com/watch?v=ApbxjPnrmW0" text:style-name="Internet_20_link" text:visited-style-name="Visited_20_Internet_20_Link">Katalon Studio | How to record on existing active Browser</text:a></text:h>
            <text:section text:style-name="Sect1" text:name="Section995">
              <text:p text:style-name="Text_20_body"><text:bookmark text:name="metadata-container72"/></text:p>
              <text:section text:style-name="Sect1" text:name="Section996">
                <text:p text:style-name="Text_20_body"><text:bookmark text:name="metadata71"/></text:p>
                <text:section text:style-name="Sect1" text:name="Section997">
                  <text:p text:style-name="Text_20_body"><text:bookmark text:name="metadata-line71"/>597 views3 months ago</text:p>
                </text:section>
              </text:section>
              <text:section text:style-name="Sect1" text:name="Section998">
                <text:p text:style-name="Text_20_body"><text:bookmark text:name="additional-metadata-line71"/><text:soft-page-break/></text:p>
              </text:section>
            </text:section>
          </text:section>
          <text:section text:style-name="Sect1" text:name="Section999">
            <text:p text:style-name="Standard"><text:bookmark text:name="menu71"/></text:p>
            <text:section text:style-name="Sect1" text:name="Section1000">
              <text:p text:style-name="Standard"><text:bookmark text:name="top-level-buttons71"/></text:p>
            </text:section>
          </text:section>
        </text:section>
      </text:section>
      <text:section text:style-name="Sect1" text:name="Section1001">
        <text:p text:style-name="Standard"><text:bookmark text:name="dismissable147"/></text:p>
        <text:section text:style-name="Sect1" text:name="Section1002">
          <text:p text:style-name="Standard"><text:bookmark text:name="buttons71"/></text:p>
        </text:section>
      </text:section>
      <text:section text:style-name="Sect1" text:name="Section1003">
        <text:p text:style-name="Standard"><text:bookmark text:name="dismissable148"/><text:bookmark text:name="thumbnail74"/><text:bookmark text:name="img78"/><text:a xlink:type="simple" xlink:href="https://www.youtube.com/watch?v=ewPmq8nN8vY" text:style-name="Internet_20_link" text:visited-style-name="Visited_20_Internet_20_Link"><text:s/></text:a></text:p>
        <text:section text:style-name="Sect1" text:name="Section1004">
          <text:p text:style-name="Standard"><text:bookmark text:name="overlays72"/>15:38 </text:p>
        </text:section>
        <text:section text:style-name="Sect1" text:name="Section1005">
          <text:p text:style-name="Standard"><text:bookmark text:name="mouseover-overlay71"/></text:p>
        </text:section>
        <text:section text:style-name="Sect1" text:name="Section1006">
          <text:p text:style-name="Standard"><text:bookmark text:name="hover-overlays72"/></text:p>
        </text:section>
        <text:section text:style-name="Sect1" text:name="Section1007">
          <text:p text:style-name="Standard"><text:bookmark text:name="details73"/></text:p>
          <text:section text:style-name="Sect1" text:name="Section1008">
            <text:h text:style-name="Heading_20_3" text:outline-level="3"><text:bookmark text:name="meta74"/><text:bookmark text:name="video-title74"/><text:a xlink:type="simple" xlink:href="https://www.youtube.com/watch?v=ewPmq8nN8vY" text:style-name="Internet_20_link" text:visited-style-name="Visited_20_Internet_20_Link">Selenium Framework for Beginners 6 | How to create FIRST SELENIUM TEST in Java</text:a></text:h>
            <text:section text:style-name="Sect1" text:name="Section1009">
              <text:p text:style-name="Text_20_body"><text:bookmark text:name="metadata-container73"/></text:p>
              <text:section text:style-name="Sect1" text:name="Section1010">
                <text:p text:style-name="Text_20_body"><text:bookmark text:name="metadata72"/></text:p>
                <text:section text:style-name="Sect1" text:name="Section1011">
                  <text:p text:style-name="Text_20_body"><text:bookmark text:name="metadata-line72"/>914 views3 months ago</text:p>
                </text:section>
              </text:section>
              <text:section text:style-name="Sect1" text:name="Section1012">
                <text:p text:style-name="Text_20_body"><text:bookmark text:name="additional-metadata-line72"/></text:p>
              </text:section>
            </text:section>
          </text:section>
          <text:section text:style-name="Sect1" text:name="Section1013">
            <text:p text:style-name="Standard"><text:bookmark text:name="menu72"/></text:p>
            <text:section text:style-name="Sect1" text:name="Section1014">
              <text:p text:style-name="Standard"><text:bookmark text:name="top-level-buttons72"/></text:p>
            </text:section>
          </text:section>
        </text:section>
      </text:section>
      <text:section text:style-name="Sect1" text:name="Section1015">
        <text:p text:style-name="Standard"><text:bookmark text:name="dismissable149"/></text:p>
        <text:section text:style-name="Sect1" text:name="Section1016">
          <text:p text:style-name="Standard"><text:bookmark text:name="buttons72"/></text:p>
        </text:section>
      </text:section>
      <text:section text:style-name="Sect1" text:name="Section1017">
        <text:p text:style-name="Standard"><text:bookmark text:name="dismissable150"/><text:bookmark text:name="thumbnail75"/><text:bookmark text:name="img79"/><text:a xlink:type="simple" xlink:href="https://www.youtube.com/watch?v=vzXdnYJNZDw" text:style-name="Internet_20_link" text:visited-style-name="Visited_20_Internet_20_Link"><text:s/></text:a></text:p>
        <text:section text:style-name="Sect1" text:name="Section1018">
          <text:p text:style-name="Standard"><text:bookmark text:name="overlays73"/>17:31 </text:p>
        </text:section>
        <text:section text:style-name="Sect1" text:name="Section1019">
          <text:p text:style-name="Standard"><text:bookmark text:name="mouseover-overlay72"/></text:p>
        </text:section>
        <text:section text:style-name="Sect1" text:name="Section1020">
          <text:p text:style-name="Standard"><text:bookmark text:name="hover-overlays73"/></text:p>
        </text:section>
        <text:section text:style-name="Sect1" text:name="Section1021">
          <text:p text:style-name="Standard"><text:bookmark text:name="details74"/></text:p>
          <text:section text:style-name="Sect1" text:name="Section1022">
            <text:h text:style-name="Heading_20_3" text:outline-level="3"><text:bookmark text:name="meta75"/><text:bookmark text:name="video-title75"/><text:a xlink:type="simple" xlink:href="https://www.youtube.com/watch?v=vzXdnYJNZDw" text:style-name="Internet_20_link" text:visited-style-name="Visited_20_Internet_20_Link">Selenium Framework for Beginners 5 | How to find Web Elements Locators in Selenium</text:a></text:h>
            <text:section text:style-name="Sect1" text:name="Section1023">
              <text:p text:style-name="Text_20_body"><text:bookmark text:name="metadata-container74"/></text:p>
              <text:section text:style-name="Sect1" text:name="Section1024">
                <text:p text:style-name="Text_20_body"><text:bookmark text:name="metadata73"/></text:p>
                <text:section text:style-name="Sect1" text:name="Section1025">
                  <text:p text:style-name="Text_20_body"><text:bookmark text:name="metadata-line73"/>1.3K views3 months ago</text:p>
                </text:section>
              </text:section>
              <text:section text:style-name="Sect1" text:name="Section1026">
                <text:p text:style-name="Text_20_body"><text:bookmark text:name="additional-metadata-line73"/></text:p>
              </text:section>
            </text:section>
          </text:section>
          <text:section text:style-name="Sect1" text:name="Section1027">
            <text:p text:style-name="Standard"><text:bookmark text:name="menu73"/></text:p>
            <text:section text:style-name="Sect1" text:name="Section1028">
              <text:p text:style-name="Standard"><text:bookmark text:name="top-level-buttons73"/></text:p>
            </text:section>
          </text:section>
        </text:section>
      </text:section>
      <text:section text:style-name="Sect1" text:name="Section1029">
        <text:p text:style-name="Standard"><text:bookmark text:name="dismissable151"/></text:p>
        <text:section text:style-name="Sect1" text:name="Section1030">
          <text:p text:style-name="Standard"><text:bookmark text:name="buttons73"/></text:p>
        </text:section>
      </text:section>
      <text:section text:style-name="Sect1" text:name="Section1031">
        <text:p text:style-name="Standard"><text:bookmark text:name="dismissable152"/><text:bookmark text:name="thumbnail76"/><text:bookmark text:name="img80"/><text:a xlink:type="simple" xlink:href="https://www.youtube.com/watch?v=XrQ4fqg97GI" text:style-name="Internet_20_link" text:visited-style-name="Visited_20_Internet_20_Link"><text:s/></text:a></text:p>
        <text:section text:style-name="Sect1" text:name="Section1032">
          <text:p text:style-name="Standard"><text:bookmark text:name="overlays74"/>11:40 </text:p>
        </text:section>
        <text:section text:style-name="Sect1" text:name="Section1033">
          <text:p text:style-name="Standard"><text:bookmark text:name="mouseover-overlay73"/></text:p>
        </text:section>
        <text:section text:style-name="Sect1" text:name="Section1034">
          <text:p text:style-name="Standard"><text:bookmark text:name="hover-overlays74"/></text:p>
        </text:section>
        <text:section text:style-name="Sect1" text:name="Section1035">
          <text:p text:style-name="Standard"><text:bookmark text:name="details75"/></text:p>
          <text:section text:style-name="Sect1" text:name="Section1036">
            <text:h text:style-name="Heading_20_3" text:outline-level="3"><text:bookmark text:name="meta76"/><text:bookmark text:name="video-title76"/><text:a xlink:type="simple" xlink:href="https://www.youtube.com/watch?v=XrQ4fqg97GI" text:style-name="Internet_20_link" text:visited-style-name="Visited_20_Internet_20_Link">Selenium Framework for Beginners 4 | How to run Selenium tests on Internet Explorer</text:a></text:h>
            <text:section text:style-name="Sect1" text:name="Section1037">
              <text:p text:style-name="Text_20_body"><text:bookmark text:name="metadata-container75"/></text:p>
              <text:section text:style-name="Sect1" text:name="Section1038">
                <text:p text:style-name="Text_20_body"><text:bookmark text:name="metadata74"/><text:soft-page-break/></text:p>
                <text:section text:style-name="Sect1" text:name="Section1039">
                  <text:p text:style-name="Text_20_body"><text:bookmark text:name="metadata-line74"/>927 views3 months ago</text:p>
                </text:section>
              </text:section>
              <text:section text:style-name="Sect1" text:name="Section1040">
                <text:p text:style-name="Text_20_body"><text:bookmark text:name="additional-metadata-line74"/></text:p>
              </text:section>
            </text:section>
          </text:section>
          <text:section text:style-name="Sect1" text:name="Section1041">
            <text:p text:style-name="Standard"><text:bookmark text:name="menu74"/></text:p>
            <text:section text:style-name="Sect1" text:name="Section1042">
              <text:p text:style-name="Standard"><text:bookmark text:name="top-level-buttons74"/></text:p>
            </text:section>
          </text:section>
        </text:section>
      </text:section>
      <text:section text:style-name="Sect1" text:name="Section1043">
        <text:p text:style-name="Standard"><text:bookmark text:name="dismissable153"/></text:p>
        <text:section text:style-name="Sect1" text:name="Section1044">
          <text:p text:style-name="Standard"><text:bookmark text:name="buttons74"/></text:p>
        </text:section>
      </text:section>
      <text:section text:style-name="Sect1" text:name="Section1045">
        <text:p text:style-name="Standard"><text:bookmark text:name="dismissable154"/><text:bookmark text:name="thumbnail77"/><text:bookmark text:name="img81"/><text:a xlink:type="simple" xlink:href="https://www.youtube.com/watch?v=mS8E_cZVK1c" text:style-name="Internet_20_link" text:visited-style-name="Visited_20_Internet_20_Link"><text:s/></text:a></text:p>
        <text:section text:style-name="Sect1" text:name="Section1046">
          <text:p text:style-name="Standard"><text:bookmark text:name="overlays75"/>13:37 </text:p>
        </text:section>
        <text:section text:style-name="Sect1" text:name="Section1047">
          <text:p text:style-name="Standard"><text:bookmark text:name="mouseover-overlay74"/></text:p>
        </text:section>
        <text:section text:style-name="Sect1" text:name="Section1048">
          <text:p text:style-name="Standard"><text:bookmark text:name="hover-overlays75"/></text:p>
        </text:section>
        <text:section text:style-name="Sect1" text:name="Section1049">
          <text:p text:style-name="Standard"><text:bookmark text:name="details76"/></text:p>
          <text:section text:style-name="Sect1" text:name="Section1050">
            <text:h text:style-name="Heading_20_3" text:outline-level="3"><text:bookmark text:name="meta77"/><text:bookmark text:name="video-title77"/><text:a xlink:type="simple" xlink:href="https://www.youtube.com/watch?v=mS8E_cZVK1c" text:style-name="Internet_20_link" text:visited-style-name="Visited_20_Internet_20_Link">Selenium Framework for Beginners 3 | How to run Selenium tests on Chrome Browser</text:a></text:h>
            <text:section text:style-name="Sect1" text:name="Section1051">
              <text:p text:style-name="Text_20_body"><text:bookmark text:name="metadata-container76"/></text:p>
              <text:section text:style-name="Sect1" text:name="Section1052">
                <text:p text:style-name="Text_20_body"><text:bookmark text:name="metadata75"/></text:p>
                <text:section text:style-name="Sect1" text:name="Section1053">
                  <text:p text:style-name="Text_20_body"><text:bookmark text:name="metadata-line75"/>1.2K views3 months ago</text:p>
                </text:section>
              </text:section>
              <text:section text:style-name="Sect1" text:name="Section1054">
                <text:p text:style-name="Text_20_body"><text:bookmark text:name="additional-metadata-line75"/></text:p>
              </text:section>
            </text:section>
          </text:section>
          <text:section text:style-name="Sect1" text:name="Section1055">
            <text:p text:style-name="Standard"><text:bookmark text:name="menu75"/></text:p>
            <text:section text:style-name="Sect1" text:name="Section1056">
              <text:p text:style-name="Standard"><text:bookmark text:name="top-level-buttons75"/></text:p>
            </text:section>
          </text:section>
        </text:section>
      </text:section>
      <text:section text:style-name="Sect1" text:name="Section1057">
        <text:p text:style-name="Standard"><text:bookmark text:name="dismissable155"/></text:p>
        <text:section text:style-name="Sect1" text:name="Section1058">
          <text:p text:style-name="Standard"><text:bookmark text:name="buttons75"/></text:p>
        </text:section>
      </text:section>
      <text:section text:style-name="Sect1" text:name="Section1059">
        <text:p text:style-name="Standard"><text:bookmark text:name="dismissable156"/><text:bookmark text:name="thumbnail78"/><text:bookmark text:name="img82"/><text:a xlink:type="simple" xlink:href="https://www.youtube.com/watch?v=L4auw2m9W-w" text:style-name="Internet_20_link" text:visited-style-name="Visited_20_Internet_20_Link"><text:s/></text:a></text:p>
        <text:section text:style-name="Sect1" text:name="Section1060">
          <text:p text:style-name="Standard"><text:bookmark text:name="overlays76"/>14:03 </text:p>
        </text:section>
        <text:section text:style-name="Sect1" text:name="Section1061">
          <text:p text:style-name="Standard"><text:bookmark text:name="mouseover-overlay75"/></text:p>
        </text:section>
        <text:section text:style-name="Sect1" text:name="Section1062">
          <text:p text:style-name="Standard"><text:bookmark text:name="hover-overlays76"/></text:p>
        </text:section>
        <text:section text:style-name="Sect1" text:name="Section1063">
          <text:p text:style-name="Standard"><text:bookmark text:name="details77"/></text:p>
          <text:section text:style-name="Sect1" text:name="Section1064">
            <text:h text:style-name="Heading_20_3" text:outline-level="3"><text:bookmark text:name="meta78"/><text:bookmark text:name="video-title78"/><text:a xlink:type="simple" xlink:href="https://www.youtube.com/watch?v=L4auw2m9W-w" text:style-name="Internet_20_link" text:visited-style-name="Visited_20_Internet_20_Link">Selenium Framework for Beginners 2 | How to run Selenium tests on Firefox - Geckodriver</text:a></text:h>
            <text:section text:style-name="Sect1" text:name="Section1065">
              <text:p text:style-name="Text_20_body"><text:bookmark text:name="metadata-container77"/></text:p>
              <text:section text:style-name="Sect1" text:name="Section1066">
                <text:p text:style-name="Text_20_body"><text:bookmark text:name="metadata76"/></text:p>
                <text:section text:style-name="Sect1" text:name="Section1067">
                  <text:p text:style-name="Text_20_body"><text:bookmark text:name="metadata-line76"/>2K views3 months ago</text:p>
                </text:section>
              </text:section>
              <text:section text:style-name="Sect1" text:name="Section1068">
                <text:p text:style-name="Text_20_body"><text:bookmark text:name="additional-metadata-line76"/></text:p>
              </text:section>
            </text:section>
          </text:section>
          <text:section text:style-name="Sect1" text:name="Section1069">
            <text:p text:style-name="Standard"><text:bookmark text:name="buttons76"/></text:p>
          </text:section>
        </text:section>
      </text:section>
      <text:section text:style-name="Sect1" text:name="Section1073">
        <text:p text:style-name="Standard"><text:bookmark text:name="dismissable158"/><text:bookmark text:name="thumbnail79"/><text:bookmark text:name="img83"/><text:a xlink:type="simple" xlink:href="https://www.youtube.com/watch?v=nCJoia7wosc" text:style-name="Internet_20_link" text:visited-style-name="Visited_20_Internet_20_Link"><text:s/></text:a></text:p>
        <text:section text:style-name="Sect1" text:name="Section1074">
          <text:p text:style-name="Standard"><text:bookmark text:name="overlays77"/>17:46 </text:p>
        </text:section>
        <text:section text:style-name="Sect1" text:name="Section1075">
          <text:p text:style-name="Standard"><text:bookmark text:name="details78"/></text:p>
        </text:section>
        <text:section text:style-name="Sect1" text:name="Section1077">
          <text:section text:style-name="Sect1" text:name="Section1078">
            <text:h text:style-name="Heading_20_3" text:outline-level="3"><text:bookmark text:name="meta79"/><text:bookmark text:name="video-title79"/><text:a xlink:type="simple" xlink:href="https://www.youtube.com/watch?v=nCJoia7wosc" text:style-name="Internet_20_link" text:visited-style-name="Visited_20_Internet_20_Link">Selenium Framework for Beginners 1 | How to setup Selenium Java project in Eclipse</text:a></text:h>
            <text:section text:style-name="Sect1" text:name="Section1079">
              <text:p text:style-name="Text_20_body"><text:bookmark text:name="metadata-container78"/></text:p>
              <text:section text:style-name="Sect1" text:name="Section1080">
                <text:p text:style-name="Text_20_body"><text:bookmark text:name="metadata77"/></text:p>
                <text:section text:style-name="Sect1" text:name="Section1081">
                  <text:p text:style-name="Text_20_body"><text:bookmark text:name="metadata-line77"/><text:soft-page-break/>4.7K views3 months ago</text:p>
                </text:section>
              </text:section>
              <text:section text:style-name="Sect1" text:name="Section1082">
                <text:p text:style-name="Text_20_body"/>
              </text:section>
            </text:section>
          </text:section>
        </text:section>
      </text:section>
      <text:section text:style-name="Sect1" text:name="Section1087">
        <text:section text:style-name="Sect1" text:name="Section1088">
          <text:p text:style-name="Standard"><text:bookmark text:name="overlays78"/>3:38 </text:p>
        </text:section>
        <text:section text:style-name="Sect1" text:name="Section1089">
          <text:p text:style-name="Standard"><text:bookmark text:name="hover-overlays78"/></text:p>
        </text:section>
        <text:section text:style-name="Sect1" text:name="Section1091">
          <text:p text:style-name="Standard"><text:bookmark text:name="details79"/></text:p>
          <text:section text:style-name="Sect1" text:name="Section1092">
            <text:h text:style-name="Heading_20_3" text:outline-level="3"><text:bookmark text:name="meta80"/><text:bookmark text:name="video-title80"/><text:a xlink:type="simple" xlink:href="https://www.youtube.com/watch?v=gAsuacMaNhU" text:style-name="Internet_20_link" text:visited-style-name="Visited_20_Internet_20_Link">How to grow in Automation Testing | Some TIPS</text:a></text:h>
            <text:section text:style-name="Sect1" text:name="Section1093">
              <text:p text:style-name="Text_20_body"><text:bookmark text:name="metadata-container79"/></text:p>
              <text:section text:style-name="Sect1" text:name="Section1094">
                <text:p text:style-name="Text_20_body"><text:bookmark text:name="metadata78"/></text:p>
                <text:section text:style-name="Sect1" text:name="Section1095">
                  <text:p text:style-name="Text_20_body"><text:bookmark text:name="metadata-line78"/>1.8K views3 months ago</text:p>
                </text:section>
              </text:section>
              <text:section text:style-name="Sect1" text:name="Section1096">
                <text:p text:style-name="Text_20_body"><text:bookmark text:name="additional-metadata-line78"/></text:p>
              </text:section>
            </text:section>
          </text:section>
          <text:section text:style-name="Sect1" text:name="Section1097">
            <text:p text:style-name="Standard"><text:bookmark text:name="menu78"/></text:p>
            <text:section text:style-name="Sect1" text:name="Section1098">
              <text:p text:style-name="Standard"><text:bookmark text:name="top-level-buttons78"/></text:p>
            </text:section>
          </text:section>
        </text:section>
      </text:section>
      <text:section text:style-name="Sect1" text:name="Section1099">
        <text:p text:style-name="Standard"><text:bookmark text:name="dismissable161"/></text:p>
        <text:section text:style-name="Sect1" text:name="Section1100">
          <text:p text:style-name="Standard"><text:bookmark text:name="buttons78"/></text:p>
        </text:section>
      </text:section>
      <text:section text:style-name="Sect1" text:name="Section1101">
        <text:p text:style-name="Standard"><text:bookmark text:name="dismissable162"/><text:bookmark text:name="thumbnail81"/><text:bookmark text:name="img85"/><text:a xlink:type="simple" xlink:href="https://www.youtube.com/watch?v=fNiuSoJ0RaQ" text:style-name="Internet_20_link" text:visited-style-name="Visited_20_Internet_20_Link"><text:s/></text:a></text:p>
        <text:section text:style-name="Sect1" text:name="Section1102">
          <text:p text:style-name="Standard"><text:bookmark text:name="overlays79"/>9:16 </text:p>
        </text:section>
        <text:section text:style-name="Sect1" text:name="Section1103">
          <text:p text:style-name="Standard"><text:bookmark text:name="mouseover-overlay78"/></text:p>
        </text:section>
        <text:section text:style-name="Sect1" text:name="Section1104">
          <text:p text:style-name="Standard"><text:bookmark text:name="hover-overlays79"/></text:p>
        </text:section>
        <text:section text:style-name="Sect1" text:name="Section1105">
          <text:p text:style-name="Standard"><text:bookmark text:name="details80"/></text:p>
          <text:section text:style-name="Sect1" text:name="Section1106">
            <text:h text:style-name="Heading_20_3" text:outline-level="3"><text:bookmark text:name="meta81"/><text:bookmark text:name="video-title81"/><text:a xlink:type="simple" xlink:href="https://www.youtube.com/watch?v=fNiuSoJ0RaQ" text:style-name="Internet_20_link" text:visited-style-name="Visited_20_Internet_20_Link">JMeter How To Use Recording</text:a></text:h>
            <text:section text:style-name="Sect1" text:name="Section1107">
              <text:p text:style-name="Text_20_body"><text:bookmark text:name="metadata-container80"/></text:p>
              <text:section text:style-name="Sect1" text:name="Section1108">
                <text:p text:style-name="Text_20_body"><text:bookmark text:name="metadata79"/></text:p>
                <text:section text:style-name="Sect1" text:name="Section1109">
                  <text:p text:style-name="Text_20_body"><text:bookmark text:name="metadata-line79"/>2.4K views3 months ago</text:p>
                </text:section>
              </text:section>
              <text:section text:style-name="Sect1" text:name="Section1110">
                <text:p text:style-name="Text_20_body"><text:bookmark text:name="additional-metadata-line79"/></text:p>
              </text:section>
            </text:section>
          </text:section>
          <text:section text:style-name="Sect1" text:name="Section1111">
            <text:p text:style-name="Standard"><text:bookmark text:name="menu79"/></text:p>
            <text:section text:style-name="Sect1" text:name="Section1112">
              <text:p text:style-name="Standard"><text:bookmark text:name="top-level-buttons79"/></text:p>
            </text:section>
          </text:section>
        </text:section>
      </text:section>
      <text:section text:style-name="Sect1" text:name="Section1113">
        <text:p text:style-name="Standard"><text:bookmark text:name="dismissable163"/></text:p>
        <text:section text:style-name="Sect1" text:name="Section1114">
          <text:p text:style-name="Standard"><text:bookmark text:name="buttons79"/></text:p>
        </text:section>
      </text:section>
      <text:section text:style-name="Sect1" text:name="Section1115">
        <text:p text:style-name="Standard"><text:bookmark text:name="dismissable164"/><text:bookmark text:name="thumbnail82"/><text:bookmark text:name="img86"/><text:a xlink:type="simple" xlink:href="https://www.youtube.com/watch?v=bU2NNFJ-UXA" text:style-name="Internet_20_link" text:visited-style-name="Visited_20_Internet_20_Link"><text:s/></text:a></text:p>
        <text:section text:style-name="Sect1" text:name="Section1116">
          <text:p text:style-name="Standard"><text:bookmark text:name="overlays80"/>32:40 </text:p>
        </text:section>
        <text:section text:style-name="Sect1" text:name="Section1117">
          <text:p text:style-name="Standard"><text:bookmark text:name="mouseover-overlay79"/></text:p>
        </text:section>
        <text:section text:style-name="Sect1" text:name="Section1118">
          <text:p text:style-name="Standard"><text:bookmark text:name="hover-overlays80"/></text:p>
        </text:section>
        <text:section text:style-name="Sect1" text:name="Section1119">
          <text:p text:style-name="Standard"><text:bookmark text:name="details81"/></text:p>
          <text:section text:style-name="Sect1" text:name="Section1120">
            <text:h text:style-name="Heading_20_3" text:outline-level="3"><text:bookmark text:name="meta82"/><text:bookmark text:name="video-title82"/><text:a xlink:type="simple" xlink:href="https://www.youtube.com/watch?v=bU2NNFJ-UXA" text:style-name="Internet_20_link" text:visited-style-name="Visited_20_Internet_20_Link">Docker Swarm| Step by Step | What is Docker Swarm | How to create Docker Swarm</text:a></text:h>
            <text:section text:style-name="Sect1" text:name="Section1121">
              <text:p text:style-name="Text_20_body"><text:bookmark text:name="metadata-container81"/></text:p>
              <text:section text:style-name="Sect1" text:name="Section1122">
                <text:p text:style-name="Text_20_body"><text:bookmark text:name="metadata80"/></text:p>
                <text:section text:style-name="Sect1" text:name="Section1123">
                  <text:p text:style-name="Text_20_body"><text:bookmark text:name="metadata-line80"/>10K views3 months ago</text:p>
                </text:section>
              </text:section>
              <text:section text:style-name="Sect1" text:name="Section1124">
                <text:p text:style-name="Text_20_body"><text:bookmark text:name="additional-metadata-line80"/></text:p>
              </text:section>
            </text:section>
          </text:section>
          <text:section text:style-name="Sect1" text:name="Section1125">
            <text:p text:style-name="Standard"><text:bookmark text:name="menu80"/><text:soft-page-break/></text:p>
            <text:section text:style-name="Sect1" text:name="Section1126">
              <text:p text:style-name="Standard"><text:bookmark text:name="top-level-buttons80"/></text:p>
            </text:section>
          </text:section>
        </text:section>
      </text:section>
      <text:section text:style-name="Sect1" text:name="Section1127">
        <text:p text:style-name="Standard"><text:bookmark text:name="dismissable165"/></text:p>
        <text:section text:style-name="Sect1" text:name="Section1128">
          <text:p text:style-name="Standard"><text:bookmark text:name="buttons80"/></text:p>
        </text:section>
      </text:section>
      <text:section text:style-name="Sect1" text:name="Section1129">
        <text:p text:style-name="Standard"><text:bookmark text:name="dismissable166"/><text:bookmark text:name="thumbnail83"/><text:bookmark text:name="img87"/><text:a xlink:type="simple" xlink:href="https://www.youtube.com/watch?v=Ok8Cqc0wipk" text:style-name="Internet_20_link" text:visited-style-name="Visited_20_Internet_20_Link"><text:s/></text:a></text:p>
        <text:section text:style-name="Sect1" text:name="Section1130">
          <text:p text:style-name="Standard"><text:bookmark text:name="overlays81"/>17:55 </text:p>
        </text:section>
        <text:section text:style-name="Sect1" text:name="Section1131">
          <text:p text:style-name="Standard"><text:bookmark text:name="mouseover-overlay80"/></text:p>
        </text:section>
        <text:section text:style-name="Sect1" text:name="Section1132">
          <text:p text:style-name="Standard"><text:bookmark text:name="hover-overlays81"/></text:p>
        </text:section>
        <text:section text:style-name="Sect1" text:name="Section1133">
          <text:p text:style-name="Standard"><text:bookmark text:name="details82"/></text:p>
          <text:section text:style-name="Sect1" text:name="Section1134">
            <text:h text:style-name="Heading_20_3" text:outline-level="3"><text:bookmark text:name="meta83"/><text:bookmark text:name="video-title83"/><text:a xlink:type="simple" xlink:href="https://www.youtube.com/watch?v=Ok8Cqc0wipk" text:style-name="Internet_20_link" text:visited-style-name="Visited_20_Internet_20_Link">JMeter | Remote Testing | Master Slave | Distributed Testing</text:a></text:h>
            <text:section text:style-name="Sect1" text:name="Section1135">
              <text:p text:style-name="Text_20_body"><text:bookmark text:name="metadata-container82"/></text:p>
              <text:section text:style-name="Sect1" text:name="Section1136">
                <text:p text:style-name="Text_20_body"><text:bookmark text:name="metadata81"/></text:p>
                <text:section text:style-name="Sect1" text:name="Section1137">
                  <text:p text:style-name="Text_20_body"><text:bookmark text:name="metadata-line81"/>3.8K views3 months ago</text:p>
                </text:section>
              </text:section>
              <text:section text:style-name="Sect1" text:name="Section1138">
                <text:p text:style-name="Text_20_body"><text:bookmark text:name="additional-metadata-line81"/></text:p>
              </text:section>
            </text:section>
          </text:section>
          <text:section text:style-name="Sect1" text:name="Section1139">
            <text:p text:style-name="Standard"><text:bookmark text:name="menu81"/></text:p>
            <text:section text:style-name="Sect1" text:name="Section1140">
              <text:p text:style-name="Standard"><text:bookmark text:name="top-level-buttons81"/></text:p>
            </text:section>
          </text:section>
        </text:section>
      </text:section>
      <text:section text:style-name="Sect1" text:name="Section1141">
        <text:p text:style-name="Standard"><text:bookmark text:name="dismissable167"/></text:p>
        <text:section text:style-name="Sect1" text:name="Section1142">
          <text:p text:style-name="Standard"><text:bookmark text:name="buttons81"/></text:p>
        </text:section>
      </text:section>
      <text:section text:style-name="Sect1" text:name="Section1143">
        <text:p text:style-name="Standard"><text:bookmark text:name="dismissable168"/><text:bookmark text:name="thumbnail84"/><text:bookmark text:name="img88"/><text:a xlink:type="simple" xlink:href="https://www.youtube.com/watch?v=Q3fAX3N4S94" text:style-name="Internet_20_link" text:visited-style-name="Visited_20_Internet_20_Link"><text:s/></text:a></text:p>
        <text:section text:style-name="Sect1" text:name="Section1144">
          <text:p text:style-name="Standard"><text:bookmark text:name="overlays82"/>1:57 </text:p>
        </text:section>
        <text:section text:style-name="Sect1" text:name="Section1145">
          <text:p text:style-name="Standard"><text:bookmark text:name="mouseover-overlay81"/></text:p>
        </text:section>
        <text:section text:style-name="Sect1" text:name="Section1146">
          <text:p text:style-name="Standard"><text:bookmark text:name="hover-overlays82"/></text:p>
        </text:section>
        <text:section text:style-name="Sect1" text:name="Section1147">
          <text:p text:style-name="Standard"><text:bookmark text:name="details83"/></text:p>
          <text:section text:style-name="Sect1" text:name="Section1148">
            <text:h text:style-name="Heading_20_3" text:outline-level="3"><text:bookmark text:name="meta84"/><text:bookmark text:name="video-title84"/><text:a xlink:type="simple" xlink:href="https://www.youtube.com/watch?v=Q3fAX3N4S94" text:style-name="Internet_20_link" text:visited-style-name="Visited_20_Internet_20_Link">Why Is Selenium Named So</text:a></text:h>
            <text:section text:style-name="Sect1" text:name="Section1149">
              <text:p text:style-name="Text_20_body"><text:bookmark text:name="metadata-container83"/></text:p>
              <text:section text:style-name="Sect1" text:name="Section1150">
                <text:p text:style-name="Text_20_body"><text:bookmark text:name="metadata82"/></text:p>
                <text:section text:style-name="Sect1" text:name="Section1151">
                  <text:p text:style-name="Text_20_body"><text:bookmark text:name="metadata-line82"/>2K views3 months ago</text:p>
                </text:section>
              </text:section>
              <text:section text:style-name="Sect1" text:name="Section1152">
                <text:p text:style-name="Text_20_body"><text:bookmark text:name="additional-metadata-line82"/></text:p>
              </text:section>
            </text:section>
          </text:section>
          <text:section text:style-name="Sect1" text:name="Section1153">
            <text:p text:style-name="Standard"><text:bookmark text:name="menu82"/></text:p>
            <text:section text:style-name="Sect1" text:name="Section1154">
              <text:p text:style-name="Standard"><text:bookmark text:name="top-level-buttons82"/></text:p>
            </text:section>
          </text:section>
        </text:section>
      </text:section>
      <text:section text:style-name="Sect1" text:name="Section1155">
        <text:p text:style-name="Standard"><text:bookmark text:name="dismissable169"/></text:p>
        <text:section text:style-name="Sect1" text:name="Section1156">
          <text:p text:style-name="Standard"><text:bookmark text:name="buttons82"/></text:p>
        </text:section>
      </text:section>
      <text:section text:style-name="Sect1" text:name="Section1157">
        <text:p text:style-name="Standard"><text:bookmark text:name="dismissable170"/><text:bookmark text:name="thumbnail85"/><text:bookmark text:name="img89"/><text:a xlink:type="simple" xlink:href="https://www.youtube.com/watch?v=qr6qnhn2ko0" text:style-name="Internet_20_link" text:visited-style-name="Visited_20_Internet_20_Link"><text:s/></text:a></text:p>
        <text:section text:style-name="Sect1" text:name="Section1158">
          <text:p text:style-name="Standard"><text:bookmark text:name="overlays83"/>4:05 </text:p>
        </text:section>
        <text:section text:style-name="Sect1" text:name="Section1159">
          <text:p text:style-name="Standard"><text:bookmark text:name="mouseover-overlay82"/></text:p>
        </text:section>
        <text:section text:style-name="Sect1" text:name="Section1160">
          <text:p text:style-name="Standard"><text:bookmark text:name="hover-overlays83"/></text:p>
        </text:section>
        <text:section text:style-name="Sect1" text:name="Section1161">
          <text:p text:style-name="Standard"><text:bookmark text:name="details84"/></text:p>
          <text:section text:style-name="Sect1" text:name="Section1162">
            <text:h text:style-name="Heading_20_3" text:outline-level="3"><text:bookmark text:name="meta85"/><text:bookmark text:name="video-title85"/><text:a xlink:type="simple" xlink:href="https://www.youtube.com/watch?v=qr6qnhn2ko0" text:style-name="Internet_20_link" text:visited-style-name="Visited_20_Internet_20_Link">Browserling | For Cross Browser Testing</text:a></text:h>
            <text:section text:style-name="Sect1" text:name="Section1163">
              <text:p text:style-name="Text_20_body"><text:bookmark text:name="metadata-container84"/></text:p>
              <text:section text:style-name="Sect1" text:name="Section1164">
                <text:p text:style-name="Text_20_body"><text:bookmark text:name="metadata83"/></text:p>
                <text:section text:style-name="Sect1" text:name="Section1165">
                  <text:p text:style-name="Text_20_body"><text:bookmark text:name="metadata-line83"/>993 views3 months ago</text:p>
                </text:section>
              </text:section>
              <text:section text:style-name="Sect1" text:name="Section1166">
                <text:p text:style-name="Text_20_body"><text:bookmark text:name="additional-metadata-line83"/></text:p>
              </text:section>
            </text:section>
          </text:section>
          <text:section text:style-name="Sect1" text:name="Section1167">
            <text:p text:style-name="Standard"><text:bookmark text:name="menu83"/><text:soft-page-break/></text:p>
            <text:section text:style-name="Sect1" text:name="Section1168">
              <text:p text:style-name="Standard"><text:bookmark text:name="top-level-buttons83"/></text:p>
            </text:section>
          </text:section>
        </text:section>
      </text:section>
      <text:section text:style-name="Sect1" text:name="Section1169">
        <text:p text:style-name="Standard"><text:bookmark text:name="dismissable171"/></text:p>
        <text:section text:style-name="Sect1" text:name="Section1170">
          <text:p text:style-name="Standard"><text:bookmark text:name="buttons83"/></text:p>
        </text:section>
      </text:section>
      <text:section text:style-name="Sect1" text:name="Section1171">
        <text:p text:style-name="Standard"><text:bookmark text:name="dismissable172"/><text:bookmark text:name="thumbnail86"/><text:bookmark text:name="img90"/><text:a xlink:type="simple" xlink:href="https://www.youtube.com/watch?v=8_XM-z7blyk" text:style-name="Internet_20_link" text:visited-style-name="Visited_20_Internet_20_Link"><text:s/></text:a></text:p>
        <text:section text:style-name="Sect1" text:name="Section1172">
          <text:p text:style-name="Standard"><text:bookmark text:name="overlays84"/>5:09 </text:p>
        </text:section>
        <text:section text:style-name="Sect1" text:name="Section1173">
          <text:p text:style-name="Standard"><text:bookmark text:name="mouseover-overlay83"/></text:p>
        </text:section>
        <text:section text:style-name="Sect1" text:name="Section1174">
          <text:p text:style-name="Standard"><text:bookmark text:name="hover-overlays84"/></text:p>
        </text:section>
        <text:section text:style-name="Sect1" text:name="Section1175">
          <text:p text:style-name="Standard"><text:bookmark text:name="details85"/></text:p>
          <text:section text:style-name="Sect1" text:name="Section1176">
            <text:h text:style-name="Heading_20_3" text:outline-level="3"><text:bookmark text:name="meta86"/><text:bookmark text:name="video-title86"/><text:a xlink:type="simple" xlink:href="https://www.youtube.com/watch?v=8_XM-z7blyk" text:style-name="Internet_20_link" text:visited-style-name="Visited_20_Internet_20_Link">How to install JMeter on Linux | amazon aws ec2</text:a></text:h>
            <text:section text:style-name="Sect1" text:name="Section1177">
              <text:p text:style-name="Text_20_body"><text:bookmark text:name="metadata-container85"/></text:p>
              <text:section text:style-name="Sect1" text:name="Section1178">
                <text:p text:style-name="Text_20_body"><text:bookmark text:name="metadata84"/></text:p>
                <text:section text:style-name="Sect1" text:name="Section1179">
                  <text:p text:style-name="Text_20_body"><text:bookmark text:name="metadata-line84"/>1.6K views3 months ago</text:p>
                </text:section>
              </text:section>
              <text:section text:style-name="Sect1" text:name="Section1180">
                <text:p text:style-name="Text_20_body"><text:bookmark text:name="additional-metadata-line84"/></text:p>
              </text:section>
            </text:section>
          </text:section>
          <text:section text:style-name="Sect1" text:name="Section1181">
            <text:p text:style-name="Standard"><text:bookmark text:name="menu84"/></text:p>
            <text:section text:style-name="Sect1" text:name="Section1182">
              <text:p text:style-name="Standard"><text:bookmark text:name="top-level-buttons84"/></text:p>
            </text:section>
          </text:section>
        </text:section>
      </text:section>
      <text:section text:style-name="Sect1" text:name="Section1183">
        <text:p text:style-name="Standard"><text:bookmark text:name="dismissable173"/></text:p>
        <text:section text:style-name="Sect1" text:name="Section1184">
          <text:p text:style-name="Standard"><text:bookmark text:name="buttons84"/></text:p>
        </text:section>
      </text:section>
      <text:section text:style-name="Sect1" text:name="Section1185">
        <text:p text:style-name="Standard"><text:bookmark text:name="dismissable174"/><text:bookmark text:name="thumbnail87"/><text:bookmark text:name="img91"/><text:a xlink:type="simple" xlink:href="https://www.youtube.com/watch?v=XGVOfm8VMTU" text:style-name="Internet_20_link" text:visited-style-name="Visited_20_Internet_20_Link"><text:s/></text:a></text:p>
        <text:section text:style-name="Sect1" text:name="Section1186">
          <text:p text:style-name="Standard"><text:bookmark text:name="overlays85"/>5:22 </text:p>
        </text:section>
        <text:section text:style-name="Sect1" text:name="Section1187">
          <text:p text:style-name="Standard"><text:bookmark text:name="mouseover-overlay84"/></text:p>
        </text:section>
        <text:section text:style-name="Sect1" text:name="Section1188">
          <text:p text:style-name="Standard"><text:bookmark text:name="hover-overlays85"/></text:p>
        </text:section>
        <text:section text:style-name="Sect1" text:name="Section1189">
          <text:p text:style-name="Standard"><text:bookmark text:name="details86"/></text:p>
          <text:section text:style-name="Sect1" text:name="Section1190">
            <text:h text:style-name="Heading_20_3" text:outline-level="3"><text:bookmark text:name="meta87"/><text:bookmark text:name="video-title87"/><text:a xlink:type="simple" xlink:href="https://www.youtube.com/watch?v=XGVOfm8VMTU" text:style-name="Internet_20_link" text:visited-style-name="Visited_20_Internet_20_Link">How To Install / Update Java On Amazon AWS Linux</text:a></text:h>
            <text:section text:style-name="Sect1" text:name="Section1191">
              <text:p text:style-name="Text_20_body"><text:bookmark text:name="metadata-container86"/></text:p>
              <text:section text:style-name="Sect1" text:name="Section1192">
                <text:p text:style-name="Text_20_body"><text:bookmark text:name="metadata85"/></text:p>
                <text:section text:style-name="Sect1" text:name="Section1193">
                  <text:p text:style-name="Text_20_body"><text:bookmark text:name="metadata-line85"/>1K views3 months ago</text:p>
                </text:section>
              </text:section>
              <text:section text:style-name="Sect1" text:name="Section1194">
                <text:p text:style-name="Text_20_body"><text:bookmark text:name="additional-metadata-line85"/></text:p>
              </text:section>
            </text:section>
          </text:section>
          <text:section text:style-name="Sect1" text:name="Section1195">
            <text:p text:style-name="Standard"><text:bookmark text:name="menu85"/></text:p>
            <text:section text:style-name="Sect1" text:name="Section1196">
              <text:p text:style-name="Standard"><text:bookmark text:name="top-level-buttons85"/></text:p>
            </text:section>
          </text:section>
        </text:section>
      </text:section>
      <text:section text:style-name="Sect1" text:name="Section1197">
        <text:p text:style-name="Standard"><text:bookmark text:name="dismissable175"/></text:p>
        <text:section text:style-name="Sect1" text:name="Section1198">
          <text:p text:style-name="Text_20_body"><text:bookmark text:name="meta88"/><text:bookmark text:name="video-title88"/></text:p>
          <text:section text:style-name="Sect1" text:name="Section1070">
            <text:section text:style-name="Sect1" text:name="Section1071">
              <text:p text:style-name="Text_20_body"><text:bookmark text:name="metadata-container87"/></text:p>
              <text:section text:style-name="Sect1" text:name="Section1072">
                <text:p text:style-name="Text_20_body"><text:bookmark text:name="metadata86"/></text:p>
                <text:section text:style-name="Sect1" text:name="Section1076">
                  <text:p text:style-name="Text_20_body"><text:bookmark text:name="metadata-line86"/>3.6K views3 months ago</text:p>
                </text:section>
              </text:section>
              <text:section text:style-name="Sect1" text:name="Section1083">
                <text:p text:style-name="Text_20_body"><text:bookmark text:name="additional-metadata-line86"/></text:p>
              </text:section>
            </text:section>
          </text:section>
          <text:section text:style-name="Sect1" text:name="Section1084">
            <text:p text:style-name="Standard"><text:bookmark text:name="menu86"/></text:p>
            <text:section text:style-name="Sect1" text:name="Section1085">
              <text:p text:style-name="Standard"><text:bookmark text:name="top-level-buttons86"/></text:p>
            </text:section>
          </text:section>
          <text:section text:style-name="Sect1" text:name="Section1086">
            <text:p text:style-name="Standard"><text:bookmark text:name="dismissable177"/></text:p>
            <text:section text:style-name="Sect1" text:name="Section1090">
              <text:p text:style-name="Standard"><text:bookmark text:name="buttons86"/></text:p>
            </text:section>
          </text:section>
          <text:section text:style-name="Sect1" text:name="Section1200">
            <text:p text:style-name="Standard"><text:bookmark text:name="dismissable178"/><text:bookmark text:name="thumbnail89"/><text:bookmark text:name="img93"/><text:a xlink:type="simple" xlink:href="https://www.youtube.com/watch?v=_bWwaXMTdL0" text:style-name="Internet_20_link" text:visited-style-name="Visited_20_Internet_20_Link"><text:s/></text:a></text:p>
            <text:section text:style-name="Sect1" text:name="Section1201">
              <text:p text:style-name="Standard"><text:bookmark text:name="overlays86"/><text:soft-page-break/>12:39 </text:p>
            </text:section>
            <text:section text:style-name="Sect1" text:name="Section1202">
              <text:p text:style-name="Standard"><text:bookmark text:name="mouseover-overlay85"/></text:p>
            </text:section>
            <text:section text:style-name="Sect1" text:name="Section1203">
              <text:p text:style-name="Standard"><text:bookmark text:name="hover-overlays86"/></text:p>
            </text:section>
            <text:section text:style-name="Sect1" text:name="Section1204">
              <text:p text:style-name="Standard"><text:bookmark text:name="details87"/></text:p>
              <text:section text:style-name="Sect1" text:name="Section1205">
                <text:h text:style-name="Heading_20_3" text:outline-level="3"><text:bookmark text:name="meta89"/><text:bookmark text:name="video-title89"/><text:a xlink:type="simple" xlink:href="https://www.youtube.com/watch?v=_bWwaXMTdL0" text:style-name="Internet_20_link" text:visited-style-name="Visited_20_Internet_20_Link">Docker Interview Questions - Part 2</text:a></text:h>
                <text:section text:style-name="Sect1" text:name="Section1206">
                  <text:p text:style-name="Text_20_body"><text:bookmark text:name="metadata-container88"/></text:p>
                  <text:section text:style-name="Sect1" text:name="Section1207">
                    <text:p text:style-name="Text_20_body"><text:bookmark text:name="metadata87"/></text:p>
                    <text:section text:style-name="Sect1" text:name="Section1208">
                      <text:p text:style-name="Text_20_body"><text:bookmark text:name="metadata-line87"/>2.9K views3 months ago</text:p>
                    </text:section>
                  </text:section>
                  <text:section text:style-name="Sect1" text:name="Section1209">
                    <text:p text:style-name="Text_20_body"><text:bookmark text:name="additional-metadata-line87"/></text:p>
                  </text:section>
                </text:section>
              </text:section>
              <text:section text:style-name="Sect1" text:name="Section1210">
                <text:p text:style-name="Standard"><text:bookmark text:name="menu87"/></text:p>
                <text:section text:style-name="Sect1" text:name="Section1211">
                  <text:p text:style-name="Standard"><text:bookmark text:name="top-level-buttons87"/></text:p>
                </text:section>
              </text:section>
            </text:section>
          </text:section>
          <text:section text:style-name="Sect1" text:name="Section1212">
            <text:p text:style-name="Standard"><text:bookmark text:name="dismissable179"/></text:p>
            <text:section text:style-name="Sect1" text:name="Section1213">
              <text:p text:style-name="Standard"><text:bookmark text:name="buttons87"/></text:p>
            </text:section>
          </text:section>
          <text:section text:style-name="Sect1" text:name="Section1214">
            <text:p text:style-name="Standard"><text:bookmark text:name="dismissable180"/><text:bookmark text:name="thumbnail90"/><text:bookmark text:name="img94"/><text:a xlink:type="simple" xlink:href="https://www.youtube.com/watch?v=DWlAQe57uz8" text:style-name="Internet_20_link" text:visited-style-name="Visited_20_Internet_20_Link"><text:s/></text:a></text:p>
            <text:section text:style-name="Sect1" text:name="Section1215">
              <text:p text:style-name="Standard"><text:bookmark text:name="overlays87"/>11:08 </text:p>
            </text:section>
            <text:section text:style-name="Sect1" text:name="Section1216">
              <text:p text:style-name="Standard"><text:bookmark text:name="mouseover-overlay86"/></text:p>
            </text:section>
            <text:section text:style-name="Sect1" text:name="Section1217">
              <text:p text:style-name="Standard"><text:bookmark text:name="hover-overlays87"/></text:p>
            </text:section>
            <text:section text:style-name="Sect1" text:name="Section1218">
              <text:p text:style-name="Standard"><text:bookmark text:name="details88"/></text:p>
              <text:section text:style-name="Sect1" text:name="Section1219">
                <text:h text:style-name="Heading_20_3" text:outline-level="3"><text:bookmark text:name="meta90"/><text:bookmark text:name="video-title90"/><text:a xlink:type="simple" xlink:href="https://www.youtube.com/watch?v=DWlAQe57uz8" text:style-name="Internet_20_link" text:visited-style-name="Visited_20_Internet_20_Link">Jenkins How to Trigger Job with Email | Poll Mailbox Trigger Plugin</text:a></text:h>
                <text:section text:style-name="Sect1" text:name="Section1220">
                  <text:p text:style-name="Text_20_body"><text:bookmark text:name="metadata-container89"/></text:p>
                  <text:section text:style-name="Sect1" text:name="Section1221">
                    <text:p text:style-name="Text_20_body"><text:bookmark text:name="metadata88"/></text:p>
                    <text:section text:style-name="Sect1" text:name="Section1222">
                      <text:p text:style-name="Text_20_body"><text:bookmark text:name="metadata-line88"/>4.4K views3 months ago</text:p>
                    </text:section>
                  </text:section>
                  <text:section text:style-name="Sect1" text:name="Section1223">
                    <text:p text:style-name="Text_20_body"><text:bookmark text:name="additional-metadata-line88"/></text:p>
                  </text:section>
                </text:section>
              </text:section>
              <text:section text:style-name="Sect1" text:name="Section1224">
                <text:p text:style-name="Standard"><text:bookmark text:name="menu88"/></text:p>
                <text:section text:style-name="Sect1" text:name="Section1225">
                  <text:p text:style-name="Standard"><text:bookmark text:name="top-level-buttons88"/></text:p>
                </text:section>
              </text:section>
            </text:section>
          </text:section>
          <text:section text:style-name="Sect1" text:name="Section1226">
            <text:p text:style-name="Standard"><text:bookmark text:name="dismissable181"/></text:p>
            <text:section text:style-name="Sect1" text:name="Section1227">
              <text:p text:style-name="Standard"><text:bookmark text:name="buttons88"/></text:p>
            </text:section>
          </text:section>
          <text:section text:style-name="Sect1" text:name="Section1228">
            <text:p text:style-name="Standard"><text:bookmark text:name="dismissable182"/><text:bookmark text:name="thumbnail91"/><text:bookmark text:name="img95"/><text:a xlink:type="simple" xlink:href="https://www.youtube.com/watch?v=VOK06Q4QqvE" text:style-name="Internet_20_link" text:visited-style-name="Visited_20_Internet_20_Link"><text:s/></text:a></text:p>
            <text:section text:style-name="Sect1" text:name="Section1229">
              <text:p text:style-name="Standard"><text:bookmark text:name="overlays88"/>16:51 </text:p>
            </text:section>
            <text:section text:style-name="Sect1" text:name="Section1230">
              <text:p text:style-name="Standard"><text:bookmark text:name="mouseover-overlay87"/></text:p>
            </text:section>
            <text:section text:style-name="Sect1" text:name="Section1231">
              <text:p text:style-name="Standard"><text:bookmark text:name="hover-overlays88"/></text:p>
            </text:section>
            <text:section text:style-name="Sect1" text:name="Section1232">
              <text:p text:style-name="Standard"><text:bookmark text:name="details89"/></text:p>
              <text:section text:style-name="Sect1" text:name="Section1233">
                <text:h text:style-name="Heading_20_3" text:outline-level="3"><text:bookmark text:name="meta91"/><text:bookmark text:name="video-title91"/><text:a xlink:type="simple" xlink:href="https://www.youtube.com/watch?v=VOK06Q4QqvE" text:style-name="Internet_20_link" text:visited-style-name="Visited_20_Internet_20_Link">What is Docker Volume | How to create Volumes | What is Bind Mount | Docker Storage</text:a></text:h>
                <text:section text:style-name="Sect1" text:name="Section1234">
                  <text:p text:style-name="Text_20_body"><text:bookmark text:name="metadata-container90"/></text:p>
                  <text:section text:style-name="Sect1" text:name="Section1235">
                    <text:p text:style-name="Text_20_body"><text:bookmark text:name="metadata89"/></text:p>
                    <text:section text:style-name="Sect1" text:name="Section1236">
                      <text:p text:style-name="Text_20_body"><text:bookmark text:name="metadata-line89"/>9.5K views3 months ago</text:p>
                    </text:section>
                  </text:section>
                  <text:section text:style-name="Sect1" text:name="Section1237">
                    <text:p text:style-name="Text_20_body"><text:bookmark text:name="additional-metadata-line89"/></text:p>
                  </text:section>
                </text:section>
              </text:section>
              <text:section text:style-name="Sect1" text:name="Section1238">
                <text:p text:style-name="Standard"><text:bookmark text:name="menu89"/></text:p>
                <text:section text:style-name="Sect1" text:name="Section1239">
                  <text:p text:style-name="Standard"><text:bookmark text:name="top-level-buttons89"/></text:p>
                </text:section>
              </text:section>
            </text:section>
          </text:section>
          <text:section text:style-name="Sect1" text:name="Section1240">
            <text:p text:style-name="Standard"><text:bookmark text:name="dismissable183"/></text:p>
            <text:section text:style-name="Sect1" text:name="Section1241">
              <text:p text:style-name="Standard"><text:bookmark text:name="buttons89"/><text:soft-page-break/></text:p>
            </text:section>
          </text:section>
          <text:section text:style-name="Sect1" text:name="Section1242">
            <text:p text:style-name="Standard"><text:bookmark text:name="dismissable184"/><text:bookmark text:name="thumbnail92"/><text:bookmark text:name="img96"/><text:a xlink:type="simple" xlink:href="https://www.youtube.com/watch?v=HUpIoF_conA" text:style-name="Internet_20_link" text:visited-style-name="Visited_20_Internet_20_Link"><text:s/></text:a></text:p>
            <text:section text:style-name="Sect1" text:name="Section1243">
              <text:p text:style-name="Standard"><text:bookmark text:name="overlays89"/>18:23 </text:p>
            </text:section>
            <text:section text:style-name="Sect1" text:name="Section1244">
              <text:p text:style-name="Standard"><text:bookmark text:name="mouseover-overlay88"/></text:p>
            </text:section>
            <text:section text:style-name="Sect1" text:name="Section1245">
              <text:p text:style-name="Standard"><text:bookmark text:name="hover-overlays89"/></text:p>
            </text:section>
            <text:section text:style-name="Sect1" text:name="Section1246">
              <text:p text:style-name="Standard"><text:bookmark text:name="details90"/></text:p>
              <text:section text:style-name="Sect1" text:name="Section1247">
                <text:h text:style-name="Heading_20_3" text:outline-level="3"><text:bookmark text:name="meta92"/><text:bookmark text:name="video-title92"/><text:a xlink:type="simple" xlink:href="https://www.youtube.com/watch?v=HUpIoF_conA" text:style-name="Internet_20_link" text:visited-style-name="Visited_20_Internet_20_Link">What is Docker Compose | How to create docker compose file | How to use Compose</text:a></text:h>
                <text:section text:style-name="Sect1" text:name="Section1248">
                  <text:p text:style-name="Text_20_body"><text:bookmark text:name="metadata-container91"/></text:p>
                  <text:section text:style-name="Sect1" text:name="Section1249">
                    <text:p text:style-name="Text_20_body"><text:bookmark text:name="metadata90"/></text:p>
                    <text:section text:style-name="Sect1" text:name="Section1250">
                      <text:p text:style-name="Text_20_body"><text:bookmark text:name="metadata-line90"/>13K views3 months ago</text:p>
                    </text:section>
                  </text:section>
                  <text:section text:style-name="Sect1" text:name="Section1251">
                    <text:p text:style-name="Text_20_body"><text:bookmark text:name="additional-metadata-line90"/></text:p>
                  </text:section>
                </text:section>
              </text:section>
              <text:section text:style-name="Sect1" text:name="Section1252">
                <text:p text:style-name="Standard"><text:bookmark text:name="menu90"/></text:p>
                <text:section text:style-name="Sect1" text:name="Section1253">
                  <text:p text:style-name="Standard"><text:bookmark text:name="top-level-buttons90"/></text:p>
                </text:section>
              </text:section>
            </text:section>
          </text:section>
          <text:section text:style-name="Sect1" text:name="Section1254">
            <text:p text:style-name="Standard"><text:bookmark text:name="dismissable185"/></text:p>
            <text:section text:style-name="Sect1" text:name="Section1255">
              <text:p text:style-name="Standard"><text:bookmark text:name="buttons90"/></text:p>
            </text:section>
          </text:section>
          <text:section text:style-name="Sect1" text:name="Section1256">
            <text:p text:style-name="Standard"><text:bookmark text:name="dismissable186"/><text:bookmark text:name="thumbnail93"/><text:bookmark text:name="img97"/><text:a xlink:type="simple" xlink:href="https://www.youtube.com/watch?v=LQjaJINkQXY" text:style-name="Internet_20_link" text:visited-style-name="Visited_20_Internet_20_Link"><text:s/></text:a></text:p>
            <text:section text:style-name="Sect1" text:name="Section1257">
              <text:p text:style-name="Standard"><text:bookmark text:name="overlays90"/>10:10 </text:p>
            </text:section>
            <text:section text:style-name="Sect1" text:name="Section1258">
              <text:p text:style-name="Standard"><text:bookmark text:name="mouseover-overlay89"/></text:p>
            </text:section>
            <text:section text:style-name="Sect1" text:name="Section1259">
              <text:p text:style-name="Standard"><text:bookmark text:name="hover-overlays90"/></text:p>
            </text:section>
            <text:section text:style-name="Sect1" text:name="Section1260">
              <text:p text:style-name="Standard"><text:bookmark text:name="details91"/></text:p>
              <text:section text:style-name="Sect1" text:name="Section1261">
                <text:h text:style-name="Heading_20_3" text:outline-level="3"><text:bookmark text:name="meta93"/><text:bookmark text:name="video-title93"/><text:a xlink:type="simple" xlink:href="https://www.youtube.com/watch?v=LQjaJINkQXY" text:style-name="Internet_20_link" text:visited-style-name="Visited_20_Internet_20_Link">What is Dockerfile | How to create and build Dockerfile | Dockerfile Basic Commands</text:a></text:h>
                <text:section text:style-name="Sect1" text:name="Section1262">
                  <text:p text:style-name="Text_20_body"><text:bookmark text:name="metadata-container92"/></text:p>
                  <text:section text:style-name="Sect1" text:name="Section1263">
                    <text:p text:style-name="Text_20_body"><text:bookmark text:name="metadata91"/></text:p>
                    <text:section text:style-name="Sect1" text:name="Section1264">
                      <text:p text:style-name="Text_20_body"><text:bookmark text:name="metadata-line91"/>9.4K views3 months ago</text:p>
                    </text:section>
                  </text:section>
                  <text:section text:style-name="Sect1" text:name="Section1265">
                    <text:p text:style-name="Text_20_body"><text:bookmark text:name="additional-metadata-line91"/></text:p>
                  </text:section>
                </text:section>
              </text:section>
              <text:section text:style-name="Sect1" text:name="Section1266">
                <text:p text:style-name="Standard"><text:bookmark text:name="menu91"/></text:p>
                <text:section text:style-name="Sect1" text:name="Section1267">
                  <text:p text:style-name="Standard"><text:bookmark text:name="top-level-buttons91"/></text:p>
                </text:section>
              </text:section>
            </text:section>
          </text:section>
          <text:section text:style-name="Sect1" text:name="Section1268">
            <text:p text:style-name="Standard"><text:bookmark text:name="dismissable187"/></text:p>
            <text:section text:style-name="Sect1" text:name="Section1269">
              <text:p text:style-name="Standard"><text:bookmark text:name="buttons91"/></text:p>
            </text:section>
          </text:section>
          <text:section text:style-name="Sect1" text:name="Section1270">
            <text:p text:style-name="Standard"><text:bookmark text:name="dismissable188"/><text:bookmark text:name="thumbnail94"/><text:bookmark text:name="img98"/><text:a xlink:type="simple" xlink:href="https://www.youtube.com/watch?v=oTMUovuTIgA" text:style-name="Internet_20_link" text:visited-style-name="Visited_20_Internet_20_Link"><text:s/></text:a></text:p>
            <text:section text:style-name="Sect1" text:name="Section1271">
              <text:p text:style-name="Standard"><text:bookmark text:name="overlays91"/>12:09 </text:p>
            </text:section>
            <text:section text:style-name="Sect1" text:name="Section1272">
              <text:p text:style-name="Standard"><text:bookmark text:name="mouseover-overlay90"/></text:p>
            </text:section>
            <text:section text:style-name="Sect1" text:name="Section1273">
              <text:p text:style-name="Standard"><text:bookmark text:name="hover-overlays91"/></text:p>
            </text:section>
            <text:section text:style-name="Sect1" text:name="Section1274">
              <text:p text:style-name="Standard"><text:bookmark text:name="details92"/></text:p>
              <text:section text:style-name="Sect1" text:name="Section1275">
                <text:h text:style-name="Heading_20_3" text:outline-level="3"><text:bookmark text:name="meta94"/><text:bookmark text:name="video-title94"/><text:a xlink:type="simple" xlink:href="https://www.youtube.com/watch?v=oTMUovuTIgA" text:style-name="Internet_20_link" text:visited-style-name="Visited_20_Internet_20_Link">Katalon Studio ver 5.5 Coming soon | What's New</text:a></text:h>
                <text:section text:style-name="Sect1" text:name="Section1276">
                  <text:p text:style-name="Text_20_body"><text:bookmark text:name="metadata-container93"/></text:p>
                  <text:section text:style-name="Sect1" text:name="Section1277">
                    <text:p text:style-name="Text_20_body"><text:bookmark text:name="metadata92"/></text:p>
                    <text:section text:style-name="Sect1" text:name="Section1278">
                      <text:p text:style-name="Text_20_body"><text:bookmark text:name="metadata-line92"/>1.3K views3 months ago</text:p>
                    </text:section>
                  </text:section>
                  <text:section text:style-name="Sect1" text:name="Section1279">
                    <text:p text:style-name="Text_20_body"><text:bookmark text:name="additional-metadata-line92"/></text:p>
                  </text:section>
                </text:section>
              </text:section>
              <text:section text:style-name="Sect1" text:name="Section1280">
                <text:p text:style-name="Standard"><text:bookmark text:name="menu92"/><text:soft-page-break/></text:p>
                <text:section text:style-name="Sect1" text:name="Section1281">
                  <text:p text:style-name="Standard"><text:bookmark text:name="top-level-buttons92"/></text:p>
                </text:section>
              </text:section>
            </text:section>
          </text:section>
          <text:section text:style-name="Sect1" text:name="Section1282">
            <text:p text:style-name="Standard"><text:bookmark text:name="dismissable189"/></text:p>
            <text:section text:style-name="Sect1" text:name="Section1283">
              <text:p text:style-name="Standard"><text:bookmark text:name="buttons92"/></text:p>
            </text:section>
          </text:section>
          <text:section text:style-name="Sect1" text:name="Section1284">
            <text:p text:style-name="Standard"><text:bookmark text:name="dismissable190"/><text:bookmark text:name="thumbnail95"/><text:bookmark text:name="img99"/><text:a xlink:type="simple" xlink:href="https://www.youtube.com/watch?v=GFUikJWaMn0" text:style-name="Internet_20_link" text:visited-style-name="Visited_20_Internet_20_Link"><text:s/></text:a></text:p>
            <text:section text:style-name="Sect1" text:name="Section1285">
              <text:p text:style-name="Standard"><text:bookmark text:name="overlays92"/>12:12 </text:p>
            </text:section>
            <text:section text:style-name="Sect1" text:name="Section1286">
              <text:p text:style-name="Standard"><text:bookmark text:name="mouseover-overlay91"/></text:p>
            </text:section>
            <text:section text:style-name="Sect1" text:name="Section1287">
              <text:p text:style-name="Standard"><text:bookmark text:name="hover-overlays92"/></text:p>
            </text:section>
            <text:section text:style-name="Sect1" text:name="Section1288">
              <text:p text:style-name="Standard"><text:bookmark text:name="details93"/></text:p>
              <text:section text:style-name="Sect1" text:name="Section1289">
                <text:h text:style-name="Heading_20_3" text:outline-level="3"><text:bookmark text:name="meta95"/><text:bookmark text:name="video-title95"/><text:a xlink:type="simple" xlink:href="https://www.youtube.com/watch?v=GFUikJWaMn0" text:style-name="Internet_20_link" text:visited-style-name="Visited_20_Internet_20_Link">SoapUI Beginner Tutorial 20 - How to add SoapUI Projects to GIT (version control system)</text:a></text:h>
                <text:section text:style-name="Sect1" text:name="Section1290">
                  <text:p text:style-name="Text_20_body"><text:bookmark text:name="metadata-container94"/></text:p>
                  <text:section text:style-name="Sect1" text:name="Section1291">
                    <text:p text:style-name="Text_20_body"><text:bookmark text:name="metadata93"/></text:p>
                    <text:section text:style-name="Sect1" text:name="Section1292">
                      <text:p text:style-name="Text_20_body"><text:bookmark text:name="metadata-line93"/>1.2K views3 months ago</text:p>
                    </text:section>
                  </text:section>
                  <text:section text:style-name="Sect1" text:name="Section1293">
                    <text:p text:style-name="Text_20_body"><text:bookmark text:name="additional-metadata-line93"/></text:p>
                  </text:section>
                </text:section>
              </text:section>
              <text:section text:style-name="Sect1" text:name="Section1294">
                <text:p text:style-name="Standard"><text:bookmark text:name="menu93"/></text:p>
                <text:section text:style-name="Sect1" text:name="Section1295">
                  <text:p text:style-name="Standard"><text:bookmark text:name="top-level-buttons93"/></text:p>
                </text:section>
              </text:section>
            </text:section>
          </text:section>
          <text:section text:style-name="Sect1" text:name="Section1296">
            <text:p text:style-name="Standard"><text:bookmark text:name="dismissable191"/></text:p>
            <text:section text:style-name="Sect1" text:name="Section1297">
              <text:p text:style-name="Standard"><text:bookmark text:name="buttons93"/></text:p>
            </text:section>
          </text:section>
          <text:section text:style-name="Sect1" text:name="Section1298">
            <text:p text:style-name="Standard"><text:bookmark text:name="dismissable192"/><text:bookmark text:name="thumbnail96"/><text:bookmark text:name="img100"/><text:a xlink:type="simple" xlink:href="https://www.youtube.com/watch?v=WvmF-WsmzfQ" text:style-name="Internet_20_link" text:visited-style-name="Visited_20_Internet_20_Link"><text:s/></text:a></text:p>
            <text:section text:style-name="Sect1" text:name="Section1299">
              <text:p text:style-name="Standard"><text:bookmark text:name="overlays93"/>12:15 </text:p>
            </text:section>
            <text:section text:style-name="Sect1" text:name="Section1300">
              <text:p text:style-name="Standard"><text:bookmark text:name="mouseover-overlay92"/></text:p>
            </text:section>
            <text:section text:style-name="Sect1" text:name="Section1301">
              <text:p text:style-name="Standard"><text:bookmark text:name="hover-overlays93"/></text:p>
            </text:section>
            <text:section text:style-name="Sect1" text:name="Section1302">
              <text:p text:style-name="Standard"><text:bookmark text:name="details94"/></text:p>
              <text:section text:style-name="Sect1" text:name="Section1303">
                <text:h text:style-name="Heading_20_3" text:outline-level="3"><text:bookmark text:name="meta96"/><text:bookmark text:name="video-title96"/><text:a xlink:type="simple" xlink:href="https://www.youtube.com/watch?v=WvmF-WsmzfQ" text:style-name="Internet_20_link" text:visited-style-name="Visited_20_Internet_20_Link">Docker Interview Questions - Part 1</text:a></text:h>
                <text:section text:style-name="Sect1" text:name="Section1304">
                  <text:p text:style-name="Text_20_body"><text:bookmark text:name="metadata-container95"/></text:p>
                  <text:section text:style-name="Sect1" text:name="Section1305">
                    <text:p text:style-name="Text_20_body"><text:bookmark text:name="metadata94"/></text:p>
                    <text:section text:style-name="Sect1" text:name="Section1306">
                      <text:p text:style-name="Text_20_body"><text:bookmark text:name="metadata-line94"/>5.5K views3 months ago</text:p>
                    </text:section>
                  </text:section>
                  <text:section text:style-name="Sect1" text:name="Section1307">
                    <text:p text:style-name="Text_20_body"><text:bookmark text:name="additional-metadata-line94"/></text:p>
                  </text:section>
                </text:section>
              </text:section>
              <text:section text:style-name="Sect1" text:name="Section1308">
                <text:p text:style-name="Standard"><text:bookmark text:name="menu94"/></text:p>
                <text:section text:style-name="Sect1" text:name="Section1309">
                  <text:p text:style-name="Standard"><text:bookmark text:name="top-level-buttons94"/></text:p>
                </text:section>
              </text:section>
            </text:section>
          </text:section>
          <text:section text:style-name="Sect1" text:name="Section1310">
            <text:p text:style-name="Standard"><text:bookmark text:name="dismissable193"/></text:p>
            <text:section text:style-name="Sect1" text:name="Section1311">
              <text:p text:style-name="Standard"><text:bookmark text:name="buttons94"/></text:p>
            </text:section>
          </text:section>
          <text:section text:style-name="Sect1" text:name="Section1312">
            <text:p text:style-name="Standard"><text:bookmark text:name="dismissable194"/><text:bookmark text:name="thumbnail97"/><text:bookmark text:name="img101"/><text:a xlink:type="simple" xlink:href="https://www.youtube.com/watch?v=0fHmwmRSEa4" text:style-name="Internet_20_link" text:visited-style-name="Visited_20_Internet_20_Link"><text:s/></text:a></text:p>
            <text:section text:style-name="Sect1" text:name="Section1313">
              <text:p text:style-name="Standard"><text:bookmark text:name="overlays94"/>10:47 </text:p>
            </text:section>
            <text:section text:style-name="Sect1" text:name="Section1314">
              <text:p text:style-name="Standard"><text:bookmark text:name="mouseover-overlay93"/></text:p>
            </text:section>
            <text:section text:style-name="Sect1" text:name="Section1315">
              <text:p text:style-name="Standard"><text:bookmark text:name="hover-overlays94"/></text:p>
            </text:section>
            <text:section text:style-name="Sect1" text:name="Section1316">
              <text:p text:style-name="Standard"><text:bookmark text:name="details95"/></text:p>
              <text:section text:style-name="Sect1" text:name="Section1317">
                <text:h text:style-name="Heading_20_3" text:outline-level="3"><text:bookmark text:name="meta97"/><text:bookmark text:name="video-title97"/><text:a xlink:type="simple" xlink:href="https://www.youtube.com/watch?v=0fHmwmRSEa4" text:style-name="Internet_20_link" text:visited-style-name="Visited_20_Internet_20_Link">SoapUI Beginner Tutorial 19 - How to create API MONITORS | AlertSite</text:a></text:h>
                <text:section text:style-name="Sect1" text:name="Section1318">
                  <text:p text:style-name="Text_20_body"><text:bookmark text:name="metadata-container96"/></text:p>
                  <text:section text:style-name="Sect1" text:name="Section1319">
                    <text:p text:style-name="Text_20_body"><text:bookmark text:name="metadata95"/></text:p>
                    <text:section text:style-name="Sect1" text:name="Section1320">
                      <text:p text:style-name="Text_20_body"><text:bookmark text:name="metadata-line95"/>1.1K views4 months ago</text:p>
                    </text:section>
                  </text:section>
                  <text:section text:style-name="Sect1" text:name="Section1321">
                    <text:p text:style-name="Text_20_body"><text:bookmark text:name="additional-metadata-line95"/><text:soft-page-break/></text:p>
                  </text:section>
                </text:section>
              </text:section>
              <text:section text:style-name="Sect1" text:name="Section1322">
                <text:p text:style-name="Standard"><text:bookmark text:name="menu95"/></text:p>
                <text:section text:style-name="Sect1" text:name="Section1323">
                  <text:p text:style-name="Standard"><text:bookmark text:name="top-level-buttons95"/></text:p>
                </text:section>
              </text:section>
            </text:section>
          </text:section>
          <text:section text:style-name="Sect1" text:name="Section1324">
            <text:p text:style-name="Standard"><text:bookmark text:name="dismissable195"/></text:p>
            <text:section text:style-name="Sect1" text:name="Section1325">
              <text:p text:style-name="Standard"><text:bookmark text:name="buttons95"/></text:p>
            </text:section>
          </text:section>
          <text:section text:style-name="Sect1" text:name="Section1326">
            <text:p text:style-name="Standard"><text:bookmark text:name="dismissable196"/><text:bookmark text:name="thumbnail98"/><text:bookmark text:name="img102"/><text:a xlink:type="simple" xlink:href="https://www.youtube.com/watch?v=Rv3DAJbDrS0" text:style-name="Internet_20_link" text:visited-style-name="Visited_20_Internet_20_Link"><text:s/></text:a></text:p>
            <text:section text:style-name="Sect1" text:name="Section1327">
              <text:p text:style-name="Standard"><text:bookmark text:name="overlays95"/>11:38 </text:p>
            </text:section>
            <text:section text:style-name="Sect1" text:name="Section1328">
              <text:p text:style-name="Standard"><text:bookmark text:name="mouseover-overlay94"/></text:p>
            </text:section>
            <text:section text:style-name="Sect1" text:name="Section1329">
              <text:p text:style-name="Standard"><text:bookmark text:name="hover-overlays95"/></text:p>
            </text:section>
            <text:section text:style-name="Sect1" text:name="Section1330">
              <text:p text:style-name="Standard"><text:bookmark text:name="details96"/></text:p>
              <text:section text:style-name="Sect1" text:name="Section1331">
                <text:h text:style-name="Heading_20_3" text:outline-level="3"><text:bookmark text:name="meta98"/><text:bookmark text:name="video-title98"/><text:a xlink:type="simple" xlink:href="https://www.youtube.com/watch?v=Rv3DAJbDrS0" text:style-name="Internet_20_link" text:visited-style-name="Visited_20_Internet_20_Link">What are Docker Containers | How to create Docker Containers | Basic Commands</text:a></text:h>
                <text:section text:style-name="Sect1" text:name="Section1332">
                  <text:p text:style-name="Text_20_body"><text:bookmark text:name="metadata-container97"/></text:p>
                  <text:section text:style-name="Sect1" text:name="Section1333">
                    <text:p text:style-name="Text_20_body"><text:bookmark text:name="metadata96"/></text:p>
                    <text:section text:style-name="Sect1" text:name="Section1334">
                      <text:p text:style-name="Text_20_body"><text:bookmark text:name="metadata-line96"/>8.7K views4 months ago</text:p>
                    </text:section>
                  </text:section>
                  <text:section text:style-name="Sect1" text:name="Section1335">
                    <text:p text:style-name="Text_20_body"><text:bookmark text:name="additional-metadata-line96"/></text:p>
                  </text:section>
                </text:section>
              </text:section>
              <text:section text:style-name="Sect1" text:name="Section1336">
                <text:p text:style-name="Standard"><text:bookmark text:name="menu96"/></text:p>
                <text:section text:style-name="Sect1" text:name="Section1337">
                  <text:p text:style-name="Standard"><text:bookmark text:name="top-level-buttons96"/></text:p>
                </text:section>
              </text:section>
            </text:section>
          </text:section>
          <text:section text:style-name="Sect1" text:name="Section1338">
            <text:p text:style-name="Standard"><text:bookmark text:name="dismissable197"/></text:p>
            <text:section text:style-name="Sect1" text:name="Section1339">
              <text:p text:style-name="Standard"><text:bookmark text:name="buttons96"/></text:p>
            </text:section>
          </text:section>
          <text:section text:style-name="Sect1" text:name="Section1340">
            <text:p text:style-name="Standard"><text:bookmark text:name="dismissable198"/><text:bookmark text:name="thumbnail99"/><text:bookmark text:name="img103"/><text:a xlink:type="simple" xlink:href="https://www.youtube.com/watch?v=JLQ0ayUr4CE" text:style-name="Internet_20_link" text:visited-style-name="Visited_20_Internet_20_Link"><text:s/></text:a></text:p>
            <text:section text:style-name="Sect1" text:name="Section1341">
              <text:p text:style-name="Standard"><text:bookmark text:name="overlays96"/>16:46 </text:p>
            </text:section>
            <text:section text:style-name="Sect1" text:name="Section1342">
              <text:p text:style-name="Standard"><text:bookmark text:name="mouseover-overlay95"/></text:p>
            </text:section>
            <text:section text:style-name="Sect1" text:name="Section1343">
              <text:p text:style-name="Standard"><text:bookmark text:name="hover-overlays96"/></text:p>
            </text:section>
            <text:section text:style-name="Sect1" text:name="Section1344">
              <text:p text:style-name="Standard"><text:bookmark text:name="details97"/></text:p>
              <text:section text:style-name="Sect1" text:name="Section1345">
                <text:h text:style-name="Heading_20_3" text:outline-level="3"><text:bookmark text:name="meta99"/><text:bookmark text:name="video-title99"/><text:a xlink:type="simple" xlink:href="https://www.youtube.com/watch?v=JLQ0ayUr4CE" text:style-name="Internet_20_link" text:visited-style-name="Visited_20_Internet_20_Link">SoapUI Beginner Tutorial 18 - How to run SoapUI tests on Jenkins | SoapUI with Jenkins</text:a></text:h>
                <text:section text:style-name="Sect1" text:name="Section1346">
                  <text:p text:style-name="Text_20_body"><text:bookmark text:name="metadata-container98"/></text:p>
                  <text:section text:style-name="Sect1" text:name="Section1347">
                    <text:p text:style-name="Text_20_body"><text:bookmark text:name="metadata97"/></text:p>
                    <text:section text:style-name="Sect1" text:name="Section1348">
                      <text:p text:style-name="Text_20_body"><text:bookmark text:name="metadata-line97"/>2.8K views4 months ago</text:p>
                    </text:section>
                  </text:section>
                  <text:section text:style-name="Sect1" text:name="Section1349">
                    <text:p text:style-name="Text_20_body"><text:bookmark text:name="additional-metadata-line97"/></text:p>
                  </text:section>
                </text:section>
              </text:section>
              <text:section text:style-name="Sect1" text:name="Section1350">
                <text:p text:style-name="Standard"><text:bookmark text:name="menu97"/></text:p>
                <text:section text:style-name="Sect1" text:name="Section1351">
                  <text:p text:style-name="Standard"><text:bookmark text:name="top-level-buttons97"/></text:p>
                </text:section>
              </text:section>
            </text:section>
          </text:section>
          <text:section text:style-name="Sect1" text:name="Section1352">
            <text:p text:style-name="Standard"><text:bookmark text:name="dismissable199"/></text:p>
            <text:section text:style-name="Sect1" text:name="Section1353">
              <text:p text:style-name="Standard"><text:bookmark text:name="buttons97"/></text:p>
            </text:section>
          </text:section>
          <text:section text:style-name="Sect1" text:name="Section1354">
            <text:p text:style-name="Standard"><text:bookmark text:name="dismissable200"/><text:bookmark text:name="thumbnail100"/><text:bookmark text:name="img104"/><text:a xlink:type="simple" xlink:href="https://www.youtube.com/watch?v=QBOcKdh-fwQ" text:style-name="Internet_20_link" text:visited-style-name="Visited_20_Internet_20_Link"><text:s/></text:a></text:p>
            <text:section text:style-name="Sect1" text:name="Section1355">
              <text:p text:style-name="Standard"><text:bookmark text:name="overlays97"/>12:15 </text:p>
            </text:section>
            <text:section text:style-name="Sect1" text:name="Section1356">
              <text:p text:style-name="Standard"><text:bookmark text:name="mouseover-overlay96"/></text:p>
            </text:section>
            <text:section text:style-name="Sect1" text:name="Section1357">
              <text:p text:style-name="Standard"><text:bookmark text:name="hover-overlays97"/></text:p>
            </text:section>
            <text:section text:style-name="Sect1" text:name="Section1358">
              <text:p text:style-name="Standard"><text:bookmark text:name="details98"/></text:p>
              <text:section text:style-name="Sect1" text:name="Section1359">
                <text:h text:style-name="Heading_20_3" text:outline-level="3"><text:bookmark text:name="meta100"/><text:bookmark text:name="video-title100"/><text:a xlink:type="simple" xlink:href="https://www.youtube.com/watch?v=QBOcKdh-fwQ" text:style-name="Internet_20_link" text:visited-style-name="Visited_20_Internet_20_Link">What are Docker Images | How to create Docker Images | Docker Images Beginner Tutorial</text:a></text:h>
                <text:section text:style-name="Sect1" text:name="Section1360">
                  <text:p text:style-name="Text_20_body"><text:bookmark text:name="metadata-container99"/></text:p>
                  <text:section text:style-name="Sect1" text:name="Section1361">
                    <text:p text:style-name="Text_20_body"><text:bookmark text:name="metadata98"/><text:soft-page-break/></text:p>
                    <text:section text:style-name="Sect1" text:name="Section1362">
                      <text:p text:style-name="Text_20_body"><text:bookmark text:name="metadata-line98"/>10K views4 months ago</text:p>
                    </text:section>
                  </text:section>
                  <text:section text:style-name="Sect1" text:name="Section1363">
                    <text:p text:style-name="Text_20_body"><text:bookmark text:name="additional-metadata-line98"/></text:p>
                  </text:section>
                </text:section>
              </text:section>
              <text:section text:style-name="Sect1" text:name="Section1364">
                <text:p text:style-name="Standard"><text:bookmark text:name="menu98"/></text:p>
                <text:section text:style-name="Sect1" text:name="Section1365">
                  <text:p text:style-name="Standard"><text:bookmark text:name="top-level-buttons98"/></text:p>
                </text:section>
              </text:section>
            </text:section>
          </text:section>
          <text:section text:style-name="Sect1" text:name="Section1366">
            <text:p text:style-name="Standard"><text:bookmark text:name="dismissable201"/></text:p>
            <text:section text:style-name="Sect1" text:name="Section1367">
              <text:p text:style-name="Standard"><text:bookmark text:name="buttons98"/></text:p>
            </text:section>
          </text:section>
          <text:section text:style-name="Sect1" text:name="Section1368">
            <text:p text:style-name="Standard"><text:bookmark text:name="dismissable202"/><text:bookmark text:name="thumbnail101"/><text:bookmark text:name="img105"/><text:a xlink:type="simple" xlink:href="https://www.youtube.com/watch?v=ElN7QuayTHE" text:style-name="Internet_20_link" text:visited-style-name="Visited_20_Internet_20_Link"><text:s/></text:a></text:p>
            <text:section text:style-name="Sect1" text:name="Section1369">
              <text:p text:style-name="Standard"><text:bookmark text:name="overlays98"/>17:41 </text:p>
            </text:section>
            <text:section text:style-name="Sect1" text:name="Section1370">
              <text:p text:style-name="Standard"><text:bookmark text:name="mouseover-overlay97"/></text:p>
            </text:section>
            <text:section text:style-name="Sect1" text:name="Section1371">
              <text:p text:style-name="Standard"><text:bookmark text:name="hover-overlays98"/></text:p>
            </text:section>
            <text:section text:style-name="Sect1" text:name="Section1372">
              <text:p text:style-name="Standard"><text:bookmark text:name="details99"/></text:p>
              <text:section text:style-name="Sect1" text:name="Section1373">
                <text:h text:style-name="Heading_20_3" text:outline-level="3"><text:bookmark text:name="meta101"/><text:bookmark text:name="video-title101"/><text:a xlink:type="simple" xlink:href="https://www.youtube.com/watch?v=ElN7QuayTHE" text:style-name="Internet_20_link" text:visited-style-name="Visited_20_Internet_20_Link">SoapUI Beginner Tutorial 17 - How to create Script Assertions</text:a></text:h>
                <text:section text:style-name="Sect1" text:name="Section1374">
                  <text:p text:style-name="Text_20_body"><text:bookmark text:name="metadata-container100"/></text:p>
                  <text:section text:style-name="Sect1" text:name="Section1375">
                    <text:p text:style-name="Text_20_body"><text:bookmark text:name="metadata99"/></text:p>
                    <text:section text:style-name="Sect1" text:name="Section1376">
                      <text:p text:style-name="Text_20_body"><text:bookmark text:name="metadata-line99"/>1.6K views4 months ago</text:p>
                    </text:section>
                  </text:section>
                  <text:section text:style-name="Sect1" text:name="Section1377">
                    <text:p text:style-name="Text_20_body"><text:bookmark text:name="additional-metadata-line99"/></text:p>
                  </text:section>
                </text:section>
              </text:section>
              <text:section text:style-name="Sect1" text:name="Section1378">
                <text:p text:style-name="Standard"><text:bookmark text:name="menu99"/></text:p>
                <text:section text:style-name="Sect1" text:name="Section1379">
                  <text:p text:style-name="Standard"><text:bookmark text:name="top-level-buttons99"/></text:p>
                </text:section>
              </text:section>
            </text:section>
          </text:section>
          <text:section text:style-name="Sect1" text:name="Section1380">
            <text:p text:style-name="Standard"><text:bookmark text:name="dismissable203"/></text:p>
            <text:section text:style-name="Sect1" text:name="Section1381">
              <text:p text:style-name="Standard"><text:bookmark text:name="buttons99"/></text:p>
            </text:section>
          </text:section>
          <text:section text:style-name="Sect1" text:name="Section1382">
            <text:p text:style-name="Standard"><text:bookmark text:name="dismissable204"/><text:bookmark text:name="thumbnail102"/><text:bookmark text:name="img106"/><text:a xlink:type="simple" xlink:href="https://www.youtube.com/watch?v=iN3he0eVUyw" text:style-name="Internet_20_link" text:visited-style-name="Visited_20_Internet_20_Link"><text:s/></text:a></text:p>
            <text:section text:style-name="Sect1" text:name="Section1383">
              <text:p text:style-name="Standard"><text:bookmark text:name="overlays99"/>16:41 </text:p>
            </text:section>
            <text:section text:style-name="Sect1" text:name="Section1384">
              <text:p text:style-name="Standard"><text:bookmark text:name="mouseover-overlay98"/></text:p>
            </text:section>
            <text:section text:style-name="Sect1" text:name="Section1385">
              <text:p text:style-name="Standard"><text:bookmark text:name="hover-overlays99"/></text:p>
            </text:section>
            <text:section text:style-name="Sect1" text:name="Section1386">
              <text:p text:style-name="Standard"><text:bookmark text:name="details100"/></text:p>
              <text:section text:style-name="Sect1" text:name="Section1387">
                <text:h text:style-name="Heading_20_3" text:outline-level="3"><text:bookmark text:name="meta102"/><text:bookmark text:name="video-title102"/><text:a xlink:type="simple" xlink:href="https://www.youtube.com/watch?v=iN3he0eVUyw" text:style-name="Internet_20_link" text:visited-style-name="Visited_20_Internet_20_Link">How to run Jenkins on Docker container | How to create Jenkins Volumes on Docker | Beginners</text:a></text:h>
                <text:section text:style-name="Sect1" text:name="Section1388">
                  <text:p text:style-name="Text_20_body"><text:bookmark text:name="metadata-container101"/></text:p>
                  <text:section text:style-name="Sect1" text:name="Section1389">
                    <text:p text:style-name="Text_20_body"><text:bookmark text:name="metadata100"/></text:p>
                    <text:section text:style-name="Sect1" text:name="Section1390">
                      <text:p text:style-name="Text_20_body"><text:bookmark text:name="metadata-line100"/>11K views4 months ago</text:p>
                    </text:section>
                  </text:section>
                  <text:section text:style-name="Sect1" text:name="Section1391">
                    <text:p text:style-name="Text_20_body"><text:bookmark text:name="additional-metadata-line100"/></text:p>
                  </text:section>
                </text:section>
              </text:section>
              <text:section text:style-name="Sect1" text:name="Section1392">
                <text:p text:style-name="Standard"><text:bookmark text:name="menu100"/></text:p>
                <text:section text:style-name="Sect1" text:name="Section1393">
                  <text:p text:style-name="Standard"><text:bookmark text:name="top-level-buttons100"/></text:p>
                </text:section>
              </text:section>
            </text:section>
          </text:section>
          <text:section text:style-name="Sect1" text:name="Section1394">
            <text:p text:style-name="Standard"><text:bookmark text:name="dismissable205"/></text:p>
            <text:section text:style-name="Sect1" text:name="Section1395">
              <text:p text:style-name="Standard"><text:bookmark text:name="buttons100"/></text:p>
            </text:section>
          </text:section>
          <text:section text:style-name="Sect1" text:name="Section1396">
            <text:p text:style-name="Standard"><text:bookmark text:name="dismissable206"/><text:bookmark text:name="thumbnail103"/><text:bookmark text:name="img107"/><text:a xlink:type="simple" xlink:href="https://www.youtube.com/watch?v=S01IWefBu8o" text:style-name="Internet_20_link" text:visited-style-name="Visited_20_Internet_20_Link"><text:s/></text:a></text:p>
            <text:section text:style-name="Sect1" text:name="Section1397">
              <text:p text:style-name="Standard"><text:bookmark text:name="overlays100"/>12:37 </text:p>
            </text:section>
            <text:section text:style-name="Sect1" text:name="Section1398">
              <text:p text:style-name="Standard"><text:bookmark text:name="mouseover-overlay99"/></text:p>
            </text:section>
            <text:section text:style-name="Sect1" text:name="Section1399">
              <text:p text:style-name="Standard"><text:bookmark text:name="hover-overlays100"/></text:p>
            </text:section>
            <text:section text:style-name="Sect1" text:name="Section1400">
              <text:p text:style-name="Standard"><text:bookmark text:name="details101"/></text:p>
              <text:section text:style-name="Sect1" text:name="Section1401">
                <text:h text:style-name="Heading_20_3" text:outline-level="3"><text:bookmark text:name="meta103"/><text:bookmark text:name="video-title103"/><text:soft-page-break/><text:a xlink:type="simple" xlink:href="https://www.youtube.com/watch?v=S01IWefBu8o" text:style-name="Internet_20_link" text:visited-style-name="Visited_20_Internet_20_Link">SoapUI Beginner Tutorial 16 - How to add ASSERTIONS | XPath | XQuery | Json Assertions in SoapUI</text:a></text:h>
                <text:section text:style-name="Sect1" text:name="Section1402">
                  <text:p text:style-name="Text_20_body"><text:bookmark text:name="metadata-container102"/></text:p>
                  <text:section text:style-name="Sect1" text:name="Section1403">
                    <text:p text:style-name="Text_20_body"><text:bookmark text:name="metadata101"/></text:p>
                    <text:section text:style-name="Sect1" text:name="Section1404">
                      <text:p text:style-name="Text_20_body"><text:bookmark text:name="metadata-line101"/>1.6K views4 months ago</text:p>
                    </text:section>
                  </text:section>
                  <text:section text:style-name="Sect1" text:name="Section1405">
                    <text:p text:style-name="Text_20_body"><text:bookmark text:name="additional-metadata-line101"/></text:p>
                  </text:section>
                </text:section>
              </text:section>
              <text:section text:style-name="Sect1" text:name="Section1406">
                <text:p text:style-name="Standard"><text:bookmark text:name="menu101"/></text:p>
                <text:section text:style-name="Sect1" text:name="Section1407">
                  <text:p text:style-name="Standard"><text:bookmark text:name="top-level-buttons101"/></text:p>
                </text:section>
              </text:section>
            </text:section>
          </text:section>
          <text:section text:style-name="Sect1" text:name="Section1408">
            <text:p text:style-name="Standard"><text:bookmark text:name="dismissable207"/></text:p>
            <text:section text:style-name="Sect1" text:name="Section1409">
              <text:p text:style-name="Standard"><text:bookmark text:name="buttons101"/></text:p>
            </text:section>
          </text:section>
          <text:section text:style-name="Sect1" text:name="Section1410">
            <text:p text:style-name="Standard"><text:bookmark text:name="dismissable208"/><text:bookmark text:name="thumbnail104"/><text:bookmark text:name="img108"/><text:a xlink:type="simple" xlink:href="https://www.youtube.com/watch?v=HqBMEmoAd1M" text:style-name="Internet_20_link" text:visited-style-name="Visited_20_Internet_20_Link"><text:s/></text:a></text:p>
            <text:section text:style-name="Sect1" text:name="Section1411">
              <text:p text:style-name="Standard"><text:bookmark text:name="overlays101"/>17:25 </text:p>
            </text:section>
            <text:section text:style-name="Sect1" text:name="Section1412">
              <text:p text:style-name="Standard"><text:bookmark text:name="mouseover-overlay100"/></text:p>
            </text:section>
            <text:section text:style-name="Sect1" text:name="Section1413">
              <text:p text:style-name="Standard"><text:bookmark text:name="hover-overlays101"/></text:p>
            </text:section>
            <text:section text:style-name="Sect1" text:name="Section1414">
              <text:p text:style-name="Standard"><text:bookmark text:name="details102"/></text:p>
              <text:section text:style-name="Sect1" text:name="Section1415">
                <text:h text:style-name="Heading_20_3" text:outline-level="3"><text:bookmark text:name="meta104"/><text:bookmark text:name="video-title104"/><text:a xlink:type="simple" xlink:href="https://www.youtube.com/watch?v=HqBMEmoAd1M" text:style-name="Internet_20_link" text:visited-style-name="Visited_20_Internet_20_Link">Docker Basic Commands | Docker FAQ | Docker Interview Questions | Docker for Beginners</text:a></text:h>
                <text:section text:style-name="Sect1" text:name="Section1416">
                  <text:p text:style-name="Text_20_body"><text:bookmark text:name="metadata-container103"/></text:p>
                  <text:section text:style-name="Sect1" text:name="Section1417">
                    <text:p text:style-name="Text_20_body"><text:bookmark text:name="metadata102"/></text:p>
                    <text:section text:style-name="Sect1" text:name="Section1418">
                      <text:p text:style-name="Text_20_body"><text:bookmark text:name="metadata-line102"/>12K views4 months ago</text:p>
                    </text:section>
                  </text:section>
                  <text:section text:style-name="Sect1" text:name="Section1419">
                    <text:p text:style-name="Text_20_body"><text:bookmark text:name="additional-metadata-line102"/></text:p>
                  </text:section>
                </text:section>
              </text:section>
              <text:section text:style-name="Sect1" text:name="Section1420">
                <text:p text:style-name="Standard"><text:bookmark text:name="menu102"/></text:p>
                <text:section text:style-name="Sect1" text:name="Section1421">
                  <text:p text:style-name="Standard"><text:bookmark text:name="top-level-buttons102"/></text:p>
                </text:section>
              </text:section>
            </text:section>
          </text:section>
          <text:section text:style-name="Sect1" text:name="Section1422">
            <text:p text:style-name="Standard"><text:bookmark text:name="dismissable209"/></text:p>
            <text:section text:style-name="Sect1" text:name="Section1423">
              <text:p text:style-name="Standard"><text:bookmark text:name="buttons102"/></text:p>
            </text:section>
          </text:section>
          <text:section text:style-name="Sect1" text:name="Section1424">
            <text:p text:style-name="Standard"><text:bookmark text:name="dismissable210"/><text:bookmark text:name="thumbnail105"/><text:bookmark text:name="img109"/><text:a xlink:type="simple" xlink:href="https://www.youtube.com/watch?v=yALnTIF4fmQ" text:style-name="Internet_20_link" text:visited-style-name="Visited_20_Internet_20_Link"><text:s/></text:a></text:p>
            <text:section text:style-name="Sect1" text:name="Section1425">
              <text:p text:style-name="Standard"><text:bookmark text:name="overlays102"/>6:43 </text:p>
            </text:section>
            <text:section text:style-name="Sect1" text:name="Section1426">
              <text:p text:style-name="Standard"><text:bookmark text:name="mouseover-overlay101"/></text:p>
            </text:section>
            <text:section text:style-name="Sect1" text:name="Section1427">
              <text:p text:style-name="Standard"><text:bookmark text:name="hover-overlays102"/></text:p>
            </text:section>
            <text:section text:style-name="Sect1" text:name="Section1428">
              <text:p text:style-name="Standard"><text:bookmark text:name="details103"/></text:p>
              <text:section text:style-name="Sect1" text:name="Section1429">
                <text:h text:style-name="Heading_20_3" text:outline-level="3"><text:bookmark text:name="meta105"/><text:bookmark text:name="video-title105"/><text:a xlink:type="simple" xlink:href="https://www.youtube.com/watch?v=yALnTIF4fmQ" text:style-name="Internet_20_link" text:visited-style-name="Visited_20_Internet_20_Link">SoapUI Beginner Tutorial 15 - What are Assertions | How to create assertions in SoapUI</text:a></text:h>
                <text:section text:style-name="Sect1" text:name="Section1430">
                  <text:p text:style-name="Text_20_body"><text:bookmark text:name="metadata-container104"/></text:p>
                  <text:section text:style-name="Sect1" text:name="Section1431">
                    <text:p text:style-name="Text_20_body"><text:bookmark text:name="metadata103"/></text:p>
                    <text:section text:style-name="Sect1" text:name="Section1432">
                      <text:p text:style-name="Text_20_body"><text:bookmark text:name="metadata-line103"/>1.2K views4 months ago</text:p>
                    </text:section>
                  </text:section>
                  <text:section text:style-name="Sect1" text:name="Section1433">
                    <text:p text:style-name="Text_20_body"><text:bookmark text:name="additional-metadata-line103"/></text:p>
                  </text:section>
                </text:section>
              </text:section>
              <text:section text:style-name="Sect1" text:name="Section1434">
                <text:p text:style-name="Standard"><text:bookmark text:name="menu103"/></text:p>
                <text:section text:style-name="Sect1" text:name="Section1435">
                  <text:p text:style-name="Standard"><text:bookmark text:name="top-level-buttons103"/></text:p>
                </text:section>
              </text:section>
            </text:section>
          </text:section>
          <text:section text:style-name="Sect1" text:name="Section1436">
            <text:p text:style-name="Standard"><text:bookmark text:name="dismissable211"/></text:p>
            <text:section text:style-name="Sect1" text:name="Section1437">
              <text:p text:style-name="Standard"><text:bookmark text:name="buttons103"/></text:p>
            </text:section>
          </text:section>
          <text:section text:style-name="Sect1" text:name="Section1438">
            <text:p text:style-name="Standard"><text:bookmark text:name="dismissable212"/><text:bookmark text:name="thumbnail106"/><text:bookmark text:name="img110"/><text:a xlink:type="simple" xlink:href="https://www.youtube.com/watch?v=T9pKLL31S4I" text:style-name="Internet_20_link" text:visited-style-name="Visited_20_Internet_20_Link"><text:s/></text:a></text:p>
            <text:section text:style-name="Sect1" text:name="Section1439">
              <text:p text:style-name="Standard"><text:bookmark text:name="overlays103"/><text:soft-page-break/>12:17 </text:p>
            </text:section>
            <text:section text:style-name="Sect1" text:name="Section1440">
              <text:p text:style-name="Standard"><text:bookmark text:name="mouseover-overlay102"/></text:p>
            </text:section>
            <text:section text:style-name="Sect1" text:name="Section1441">
              <text:p text:style-name="Standard"><text:bookmark text:name="hover-overlays103"/></text:p>
            </text:section>
            <text:section text:style-name="Sect1" text:name="Section1442">
              <text:p text:style-name="Standard"><text:bookmark text:name="details104"/></text:p>
              <text:section text:style-name="Sect1" text:name="Section1443">
                <text:h text:style-name="Heading_20_3" text:outline-level="3"><text:bookmark text:name="meta106"/><text:bookmark text:name="video-title106"/><text:a xlink:type="simple" xlink:href="https://www.youtube.com/watch?v=T9pKLL31S4I" text:style-name="Internet_20_link" text:visited-style-name="Visited_20_Internet_20_Link">SoapUI Beginner Tutorial 14 - How to create SetUp and TearDown in SoapUI</text:a></text:h>
                <text:section text:style-name="Sect1" text:name="Section1444">
                  <text:p text:style-name="Text_20_body"><text:bookmark text:name="metadata-container105"/></text:p>
                  <text:section text:style-name="Sect1" text:name="Section1445">
                    <text:p text:style-name="Text_20_body"><text:bookmark text:name="metadata104"/></text:p>
                    <text:section text:style-name="Sect1" text:name="Section1446">
                      <text:p text:style-name="Text_20_body"><text:bookmark text:name="metadata-line104"/>1.2K views4 months ago</text:p>
                    </text:section>
                  </text:section>
                  <text:section text:style-name="Sect1" text:name="Section1447">
                    <text:p text:style-name="Text_20_body"><text:bookmark text:name="additional-metadata-line104"/></text:p>
                  </text:section>
                </text:section>
              </text:section>
              <text:section text:style-name="Sect1" text:name="Section1448">
                <text:p text:style-name="Standard"><text:bookmark text:name="menu104"/></text:p>
                <text:section text:style-name="Sect1" text:name="Section1449">
                  <text:p text:style-name="Standard"><text:bookmark text:name="top-level-buttons104"/></text:p>
                </text:section>
              </text:section>
            </text:section>
          </text:section>
          <text:section text:style-name="Sect1" text:name="Section1450">
            <text:p text:style-name="Standard"><text:bookmark text:name="dismissable213"/></text:p>
            <text:section text:style-name="Sect1" text:name="Section1451">
              <text:p text:style-name="Standard"><text:bookmark text:name="buttons104"/></text:p>
            </text:section>
          </text:section>
          <text:section text:style-name="Sect1" text:name="Section1452">
            <text:p text:style-name="Standard"><text:bookmark text:name="dismissable214"/><text:bookmark text:name="thumbnail107"/><text:bookmark text:name="img111"/><text:a xlink:type="simple" xlink:href="https://www.youtube.com/watch?v=4_S330fgij0" text:style-name="Internet_20_link" text:visited-style-name="Visited_20_Internet_20_Link"><text:s/></text:a></text:p>
            <text:section text:style-name="Sect1" text:name="Section1453">
              <text:p text:style-name="Standard"><text:bookmark text:name="overlays104"/>4:37 </text:p>
            </text:section>
            <text:section text:style-name="Sect1" text:name="Section1454">
              <text:p text:style-name="Standard"><text:bookmark text:name="mouseover-overlay103"/></text:p>
            </text:section>
            <text:section text:style-name="Sect1" text:name="Section1455">
              <text:p text:style-name="Standard"><text:bookmark text:name="hover-overlays104"/></text:p>
            </text:section>
            <text:section text:style-name="Sect1" text:name="Section1456">
              <text:p text:style-name="Standard"><text:bookmark text:name="details105"/></text:p>
              <text:section text:style-name="Sect1" text:name="Section1457">
                <text:h text:style-name="Heading_20_3" text:outline-level="3"><text:bookmark text:name="meta107"/><text:bookmark text:name="video-title107"/><text:a xlink:type="simple" xlink:href="https://www.youtube.com/watch?v=4_S330fgij0" text:style-name="Internet_20_link" text:visited-style-name="Visited_20_Internet_20_Link">SoapUI Beginner Tutorial 13 - How to check LOGS in SoapUI | Troubleshooting tips in SoapUI</text:a></text:h>
                <text:section text:style-name="Sect1" text:name="Section1458">
                  <text:p text:style-name="Text_20_body"><text:bookmark text:name="metadata-container106"/></text:p>
                  <text:section text:style-name="Sect1" text:name="Section1459">
                    <text:p text:style-name="Text_20_body"><text:bookmark text:name="metadata105"/></text:p>
                    <text:section text:style-name="Sect1" text:name="Section1460">
                      <text:p text:style-name="Text_20_body"><text:bookmark text:name="metadata-line105"/>1.2K views4 months ago</text:p>
                    </text:section>
                  </text:section>
                  <text:section text:style-name="Sect1" text:name="Section1461">
                    <text:p text:style-name="Text_20_body"><text:bookmark text:name="additional-metadata-line105"/></text:p>
                  </text:section>
                </text:section>
              </text:section>
              <text:section text:style-name="Sect1" text:name="Section1462">
                <text:p text:style-name="Standard"><text:bookmark text:name="menu105"/></text:p>
                <text:section text:style-name="Sect1" text:name="Section1463">
                  <text:p text:style-name="Standard"><text:bookmark text:name="top-level-buttons105"/></text:p>
                </text:section>
              </text:section>
            </text:section>
          </text:section>
          <text:section text:style-name="Sect1" text:name="Section1464">
            <text:p text:style-name="Standard"><text:bookmark text:name="dismissable215"/></text:p>
            <text:section text:style-name="Sect1" text:name="Section1465">
              <text:p text:style-name="Standard"><text:bookmark text:name="buttons105"/></text:p>
            </text:section>
          </text:section>
          <text:section text:style-name="Sect1" text:name="Section1466">
            <text:p text:style-name="Standard"><text:bookmark text:name="dismissable216"/><text:bookmark text:name="thumbnail108"/><text:bookmark text:name="img112"/><text:a xlink:type="simple" xlink:href="https://www.youtube.com/watch?v=oECwzewhVSA" text:style-name="Internet_20_link" text:visited-style-name="Visited_20_Internet_20_Link"><text:s/></text:a></text:p>
            <text:section text:style-name="Sect1" text:name="Section1467">
              <text:p text:style-name="Standard"><text:bookmark text:name="overlays105"/>9:45 </text:p>
            </text:section>
            <text:section text:style-name="Sect1" text:name="Section1468">
              <text:p text:style-name="Standard"><text:bookmark text:name="mouseover-overlay104"/></text:p>
            </text:section>
            <text:section text:style-name="Sect1" text:name="Section1469">
              <text:p text:style-name="Standard"><text:bookmark text:name="hover-overlays105"/></text:p>
            </text:section>
            <text:section text:style-name="Sect1" text:name="Section1470">
              <text:p text:style-name="Standard"><text:bookmark text:name="details106"/></text:p>
              <text:section text:style-name="Sect1" text:name="Section1471">
                <text:h text:style-name="Heading_20_3" text:outline-level="3"><text:bookmark text:name="meta108"/><text:bookmark text:name="video-title108"/><text:a xlink:type="simple" xlink:href="https://www.youtube.com/watch?v=oECwzewhVSA" text:style-name="Internet_20_link" text:visited-style-name="Visited_20_Internet_20_Link">SoapUI Beginner Tutorial 12 - How to run PROJECT - From GUI, Groovy and Command Line</text:a></text:h>
                <text:section text:style-name="Sect1" text:name="Section1472">
                  <text:p text:style-name="Text_20_body"><text:bookmark text:name="metadata-container107"/></text:p>
                  <text:section text:style-name="Sect1" text:name="Section1473">
                    <text:p text:style-name="Text_20_body"><text:bookmark text:name="metadata106"/></text:p>
                    <text:section text:style-name="Sect1" text:name="Section1474">
                      <text:p text:style-name="Text_20_body"><text:bookmark text:name="metadata-line106"/>1.2K views4 months ago</text:p>
                    </text:section>
                  </text:section>
                  <text:section text:style-name="Sect1" text:name="Section1475">
                    <text:p text:style-name="Text_20_body"><text:bookmark text:name="additional-metadata-line106"/></text:p>
                  </text:section>
                </text:section>
              </text:section>
              <text:section text:style-name="Sect1" text:name="Section1476">
                <text:p text:style-name="Standard"><text:bookmark text:name="menu106"/></text:p>
                <text:section text:style-name="Sect1" text:name="Section1477">
                  <text:p text:style-name="Standard"><text:bookmark text:name="top-level-buttons106"/></text:p>
                </text:section>
              </text:section>
            </text:section>
          </text:section>
          <text:section text:style-name="Sect1" text:name="Section1478">
            <text:p text:style-name="Standard"><text:bookmark text:name="dismissable217"/><text:soft-page-break/></text:p>
            <text:section text:style-name="Sect1" text:name="Section1479">
              <text:p text:style-name="Standard"><text:bookmark text:name="buttons106"/></text:p>
            </text:section>
          </text:section>
          <text:section text:style-name="Sect1" text:name="Section1480">
            <text:p text:style-name="Standard"><text:bookmark text:name="dismissable218"/><text:bookmark text:name="thumbnail109"/><text:bookmark text:name="img113"/><text:a xlink:type="simple" xlink:href="https://www.youtube.com/watch?v=70kizpoOMNk" text:style-name="Internet_20_link" text:visited-style-name="Visited_20_Internet_20_Link"><text:s/></text:a></text:p>
            <text:section text:style-name="Sect1" text:name="Section1481">
              <text:p text:style-name="Standard"><text:bookmark text:name="overlays106"/>10:30 </text:p>
            </text:section>
            <text:section text:style-name="Sect1" text:name="Section1482">
              <text:p text:style-name="Standard"><text:bookmark text:name="mouseover-overlay105"/></text:p>
            </text:section>
            <text:section text:style-name="Sect1" text:name="Section1483">
              <text:p text:style-name="Standard"><text:bookmark text:name="hover-overlays106"/></text:p>
            </text:section>
            <text:section text:style-name="Sect1" text:name="Section1484">
              <text:p text:style-name="Standard"><text:bookmark text:name="details107"/></text:p>
              <text:section text:style-name="Sect1" text:name="Section1485">
                <text:h text:style-name="Heading_20_3" text:outline-level="3"><text:bookmark text:name="meta109"/><text:bookmark text:name="video-title109"/><text:a xlink:type="simple" xlink:href="https://www.youtube.com/watch?v=70kizpoOMNk" text:style-name="Internet_20_link" text:visited-style-name="Visited_20_Internet_20_Link">SoapUI Beginner Tutorial 11 - How to run a Test Suite - From GUI, Groovy and Command Line</text:a></text:h>
                <text:section text:style-name="Sect1" text:name="Section1486">
                  <text:p text:style-name="Text_20_body"><text:bookmark text:name="metadata-container108"/></text:p>
                  <text:section text:style-name="Sect1" text:name="Section1487">
                    <text:p text:style-name="Text_20_body"><text:bookmark text:name="metadata107"/></text:p>
                    <text:section text:style-name="Sect1" text:name="Section1488">
                      <text:p text:style-name="Text_20_body"><text:bookmark text:name="metadata-line107"/>1.6K views4 months ago</text:p>
                    </text:section>
                  </text:section>
                  <text:section text:style-name="Sect1" text:name="Section1489">
                    <text:p text:style-name="Text_20_body"><text:bookmark text:name="additional-metadata-line107"/></text:p>
                  </text:section>
                </text:section>
              </text:section>
              <text:section text:style-name="Sect1" text:name="Section1490">
                <text:p text:style-name="Standard"><text:bookmark text:name="menu107"/></text:p>
                <text:section text:style-name="Sect1" text:name="Section1491">
                  <text:p text:style-name="Standard"><text:bookmark text:name="top-level-buttons107"/></text:p>
                </text:section>
              </text:section>
            </text:section>
          </text:section>
          <text:section text:style-name="Sect1" text:name="Section1492">
            <text:p text:style-name="Standard"><text:bookmark text:name="dismissable219"/></text:p>
            <text:section text:style-name="Sect1" text:name="Section1493">
              <text:p text:style-name="Standard"><text:bookmark text:name="buttons107"/></text:p>
            </text:section>
          </text:section>
          <text:section text:style-name="Sect1" text:name="Section1494">
            <text:p text:style-name="Standard"><text:bookmark text:name="dismissable220"/><text:bookmark text:name="thumbnail110"/><text:bookmark text:name="img114"/><text:a xlink:type="simple" xlink:href="https://www.youtube.com/watch?v=nSvCa_Dyf0w&amp;t=605s" text:style-name="Internet_20_link" text:visited-style-name="Visited_20_Internet_20_Link"><text:s/></text:a></text:p>
            <text:section text:style-name="Sect1" text:name="Section1495">
              <text:p text:style-name="Standard"><text:bookmark text:name="overlays107"/></text:p>
              <text:section text:style-name="Sect1" text:name="Section1496">
                <text:p text:style-name="Standard"><text:bookmark text:name="progress"/></text:p>
              </text:section>
              <text:p text:style-name="Standard"><text:a xlink:type="simple" xlink:href="https://www.youtube.com/watch?v=nSvCa_Dyf0w&amp;t=605s" text:style-name="Internet_20_link" text:visited-style-name="Visited_20_Internet_20_Link">14:03 </text:a></text:p>
            </text:section>
            <text:section text:style-name="Sect1" text:name="Section1497">
              <text:p text:style-name="Standard"><text:bookmark text:name="mouseover-overlay106"/><text:a xlink:type="simple" xlink:href="https://www.youtube.com/watch?v=nSvCa_Dyf0w&amp;t=605s" text:style-name="Internet_20_link" text:visited-style-name="Visited_20_Internet_20_Link"/></text:p>
            </text:section>
            <text:section text:style-name="Sect1" text:name="Section1498">
              <text:p text:style-name="Standard"><text:bookmark text:name="hover-overlays107"/><text:a xlink:type="simple" xlink:href="https://www.youtube.com/watch?v=nSvCa_Dyf0w&amp;t=605s" text:style-name="Internet_20_link" text:visited-style-name="Visited_20_Internet_20_Link"/></text:p>
            </text:section>
            <text:section text:style-name="Sect1" text:name="Section1499">
              <text:p text:style-name="Standard"><text:bookmark text:name="details108"/></text:p>
              <text:section text:style-name="Sect1" text:name="Section1500">
                <text:h text:style-name="Heading_20_3" text:outline-level="3"><text:bookmark text:name="meta110"/><text:bookmark text:name="video-title110"/><text:a xlink:type="simple" xlink:href="https://www.youtube.com/watch?v=nSvCa_Dyf0w&amp;t=605s" text:style-name="Internet_20_link" text:visited-style-name="Visited_20_Internet_20_Link">SoapUI Beginner Tutorial 10 - How to run a Test Case - from GUI, Groovy and Command Line</text:a></text:h>
                <text:section text:style-name="Sect1" text:name="Section1501">
                  <text:p text:style-name="Text_20_body"><text:bookmark text:name="metadata-container109"/></text:p>
                  <text:section text:style-name="Sect1" text:name="Section1502">
                    <text:p text:style-name="Text_20_body"><text:bookmark text:name="metadata108"/></text:p>
                    <text:section text:style-name="Sect1" text:name="Section1503">
                      <text:p text:style-name="Text_20_body"><text:bookmark text:name="metadata-line108"/>2.1K views4 months ago</text:p>
                    </text:section>
                  </text:section>
                  <text:section text:style-name="Sect1" text:name="Section1504">
                    <text:p text:style-name="Text_20_body"><text:bookmark text:name="additional-metadata-line108"/></text:p>
                  </text:section>
                </text:section>
              </text:section>
              <text:section text:style-name="Sect1" text:name="Section1505">
                <text:p text:style-name="Standard"><text:bookmark text:name="menu108"/></text:p>
                <text:section text:style-name="Sect1" text:name="Section1506">
                  <text:p text:style-name="Standard"><text:bookmark text:name="top-level-buttons108"/></text:p>
                </text:section>
              </text:section>
            </text:section>
          </text:section>
          <text:section text:style-name="Sect1" text:name="Section1507">
            <text:p text:style-name="Standard"><text:bookmark text:name="dismissable221"/></text:p>
            <text:section text:style-name="Sect1" text:name="Section1508">
              <text:p text:style-name="Standard"><text:bookmark text:name="buttons108"/></text:p>
            </text:section>
          </text:section>
          <text:section text:style-name="Sect1" text:name="Section1509">
            <text:p text:style-name="Standard"><text:bookmark text:name="dismissable222"/><text:bookmark text:name="thumbnail111"/><text:bookmark text:name="img115"/><text:a xlink:type="simple" xlink:href="https://www.youtube.com/watch?v=3PlXWtTswug" text:style-name="Internet_20_link" text:visited-style-name="Visited_20_Internet_20_Link"><text:s/></text:a></text:p>
            <text:section text:style-name="Sect1" text:name="Section1510">
              <text:p text:style-name="Standard"><text:bookmark text:name="overlays108"/>11:45 </text:p>
            </text:section>
            <text:section text:style-name="Sect1" text:name="Section1511">
              <text:p text:style-name="Standard"><text:bookmark text:name="mouseover-overlay107"/></text:p>
            </text:section>
            <text:section text:style-name="Sect1" text:name="Section1512">
              <text:p text:style-name="Standard"><text:bookmark text:name="hover-overlays108"/></text:p>
            </text:section>
            <text:section text:style-name="Sect1" text:name="Section1513">
              <text:p text:style-name="Standard"><text:bookmark text:name="details109"/></text:p>
              <text:section text:style-name="Sect1" text:name="Section1514">
                <text:h text:style-name="Heading_20_3" text:outline-level="3"><text:bookmark text:name="meta111"/><text:bookmark text:name="video-title111"/><text:a xlink:type="simple" xlink:href="https://www.youtube.com/watch?v=3PlXWtTswug" text:style-name="Internet_20_link" text:visited-style-name="Visited_20_Internet_20_Link">SoapUI Beginner Tutorial 9 - How to run a Request | from GUI, Groovy and Command Line</text:a></text:h>
                <text:section text:style-name="Sect1" text:name="Section1515">
                  <text:p text:style-name="Text_20_body"><text:bookmark text:name="metadata-container110"/></text:p>
                  <text:section text:style-name="Sect1" text:name="Section1516">
                    <text:p text:style-name="Text_20_body"><text:bookmark text:name="metadata109"/></text:p>
                    <text:section text:style-name="Sect1" text:name="Section1517">
                      <text:p text:style-name="Text_20_body"><text:bookmark text:name="metadata-line109"/><text:soft-page-break/>2.5K views4 months ago</text:p>
                    </text:section>
                  </text:section>
                  <text:section text:style-name="Sect1" text:name="Section1518">
                    <text:p text:style-name="Text_20_body"><text:bookmark text:name="additional-metadata-line109"/></text:p>
                  </text:section>
                </text:section>
              </text:section>
              <text:section text:style-name="Sect1" text:name="Section1519">
                <text:p text:style-name="Standard"><text:bookmark text:name="menu109"/></text:p>
                <text:section text:style-name="Sect1" text:name="Section1520">
                  <text:p text:style-name="Standard"><text:bookmark text:name="top-level-buttons109"/></text:p>
                </text:section>
              </text:section>
            </text:section>
          </text:section>
          <text:section text:style-name="Sect1" text:name="Section1521">
            <text:p text:style-name="Standard"><text:bookmark text:name="dismissable223"/></text:p>
            <text:section text:style-name="Sect1" text:name="Section1522">
              <text:p text:style-name="Standard"><text:bookmark text:name="buttons109"/></text:p>
            </text:section>
          </text:section>
          <text:section text:style-name="Sect1" text:name="Section1523">
            <text:p text:style-name="Standard"><text:bookmark text:name="dismissable224"/><text:bookmark text:name="thumbnail112"/><text:bookmark text:name="img116"/><text:a xlink:type="simple" xlink:href="https://www.youtube.com/watch?v=GQKPClA1kBE" text:style-name="Internet_20_link" text:visited-style-name="Visited_20_Internet_20_Link"><text:s/></text:a></text:p>
            <text:section text:style-name="Sect1" text:name="Section1524">
              <text:p text:style-name="Standard"><text:bookmark text:name="overlays109"/></text:p>
              <text:section text:style-name="Sect1" text:name="Section1525">
                <text:p text:style-name="Standard"><text:bookmark text:name="progress1"/></text:p>
              </text:section>
              <text:p text:style-name="Standard"><text:a xlink:type="simple" xlink:href="https://www.youtube.com/watch?v=GQKPClA1kBE" text:style-name="Internet_20_link" text:visited-style-name="Visited_20_Internet_20_Link">22:18 </text:a></text:p>
            </text:section>
            <text:section text:style-name="Sect1" text:name="Section1526">
              <text:p text:style-name="Standard"><text:bookmark text:name="mouseover-overlay108"/><text:a xlink:type="simple" xlink:href="https://www.youtube.com/watch?v=GQKPClA1kBE" text:style-name="Internet_20_link" text:visited-style-name="Visited_20_Internet_20_Link"/></text:p>
            </text:section>
            <text:section text:style-name="Sect1" text:name="Section1527">
              <text:p text:style-name="Standard"><text:bookmark text:name="hover-overlays109"/><text:a xlink:type="simple" xlink:href="https://www.youtube.com/watch?v=GQKPClA1kBE" text:style-name="Internet_20_link" text:visited-style-name="Visited_20_Internet_20_Link"/></text:p>
            </text:section>
            <text:section text:style-name="Sect1" text:name="Section1528">
              <text:p text:style-name="Standard"><text:bookmark text:name="details110"/></text:p>
              <text:section text:style-name="Sect1" text:name="Section1529">
                <text:h text:style-name="Heading_20_3" text:outline-level="3"><text:bookmark text:name="meta112"/><text:bookmark text:name="video-title112"/><text:a xlink:type="simple" xlink:href="https://www.youtube.com/watch?v=GQKPClA1kBE" text:style-name="Internet_20_link" text:visited-style-name="Visited_20_Internet_20_Link">SoapUI Beginner Tutorial 8 - GROOVY Scripting in SoapUI | Getting Started</text:a></text:h>
                <text:section text:style-name="Sect1" text:name="Section1530">
                  <text:p text:style-name="Text_20_body"><text:bookmark text:name="metadata-container111"/></text:p>
                  <text:section text:style-name="Sect1" text:name="Section1531">
                    <text:p text:style-name="Text_20_body"><text:bookmark text:name="metadata110"/></text:p>
                    <text:section text:style-name="Sect1" text:name="Section1532">
                      <text:p text:style-name="Text_20_body"><text:bookmark text:name="metadata-line110"/>3.9K views4 months ago</text:p>
                    </text:section>
                  </text:section>
                  <text:section text:style-name="Sect1" text:name="Section1533">
                    <text:p text:style-name="Text_20_body"><text:bookmark text:name="additional-metadata-line110"/></text:p>
                  </text:section>
                </text:section>
              </text:section>
              <text:section text:style-name="Sect1" text:name="Section1534">
                <text:p text:style-name="Standard"><text:bookmark text:name="menu110"/></text:p>
                <text:section text:style-name="Sect1" text:name="Section1535">
                  <text:p text:style-name="Standard"><text:bookmark text:name="top-level-buttons110"/></text:p>
                </text:section>
              </text:section>
            </text:section>
          </text:section>
          <text:section text:style-name="Sect1" text:name="Section1536">
            <text:p text:style-name="Standard"><text:bookmark text:name="dismissable225"/></text:p>
            <text:section text:style-name="Sect1" text:name="Section1537">
              <text:p text:style-name="Standard"><text:bookmark text:name="buttons110"/></text:p>
            </text:section>
          </text:section>
          <text:section text:style-name="Sect1" text:name="Section1538">
            <text:p text:style-name="Standard"><text:bookmark text:name="dismissable226"/><text:bookmark text:name="thumbnail113"/><text:bookmark text:name="img117"/><text:a xlink:type="simple" xlink:href="https://www.youtube.com/watch?v=GSAt7YOvjbY" text:style-name="Internet_20_link" text:visited-style-name="Visited_20_Internet_20_Link"><text:s/></text:a></text:p>
            <text:section text:style-name="Sect1" text:name="Section1539">
              <text:p text:style-name="Standard"><text:bookmark text:name="overlays110"/></text:p>
              <text:section text:style-name="Sect1" text:name="Section1540">
                <text:p text:style-name="Standard"><text:bookmark text:name="progress2"/></text:p>
              </text:section>
              <text:p text:style-name="Standard"><text:a xlink:type="simple" xlink:href="https://www.youtube.com/watch?v=GSAt7YOvjbY" text:style-name="Internet_20_link" text:visited-style-name="Visited_20_Internet_20_Link">10:55 </text:a></text:p>
            </text:section>
            <text:section text:style-name="Sect1" text:name="Section1541">
              <text:p text:style-name="Standard"><text:bookmark text:name="mouseover-overlay109"/><text:a xlink:type="simple" xlink:href="https://www.youtube.com/watch?v=GSAt7YOvjbY" text:style-name="Internet_20_link" text:visited-style-name="Visited_20_Internet_20_Link"/></text:p>
            </text:section>
            <text:section text:style-name="Sect1" text:name="Section1542">
              <text:p text:style-name="Standard"><text:bookmark text:name="hover-overlays110"/><text:a xlink:type="simple" xlink:href="https://www.youtube.com/watch?v=GSAt7YOvjbY" text:style-name="Internet_20_link" text:visited-style-name="Visited_20_Internet_20_Link"/></text:p>
            </text:section>
            <text:section text:style-name="Sect1" text:name="Section1543">
              <text:p text:style-name="Standard"><text:bookmark text:name="details111"/></text:p>
              <text:section text:style-name="Sect1" text:name="Section1544">
                <text:h text:style-name="Heading_20_3" text:outline-level="3"><text:bookmark text:name="meta113"/><text:bookmark text:name="video-title113"/><text:a xlink:type="simple" xlink:href="https://www.youtube.com/watch?v=GSAt7YOvjbY" text:style-name="Internet_20_link" text:visited-style-name="Visited_20_Internet_20_Link">SoapUI Beginner Tutorial 7 - How to do Property Transfer | Values Transfer</text:a></text:h>
                <text:section text:style-name="Sect1" text:name="Section1545">
                  <text:p text:style-name="Text_20_body"><text:bookmark text:name="metadata-container112"/></text:p>
                  <text:section text:style-name="Sect1" text:name="Section1546">
                    <text:p text:style-name="Text_20_body"><text:bookmark text:name="metadata111"/></text:p>
                    <text:section text:style-name="Sect1" text:name="Section1547">
                      <text:p text:style-name="Text_20_body"><text:bookmark text:name="metadata-line111"/>3.5K views4 months ago</text:p>
                    </text:section>
                  </text:section>
                  <text:section text:style-name="Sect1" text:name="Section1548">
                    <text:p text:style-name="Text_20_body"><text:bookmark text:name="additional-metadata-line111"/></text:p>
                  </text:section>
                </text:section>
              </text:section>
              <text:section text:style-name="Sect1" text:name="Section1549">
                <text:p text:style-name="Standard"><text:bookmark text:name="menu111"/></text:p>
                <text:section text:style-name="Sect1" text:name="Section1550">
                  <text:p text:style-name="Standard"><text:bookmark text:name="top-level-buttons111"/></text:p>
                </text:section>
              </text:section>
            </text:section>
          </text:section>
          <text:section text:style-name="Sect1" text:name="Section1551">
            <text:p text:style-name="Standard"><text:bookmark text:name="dismissable227"/></text:p>
            <text:section text:style-name="Sect1" text:name="Section1552">
              <text:p text:style-name="Standard"><text:bookmark text:name="buttons111"/></text:p>
            </text:section>
          </text:section>
          <text:section text:style-name="Sect1" text:name="Section1553">
            <text:p text:style-name="Standard"><text:bookmark text:name="dismissable228"/><text:bookmark text:name="thumbnail114"/><text:bookmark text:name="img118"/><text:a xlink:type="simple" xlink:href="https://www.youtube.com/watch?v=lUxvIxQnqjc" text:style-name="Internet_20_link" text:visited-style-name="Visited_20_Internet_20_Link"><text:s/></text:a></text:p>
            <text:section text:style-name="Sect1" text:name="Section1554">
              <text:p text:style-name="Standard"><text:bookmark text:name="overlays111"/></text:p>
              <text:section text:style-name="Sect1" text:name="Section1555">
                <text:p text:style-name="Standard"><text:bookmark text:name="progress3"/></text:p>
              </text:section>
              <text:p text:style-name="Standard"><text:a xlink:type="simple" xlink:href="https://www.youtube.com/watch?v=lUxvIxQnqjc" text:style-name="Internet_20_link" text:visited-style-name="Visited_20_Internet_20_Link">18:56 </text:a></text:p>
            </text:section>
            <text:section text:style-name="Sect1" text:name="Section1556">
              <text:p text:style-name="Standard"><text:bookmark text:name="mouseover-overlay110"/><text:a xlink:type="simple" xlink:href="https://www.youtube.com/watch?v=lUxvIxQnqjc" text:style-name="Internet_20_link" text:visited-style-name="Visited_20_Internet_20_Link"/></text:p>
            </text:section>
            <text:section text:style-name="Sect1" text:name="Section1557">
              <text:p text:style-name="Standard"><text:bookmark text:name="hover-overlays111"/><text:a xlink:type="simple" xlink:href="https://www.youtube.com/watch?v=lUxvIxQnqjc" text:style-name="Internet_20_link" text:visited-style-name="Visited_20_Internet_20_Link"/></text:p>
            </text:section>
            <text:section text:style-name="Sect1" text:name="Section1558">
              <text:p text:style-name="Standard"><text:bookmark text:name="details112"/><text:soft-page-break/></text:p>
              <text:section text:style-name="Sect1" text:name="Section1559">
                <text:h text:style-name="Heading_20_3" text:outline-level="3"><text:bookmark text:name="meta114"/><text:bookmark text:name="video-title114"/><text:a xlink:type="simple" xlink:href="https://www.youtube.com/watch?v=lUxvIxQnqjc" text:style-name="Internet_20_link" text:visited-style-name="Visited_20_Internet_20_Link">SoapUI Beginner Tutorial 6 - How to Get and Set Properties through GROOVY scripts</text:a></text:h>
                <text:section text:style-name="Sect1" text:name="Section1560">
                  <text:p text:style-name="Text_20_body"><text:bookmark text:name="metadata-container113"/></text:p>
                  <text:section text:style-name="Sect1" text:name="Section1561">
                    <text:p text:style-name="Text_20_body"><text:bookmark text:name="metadata112"/></text:p>
                    <text:section text:style-name="Sect1" text:name="Section1562">
                      <text:p text:style-name="Text_20_body"><text:bookmark text:name="metadata-line112"/>4.6K views4 months ago</text:p>
                    </text:section>
                  </text:section>
                  <text:section text:style-name="Sect1" text:name="Section1563">
                    <text:p text:style-name="Text_20_body"><text:bookmark text:name="additional-metadata-line112"/></text:p>
                  </text:section>
                </text:section>
              </text:section>
              <text:section text:style-name="Sect1" text:name="Section1564">
                <text:p text:style-name="Standard"><text:bookmark text:name="menu112"/></text:p>
                <text:section text:style-name="Sect1" text:name="Section1565">
                  <text:p text:style-name="Standard"><text:bookmark text:name="top-level-buttons112"/></text:p>
                </text:section>
              </text:section>
            </text:section>
          </text:section>
          <text:section text:style-name="Sect1" text:name="Section1566">
            <text:p text:style-name="Standard"><text:bookmark text:name="dismissable229"/></text:p>
            <text:section text:style-name="Sect1" text:name="Section1567">
              <text:p text:style-name="Standard"><text:bookmark text:name="buttons112"/></text:p>
            </text:section>
          </text:section>
          <text:section text:style-name="Sect1" text:name="Section1568">
            <text:p text:style-name="Standard"><text:bookmark text:name="dismissable230"/><text:bookmark text:name="thumbnail115"/><text:bookmark text:name="img119"/><text:a xlink:type="simple" xlink:href="https://www.youtube.com/watch?v=tZ_Ux1KVBYA" text:style-name="Internet_20_link" text:visited-style-name="Visited_20_Internet_20_Link"><text:s/></text:a></text:p>
            <text:section text:style-name="Sect1" text:name="Section1569">
              <text:p text:style-name="Standard"><text:bookmark text:name="overlays112"/>3:01 </text:p>
            </text:section>
            <text:section text:style-name="Sect1" text:name="Section1570">
              <text:p text:style-name="Standard"><text:bookmark text:name="mouseover-overlay111"/></text:p>
            </text:section>
            <text:section text:style-name="Sect1" text:name="Section1571">
              <text:p text:style-name="Standard"><text:bookmark text:name="hover-overlays112"/></text:p>
            </text:section>
            <text:section text:style-name="Sect1" text:name="Section1572">
              <text:p text:style-name="Standard"><text:bookmark text:name="details113"/></text:p>
              <text:section text:style-name="Sect1" text:name="Section1573">
                <text:h text:style-name="Heading_20_3" text:outline-level="3"><text:bookmark text:name="meta115"/><text:bookmark text:name="video-title115"/><text:a xlink:type="simple" xlink:href="https://www.youtube.com/watch?v=tZ_Ux1KVBYA" text:style-name="Internet_20_link" text:visited-style-name="Visited_20_Internet_20_Link">QnA Friday 42 - Devops OR Bigdata ?</text:a></text:h>
                <text:section text:style-name="Sect1" text:name="Section1574">
                  <text:p text:style-name="Text_20_body"><text:bookmark text:name="metadata-container114"/></text:p>
                  <text:section text:style-name="Sect1" text:name="Section1575">
                    <text:p text:style-name="Text_20_body"><text:bookmark text:name="metadata113"/></text:p>
                    <text:section text:style-name="Sect1" text:name="Section1576">
                      <text:p text:style-name="Text_20_body"><text:bookmark text:name="metadata-line113"/>910 views4 months ago</text:p>
                    </text:section>
                  </text:section>
                  <text:section text:style-name="Sect1" text:name="Section1577">
                    <text:p text:style-name="Text_20_body"><text:bookmark text:name="additional-metadata-line113"/></text:p>
                  </text:section>
                </text:section>
              </text:section>
              <text:section text:style-name="Sect1" text:name="Section1578">
                <text:p text:style-name="Standard"><text:bookmark text:name="menu113"/></text:p>
                <text:section text:style-name="Sect1" text:name="Section1579">
                  <text:p text:style-name="Standard"><text:bookmark text:name="top-level-buttons113"/></text:p>
                </text:section>
              </text:section>
            </text:section>
          </text:section>
          <text:section text:style-name="Sect1" text:name="Section1580">
            <text:p text:style-name="Standard"><text:bookmark text:name="dismissable231"/></text:p>
            <text:section text:style-name="Sect1" text:name="Section1581">
              <text:p text:style-name="Standard"><text:bookmark text:name="buttons113"/></text:p>
            </text:section>
          </text:section>
          <text:section text:style-name="Sect1" text:name="Section1582">
            <text:p text:style-name="Standard"><text:bookmark text:name="dismissable232"/><text:bookmark text:name="thumbnail116"/><text:bookmark text:name="img120"/><text:a xlink:type="simple" xlink:href="https://www.youtube.com/watch?v=X-pcU-sIfv4" text:style-name="Internet_20_link" text:visited-style-name="Visited_20_Internet_20_Link"><text:s/></text:a></text:p>
            <text:section text:style-name="Sect1" text:name="Section1583">
              <text:p text:style-name="Standard"><text:bookmark text:name="overlays113"/></text:p>
              <text:section text:style-name="Sect1" text:name="Section1584">
                <text:p text:style-name="Standard"><text:bookmark text:name="progress4"/></text:p>
              </text:section>
              <text:p text:style-name="Standard"><text:a xlink:type="simple" xlink:href="https://www.youtube.com/watch?v=X-pcU-sIfv4" text:style-name="Internet_20_link" text:visited-style-name="Visited_20_Internet_20_Link">15:04 </text:a></text:p>
            </text:section>
            <text:section text:style-name="Sect1" text:name="Section1585">
              <text:p text:style-name="Standard"><text:bookmark text:name="mouseover-overlay112"/><text:a xlink:type="simple" xlink:href="https://www.youtube.com/watch?v=X-pcU-sIfv4" text:style-name="Internet_20_link" text:visited-style-name="Visited_20_Internet_20_Link"/></text:p>
            </text:section>
            <text:section text:style-name="Sect1" text:name="Section1586">
              <text:p text:style-name="Standard"><text:bookmark text:name="hover-overlays113"/><text:a xlink:type="simple" xlink:href="https://www.youtube.com/watch?v=X-pcU-sIfv4" text:style-name="Internet_20_link" text:visited-style-name="Visited_20_Internet_20_Link"/></text:p>
            </text:section>
            <text:section text:style-name="Sect1" text:name="Section1587">
              <text:p text:style-name="Standard"><text:bookmark text:name="details114"/></text:p>
              <text:section text:style-name="Sect1" text:name="Section1588">
                <text:h text:style-name="Heading_20_3" text:outline-level="3"><text:bookmark text:name="meta116"/><text:bookmark text:name="video-title116"/><text:a xlink:type="simple" xlink:href="https://www.youtube.com/watch?v=X-pcU-sIfv4" text:style-name="Internet_20_link" text:visited-style-name="Visited_20_Internet_20_Link">SoapUI Beginner Tutorial 5 - How to use PROPERTIES</text:a></text:h>
                <text:section text:style-name="Sect1" text:name="Section1589">
                  <text:p text:style-name="Text_20_body"><text:bookmark text:name="metadata-container115"/></text:p>
                  <text:section text:style-name="Sect1" text:name="Section1590">
                    <text:p text:style-name="Text_20_body"><text:bookmark text:name="metadata114"/></text:p>
                    <text:section text:style-name="Sect1" text:name="Section1591">
                      <text:p text:style-name="Text_20_body"><text:bookmark text:name="metadata-line114"/>5.6K views4 months ago</text:p>
                    </text:section>
                  </text:section>
                  <text:section text:style-name="Sect1" text:name="Section1592">
                    <text:p text:style-name="Text_20_body"><text:bookmark text:name="additional-metadata-line114"/></text:p>
                  </text:section>
                </text:section>
              </text:section>
              <text:section text:style-name="Sect1" text:name="Section1593">
                <text:p text:style-name="Standard"><text:bookmark text:name="menu114"/></text:p>
                <text:section text:style-name="Sect1" text:name="Section1594">
                  <text:p text:style-name="Standard"><text:bookmark text:name="top-level-buttons114"/></text:p>
                </text:section>
              </text:section>
            </text:section>
          </text:section>
          <text:section text:style-name="Sect1" text:name="Section1595">
            <text:p text:style-name="Standard"><text:bookmark text:name="dismissable233"/></text:p>
            <text:section text:style-name="Sect1" text:name="Section1596">
              <text:p text:style-name="Standard"><text:bookmark text:name="buttons114"/></text:p>
            </text:section>
          </text:section>
          <text:section text:style-name="Sect1" text:name="Section1597">
            <text:p text:style-name="Standard"><text:bookmark text:name="dismissable234"/><text:bookmark text:name="thumbnail117"/><text:bookmark text:name="img121"/><text:soft-page-break/><text:a xlink:type="simple" xlink:href="https://www.youtube.com/watch?v=DR3EEhjn2OI" text:style-name="Internet_20_link" text:visited-style-name="Visited_20_Internet_20_Link"><text:s/></text:a></text:p>
            <text:section text:style-name="Sect1" text:name="Section1598">
              <text:p text:style-name="Standard"><text:bookmark text:name="overlays114"/>7:27 </text:p>
            </text:section>
            <text:section text:style-name="Sect1" text:name="Section1599">
              <text:p text:style-name="Standard"><text:bookmark text:name="mouseover-overlay113"/></text:p>
            </text:section>
            <text:section text:style-name="Sect1" text:name="Section1600">
              <text:p text:style-name="Standard"><text:bookmark text:name="hover-overlays114"/></text:p>
            </text:section>
            <text:section text:style-name="Sect1" text:name="Section1601">
              <text:p text:style-name="Standard"><text:bookmark text:name="details115"/></text:p>
              <text:section text:style-name="Sect1" text:name="Section1602">
                <text:h text:style-name="Heading_20_3" text:outline-level="3"><text:bookmark text:name="meta117"/><text:bookmark text:name="video-title117"/><text:a xlink:type="simple" xlink:href="https://www.youtube.com/watch?v=DR3EEhjn2OI" text:style-name="Internet_20_link" text:visited-style-name="Visited_20_Internet_20_Link">POSTMAN BEGINNER TUTORIAL 17 ?? How to run SOAP requests</text:a></text:h>
                <text:section text:style-name="Sect1" text:name="Section1603">
                  <text:p text:style-name="Text_20_body"><text:bookmark text:name="metadata-container116"/></text:p>
                  <text:section text:style-name="Sect1" text:name="Section1604">
                    <text:p text:style-name="Text_20_body"><text:bookmark text:name="metadata115"/></text:p>
                    <text:section text:style-name="Sect1" text:name="Section1605">
                      <text:p text:style-name="Text_20_body"><text:bookmark text:name="metadata-line115"/>9.5K views4 months ago</text:p>
                    </text:section>
                  </text:section>
                  <text:section text:style-name="Sect1" text:name="Section1606">
                    <text:p text:style-name="Text_20_body"><text:bookmark text:name="additional-metadata-line115"/></text:p>
                  </text:section>
                </text:section>
              </text:section>
              <text:section text:style-name="Sect1" text:name="Section1607">
                <text:p text:style-name="Standard"><text:bookmark text:name="menu115"/></text:p>
                <text:section text:style-name="Sect1" text:name="Section1608">
                  <text:p text:style-name="Standard"><text:bookmark text:name="top-level-buttons115"/></text:p>
                </text:section>
              </text:section>
            </text:section>
          </text:section>
          <text:section text:style-name="Sect1" text:name="Section1609">
            <text:p text:style-name="Standard"><text:bookmark text:name="dismissable235"/></text:p>
            <text:section text:style-name="Sect1" text:name="Section1610">
              <text:p text:style-name="Standard"><text:bookmark text:name="buttons115"/></text:p>
            </text:section>
          </text:section>
          <text:section text:style-name="Sect1" text:name="Section1611">
            <text:p text:style-name="Standard"><text:bookmark text:name="dismissable236"/><text:bookmark text:name="thumbnail118"/><text:bookmark text:name="img122"/><text:a xlink:type="simple" xlink:href="https://www.youtube.com/watch?v=9V2oqVzZuT4&amp;t=239s" text:style-name="Internet_20_link" text:visited-style-name="Visited_20_Internet_20_Link"><text:s/></text:a></text:p>
            <text:section text:style-name="Sect1" text:name="Section1612">
              <text:p text:style-name="Standard"><text:bookmark text:name="overlays115"/></text:p>
              <text:section text:style-name="Sect1" text:name="Section1613">
                <text:p text:style-name="Standard"><text:bookmark text:name="progress5"/></text:p>
              </text:section>
              <text:p text:style-name="Standard"><text:a xlink:type="simple" xlink:href="https://www.youtube.com/watch?v=9V2oqVzZuT4&amp;t=239s" text:style-name="Internet_20_link" text:visited-style-name="Visited_20_Internet_20_Link">12:50 </text:a></text:p>
            </text:section>
            <text:section text:style-name="Sect1" text:name="Section1614">
              <text:p text:style-name="Standard"><text:bookmark text:name="mouseover-overlay114"/><text:a xlink:type="simple" xlink:href="https://www.youtube.com/watch?v=9V2oqVzZuT4&amp;t=239s" text:style-name="Internet_20_link" text:visited-style-name="Visited_20_Internet_20_Link"/></text:p>
            </text:section>
            <text:section text:style-name="Sect1" text:name="Section1615">
              <text:p text:style-name="Standard"><text:bookmark text:name="hover-overlays115"/><text:a xlink:type="simple" xlink:href="https://www.youtube.com/watch?v=9V2oqVzZuT4&amp;t=239s" text:style-name="Internet_20_link" text:visited-style-name="Visited_20_Internet_20_Link"/></text:p>
            </text:section>
            <text:section text:style-name="Sect1" text:name="Section1616">
              <text:p text:style-name="Standard"><text:bookmark text:name="details116"/></text:p>
              <text:section text:style-name="Sect1" text:name="Section1617">
                <text:h text:style-name="Heading_20_3" text:outline-level="3"><text:bookmark text:name="meta118"/><text:bookmark text:name="video-title118"/><text:a xlink:type="simple" xlink:href="https://www.youtube.com/watch?v=9V2oqVzZuT4&amp;t=239s" text:style-name="Internet_20_link" text:visited-style-name="Visited_20_Internet_20_Link">SoapUI Beginner Tutorial 4 - First SoapUI Project | REST</text:a></text:h>
                <text:section text:style-name="Sect1" text:name="Section1618">
                  <text:p text:style-name="Text_20_body"><text:bookmark text:name="metadata-container117"/></text:p>
                  <text:section text:style-name="Sect1" text:name="Section1619">
                    <text:p text:style-name="Text_20_body"><text:bookmark text:name="metadata116"/></text:p>
                    <text:section text:style-name="Sect1" text:name="Section1620">
                      <text:p text:style-name="Text_20_body"><text:bookmark text:name="metadata-line116"/>7.1K views4 months ago</text:p>
                    </text:section>
                  </text:section>
                  <text:section text:style-name="Sect1" text:name="Section1621">
                    <text:p text:style-name="Text_20_body"><text:bookmark text:name="additional-metadata-line116"/></text:p>
                  </text:section>
                </text:section>
              </text:section>
              <text:section text:style-name="Sect1" text:name="Section1622">
                <text:p text:style-name="Standard"><text:bookmark text:name="menu116"/></text:p>
                <text:section text:style-name="Sect1" text:name="Section1623">
                  <text:p text:style-name="Standard"><text:bookmark text:name="top-level-buttons116"/></text:p>
                </text:section>
              </text:section>
            </text:section>
          </text:section>
          <text:section text:style-name="Sect1" text:name="Section1624">
            <text:p text:style-name="Standard"><text:bookmark text:name="dismissable237"/></text:p>
            <text:section text:style-name="Sect1" text:name="Section1625">
              <text:p text:style-name="Standard"><text:bookmark text:name="buttons116"/></text:p>
            </text:section>
          </text:section>
          <text:section text:style-name="Sect1" text:name="Section1626">
            <text:p text:style-name="Standard"><text:bookmark text:name="dismissable238"/><text:bookmark text:name="thumbnail119"/><text:bookmark text:name="img123"/><text:a xlink:type="simple" xlink:href="https://www.youtube.com/watch?v=IoCXSpa3ou8" text:style-name="Internet_20_link" text:visited-style-name="Visited_20_Internet_20_Link"><text:s/></text:a></text:p>
            <text:section text:style-name="Sect1" text:name="Section1627">
              <text:p text:style-name="Standard"><text:bookmark text:name="overlays116"/>3:35 </text:p>
            </text:section>
            <text:section text:style-name="Sect1" text:name="Section1628">
              <text:p text:style-name="Standard"><text:bookmark text:name="mouseover-overlay115"/></text:p>
            </text:section>
            <text:section text:style-name="Sect1" text:name="Section1629">
              <text:p text:style-name="Standard"><text:bookmark text:name="hover-overlays116"/></text:p>
            </text:section>
            <text:section text:style-name="Sect1" text:name="Section1630">
              <text:p text:style-name="Standard"><text:bookmark text:name="details117"/></text:p>
              <text:section text:style-name="Sect1" text:name="Section1631">
                <text:h text:style-name="Heading_20_3" text:outline-level="3"><text:bookmark text:name="meta119"/><text:bookmark text:name="video-title119"/><text:a xlink:type="simple" xlink:href="https://www.youtube.com/watch?v=IoCXSpa3ou8" text:style-name="Internet_20_link" text:visited-style-name="Visited_20_Internet_20_Link">POSTMAN BEGINNER TUTORIAL 16 ?? Run Collections Remotely with URL</text:a></text:h>
                <text:section text:style-name="Sect1" text:name="Section1632">
                  <text:p text:style-name="Text_20_body"><text:bookmark text:name="metadata-container118"/></text:p>
                  <text:section text:style-name="Sect1" text:name="Section1633">
                    <text:p text:style-name="Text_20_body"><text:bookmark text:name="metadata117"/></text:p>
                    <text:section text:style-name="Sect1" text:name="Section1634">
                      <text:p text:style-name="Text_20_body"><text:bookmark text:name="metadata-line117"/>5.2K views4 months ago</text:p>
                    </text:section>
                  </text:section>
                  <text:section text:style-name="Sect1" text:name="Section1635">
                    <text:p text:style-name="Text_20_body"><text:bookmark text:name="additional-metadata-line117"/></text:p>
                  </text:section>
                </text:section>
              </text:section>
              <text:section text:style-name="Sect1" text:name="Section1636">
                <text:p text:style-name="Standard"><text:bookmark text:name="menu117"/></text:p>
                <text:section text:style-name="Sect1" text:name="Section1637">
                  <text:p text:style-name="Standard"><text:bookmark text:name="top-level-buttons117"/><text:soft-page-break/></text:p>
                </text:section>
              </text:section>
            </text:section>
          </text:section>
          <text:section text:style-name="Sect1" text:name="Section1638">
            <text:p text:style-name="Standard"><text:bookmark text:name="dismissable239"/></text:p>
            <text:section text:style-name="Sect1" text:name="Section1639">
              <text:p text:style-name="Standard"><text:bookmark text:name="buttons117"/></text:p>
            </text:section>
          </text:section>
          <text:section text:style-name="Sect1" text:name="Section1640">
            <text:p text:style-name="Standard"><text:bookmark text:name="dismissable240"/><text:bookmark text:name="thumbnail120"/><text:bookmark text:name="img124"/><text:a xlink:type="simple" xlink:href="https://www.youtube.com/watch?v=h54HqkSp4jg" text:style-name="Internet_20_link" text:visited-style-name="Visited_20_Internet_20_Link"><text:s/></text:a></text:p>
            <text:section text:style-name="Sect1" text:name="Section1641">
              <text:p text:style-name="Standard"><text:bookmark text:name="overlays117"/></text:p>
              <text:section text:style-name="Sect1" text:name="Section1642">
                <text:p text:style-name="Standard"><text:bookmark text:name="progress6"/></text:p>
              </text:section>
              <text:p text:style-name="Standard"><text:a xlink:type="simple" xlink:href="https://www.youtube.com/watch?v=h54HqkSp4jg" text:style-name="Internet_20_link" text:visited-style-name="Visited_20_Internet_20_Link">17:40 </text:a></text:p>
            </text:section>
            <text:section text:style-name="Sect1" text:name="Section1643">
              <text:p text:style-name="Standard"><text:bookmark text:name="mouseover-overlay116"/><text:a xlink:type="simple" xlink:href="https://www.youtube.com/watch?v=h54HqkSp4jg" text:style-name="Internet_20_link" text:visited-style-name="Visited_20_Internet_20_Link"/></text:p>
            </text:section>
            <text:section text:style-name="Sect1" text:name="Section1644">
              <text:p text:style-name="Standard"><text:bookmark text:name="hover-overlays117"/><text:a xlink:type="simple" xlink:href="https://www.youtube.com/watch?v=h54HqkSp4jg" text:style-name="Internet_20_link" text:visited-style-name="Visited_20_Internet_20_Link"/></text:p>
            </text:section>
            <text:section text:style-name="Sect1" text:name="Section1645">
              <text:p text:style-name="Standard"><text:bookmark text:name="details118"/></text:p>
              <text:section text:style-name="Sect1" text:name="Section1646">
                <text:h text:style-name="Heading_20_3" text:outline-level="3"><text:bookmark text:name="meta120"/><text:bookmark text:name="video-title120"/><text:a xlink:type="simple" xlink:href="https://www.youtube.com/watch?v=h54HqkSp4jg" text:style-name="Internet_20_link" text:visited-style-name="Visited_20_Internet_20_Link">SoapUI Beginner Tutorial 3 - First SoapUI Project | SOAP | How to create Project in SoapUI</text:a></text:h>
                <text:section text:style-name="Sect1" text:name="Section1647">
                  <text:p text:style-name="Text_20_body"><text:bookmark text:name="metadata-container119"/></text:p>
                  <text:section text:style-name="Sect1" text:name="Section1648">
                    <text:p text:style-name="Text_20_body"><text:bookmark text:name="metadata118"/></text:p>
                    <text:section text:style-name="Sect1" text:name="Section1649">
                      <text:p text:style-name="Text_20_body"><text:bookmark text:name="metadata-line118"/>11K views4 months ago</text:p>
                    </text:section>
                  </text:section>
                  <text:section text:style-name="Sect1" text:name="Section1650">
                    <text:p text:style-name="Text_20_body"><text:bookmark text:name="additional-metadata-line118"/></text:p>
                  </text:section>
                </text:section>
              </text:section>
              <text:section text:style-name="Sect1" text:name="Section1651">
                <text:p text:style-name="Standard"><text:bookmark text:name="menu118"/></text:p>
                <text:section text:style-name="Sect1" text:name="Section1652">
                  <text:p text:style-name="Standard"><text:bookmark text:name="top-level-buttons118"/></text:p>
                </text:section>
              </text:section>
            </text:section>
          </text:section>
          <text:section text:style-name="Sect1" text:name="Section1653">
            <text:p text:style-name="Standard"><text:bookmark text:name="dismissable241"/></text:p>
            <text:section text:style-name="Sect1" text:name="Section1654">
              <text:p text:style-name="Standard"><text:bookmark text:name="buttons118"/></text:p>
            </text:section>
          </text:section>
          <text:section text:style-name="Sect1" text:name="Section1655">
            <text:p text:style-name="Standard"><text:bookmark text:name="dismissable242"/><text:bookmark text:name="thumbnail121"/><text:bookmark text:name="img125"/><text:a xlink:type="simple" xlink:href="https://www.youtube.com/watch?v=fPuaDNKjNYQ" text:style-name="Internet_20_link" text:visited-style-name="Visited_20_Internet_20_Link"><text:s/></text:a></text:p>
            <text:section text:style-name="Sect1" text:name="Section1656">
              <text:p text:style-name="Standard"><text:bookmark text:name="overlays118"/>15:09 </text:p>
            </text:section>
            <text:section text:style-name="Sect1" text:name="Section1657">
              <text:p text:style-name="Standard"><text:bookmark text:name="mouseover-overlay117"/></text:p>
            </text:section>
            <text:section text:style-name="Sect1" text:name="Section1658">
              <text:p text:style-name="Standard"><text:bookmark text:name="hover-overlays118"/></text:p>
            </text:section>
            <text:section text:style-name="Sect1" text:name="Section1659">
              <text:p text:style-name="Standard"><text:bookmark text:name="details119"/></text:p>
              <text:section text:style-name="Sect1" text:name="Section1660">
                <text:h text:style-name="Heading_20_3" text:outline-level="3"><text:bookmark text:name="meta121"/><text:bookmark text:name="video-title121"/><text:a xlink:type="simple" xlink:href="https://www.youtube.com/watch?v=fPuaDNKjNYQ" text:style-name="Internet_20_link" text:visited-style-name="Visited_20_Internet_20_Link">Katalon Studio 23 - How to create ENVIRONMENTS | Execution Profiles</text:a></text:h>
                <text:section text:style-name="Sect1" text:name="Section1661">
                  <text:p text:style-name="Text_20_body"><text:bookmark text:name="metadata-container120"/></text:p>
                  <text:section text:style-name="Sect1" text:name="Section1662">
                    <text:p text:style-name="Text_20_body"><text:bookmark text:name="metadata119"/></text:p>
                    <text:section text:style-name="Sect1" text:name="Section1663">
                      <text:p text:style-name="Text_20_body"><text:bookmark text:name="metadata-line119"/>1.8K views4 months ago</text:p>
                    </text:section>
                  </text:section>
                  <text:section text:style-name="Sect1" text:name="Section1664">
                    <text:p text:style-name="Text_20_body"><text:bookmark text:name="additional-metadata-line119"/></text:p>
                  </text:section>
                </text:section>
              </text:section>
              <text:section text:style-name="Sect1" text:name="Section1665">
                <text:p text:style-name="Standard"><text:bookmark text:name="menu119"/></text:p>
                <text:section text:style-name="Sect1" text:name="Section1666">
                  <text:p text:style-name="Standard"><text:bookmark text:name="top-level-buttons119"/></text:p>
                </text:section>
              </text:section>
            </text:section>
          </text:section>
          <text:section text:style-name="Sect1" text:name="Section1667">
            <text:p text:style-name="Standard"><text:bookmark text:name="dismissable243"/></text:p>
            <text:section text:style-name="Sect1" text:name="Section1668">
              <text:p text:style-name="Standard"><text:bookmark text:name="buttons119"/></text:p>
            </text:section>
          </text:section>
          <text:section text:style-name="Sect1" text:name="Section1669">
            <text:p text:style-name="Standard"><text:bookmark text:name="dismissable244"/><text:bookmark text:name="thumbnail122"/><text:bookmark text:name="img126"/><text:a xlink:type="simple" xlink:href="https://www.youtube.com/watch?v=9njtJvyYpdg" text:style-name="Internet_20_link" text:visited-style-name="Visited_20_Internet_20_Link"><text:s/></text:a></text:p>
            <text:section text:style-name="Sect1" text:name="Section1670">
              <text:p text:style-name="Standard"><text:bookmark text:name="overlays119"/></text:p>
              <text:section text:style-name="Sect1" text:name="Section1671">
                <text:p text:style-name="Standard"><text:bookmark text:name="progress7"/></text:p>
              </text:section>
              <text:p text:style-name="Standard"><text:a xlink:type="simple" xlink:href="https://www.youtube.com/watch?v=9njtJvyYpdg" text:style-name="Internet_20_link" text:visited-style-name="Visited_20_Internet_20_Link">9:32 </text:a></text:p>
            </text:section>
            <text:section text:style-name="Sect1" text:name="Section1672">
              <text:p text:style-name="Standard"><text:bookmark text:name="mouseover-overlay118"/><text:a xlink:type="simple" xlink:href="https://www.youtube.com/watch?v=9njtJvyYpdg" text:style-name="Internet_20_link" text:visited-style-name="Visited_20_Internet_20_Link"/></text:p>
            </text:section>
            <text:section text:style-name="Sect1" text:name="Section1673">
              <text:p text:style-name="Standard"><text:bookmark text:name="hover-overlays119"/><text:a xlink:type="simple" xlink:href="https://www.youtube.com/watch?v=9njtJvyYpdg" text:style-name="Internet_20_link" text:visited-style-name="Visited_20_Internet_20_Link"/></text:p>
            </text:section>
            <text:section text:style-name="Sect1" text:name="Section1674">
              <text:p text:style-name="Standard"><text:bookmark text:name="details120"/></text:p>
              <text:section text:style-name="Sect1" text:name="Section1675">
                <text:h text:style-name="Heading_20_3" text:outline-level="3"><text:bookmark text:name="meta122"/><text:bookmark text:name="video-title122"/><text:a xlink:type="simple" xlink:href="https://www.youtube.com/watch?v=9njtJvyYpdg" text:style-name="Internet_20_link" text:visited-style-name="Visited_20_Internet_20_Link">SoapUI Beginner Tutorial 2 - SoapUI Features and GUI</text:a></text:h>
                <text:section text:style-name="Sect1" text:name="Section1676">
                  <text:p text:style-name="Text_20_body"><text:bookmark text:name="metadata-container121"/></text:p>
                  <text:section text:style-name="Sect1" text:name="Section1677">
                    <text:p text:style-name="Text_20_body"><text:bookmark text:name="metadata120"/><text:soft-page-break/></text:p>
                    <text:section text:style-name="Sect1" text:name="Section1678">
                      <text:p text:style-name="Text_20_body"><text:bookmark text:name="metadata-line120"/>11K views4 months ago</text:p>
                    </text:section>
                  </text:section>
                  <text:section text:style-name="Sect1" text:name="Section1679">
                    <text:p text:style-name="Text_20_body"><text:bookmark text:name="additional-metadata-line120"/></text:p>
                  </text:section>
                </text:section>
              </text:section>
              <text:section text:style-name="Sect1" text:name="Section1680">
                <text:p text:style-name="Standard"><text:bookmark text:name="menu120"/></text:p>
                <text:section text:style-name="Sect1" text:name="Section1681">
                  <text:p text:style-name="Standard"><text:bookmark text:name="top-level-buttons120"/></text:p>
                </text:section>
              </text:section>
            </text:section>
          </text:section>
          <text:section text:style-name="Sect1" text:name="Section1682">
            <text:p text:style-name="Standard"><text:bookmark text:name="dismissable245"/></text:p>
            <text:section text:style-name="Sect1" text:name="Section1683">
              <text:p text:style-name="Standard"><text:bookmark text:name="buttons120"/></text:p>
            </text:section>
          </text:section>
          <text:section text:style-name="Sect1" text:name="Section1684">
            <text:p text:style-name="Standard"><text:bookmark text:name="dismissable246"/><text:bookmark text:name="thumbnail123"/><text:bookmark text:name="img127"/><text:a xlink:type="simple" xlink:href="https://www.youtube.com/watch?v=ft52GxN7SPw" text:style-name="Internet_20_link" text:visited-style-name="Visited_20_Internet_20_Link"><text:s/></text:a></text:p>
            <text:section text:style-name="Sect1" text:name="Section1685">
              <text:p text:style-name="Standard"><text:bookmark text:name="overlays120"/>7:08 </text:p>
            </text:section>
            <text:section text:style-name="Sect1" text:name="Section1686">
              <text:p text:style-name="Standard"><text:bookmark text:name="mouseover-overlay119"/></text:p>
            </text:section>
            <text:section text:style-name="Sect1" text:name="Section1687">
              <text:p text:style-name="Standard"><text:bookmark text:name="hover-overlays120"/></text:p>
            </text:section>
            <text:section text:style-name="Sect1" text:name="Section1688">
              <text:p text:style-name="Standard"><text:bookmark text:name="details121"/></text:p>
              <text:section text:style-name="Sect1" text:name="Section1689">
                <text:h text:style-name="Heading_20_3" text:outline-level="3"><text:bookmark text:name="meta123"/><text:bookmark text:name="video-title123"/><text:a xlink:type="simple" xlink:href="https://www.youtube.com/watch?v=ft52GxN7SPw" text:style-name="Internet_20_link" text:visited-style-name="Visited_20_Internet_20_Link">How to find XPATH, CSS on Chrome and Firefox | ChroPath</text:a></text:h>
                <text:section text:style-name="Sect1" text:name="Section1690">
                  <text:p text:style-name="Text_20_body"><text:bookmark text:name="metadata-container122"/></text:p>
                  <text:section text:style-name="Sect1" text:name="Section1691">
                    <text:p text:style-name="Text_20_body"><text:bookmark text:name="metadata121"/></text:p>
                    <text:section text:style-name="Sect1" text:name="Section1692">
                      <text:p text:style-name="Text_20_body"><text:bookmark text:name="metadata-line121"/>3K views4 months ago</text:p>
                    </text:section>
                  </text:section>
                  <text:section text:style-name="Sect1" text:name="Section1693">
                    <text:p text:style-name="Text_20_body"><text:bookmark text:name="additional-metadata-line121"/></text:p>
                  </text:section>
                </text:section>
              </text:section>
              <text:section text:style-name="Sect1" text:name="Section1694">
                <text:p text:style-name="Standard"><text:bookmark text:name="menu121"/></text:p>
                <text:section text:style-name="Sect1" text:name="Section1695">
                  <text:p text:style-name="Standard"><text:bookmark text:name="top-level-buttons121"/></text:p>
                </text:section>
              </text:section>
            </text:section>
          </text:section>
          <text:section text:style-name="Sect1" text:name="Section1696">
            <text:p text:style-name="Standard"><text:bookmark text:name="dismissable247"/></text:p>
            <text:section text:style-name="Sect1" text:name="Section1697">
              <text:p text:style-name="Standard"><text:bookmark text:name="buttons121"/></text:p>
            </text:section>
          </text:section>
          <text:section text:style-name="Sect1" text:name="Section1698">
            <text:p text:style-name="Standard"><text:bookmark text:name="dismissable248"/><text:bookmark text:name="thumbnail124"/><text:bookmark text:name="img128"/><text:a xlink:type="simple" xlink:href="https://www.youtube.com/watch?v=mrxtd0wBGmw&amp;t=254s" text:style-name="Internet_20_link" text:visited-style-name="Visited_20_Internet_20_Link"><text:s/></text:a></text:p>
            <text:section text:style-name="Sect1" text:name="Section1699">
              <text:p text:style-name="Standard"><text:bookmark text:name="overlays121"/></text:p>
              <text:section text:style-name="Sect1" text:name="Section1700">
                <text:p text:style-name="Standard"><text:bookmark text:name="progress8"/></text:p>
              </text:section>
              <text:p text:style-name="Standard"><text:a xlink:type="simple" xlink:href="https://www.youtube.com/watch?v=mrxtd0wBGmw&amp;t=254s" text:style-name="Internet_20_link" text:visited-style-name="Visited_20_Internet_20_Link">7:31 </text:a></text:p>
            </text:section>
            <text:section text:style-name="Sect1" text:name="Section1701">
              <text:p text:style-name="Standard"><text:bookmark text:name="mouseover-overlay120"/><text:a xlink:type="simple" xlink:href="https://www.youtube.com/watch?v=mrxtd0wBGmw&amp;t=254s" text:style-name="Internet_20_link" text:visited-style-name="Visited_20_Internet_20_Link"/></text:p>
            </text:section>
            <text:section text:style-name="Sect1" text:name="Section1702">
              <text:p text:style-name="Standard"><text:bookmark text:name="hover-overlays121"/><text:a xlink:type="simple" xlink:href="https://www.youtube.com/watch?v=mrxtd0wBGmw&amp;t=254s" text:style-name="Internet_20_link" text:visited-style-name="Visited_20_Internet_20_Link"/></text:p>
            </text:section>
            <text:section text:style-name="Sect1" text:name="Section1703">
              <text:p text:style-name="Standard"><text:bookmark text:name="details122"/></text:p>
              <text:section text:style-name="Sect1" text:name="Section1704">
                <text:h text:style-name="Heading_20_3" text:outline-level="3"><text:bookmark text:name="meta124"/><text:bookmark text:name="video-title124"/><text:a xlink:type="simple" xlink:href="https://www.youtube.com/watch?v=mrxtd0wBGmw&amp;t=254s" text:style-name="Internet_20_link" text:visited-style-name="Visited_20_Internet_20_Link">SoapUI Beginner Tutorial 1 - What is SoapUI | SoapUi Introduction | Getting Started</text:a></text:h>
                <text:section text:style-name="Sect1" text:name="Section1705">
                  <text:p text:style-name="Text_20_body"><text:bookmark text:name="metadata-container123"/></text:p>
                  <text:section text:style-name="Sect1" text:name="Section1706">
                    <text:p text:style-name="Text_20_body"><text:bookmark text:name="metadata122"/></text:p>
                    <text:section text:style-name="Sect1" text:name="Section1707">
                      <text:p text:style-name="Text_20_body"><text:bookmark text:name="metadata-line122"/>19K views4 months ago</text:p>
                    </text:section>
                  </text:section>
                  <text:section text:style-name="Sect1" text:name="Section1708">
                    <text:p text:style-name="Text_20_body"><text:bookmark text:name="additional-metadata-line122"/></text:p>
                  </text:section>
                </text:section>
              </text:section>
              <text:section text:style-name="Sect1" text:name="Section1709">
                <text:p text:style-name="Standard"><text:bookmark text:name="menu122"/></text:p>
                <text:section text:style-name="Sect1" text:name="Section1710">
                  <text:p text:style-name="Standard"><text:bookmark text:name="top-level-buttons122"/></text:p>
                </text:section>
              </text:section>
            </text:section>
          </text:section>
          <text:section text:style-name="Sect1" text:name="Section1711">
            <text:p text:style-name="Standard"><text:bookmark text:name="dismissable249"/></text:p>
            <text:section text:style-name="Sect1" text:name="Section1712">
              <text:p text:style-name="Standard"><text:bookmark text:name="buttons122"/></text:p>
            </text:section>
          </text:section>
          <text:section text:style-name="Sect1" text:name="Section1713">
            <text:p text:style-name="Standard"><text:bookmark text:name="dismissable250"/><text:bookmark text:name="thumbnail125"/><text:bookmark text:name="img129"/><text:a xlink:type="simple" xlink:href="https://www.youtube.com/watch?v=73hgLeIBrgA" text:style-name="Internet_20_link" text:visited-style-name="Visited_20_Internet_20_Link"><text:s/></text:a></text:p>
            <text:section text:style-name="Sect1" text:name="Section1714">
              <text:p text:style-name="Standard"><text:bookmark text:name="overlays122"/>43:34 </text:p>
            </text:section>
            <text:section text:style-name="Sect1" text:name="Section1715">
              <text:p text:style-name="Standard"><text:bookmark text:name="mouseover-overlay121"/></text:p>
            </text:section>
            <text:section text:style-name="Sect1" text:name="Section1716">
              <text:p text:style-name="Standard"><text:bookmark text:name="hover-overlays122"/></text:p>
            </text:section>
            <text:section text:style-name="Sect1" text:name="Section1717">
              <text:p text:style-name="Standard"><text:bookmark text:name="details123"/></text:p>
              <text:section text:style-name="Sect1" text:name="Section1718">
                <text:h text:style-name="Heading_20_3" text:outline-level="3"><text:bookmark text:name="meta125"/><text:bookmark text:name="video-title125"/><text:soft-page-break/><text:a xlink:type="simple" xlink:href="https://www.youtube.com/watch?v=73hgLeIBrgA" text:style-name="Internet_20_link" text:visited-style-name="Visited_20_Internet_20_Link">Katalon Studio 22 - How to do iOS (mobile) testing | 10 STEPS</text:a></text:h>
                <text:section text:style-name="Sect1" text:name="Section1719">
                  <text:p text:style-name="Text_20_body"><text:bookmark text:name="metadata-container124"/></text:p>
                  <text:section text:style-name="Sect1" text:name="Section1720">
                    <text:p text:style-name="Text_20_body"><text:bookmark text:name="metadata123"/></text:p>
                    <text:section text:style-name="Sect1" text:name="Section1721">
                      <text:p text:style-name="Text_20_body"><text:bookmark text:name="metadata-line123"/>2.9K views4 months ago</text:p>
                    </text:section>
                  </text:section>
                  <text:section text:style-name="Sect1" text:name="Section1722">
                    <text:p text:style-name="Text_20_body"><text:bookmark text:name="additional-metadata-line123"/></text:p>
                  </text:section>
                </text:section>
              </text:section>
              <text:section text:style-name="Sect1" text:name="Section1723">
                <text:p text:style-name="Standard"><text:bookmark text:name="menu123"/></text:p>
                <text:section text:style-name="Sect1" text:name="Section1724">
                  <text:p text:style-name="Standard"><text:bookmark text:name="top-level-buttons123"/></text:p>
                </text:section>
              </text:section>
            </text:section>
          </text:section>
          <text:section text:style-name="Sect1" text:name="Section1725">
            <text:p text:style-name="Standard"><text:bookmark text:name="dismissable251"/></text:p>
            <text:section text:style-name="Sect1" text:name="Section1726">
              <text:p text:style-name="Standard"><text:bookmark text:name="buttons123"/></text:p>
            </text:section>
          </text:section>
          <text:section text:style-name="Sect1" text:name="Section1727">
            <text:p text:style-name="Standard"><text:bookmark text:name="dismissable252"/><text:bookmark text:name="thumbnail126"/><text:bookmark text:name="img130"/><text:a xlink:type="simple" xlink:href="https://www.youtube.com/watch?v=vWMnoYlcFpU" text:style-name="Internet_20_link" text:visited-style-name="Visited_20_Internet_20_Link"><text:s/></text:a></text:p>
            <text:section text:style-name="Sect1" text:name="Section1728">
              <text:p text:style-name="Standard"><text:bookmark text:name="overlays123"/>27:13 </text:p>
            </text:section>
            <text:section text:style-name="Sect1" text:name="Section1729">
              <text:p text:style-name="Standard"><text:bookmark text:name="mouseover-overlay122"/></text:p>
            </text:section>
            <text:section text:style-name="Sect1" text:name="Section1730">
              <text:p text:style-name="Standard"><text:bookmark text:name="hover-overlays123"/></text:p>
            </text:section>
            <text:section text:style-name="Sect1" text:name="Section1731">
              <text:p text:style-name="Standard"><text:bookmark text:name="details124"/></text:p>
              <text:section text:style-name="Sect1" text:name="Section1732">
                <text:h text:style-name="Heading_20_3" text:outline-level="3"><text:bookmark text:name="meta126"/><text:bookmark text:name="video-title126"/><text:a xlink:type="simple" xlink:href="https://www.youtube.com/watch?v=vWMnoYlcFpU" text:style-name="Internet_20_link" text:visited-style-name="Visited_20_Internet_20_Link">Katalon Studio 21 - How to do Mobile (android) Testing on Mac OS | 7 STEPS</text:a></text:h>
                <text:section text:style-name="Sect1" text:name="Section1733">
                  <text:p text:style-name="Text_20_body"><text:bookmark text:name="metadata-container125"/></text:p>
                  <text:section text:style-name="Sect1" text:name="Section1734">
                    <text:p text:style-name="Text_20_body"><text:bookmark text:name="metadata124"/></text:p>
                    <text:section text:style-name="Sect1" text:name="Section1735">
                      <text:p text:style-name="Text_20_body"><text:bookmark text:name="metadata-line124"/>1.8K views4 months ago</text:p>
                    </text:section>
                  </text:section>
                  <text:section text:style-name="Sect1" text:name="Section1736">
                    <text:p text:style-name="Text_20_body"><text:bookmark text:name="additional-metadata-line124"/></text:p>
                  </text:section>
                </text:section>
              </text:section>
              <text:section text:style-name="Sect1" text:name="Section1737">
                <text:p text:style-name="Standard"><text:bookmark text:name="menu124"/></text:p>
                <text:section text:style-name="Sect1" text:name="Section1738">
                  <text:p text:style-name="Standard"><text:bookmark text:name="top-level-buttons124"/></text:p>
                </text:section>
              </text:section>
            </text:section>
          </text:section>
          <text:section text:style-name="Sect1" text:name="Section1739">
            <text:p text:style-name="Standard"><text:bookmark text:name="dismissable253"/></text:p>
            <text:section text:style-name="Sect1" text:name="Section1740">
              <text:p text:style-name="Standard"><text:bookmark text:name="buttons124"/></text:p>
            </text:section>
          </text:section>
          <text:section text:style-name="Sect1" text:name="Section1741">
            <text:p text:style-name="Standard"><text:bookmark text:name="dismissable254"/><text:bookmark text:name="thumbnail127"/><text:bookmark text:name="img131"/><text:a xlink:type="simple" xlink:href="https://www.youtube.com/watch?v=qsFXyUNiQFg" text:style-name="Internet_20_link" text:visited-style-name="Visited_20_Internet_20_Link"><text:s/></text:a></text:p>
            <text:section text:style-name="Sect1" text:name="Section1742">
              <text:p text:style-name="Standard"><text:bookmark text:name="overlays124"/>28:59 </text:p>
            </text:section>
            <text:section text:style-name="Sect1" text:name="Section1743">
              <text:p text:style-name="Standard"><text:bookmark text:name="mouseover-overlay123"/></text:p>
            </text:section>
            <text:section text:style-name="Sect1" text:name="Section1744">
              <text:p text:style-name="Standard"><text:bookmark text:name="hover-overlays124"/></text:p>
            </text:section>
            <text:section text:style-name="Sect1" text:name="Section1745">
              <text:p text:style-name="Standard"><text:bookmark text:name="details125"/></text:p>
              <text:section text:style-name="Sect1" text:name="Section1746">
                <text:h text:style-name="Heading_20_3" text:outline-level="3"><text:bookmark text:name="meta127"/><text:bookmark text:name="video-title127"/><text:a xlink:type="simple" xlink:href="https://www.youtube.com/watch?v=qsFXyUNiQFg" text:style-name="Internet_20_link" text:visited-style-name="Visited_20_Internet_20_Link">Katalon Studio 20 - How to do Mobile (android) Testing on Windows with Katalon Studio | 8 STEPS</text:a></text:h>
                <text:section text:style-name="Sect1" text:name="Section1747">
                  <text:p text:style-name="Text_20_body"><text:bookmark text:name="metadata-container126"/></text:p>
                  <text:section text:style-name="Sect1" text:name="Section1748">
                    <text:p text:style-name="Text_20_body"><text:bookmark text:name="metadata125"/></text:p>
                    <text:section text:style-name="Sect1" text:name="Section1749">
                      <text:p text:style-name="Text_20_body"><text:bookmark text:name="metadata-line125"/>6.8K views4 months ago</text:p>
                    </text:section>
                  </text:section>
                  <text:section text:style-name="Sect1" text:name="Section1750">
                    <text:p text:style-name="Text_20_body"><text:bookmark text:name="additional-metadata-line125"/></text:p>
                  </text:section>
                </text:section>
              </text:section>
              <text:section text:style-name="Sect1" text:name="Section1751">
                <text:p text:style-name="Standard"><text:bookmark text:name="menu125"/></text:p>
                <text:section text:style-name="Sect1" text:name="Section1752">
                  <text:p text:style-name="Standard"><text:bookmark text:name="top-level-buttons125"/></text:p>
                </text:section>
              </text:section>
            </text:section>
          </text:section>
          <text:section text:style-name="Sect1" text:name="Section1753">
            <text:p text:style-name="Standard"><text:bookmark text:name="dismissable255"/></text:p>
            <text:section text:style-name="Sect1" text:name="Section1754">
              <text:p text:style-name="Standard"><text:bookmark text:name="buttons125"/></text:p>
            </text:section>
          </text:section>
          <text:section text:style-name="Sect1" text:name="Section1755">
            <text:p text:style-name="Standard"><text:bookmark text:name="dismissable256"/><text:bookmark text:name="thumbnail128"/><text:bookmark text:name="img132"/><text:a xlink:type="simple" xlink:href="https://www.youtube.com/watch?v=9NDSQ9HX5dw" text:style-name="Internet_20_link" text:visited-style-name="Visited_20_Internet_20_Link"><text:s/></text:a></text:p>
            <text:section text:style-name="Sect1" text:name="Section1756">
              <text:p text:style-name="Standard"><text:bookmark text:name="overlays125"/>18:27 </text:p>
            </text:section>
            <text:section text:style-name="Sect1" text:name="Section1757">
              <text:p text:style-name="Standard"><text:bookmark text:name="mouseover-overlay124"/></text:p>
            </text:section>
            <text:section text:style-name="Sect1" text:name="Section1758">
              <text:p text:style-name="Standard"><text:bookmark text:name="hover-overlays125"/><text:soft-page-break/></text:p>
            </text:section>
            <text:section text:style-name="Sect1" text:name="Section1759">
              <text:p text:style-name="Standard"><text:bookmark text:name="details126"/></text:p>
              <text:section text:style-name="Sect1" text:name="Section1760">
                <text:h text:style-name="Heading_20_3" text:outline-level="3"><text:bookmark text:name="meta128"/><text:bookmark text:name="video-title128"/><text:a xlink:type="simple" xlink:href="https://www.youtube.com/watch?v=9NDSQ9HX5dw" text:style-name="Internet_20_link" text:visited-style-name="Visited_20_Internet_20_Link">Katalon Studio 19 - How to use Katalon Analytics | Step-by-Step for Beginners</text:a></text:h>
                <text:section text:style-name="Sect1" text:name="Section1761">
                  <text:p text:style-name="Text_20_body"><text:bookmark text:name="metadata-container127"/></text:p>
                  <text:section text:style-name="Sect1" text:name="Section1762">
                    <text:p text:style-name="Text_20_body"><text:bookmark text:name="metadata126"/></text:p>
                    <text:section text:style-name="Sect1" text:name="Section1763">
                      <text:p text:style-name="Text_20_body"><text:bookmark text:name="metadata-line126"/>1.7K views4 months ago</text:p>
                    </text:section>
                  </text:section>
                  <text:section text:style-name="Sect1" text:name="Section1764">
                    <text:p text:style-name="Text_20_body"><text:bookmark text:name="additional-metadata-line126"/></text:p>
                  </text:section>
                </text:section>
              </text:section>
              <text:section text:style-name="Sect1" text:name="Section1765">
                <text:p text:style-name="Standard"><text:bookmark text:name="menu126"/></text:p>
                <text:section text:style-name="Sect1" text:name="Section1766">
                  <text:p text:style-name="Standard"><text:bookmark text:name="top-level-buttons126"/></text:p>
                </text:section>
              </text:section>
            </text:section>
          </text:section>
          <text:section text:style-name="Sect1" text:name="Section1767">
            <text:p text:style-name="Standard"><text:bookmark text:name="dismissable257"/></text:p>
            <text:section text:style-name="Sect1" text:name="Section1768">
              <text:p text:style-name="Standard"><text:bookmark text:name="buttons126"/></text:p>
            </text:section>
          </text:section>
          <text:section text:style-name="Sect1" text:name="Section1769">
            <text:p text:style-name="Standard"><text:bookmark text:name="dismissable258"/><text:bookmark text:name="thumbnail129"/><text:bookmark text:name="img133"/><text:a xlink:type="simple" xlink:href="https://www.youtube.com/watch?v=pOHZXurlBC4" text:style-name="Internet_20_link" text:visited-style-name="Visited_20_Internet_20_Link"><text:s/></text:a></text:p>
            <text:section text:style-name="Sect1" text:name="Section1770">
              <text:p text:style-name="Standard"><text:bookmark text:name="overlays126"/>2:42 </text:p>
            </text:section>
            <text:section text:style-name="Sect1" text:name="Section1771">
              <text:p text:style-name="Standard"><text:bookmark text:name="mouseover-overlay125"/></text:p>
            </text:section>
            <text:section text:style-name="Sect1" text:name="Section1772">
              <text:p text:style-name="Standard"><text:bookmark text:name="hover-overlays126"/></text:p>
            </text:section>
            <text:section text:style-name="Sect1" text:name="Section1773">
              <text:p text:style-name="Standard"><text:bookmark text:name="details127"/></text:p>
              <text:section text:style-name="Sect1" text:name="Section1774">
                <text:h text:style-name="Heading_20_3" text:outline-level="3"><text:bookmark text:name="meta129"/><text:bookmark text:name="video-title129"/><text:a xlink:type="simple" xlink:href="https://www.youtube.com/watch?v=pOHZXurlBC4" text:style-name="Internet_20_link" text:visited-style-name="Visited_20_Internet_20_Link">QnA Friday 41 - Is POSTMAN (API testing) a commercial tool ?</text:a></text:h>
                <text:section text:style-name="Sect1" text:name="Section1775">
                  <text:p text:style-name="Text_20_body"><text:bookmark text:name="metadata-container128"/></text:p>
                  <text:section text:style-name="Sect1" text:name="Section1776">
                    <text:p text:style-name="Text_20_body"><text:bookmark text:name="metadata127"/></text:p>
                    <text:section text:style-name="Sect1" text:name="Section1777">
                      <text:p text:style-name="Text_20_body"><text:bookmark text:name="metadata-line127"/>422 views4 months ago</text:p>
                    </text:section>
                  </text:section>
                  <text:section text:style-name="Sect1" text:name="Section1778">
                    <text:p text:style-name="Text_20_body"><text:bookmark text:name="additional-metadata-line127"/></text:p>
                  </text:section>
                </text:section>
              </text:section>
              <text:section text:style-name="Sect1" text:name="Section1779">
                <text:p text:style-name="Standard"><text:bookmark text:name="menu127"/></text:p>
                <text:section text:style-name="Sect1" text:name="Section1780">
                  <text:p text:style-name="Standard"><text:bookmark text:name="top-level-buttons127"/></text:p>
                </text:section>
              </text:section>
            </text:section>
          </text:section>
          <text:section text:style-name="Sect1" text:name="Section1781">
            <text:p text:style-name="Standard"><text:bookmark text:name="dismissable259"/></text:p>
            <text:section text:style-name="Sect1" text:name="Section1782">
              <text:p text:style-name="Standard"><text:bookmark text:name="buttons127"/></text:p>
            </text:section>
          </text:section>
          <text:section text:style-name="Sect1" text:name="Section1783">
            <text:p text:style-name="Standard"><text:bookmark text:name="dismissable260"/><text:bookmark text:name="thumbnail130"/><text:bookmark text:name="img134"/><text:a xlink:type="simple" xlink:href="https://www.youtube.com/watch?v=Evikp4eQSGs" text:style-name="Internet_20_link" text:visited-style-name="Visited_20_Internet_20_Link"><text:s/></text:a></text:p>
            <text:section text:style-name="Sect1" text:name="Section1784">
              <text:p text:style-name="Standard"><text:bookmark text:name="overlays127"/>23:01 </text:p>
            </text:section>
            <text:section text:style-name="Sect1" text:name="Section1785">
              <text:p text:style-name="Standard"><text:bookmark text:name="mouseover-overlay126"/></text:p>
            </text:section>
            <text:section text:style-name="Sect1" text:name="Section1786">
              <text:p text:style-name="Standard"><text:bookmark text:name="hover-overlays127"/></text:p>
            </text:section>
            <text:section text:style-name="Sect1" text:name="Section1787">
              <text:p text:style-name="Standard"><text:bookmark text:name="details128"/></text:p>
              <text:section text:style-name="Sect1" text:name="Section1788">
                <text:h text:style-name="Heading_20_3" text:outline-level="3"><text:bookmark text:name="meta130"/><text:bookmark text:name="video-title130"/><text:a xlink:type="simple" xlink:href="https://www.youtube.com/watch?v=Evikp4eQSGs" text:style-name="Internet_20_link" text:visited-style-name="Visited_20_Internet_20_Link">Katalon Studio 18 - How to test API with Katalon Studio</text:a></text:h>
                <text:section text:style-name="Sect1" text:name="Section1789">
                  <text:p text:style-name="Text_20_body"><text:bookmark text:name="metadata-container129"/></text:p>
                  <text:section text:style-name="Sect1" text:name="Section1790">
                    <text:p text:style-name="Text_20_body"><text:bookmark text:name="metadata128"/></text:p>
                    <text:section text:style-name="Sect1" text:name="Section1791">
                      <text:p text:style-name="Text_20_body"><text:bookmark text:name="metadata-line128"/>6.9K views4 months ago</text:p>
                    </text:section>
                  </text:section>
                  <text:section text:style-name="Sect1" text:name="Section1792">
                    <text:p text:style-name="Text_20_body"><text:bookmark text:name="additional-metadata-line128"/></text:p>
                  </text:section>
                </text:section>
              </text:section>
              <text:section text:style-name="Sect1" text:name="Section1793">
                <text:p text:style-name="Standard"><text:bookmark text:name="menu128"/></text:p>
                <text:section text:style-name="Sect1" text:name="Section1794">
                  <text:p text:style-name="Standard"><text:bookmark text:name="top-level-buttons128"/></text:p>
                </text:section>
              </text:section>
            </text:section>
          </text:section>
          <text:section text:style-name="Sect1" text:name="Section1795">
            <text:p text:style-name="Standard"><text:bookmark text:name="dismissable261"/></text:p>
            <text:section text:style-name="Sect1" text:name="Section1796">
              <text:p text:style-name="Standard"><text:bookmark text:name="buttons128"/></text:p>
            </text:section>
          </text:section>
          <text:section text:style-name="Sect1" text:name="Section1797">
            <text:p text:style-name="Standard"><text:bookmark text:name="dismissable262"/><text:bookmark text:name="thumbnail131"/><text:bookmark text:name="img135"/><text:a xlink:type="simple" xlink:href="https://www.youtube.com/watch?v=hBTXqe5SsBk" text:style-name="Internet_20_link" text:visited-style-name="Visited_20_Internet_20_Link"><text:s/></text:a></text:p>
            <text:section text:style-name="Sect1" text:name="Section1798">
              <text:p text:style-name="Standard"><text:bookmark text:name="overlays128"/>4:30 </text:p>
            </text:section>
            <text:section text:style-name="Sect1" text:name="Section1799">
              <text:p text:style-name="Standard"><text:bookmark text:name="mouseover-overlay127"/><text:soft-page-break/></text:p>
            </text:section>
            <text:section text:style-name="Sect1" text:name="Section1800">
              <text:p text:style-name="Standard"><text:bookmark text:name="hover-overlays128"/></text:p>
            </text:section>
            <text:section text:style-name="Sect1" text:name="Section1801">
              <text:p text:style-name="Standard"><text:bookmark text:name="details129"/></text:p>
              <text:section text:style-name="Sect1" text:name="Section1802">
                <text:h text:style-name="Heading_20_3" text:outline-level="3"><text:bookmark text:name="meta131"/><text:bookmark text:name="video-title131"/><text:a xlink:type="simple" xlink:href="https://www.youtube.com/watch?v=hBTXqe5SsBk" text:style-name="Internet_20_link" text:visited-style-name="Visited_20_Internet_20_Link">QnA Friday 40 - How to check Font Size ?</text:a></text:h>
                <text:section text:style-name="Sect1" text:name="Section1803">
                  <text:p text:style-name="Text_20_body"><text:bookmark text:name="metadata-container130"/></text:p>
                  <text:section text:style-name="Sect1" text:name="Section1804">
                    <text:p text:style-name="Text_20_body"><text:bookmark text:name="metadata129"/></text:p>
                    <text:section text:style-name="Sect1" text:name="Section1805">
                      <text:p text:style-name="Text_20_body"><text:bookmark text:name="metadata-line129"/>445 views5 months ago</text:p>
                    </text:section>
                  </text:section>
                  <text:section text:style-name="Sect1" text:name="Section1806">
                    <text:p text:style-name="Text_20_body"><text:bookmark text:name="additional-metadata-line129"/></text:p>
                  </text:section>
                </text:section>
              </text:section>
              <text:section text:style-name="Sect1" text:name="Section1807">
                <text:p text:style-name="Standard"><text:bookmark text:name="menu129"/></text:p>
                <text:section text:style-name="Sect1" text:name="Section1808">
                  <text:p text:style-name="Standard"><text:bookmark text:name="top-level-buttons129"/></text:p>
                </text:section>
              </text:section>
            </text:section>
          </text:section>
          <text:section text:style-name="Sect1" text:name="Section1809">
            <text:p text:style-name="Standard"><text:bookmark text:name="dismissable263"/></text:p>
            <text:section text:style-name="Sect1" text:name="Section1810">
              <text:p text:style-name="Standard"><text:bookmark text:name="buttons129"/></text:p>
            </text:section>
          </text:section>
          <text:section text:style-name="Sect1" text:name="Section1811">
            <text:p text:style-name="Standard"><text:bookmark text:name="dismissable264"/><text:bookmark text:name="thumbnail132"/><text:bookmark text:name="img136"/><text:a xlink:type="simple" xlink:href="https://www.youtube.com/watch?v=fADNTDa32AE" text:style-name="Internet_20_link" text:visited-style-name="Visited_20_Internet_20_Link"><text:s/></text:a></text:p>
            <text:section text:style-name="Sect1" text:name="Section1812">
              <text:p text:style-name="Standard"><text:bookmark text:name="overlays129"/>35:09 </text:p>
            </text:section>
            <text:section text:style-name="Sect1" text:name="Section1813">
              <text:p text:style-name="Standard"><text:bookmark text:name="mouseover-overlay128"/></text:p>
            </text:section>
            <text:section text:style-name="Sect1" text:name="Section1814">
              <text:p text:style-name="Standard"><text:bookmark text:name="hover-overlays129"/></text:p>
            </text:section>
            <text:section text:style-name="Sect1" text:name="Section1815">
              <text:p text:style-name="Standard"><text:bookmark text:name="details130"/></text:p>
              <text:section text:style-name="Sect1" text:name="Section1816">
                <text:h text:style-name="Heading_20_3" text:outline-level="3"><text:bookmark text:name="meta132"/><text:bookmark text:name="video-title132"/><text:a xlink:type="simple" xlink:href="https://www.youtube.com/watch?v=fADNTDa32AE" text:style-name="Internet_20_link" text:visited-style-name="Visited_20_Internet_20_Link">Test Talks Interview on Katalon Studio</text:a></text:h>
                <text:section text:style-name="Sect1" text:name="Section1817">
                  <text:p text:style-name="Text_20_body"><text:bookmark text:name="metadata-container131"/></text:p>
                  <text:section text:style-name="Sect1" text:name="Section1818">
                    <text:p text:style-name="Text_20_body"><text:bookmark text:name="metadata130"/></text:p>
                    <text:section text:style-name="Sect1" text:name="Section1819">
                      <text:p text:style-name="Text_20_body"><text:bookmark text:name="metadata-line130"/>1.6K views5 months ago</text:p>
                    </text:section>
                  </text:section>
                  <text:section text:style-name="Sect1" text:name="Section1820">
                    <text:p text:style-name="Text_20_body"><text:bookmark text:name="additional-metadata-line130"/></text:p>
                  </text:section>
                </text:section>
              </text:section>
              <text:p text:style-name="Standard">CC </text:p>
              <text:section text:style-name="Sect1" text:name="Section1821">
                <text:p text:style-name="Standard"><text:bookmark text:name="menu130"/></text:p>
                <text:section text:style-name="Sect1" text:name="Section1822">
                  <text:p text:style-name="Standard"><text:bookmark text:name="top-level-buttons130"/></text:p>
                </text:section>
              </text:section>
            </text:section>
          </text:section>
          <text:section text:style-name="Sect1" text:name="Section1823">
            <text:p text:style-name="Standard"><text:bookmark text:name="dismissable265"/></text:p>
            <text:section text:style-name="Sect1" text:name="Section1824">
              <text:p text:style-name="Standard"><text:bookmark text:name="buttons130"/></text:p>
            </text:section>
          </text:section>
          <text:section text:style-name="Sect1" text:name="Section1825">
            <text:p text:style-name="Standard"><text:bookmark text:name="dismissable266"/><text:bookmark text:name="thumbnail133"/><text:bookmark text:name="img137"/><text:a xlink:type="simple" xlink:href="https://www.youtube.com/watch?v=hUqJd4jnaDc" text:style-name="Internet_20_link" text:visited-style-name="Visited_20_Internet_20_Link"><text:s/></text:a></text:p>
            <text:section text:style-name="Sect1" text:name="Section1826">
              <text:p text:style-name="Standard"><text:bookmark text:name="overlays130"/>3:13 </text:p>
            </text:section>
            <text:section text:style-name="Sect1" text:name="Section1827">
              <text:p text:style-name="Standard"><text:bookmark text:name="mouseover-overlay129"/></text:p>
            </text:section>
            <text:section text:style-name="Sect1" text:name="Section1828">
              <text:p text:style-name="Standard"><text:bookmark text:name="hover-overlays130"/></text:p>
            </text:section>
            <text:section text:style-name="Sect1" text:name="Section1829">
              <text:p text:style-name="Standard"><text:bookmark text:name="details131"/></text:p>
              <text:section text:style-name="Sect1" text:name="Section1830">
                <text:h text:style-name="Heading_20_3" text:outline-level="3"><text:bookmark text:name="meta133"/><text:bookmark text:name="video-title133"/><text:a xlink:type="simple" xlink:href="https://www.youtube.com/watch?v=hUqJd4jnaDc" text:style-name="Internet_20_link" text:visited-style-name="Visited_20_Internet_20_Link">QnA Friday 39 - How to select Right Automation Tool ?</text:a></text:h>
                <text:section text:style-name="Sect1" text:name="Section1831">
                  <text:p text:style-name="Text_20_body"><text:bookmark text:name="metadata-container132"/></text:p>
                  <text:section text:style-name="Sect1" text:name="Section1832">
                    <text:p text:style-name="Text_20_body"><text:bookmark text:name="metadata131"/></text:p>
                    <text:section text:style-name="Sect1" text:name="Section1833">
                      <text:p text:style-name="Text_20_body"><text:bookmark text:name="metadata-line131"/>619 views5 months ago</text:p>
                    </text:section>
                  </text:section>
                  <text:section text:style-name="Sect1" text:name="Section1834">
                    <text:p text:style-name="Text_20_body"><text:bookmark text:name="additional-metadata-line131"/></text:p>
                  </text:section>
                </text:section>
              </text:section>
              <text:section text:style-name="Sect1" text:name="Section1835">
                <text:p text:style-name="Standard"><text:bookmark text:name="menu131"/></text:p>
                <text:section text:style-name="Sect1" text:name="Section1836">
                  <text:p text:style-name="Standard"><text:bookmark text:name="top-level-buttons131"/></text:p>
                </text:section>
              </text:section>
            </text:section>
          </text:section>
          <text:section text:style-name="Sect1" text:name="Section1837">
            <text:p text:style-name="Standard"><text:bookmark text:name="dismissable267"/></text:p>
            <text:section text:style-name="Sect1" text:name="Section1838">
              <text:p text:style-name="Standard"><text:bookmark text:name="buttons131"/></text:p>
            </text:section>
          </text:section>
          <text:section text:style-name="Sect1" text:name="Section1839">
            <text:p text:style-name="Standard"><text:bookmark text:name="dismissable268"/><text:bookmark text:name="thumbnail134"/><text:bookmark text:name="img138"/><text:soft-page-break/><text:a xlink:type="simple" xlink:href="https://www.youtube.com/watch?v=-ycZilh2_eE" text:style-name="Internet_20_link" text:visited-style-name="Visited_20_Internet_20_Link"><text:s/></text:a></text:p>
            <text:section text:style-name="Sect1" text:name="Section1840">
              <text:p text:style-name="Standard"><text:bookmark text:name="overlays131"/>2:38 </text:p>
            </text:section>
            <text:section text:style-name="Sect1" text:name="Section1841">
              <text:p text:style-name="Standard"><text:bookmark text:name="mouseover-overlay130"/></text:p>
            </text:section>
            <text:section text:style-name="Sect1" text:name="Section1842">
              <text:p text:style-name="Standard"><text:bookmark text:name="hover-overlays131"/></text:p>
            </text:section>
            <text:section text:style-name="Sect1" text:name="Section1843">
              <text:p text:style-name="Standard"><text:bookmark text:name="details132"/></text:p>
              <text:section text:style-name="Sect1" text:name="Section1844">
                <text:h text:style-name="Heading_20_3" text:outline-level="3"><text:bookmark text:name="meta134"/><text:bookmark text:name="video-title134"/><text:a xlink:type="simple" xlink:href="https://www.youtube.com/watch?v=-ycZilh2_eE" text:style-name="Internet_20_link" text:visited-style-name="Visited_20_Internet_20_Link">QnA Friday 38 - How to estimate Testing Time and Efforts</text:a></text:h>
                <text:section text:style-name="Sect1" text:name="Section1845">
                  <text:p text:style-name="Text_20_body"><text:bookmark text:name="metadata-container133"/></text:p>
                  <text:section text:style-name="Sect1" text:name="Section1846">
                    <text:p text:style-name="Text_20_body"><text:bookmark text:name="metadata132"/></text:p>
                    <text:section text:style-name="Sect1" text:name="Section1847">
                      <text:p text:style-name="Text_20_body"><text:bookmark text:name="metadata-line132"/>813 views5 months ago</text:p>
                    </text:section>
                  </text:section>
                  <text:section text:style-name="Sect1" text:name="Section1848">
                    <text:p text:style-name="Text_20_body"><text:bookmark text:name="additional-metadata-line132"/></text:p>
                  </text:section>
                </text:section>
              </text:section>
              <text:section text:style-name="Sect1" text:name="Section1849">
                <text:p text:style-name="Standard"><text:bookmark text:name="menu132"/></text:p>
                <text:section text:style-name="Sect1" text:name="Section1850">
                  <text:p text:style-name="Standard"><text:bookmark text:name="top-level-buttons132"/></text:p>
                </text:section>
              </text:section>
            </text:section>
          </text:section>
          <text:section text:style-name="Sect1" text:name="Section1851">
            <text:p text:style-name="Standard"><text:bookmark text:name="dismissable269"/></text:p>
            <text:section text:style-name="Sect1" text:name="Section1852">
              <text:p text:style-name="Standard"><text:bookmark text:name="buttons132"/></text:p>
            </text:section>
          </text:section>
          <text:section text:style-name="Sect1" text:name="Section1853">
            <text:p text:style-name="Standard"><text:bookmark text:name="dismissable270"/><text:bookmark text:name="thumbnail135"/><text:bookmark text:name="img139"/><text:a xlink:type="simple" xlink:href="https://www.youtube.com/watch?v=Cn00U3KoLAc" text:style-name="Internet_20_link" text:visited-style-name="Visited_20_Internet_20_Link"><text:s/></text:a></text:p>
            <text:section text:style-name="Sect1" text:name="Section1854">
              <text:p text:style-name="Standard"><text:bookmark text:name="overlays132"/>2:55 </text:p>
            </text:section>
            <text:section text:style-name="Sect1" text:name="Section1855">
              <text:p text:style-name="Standard"><text:bookmark text:name="mouseover-overlay131"/></text:p>
            </text:section>
            <text:section text:style-name="Sect1" text:name="Section1856">
              <text:p text:style-name="Standard"><text:bookmark text:name="hover-overlays132"/></text:p>
            </text:section>
            <text:section text:style-name="Sect1" text:name="Section1857">
              <text:p text:style-name="Standard"><text:bookmark text:name="details133"/></text:p>
              <text:section text:style-name="Sect1" text:name="Section1858">
                <text:h text:style-name="Heading_20_3" text:outline-level="3"><text:bookmark text:name="meta135"/><text:bookmark text:name="video-title135"/><text:a xlink:type="simple" xlink:href="https://www.youtube.com/watch?v=Cn00U3KoLAc" text:style-name="Internet_20_link" text:visited-style-name="Visited_20_Internet_20_Link">QnA Friday 37 - Manual OR Automation ?</text:a></text:h>
                <text:section text:style-name="Sect1" text:name="Section1859">
                  <text:p text:style-name="Text_20_body"><text:bookmark text:name="metadata-container134"/></text:p>
                  <text:section text:style-name="Sect1" text:name="Section1860">
                    <text:p text:style-name="Text_20_body"><text:bookmark text:name="metadata133"/></text:p>
                    <text:section text:style-name="Sect1" text:name="Section1861">
                      <text:p text:style-name="Text_20_body"><text:bookmark text:name="metadata-line133"/>686 views5 months ago</text:p>
                    </text:section>
                  </text:section>
                  <text:section text:style-name="Sect1" text:name="Section1862">
                    <text:p text:style-name="Text_20_body"><text:bookmark text:name="additional-metadata-line133"/></text:p>
                  </text:section>
                </text:section>
              </text:section>
              <text:section text:style-name="Sect1" text:name="Section1863">
                <text:p text:style-name="Standard"><text:bookmark text:name="menu133"/></text:p>
                <text:section text:style-name="Sect1" text:name="Section1864">
                  <text:p text:style-name="Standard"><text:bookmark text:name="top-level-buttons133"/></text:p>
                </text:section>
              </text:section>
            </text:section>
          </text:section>
          <text:section text:style-name="Sect1" text:name="Section1865">
            <text:p text:style-name="Standard"><text:bookmark text:name="dismissable271"/></text:p>
            <text:section text:style-name="Sect1" text:name="Section1866">
              <text:p text:style-name="Standard"><text:bookmark text:name="buttons133"/></text:p>
            </text:section>
          </text:section>
          <text:section text:style-name="Sect1" text:name="Section1867">
            <text:p text:style-name="Standard"><text:bookmark text:name="dismissable272"/><text:bookmark text:name="thumbnail136"/><text:bookmark text:name="img140"/><text:a xlink:type="simple" xlink:href="https://www.youtube.com/watch?v=f4iY4BFvWgg" text:style-name="Internet_20_link" text:visited-style-name="Visited_20_Internet_20_Link"><text:s/></text:a></text:p>
            <text:section text:style-name="Sect1" text:name="Section1868">
              <text:p text:style-name="Standard"><text:bookmark text:name="overlays133"/>1:51 </text:p>
            </text:section>
            <text:section text:style-name="Sect1" text:name="Section1869">
              <text:p text:style-name="Standard"><text:bookmark text:name="mouseover-overlay132"/></text:p>
            </text:section>
            <text:section text:style-name="Sect1" text:name="Section1870">
              <text:p text:style-name="Standard"><text:bookmark text:name="hover-overlays133"/></text:p>
            </text:section>
            <text:section text:style-name="Sect1" text:name="Section1871">
              <text:p text:style-name="Standard"><text:bookmark text:name="details134"/></text:p>
              <text:section text:style-name="Sect1" text:name="Section1872">
                <text:h text:style-name="Heading_20_3" text:outline-level="3"><text:bookmark text:name="meta136"/><text:bookmark text:name="video-title136"/><text:a xlink:type="simple" xlink:href="https://www.youtube.com/watch?v=f4iY4BFvWgg" text:style-name="Internet_20_link" text:visited-style-name="Visited_20_Internet_20_Link">QnA Friday 36 - Selenium or Java Development ... ?</text:a></text:h>
                <text:section text:style-name="Sect1" text:name="Section1873">
                  <text:p text:style-name="Text_20_body"><text:bookmark text:name="metadata-container135"/></text:p>
                  <text:section text:style-name="Sect1" text:name="Section1874">
                    <text:p text:style-name="Text_20_body"><text:bookmark text:name="metadata134"/></text:p>
                    <text:section text:style-name="Sect1" text:name="Section1875">
                      <text:p text:style-name="Text_20_body"><text:bookmark text:name="metadata-line134"/>1.1K views6 months ago</text:p>
                    </text:section>
                  </text:section>
                  <text:section text:style-name="Sect1" text:name="Section1876">
                    <text:p text:style-name="Text_20_body"><text:bookmark text:name="additional-metadata-line134"/></text:p>
                  </text:section>
                </text:section>
              </text:section>
              <text:section text:style-name="Sect1" text:name="Section1877">
                <text:p text:style-name="Standard"><text:bookmark text:name="menu134"/></text:p>
                <text:section text:style-name="Sect1" text:name="Section1878">
                  <text:p text:style-name="Standard"><text:bookmark text:name="top-level-buttons134"/></text:p>
                </text:section>
              </text:section>
            </text:section>
          </text:section>
          <text:section text:style-name="Sect1" text:name="Section1879">
            <text:p text:style-name="Standard"><text:bookmark text:name="dismissable273"/></text:p>
            <text:section text:style-name="Sect1" text:name="Section1880">
              <text:p text:style-name="Standard"><text:bookmark text:name="buttons134"/><text:soft-page-break/></text:p>
            </text:section>
          </text:section>
          <text:section text:style-name="Sect1" text:name="Section1881">
            <text:p text:style-name="Standard"><text:bookmark text:name="dismissable274"/><text:bookmark text:name="thumbnail137"/><text:bookmark text:name="img141"/><text:a xlink:type="simple" xlink:href="https://www.youtube.com/watch?v=TmEWJZHaSn8" text:style-name="Internet_20_link" text:visited-style-name="Visited_20_Internet_20_Link"><text:s/></text:a></text:p>
            <text:section text:style-name="Sect1" text:name="Section1882">
              <text:p text:style-name="Standard"><text:bookmark text:name="overlays134"/>2:39 </text:p>
            </text:section>
            <text:section text:style-name="Sect1" text:name="Section1883">
              <text:p text:style-name="Standard"><text:bookmark text:name="mouseover-overlay133"/></text:p>
            </text:section>
            <text:section text:style-name="Sect1" text:name="Section1884">
              <text:p text:style-name="Standard"><text:bookmark text:name="hover-overlays134"/></text:p>
            </text:section>
            <text:section text:style-name="Sect1" text:name="Section1885">
              <text:p text:style-name="Standard"><text:bookmark text:name="details135"/></text:p>
              <text:section text:style-name="Sect1" text:name="Section1886">
                <text:h text:style-name="Heading_20_3" text:outline-level="3"><text:bookmark text:name="meta137"/><text:bookmark text:name="video-title137"/><text:a xlink:type="simple" xlink:href="https://www.youtube.com/watch?v=TmEWJZHaSn8" text:style-name="Internet_20_link" text:visited-style-name="Visited_20_Internet_20_Link">QnA Friday 35 - How to Rate Yourself on Selenium, Jenkins ... ?</text:a></text:h>
                <text:section text:style-name="Sect1" text:name="Section1887">
                  <text:p text:style-name="Text_20_body"><text:bookmark text:name="metadata-container136"/></text:p>
                  <text:section text:style-name="Sect1" text:name="Section1888">
                    <text:p text:style-name="Text_20_body"><text:bookmark text:name="metadata135"/></text:p>
                    <text:section text:style-name="Sect1" text:name="Section1889">
                      <text:p text:style-name="Text_20_body"><text:bookmark text:name="metadata-line135"/>841 views6 months ago</text:p>
                    </text:section>
                  </text:section>
                  <text:section text:style-name="Sect1" text:name="Section1890">
                    <text:p text:style-name="Text_20_body"><text:bookmark text:name="additional-metadata-line135"/></text:p>
                  </text:section>
                </text:section>
              </text:section>
              <text:section text:style-name="Sect1" text:name="Section1891">
                <text:p text:style-name="Standard"><text:bookmark text:name="menu135"/></text:p>
                <text:section text:style-name="Sect1" text:name="Section1892">
                  <text:p text:style-name="Standard"><text:bookmark text:name="top-level-buttons135"/></text:p>
                </text:section>
              </text:section>
            </text:section>
          </text:section>
          <text:section text:style-name="Sect1" text:name="Section1893">
            <text:p text:style-name="Standard"><text:bookmark text:name="dismissable275"/></text:p>
            <text:section text:style-name="Sect1" text:name="Section1894">
              <text:p text:style-name="Standard"><text:bookmark text:name="buttons135"/></text:p>
            </text:section>
          </text:section>
          <text:section text:style-name="Sect1" text:name="Section1895">
            <text:p text:style-name="Standard"><text:bookmark text:name="dismissable276"/><text:bookmark text:name="thumbnail138"/><text:bookmark text:name="img142"/><text:a xlink:type="simple" xlink:href="https://www.youtube.com/watch?v=afbK2JL45xY" text:style-name="Internet_20_link" text:visited-style-name="Visited_20_Internet_20_Link"><text:s/></text:a></text:p>
            <text:section text:style-name="Sect1" text:name="Section1896">
              <text:p text:style-name="Standard"><text:bookmark text:name="overlays135"/>5:03 </text:p>
            </text:section>
            <text:section text:style-name="Sect1" text:name="Section1897">
              <text:p text:style-name="Standard"><text:bookmark text:name="mouseover-overlay134"/></text:p>
            </text:section>
            <text:section text:style-name="Sect1" text:name="Section1898">
              <text:p text:style-name="Standard"><text:bookmark text:name="hover-overlays135"/></text:p>
            </text:section>
            <text:section text:style-name="Sect1" text:name="Section1899">
              <text:p text:style-name="Standard"><text:bookmark text:name="details136"/></text:p>
              <text:section text:style-name="Sect1" text:name="Section1900">
                <text:h text:style-name="Heading_20_3" text:outline-level="3"><text:bookmark text:name="meta138"/><text:bookmark text:name="video-title138"/><text:a xlink:type="simple" xlink:href="https://www.youtube.com/watch?v=afbK2JL45xY" text:style-name="Internet_20_link" text:visited-style-name="Visited_20_Internet_20_Link">QnA Friday 34 - How to check TECHNOLOGY STACK for Automation</text:a></text:h>
                <text:section text:style-name="Sect1" text:name="Section1901">
                  <text:p text:style-name="Text_20_body"><text:bookmark text:name="metadata-container137"/></text:p>
                  <text:section text:style-name="Sect1" text:name="Section1902">
                    <text:p text:style-name="Text_20_body"><text:bookmark text:name="metadata136"/></text:p>
                    <text:section text:style-name="Sect1" text:name="Section1903">
                      <text:p text:style-name="Text_20_body"><text:bookmark text:name="metadata-line136"/>1.1K views6 months ago</text:p>
                    </text:section>
                  </text:section>
                  <text:section text:style-name="Sect1" text:name="Section1904">
                    <text:p text:style-name="Text_20_body"><text:bookmark text:name="additional-metadata-line136"/></text:p>
                  </text:section>
                </text:section>
              </text:section>
              <text:section text:style-name="Sect1" text:name="Section1905">
                <text:p text:style-name="Standard"><text:bookmark text:name="menu136"/></text:p>
                <text:section text:style-name="Sect1" text:name="Section1906">
                  <text:p text:style-name="Standard"><text:bookmark text:name="top-level-buttons136"/></text:p>
                </text:section>
              </text:section>
            </text:section>
          </text:section>
          <text:section text:style-name="Sect1" text:name="Section1907">
            <text:p text:style-name="Standard"><text:bookmark text:name="dismissable277"/></text:p>
            <text:section text:style-name="Sect1" text:name="Section1908">
              <text:p text:style-name="Standard"><text:bookmark text:name="buttons136"/></text:p>
            </text:section>
          </text:section>
          <text:section text:style-name="Sect1" text:name="Section1909">
            <text:p text:style-name="Standard"><text:bookmark text:name="dismissable278"/><text:bookmark text:name="thumbnail139"/><text:bookmark text:name="img143"/><text:a xlink:type="simple" xlink:href="https://www.youtube.com/watch?v=uX2F43JSsKs" text:style-name="Internet_20_link" text:visited-style-name="Visited_20_Internet_20_Link"><text:s/></text:a></text:p>
            <text:section text:style-name="Sect1" text:name="Section1910">
              <text:p text:style-name="Standard"><text:bookmark text:name="overlays136"/>2:43 </text:p>
            </text:section>
            <text:section text:style-name="Sect1" text:name="Section1911">
              <text:p text:style-name="Standard"><text:bookmark text:name="mouseover-overlay135"/></text:p>
            </text:section>
            <text:section text:style-name="Sect1" text:name="Section1912">
              <text:p text:style-name="Standard"><text:bookmark text:name="hover-overlays136"/></text:p>
            </text:section>
            <text:section text:style-name="Sect1" text:name="Section1913">
              <text:p text:style-name="Standard"><text:bookmark text:name="details137"/></text:p>
              <text:section text:style-name="Sect1" text:name="Section1914">
                <text:h text:style-name="Heading_20_3" text:outline-level="3"><text:bookmark text:name="meta139"/><text:bookmark text:name="video-title139"/><text:a xlink:type="simple" xlink:href="https://www.youtube.com/watch?v=uX2F43JSsKs" text:style-name="Internet_20_link" text:visited-style-name="Visited_20_Internet_20_Link">QnA Friday 33 - How to check Spelling Mistakes and Broken Links</text:a></text:h>
                <text:section text:style-name="Sect1" text:name="Section1915">
                  <text:p text:style-name="Text_20_body"><text:bookmark text:name="metadata-container138"/></text:p>
                  <text:section text:style-name="Sect1" text:name="Section1916">
                    <text:p text:style-name="Text_20_body"><text:bookmark text:name="metadata137"/></text:p>
                    <text:section text:style-name="Sect1" text:name="Section1917">
                      <text:p text:style-name="Text_20_body"><text:bookmark text:name="metadata-line137"/>926 views6 months ago</text:p>
                    </text:section>
                  </text:section>
                  <text:section text:style-name="Sect1" text:name="Section1918">
                    <text:p text:style-name="Text_20_body"><text:bookmark text:name="additional-metadata-line137"/></text:p>
                  </text:section>
                </text:section>
              </text:section>
              <text:section text:style-name="Sect1" text:name="Section1919">
                <text:p text:style-name="Standard"><text:bookmark text:name="menu137"/></text:p>
                <text:section text:style-name="Sect1" text:name="Section1920">
                  <text:p text:style-name="Standard"><text:bookmark text:name="top-level-buttons137"/></text:p>
                </text:section>
              </text:section>
            </text:section>
          </text:section>
          <text:section text:style-name="Sect1" text:name="Section1921">
            <text:p text:style-name="Standard"><text:bookmark text:name="dismissable279"/><text:soft-page-break/></text:p>
            <text:section text:style-name="Sect1" text:name="Section1922">
              <text:p text:style-name="Standard"><text:bookmark text:name="buttons137"/></text:p>
            </text:section>
          </text:section>
          <text:section text:style-name="Sect1" text:name="Section1923">
            <text:p text:style-name="Standard"><text:bookmark text:name="dismissable280"/><text:bookmark text:name="thumbnail140"/><text:bookmark text:name="img144"/><text:a xlink:type="simple" xlink:href="https://www.youtube.com/watch?v=8f9DfgRGOBo" text:style-name="Internet_20_link" text:visited-style-name="Visited_20_Internet_20_Link"><text:s/></text:a></text:p>
            <text:section text:style-name="Sect1" text:name="Section1924">
              <text:p text:style-name="Standard"><text:bookmark text:name="overlays137"/>14:39 </text:p>
            </text:section>
            <text:section text:style-name="Sect1" text:name="Section1925">
              <text:p text:style-name="Standard"><text:bookmark text:name="mouseover-overlay136"/></text:p>
            </text:section>
            <text:section text:style-name="Sect1" text:name="Section1926">
              <text:p text:style-name="Standard"><text:bookmark text:name="hover-overlays137"/></text:p>
            </text:section>
            <text:section text:style-name="Sect1" text:name="Section1927">
              <text:p text:style-name="Standard"><text:bookmark text:name="details138"/></text:p>
              <text:section text:style-name="Sect1" text:name="Section1928">
                <text:h text:style-name="Heading_20_3" text:outline-level="3"><text:bookmark text:name="meta140"/><text:bookmark text:name="video-title140"/><text:a xlink:type="simple" xlink:href="https://www.youtube.com/watch?v=8f9DfgRGOBo" text:style-name="Internet_20_link" text:visited-style-name="Visited_20_Internet_20_Link">How to use CURL on Windows | How to test API with CURL | CURL Basics Step by Step</text:a></text:h>
                <text:section text:style-name="Sect1" text:name="Section1929">
                  <text:p text:style-name="Text_20_body"><text:bookmark text:name="metadata-container139"/></text:p>
                  <text:section text:style-name="Sect1" text:name="Section1930">
                    <text:p text:style-name="Text_20_body"><text:bookmark text:name="metadata138"/></text:p>
                    <text:section text:style-name="Sect1" text:name="Section1931">
                      <text:p text:style-name="Text_20_body"><text:bookmark text:name="metadata-line138"/>11K views7 months ago</text:p>
                    </text:section>
                  </text:section>
                  <text:section text:style-name="Sect1" text:name="Section1932">
                    <text:p text:style-name="Text_20_body"><text:bookmark text:name="additional-metadata-line138"/></text:p>
                  </text:section>
                </text:section>
              </text:section>
              <text:section text:style-name="Sect1" text:name="Section1933">
                <text:p text:style-name="Standard"><text:bookmark text:name="menu138"/></text:p>
                <text:section text:style-name="Sect1" text:name="Section1934">
                  <text:p text:style-name="Standard"><text:bookmark text:name="top-level-buttons138"/></text:p>
                </text:section>
              </text:section>
            </text:section>
          </text:section>
          <text:section text:style-name="Sect1" text:name="Section1935">
            <text:p text:style-name="Standard"><text:bookmark text:name="dismissable281"/></text:p>
            <text:section text:style-name="Sect1" text:name="Section1936">
              <text:p text:style-name="Standard"><text:bookmark text:name="buttons138"/></text:p>
            </text:section>
          </text:section>
          <text:section text:style-name="Sect1" text:name="Section1937">
            <text:p text:style-name="Standard"><text:bookmark text:name="dismissable282"/><text:bookmark text:name="thumbnail141"/><text:bookmark text:name="img145"/><text:a xlink:type="simple" xlink:href="https://www.youtube.com/watch?v=BzHsDihOlfY" text:style-name="Internet_20_link" text:visited-style-name="Visited_20_Internet_20_Link"><text:s/></text:a></text:p>
            <text:section text:style-name="Sect1" text:name="Section1938">
              <text:p text:style-name="Standard"><text:bookmark text:name="overlays138"/>17:14 </text:p>
            </text:section>
            <text:section text:style-name="Sect1" text:name="Section1939">
              <text:p text:style-name="Standard"><text:bookmark text:name="mouseover-overlay137"/></text:p>
            </text:section>
            <text:section text:style-name="Sect1" text:name="Section1940">
              <text:p text:style-name="Standard"><text:bookmark text:name="hover-overlays138"/></text:p>
            </text:section>
            <text:section text:style-name="Sect1" text:name="Section1941">
              <text:p text:style-name="Standard"><text:bookmark text:name="details139"/></text:p>
              <text:section text:style-name="Sect1" text:name="Section1942">
                <text:h text:style-name="Heading_20_3" text:outline-level="3"><text:bookmark text:name="meta141"/><text:bookmark text:name="video-title141"/><text:a xlink:type="simple" xlink:href="https://www.youtube.com/watch?v=BzHsDihOlfY" text:style-name="Internet_20_link" text:visited-style-name="Visited_20_Internet_20_Link">POSTMAN BEGINNER TUTORIAL 15 ?? Data Driven Testing | How to get data from CSV, JSON file</text:a></text:h>
                <text:section text:style-name="Sect1" text:name="Section1943">
                  <text:p text:style-name="Text_20_body"><text:bookmark text:name="metadata-container140"/></text:p>
                  <text:section text:style-name="Sect1" text:name="Section1944">
                    <text:p text:style-name="Text_20_body"><text:bookmark text:name="metadata139"/></text:p>
                    <text:section text:style-name="Sect1" text:name="Section1945">
                      <text:p text:style-name="Text_20_body"><text:bookmark text:name="metadata-line139"/>17K views7 months ago</text:p>
                    </text:section>
                  </text:section>
                  <text:section text:style-name="Sect1" text:name="Section1946">
                    <text:p text:style-name="Text_20_body"><text:bookmark text:name="additional-metadata-line139"/></text:p>
                  </text:section>
                </text:section>
              </text:section>
              <text:section text:style-name="Sect1" text:name="Section1947">
                <text:p text:style-name="Standard"><text:bookmark text:name="menu139"/></text:p>
                <text:section text:style-name="Sect1" text:name="Section1948">
                  <text:p text:style-name="Standard"><text:bookmark text:name="top-level-buttons139"/></text:p>
                </text:section>
              </text:section>
            </text:section>
          </text:section>
          <text:section text:style-name="Sect1" text:name="Section1949">
            <text:p text:style-name="Standard"><text:bookmark text:name="dismissable283"/></text:p>
            <text:section text:style-name="Sect1" text:name="Section1950">
              <text:p text:style-name="Standard"><text:bookmark text:name="buttons139"/></text:p>
            </text:section>
          </text:section>
          <text:section text:style-name="Sect1" text:name="Section1951">
            <text:p text:style-name="Standard"><text:bookmark text:name="dismissable284"/><text:bookmark text:name="thumbnail142"/><text:bookmark text:name="img146"/><text:a xlink:type="simple" xlink:href="https://www.youtube.com/watch?v=8WmwizoDUuU" text:style-name="Internet_20_link" text:visited-style-name="Visited_20_Internet_20_Link"><text:s/></text:a></text:p>
            <text:section text:style-name="Sect1" text:name="Section1952">
              <text:p text:style-name="Standard"><text:bookmark text:name="overlays139"/>8:48 </text:p>
            </text:section>
            <text:section text:style-name="Sect1" text:name="Section1953">
              <text:p text:style-name="Standard"><text:bookmark text:name="mouseover-overlay138"/></text:p>
            </text:section>
            <text:section text:style-name="Sect1" text:name="Section1954">
              <text:p text:style-name="Standard"><text:bookmark text:name="hover-overlays139"/></text:p>
            </text:section>
            <text:section text:style-name="Sect1" text:name="Section1955">
              <text:p text:style-name="Standard"><text:bookmark text:name="details140"/></text:p>
              <text:section text:style-name="Sect1" text:name="Section1956">
                <text:h text:style-name="Heading_20_3" text:outline-level="3"><text:bookmark text:name="meta142"/><text:bookmark text:name="video-title142"/><text:a xlink:type="simple" xlink:href="https://www.youtube.com/watch?v=8WmwizoDUuU" text:style-name="Internet_20_link" text:visited-style-name="Visited_20_Internet_20_Link">JMeter Beginner Tutorials | Tips n Tricks 13 ?? How to run specific thread from command line</text:a></text:h>
                <text:section text:style-name="Sect1" text:name="Section1957">
                  <text:p text:style-name="Text_20_body"><text:bookmark text:name="metadata-container141"/></text:p>
                  <text:section text:style-name="Sect1" text:name="Section1958">
                    <text:p text:style-name="Text_20_body"><text:bookmark text:name="metadata140"/></text:p>
                    <text:section text:style-name="Sect1" text:name="Section1959">
                      <text:p text:style-name="Text_20_body"><text:bookmark text:name="metadata-line140"/>844 views7 months ago</text:p>
                    </text:section>
                  </text:section>
                  <text:section text:style-name="Sect1" text:name="Section1960">
                    <text:p text:style-name="Text_20_body"><text:bookmark text:name="additional-metadata-line140"/><text:soft-page-break/></text:p>
                  </text:section>
                </text:section>
              </text:section>
              <text:section text:style-name="Sect1" text:name="Section1961">
                <text:p text:style-name="Standard"><text:bookmark text:name="menu140"/></text:p>
                <text:section text:style-name="Sect1" text:name="Section1962">
                  <text:p text:style-name="Standard"><text:bookmark text:name="top-level-buttons140"/></text:p>
                </text:section>
              </text:section>
            </text:section>
          </text:section>
          <text:section text:style-name="Sect1" text:name="Section1963">
            <text:p text:style-name="Standard"><text:bookmark text:name="dismissable285"/></text:p>
            <text:section text:style-name="Sect1" text:name="Section1964">
              <text:p text:style-name="Standard"><text:bookmark text:name="buttons140"/></text:p>
            </text:section>
          </text:section>
          <text:section text:style-name="Sect1" text:name="Section1965">
            <text:p text:style-name="Standard"><text:bookmark text:name="dismissable286"/><text:bookmark text:name="thumbnail143"/><text:bookmark text:name="img147"/><text:a xlink:type="simple" xlink:href="https://www.youtube.com/watch?v=VBJ8Fp775Ss" text:style-name="Internet_20_link" text:visited-style-name="Visited_20_Internet_20_Link"><text:s/></text:a></text:p>
            <text:section text:style-name="Sect1" text:name="Section1966">
              <text:p text:style-name="Standard"><text:bookmark text:name="overlays140"/>5:37 </text:p>
            </text:section>
            <text:section text:style-name="Sect1" text:name="Section1967">
              <text:p text:style-name="Standard"><text:bookmark text:name="mouseover-overlay139"/></text:p>
            </text:section>
            <text:section text:style-name="Sect1" text:name="Section1968">
              <text:p text:style-name="Standard"><text:bookmark text:name="hover-overlays140"/></text:p>
            </text:section>
            <text:section text:style-name="Sect1" text:name="Section1969">
              <text:p text:style-name="Standard"><text:bookmark text:name="details141"/></text:p>
              <text:section text:style-name="Sect1" text:name="Section1970">
                <text:h text:style-name="Heading_20_3" text:outline-level="3"><text:bookmark text:name="meta143"/><text:bookmark text:name="video-title143"/><text:a xlink:type="simple" xlink:href="https://www.youtube.com/watch?v=VBJ8Fp775Ss" text:style-name="Internet_20_link" text:visited-style-name="Visited_20_Internet_20_Link">POSTMAN BEGINNER TUTORIAL 14 ?? How to create and manage WORKSPACES</text:a></text:h>
                <text:section text:style-name="Sect1" text:name="Section1971">
                  <text:p text:style-name="Text_20_body"><text:bookmark text:name="metadata-container142"/></text:p>
                  <text:section text:style-name="Sect1" text:name="Section1972">
                    <text:p text:style-name="Text_20_body"><text:bookmark text:name="metadata141"/></text:p>
                    <text:section text:style-name="Sect1" text:name="Section1973">
                      <text:p text:style-name="Text_20_body"><text:bookmark text:name="metadata-line141"/>7.7K views7 months ago</text:p>
                    </text:section>
                  </text:section>
                  <text:section text:style-name="Sect1" text:name="Section1974">
                    <text:p text:style-name="Text_20_body"><text:bookmark text:name="additional-metadata-line141"/></text:p>
                  </text:section>
                </text:section>
              </text:section>
              <text:section text:style-name="Sect1" text:name="Section1975">
                <text:p text:style-name="Standard"><text:bookmark text:name="menu141"/></text:p>
                <text:section text:style-name="Sect1" text:name="Section1976">
                  <text:p text:style-name="Standard"><text:bookmark text:name="top-level-buttons141"/></text:p>
                </text:section>
              </text:section>
            </text:section>
          </text:section>
          <text:section text:style-name="Sect1" text:name="Section1977">
            <text:p text:style-name="Standard"><text:bookmark text:name="dismissable287"/></text:p>
            <text:section text:style-name="Sect1" text:name="Section1978">
              <text:p text:style-name="Standard"><text:bookmark text:name="buttons141"/></text:p>
            </text:section>
          </text:section>
          <text:section text:style-name="Sect1" text:name="Section1979">
            <text:p text:style-name="Standard"><text:bookmark text:name="dismissable288"/><text:bookmark text:name="thumbnail144"/><text:bookmark text:name="img148"/><text:a xlink:type="simple" xlink:href="https://www.youtube.com/watch?v=EF7GHvN5KwU" text:style-name="Internet_20_link" text:visited-style-name="Visited_20_Internet_20_Link"><text:s/></text:a></text:p>
            <text:section text:style-name="Sect1" text:name="Section1980">
              <text:p text:style-name="Standard"><text:bookmark text:name="overlays141"/>19:26 </text:p>
            </text:section>
            <text:section text:style-name="Sect1" text:name="Section1981">
              <text:p text:style-name="Standard"><text:bookmark text:name="mouseover-overlay140"/></text:p>
            </text:section>
            <text:section text:style-name="Sect1" text:name="Section1982">
              <text:p text:style-name="Standard"><text:bookmark text:name="hover-overlays141"/></text:p>
            </text:section>
            <text:section text:style-name="Sect1" text:name="Section1983">
              <text:p text:style-name="Standard"><text:bookmark text:name="details142"/></text:p>
              <text:section text:style-name="Sect1" text:name="Section1984">
                <text:h text:style-name="Heading_20_3" text:outline-level="3"><text:bookmark text:name="meta144"/><text:bookmark text:name="video-title144"/><text:a xlink:type="simple" xlink:href="https://www.youtube.com/watch?v=EF7GHvN5KwU" text:style-name="Internet_20_link" text:visited-style-name="Visited_20_Internet_20_Link">Robot Framework Beginner Tutorial 11 - How to run Robot tests from JENKINS</text:a></text:h>
                <text:section text:style-name="Sect1" text:name="Section1985">
                  <text:p text:style-name="Text_20_body"><text:bookmark text:name="metadata-container143"/></text:p>
                  <text:section text:style-name="Sect1" text:name="Section1986">
                    <text:p text:style-name="Text_20_body"><text:bookmark text:name="metadata142"/></text:p>
                    <text:section text:style-name="Sect1" text:name="Section1987">
                      <text:p text:style-name="Text_20_body"><text:bookmark text:name="metadata-line142"/>7.8K views7 months ago</text:p>
                    </text:section>
                  </text:section>
                  <text:section text:style-name="Sect1" text:name="Section1988">
                    <text:p text:style-name="Text_20_body"><text:bookmark text:name="additional-metadata-line142"/></text:p>
                  </text:section>
                </text:section>
              </text:section>
              <text:section text:style-name="Sect1" text:name="Section1989">
                <text:p text:style-name="Standard"><text:bookmark text:name="menu142"/></text:p>
                <text:section text:style-name="Sect1" text:name="Section1990">
                  <text:p text:style-name="Standard"><text:bookmark text:name="top-level-buttons142"/></text:p>
                </text:section>
              </text:section>
            </text:section>
          </text:section>
          <text:section text:style-name="Sect1" text:name="Section1991">
            <text:p text:style-name="Standard"><text:bookmark text:name="dismissable289"/></text:p>
            <text:section text:style-name="Sect1" text:name="Section1992">
              <text:p text:style-name="Standard"><text:bookmark text:name="buttons142"/></text:p>
            </text:section>
          </text:section>
          <text:section text:style-name="Sect1" text:name="Section1993">
            <text:p text:style-name="Standard"><text:bookmark text:name="dismissable290"/><text:bookmark text:name="thumbnail145"/><text:bookmark text:name="img149"/><text:a xlink:type="simple" xlink:href="https://www.youtube.com/watch?v=COT6-uVD1-c" text:style-name="Internet_20_link" text:visited-style-name="Visited_20_Internet_20_Link"><text:s/></text:a></text:p>
            <text:section text:style-name="Sect1" text:name="Section1994">
              <text:p text:style-name="Standard"><text:bookmark text:name="overlays142"/>4:17 </text:p>
            </text:section>
            <text:section text:style-name="Sect1" text:name="Section1995">
              <text:p text:style-name="Standard"><text:bookmark text:name="mouseover-overlay141"/></text:p>
            </text:section>
            <text:section text:style-name="Sect1" text:name="Section1996">
              <text:p text:style-name="Standard"><text:bookmark text:name="hover-overlays142"/></text:p>
            </text:section>
            <text:section text:style-name="Sect1" text:name="Section1997">
              <text:p text:style-name="Standard"><text:bookmark text:name="details143"/></text:p>
              <text:section text:style-name="Sect1" text:name="Section1998">
                <text:h text:style-name="Heading_20_3" text:outline-level="3"><text:bookmark text:name="meta145"/><text:bookmark text:name="video-title145"/><text:a xlink:type="simple" xlink:href="https://www.youtube.com/watch?v=COT6-uVD1-c" text:style-name="Internet_20_link" text:visited-style-name="Visited_20_Internet_20_Link">POSTMAN BEGINNER TUTORIAL 13 ?? How to run from JENKINS</text:a></text:h>
                <text:section text:style-name="Sect1" text:name="Section1999">
                  <text:p text:style-name="Text_20_body"><text:bookmark text:name="metadata-container144"/></text:p>
                  <text:section text:style-name="Sect1" text:name="Section2000">
                    <text:p text:style-name="Text_20_body"><text:bookmark text:name="metadata143"/></text:p>
                    <text:section text:style-name="Sect1" text:name="Section2001">
                      <text:p text:style-name="Text_20_body"><text:bookmark text:name="metadata-line143"/><text:soft-page-break/>8.9K views7 months ago</text:p>
                    </text:section>
                  </text:section>
                  <text:section text:style-name="Sect1" text:name="Section2002">
                    <text:p text:style-name="Text_20_body"><text:bookmark text:name="additional-metadata-line143"/></text:p>
                  </text:section>
                </text:section>
              </text:section>
              <text:section text:style-name="Sect1" text:name="Section2003">
                <text:p text:style-name="Standard"><text:bookmark text:name="menu143"/></text:p>
                <text:section text:style-name="Sect1" text:name="Section2004">
                  <text:p text:style-name="Standard"><text:bookmark text:name="top-level-buttons143"/></text:p>
                </text:section>
              </text:section>
            </text:section>
          </text:section>
          <text:section text:style-name="Sect1" text:name="Section2005">
            <text:p text:style-name="Standard"><text:bookmark text:name="dismissable291"/></text:p>
            <text:section text:style-name="Sect1" text:name="Section2006">
              <text:p text:style-name="Standard"><text:bookmark text:name="buttons143"/></text:p>
            </text:section>
          </text:section>
          <text:section text:style-name="Sect1" text:name="Section2007">
            <text:p text:style-name="Standard"><text:bookmark text:name="dismissable292"/><text:bookmark text:name="thumbnail146"/><text:bookmark text:name="img150"/><text:a xlink:type="simple" xlink:href="https://www.youtube.com/watch?v=f2yMmOGZU7M" text:style-name="Internet_20_link" text:visited-style-name="Visited_20_Internet_20_Link"><text:s/></text:a></text:p>
            <text:section text:style-name="Sect1" text:name="Section2008">
              <text:p text:style-name="Standard"><text:bookmark text:name="overlays143"/>8:25 </text:p>
            </text:section>
            <text:section text:style-name="Sect1" text:name="Section2009">
              <text:p text:style-name="Standard"><text:bookmark text:name="mouseover-overlay142"/></text:p>
            </text:section>
            <text:section text:style-name="Sect1" text:name="Section2010">
              <text:p text:style-name="Standard"><text:bookmark text:name="hover-overlays143"/></text:p>
            </text:section>
            <text:section text:style-name="Sect1" text:name="Section2011">
              <text:p text:style-name="Standard"><text:bookmark text:name="details144"/></text:p>
              <text:section text:style-name="Sect1" text:name="Section2012">
                <text:h text:style-name="Heading_20_3" text:outline-level="3"><text:bookmark text:name="meta146"/><text:bookmark text:name="video-title146"/><text:a xlink:type="simple" xlink:href="https://www.youtube.com/watch?v=f2yMmOGZU7M" text:style-name="Internet_20_link" text:visited-style-name="Visited_20_Internet_20_Link">POSTMAN BEGINNER TUTORIAL 12 ?? How to run from Command Line (Newman)</text:a></text:h>
                <text:section text:style-name="Sect1" text:name="Section2013">
                  <text:p text:style-name="Text_20_body"><text:bookmark text:name="metadata-container145"/></text:p>
                  <text:section text:style-name="Sect1" text:name="Section2014">
                    <text:p text:style-name="Text_20_body"><text:bookmark text:name="metadata144"/></text:p>
                    <text:section text:style-name="Sect1" text:name="Section2015">
                      <text:p text:style-name="Text_20_body"><text:bookmark text:name="metadata-line144"/>12K views8 months ago</text:p>
                    </text:section>
                  </text:section>
                  <text:section text:style-name="Sect1" text:name="Section2016">
                    <text:p text:style-name="Text_20_body"><text:bookmark text:name="additional-metadata-line144"/></text:p>
                  </text:section>
                </text:section>
              </text:section>
              <text:section text:style-name="Sect1" text:name="Section2017">
                <text:p text:style-name="Standard"><text:bookmark text:name="menu144"/></text:p>
                <text:section text:style-name="Sect1" text:name="Section2018">
                  <text:p text:style-name="Standard"><text:bookmark text:name="top-level-buttons144"/></text:p>
                </text:section>
              </text:section>
            </text:section>
          </text:section>
          <text:section text:style-name="Sect1" text:name="Section2019">
            <text:p text:style-name="Standard"><text:bookmark text:name="dismissable293"/></text:p>
            <text:section text:style-name="Sect1" text:name="Section2020">
              <text:p text:style-name="Standard"><text:bookmark text:name="buttons144"/></text:p>
            </text:section>
          </text:section>
          <text:section text:style-name="Sect1" text:name="Section2021">
            <text:p text:style-name="Standard"><text:bookmark text:name="dismissable294"/><text:bookmark text:name="thumbnail147"/><text:bookmark text:name="img151"/><text:a xlink:type="simple" xlink:href="https://www.youtube.com/watch?v=ne1RsYcgkSY" text:style-name="Internet_20_link" text:visited-style-name="Visited_20_Internet_20_Link"><text:s/></text:a></text:p>
            <text:section text:style-name="Sect1" text:name="Section2022">
              <text:p text:style-name="Standard"><text:bookmark text:name="overlays144"/>6:45 </text:p>
            </text:section>
            <text:section text:style-name="Sect1" text:name="Section2023">
              <text:p text:style-name="Standard"><text:bookmark text:name="mouseover-overlay143"/></text:p>
            </text:section>
            <text:section text:style-name="Sect1" text:name="Section2024">
              <text:p text:style-name="Standard"><text:bookmark text:name="hover-overlays144"/></text:p>
            </text:section>
            <text:section text:style-name="Sect1" text:name="Section2025">
              <text:p text:style-name="Standard"><text:bookmark text:name="details145"/></text:p>
              <text:section text:style-name="Sect1" text:name="Section2026">
                <text:h text:style-name="Heading_20_3" text:outline-level="3"><text:bookmark text:name="meta147"/><text:bookmark text:name="video-title147"/><text:a xlink:type="simple" xlink:href="https://www.youtube.com/watch?v=ne1RsYcgkSY" text:style-name="Internet_20_link" text:visited-style-name="Visited_20_Internet_20_Link">POSTMAN BEGINNER TUTORIAL 11 ?? How to DEBUG</text:a></text:h>
                <text:section text:style-name="Sect1" text:name="Section2027">
                  <text:p text:style-name="Text_20_body"><text:bookmark text:name="metadata-container146"/></text:p>
                  <text:section text:style-name="Sect1" text:name="Section2028">
                    <text:p text:style-name="Text_20_body"><text:bookmark text:name="metadata145"/></text:p>
                    <text:section text:style-name="Sect1" text:name="Section2029">
                      <text:p text:style-name="Text_20_body"><text:bookmark text:name="metadata-line145"/>13K views8 months ago</text:p>
                    </text:section>
                  </text:section>
                  <text:section text:style-name="Sect1" text:name="Section2030">
                    <text:p text:style-name="Text_20_body"><text:bookmark text:name="additional-metadata-line145"/></text:p>
                  </text:section>
                </text:section>
              </text:section>
              <text:section text:style-name="Sect1" text:name="Section2031">
                <text:p text:style-name="Standard"><text:bookmark text:name="menu145"/></text:p>
                <text:section text:style-name="Sect1" text:name="Section2032">
                  <text:p text:style-name="Standard"><text:bookmark text:name="top-level-buttons145"/></text:p>
                </text:section>
              </text:section>
            </text:section>
          </text:section>
          <text:section text:style-name="Sect1" text:name="Section2033">
            <text:p text:style-name="Standard"><text:bookmark text:name="dismissable295"/></text:p>
            <text:section text:style-name="Sect1" text:name="Section2034">
              <text:p text:style-name="Standard"><text:bookmark text:name="buttons145"/></text:p>
            </text:section>
          </text:section>
          <text:section text:style-name="Sect1" text:name="Section2035">
            <text:p text:style-name="Standard"><text:bookmark text:name="dismissable296"/><text:bookmark text:name="thumbnail148"/><text:bookmark text:name="img152"/><text:a xlink:type="simple" xlink:href="https://www.youtube.com/watch?v=ZXFaj0tHK4o" text:style-name="Internet_20_link" text:visited-style-name="Visited_20_Internet_20_Link"><text:s/></text:a></text:p>
            <text:section text:style-name="Sect1" text:name="Section2036">
              <text:p text:style-name="Standard"><text:bookmark text:name="overlays145"/>4:20 </text:p>
            </text:section>
            <text:section text:style-name="Sect1" text:name="Section2037">
              <text:p text:style-name="Standard"><text:bookmark text:name="mouseover-overlay144"/></text:p>
            </text:section>
            <text:section text:style-name="Sect1" text:name="Section2038">
              <text:p text:style-name="Standard"><text:bookmark text:name="hover-overlays145"/></text:p>
            </text:section>
            <text:section text:style-name="Sect1" text:name="Section2039">
              <text:p text:style-name="Standard"><text:bookmark text:name="details146"/></text:p>
              <text:section text:style-name="Sect1" text:name="Section2040">
                <text:h text:style-name="Heading_20_3" text:outline-level="3"><text:bookmark text:name="meta148"/><text:bookmark text:name="video-title148"/><text:a xlink:type="simple" xlink:href="https://www.youtube.com/watch?v=ZXFaj0tHK4o" text:style-name="Internet_20_link" text:visited-style-name="Visited_20_Internet_20_Link">JMeter Beginner Tutorials | Tips n Tricks 12 ?? How to use TIME FUNCTION</text:a></text:h>
                <text:section text:style-name="Sect1" text:name="Section2041">
                  <text:p text:style-name="Text_20_body"><text:bookmark text:name="metadata-container147"/></text:p>
                  <text:section text:style-name="Sect1" text:name="Section2042">
                    <text:p text:style-name="Text_20_body"><text:bookmark text:name="metadata146"/><text:soft-page-break/></text:p>
                    <text:section text:style-name="Sect1" text:name="Section2043">
                      <text:p text:style-name="Text_20_body"><text:bookmark text:name="metadata-line146"/>800 views8 months ago</text:p>
                    </text:section>
                  </text:section>
                  <text:section text:style-name="Sect1" text:name="Section2044">
                    <text:p text:style-name="Text_20_body"><text:bookmark text:name="additional-metadata-line146"/></text:p>
                  </text:section>
                </text:section>
              </text:section>
              <text:section text:style-name="Sect1" text:name="Section2045">
                <text:p text:style-name="Standard"><text:bookmark text:name="menu146"/></text:p>
                <text:section text:style-name="Sect1" text:name="Section2046">
                  <text:p text:style-name="Standard"><text:bookmark text:name="top-level-buttons146"/></text:p>
                </text:section>
              </text:section>
            </text:section>
          </text:section>
          <text:section text:style-name="Sect1" text:name="Section2047">
            <text:p text:style-name="Standard"><text:bookmark text:name="items"/></text:p>
            <text:section text:style-name="Sect1" text:name="Section2048">
              <text:p text:style-name="Standard"><text:bookmark text:name="dismissable297"/></text:p>
              <text:section text:style-name="Sect1" text:name="Section2049">
                <text:p text:style-name="Standard"><text:bookmark text:name="buttons146"/></text:p>
              </text:section>
            </text:section>
            <text:section text:style-name="Sect1" text:name="Section2050">
              <text:p text:style-name="Standard"><text:bookmark text:name="dismissable298"/><text:bookmark text:name="thumbnail149"/><text:bookmark text:name="img153"/><text:a xlink:type="simple" xlink:href="https://www.youtube.com/watch?v=N_mEuR-aGEY" text:style-name="Internet_20_link" text:visited-style-name="Visited_20_Internet_20_Link"><text:s/></text:a></text:p>
              <text:section text:style-name="Sect1" text:name="Section2051">
                <text:p text:style-name="Standard"><text:bookmark text:name="overlays146"/>6:04 </text:p>
              </text:section>
              <text:section text:style-name="Sect1" text:name="Section2052">
                <text:p text:style-name="Standard"><text:bookmark text:name="mouseover-overlay145"/></text:p>
              </text:section>
              <text:section text:style-name="Sect1" text:name="Section2053">
                <text:p text:style-name="Standard"><text:bookmark text:name="hover-overlays146"/></text:p>
              </text:section>
              <text:section text:style-name="Sect1" text:name="Section2054">
                <text:p text:style-name="Standard"><text:bookmark text:name="details147"/></text:p>
                <text:section text:style-name="Sect1" text:name="Section2055">
                  <text:h text:style-name="Heading_20_3" text:outline-level="3"><text:bookmark text:name="meta149"/><text:bookmark text:name="video-title149"/><text:a xlink:type="simple" xlink:href="https://www.youtube.com/watch?v=N_mEuR-aGEY" text:style-name="Internet_20_link" text:visited-style-name="Visited_20_Internet_20_Link">POSTMAN BEGINNER TUTORIAL 10 ?? How to create First TEST</text:a></text:h>
                  <text:section text:style-name="Sect1" text:name="Section2056">
                    <text:p text:style-name="Text_20_body"><text:bookmark text:name="metadata-container148"/></text:p>
                    <text:section text:style-name="Sect1" text:name="Section2057">
                      <text:p text:style-name="Text_20_body"><text:bookmark text:name="metadata147"/></text:p>
                      <text:section text:style-name="Sect1" text:name="Section2058">
                        <text:p text:style-name="Text_20_body"><text:bookmark text:name="metadata-line147"/>14K views8 months ago</text:p>
                      </text:section>
                    </text:section>
                    <text:section text:style-name="Sect1" text:name="Section2059">
                      <text:p text:style-name="Text_20_body"><text:bookmark text:name="additional-metadata-line147"/></text:p>
                    </text:section>
                  </text:section>
                </text:section>
                <text:section text:style-name="Sect1" text:name="Section2060">
                  <text:p text:style-name="Standard"><text:bookmark text:name="menu147"/></text:p>
                  <text:section text:style-name="Sect1" text:name="Section2061">
                    <text:p text:style-name="Standard"><text:bookmark text:name="top-level-buttons147"/></text:p>
                  </text:section>
                </text:section>
              </text:section>
              <text:section text:style-name="Sect1" text:name="Section2062">
                <text:p text:style-name="Standard"><text:bookmark text:name="buttons147"/></text:p>
              </text:section>
            </text:section>
            <text:section text:style-name="Sect1" text:name="Section2063">
              <text:p text:style-name="Standard"><text:bookmark text:name="dismissable299"/><text:bookmark text:name="thumbnail150"/><text:bookmark text:name="img154"/><text:a xlink:type="simple" xlink:href="https://www.youtube.com/watch?v=Ac7zWw1SZZw" text:style-name="Internet_20_link" text:visited-style-name="Visited_20_Internet_20_Link"><text:s/></text:a></text:p>
              <text:section text:style-name="Sect1" text:name="Section2064">
                <text:p text:style-name="Standard"><text:bookmark text:name="overlays147"/>8:36 </text:p>
              </text:section>
              <text:section text:style-name="Sect1" text:name="Section2065">
                <text:p text:style-name="Standard"><text:bookmark text:name="mouseover-overlay146"/></text:p>
              </text:section>
              <text:section text:style-name="Sect1" text:name="Section2066">
                <text:p text:style-name="Standard"><text:bookmark text:name="hover-overlays147"/></text:p>
              </text:section>
              <text:section text:style-name="Sect1" text:name="Section2067">
                <text:p text:style-name="Standard"><text:bookmark text:name="details148"/></text:p>
                <text:section text:style-name="Sect1" text:name="Section2068">
                  <text:h text:style-name="Heading_20_3" text:outline-level="3"><text:bookmark text:name="meta150"/><text:bookmark text:name="video-title150"/><text:a xlink:type="simple" xlink:href="https://www.youtube.com/watch?v=Ac7zWw1SZZw" text:style-name="Internet_20_link" text:visited-style-name="Visited_20_Internet_20_Link">JMeter Beginner Tutorials | Tips n Tricks 11 ?? How to loop CSV file - WHILE CONTROLLER</text:a></text:h>
                  <text:section text:style-name="Sect1" text:name="Section2069">
                    <text:p text:style-name="Text_20_body"><text:bookmark text:name="metadata-container149"/></text:p>
                    <text:section text:style-name="Sect1" text:name="Section2070">
                      <text:p text:style-name="Text_20_body"><text:bookmark text:name="metadata148"/></text:p>
                      <text:section text:style-name="Sect1" text:name="Section2071">
                        <text:p text:style-name="Text_20_body"><text:bookmark text:name="metadata-line148"/>1.5K views8 months ago</text:p>
                      </text:section>
                    </text:section>
                    <text:section text:style-name="Sect1" text:name="Section2072">
                      <text:p text:style-name="Text_20_body"><text:bookmark text:name="additional-metadata-line148"/></text:p>
                    </text:section>
                  </text:section>
                </text:section>
                <text:section text:style-name="Sect1" text:name="Section2073">
                  <text:p text:style-name="Standard"><text:bookmark text:name="menu148"/></text:p>
                  <text:section text:style-name="Sect1" text:name="Section2074">
                    <text:p text:style-name="Standard"><text:bookmark text:name="top-level-buttons148"/></text:p>
                  </text:section>
                </text:section>
              </text:section>
              <text:section text:style-name="Sect1" text:name="Section2075">
                <text:p text:style-name="Standard"><text:bookmark text:name="buttons148"/></text:p>
              </text:section>
            </text:section>
            <text:section text:style-name="Sect1" text:name="Section2076">
              <text:p text:style-name="Standard"><text:bookmark text:name="dismissable300"/><text:bookmark text:name="thumbnail151"/><text:bookmark text:name="img155"/><text:a xlink:type="simple" xlink:href="https://www.youtube.com/watch?v=_21I0B5UGps" text:style-name="Internet_20_link" text:visited-style-name="Visited_20_Internet_20_Link"><text:s/></text:a></text:p>
              <text:section text:style-name="Sect1" text:name="Section2077">
                <text:p text:style-name="Standard"><text:bookmark text:name="overlays148"/>3:26 </text:p>
              </text:section>
              <text:section text:style-name="Sect1" text:name="Section2078">
                <text:p text:style-name="Standard"><text:bookmark text:name="mouseover-overlay147"/></text:p>
              </text:section>
              <text:section text:style-name="Sect1" text:name="Section2079">
                <text:p text:style-name="Standard"><text:bookmark text:name="hover-overlays148"/></text:p>
              </text:section>
              <text:section text:style-name="Sect1" text:name="Section2080">
                <text:p text:style-name="Standard"><text:bookmark text:name="details149"/></text:p>
                <text:section text:style-name="Sect1" text:name="Section2081">
                  <text:h text:style-name="Heading_20_3" text:outline-level="3"><text:bookmark text:name="meta151"/><text:bookmark text:name="video-title151"/><text:a xlink:type="simple" xlink:href="https://www.youtube.com/watch?v=_21I0B5UGps" text:style-name="Internet_20_link" text:visited-style-name="Visited_20_Internet_20_Link">QnA Friday 32 - 4 Basic Interview TIPS</text:a></text:h>
                  <text:section text:style-name="Sect1" text:name="Section2082">
                    <text:p text:style-name="Text_20_body"><text:bookmark text:name="metadata-container150"/></text:p>
                    <text:section text:style-name="Sect1" text:name="Section2083">
                      <text:p text:style-name="Text_20_body"><text:bookmark text:name="metadata149"/><text:soft-page-break/></text:p>
                      <text:section text:style-name="Sect1" text:name="Section2084">
                        <text:p text:style-name="Text_20_body"><text:bookmark text:name="metadata-line149"/>523 views8 months ago</text:p>
                      </text:section>
                    </text:section>
                    <text:section text:style-name="Sect1" text:name="Section2085">
                      <text:p text:style-name="Text_20_body"><text:bookmark text:name="additional-metadata-line149"/></text:p>
                    </text:section>
                  </text:section>
                </text:section>
                <text:section text:style-name="Sect1" text:name="Section2086">
                  <text:p text:style-name="Standard"><text:bookmark text:name="menu149"/></text:p>
                  <text:section text:style-name="Sect1" text:name="Section2087">
                    <text:p text:style-name="Standard"><text:bookmark text:name="top-level-buttons149"/></text:p>
                  </text:section>
                </text:section>
              </text:section>
              <text:section text:style-name="Sect1" text:name="Section2088">
                <text:p text:style-name="Standard"><text:bookmark text:name="buttons149"/></text:p>
              </text:section>
            </text:section>
            <text:section text:style-name="Sect1" text:name="Section2089">
              <text:p text:style-name="Standard"><text:bookmark text:name="dismissable301"/><text:bookmark text:name="thumbnail152"/><text:bookmark text:name="img156"/><text:a xlink:type="simple" xlink:href="https://www.youtube.com/watch?v=y3qtS_TLVF4" text:style-name="Internet_20_link" text:visited-style-name="Visited_20_Internet_20_Link"><text:s/></text:a></text:p>
              <text:section text:style-name="Sect1" text:name="Section2090">
                <text:p text:style-name="Standard"><text:bookmark text:name="overlays149"/>2:44 </text:p>
              </text:section>
              <text:section text:style-name="Sect1" text:name="Section2091">
                <text:p text:style-name="Standard"><text:bookmark text:name="mouseover-overlay148"/></text:p>
              </text:section>
              <text:section text:style-name="Sect1" text:name="Section2092">
                <text:p text:style-name="Standard"><text:bookmark text:name="hover-overlays149"/></text:p>
              </text:section>
              <text:section text:style-name="Sect1" text:name="Section2093">
                <text:p text:style-name="Standard"><text:bookmark text:name="details150"/></text:p>
                <text:section text:style-name="Sect1" text:name="Section2094">
                  <text:h text:style-name="Heading_20_3" text:outline-level="3"><text:bookmark text:name="meta152"/><text:bookmark text:name="video-title152"/><text:a xlink:type="simple" xlink:href="https://www.youtube.com/watch?v=y3qtS_TLVF4" text:style-name="Internet_20_link" text:visited-style-name="Visited_20_Internet_20_Link">POSTMAN BEGINNER TUTORIAL 9 ?? How to create Quick Scripts</text:a></text:h>
                  <text:section text:style-name="Sect1" text:name="Section2095">
                    <text:p text:style-name="Text_20_body"><text:bookmark text:name="metadata-container151"/></text:p>
                    <text:section text:style-name="Sect1" text:name="Section2096">
                      <text:p text:style-name="Text_20_body"><text:bookmark text:name="metadata150"/></text:p>
                      <text:section text:style-name="Sect1" text:name="Section2097">
                        <text:p text:style-name="Text_20_body"><text:bookmark text:name="metadata-line150"/>13K views8 months ago</text:p>
                      </text:section>
                    </text:section>
                    <text:section text:style-name="Sect1" text:name="Section2098">
                      <text:p text:style-name="Text_20_body"><text:bookmark text:name="additional-metadata-line150"/></text:p>
                    </text:section>
                  </text:section>
                </text:section>
                <text:section text:style-name="Sect1" text:name="Section2099">
                  <text:p text:style-name="Standard"><text:bookmark text:name="menu150"/></text:p>
                  <text:section text:style-name="Sect1" text:name="Section2100">
                    <text:p text:style-name="Standard"><text:bookmark text:name="top-level-buttons150"/></text:p>
                  </text:section>
                </text:section>
              </text:section>
              <text:section text:style-name="Sect1" text:name="Section2101">
                <text:p text:style-name="Standard"><text:bookmark text:name="buttons150"/></text:p>
              </text:section>
            </text:section>
            <text:section text:style-name="Sect1" text:name="Section2102">
              <text:p text:style-name="Standard"><text:bookmark text:name="dismissable302"/><text:bookmark text:name="thumbnail153"/><text:bookmark text:name="img157"/><text:a xlink:type="simple" xlink:href="https://www.youtube.com/watch?v=9gGHnnBWQY8" text:style-name="Internet_20_link" text:visited-style-name="Visited_20_Internet_20_Link"><text:s/></text:a></text:p>
              <text:section text:style-name="Sect1" text:name="Section2103">
                <text:p text:style-name="Standard"><text:bookmark text:name="overlays150"/>8:15 </text:p>
              </text:section>
              <text:section text:style-name="Sect1" text:name="Section2104">
                <text:p text:style-name="Standard"><text:bookmark text:name="mouseover-overlay149"/></text:p>
              </text:section>
              <text:section text:style-name="Sect1" text:name="Section2105">
                <text:p text:style-name="Standard"><text:bookmark text:name="hover-overlays150"/></text:p>
              </text:section>
              <text:section text:style-name="Sect1" text:name="Section2106">
                <text:p text:style-name="Standard"><text:bookmark text:name="details151"/></text:p>
                <text:section text:style-name="Sect1" text:name="Section2107">
                  <text:h text:style-name="Heading_20_3" text:outline-level="3"><text:bookmark text:name="meta153"/><text:bookmark text:name="video-title153"/><text:a xlink:type="simple" xlink:href="https://www.youtube.com/watch?v=9gGHnnBWQY8" text:style-name="Internet_20_link" text:visited-style-name="Visited_20_Internet_20_Link">POSTMAN BEGINNER TUTORIAL 8 ?? How to create ENVIRONMENTS</text:a></text:h>
                  <text:section text:style-name="Sect1" text:name="Section2108">
                    <text:p text:style-name="Text_20_body"><text:bookmark text:name="metadata-container152"/></text:p>
                    <text:section text:style-name="Sect1" text:name="Section2109">
                      <text:p text:style-name="Text_20_body"><text:bookmark text:name="metadata151"/></text:p>
                      <text:section text:style-name="Sect1" text:name="Section2110">
                        <text:p text:style-name="Text_20_body"><text:bookmark text:name="metadata-line151"/>17K views8 months ago</text:p>
                      </text:section>
                    </text:section>
                    <text:section text:style-name="Sect1" text:name="Section2111">
                      <text:p text:style-name="Text_20_body"><text:bookmark text:name="additional-metadata-line151"/></text:p>
                    </text:section>
                  </text:section>
                </text:section>
                <text:section text:style-name="Sect1" text:name="Section2112">
                  <text:p text:style-name="Standard"><text:bookmark text:name="menu151"/></text:p>
                  <text:section text:style-name="Sect1" text:name="Section2113">
                    <text:p text:style-name="Standard"><text:bookmark text:name="top-level-buttons151"/></text:p>
                  </text:section>
                </text:section>
              </text:section>
              <text:section text:style-name="Sect1" text:name="Section2114">
                <text:p text:style-name="Standard"><text:bookmark text:name="buttons151"/></text:p>
              </text:section>
            </text:section>
            <text:section text:style-name="Sect1" text:name="Section2115">
              <text:p text:style-name="Standard"><text:bookmark text:name="dismissable303"/><text:bookmark text:name="thumbnail154"/><text:bookmark text:name="img158"/><text:a xlink:type="simple" xlink:href="https://www.youtube.com/watch?v=OailyIx6vgk" text:style-name="Internet_20_link" text:visited-style-name="Visited_20_Internet_20_Link"><text:s/></text:a></text:p>
              <text:section text:style-name="Sect1" text:name="Section2116">
                <text:p text:style-name="Standard"><text:bookmark text:name="overlays151"/>7:08 </text:p>
              </text:section>
              <text:section text:style-name="Sect1" text:name="Section2117">
                <text:p text:style-name="Standard"><text:bookmark text:name="mouseover-overlay150"/></text:p>
              </text:section>
              <text:section text:style-name="Sect1" text:name="Section2118">
                <text:p text:style-name="Standard"><text:bookmark text:name="hover-overlays151"/></text:p>
              </text:section>
              <text:section text:style-name="Sect1" text:name="Section2119">
                <text:p text:style-name="Standard"><text:bookmark text:name="details152"/></text:p>
                <text:section text:style-name="Sect1" text:name="Section2120">
                  <text:h text:style-name="Heading_20_3" text:outline-level="3"><text:bookmark text:name="meta154"/><text:bookmark text:name="video-title154"/><text:a xlink:type="simple" xlink:href="https://www.youtube.com/watch?v=OailyIx6vgk" text:style-name="Internet_20_link" text:visited-style-name="Visited_20_Internet_20_Link">POSTMAN BEGINNER TUTORIAL 7 ?? How to set and get VARIABLES through SCRIPTING</text:a></text:h>
                  <text:section text:style-name="Sect1" text:name="Section2121">
                    <text:p text:style-name="Text_20_body"><text:bookmark text:name="metadata-container153"/></text:p>
                    <text:section text:style-name="Sect1" text:name="Section2122">
                      <text:p text:style-name="Text_20_body"><text:bookmark text:name="metadata152"/></text:p>
                      <text:section text:style-name="Sect1" text:name="Section2123">
                        <text:p text:style-name="Text_20_body"><text:bookmark text:name="metadata-line152"/><text:soft-page-break/>22K views8 months ago</text:p>
                      </text:section>
                    </text:section>
                    <text:section text:style-name="Sect1" text:name="Section2124">
                      <text:p text:style-name="Text_20_body"><text:bookmark text:name="additional-metadata-line152"/></text:p>
                    </text:section>
                  </text:section>
                </text:section>
                <text:section text:style-name="Sect1" text:name="Section2125">
                  <text:p text:style-name="Standard"><text:bookmark text:name="menu152"/></text:p>
                  <text:section text:style-name="Sect1" text:name="Section2126">
                    <text:p text:style-name="Standard"><text:bookmark text:name="top-level-buttons152"/></text:p>
                  </text:section>
                </text:section>
              </text:section>
              <text:section text:style-name="Sect1" text:name="Section2127">
                <text:p text:style-name="Standard"><text:bookmark text:name="buttons152"/></text:p>
              </text:section>
            </text:section>
            <text:section text:style-name="Sect1" text:name="Section2128">
              <text:p text:style-name="Standard"><text:bookmark text:name="dismissable304"/><text:bookmark text:name="thumbnail155"/><text:bookmark text:name="img159"/><text:a xlink:type="simple" xlink:href="https://www.youtube.com/watch?v=2Qz0GkmikzA" text:style-name="Internet_20_link" text:visited-style-name="Visited_20_Internet_20_Link"><text:s/></text:a></text:p>
              <text:section text:style-name="Sect1" text:name="Section2129">
                <text:p text:style-name="Standard"><text:bookmark text:name="overlays152"/>10:26 </text:p>
              </text:section>
              <text:section text:style-name="Sect1" text:name="Section2130">
                <text:p text:style-name="Standard"><text:bookmark text:name="mouseover-overlay151"/></text:p>
              </text:section>
              <text:section text:style-name="Sect1" text:name="Section2131">
                <text:p text:style-name="Standard"><text:bookmark text:name="hover-overlays152"/></text:p>
              </text:section>
              <text:section text:style-name="Sect1" text:name="Section2132">
                <text:p text:style-name="Standard"><text:bookmark text:name="details153"/></text:p>
                <text:section text:style-name="Sect1" text:name="Section2133">
                  <text:h text:style-name="Heading_20_3" text:outline-level="3"><text:bookmark text:name="meta155"/><text:bookmark text:name="video-title155"/><text:a xlink:type="simple" xlink:href="https://www.youtube.com/watch?v=2Qz0GkmikzA" text:style-name="Internet_20_link" text:visited-style-name="Visited_20_Internet_20_Link">JMeter Beginner Tutorials | Tips n Tricks 10 ?? How to Assert count of nodes from a JSON Response</text:a></text:h>
                  <text:section text:style-name="Sect1" text:name="Section2134">
                    <text:p text:style-name="Text_20_body"><text:bookmark text:name="metadata-container154"/></text:p>
                    <text:section text:style-name="Sect1" text:name="Section2135">
                      <text:p text:style-name="Text_20_body"><text:bookmark text:name="metadata153"/></text:p>
                      <text:section text:style-name="Sect1" text:name="Section2136">
                        <text:p text:style-name="Text_20_body"><text:bookmark text:name="metadata-line153"/>802 views8 months ago</text:p>
                      </text:section>
                    </text:section>
                    <text:section text:style-name="Sect1" text:name="Section2137">
                      <text:p text:style-name="Text_20_body"><text:bookmark text:name="additional-metadata-line153"/></text:p>
                    </text:section>
                  </text:section>
                </text:section>
                <text:section text:style-name="Sect1" text:name="Section2138">
                  <text:p text:style-name="Standard"><text:bookmark text:name="menu153"/></text:p>
                  <text:section text:style-name="Sect1" text:name="Section2139">
                    <text:p text:style-name="Standard"><text:bookmark text:name="top-level-buttons153"/></text:p>
                  </text:section>
                </text:section>
              </text:section>
              <text:section text:style-name="Sect1" text:name="Section2140">
                <text:p text:style-name="Standard"><text:bookmark text:name="buttons153"/></text:p>
              </text:section>
            </text:section>
            <text:section text:style-name="Sect1" text:name="Section2141">
              <text:p text:style-name="Standard"><text:bookmark text:name="dismissable305"/><text:bookmark text:name="thumbnail156"/><text:bookmark text:name="img160"/><text:a xlink:type="simple" xlink:href="https://www.youtube.com/watch?v=ENNsL-XGLus" text:style-name="Internet_20_link" text:visited-style-name="Visited_20_Internet_20_Link"><text:s/></text:a></text:p>
              <text:section text:style-name="Sect1" text:name="Section2142">
                <text:p text:style-name="Standard"><text:bookmark text:name="overlays153"/>6:07 </text:p>
              </text:section>
              <text:section text:style-name="Sect1" text:name="Section2143">
                <text:p text:style-name="Standard"><text:bookmark text:name="mouseover-overlay152"/></text:p>
              </text:section>
              <text:section text:style-name="Sect1" text:name="Section2144">
                <text:p text:style-name="Standard"><text:bookmark text:name="hover-overlays153"/></text:p>
              </text:section>
              <text:section text:style-name="Sect1" text:name="Section2145">
                <text:p text:style-name="Standard"><text:bookmark text:name="details154"/></text:p>
                <text:section text:style-name="Sect1" text:name="Section2146">
                  <text:h text:style-name="Heading_20_3" text:outline-level="3"><text:bookmark text:name="meta156"/><text:bookmark text:name="video-title156"/><text:a xlink:type="simple" xlink:href="https://www.youtube.com/watch?v=ENNsL-XGLus" text:style-name="Internet_20_link" text:visited-style-name="Visited_20_Internet_20_Link">POSTMAN BEGINNER TUTORIAL 6 ?? VARIABLES | How to create and refer</text:a></text:h>
                  <text:section text:style-name="Sect1" text:name="Section2147">
                    <text:p text:style-name="Text_20_body"><text:bookmark text:name="metadata-container155"/></text:p>
                    <text:section text:style-name="Sect1" text:name="Section2148">
                      <text:p text:style-name="Text_20_body"><text:bookmark text:name="metadata154"/></text:p>
                      <text:section text:style-name="Sect1" text:name="Section2149">
                        <text:p text:style-name="Text_20_body"><text:bookmark text:name="metadata-line154"/>26K views8 months ago</text:p>
                      </text:section>
                    </text:section>
                    <text:section text:style-name="Sect1" text:name="Section2150">
                      <text:p text:style-name="Text_20_body"><text:bookmark text:name="additional-metadata-line154"/></text:p>
                    </text:section>
                  </text:section>
                </text:section>
                <text:section text:style-name="Sect1" text:name="Section2151">
                  <text:p text:style-name="Standard"><text:bookmark text:name="menu154"/></text:p>
                  <text:section text:style-name="Sect1" text:name="Section2152">
                    <text:p text:style-name="Standard"><text:bookmark text:name="top-level-buttons154"/></text:p>
                  </text:section>
                </text:section>
              </text:section>
              <text:section text:style-name="Sect1" text:name="Section2153">
                <text:p text:style-name="Standard"><text:bookmark text:name="buttons154"/></text:p>
              </text:section>
            </text:section>
            <text:section text:style-name="Sect1" text:name="Section2154">
              <text:p text:style-name="Standard"><text:bookmark text:name="dismissable306"/><text:bookmark text:name="thumbnail157"/><text:bookmark text:name="img161"/><text:a xlink:type="simple" xlink:href="https://www.youtube.com/watch?v=6LIsCggi3-g" text:style-name="Internet_20_link" text:visited-style-name="Visited_20_Internet_20_Link"><text:s/></text:a></text:p>
              <text:section text:style-name="Sect1" text:name="Section2155">
                <text:p text:style-name="Standard"><text:bookmark text:name="overlays154"/>5:18 </text:p>
              </text:section>
              <text:section text:style-name="Sect1" text:name="Section2156">
                <text:p text:style-name="Standard"><text:bookmark text:name="mouseover-overlay153"/></text:p>
              </text:section>
              <text:section text:style-name="Sect1" text:name="Section2157">
                <text:p text:style-name="Standard"><text:bookmark text:name="hover-overlays154"/></text:p>
              </text:section>
              <text:section text:style-name="Sect1" text:name="Section2158">
                <text:p text:style-name="Standard"><text:bookmark text:name="details155"/></text:p>
                <text:section text:style-name="Sect1" text:name="Section2159">
                  <text:h text:style-name="Heading_20_3" text:outline-level="3"><text:bookmark text:name="meta157"/><text:bookmark text:name="video-title157"/><text:a xlink:type="simple" xlink:href="https://www.youtube.com/watch?v=6LIsCggi3-g" text:style-name="Internet_20_link" text:visited-style-name="Visited_20_Internet_20_Link">POSTMAN BEGINNER TUTORIAL 5 ?? How to run COLLECTIONS (Collection Runner)</text:a></text:h>
                  <text:section text:style-name="Sect1" text:name="Section2160">
                    <text:p text:style-name="Text_20_body"><text:bookmark text:name="metadata-container156"/></text:p>
                    <text:section text:style-name="Sect1" text:name="Section2161">
                      <text:p text:style-name="Text_20_body"><text:bookmark text:name="metadata155"/></text:p>
                      <text:section text:style-name="Sect1" text:name="Section2162">
                        <text:p text:style-name="Text_20_body"><text:bookmark text:name="metadata-line155"/><text:soft-page-break/>28K views8 months ago</text:p>
                      </text:section>
                    </text:section>
                    <text:section text:style-name="Sect1" text:name="Section2163">
                      <text:p text:style-name="Text_20_body"><text:bookmark text:name="additional-metadata-line155"/></text:p>
                    </text:section>
                  </text:section>
                </text:section>
                <text:section text:style-name="Sect1" text:name="Section2164">
                  <text:p text:style-name="Standard"><text:bookmark text:name="menu155"/></text:p>
                  <text:section text:style-name="Sect1" text:name="Section2165">
                    <text:p text:style-name="Standard"><text:bookmark text:name="top-level-buttons155"/></text:p>
                  </text:section>
                </text:section>
              </text:section>
              <text:section text:style-name="Sect1" text:name="Section2166">
                <text:p text:style-name="Standard"><text:bookmark text:name="buttons155"/></text:p>
              </text:section>
            </text:section>
            <text:section text:style-name="Sect1" text:name="Section2167">
              <text:p text:style-name="Standard"><text:bookmark text:name="dismissable307"/><text:bookmark text:name="thumbnail158"/><text:bookmark text:name="img162"/><text:a xlink:type="simple" xlink:href="https://www.youtube.com/watch?v=eXmrjuFeowU" text:style-name="Internet_20_link" text:visited-style-name="Visited_20_Internet_20_Link"><text:s/></text:a></text:p>
              <text:section text:style-name="Sect1" text:name="Section2168">
                <text:p text:style-name="Standard"><text:bookmark text:name="overlays155"/>8:24 </text:p>
              </text:section>
              <text:section text:style-name="Sect1" text:name="Section2169">
                <text:p text:style-name="Standard"><text:bookmark text:name="mouseover-overlay154"/></text:p>
              </text:section>
              <text:section text:style-name="Sect1" text:name="Section2170">
                <text:p text:style-name="Standard"><text:bookmark text:name="hover-overlays155"/></text:p>
              </text:section>
              <text:section text:style-name="Sect1" text:name="Section2171">
                <text:p text:style-name="Standard"><text:bookmark text:name="details156"/></text:p>
                <text:section text:style-name="Sect1" text:name="Section2172">
                  <text:h text:style-name="Heading_20_3" text:outline-level="3"><text:bookmark text:name="meta158"/><text:bookmark text:name="video-title158"/><text:a xlink:type="simple" xlink:href="https://www.youtube.com/watch?v=eXmrjuFeowU" text:style-name="Internet_20_link" text:visited-style-name="Visited_20_Internet_20_Link">JMeter Beginner Tutorials | Tips n Tricks 9 ?? How to Create Aggregate Result csv from command line</text:a></text:h>
                  <text:section text:style-name="Sect1" text:name="Section2173">
                    <text:p text:style-name="Text_20_body"><text:bookmark text:name="metadata-container157"/></text:p>
                    <text:section text:style-name="Sect1" text:name="Section2174">
                      <text:p text:style-name="Text_20_body"><text:bookmark text:name="metadata156"/></text:p>
                      <text:section text:style-name="Sect1" text:name="Section2175">
                        <text:p text:style-name="Text_20_body"><text:bookmark text:name="metadata-line156"/>871 views8 months ago</text:p>
                      </text:section>
                    </text:section>
                    <text:section text:style-name="Sect1" text:name="Section2176">
                      <text:p text:style-name="Text_20_body"><text:bookmark text:name="additional-metadata-line156"/></text:p>
                    </text:section>
                  </text:section>
                </text:section>
                <text:section text:style-name="Sect1" text:name="Section2177">
                  <text:p text:style-name="Standard"><text:bookmark text:name="menu156"/></text:p>
                  <text:section text:style-name="Sect1" text:name="Section2178">
                    <text:p text:style-name="Standard"><text:bookmark text:name="top-level-buttons156"/></text:p>
                  </text:section>
                </text:section>
              </text:section>
              <text:section text:style-name="Sect1" text:name="Section2179">
                <text:p text:style-name="Standard"><text:bookmark text:name="buttons156"/></text:p>
              </text:section>
            </text:section>
            <text:section text:style-name="Sect1" text:name="Section2180">
              <text:p text:style-name="Standard"><text:bookmark text:name="dismissable308"/><text:bookmark text:name="thumbnail159"/><text:bookmark text:name="img163"/><text:a xlink:type="simple" xlink:href="https://www.youtube.com/watch?v=BExXvMHi3mk" text:style-name="Internet_20_link" text:visited-style-name="Visited_20_Internet_20_Link"><text:s/></text:a></text:p>
              <text:section text:style-name="Sect1" text:name="Section2181">
                <text:p text:style-name="Standard"><text:bookmark text:name="overlays156"/>4:19 </text:p>
              </text:section>
              <text:section text:style-name="Sect1" text:name="Section2182">
                <text:p text:style-name="Standard"><text:bookmark text:name="mouseover-overlay155"/></text:p>
              </text:section>
              <text:section text:style-name="Sect1" text:name="Section2183">
                <text:p text:style-name="Standard"><text:bookmark text:name="hover-overlays156"/></text:p>
              </text:section>
              <text:section text:style-name="Sect1" text:name="Section2184">
                <text:p text:style-name="Standard"><text:bookmark text:name="details157"/></text:p>
                <text:section text:style-name="Sect1" text:name="Section2185">
                  <text:h text:style-name="Heading_20_3" text:outline-level="3"><text:bookmark text:name="meta159"/><text:bookmark text:name="video-title159"/><text:a xlink:type="simple" xlink:href="https://www.youtube.com/watch?v=BExXvMHi3mk" text:style-name="Internet_20_link" text:visited-style-name="Visited_20_Internet_20_Link">POSTMAN BEGINNER TUTORIAL 4 ?? What is Collection | How to Create Collections</text:a></text:h>
                  <text:section text:style-name="Sect1" text:name="Section2186">
                    <text:p text:style-name="Text_20_body"><text:bookmark text:name="metadata-container158"/></text:p>
                    <text:section text:style-name="Sect1" text:name="Section2187">
                      <text:p text:style-name="Text_20_body"><text:bookmark text:name="metadata157"/></text:p>
                      <text:section text:style-name="Sect1" text:name="Section2188">
                        <text:p text:style-name="Text_20_body"><text:bookmark text:name="metadata-line157"/>33K views8 months ago</text:p>
                      </text:section>
                    </text:section>
                    <text:section text:style-name="Sect1" text:name="Section2189">
                      <text:p text:style-name="Text_20_body"><text:bookmark text:name="additional-metadata-line157"/></text:p>
                    </text:section>
                  </text:section>
                </text:section>
                <text:section text:style-name="Sect1" text:name="Section2190">
                  <text:p text:style-name="Standard"><text:bookmark text:name="menu157"/></text:p>
                  <text:section text:style-name="Sect1" text:name="Section2191">
                    <text:p text:style-name="Standard"><text:bookmark text:name="top-level-buttons157"/></text:p>
                  </text:section>
                </text:section>
              </text:section>
              <text:section text:style-name="Sect1" text:name="Section2192">
                <text:p text:style-name="Standard"><text:bookmark text:name="buttons157"/></text:p>
              </text:section>
            </text:section>
            <text:section text:style-name="Sect1" text:name="Section2193">
              <text:p text:style-name="Standard"><text:bookmark text:name="dismissable309"/><text:bookmark text:name="thumbnail160"/><text:bookmark text:name="img164"/><text:a xlink:type="simple" xlink:href="https://www.youtube.com/watch?v=cR_FqveTewo" text:style-name="Internet_20_link" text:visited-style-name="Visited_20_Internet_20_Link"><text:s/></text:a></text:p>
              <text:section text:style-name="Sect1" text:name="Section2194">
                <text:p text:style-name="Standard"><text:bookmark text:name="overlays157"/>6:06 </text:p>
              </text:section>
              <text:section text:style-name="Sect1" text:name="Section2195">
                <text:p text:style-name="Standard"><text:bookmark text:name="mouseover-overlay156"/></text:p>
              </text:section>
              <text:section text:style-name="Sect1" text:name="Section2196">
                <text:p text:style-name="Standard"><text:bookmark text:name="hover-overlays157"/></text:p>
              </text:section>
              <text:section text:style-name="Sect1" text:name="Section2197">
                <text:p text:style-name="Standard"><text:bookmark text:name="details158"/></text:p>
                <text:section text:style-name="Sect1" text:name="Section2198">
                  <text:h text:style-name="Heading_20_3" text:outline-level="3"><text:bookmark text:name="meta160"/><text:bookmark text:name="video-title160"/><text:a xlink:type="simple" xlink:href="https://www.youtube.com/watch?v=cR_FqveTewo" text:style-name="Internet_20_link" text:visited-style-name="Visited_20_Internet_20_Link">POSTMAN BEGINNER TUTORIAL 3 ?? How to create First API Request</text:a></text:h>
                  <text:section text:style-name="Sect1" text:name="Section2199">
                    <text:p text:style-name="Text_20_body"><text:bookmark text:name="metadata-container159"/></text:p>
                    <text:section text:style-name="Sect1" text:name="Section2200">
                      <text:p text:style-name="Text_20_body"><text:bookmark text:name="metadata158"/></text:p>
                      <text:section text:style-name="Sect1" text:name="Section2201">
                        <text:p text:style-name="Text_20_body"><text:bookmark text:name="metadata-line158"/><text:soft-page-break/>49K views8 months ago</text:p>
                      </text:section>
                    </text:section>
                    <text:section text:style-name="Sect1" text:name="Section2202">
                      <text:p text:style-name="Text_20_body"><text:bookmark text:name="additional-metadata-line158"/></text:p>
                    </text:section>
                  </text:section>
                </text:section>
                <text:section text:style-name="Sect1" text:name="Section2203">
                  <text:p text:style-name="Standard"><text:bookmark text:name="menu158"/></text:p>
                  <text:section text:style-name="Sect1" text:name="Section2204">
                    <text:p text:style-name="Standard"><text:bookmark text:name="top-level-buttons158"/></text:p>
                  </text:section>
                </text:section>
              </text:section>
              <text:section text:style-name="Sect1" text:name="Section2205">
                <text:p text:style-name="Standard"><text:bookmark text:name="buttons158"/></text:p>
              </text:section>
            </text:section>
            <text:section text:style-name="Sect1" text:name="Section2206">
              <text:p text:style-name="Standard"><text:bookmark text:name="dismissable310"/><text:bookmark text:name="thumbnail161"/><text:bookmark text:name="img165"/><text:a xlink:type="simple" xlink:href="https://www.youtube.com/watch?v=_YsZn1VwZYY" text:style-name="Internet_20_link" text:visited-style-name="Visited_20_Internet_20_Link"><text:s/></text:a></text:p>
              <text:section text:style-name="Sect1" text:name="Section2207">
                <text:p text:style-name="Standard"><text:bookmark text:name="overlays158"/>5:44 </text:p>
              </text:section>
              <text:section text:style-name="Sect1" text:name="Section2208">
                <text:p text:style-name="Standard"><text:bookmark text:name="mouseover-overlay157"/></text:p>
              </text:section>
              <text:section text:style-name="Sect1" text:name="Section2209">
                <text:p text:style-name="Standard"><text:bookmark text:name="hover-overlays158"/></text:p>
              </text:section>
              <text:section text:style-name="Sect1" text:name="Section2210">
                <text:p text:style-name="Standard"><text:bookmark text:name="details159"/></text:p>
                <text:section text:style-name="Sect1" text:name="Section2211">
                  <text:h text:style-name="Heading_20_3" text:outline-level="3"><text:bookmark text:name="meta161"/><text:bookmark text:name="video-title161"/><text:a xlink:type="simple" xlink:href="https://www.youtube.com/watch?v=_YsZn1VwZYY" text:style-name="Internet_20_link" text:visited-style-name="Visited_20_Internet_20_Link">JMeter Beginner Tutorials | Tips n Tricks 8 ?? Concurrency Thread Group-How to setup Realistic Test</text:a></text:h>
                  <text:section text:style-name="Sect1" text:name="Section2212">
                    <text:p text:style-name="Text_20_body"><text:bookmark text:name="metadata-container160"/></text:p>
                    <text:section text:style-name="Sect1" text:name="Section2213">
                      <text:p text:style-name="Text_20_body"><text:bookmark text:name="metadata159"/></text:p>
                      <text:section text:style-name="Sect1" text:name="Section2214">
                        <text:p text:style-name="Text_20_body"><text:bookmark text:name="metadata-line159"/>2.7K views8 months ago</text:p>
                      </text:section>
                    </text:section>
                    <text:section text:style-name="Sect1" text:name="Section2215">
                      <text:p text:style-name="Text_20_body"><text:bookmark text:name="additional-metadata-line159"/></text:p>
                    </text:section>
                  </text:section>
                </text:section>
                <text:section text:style-name="Sect1" text:name="Section2216">
                  <text:p text:style-name="Standard"><text:bookmark text:name="menu159"/></text:p>
                  <text:section text:style-name="Sect1" text:name="Section2217">
                    <text:p text:style-name="Standard"><text:bookmark text:name="top-level-buttons159"/></text:p>
                  </text:section>
                </text:section>
              </text:section>
              <text:section text:style-name="Sect1" text:name="Section2218">
                <text:p text:style-name="Standard"><text:bookmark text:name="buttons159"/></text:p>
              </text:section>
            </text:section>
            <text:section text:style-name="Sect1" text:name="Section2219">
              <text:p text:style-name="Standard"><text:bookmark text:name="dismissable311"/><text:bookmark text:name="thumbnail162"/><text:bookmark text:name="img166"/><text:a xlink:type="simple" xlink:href="https://www.youtube.com/watch?v=hHV0OZa4zrQ" text:style-name="Internet_20_link" text:visited-style-name="Visited_20_Internet_20_Link"><text:s/></text:a></text:p>
              <text:section text:style-name="Sect1" text:name="Section2220">
                <text:p text:style-name="Standard"><text:bookmark text:name="overlays159"/>3:22 </text:p>
              </text:section>
              <text:section text:style-name="Sect1" text:name="Section2221">
                <text:p text:style-name="Standard"><text:bookmark text:name="mouseover-overlay158"/></text:p>
              </text:section>
              <text:section text:style-name="Sect1" text:name="Section2222">
                <text:p text:style-name="Standard"><text:bookmark text:name="hover-overlays159"/></text:p>
              </text:section>
              <text:section text:style-name="Sect1" text:name="Section2223">
                <text:p text:style-name="Standard"><text:bookmark text:name="details160"/></text:p>
                <text:section text:style-name="Sect1" text:name="Section2224">
                  <text:h text:style-name="Heading_20_3" text:outline-level="3"><text:bookmark text:name="meta162"/><text:bookmark text:name="video-title162"/><text:a xlink:type="simple" xlink:href="https://www.youtube.com/watch?v=hHV0OZa4zrQ" text:style-name="Internet_20_link" text:visited-style-name="Visited_20_Internet_20_Link">POSTMAN BEGINNER TUTORIAL 2 ?? Understanding POSTMAN UI</text:a></text:h>
                  <text:section text:style-name="Sect1" text:name="Section2225">
                    <text:p text:style-name="Text_20_body"><text:bookmark text:name="metadata-container161"/></text:p>
                    <text:section text:style-name="Sect1" text:name="Section2226">
                      <text:p text:style-name="Text_20_body"><text:bookmark text:name="metadata160"/></text:p>
                      <text:section text:style-name="Sect1" text:name="Section2227">
                        <text:p text:style-name="Text_20_body"><text:bookmark text:name="metadata-line160"/>44K views8 months ago</text:p>
                      </text:section>
                    </text:section>
                    <text:section text:style-name="Sect1" text:name="Section2228">
                      <text:p text:style-name="Text_20_body"><text:bookmark text:name="additional-metadata-line160"/></text:p>
                    </text:section>
                  </text:section>
                </text:section>
                <text:section text:style-name="Sect1" text:name="Section2229">
                  <text:p text:style-name="Standard"><text:bookmark text:name="menu160"/></text:p>
                  <text:section text:style-name="Sect1" text:name="Section2230">
                    <text:p text:style-name="Standard"><text:bookmark text:name="top-level-buttons160"/></text:p>
                  </text:section>
                </text:section>
              </text:section>
              <text:section text:style-name="Sect1" text:name="Section2231">
                <text:p text:style-name="Standard"><text:bookmark text:name="buttons160"/></text:p>
              </text:section>
            </text:section>
            <text:section text:style-name="Sect1" text:name="Section2232">
              <text:p text:style-name="Standard"><text:bookmark text:name="dismissable312"/><text:bookmark text:name="thumbnail163"/><text:bookmark text:name="img167"/><text:a xlink:type="simple" xlink:href="https://www.youtube.com/watch?v=juldrxDrSH0" text:style-name="Internet_20_link" text:visited-style-name="Visited_20_Internet_20_Link"><text:s/></text:a></text:p>
              <text:section text:style-name="Sect1" text:name="Section2233">
                <text:p text:style-name="Standard"><text:bookmark text:name="overlays160"/>4:09 </text:p>
              </text:section>
              <text:section text:style-name="Sect1" text:name="Section2234">
                <text:p text:style-name="Standard"><text:bookmark text:name="mouseover-overlay159"/></text:p>
              </text:section>
              <text:section text:style-name="Sect1" text:name="Section2235">
                <text:p text:style-name="Standard"><text:bookmark text:name="hover-overlays160"/></text:p>
              </text:section>
              <text:section text:style-name="Sect1" text:name="Section2236">
                <text:p text:style-name="Standard"><text:bookmark text:name="details161"/></text:p>
                <text:section text:style-name="Sect1" text:name="Section2237">
                  <text:h text:style-name="Heading_20_3" text:outline-level="3"><text:bookmark text:name="meta163"/><text:bookmark text:name="video-title163"/><text:a xlink:type="simple" xlink:href="https://www.youtube.com/watch?v=juldrxDrSH0" text:style-name="Internet_20_link" text:visited-style-name="Visited_20_Internet_20_Link">POSTMAN BEGINNER TUTORIAL 1 - Introduction | What is POSTMAN</text:a></text:h>
                  <text:section text:style-name="Sect1" text:name="Section2238">
                    <text:p text:style-name="Text_20_body"><text:bookmark text:name="metadata-container162"/></text:p>
                    <text:section text:style-name="Sect1" text:name="Section2239">
                      <text:p text:style-name="Text_20_body"><text:bookmark text:name="metadata161"/></text:p>
                      <text:section text:style-name="Sect1" text:name="Section2240">
                        <text:p text:style-name="Text_20_body"><text:bookmark text:name="metadata-line161"/>75K views8 months ago</text:p>
                      </text:section>
                    </text:section>
                    <text:section text:style-name="Sect1" text:name="Section2241">
                      <text:p text:style-name="Text_20_body"><text:bookmark text:name="additional-metadata-line161"/><text:soft-page-break/></text:p>
                    </text:section>
                  </text:section>
                </text:section>
                <text:section text:style-name="Sect1" text:name="Section2242">
                  <text:p text:style-name="Standard"><text:bookmark text:name="menu161"/></text:p>
                  <text:section text:style-name="Sect1" text:name="Section2243">
                    <text:p text:style-name="Standard"><text:bookmark text:name="top-level-buttons161"/></text:p>
                  </text:section>
                </text:section>
              </text:section>
              <text:section text:style-name="Sect1" text:name="Section2244">
                <text:p text:style-name="Standard"><text:bookmark text:name="buttons161"/></text:p>
              </text:section>
            </text:section>
            <text:section text:style-name="Sect1" text:name="Section2245">
              <text:p text:style-name="Standard"><text:bookmark text:name="dismissable313"/><text:bookmark text:name="thumbnail164"/><text:bookmark text:name="img168"/><text:a xlink:type="simple" xlink:href="https://www.youtube.com/watch?v=oE8LJAbDJlM" text:style-name="Internet_20_link" text:visited-style-name="Visited_20_Internet_20_Link"><text:s/></text:a></text:p>
              <text:section text:style-name="Sect1" text:name="Section2246">
                <text:p text:style-name="Standard"><text:bookmark text:name="overlays161"/>5:46 </text:p>
              </text:section>
              <text:section text:style-name="Sect1" text:name="Section2247">
                <text:p text:style-name="Standard"><text:bookmark text:name="mouseover-overlay160"/></text:p>
              </text:section>
              <text:section text:style-name="Sect1" text:name="Section2248">
                <text:p text:style-name="Standard"><text:bookmark text:name="hover-overlays161"/></text:p>
              </text:section>
              <text:section text:style-name="Sect1" text:name="Section2249">
                <text:p text:style-name="Standard"><text:bookmark text:name="details162"/></text:p>
                <text:section text:style-name="Sect1" text:name="Section2250">
                  <text:h text:style-name="Heading_20_3" text:outline-level="3"><text:bookmark text:name="meta164"/><text:bookmark text:name="video-title164"/><text:a xlink:type="simple" xlink:href="https://www.youtube.com/watch?v=oE8LJAbDJlM" text:style-name="Internet_20_link" text:visited-style-name="Visited_20_Internet_20_Link">JMeter Beginner Tutorials | Tips n Tricks 7 ?? How to Append Timestamp in Result File Name</text:a></text:h>
                  <text:section text:style-name="Sect1" text:name="Section2251">
                    <text:p text:style-name="Text_20_body"><text:bookmark text:name="metadata-container163"/></text:p>
                    <text:section text:style-name="Sect1" text:name="Section2252">
                      <text:p text:style-name="Text_20_body"><text:bookmark text:name="metadata162"/></text:p>
                      <text:section text:style-name="Sect1" text:name="Section2253">
                        <text:p text:style-name="Text_20_body"><text:bookmark text:name="metadata-line162"/>875 views8 months ago</text:p>
                      </text:section>
                    </text:section>
                    <text:section text:style-name="Sect1" text:name="Section2254">
                      <text:p text:style-name="Text_20_body"><text:bookmark text:name="additional-metadata-line162"/></text:p>
                    </text:section>
                  </text:section>
                </text:section>
                <text:section text:style-name="Sect1" text:name="Section2255">
                  <text:p text:style-name="Standard"><text:bookmark text:name="menu162"/></text:p>
                  <text:section text:style-name="Sect1" text:name="Section2256">
                    <text:p text:style-name="Standard"><text:bookmark text:name="top-level-buttons162"/></text:p>
                  </text:section>
                </text:section>
              </text:section>
              <text:section text:style-name="Sect1" text:name="Section2257">
                <text:p text:style-name="Standard"><text:bookmark text:name="buttons162"/></text:p>
              </text:section>
            </text:section>
            <text:section text:style-name="Sect1" text:name="Section2258">
              <text:p text:style-name="Standard"><text:bookmark text:name="dismissable314"/><text:bookmark text:name="thumbnail165"/><text:bookmark text:name="img169"/><text:a xlink:type="simple" xlink:href="https://www.youtube.com/watch?v=jBAaxv49_tM" text:style-name="Internet_20_link" text:visited-style-name="Visited_20_Internet_20_Link"><text:s/></text:a></text:p>
              <text:section text:style-name="Sect1" text:name="Section2259">
                <text:p text:style-name="Standard"><text:bookmark text:name="overlays162"/>7:09 </text:p>
              </text:section>
              <text:section text:style-name="Sect1" text:name="Section2260">
                <text:p text:style-name="Standard"><text:bookmark text:name="mouseover-overlay161"/></text:p>
              </text:section>
              <text:section text:style-name="Sect1" text:name="Section2261">
                <text:p text:style-name="Standard"><text:bookmark text:name="hover-overlays162"/></text:p>
              </text:section>
              <text:section text:style-name="Sect1" text:name="Section2262">
                <text:p text:style-name="Standard"><text:bookmark text:name="details163"/></text:p>
                <text:section text:style-name="Sect1" text:name="Section2263">
                  <text:h text:style-name="Heading_20_3" text:outline-level="3"><text:bookmark text:name="meta165"/><text:bookmark text:name="video-title165"/><text:a xlink:type="simple" xlink:href="https://www.youtube.com/watch?v=jBAaxv49_tM" text:style-name="Internet_20_link" text:visited-style-name="Visited_20_Internet_20_Link">Jenkins Beginner Tutorial - Tips 4 ?? How to create Parameters - CHECK BOX, DROP DOWN, RADIO BUTTON</text:a></text:h>
                  <text:section text:style-name="Sect1" text:name="Section2264">
                    <text:p text:style-name="Text_20_body"><text:bookmark text:name="metadata-container164"/></text:p>
                    <text:section text:style-name="Sect1" text:name="Section2265">
                      <text:p text:style-name="Text_20_body"><text:bookmark text:name="metadata163"/></text:p>
                      <text:section text:style-name="Sect1" text:name="Section2266">
                        <text:p text:style-name="Text_20_body"><text:bookmark text:name="metadata-line163"/>2.9K views8 months ago</text:p>
                      </text:section>
                    </text:section>
                    <text:section text:style-name="Sect1" text:name="Section2267">
                      <text:p text:style-name="Text_20_body"><text:bookmark text:name="additional-metadata-line163"/></text:p>
                    </text:section>
                  </text:section>
                </text:section>
                <text:section text:style-name="Sect1" text:name="Section2268">
                  <text:p text:style-name="Standard"><text:bookmark text:name="menu163"/></text:p>
                  <text:section text:style-name="Sect1" text:name="Section2269">
                    <text:p text:style-name="Standard"><text:bookmark text:name="top-level-buttons163"/></text:p>
                  </text:section>
                </text:section>
              </text:section>
              <text:section text:style-name="Sect1" text:name="Section2270">
                <text:p text:style-name="Standard"><text:bookmark text:name="buttons163"/></text:p>
              </text:section>
            </text:section>
            <text:section text:style-name="Sect1" text:name="Section2271">
              <text:p text:style-name="Standard"><text:bookmark text:name="dismissable315"/><text:bookmark text:name="thumbnail166"/><text:bookmark text:name="img170"/><text:a xlink:type="simple" xlink:href="https://www.youtube.com/watch?v=ylWHMnbBzC0" text:style-name="Internet_20_link" text:visited-style-name="Visited_20_Internet_20_Link"><text:s/></text:a></text:p>
              <text:section text:style-name="Sect1" text:name="Section2272">
                <text:p text:style-name="Standard"><text:bookmark text:name="overlays163"/>5:51 </text:p>
              </text:section>
              <text:section text:style-name="Sect1" text:name="Section2273">
                <text:p text:style-name="Standard"><text:bookmark text:name="mouseover-overlay162"/></text:p>
              </text:section>
              <text:section text:style-name="Sect1" text:name="Section2274">
                <text:p text:style-name="Standard"><text:bookmark text:name="hover-overlays163"/></text:p>
              </text:section>
              <text:section text:style-name="Sect1" text:name="Section2275">
                <text:p text:style-name="Standard"><text:bookmark text:name="details164"/></text:p>
                <text:section text:style-name="Sect1" text:name="Section2276">
                  <text:h text:style-name="Heading_20_3" text:outline-level="3"><text:bookmark text:name="meta166"/><text:bookmark text:name="video-title166"/><text:a xlink:type="simple" xlink:href="https://www.youtube.com/watch?v=ylWHMnbBzC0" text:style-name="Internet_20_link" text:visited-style-name="Visited_20_Internet_20_Link">Jenkins Beginner Tutorial - Tips 3 ?? How to run parameterized job from command line</text:a></text:h>
                  <text:section text:style-name="Sect1" text:name="Section2277">
                    <text:p text:style-name="Text_20_body"><text:bookmark text:name="metadata-container165"/></text:p>
                    <text:section text:style-name="Sect1" text:name="Section2278">
                      <text:p text:style-name="Text_20_body"><text:bookmark text:name="metadata164"/></text:p>
                      <text:section text:style-name="Sect1" text:name="Section2279">
                        <text:p text:style-name="Text_20_body"><text:bookmark text:name="metadata-line164"/><text:soft-page-break/>1.6K views8 months ago</text:p>
                      </text:section>
                    </text:section>
                    <text:section text:style-name="Sect1" text:name="Section2280">
                      <text:p text:style-name="Text_20_body"><text:bookmark text:name="additional-metadata-line164"/></text:p>
                    </text:section>
                  </text:section>
                </text:section>
                <text:section text:style-name="Sect1" text:name="Section2281">
                  <text:p text:style-name="Standard"><text:bookmark text:name="menu164"/></text:p>
                  <text:section text:style-name="Sect1" text:name="Section2282">
                    <text:p text:style-name="Standard"><text:bookmark text:name="top-level-buttons164"/></text:p>
                  </text:section>
                </text:section>
              </text:section>
              <text:section text:style-name="Sect1" text:name="Section2283">
                <text:p text:style-name="Standard"><text:bookmark text:name="buttons164"/></text:p>
              </text:section>
            </text:section>
            <text:section text:style-name="Sect1" text:name="Section2284">
              <text:p text:style-name="Standard"><text:bookmark text:name="dismissable316"/><text:bookmark text:name="thumbnail167"/><text:bookmark text:name="img171"/><text:a xlink:type="simple" xlink:href="https://www.youtube.com/watch?v=PFFvRA3Z9F0" text:style-name="Internet_20_link" text:visited-style-name="Visited_20_Internet_20_Link"><text:s/></text:a></text:p>
              <text:section text:style-name="Sect1" text:name="Section2285">
                <text:p text:style-name="Standard"><text:bookmark text:name="overlays164"/>7:08 </text:p>
              </text:section>
              <text:section text:style-name="Sect1" text:name="Section2286">
                <text:p text:style-name="Standard"><text:bookmark text:name="mouseover-overlay163"/></text:p>
              </text:section>
              <text:section text:style-name="Sect1" text:name="Section2287">
                <text:p text:style-name="Standard"><text:bookmark text:name="hover-overlays164"/></text:p>
              </text:section>
              <text:section text:style-name="Sect1" text:name="Section2288">
                <text:p text:style-name="Standard"><text:bookmark text:name="details165"/></text:p>
                <text:section text:style-name="Sect1" text:name="Section2289">
                  <text:h text:style-name="Heading_20_3" text:outline-level="3"><text:bookmark text:name="meta167"/><text:bookmark text:name="video-title167"/><text:a xlink:type="simple" xlink:href="https://www.youtube.com/watch?v=PFFvRA3Z9F0" text:style-name="Internet_20_link" text:visited-style-name="Visited_20_Internet_20_Link">Jenkins Beginner Tutorial - Tips 2 ?? How to run job from command line</text:a></text:h>
                  <text:section text:style-name="Sect1" text:name="Section2290">
                    <text:p text:style-name="Text_20_body"><text:bookmark text:name="metadata-container166"/></text:p>
                    <text:section text:style-name="Sect1" text:name="Section2291">
                      <text:p text:style-name="Text_20_body"><text:bookmark text:name="metadata165"/></text:p>
                      <text:section text:style-name="Sect1" text:name="Section2292">
                        <text:p text:style-name="Text_20_body"><text:bookmark text:name="metadata-line165"/>2.4K views8 months ago</text:p>
                      </text:section>
                    </text:section>
                    <text:section text:style-name="Sect1" text:name="Section2293">
                      <text:p text:style-name="Text_20_body"><text:bookmark text:name="additional-metadata-line165"/></text:p>
                    </text:section>
                  </text:section>
                </text:section>
                <text:section text:style-name="Sect1" text:name="Section2294">
                  <text:p text:style-name="Standard"><text:bookmark text:name="menu165"/></text:p>
                  <text:section text:style-name="Sect1" text:name="Section2295">
                    <text:p text:style-name="Standard"><text:bookmark text:name="top-level-buttons165"/></text:p>
                  </text:section>
                </text:section>
              </text:section>
              <text:section text:style-name="Sect1" text:name="Section2296">
                <text:p text:style-name="Standard"><text:bookmark text:name="buttons165"/></text:p>
              </text:section>
            </text:section>
            <text:section text:style-name="Sect1" text:name="Section2297">
              <text:p text:style-name="Standard"><text:bookmark text:name="dismissable317"/><text:bookmark text:name="thumbnail168"/><text:bookmark text:name="img172"/><text:a xlink:type="simple" xlink:href="https://www.youtube.com/watch?v=0tQXN_knLuA" text:style-name="Internet_20_link" text:visited-style-name="Visited_20_Internet_20_Link"><text:s/></text:a></text:p>
              <text:section text:style-name="Sect1" text:name="Section2298">
                <text:p text:style-name="Standard"><text:bookmark text:name="overlays165"/>8:17 </text:p>
              </text:section>
              <text:section text:style-name="Sect1" text:name="Section2299">
                <text:p text:style-name="Standard"><text:bookmark text:name="mouseover-overlay164"/></text:p>
              </text:section>
              <text:section text:style-name="Sect1" text:name="Section2300">
                <text:p text:style-name="Standard"><text:bookmark text:name="hover-overlays165"/></text:p>
              </text:section>
              <text:section text:style-name="Sect1" text:name="Section2301">
                <text:p text:style-name="Standard"><text:bookmark text:name="details166"/></text:p>
                <text:section text:style-name="Sect1" text:name="Section2302">
                  <text:h text:style-name="Heading_20_3" text:outline-level="3"><text:bookmark text:name="meta168"/><text:bookmark text:name="video-title168"/><text:a xlink:type="simple" xlink:href="https://www.youtube.com/watch?v=0tQXN_knLuA" text:style-name="Internet_20_link" text:visited-style-name="Visited_20_Internet_20_Link">JMeter Beginner Tutorials | Tips n Tricks 6 ?? How to Set threads (users) from command line</text:a></text:h>
                  <text:section text:style-name="Sect1" text:name="Section2303">
                    <text:p text:style-name="Text_20_body"><text:bookmark text:name="metadata-container167"/></text:p>
                    <text:section text:style-name="Sect1" text:name="Section2304">
                      <text:p text:style-name="Text_20_body"><text:bookmark text:name="metadata166"/></text:p>
                      <text:section text:style-name="Sect1" text:name="Section2305">
                        <text:p text:style-name="Text_20_body"><text:bookmark text:name="metadata-line166"/>1.3K views8 months ago</text:p>
                      </text:section>
                    </text:section>
                    <text:section text:style-name="Sect1" text:name="Section2306">
                      <text:p text:style-name="Text_20_body"><text:bookmark text:name="additional-metadata-line166"/></text:p>
                    </text:section>
                  </text:section>
                </text:section>
                <text:section text:style-name="Sect1" text:name="Section2307">
                  <text:p text:style-name="Standard"><text:bookmark text:name="menu166"/></text:p>
                  <text:section text:style-name="Sect1" text:name="Section2308">
                    <text:p text:style-name="Standard"><text:bookmark text:name="top-level-buttons166"/></text:p>
                  </text:section>
                </text:section>
              </text:section>
              <text:section text:style-name="Sect1" text:name="Section2309">
                <text:p text:style-name="Standard"><text:bookmark text:name="buttons166"/></text:p>
              </text:section>
            </text:section>
            <text:section text:style-name="Sect1" text:name="Section2310">
              <text:p text:style-name="Standard"><text:bookmark text:name="dismissable318"/><text:bookmark text:name="thumbnail169"/><text:bookmark text:name="img173"/><text:a xlink:type="simple" xlink:href="https://www.youtube.com/watch?v=kLhDG3qoYWk" text:style-name="Internet_20_link" text:visited-style-name="Visited_20_Internet_20_Link"><text:s/></text:a></text:p>
              <text:section text:style-name="Sect1" text:name="Section2311">
                <text:p text:style-name="Standard"><text:bookmark text:name="overlays166"/>2:51 </text:p>
              </text:section>
              <text:section text:style-name="Sect1" text:name="Section2312">
                <text:p text:style-name="Standard"><text:bookmark text:name="mouseover-overlay165"/></text:p>
              </text:section>
              <text:section text:style-name="Sect1" text:name="Section2313">
                <text:p text:style-name="Standard"><text:bookmark text:name="hover-overlays166"/></text:p>
              </text:section>
              <text:section text:style-name="Sect1" text:name="Section2314">
                <text:p text:style-name="Standard"><text:bookmark text:name="details167"/></text:p>
                <text:section text:style-name="Sect1" text:name="Section2315">
                  <text:h text:style-name="Heading_20_3" text:outline-level="3"><text:bookmark text:name="meta169"/><text:bookmark text:name="video-title169"/><text:a xlink:type="simple" xlink:href="https://www.youtube.com/watch?v=kLhDG3qoYWk" text:style-name="Internet_20_link" text:visited-style-name="Visited_20_Internet_20_Link">QnA Friday 31 - Job change to SELENIUM ?</text:a></text:h>
                  <text:section text:style-name="Sect1" text:name="Section2316">
                    <text:p text:style-name="Text_20_body"><text:bookmark text:name="metadata-container168"/></text:p>
                    <text:section text:style-name="Sect1" text:name="Section2317">
                      <text:p text:style-name="Text_20_body"><text:bookmark text:name="metadata167"/></text:p>
                      <text:section text:style-name="Sect1" text:name="Section2318">
                        <text:p text:style-name="Text_20_body"><text:bookmark text:name="metadata-line167"/>795 views8 months ago</text:p>
                      </text:section>
                    </text:section>
                    <text:section text:style-name="Sect1" text:name="Section2319">
                      <text:p text:style-name="Text_20_body"><text:bookmark text:name="additional-metadata-line167"/><text:soft-page-break/></text:p>
                    </text:section>
                  </text:section>
                </text:section>
                <text:section text:style-name="Sect1" text:name="Section2320">
                  <text:p text:style-name="Standard"><text:bookmark text:name="menu167"/></text:p>
                  <text:section text:style-name="Sect1" text:name="Section2321">
                    <text:p text:style-name="Standard"><text:bookmark text:name="top-level-buttons167"/></text:p>
                  </text:section>
                </text:section>
              </text:section>
              <text:section text:style-name="Sect1" text:name="Section2322">
                <text:p text:style-name="Standard"><text:bookmark text:name="buttons167"/></text:p>
              </text:section>
            </text:section>
            <text:section text:style-name="Sect1" text:name="Section2323">
              <text:p text:style-name="Standard"><text:bookmark text:name="dismissable319"/><text:bookmark text:name="thumbnail170"/><text:bookmark text:name="img174"/><text:a xlink:type="simple" xlink:href="https://www.youtube.com/watch?v=_gMnLz5p-m0" text:style-name="Internet_20_link" text:visited-style-name="Visited_20_Internet_20_Link"><text:s/></text:a></text:p>
              <text:section text:style-name="Sect1" text:name="Section2324">
                <text:p text:style-name="Standard"><text:bookmark text:name="overlays167"/>17:47 </text:p>
              </text:section>
              <text:section text:style-name="Sect1" text:name="Section2325">
                <text:p text:style-name="Standard"><text:bookmark text:name="mouseover-overlay166"/></text:p>
              </text:section>
              <text:section text:style-name="Sect1" text:name="Section2326">
                <text:p text:style-name="Standard"><text:bookmark text:name="hover-overlays167"/></text:p>
              </text:section>
              <text:section text:style-name="Sect1" text:name="Section2327">
                <text:p text:style-name="Standard"><text:bookmark text:name="details168"/></text:p>
                <text:section text:style-name="Sect1" text:name="Section2328">
                  <text:h text:style-name="Heading_20_3" text:outline-level="3"><text:bookmark text:name="meta170"/><text:bookmark text:name="video-title170"/><text:a xlink:type="simple" xlink:href="https://www.youtube.com/watch?v=_gMnLz5p-m0" text:style-name="Internet_20_link" text:visited-style-name="Visited_20_Internet_20_Link">Robot Framework Beginner Tutorial 10 - How to run Tests from Command Line</text:a></text:h>
                  <text:section text:style-name="Sect1" text:name="Section2329">
                    <text:p text:style-name="Text_20_body"><text:bookmark text:name="metadata-container169"/></text:p>
                    <text:section text:style-name="Sect1" text:name="Section2330">
                      <text:p text:style-name="Text_20_body"><text:bookmark text:name="metadata168"/></text:p>
                      <text:section text:style-name="Sect1" text:name="Section2331">
                        <text:p text:style-name="Text_20_body"><text:bookmark text:name="metadata-line168"/>5.7K views8 months ago</text:p>
                      </text:section>
                    </text:section>
                    <text:section text:style-name="Sect1" text:name="Section2332">
                      <text:p text:style-name="Text_20_body"><text:bookmark text:name="additional-metadata-line168"/></text:p>
                    </text:section>
                  </text:section>
                </text:section>
                <text:section text:style-name="Sect1" text:name="Section2333">
                  <text:p text:style-name="Standard"><text:bookmark text:name="menu168"/></text:p>
                  <text:section text:style-name="Sect1" text:name="Section2334">
                    <text:p text:style-name="Standard"><text:bookmark text:name="top-level-buttons168"/></text:p>
                  </text:section>
                </text:section>
              </text:section>
              <text:section text:style-name="Sect1" text:name="Section2335">
                <text:p text:style-name="Standard"><text:bookmark text:name="buttons168"/></text:p>
              </text:section>
            </text:section>
            <text:section text:style-name="Sect1" text:name="Section2336">
              <text:p text:style-name="Standard"><text:bookmark text:name="dismissable320"/><text:bookmark text:name="thumbnail171"/><text:bookmark text:name="img175"/><text:a xlink:type="simple" xlink:href="https://www.youtube.com/watch?v=3w0x6u4-6ng" text:style-name="Internet_20_link" text:visited-style-name="Visited_20_Internet_20_Link"><text:s/></text:a></text:p>
              <text:section text:style-name="Sect1" text:name="Section2337">
                <text:p text:style-name="Standard"><text:bookmark text:name="overlays168"/>14:14 </text:p>
              </text:section>
              <text:section text:style-name="Sect1" text:name="Section2338">
                <text:p text:style-name="Standard"><text:bookmark text:name="mouseover-overlay167"/></text:p>
              </text:section>
              <text:section text:style-name="Sect1" text:name="Section2339">
                <text:p text:style-name="Standard"><text:bookmark text:name="hover-overlays168"/></text:p>
              </text:section>
              <text:section text:style-name="Sect1" text:name="Section2340">
                <text:p text:style-name="Standard"><text:bookmark text:name="details169"/></text:p>
                <text:section text:style-name="Sect1" text:name="Section2341">
                  <text:h text:style-name="Heading_20_3" text:outline-level="3"><text:bookmark text:name="meta171"/><text:bookmark text:name="video-title171"/><text:a xlink:type="simple" xlink:href="https://www.youtube.com/watch?v=3w0x6u4-6ng" text:style-name="Internet_20_link" text:visited-style-name="Visited_20_Internet_20_Link">JMeter Beginner Tutorials | Tips n Tricks 5 ?? How to use JSON Extractor</text:a></text:h>
                  <text:section text:style-name="Sect1" text:name="Section2342">
                    <text:p text:style-name="Text_20_body"><text:bookmark text:name="metadata-container170"/></text:p>
                    <text:section text:style-name="Sect1" text:name="Section2343">
                      <text:p text:style-name="Text_20_body"><text:bookmark text:name="metadata169"/></text:p>
                      <text:section text:style-name="Sect1" text:name="Section2344">
                        <text:p text:style-name="Text_20_body"><text:bookmark text:name="metadata-line169"/>4K views8 months ago</text:p>
                      </text:section>
                    </text:section>
                    <text:section text:style-name="Sect1" text:name="Section2345">
                      <text:p text:style-name="Text_20_body"><text:bookmark text:name="additional-metadata-line169"/></text:p>
                    </text:section>
                  </text:section>
                </text:section>
                <text:section text:style-name="Sect1" text:name="Section2346">
                  <text:p text:style-name="Standard"><text:bookmark text:name="menu169"/></text:p>
                  <text:section text:style-name="Sect1" text:name="Section2347">
                    <text:p text:style-name="Standard"><text:bookmark text:name="top-level-buttons169"/></text:p>
                  </text:section>
                </text:section>
              </text:section>
              <text:section text:style-name="Sect1" text:name="Section2348">
                <text:p text:style-name="Standard"><text:bookmark text:name="buttons169"/></text:p>
              </text:section>
            </text:section>
            <text:section text:style-name="Sect1" text:name="Section2349">
              <text:p text:style-name="Standard"><text:bookmark text:name="dismissable321"/><text:bookmark text:name="thumbnail172"/><text:bookmark text:name="img176"/><text:a xlink:type="simple" xlink:href="https://www.youtube.com/watch?v=7SW86f280o8" text:style-name="Internet_20_link" text:visited-style-name="Visited_20_Internet_20_Link"><text:s/></text:a></text:p>
              <text:section text:style-name="Sect1" text:name="Section2350">
                <text:p text:style-name="Standard"><text:bookmark text:name="overlays169"/>5:18 </text:p>
              </text:section>
              <text:section text:style-name="Sect1" text:name="Section2351">
                <text:p text:style-name="Standard"><text:bookmark text:name="mouseover-overlay168"/></text:p>
              </text:section>
              <text:section text:style-name="Sect1" text:name="Section2352">
                <text:p text:style-name="Standard"><text:bookmark text:name="hover-overlays169"/></text:p>
              </text:section>
              <text:section text:style-name="Sect1" text:name="Section2353">
                <text:p text:style-name="Standard"><text:bookmark text:name="details170"/></text:p>
                <text:section text:style-name="Sect1" text:name="Section2354">
                  <text:h text:style-name="Heading_20_3" text:outline-level="3"><text:bookmark text:name="meta172"/><text:bookmark text:name="video-title172"/><text:a xlink:type="simple" xlink:href="https://www.youtube.com/watch?v=7SW86f280o8" text:style-name="Internet_20_link" text:visited-style-name="Visited_20_Internet_20_Link">Robot Framework Beginner Tutorial 9 - SOME USEFUL TIPS | Commands</text:a></text:h>
                  <text:section text:style-name="Sect1" text:name="Section2355">
                    <text:p text:style-name="Text_20_body"><text:bookmark text:name="metadata-container171"/></text:p>
                    <text:section text:style-name="Sect1" text:name="Section2356">
                      <text:p text:style-name="Text_20_body"><text:bookmark text:name="metadata170"/></text:p>
                      <text:section text:style-name="Sect1" text:name="Section2357">
                        <text:p text:style-name="Text_20_body"><text:bookmark text:name="metadata-line170"/>4.2K views8 months ago</text:p>
                      </text:section>
                    </text:section>
                    <text:section text:style-name="Sect1" text:name="Section2358">
                      <text:p text:style-name="Text_20_body"><text:bookmark text:name="additional-metadata-line170"/></text:p>
                    </text:section>
                  </text:section>
                </text:section>
                <text:section text:style-name="Sect1" text:name="Section2359">
                  <text:p text:style-name="Standard"><text:bookmark text:name="menu170"/><text:soft-page-break/></text:p>
                  <text:section text:style-name="Sect1" text:name="Section2360">
                    <text:p text:style-name="Standard"><text:bookmark text:name="top-level-buttons170"/></text:p>
                  </text:section>
                </text:section>
              </text:section>
              <text:section text:style-name="Sect1" text:name="Section2361">
                <text:p text:style-name="Standard"><text:bookmark text:name="buttons170"/></text:p>
              </text:section>
            </text:section>
            <text:section text:style-name="Sect1" text:name="Section2362">
              <text:p text:style-name="Standard"><text:a xlink:type="simple" xlink:href="https://www.youtube.com/watch?v=r6-H5ufOvv4" text:style-name="Internet_20_link" text:visited-style-name="Visited_20_Internet_20_Link"/></text:p>
              <text:section text:style-name="Sect1" text:name="Section2363">
                <text:p text:style-name="Standard"><text:bookmark text:name="overlays170"/>5:26 </text:p>
              </text:section>
              <text:section text:style-name="Sect1" text:name="Section2364">
                <text:p text:style-name="Standard"><text:bookmark text:name="mouseover-overlay169"/></text:p>
              </text:section>
              <text:section text:style-name="Sect1" text:name="Section2365">
                <text:p text:style-name="Standard"><text:bookmark text:name="hover-overlays170"/></text:p>
              </text:section>
              <text:section text:style-name="Sect1" text:name="Section2366">
                <text:p text:style-name="Standard"><text:bookmark text:name="details171"/></text:p>
                <text:section text:style-name="Sect1" text:name="Section2367">
                  <text:h text:style-name="Heading_20_3" text:outline-level="3"><text:bookmark text:name="meta173"/><text:bookmark text:name="video-title173"/><text:a xlink:type="simple" xlink:href="https://www.youtube.com/watch?v=r6-H5ufOvv4" text:style-name="Internet_20_link" text:visited-style-name="Visited_20_Internet_20_Link">JMeter Beginner Tutorials | Tips n Tricks 4 ?? How to change Timestamp format in csv</text:a></text:h>
                  <text:section text:style-name="Sect1" text:name="Section2368">
                    <text:p text:style-name="Text_20_body"><text:bookmark text:name="metadata-container172"/></text:p>
                    <text:section text:style-name="Sect1" text:name="Section2369">
                      <text:p text:style-name="Text_20_body"><text:bookmark text:name="metadata171"/></text:p>
                      <text:section text:style-name="Sect1" text:name="Section2370">
                        <text:p text:style-name="Text_20_body"><text:bookmark text:name="metadata-line171"/>1.4K views8 months ago</text:p>
                      </text:section>
                    </text:section>
                    <text:section text:style-name="Sect1" text:name="Section2371">
                      <text:p text:style-name="Text_20_body"><text:bookmark text:name="additional-metadata-line171"/></text:p>
                    </text:section>
                  </text:section>
                </text:section>
                <text:section text:style-name="Sect1" text:name="Section2372">
                  <text:p text:style-name="Standard"><text:bookmark text:name="menu171"/></text:p>
                  <text:section text:style-name="Sect1" text:name="Section2373">
                    <text:p text:style-name="Standard"><text:bookmark text:name="top-level-buttons171"/></text:p>
                  </text:section>
                </text:section>
              </text:section>
              <text:section text:style-name="Sect1" text:name="Section2374">
                <text:p text:style-name="Standard"><text:bookmark text:name="buttons171"/></text:p>
              </text:section>
            </text:section>
            <text:section text:style-name="Sect1" text:name="Section2375">
              <text:p text:style-name="Standard"><text:bookmark text:name="dismissable323"/><text:bookmark text:name="thumbnail174"/><text:bookmark text:name="img178"/><text:a xlink:type="simple" xlink:href="https://www.youtube.com/watch?v=6WRNRepRMVA" text:style-name="Internet_20_link" text:visited-style-name="Visited_20_Internet_20_Link"><text:s/></text:a></text:p>
              <text:section text:style-name="Sect1" text:name="Section2376">
                <text:p text:style-name="Standard"><text:bookmark text:name="overlays171"/>7:45 </text:p>
              </text:section>
              <text:section text:style-name="Sect1" text:name="Section2377">
                <text:p text:style-name="Standard"><text:bookmark text:name="mouseover-overlay170"/></text:p>
              </text:section>
              <text:section text:style-name="Sect1" text:name="Section2378">
                <text:p text:style-name="Standard"><text:bookmark text:name="hover-overlays171"/></text:p>
              </text:section>
              <text:section text:style-name="Sect1" text:name="Section2379">
                <text:p text:style-name="Standard"><text:bookmark text:name="details172"/></text:p>
                <text:section text:style-name="Sect1" text:name="Section2380">
                  <text:h text:style-name="Heading_20_3" text:outline-level="3"><text:bookmark text:name="meta174"/><text:bookmark text:name="video-title174"/><text:a xlink:type="simple" xlink:href="https://www.youtube.com/watch?v=6WRNRepRMVA" text:style-name="Internet_20_link" text:visited-style-name="Visited_20_Internet_20_Link">A Day in BOSTON</text:a></text:h>
                  <text:section text:style-name="Sect1" text:name="Section2381">
                    <text:p text:style-name="Text_20_body"><text:bookmark text:name="metadata-container173"/></text:p>
                    <text:section text:style-name="Sect1" text:name="Section2382">
                      <text:p text:style-name="Text_20_body"><text:bookmark text:name="metadata172"/></text:p>
                      <text:section text:style-name="Sect1" text:name="Section2383">
                        <text:p text:style-name="Text_20_body"><text:bookmark text:name="metadata-line172"/>1.2K views8 months ago</text:p>
                      </text:section>
                    </text:section>
                    <text:section text:style-name="Sect1" text:name="Section2384">
                      <text:p text:style-name="Text_20_body"><text:bookmark text:name="additional-metadata-line172"/></text:p>
                    </text:section>
                  </text:section>
                </text:section>
                <text:section text:style-name="Sect1" text:name="Section2385">
                  <text:p text:style-name="Standard"><text:bookmark text:name="menu172"/></text:p>
                  <text:section text:style-name="Sect1" text:name="Section2386">
                    <text:p text:style-name="Standard"><text:bookmark text:name="top-level-buttons172"/></text:p>
                  </text:section>
                </text:section>
              </text:section>
              <text:section text:style-name="Sect1" text:name="Section2387">
                <text:p text:style-name="Standard"><text:bookmark text:name="buttons172"/></text:p>
              </text:section>
            </text:section>
            <text:section text:style-name="Sect1" text:name="Section2388">
              <text:p text:style-name="Standard"><text:bookmark text:name="dismissable324"/><text:bookmark text:name="thumbnail175"/><text:bookmark text:name="img179"/><text:a xlink:type="simple" xlink:href="https://www.youtube.com/watch?v=7JI3GD0ifTw" text:style-name="Internet_20_link" text:visited-style-name="Visited_20_Internet_20_Link"><text:s/></text:a></text:p>
              <text:section text:style-name="Sect1" text:name="Section2389">
                <text:p text:style-name="Standard"><text:bookmark text:name="overlays172"/>5:34 </text:p>
              </text:section>
              <text:section text:style-name="Sect1" text:name="Section2390">
                <text:p text:style-name="Standard"><text:bookmark text:name="mouseover-overlay171"/></text:p>
              </text:section>
              <text:section text:style-name="Sect1" text:name="Section2391">
                <text:p text:style-name="Standard"><text:bookmark text:name="hover-overlays172"/></text:p>
              </text:section>
              <text:section text:style-name="Sect1" text:name="Section2392">
                <text:p text:style-name="Standard"><text:bookmark text:name="details173"/></text:p>
                <text:section text:style-name="Sect1" text:name="Section2393">
                  <text:h text:style-name="Heading_20_3" text:outline-level="3"><text:bookmark text:name="meta175"/><text:bookmark text:name="video-title175"/><text:a xlink:type="simple" xlink:href="https://www.youtube.com/watch?v=7JI3GD0ifTw" text:style-name="Internet_20_link" text:visited-style-name="Visited_20_Internet_20_Link">JMeter Beginner Tutorials | Tips n Tricks 3 ?? How to do Step by Step Debugging</text:a></text:h>
                  <text:section text:style-name="Sect1" text:name="Section2394">
                    <text:p text:style-name="Text_20_body"><text:bookmark text:name="metadata-container174"/></text:p>
                    <text:section text:style-name="Sect1" text:name="Section2395">
                      <text:p text:style-name="Text_20_body"><text:bookmark text:name="metadata173"/></text:p>
                      <text:section text:style-name="Sect1" text:name="Section2396">
                        <text:p text:style-name="Text_20_body"><text:bookmark text:name="metadata-line173"/>1.8K views8 months ago</text:p>
                      </text:section>
                    </text:section>
                    <text:section text:style-name="Sect1" text:name="Section2397">
                      <text:p text:style-name="Text_20_body"><text:bookmark text:name="additional-metadata-line173"/></text:p>
                    </text:section>
                  </text:section>
                </text:section>
                <text:section text:style-name="Sect1" text:name="Section2398">
                  <text:p text:style-name="Standard"><text:bookmark text:name="menu173"/></text:p>
                  <text:section text:style-name="Sect1" text:name="Section2399">
                    <text:p text:style-name="Standard"><text:bookmark text:name="top-level-buttons173"/><text:soft-page-break/></text:p>
                  </text:section>
                </text:section>
              </text:section>
              <text:section text:style-name="Sect1" text:name="Section2400">
                <text:p text:style-name="Standard"><text:bookmark text:name="buttons173"/></text:p>
              </text:section>
            </text:section>
            <text:section text:style-name="Sect1" text:name="Section2401">
              <text:p text:style-name="Standard"><text:bookmark text:name="dismissable325"/><text:bookmark text:name="thumbnail176"/><text:bookmark text:name="img180"/><text:a xlink:type="simple" xlink:href="https://www.youtube.com/watch?v=ZkRYdHYH2N8" text:style-name="Internet_20_link" text:visited-style-name="Visited_20_Internet_20_Link"><text:s/></text:a></text:p>
              <text:section text:style-name="Sect1" text:name="Section2402">
                <text:p text:style-name="Standard"><text:bookmark text:name="overlays173"/>4:02 </text:p>
              </text:section>
              <text:section text:style-name="Sect1" text:name="Section2403">
                <text:p text:style-name="Standard"><text:bookmark text:name="mouseover-overlay172"/></text:p>
              </text:section>
              <text:section text:style-name="Sect1" text:name="Section2404">
                <text:p text:style-name="Standard"><text:bookmark text:name="hover-overlays173"/></text:p>
              </text:section>
              <text:section text:style-name="Sect1" text:name="Section2405">
                <text:p text:style-name="Standard"><text:bookmark text:name="details174"/></text:p>
                <text:section text:style-name="Sect1" text:name="Section2406">
                  <text:h text:style-name="Heading_20_3" text:outline-level="3"><text:bookmark text:name="meta176"/><text:bookmark text:name="video-title176"/><text:a xlink:type="simple" xlink:href="https://www.youtube.com/watch?v=ZkRYdHYH2N8" text:style-name="Internet_20_link" text:visited-style-name="Visited_20_Internet_20_Link">JMeter Beginner Tutorials | Tips n Tricks 2 ?? How to find LOGS in JMeter</text:a></text:h>
                  <text:section text:style-name="Sect1" text:name="Section2407">
                    <text:p text:style-name="Text_20_body"><text:bookmark text:name="metadata-container175"/></text:p>
                    <text:section text:style-name="Sect1" text:name="Section2408">
                      <text:p text:style-name="Text_20_body"><text:bookmark text:name="metadata174"/></text:p>
                      <text:section text:style-name="Sect1" text:name="Section2409">
                        <text:p text:style-name="Text_20_body"><text:bookmark text:name="metadata-line174"/>2.1K views8 months ago</text:p>
                      </text:section>
                    </text:section>
                    <text:section text:style-name="Sect1" text:name="Section2410">
                      <text:p text:style-name="Text_20_body"><text:bookmark text:name="additional-metadata-line174"/></text:p>
                    </text:section>
                  </text:section>
                </text:section>
                <text:section text:style-name="Sect1" text:name="Section2411">
                  <text:p text:style-name="Standard"><text:bookmark text:name="menu174"/></text:p>
                  <text:section text:style-name="Sect1" text:name="Section2412">
                    <text:p text:style-name="Standard"><text:bookmark text:name="top-level-buttons174"/></text:p>
                  </text:section>
                </text:section>
              </text:section>
              <text:section text:style-name="Sect1" text:name="Section2413">
                <text:p text:style-name="Standard"><text:bookmark text:name="buttons174"/></text:p>
              </text:section>
            </text:section>
            <text:section text:style-name="Sect1" text:name="Section2414">
              <text:p text:style-name="Standard"><text:bookmark text:name="dismissable326"/><text:bookmark text:name="thumbnail177"/><text:bookmark text:name="img181"/><text:a xlink:type="simple" xlink:href="https://www.youtube.com/watch?v=hgqBGNPlLlU" text:style-name="Internet_20_link" text:visited-style-name="Visited_20_Internet_20_Link"><text:s/></text:a></text:p>
              <text:section text:style-name="Sect1" text:name="Section2415">
                <text:p text:style-name="Standard"><text:bookmark text:name="overlays174"/>8:24 </text:p>
              </text:section>
              <text:section text:style-name="Sect1" text:name="Section2416">
                <text:p text:style-name="Standard"><text:bookmark text:name="mouseover-overlay173"/></text:p>
              </text:section>
              <text:section text:style-name="Sect1" text:name="Section2417">
                <text:p text:style-name="Standard"><text:bookmark text:name="hover-overlays174"/></text:p>
              </text:section>
              <text:section text:style-name="Sect1" text:name="Section2418">
                <text:p text:style-name="Standard"><text:bookmark text:name="details175"/></text:p>
                <text:section text:style-name="Sect1" text:name="Section2419">
                  <text:h text:style-name="Heading_20_3" text:outline-level="3"><text:bookmark text:name="meta177"/><text:bookmark text:name="video-title177"/><text:a xlink:type="simple" xlink:href="https://www.youtube.com/watch?v=hgqBGNPlLlU" text:style-name="Internet_20_link" text:visited-style-name="Visited_20_Internet_20_Link">Jenkins Beginner Tutorial - Tips 1 ?? How to Parameterize job in jenkins</text:a></text:h>
                  <text:section text:style-name="Sect1" text:name="Section2420">
                    <text:p text:style-name="Text_20_body"><text:bookmark text:name="metadata-container176"/></text:p>
                    <text:section text:style-name="Sect1" text:name="Section2421">
                      <text:p text:style-name="Text_20_body"><text:bookmark text:name="metadata175"/></text:p>
                      <text:section text:style-name="Sect1" text:name="Section2422">
                        <text:p text:style-name="Text_20_body"><text:bookmark text:name="metadata-line175"/>10K views8 months ago</text:p>
                      </text:section>
                    </text:section>
                    <text:section text:style-name="Sect1" text:name="Section2423">
                      <text:p text:style-name="Text_20_body"><text:bookmark text:name="additional-metadata-line175"/></text:p>
                    </text:section>
                  </text:section>
                </text:section>
                <text:section text:style-name="Sect1" text:name="Section2424">
                  <text:p text:style-name="Standard"><text:bookmark text:name="menu175"/></text:p>
                  <text:section text:style-name="Sect1" text:name="Section2425">
                    <text:p text:style-name="Standard"><text:bookmark text:name="top-level-buttons175"/></text:p>
                  </text:section>
                </text:section>
              </text:section>
              <text:section text:style-name="Sect1" text:name="Section2426">
                <text:p text:style-name="Standard"><text:bookmark text:name="buttons175"/></text:p>
              </text:section>
            </text:section>
            <text:section text:style-name="Sect1" text:name="Section2427">
              <text:p text:style-name="Standard"><text:bookmark text:name="dismissable327"/><text:bookmark text:name="thumbnail178"/><text:bookmark text:name="img182"/><text:a xlink:type="simple" xlink:href="https://www.youtube.com/watch?v=C1vAo_nOtKU" text:style-name="Internet_20_link" text:visited-style-name="Visited_20_Internet_20_Link"><text:s/></text:a></text:p>
              <text:section text:style-name="Sect1" text:name="Section2428">
                <text:p text:style-name="Standard"><text:bookmark text:name="overlays175"/>3:00 </text:p>
              </text:section>
              <text:section text:style-name="Sect1" text:name="Section2429">
                <text:p text:style-name="Standard"><text:bookmark text:name="mouseover-overlay174"/></text:p>
              </text:section>
              <text:section text:style-name="Sect1" text:name="Section2430">
                <text:p text:style-name="Standard"><text:bookmark text:name="hover-overlays175"/></text:p>
              </text:section>
              <text:section text:style-name="Sect1" text:name="Section2431">
                <text:p text:style-name="Standard"><text:bookmark text:name="details176"/></text:p>
                <text:section text:style-name="Sect1" text:name="Section2432">
                  <text:h text:style-name="Heading_20_3" text:outline-level="3"><text:bookmark text:name="meta178"/><text:bookmark text:name="video-title178"/><text:a xlink:type="simple" xlink:href="https://www.youtube.com/watch?v=C1vAo_nOtKU" text:style-name="Internet_20_link" text:visited-style-name="Visited_20_Internet_20_Link">QnA Friday 30 - How to resolve Performance Test Failures ?</text:a></text:h>
                  <text:section text:style-name="Sect1" text:name="Section2433">
                    <text:p text:style-name="Text_20_body"><text:bookmark text:name="metadata-container177"/></text:p>
                    <text:section text:style-name="Sect1" text:name="Section2434">
                      <text:p text:style-name="Text_20_body"><text:bookmark text:name="metadata176"/></text:p>
                      <text:section text:style-name="Sect1" text:name="Section2435">
                        <text:p text:style-name="Text_20_body"><text:bookmark text:name="metadata-line176"/>400 views8 months ago</text:p>
                      </text:section>
                    </text:section>
                    <text:section text:style-name="Sect1" text:name="Section2436">
                      <text:p text:style-name="Text_20_body"><text:bookmark text:name="additional-metadata-line176"/></text:p>
                    </text:section>
                  </text:section>
                </text:section>
                <text:section text:style-name="Sect1" text:name="Section2437">
                  <text:p text:style-name="Standard"><text:bookmark text:name="menu176"/></text:p>
                  <text:section text:style-name="Sect1" text:name="Section2438">
                    <text:p text:style-name="Standard"><text:bookmark text:name="top-level-buttons176"/></text:p>
                  </text:section>
                </text:section>
              </text:section>
              <text:section text:style-name="Sect1" text:name="Section2439">
                <text:p text:style-name="Standard"><text:bookmark text:name="buttons176"/></text:p>
              </text:section>
            </text:section>
            <text:section text:style-name="Sect1" text:name="Section2440">
              <text:p text:style-name="Standard"><text:bookmark text:name="dismissable328"/><text:bookmark text:name="thumbnail179"/><text:bookmark text:name="img183"/><text:soft-page-break/><text:a xlink:type="simple" xlink:href="https://www.youtube.com/watch?v=TXETNMsvEx8" text:style-name="Internet_20_link" text:visited-style-name="Visited_20_Internet_20_Link"><text:s/></text:a></text:p>
              <text:section text:style-name="Sect1" text:name="Section2441">
                <text:p text:style-name="Standard"><text:bookmark text:name="overlays176"/>8:47 </text:p>
              </text:section>
              <text:section text:style-name="Sect1" text:name="Section2442">
                <text:p text:style-name="Standard"><text:bookmark text:name="mouseover-overlay175"/></text:p>
              </text:section>
              <text:section text:style-name="Sect1" text:name="Section2443">
                <text:p text:style-name="Standard"><text:bookmark text:name="hover-overlays176"/></text:p>
              </text:section>
              <text:section text:style-name="Sect1" text:name="Section2444">
                <text:p text:style-name="Standard"><text:bookmark text:name="details177"/></text:p>
                <text:section text:style-name="Sect1" text:name="Section2445">
                  <text:h text:style-name="Heading_20_3" text:outline-level="3"><text:bookmark text:name="meta179"/><text:bookmark text:name="video-title179"/><text:a xlink:type="simple" xlink:href="https://www.youtube.com/watch?v=TXETNMsvEx8" text:style-name="Internet_20_link" text:visited-style-name="Visited_20_Internet_20_Link">Robot Framework Beginner Tutorial 8 - How to INSTALL, UNINSTALL, UPGRADE</text:a></text:h>
                  <text:section text:style-name="Sect1" text:name="Section2446">
                    <text:p text:style-name="Text_20_body"><text:bookmark text:name="metadata-container178"/></text:p>
                    <text:section text:style-name="Sect1" text:name="Section2447">
                      <text:p text:style-name="Text_20_body"><text:bookmark text:name="metadata177"/></text:p>
                      <text:section text:style-name="Sect1" text:name="Section2448">
                        <text:p text:style-name="Text_20_body"><text:bookmark text:name="metadata-line177"/>4.7K views8 months ago</text:p>
                      </text:section>
                    </text:section>
                    <text:section text:style-name="Sect1" text:name="Section2449">
                      <text:p text:style-name="Text_20_body"><text:bookmark text:name="additional-metadata-line177"/></text:p>
                    </text:section>
                  </text:section>
                </text:section>
                <text:section text:style-name="Sect1" text:name="Section2450">
                  <text:p text:style-name="Standard"><text:bookmark text:name="menu177"/></text:p>
                  <text:section text:style-name="Sect1" text:name="Section2451">
                    <text:p text:style-name="Standard"><text:bookmark text:name="top-level-buttons177"/></text:p>
                  </text:section>
                </text:section>
              </text:section>
              <text:section text:style-name="Sect1" text:name="Section2452">
                <text:p text:style-name="Standard"><text:bookmark text:name="buttons177"/></text:p>
              </text:section>
            </text:section>
            <text:section text:style-name="Sect1" text:name="Section2453">
              <text:p text:style-name="Standard"><text:bookmark text:name="dismissable329"/><text:bookmark text:name="thumbnail180"/><text:bookmark text:name="img184"/><text:a xlink:type="simple" xlink:href="https://www.youtube.com/watch?v=iaJGle6m9Wc" text:style-name="Internet_20_link" text:visited-style-name="Visited_20_Internet_20_Link"><text:s/></text:a></text:p>
              <text:section text:style-name="Sect1" text:name="Section2454">
                <text:p text:style-name="Standard"><text:bookmark text:name="overlays177"/>5:53 </text:p>
              </text:section>
              <text:section text:style-name="Sect1" text:name="Section2455">
                <text:p text:style-name="Standard"><text:bookmark text:name="mouseover-overlay176"/></text:p>
              </text:section>
              <text:section text:style-name="Sect1" text:name="Section2456">
                <text:p text:style-name="Standard"><text:bookmark text:name="hover-overlays177"/></text:p>
              </text:section>
              <text:section text:style-name="Sect1" text:name="Section2457">
                <text:p text:style-name="Standard"><text:bookmark text:name="details178"/></text:p>
                <text:section text:style-name="Sect1" text:name="Section2458">
                  <text:h text:style-name="Heading_20_3" text:outline-level="3"><text:bookmark text:name="meta180"/><text:bookmark text:name="video-title180"/><text:a xlink:type="simple" xlink:href="https://www.youtube.com/watch?v=iaJGle6m9Wc" text:style-name="Internet_20_link" text:visited-style-name="Visited_20_Internet_20_Link">JMeter Beginner Tutorials | Tips n Tricks 1 ?? Introducing JMeter 4.0 with Java 9 - What's New</text:a></text:h>
                  <text:section text:style-name="Sect1" text:name="Section2459">
                    <text:p text:style-name="Text_20_body"><text:bookmark text:name="metadata-container179"/></text:p>
                    <text:section text:style-name="Sect1" text:name="Section2460">
                      <text:p text:style-name="Text_20_body"><text:bookmark text:name="metadata178"/></text:p>
                      <text:section text:style-name="Sect1" text:name="Section2461">
                        <text:p text:style-name="Text_20_body"><text:bookmark text:name="metadata-line178"/>10K views8 months ago</text:p>
                      </text:section>
                    </text:section>
                    <text:section text:style-name="Sect1" text:name="Section2462">
                      <text:p text:style-name="Text_20_body"><text:bookmark text:name="additional-metadata-line178"/></text:p>
                    </text:section>
                  </text:section>
                </text:section>
                <text:section text:style-name="Sect1" text:name="Section2463">
                  <text:p text:style-name="Standard"><text:bookmark text:name="menu178"/></text:p>
                  <text:section text:style-name="Sect1" text:name="Section2464">
                    <text:p text:style-name="Standard"><text:bookmark text:name="top-level-buttons178"/></text:p>
                  </text:section>
                </text:section>
              </text:section>
              <text:section text:style-name="Sect1" text:name="Section2465">
                <text:p text:style-name="Standard"><text:bookmark text:name="buttons178"/></text:p>
              </text:section>
            </text:section>
            <text:section text:style-name="Sect1" text:name="Section2466">
              <text:p text:style-name="Standard"><text:bookmark text:name="dismissable330"/><text:bookmark text:name="thumbnail181"/><text:bookmark text:name="img185"/><text:a xlink:type="simple" xlink:href="https://www.youtube.com/watch?v=2G2q-9elCP8" text:style-name="Internet_20_link" text:visited-style-name="Visited_20_Internet_20_Link"><text:s/></text:a></text:p>
              <text:section text:style-name="Sect1" text:name="Section2467">
                <text:p text:style-name="Standard"><text:bookmark text:name="overlays178"/>14:07 </text:p>
              </text:section>
              <text:section text:style-name="Sect1" text:name="Section2468">
                <text:p text:style-name="Standard"><text:bookmark text:name="mouseover-overlay177"/></text:p>
              </text:section>
              <text:section text:style-name="Sect1" text:name="Section2469">
                <text:p text:style-name="Standard"><text:bookmark text:name="hover-overlays178"/></text:p>
              </text:section>
              <text:section text:style-name="Sect1" text:name="Section2470">
                <text:p text:style-name="Standard"><text:bookmark text:name="details179"/></text:p>
                <text:section text:style-name="Sect1" text:name="Section2471">
                  <text:h text:style-name="Heading_20_3" text:outline-level="3"><text:bookmark text:name="meta181"/><text:bookmark text:name="video-title181"/><text:a xlink:type="simple" xlink:href="https://www.youtube.com/watch?v=2G2q-9elCP8" text:style-name="Internet_20_link" text:visited-style-name="Visited_20_Internet_20_Link">Robot Framework Beginner Tutorial 7 - How to use TAGS</text:a></text:h>
                  <text:section text:style-name="Sect1" text:name="Section2472">
                    <text:p text:style-name="Text_20_body"><text:bookmark text:name="metadata-container180"/></text:p>
                    <text:section text:style-name="Sect1" text:name="Section2473">
                      <text:p text:style-name="Text_20_body"><text:bookmark text:name="metadata179"/></text:p>
                      <text:section text:style-name="Sect1" text:name="Section2474">
                        <text:p text:style-name="Text_20_body"><text:bookmark text:name="metadata-line179"/>6.6K views8 months ago</text:p>
                      </text:section>
                    </text:section>
                    <text:section text:style-name="Sect1" text:name="Section2475">
                      <text:p text:style-name="Text_20_body"><text:bookmark text:name="additional-metadata-line179"/></text:p>
                    </text:section>
                  </text:section>
                </text:section>
                <text:section text:style-name="Sect1" text:name="Section2476">
                  <text:p text:style-name="Standard"><text:bookmark text:name="menu179"/></text:p>
                  <text:section text:style-name="Sect1" text:name="Section2477">
                    <text:p text:style-name="Standard"><text:bookmark text:name="top-level-buttons179"/></text:p>
                  </text:section>
                </text:section>
              </text:section>
              <text:section text:style-name="Sect1" text:name="Section2478">
                <text:p text:style-name="Standard"><text:bookmark text:name="buttons179"/></text:p>
              </text:section>
            </text:section>
            <text:section text:style-name="Sect1" text:name="Section2479">
              <text:p text:style-name="Standard"><text:bookmark text:name="dismissable331"/><text:bookmark text:name="thumbnail182"/><text:bookmark text:name="img186"/><text:soft-page-break/><text:a xlink:type="simple" xlink:href="https://www.youtube.com/watch?v=8omoKpxx2h8" text:style-name="Internet_20_link" text:visited-style-name="Visited_20_Internet_20_Link"><text:s/></text:a></text:p>
              <text:section text:style-name="Sect1" text:name="Section2480">
                <text:p text:style-name="Standard"><text:bookmark text:name="overlays179"/>1:56 </text:p>
              </text:section>
              <text:section text:style-name="Sect1" text:name="Section2481">
                <text:p text:style-name="Standard"><text:bookmark text:name="mouseover-overlay178"/></text:p>
              </text:section>
              <text:section text:style-name="Sect1" text:name="Section2482">
                <text:p text:style-name="Standard"><text:bookmark text:name="hover-overlays179"/></text:p>
              </text:section>
              <text:section text:style-name="Sect1" text:name="Section2483">
                <text:p text:style-name="Standard"><text:bookmark text:name="details180"/></text:p>
                <text:section text:style-name="Sect1" text:name="Section2484">
                  <text:h text:style-name="Heading_20_3" text:outline-level="3"><text:bookmark text:name="meta182"/><text:bookmark text:name="video-title182"/><text:a xlink:type="simple" xlink:href="https://www.youtube.com/watch?v=8omoKpxx2h8" text:style-name="Internet_20_link" text:visited-style-name="Visited_20_Internet_20_Link">QnA Friday 29 - JMeter showing Wrong Results ?</text:a></text:h>
                  <text:section text:style-name="Sect1" text:name="Section2485">
                    <text:p text:style-name="Text_20_body"><text:bookmark text:name="metadata-container181"/></text:p>
                    <text:section text:style-name="Sect1" text:name="Section2486">
                      <text:p text:style-name="Text_20_body"><text:bookmark text:name="metadata180"/></text:p>
                      <text:section text:style-name="Sect1" text:name="Section2487">
                        <text:p text:style-name="Text_20_body"><text:bookmark text:name="metadata-line180"/>612 views8 months ago</text:p>
                      </text:section>
                    </text:section>
                    <text:section text:style-name="Sect1" text:name="Section2488">
                      <text:p text:style-name="Text_20_body"><text:bookmark text:name="additional-metadata-line180"/></text:p>
                    </text:section>
                  </text:section>
                </text:section>
                <text:section text:style-name="Sect1" text:name="Section2489">
                  <text:p text:style-name="Standard"><text:bookmark text:name="menu180"/></text:p>
                  <text:section text:style-name="Sect1" text:name="Section2490">
                    <text:p text:style-name="Standard"><text:bookmark text:name="top-level-buttons180"/></text:p>
                  </text:section>
                </text:section>
              </text:section>
              <text:section text:style-name="Sect1" text:name="Section2491">
                <text:p text:style-name="Standard"><text:bookmark text:name="buttons180"/></text:p>
              </text:section>
            </text:section>
            <text:section text:style-name="Sect1" text:name="Section2492">
              <text:p text:style-name="Standard"><text:bookmark text:name="dismissable332"/><text:bookmark text:name="thumbnail183"/><text:bookmark text:name="img187"/><text:a xlink:type="simple" xlink:href="https://www.youtube.com/watch?v=1K1ZXwGJLwI" text:style-name="Internet_20_link" text:visited-style-name="Visited_20_Internet_20_Link"><text:s/></text:a></text:p>
              <text:section text:style-name="Sect1" text:name="Section2493">
                <text:p text:style-name="Standard"><text:bookmark text:name="overlays180"/>10:18 </text:p>
              </text:section>
              <text:section text:style-name="Sect1" text:name="Section2494">
                <text:p text:style-name="Standard"><text:bookmark text:name="mouseover-overlay179"/></text:p>
              </text:section>
              <text:section text:style-name="Sect1" text:name="Section2495">
                <text:p text:style-name="Standard"><text:bookmark text:name="hover-overlays180"/></text:p>
              </text:section>
              <text:section text:style-name="Sect1" text:name="Section2496">
                <text:p text:style-name="Standard"><text:bookmark text:name="details181"/></text:p>
                <text:section text:style-name="Sect1" text:name="Section2497">
                  <text:h text:style-name="Heading_20_3" text:outline-level="3"><text:bookmark text:name="meta183"/><text:bookmark text:name="video-title183"/><text:a xlink:type="simple" xlink:href="https://www.youtube.com/watch?v=1K1ZXwGJLwI" text:style-name="Internet_20_link" text:visited-style-name="Visited_20_Internet_20_Link">Robot Framework Beginner Tutorial 6 - How to use SETUP and TEARDOWN</text:a></text:h>
                  <text:section text:style-name="Sect1" text:name="Section2498">
                    <text:p text:style-name="Text_20_body"><text:bookmark text:name="metadata-container182"/></text:p>
                    <text:section text:style-name="Sect1" text:name="Section2499">
                      <text:p text:style-name="Text_20_body"><text:bookmark text:name="metadata181"/></text:p>
                      <text:section text:style-name="Sect1" text:name="Section2500">
                        <text:p text:style-name="Text_20_body"><text:bookmark text:name="metadata-line181"/>7.8K views8 months ago</text:p>
                      </text:section>
                    </text:section>
                    <text:section text:style-name="Sect1" text:name="Section2501">
                      <text:p text:style-name="Text_20_body"><text:bookmark text:name="additional-metadata-line181"/></text:p>
                    </text:section>
                  </text:section>
                </text:section>
                <text:section text:style-name="Sect1" text:name="Section2502">
                  <text:p text:style-name="Standard"><text:bookmark text:name="menu181"/></text:p>
                  <text:section text:style-name="Sect1" text:name="Section2503">
                    <text:p text:style-name="Standard"><text:bookmark text:name="top-level-buttons181"/></text:p>
                  </text:section>
                </text:section>
              </text:section>
              <text:section text:style-name="Sect1" text:name="Section2504">
                <text:p text:style-name="Standard"><text:bookmark text:name="buttons181"/></text:p>
              </text:section>
            </text:section>
            <text:section text:style-name="Sect1" text:name="Section2505">
              <text:p text:style-name="Standard"><text:bookmark text:name="dismissable333"/><text:bookmark text:name="thumbnail184"/><text:bookmark text:name="img188"/><text:a xlink:type="simple" xlink:href="https://www.youtube.com/watch?v=zN41VWol210" text:style-name="Internet_20_link" text:visited-style-name="Visited_20_Internet_20_Link"><text:s/></text:a></text:p>
              <text:section text:style-name="Sect1" text:name="Section2506">
                <text:p text:style-name="Standard"><text:bookmark text:name="overlays181"/>1:59 </text:p>
              </text:section>
              <text:section text:style-name="Sect1" text:name="Section2507">
                <text:p text:style-name="Standard"><text:bookmark text:name="mouseover-overlay180"/></text:p>
              </text:section>
              <text:section text:style-name="Sect1" text:name="Section2508">
                <text:p text:style-name="Standard"><text:bookmark text:name="hover-overlays181"/></text:p>
              </text:section>
              <text:section text:style-name="Sect1" text:name="Section2509">
                <text:p text:style-name="Standard"><text:bookmark text:name="details182"/></text:p>
                <text:section text:style-name="Sect1" text:name="Section2510">
                  <text:h text:style-name="Heading_20_3" text:outline-level="3"><text:bookmark text:name="meta184"/><text:bookmark text:name="video-title184"/><text:a xlink:type="simple" xlink:href="https://www.youtube.com/watch?v=zN41VWol210" text:style-name="Internet_20_link" text:visited-style-name="Visited_20_Internet_20_Link">QnA Friday 28 - Starting Career in DevOps | Tools to Learn ? ??</text:a></text:h>
                  <text:section text:style-name="Sect1" text:name="Section2511">
                    <text:p text:style-name="Text_20_body"><text:bookmark text:name="metadata-container183"/></text:p>
                    <text:section text:style-name="Sect1" text:name="Section2512">
                      <text:p text:style-name="Text_20_body"><text:bookmark text:name="metadata182"/></text:p>
                      <text:section text:style-name="Sect1" text:name="Section2513">
                        <text:p text:style-name="Text_20_body"><text:bookmark text:name="metadata-line182"/>3.5K views9 months ago</text:p>
                      </text:section>
                    </text:section>
                    <text:section text:style-name="Sect1" text:name="Section2514">
                      <text:p text:style-name="Text_20_body"><text:bookmark text:name="additional-metadata-line182"/></text:p>
                    </text:section>
                  </text:section>
                </text:section>
                <text:section text:style-name="Sect1" text:name="Section2515">
                  <text:p text:style-name="Standard"><text:bookmark text:name="menu182"/></text:p>
                  <text:section text:style-name="Sect1" text:name="Section2516">
                    <text:p text:style-name="Standard"><text:bookmark text:name="top-level-buttons182"/></text:p>
                  </text:section>
                </text:section>
              </text:section>
              <text:section text:style-name="Sect1" text:name="Section2517">
                <text:p text:style-name="Standard"><text:bookmark text:name="buttons182"/></text:p>
              </text:section>
            </text:section>
            <text:section text:style-name="Sect1" text:name="Section2518">
              <text:p text:style-name="Standard"><text:bookmark text:name="dismissable334"/><text:bookmark text:name="thumbnail185"/><text:bookmark text:name="img189"/><text:a xlink:type="simple" xlink:href="https://www.youtube.com/watch?v=USuqfLGxpg4" text:style-name="Internet_20_link" text:visited-style-name="Visited_20_Internet_20_Link"><text:s/></text:a></text:p>
              <text:section text:style-name="Sect1" text:name="Section2519">
                <text:p text:style-name="Standard"><text:bookmark text:name="overlays182"/>11:20 </text:p>
              </text:section>
              <text:section text:style-name="Sect1" text:name="Section2520">
                <text:p text:style-name="Standard"><text:bookmark text:name="mouseover-overlay181"/><text:soft-page-break/></text:p>
              </text:section>
              <text:section text:style-name="Sect1" text:name="Section2521">
                <text:p text:style-name="Standard"><text:bookmark text:name="hover-overlays182"/></text:p>
              </text:section>
              <text:section text:style-name="Sect1" text:name="Section2522">
                <text:p text:style-name="Standard"><text:bookmark text:name="details183"/></text:p>
                <text:section text:style-name="Sect1" text:name="Section2523">
                  <text:h text:style-name="Heading_20_3" text:outline-level="3"><text:bookmark text:name="meta185"/><text:bookmark text:name="video-title185"/><text:a xlink:type="simple" xlink:href="https://www.youtube.com/watch?v=USuqfLGxpg4" text:style-name="Internet_20_link" text:visited-style-name="Visited_20_Internet_20_Link">Robot Framework Beginner Tutorial 5 - How to use KEYWORDS</text:a></text:h>
                  <text:section text:style-name="Sect1" text:name="Section2524">
                    <text:p text:style-name="Text_20_body"><text:bookmark text:name="metadata-container184"/></text:p>
                    <text:section text:style-name="Sect1" text:name="Section2525">
                      <text:p text:style-name="Text_20_body"><text:bookmark text:name="metadata183"/></text:p>
                      <text:section text:style-name="Sect1" text:name="Section2526">
                        <text:p text:style-name="Text_20_body"><text:bookmark text:name="metadata-line183"/>11K views9 months ago</text:p>
                      </text:section>
                    </text:section>
                    <text:section text:style-name="Sect1" text:name="Section2527">
                      <text:p text:style-name="Text_20_body"><text:bookmark text:name="additional-metadata-line183"/></text:p>
                    </text:section>
                  </text:section>
                </text:section>
                <text:section text:style-name="Sect1" text:name="Section2528">
                  <text:p text:style-name="Standard"><text:bookmark text:name="menu183"/></text:p>
                  <text:section text:style-name="Sect1" text:name="Section2529">
                    <text:p text:style-name="Standard"><text:bookmark text:name="top-level-buttons183"/></text:p>
                  </text:section>
                </text:section>
              </text:section>
              <text:section text:style-name="Sect1" text:name="Section2530">
                <text:p text:style-name="Standard"><text:bookmark text:name="buttons183"/></text:p>
              </text:section>
            </text:section>
            <text:section text:style-name="Sect1" text:name="Section2531">
              <text:p text:style-name="Standard"><text:bookmark text:name="dismissable335"/><text:bookmark text:name="thumbnail186"/><text:bookmark text:name="img190"/><text:a xlink:type="simple" xlink:href="https://www.youtube.com/watch?v=vb1LjKkvwCE" text:style-name="Internet_20_link" text:visited-style-name="Visited_20_Internet_20_Link"><text:s/></text:a></text:p>
              <text:section text:style-name="Sect1" text:name="Section2532">
                <text:p text:style-name="Standard"><text:bookmark text:name="overlays183"/>2:02 </text:p>
              </text:section>
              <text:section text:style-name="Sect1" text:name="Section2533">
                <text:p text:style-name="Standard"><text:bookmark text:name="mouseover-overlay182"/></text:p>
              </text:section>
              <text:section text:style-name="Sect1" text:name="Section2534">
                <text:p text:style-name="Standard"><text:bookmark text:name="hover-overlays183"/></text:p>
              </text:section>
              <text:section text:style-name="Sect1" text:name="Section2535">
                <text:p text:style-name="Standard"><text:bookmark text:name="details184"/></text:p>
                <text:section text:style-name="Sect1" text:name="Section2536">
                  <text:h text:style-name="Heading_20_3" text:outline-level="3"><text:bookmark text:name="meta186"/><text:bookmark text:name="video-title186"/><text:a xlink:type="simple" xlink:href="https://www.youtube.com/watch?v=vb1LjKkvwCE" text:style-name="Internet_20_link" text:visited-style-name="Visited_20_Internet_20_Link">QnA Friday 27 - Career Prospects in Automation Testing ? ??</text:a></text:h>
                  <text:section text:style-name="Sect1" text:name="Section2537">
                    <text:p text:style-name="Text_20_body"><text:bookmark text:name="metadata-container185"/></text:p>
                    <text:section text:style-name="Sect1" text:name="Section2538">
                      <text:p text:style-name="Text_20_body"><text:bookmark text:name="metadata184"/></text:p>
                      <text:section text:style-name="Sect1" text:name="Section2539">
                        <text:p text:style-name="Text_20_body"><text:bookmark text:name="metadata-line184"/>2.6K views9 months ago</text:p>
                      </text:section>
                    </text:section>
                    <text:section text:style-name="Sect1" text:name="Section2540">
                      <text:p text:style-name="Text_20_body"><text:bookmark text:name="additional-metadata-line184"/></text:p>
                    </text:section>
                  </text:section>
                </text:section>
                <text:section text:style-name="Sect1" text:name="Section2541">
                  <text:p text:style-name="Standard"><text:bookmark text:name="menu184"/></text:p>
                  <text:section text:style-name="Sect1" text:name="Section2542">
                    <text:p text:style-name="Standard"><text:bookmark text:name="top-level-buttons184"/></text:p>
                  </text:section>
                </text:section>
              </text:section>
              <text:section text:style-name="Sect1" text:name="Section2543">
                <text:p text:style-name="Standard"><text:bookmark text:name="buttons184"/></text:p>
              </text:section>
            </text:section>
            <text:section text:style-name="Sect1" text:name="Section2544">
              <text:p text:style-name="Standard"><text:bookmark text:name="dismissable336"/><text:bookmark text:name="thumbnail187"/><text:bookmark text:name="img191"/><text:a xlink:type="simple" xlink:href="https://www.youtube.com/watch?v=X2VXCEfIgC0" text:style-name="Internet_20_link" text:visited-style-name="Visited_20_Internet_20_Link"><text:s/></text:a></text:p>
              <text:section text:style-name="Sect1" text:name="Section2545">
                <text:p text:style-name="Standard"><text:bookmark text:name="overlays184"/>7:35 </text:p>
              </text:section>
              <text:section text:style-name="Sect1" text:name="Section2546">
                <text:p text:style-name="Standard"><text:bookmark text:name="mouseover-overlay183"/></text:p>
              </text:section>
              <text:section text:style-name="Sect1" text:name="Section2547">
                <text:p text:style-name="Standard"><text:bookmark text:name="hover-overlays184"/></text:p>
              </text:section>
              <text:section text:style-name="Sect1" text:name="Section2548">
                <text:p text:style-name="Standard"><text:bookmark text:name="details185"/></text:p>
                <text:section text:style-name="Sect1" text:name="Section2549">
                  <text:h text:style-name="Heading_20_3" text:outline-level="3"><text:bookmark text:name="meta187"/><text:bookmark text:name="video-title187"/><text:a xlink:type="simple" xlink:href="https://www.youtube.com/watch?v=X2VXCEfIgC0" text:style-name="Internet_20_link" text:visited-style-name="Visited_20_Internet_20_Link">How to install and uninstall PYTHON on MAC</text:a></text:h>
                  <text:section text:style-name="Sect1" text:name="Section2550">
                    <text:p text:style-name="Text_20_body"><text:bookmark text:name="metadata-container186"/></text:p>
                    <text:section text:style-name="Sect1" text:name="Section2551">
                      <text:p text:style-name="Text_20_body"><text:bookmark text:name="metadata185"/></text:p>
                      <text:section text:style-name="Sect1" text:name="Section2552">
                        <text:p text:style-name="Text_20_body"><text:bookmark text:name="metadata-line185"/>7K views9 months ago</text:p>
                      </text:section>
                    </text:section>
                    <text:section text:style-name="Sect1" text:name="Section2553">
                      <text:p text:style-name="Text_20_body"><text:bookmark text:name="additional-metadata-line185"/></text:p>
                    </text:section>
                  </text:section>
                </text:section>
                <text:section text:style-name="Sect1" text:name="Section2554">
                  <text:p text:style-name="Standard"><text:bookmark text:name="menu185"/></text:p>
                  <text:section text:style-name="Sect1" text:name="Section2555">
                    <text:p text:style-name="Standard"><text:bookmark text:name="top-level-buttons185"/></text:p>
                  </text:section>
                </text:section>
              </text:section>
              <text:section text:style-name="Sect1" text:name="Section2556">
                <text:p text:style-name="Standard"><text:bookmark text:name="buttons185"/></text:p>
              </text:section>
            </text:section>
            <text:section text:style-name="Sect1" text:name="Section2557">
              <text:p text:style-name="Standard"><text:bookmark text:name="dismissable337"/><text:bookmark text:name="thumbnail188"/><text:bookmark text:name="img192"/><text:a xlink:type="simple" xlink:href="https://www.youtube.com/watch?v=KlyOQrn8HjU" text:style-name="Internet_20_link" text:visited-style-name="Visited_20_Internet_20_Link"><text:s/></text:a></text:p>
              <text:section text:style-name="Sect1" text:name="Section2558">
                <text:p text:style-name="Standard"><text:bookmark text:name="overlays185"/>20:03 </text:p>
              </text:section>
              <text:section text:style-name="Sect1" text:name="Section2559">
                <text:p text:style-name="Standard"><text:bookmark text:name="mouseover-overlay184"/></text:p>
              </text:section>
              <text:section text:style-name="Sect1" text:name="Section2560">
                <text:p text:style-name="Standard"><text:bookmark text:name="hover-overlays185"/></text:p>
              </text:section>
              <text:section text:style-name="Sect1" text:name="Section2561">
                <text:p text:style-name="Standard"><text:bookmark text:name="details186"/><text:soft-page-break/></text:p>
                <text:section text:style-name="Sect1" text:name="Section2562">
                  <text:h text:style-name="Heading_20_3" text:outline-level="3"><text:bookmark text:name="meta188"/><text:bookmark text:name="video-title188"/><text:a xlink:type="simple" xlink:href="https://www.youtube.com/watch?v=KlyOQrn8HjU" text:style-name="Internet_20_link" text:visited-style-name="Visited_20_Internet_20_Link">Robot Framework Beginner Tutorial 4 - How to use VARIABLES</text:a></text:h>
                  <text:section text:style-name="Sect1" text:name="Section2563">
                    <text:p text:style-name="Text_20_body"><text:bookmark text:name="metadata-container187"/></text:p>
                    <text:section text:style-name="Sect1" text:name="Section2564">
                      <text:p text:style-name="Text_20_body"><text:bookmark text:name="metadata186"/></text:p>
                      <text:section text:style-name="Sect1" text:name="Section2565">
                        <text:p text:style-name="Text_20_body"><text:bookmark text:name="metadata-line186"/>18K views9 months ago</text:p>
                      </text:section>
                    </text:section>
                    <text:section text:style-name="Sect1" text:name="Section2566">
                      <text:p text:style-name="Text_20_body"><text:bookmark text:name="additional-metadata-line186"/></text:p>
                    </text:section>
                  </text:section>
                </text:section>
                <text:section text:style-name="Sect1" text:name="Section2567">
                  <text:p text:style-name="Standard"><text:bookmark text:name="menu186"/></text:p>
                  <text:section text:style-name="Sect1" text:name="Section2568">
                    <text:p text:style-name="Standard"><text:bookmark text:name="top-level-buttons186"/></text:p>
                  </text:section>
                </text:section>
              </text:section>
              <text:section text:style-name="Sect1" text:name="Section2569">
                <text:p text:style-name="Standard"><text:bookmark text:name="buttons186"/></text:p>
              </text:section>
            </text:section>
            <text:section text:style-name="Sect1" text:name="Section2570">
              <text:p text:style-name="Standard"><text:bookmark text:name="dismissable338"/><text:bookmark text:name="thumbnail189"/><text:bookmark text:name="img193"/><text:a xlink:type="simple" xlink:href="https://www.youtube.com/watch?v=2VQh4wk9vuE" text:style-name="Internet_20_link" text:visited-style-name="Visited_20_Internet_20_Link"><text:s/></text:a></text:p>
              <text:section text:style-name="Sect1" text:name="Section2571">
                <text:p text:style-name="Standard"><text:bookmark text:name="overlays186"/>10:20 </text:p>
              </text:section>
              <text:section text:style-name="Sect1" text:name="Section2572">
                <text:p text:style-name="Standard"><text:bookmark text:name="mouseover-overlay185"/></text:p>
              </text:section>
              <text:section text:style-name="Sect1" text:name="Section2573">
                <text:p text:style-name="Standard"><text:bookmark text:name="hover-overlays186"/></text:p>
              </text:section>
              <text:section text:style-name="Sect1" text:name="Section2574">
                <text:p text:style-name="Standard"><text:bookmark text:name="details187"/></text:p>
                <text:section text:style-name="Sect1" text:name="Section2575">
                  <text:h text:style-name="Heading_20_3" text:outline-level="3"><text:bookmark text:name="meta189"/><text:bookmark text:name="video-title189"/><text:a xlink:type="simple" xlink:href="https://www.youtube.com/watch?v=2VQh4wk9vuE" text:style-name="Internet_20_link" text:visited-style-name="Visited_20_Internet_20_Link">Robot Framework Beginner Tutorial 3 - How to run test on browsers - CHROME, FIREFOX, IE, EDGE</text:a></text:h>
                  <text:section text:style-name="Sect1" text:name="Section2576">
                    <text:p text:style-name="Text_20_body"><text:bookmark text:name="metadata-container188"/></text:p>
                    <text:section text:style-name="Sect1" text:name="Section2577">
                      <text:p text:style-name="Text_20_body"><text:bookmark text:name="metadata187"/></text:p>
                      <text:section text:style-name="Sect1" text:name="Section2578">
                        <text:p text:style-name="Text_20_body"><text:bookmark text:name="metadata-line187"/>16K views9 months ago</text:p>
                      </text:section>
                    </text:section>
                    <text:section text:style-name="Sect1" text:name="Section2579">
                      <text:p text:style-name="Text_20_body"><text:bookmark text:name="additional-metadata-line187"/></text:p>
                    </text:section>
                  </text:section>
                </text:section>
                <text:section text:style-name="Sect1" text:name="Section2580">
                  <text:p text:style-name="Standard"><text:bookmark text:name="menu187"/></text:p>
                  <text:section text:style-name="Sect1" text:name="Section2581">
                    <text:p text:style-name="Standard"><text:bookmark text:name="top-level-buttons187"/></text:p>
                  </text:section>
                </text:section>
              </text:section>
              <text:section text:style-name="Sect1" text:name="Section2582">
                <text:p text:style-name="Standard"><text:bookmark text:name="buttons187"/></text:p>
              </text:section>
            </text:section>
            <text:section text:style-name="Sect1" text:name="Section2583">
              <text:p text:style-name="Standard"><text:bookmark text:name="dismissable339"/><text:bookmark text:name="thumbnail190"/><text:bookmark text:name="img194"/><text:a xlink:type="simple" xlink:href="https://www.youtube.com/watch?v=fB37RqUosEY" text:style-name="Internet_20_link" text:visited-style-name="Visited_20_Internet_20_Link"><text:s/></text:a></text:p>
              <text:section text:style-name="Sect1" text:name="Section2584">
                <text:p text:style-name="Standard"><text:bookmark text:name="overlays187"/>2:25 </text:p>
              </text:section>
              <text:section text:style-name="Sect1" text:name="Section2585">
                <text:p text:style-name="Standard"><text:bookmark text:name="mouseover-overlay186"/></text:p>
              </text:section>
              <text:section text:style-name="Sect1" text:name="Section2586">
                <text:p text:style-name="Standard"><text:bookmark text:name="hover-overlays187"/></text:p>
              </text:section>
              <text:section text:style-name="Sect1" text:name="Section2587">
                <text:p text:style-name="Standard"><text:bookmark text:name="details188"/></text:p>
                <text:section text:style-name="Sect1" text:name="Section2588">
                  <text:h text:style-name="Heading_20_3" text:outline-level="3"><text:bookmark text:name="meta190"/><text:bookmark text:name="video-title190"/><text:a xlink:type="simple" xlink:href="https://www.youtube.com/watch?v=fB37RqUosEY" text:style-name="Internet_20_link" text:visited-style-name="Visited_20_Internet_20_Link">SUNDAY SPECIAL 7 - Your Messages, Your Wishes ?? ?? ??</text:a></text:h>
                  <text:section text:style-name="Sect1" text:name="Section2589">
                    <text:p text:style-name="Text_20_body"><text:bookmark text:name="metadata-container189"/></text:p>
                    <text:section text:style-name="Sect1" text:name="Section2590">
                      <text:p text:style-name="Text_20_body"><text:bookmark text:name="metadata188"/></text:p>
                      <text:section text:style-name="Sect1" text:name="Section2591">
                        <text:p text:style-name="Text_20_body"><text:bookmark text:name="metadata-line188"/>327 views9 months ago</text:p>
                      </text:section>
                    </text:section>
                    <text:section text:style-name="Sect1" text:name="Section2592">
                      <text:p text:style-name="Text_20_body"><text:bookmark text:name="additional-metadata-line188"/></text:p>
                    </text:section>
                  </text:section>
                </text:section>
                <text:section text:style-name="Sect1" text:name="Section2593">
                  <text:p text:style-name="Standard"><text:bookmark text:name="menu188"/></text:p>
                  <text:section text:style-name="Sect1" text:name="Section2594">
                    <text:p text:style-name="Standard"><text:bookmark text:name="top-level-buttons188"/></text:p>
                  </text:section>
                </text:section>
              </text:section>
              <text:section text:style-name="Sect1" text:name="Section2595">
                <text:p text:style-name="Standard"><text:bookmark text:name="buttons188"/></text:p>
              </text:section>
            </text:section>
            <text:section text:style-name="Sect1" text:name="Section2596">
              <text:p text:style-name="Standard"><text:bookmark text:name="dismissable340"/><text:bookmark text:name="thumbnail191"/><text:bookmark text:name="img195"/><text:a xlink:type="simple" xlink:href="https://www.youtube.com/watch?v=q8cBEJJQ8uY" text:style-name="Internet_20_link" text:visited-style-name="Visited_20_Internet_20_Link"><text:s/></text:a></text:p>
              <text:section text:style-name="Sect1" text:name="Section2597">
                <text:p text:style-name="Standard"><text:bookmark text:name="overlays188"/>2:06 </text:p>
              </text:section>
              <text:section text:style-name="Sect1" text:name="Section2598">
                <text:p text:style-name="Standard"><text:bookmark text:name="mouseover-overlay187"/></text:p>
              </text:section>
              <text:section text:style-name="Sect1" text:name="Section2599">
                <text:p text:style-name="Standard"><text:bookmark text:name="hover-overlays188"/></text:p>
              </text:section>
              <text:section text:style-name="Sect1" text:name="Section2600">
                <text:p text:style-name="Standard"><text:bookmark text:name="details189"/></text:p>
                <text:section text:style-name="Sect1" text:name="Section2601">
                  <text:h text:style-name="Heading_20_3" text:outline-level="3"><text:bookmark text:name="meta191"/><text:bookmark text:name="video-title191"/><text:soft-page-break/><text:a xlink:type="simple" xlink:href="https://www.youtube.com/watch?v=q8cBEJJQ8uY" text:style-name="Internet_20_link" text:visited-style-name="Visited_20_Internet_20_Link">QnA Friday 26 - How to start career in Performance Testing ? ??</text:a></text:h>
                  <text:section text:style-name="Sect1" text:name="Section2602">
                    <text:p text:style-name="Text_20_body"><text:bookmark text:name="metadata-container190"/></text:p>
                    <text:section text:style-name="Sect1" text:name="Section2603">
                      <text:p text:style-name="Text_20_body"><text:bookmark text:name="metadata189"/></text:p>
                      <text:section text:style-name="Sect1" text:name="Section2604">
                        <text:p text:style-name="Text_20_body"><text:bookmark text:name="metadata-line189"/>934 views9 months ago</text:p>
                      </text:section>
                    </text:section>
                    <text:section text:style-name="Sect1" text:name="Section2605">
                      <text:p text:style-name="Text_20_body"><text:bookmark text:name="additional-metadata-line189"/></text:p>
                    </text:section>
                  </text:section>
                </text:section>
                <text:section text:style-name="Sect1" text:name="Section2606">
                  <text:p text:style-name="Standard"><text:bookmark text:name="menu189"/></text:p>
                  <text:section text:style-name="Sect1" text:name="Section2607">
                    <text:p text:style-name="Standard"><text:bookmark text:name="top-level-buttons189"/></text:p>
                  </text:section>
                </text:section>
              </text:section>
              <text:section text:style-name="Sect1" text:name="Section2608">
                <text:p text:style-name="Standard"><text:bookmark text:name="buttons189"/></text:p>
              </text:section>
            </text:section>
            <text:section text:style-name="Sect1" text:name="Section2609">
              <text:p text:style-name="Standard"><text:bookmark text:name="dismissable341"/><text:bookmark text:name="thumbnail192"/><text:bookmark text:name="img196"/><text:a xlink:type="simple" xlink:href="https://www.youtube.com/watch?v=siWRzuSTnW0" text:style-name="Internet_20_link" text:visited-style-name="Visited_20_Internet_20_Link"><text:s/></text:a></text:p>
              <text:section text:style-name="Sect1" text:name="Section2610">
                <text:p text:style-name="Standard"><text:bookmark text:name="overlays189"/>1:49 </text:p>
              </text:section>
              <text:section text:style-name="Sect1" text:name="Section2611">
                <text:p text:style-name="Standard"><text:bookmark text:name="mouseover-overlay188"/></text:p>
              </text:section>
              <text:section text:style-name="Sect1" text:name="Section2612">
                <text:p text:style-name="Standard"><text:bookmark text:name="hover-overlays189"/></text:p>
              </text:section>
              <text:section text:style-name="Sect1" text:name="Section2613">
                <text:p text:style-name="Standard"><text:bookmark text:name="details190"/></text:p>
                <text:section text:style-name="Sect1" text:name="Section2614">
                  <text:h text:style-name="Heading_20_3" text:outline-level="3"><text:bookmark text:name="meta192"/><text:bookmark text:name="video-title192"/><text:a xlink:type="simple" xlink:href="https://www.youtube.com/watch?v=siWRzuSTnW0" text:style-name="Internet_20_link" text:visited-style-name="Visited_20_Internet_20_Link">SUNDAY SPECIAL - We're now 25K Family... Thank You ! ??????</text:a></text:h>
                  <text:section text:style-name="Sect1" text:name="Section2615">
                    <text:p text:style-name="Text_20_body"><text:bookmark text:name="metadata-container191"/></text:p>
                    <text:section text:style-name="Sect1" text:name="Section2616">
                      <text:p text:style-name="Text_20_body"><text:bookmark text:name="metadata190"/></text:p>
                      <text:section text:style-name="Sect1" text:name="Section2617">
                        <text:p text:style-name="Text_20_body"><text:bookmark text:name="metadata-line190"/>480 views9 months ago</text:p>
                      </text:section>
                    </text:section>
                    <text:section text:style-name="Sect1" text:name="Section2618">
                      <text:p text:style-name="Text_20_body"><text:bookmark text:name="additional-metadata-line190"/></text:p>
                    </text:section>
                  </text:section>
                </text:section>
                <text:section text:style-name="Sect1" text:name="Section2619">
                  <text:p text:style-name="Standard"><text:bookmark text:name="menu190"/></text:p>
                  <text:section text:style-name="Sect1" text:name="Section2620">
                    <text:p text:style-name="Standard"><text:bookmark text:name="top-level-buttons190"/></text:p>
                  </text:section>
                </text:section>
              </text:section>
              <text:section text:style-name="Sect1" text:name="Section2621">
                <text:p text:style-name="Standard"><text:bookmark text:name="buttons190"/></text:p>
              </text:section>
            </text:section>
            <text:section text:style-name="Sect1" text:name="Section2622">
              <text:p text:style-name="Standard"><text:bookmark text:name="dismissable342"/><text:bookmark text:name="thumbnail193"/><text:bookmark text:name="img197"/><text:a xlink:type="simple" xlink:href="https://www.youtube.com/watch?v=VhBBkJKPSFk" text:style-name="Internet_20_link" text:visited-style-name="Visited_20_Internet_20_Link"><text:s/></text:a></text:p>
              <text:section text:style-name="Sect1" text:name="Section2623">
                <text:p text:style-name="Standard"><text:bookmark text:name="overlays190"/>5:01 </text:p>
              </text:section>
              <text:section text:style-name="Sect1" text:name="Section2624">
                <text:p text:style-name="Standard"><text:bookmark text:name="mouseover-overlay189"/></text:p>
              </text:section>
              <text:section text:style-name="Sect1" text:name="Section2625">
                <text:p text:style-name="Standard"><text:bookmark text:name="hover-overlays190"/></text:p>
              </text:section>
              <text:section text:style-name="Sect1" text:name="Section2626">
                <text:p text:style-name="Standard"><text:bookmark text:name="details191"/></text:p>
                <text:section text:style-name="Sect1" text:name="Section2627">
                  <text:h text:style-name="Heading_20_3" text:outline-level="3"><text:bookmark text:name="meta193"/><text:bookmark text:name="video-title193"/><text:a xlink:type="simple" xlink:href="https://www.youtube.com/watch?v=VhBBkJKPSFk" text:style-name="Internet_20_link" text:visited-style-name="Visited_20_Internet_20_Link">QnA Friday 25 - When to do Automation Testing ? ??</text:a></text:h>
                  <text:section text:style-name="Sect1" text:name="Section2628">
                    <text:p text:style-name="Text_20_body"><text:bookmark text:name="metadata-container192"/></text:p>
                    <text:section text:style-name="Sect1" text:name="Section2629">
                      <text:p text:style-name="Text_20_body"><text:bookmark text:name="metadata191"/></text:p>
                      <text:section text:style-name="Sect1" text:name="Section2630">
                        <text:p text:style-name="Text_20_body"><text:bookmark text:name="metadata-line191"/>1K views9 months ago</text:p>
                      </text:section>
                    </text:section>
                    <text:section text:style-name="Sect1" text:name="Section2631">
                      <text:p text:style-name="Text_20_body"><text:bookmark text:name="additional-metadata-line191"/></text:p>
                    </text:section>
                  </text:section>
                </text:section>
                <text:section text:style-name="Sect1" text:name="Section2632">
                  <text:p text:style-name="Standard"><text:bookmark text:name="menu191"/></text:p>
                  <text:section text:style-name="Sect1" text:name="Section2633">
                    <text:p text:style-name="Standard"><text:bookmark text:name="top-level-buttons191"/></text:p>
                  </text:section>
                </text:section>
              </text:section>
              <text:section text:style-name="Sect1" text:name="Section2634">
                <text:p text:style-name="Standard"><text:bookmark text:name="buttons191"/></text:p>
              </text:section>
            </text:section>
            <text:section text:style-name="Sect1" text:name="Section2635">
              <text:p text:style-name="Standard"><text:bookmark text:name="dismissable343"/><text:bookmark text:name="thumbnail194"/><text:bookmark text:name="img198"/><text:a xlink:type="simple" xlink:href="https://www.youtube.com/watch?v=0zXs6EXccvo" text:style-name="Internet_20_link" text:visited-style-name="Visited_20_Internet_20_Link"><text:s/></text:a></text:p>
              <text:section text:style-name="Sect1" text:name="Section2636">
                <text:p text:style-name="Standard"><text:bookmark text:name="overlays191"/>4:11 </text:p>
              </text:section>
              <text:section text:style-name="Sect1" text:name="Section2637">
                <text:p text:style-name="Standard"><text:bookmark text:name="mouseover-overlay190"/></text:p>
              </text:section>
              <text:section text:style-name="Sect1" text:name="Section2638">
                <text:p text:style-name="Standard"><text:bookmark text:name="hover-overlays191"/></text:p>
              </text:section>
              <text:section text:style-name="Sect1" text:name="Section2639">
                <text:p text:style-name="Standard"><text:bookmark text:name="details192"/></text:p>
                <text:section text:style-name="Sect1" text:name="Section2640">
                  <text:h text:style-name="Heading_20_3" text:outline-level="3"><text:bookmark text:name="meta194"/><text:bookmark text:name="video-title194"/><text:soft-page-break/><text:a xlink:type="simple" xlink:href="https://www.youtube.com/watch?v=0zXs6EXccvo" text:style-name="Internet_20_link" text:visited-style-name="Visited_20_Internet_20_Link">QnA Friday 24 - Skill Set for Test Automation Engineer career ?</text:a></text:h>
                  <text:section text:style-name="Sect1" text:name="Section2641">
                    <text:p text:style-name="Text_20_body"><text:bookmark text:name="metadata-container193"/></text:p>
                    <text:section text:style-name="Sect1" text:name="Section2642">
                      <text:p text:style-name="Text_20_body"><text:bookmark text:name="metadata192"/></text:p>
                      <text:section text:style-name="Sect1" text:name="Section2643">
                        <text:p text:style-name="Text_20_body"><text:bookmark text:name="metadata-line192"/>4.7K views10 months ago</text:p>
                      </text:section>
                    </text:section>
                    <text:section text:style-name="Sect1" text:name="Section2644">
                      <text:p text:style-name="Text_20_body"><text:bookmark text:name="additional-metadata-line192"/></text:p>
                    </text:section>
                  </text:section>
                </text:section>
                <text:section text:style-name="Sect1" text:name="Section2645">
                  <text:p text:style-name="Standard"><text:bookmark text:name="menu192"/></text:p>
                  <text:section text:style-name="Sect1" text:name="Section2646">
                    <text:p text:style-name="Standard"><text:bookmark text:name="top-level-buttons192"/></text:p>
                  </text:section>
                </text:section>
              </text:section>
              <text:section text:style-name="Sect1" text:name="Section2647">
                <text:p text:style-name="Standard"><text:bookmark text:name="buttons192"/></text:p>
              </text:section>
            </text:section>
            <text:section text:style-name="Sect1" text:name="Section2648">
              <text:p text:style-name="Standard"><text:bookmark text:name="dismissable344"/><text:bookmark text:name="thumbnail195"/><text:bookmark text:name="img199"/><text:a xlink:type="simple" xlink:href="https://www.youtube.com/watch?v=icYxdYcKIj8" text:style-name="Internet_20_link" text:visited-style-name="Visited_20_Internet_20_Link"><text:s/></text:a></text:p>
              <text:section text:style-name="Sect1" text:name="Section2649">
                <text:p text:style-name="Standard"><text:bookmark text:name="overlays192"/>3:25 </text:p>
              </text:section>
              <text:section text:style-name="Sect1" text:name="Section2650">
                <text:p text:style-name="Standard"><text:bookmark text:name="mouseover-overlay191"/></text:p>
              </text:section>
              <text:section text:style-name="Sect1" text:name="Section2651">
                <text:p text:style-name="Standard"><text:bookmark text:name="hover-overlays192"/></text:p>
              </text:section>
              <text:section text:style-name="Sect1" text:name="Section2652">
                <text:p text:style-name="Standard"><text:bookmark text:name="details193"/></text:p>
                <text:section text:style-name="Sect1" text:name="Section2653">
                  <text:h text:style-name="Heading_20_3" text:outline-level="3"><text:bookmark text:name="meta195"/><text:bookmark text:name="video-title195"/><text:a xlink:type="simple" xlink:href="https://www.youtube.com/watch?v=icYxdYcKIj8" text:style-name="Internet_20_link" text:visited-style-name="Visited_20_Internet_20_Link">Lets Get Started 2018 - Automation Step by Step</text:a></text:h>
                  <text:section text:style-name="Sect1" text:name="Section2654">
                    <text:p text:style-name="Text_20_body"><text:bookmark text:name="metadata-container194"/></text:p>
                    <text:section text:style-name="Sect1" text:name="Section2655">
                      <text:p text:style-name="Text_20_body"><text:bookmark text:name="metadata193"/></text:p>
                      <text:section text:style-name="Sect1" text:name="Section2656">
                        <text:p text:style-name="Text_20_body"><text:bookmark text:name="metadata-line193"/>2.1K views10 months ago</text:p>
                      </text:section>
                    </text:section>
                    <text:section text:style-name="Sect1" text:name="Section2657">
                      <text:p text:style-name="Text_20_body"><text:bookmark text:name="additional-metadata-line193"/></text:p>
                    </text:section>
                  </text:section>
                </text:section>
                <text:section text:style-name="Sect1" text:name="Section2658">
                  <text:p text:style-name="Standard"><text:bookmark text:name="menu193"/></text:p>
                  <text:section text:style-name="Sect1" text:name="Section2659">
                    <text:p text:style-name="Standard"><text:bookmark text:name="top-level-buttons193"/></text:p>
                  </text:section>
                </text:section>
              </text:section>
              <text:section text:style-name="Sect1" text:name="Section2660">
                <text:p text:style-name="Standard"><text:bookmark text:name="buttons193"/></text:p>
              </text:section>
            </text:section>
            <text:section text:style-name="Sect1" text:name="Section2661">
              <text:p text:style-name="Standard"><text:bookmark text:name="dismissable345"/><text:bookmark text:name="thumbnail196"/><text:bookmark text:name="img200"/><text:a xlink:type="simple" xlink:href="https://www.youtube.com/watch?v=yrc1vQsraKo" text:style-name="Internet_20_link" text:visited-style-name="Visited_20_Internet_20_Link"><text:s/></text:a></text:p>
              <text:section text:style-name="Sect1" text:name="Section2662">
                <text:p text:style-name="Standard"><text:bookmark text:name="overlays193"/>18:04 </text:p>
              </text:section>
              <text:section text:style-name="Sect1" text:name="Section2663">
                <text:p text:style-name="Standard"><text:bookmark text:name="mouseover-overlay192"/></text:p>
              </text:section>
              <text:section text:style-name="Sect1" text:name="Section2664">
                <text:p text:style-name="Standard"><text:bookmark text:name="hover-overlays193"/></text:p>
              </text:section>
              <text:section text:style-name="Sect1" text:name="Section2665">
                <text:p text:style-name="Standard"><text:bookmark text:name="details194"/></text:p>
                <text:section text:style-name="Sect1" text:name="Section2666">
                  <text:h text:style-name="Heading_20_3" text:outline-level="3"><text:bookmark text:name="meta196"/><text:bookmark text:name="video-title196"/><text:a xlink:type="simple" xlink:href="https://www.youtube.com/watch?v=yrc1vQsraKo" text:style-name="Internet_20_link" text:visited-style-name="Visited_20_Internet_20_Link">Robot Framework Beginner Tutorial 2 - How to create first Selenium Test with RIDE ????</text:a></text:h>
                  <text:section text:style-name="Sect1" text:name="Section2667">
                    <text:p text:style-name="Text_20_body"><text:bookmark text:name="metadata-container195"/></text:p>
                    <text:section text:style-name="Sect1" text:name="Section2668">
                      <text:p text:style-name="Text_20_body"><text:bookmark text:name="metadata194"/></text:p>
                      <text:section text:style-name="Sect1" text:name="Section2669">
                        <text:p text:style-name="Text_20_body"><text:bookmark text:name="metadata-line194"/>33K views10 months ago</text:p>
                      </text:section>
                    </text:section>
                    <text:section text:style-name="Sect1" text:name="Section2670">
                      <text:p text:style-name="Text_20_body"><text:bookmark text:name="additional-metadata-line194"/></text:p>
                    </text:section>
                  </text:section>
                </text:section>
                <text:section text:style-name="Sect1" text:name="Section2671">
                  <text:p text:style-name="Standard"><text:bookmark text:name="menu194"/></text:p>
                  <text:section text:style-name="Sect1" text:name="Section2672">
                    <text:p text:style-name="Standard"><text:bookmark text:name="top-level-buttons194"/></text:p>
                  </text:section>
                </text:section>
              </text:section>
              <text:section text:style-name="Sect1" text:name="Section2673">
                <text:p text:style-name="Standard"><text:bookmark text:name="buttons194"/></text:p>
              </text:section>
            </text:section>
            <text:section text:style-name="Sect1" text:name="Section2674">
              <text:p text:style-name="Standard"><text:bookmark text:name="dismissable346"/><text:bookmark text:name="thumbnail197"/><text:bookmark text:name="img201"/><text:a xlink:type="simple" xlink:href="https://www.youtube.com/watch?v=clTWwJNyvD0" text:style-name="Internet_20_link" text:visited-style-name="Visited_20_Internet_20_Link"><text:s/></text:a></text:p>
              <text:section text:style-name="Sect1" text:name="Section2675">
                <text:p text:style-name="Standard"><text:bookmark text:name="overlays194"/>4:08 </text:p>
              </text:section>
              <text:section text:style-name="Sect1" text:name="Section2676">
                <text:p text:style-name="Standard"><text:bookmark text:name="mouseover-overlay193"/></text:p>
              </text:section>
              <text:section text:style-name="Sect1" text:name="Section2677">
                <text:p text:style-name="Standard"><text:bookmark text:name="hover-overlays194"/></text:p>
              </text:section>
              <text:section text:style-name="Sect1" text:name="Section2678">
                <text:p text:style-name="Standard"><text:bookmark text:name="details195"/></text:p>
                <text:section text:style-name="Sect1" text:name="Section2679">
                  <text:h text:style-name="Heading_20_3" text:outline-level="3"><text:bookmark text:name="meta197"/><text:bookmark text:name="video-title197"/><text:soft-page-break/><text:a xlink:type="simple" xlink:href="https://www.youtube.com/watch?v=clTWwJNyvD0" text:style-name="Internet_20_link" text:visited-style-name="Visited_20_Internet_20_Link">QnA Friday 23 - How to automate AngularJS web applications ?</text:a></text:h>
                  <text:section text:style-name="Sect1" text:name="Section2680">
                    <text:p text:style-name="Text_20_body"><text:bookmark text:name="metadata-container196"/></text:p>
                    <text:section text:style-name="Sect1" text:name="Section2681">
                      <text:p text:style-name="Text_20_body"><text:bookmark text:name="metadata195"/></text:p>
                      <text:section text:style-name="Sect1" text:name="Section2682">
                        <text:p text:style-name="Text_20_body"><text:bookmark text:name="metadata-line195"/>2.8K views10 months ago</text:p>
                      </text:section>
                    </text:section>
                    <text:section text:style-name="Sect1" text:name="Section2683">
                      <text:p text:style-name="Text_20_body"><text:bookmark text:name="additional-metadata-line195"/></text:p>
                    </text:section>
                  </text:section>
                </text:section>
                <text:section text:style-name="Sect1" text:name="Section2684">
                  <text:p text:style-name="Standard"><text:bookmark text:name="menu195"/></text:p>
                  <text:section text:style-name="Sect1" text:name="Section2685">
                    <text:p text:style-name="Standard"><text:bookmark text:name="top-level-buttons195"/></text:p>
                  </text:section>
                </text:section>
              </text:section>
              <text:section text:style-name="Sect1" text:name="Section2686">
                <text:p text:style-name="Standard"><text:bookmark text:name="buttons195"/></text:p>
              </text:section>
            </text:section>
            <text:section text:style-name="Sect1" text:name="Section2687">
              <text:p text:style-name="Standard"><text:bookmark text:name="dismissable347"/><text:bookmark text:name="thumbnail198"/><text:bookmark text:name="img202"/><text:a xlink:type="simple" xlink:href="https://www.youtube.com/watch?v=8h5knh2jLCA" text:style-name="Internet_20_link" text:visited-style-name="Visited_20_Internet_20_Link"><text:s/></text:a></text:p>
              <text:section text:style-name="Sect1" text:name="Section2688">
                <text:p text:style-name="Standard"><text:bookmark text:name="overlays195"/>20:56 </text:p>
              </text:section>
              <text:section text:style-name="Sect1" text:name="Section2689">
                <text:p text:style-name="Standard"><text:bookmark text:name="mouseover-overlay194"/></text:p>
              </text:section>
              <text:section text:style-name="Sect1" text:name="Section2690">
                <text:p text:style-name="Standard"><text:bookmark text:name="hover-overlays195"/></text:p>
              </text:section>
              <text:section text:style-name="Sect1" text:name="Section2691">
                <text:p text:style-name="Standard"><text:bookmark text:name="details196"/></text:p>
                <text:section text:style-name="Sect1" text:name="Section2692">
                  <text:h text:style-name="Heading_20_3" text:outline-level="3"><text:bookmark text:name="meta198"/><text:bookmark text:name="video-title198"/><text:a xlink:type="simple" xlink:href="https://www.youtube.com/watch?v=8h5knh2jLCA" text:style-name="Internet_20_link" text:visited-style-name="Visited_20_Internet_20_Link">Robot Framework Beginner Tutorial 1 - Getting started with Robot Framework Step by Step ????</text:a></text:h>
                  <text:section text:style-name="Sect1" text:name="Section2693">
                    <text:p text:style-name="Text_20_body"><text:bookmark text:name="metadata-container197"/></text:p>
                    <text:section text:style-name="Sect1" text:name="Section2694">
                      <text:p text:style-name="Text_20_body"><text:bookmark text:name="metadata196"/></text:p>
                      <text:section text:style-name="Sect1" text:name="Section2695">
                        <text:p text:style-name="Text_20_body"><text:bookmark text:name="metadata-line196"/>63K views10 months ago</text:p>
                      </text:section>
                    </text:section>
                    <text:section text:style-name="Sect1" text:name="Section2696">
                      <text:p text:style-name="Text_20_body"><text:bookmark text:name="additional-metadata-line196"/></text:p>
                    </text:section>
                  </text:section>
                </text:section>
                <text:section text:style-name="Sect1" text:name="Section2697">
                  <text:p text:style-name="Standard"><text:bookmark text:name="menu196"/></text:p>
                  <text:section text:style-name="Sect1" text:name="Section2698">
                    <text:p text:style-name="Standard"><text:bookmark text:name="top-level-buttons196"/></text:p>
                  </text:section>
                </text:section>
              </text:section>
              <text:section text:style-name="Sect1" text:name="Section2699">
                <text:p text:style-name="Standard"><text:bookmark text:name="buttons196"/></text:p>
              </text:section>
            </text:section>
            <text:section text:style-name="Sect1" text:name="Section2700">
              <text:p text:style-name="Standard"><text:bookmark text:name="dismissable348"/><text:bookmark text:name="thumbnail199"/><text:bookmark text:name="img203"/><text:a xlink:type="simple" xlink:href="https://www.youtube.com/watch?v=np6-EEbHuF4" text:style-name="Internet_20_link" text:visited-style-name="Visited_20_Internet_20_Link"><text:s/></text:a></text:p>
              <text:section text:style-name="Sect1" text:name="Section2701">
                <text:p text:style-name="Standard"><text:bookmark text:name="overlays196"/>2:25 </text:p>
              </text:section>
              <text:section text:style-name="Sect1" text:name="Section2702">
                <text:p text:style-name="Standard"><text:bookmark text:name="mouseover-overlay195"/></text:p>
              </text:section>
              <text:section text:style-name="Sect1" text:name="Section2703">
                <text:p text:style-name="Standard"><text:bookmark text:name="hover-overlays196"/></text:p>
              </text:section>
              <text:section text:style-name="Sect1" text:name="Section2704">
                <text:p text:style-name="Standard"><text:bookmark text:name="details197"/></text:p>
                <text:section text:style-name="Sect1" text:name="Section2705">
                  <text:h text:style-name="Heading_20_3" text:outline-level="3"><text:bookmark text:name="meta199"/><text:bookmark text:name="video-title199"/><text:a xlink:type="simple" xlink:href="https://www.youtube.com/watch?v=np6-EEbHuF4" text:style-name="Internet_20_link" text:visited-style-name="Visited_20_Internet_20_Link">QnA Friday 22 - How to check Website Performance ?</text:a></text:h>
                  <text:section text:style-name="Sect1" text:name="Section2706">
                    <text:p text:style-name="Text_20_body"><text:bookmark text:name="metadata-container198"/></text:p>
                    <text:section text:style-name="Sect1" text:name="Section2707">
                      <text:p text:style-name="Text_20_body"><text:bookmark text:name="metadata197"/></text:p>
                      <text:section text:style-name="Sect1" text:name="Section2708">
                        <text:p text:style-name="Text_20_body"><text:bookmark text:name="metadata-line197"/>1.3K views10 months ago</text:p>
                      </text:section>
                    </text:section>
                    <text:section text:style-name="Sect1" text:name="Section2709">
                      <text:p text:style-name="Text_20_body"><text:bookmark text:name="additional-metadata-line197"/></text:p>
                    </text:section>
                  </text:section>
                </text:section>
                <text:section text:style-name="Sect1" text:name="Section2710">
                  <text:p text:style-name="Standard"><text:bookmark text:name="menu197"/></text:p>
                  <text:section text:style-name="Sect1" text:name="Section2711">
                    <text:p text:style-name="Standard"><text:bookmark text:name="top-level-buttons197"/></text:p>
                  </text:section>
                </text:section>
              </text:section>
              <text:section text:style-name="Sect1" text:name="Section2712">
                <text:p text:style-name="Standard"><text:bookmark text:name="buttons197"/></text:p>
              </text:section>
            </text:section>
            <text:section text:style-name="Sect1" text:name="Section2713">
              <text:p text:style-name="Standard"><text:bookmark text:name="dismissable349"/><text:bookmark text:name="thumbnail200"/><text:bookmark text:name="img204"/><text:a xlink:type="simple" xlink:href="https://www.youtube.com/watch?v=G9CFs_gVmJM" text:style-name="Internet_20_link" text:visited-style-name="Visited_20_Internet_20_Link"><text:s/></text:a></text:p>
              <text:section text:style-name="Sect1" text:name="Section2714">
                <text:p text:style-name="Standard"><text:bookmark text:name="overlays197"/>4:11 </text:p>
              </text:section>
              <text:section text:style-name="Sect1" text:name="Section2715">
                <text:p text:style-name="Standard"><text:bookmark text:name="mouseover-overlay196"/></text:p>
              </text:section>
              <text:section text:style-name="Sect1" text:name="Section2716">
                <text:p text:style-name="Standard"><text:bookmark text:name="hover-overlays197"/></text:p>
              </text:section>
              <text:section text:style-name="Sect1" text:name="Section2717">
                <text:p text:style-name="Standard"><text:bookmark text:name="details198"/></text:p>
                <text:section text:style-name="Sect1" text:name="Section2718">
                  <text:h text:style-name="Heading_20_3" text:outline-level="3"><text:bookmark text:name="meta200"/><text:bookmark text:name="video-title200"/><text:soft-page-break/><text:a xlink:type="simple" xlink:href="https://www.youtube.com/watch?v=G9CFs_gVmJM" text:style-name="Internet_20_link" text:visited-style-name="Visited_20_Internet_20_Link">QnA Friday 21 - How to make career in Non-Functional Testing ? ⭐⭐⭐</text:a></text:h>
                  <text:section text:style-name="Sect1" text:name="Section2719">
                    <text:p text:style-name="Text_20_body"><text:bookmark text:name="metadata-container199"/></text:p>
                    <text:section text:style-name="Sect1" text:name="Section2720">
                      <text:p text:style-name="Text_20_body"><text:bookmark text:name="metadata198"/></text:p>
                      <text:section text:style-name="Sect1" text:name="Section2721">
                        <text:p text:style-name="Text_20_body"><text:bookmark text:name="metadata-line198"/>1K views10 months ago</text:p>
                      </text:section>
                    </text:section>
                    <text:section text:style-name="Sect1" text:name="Section2722">
                      <text:p text:style-name="Text_20_body"><text:bookmark text:name="additional-metadata-line198"/></text:p>
                    </text:section>
                  </text:section>
                </text:section>
                <text:section text:style-name="Sect1" text:name="Section2723">
                  <text:p text:style-name="Standard"><text:bookmark text:name="menu198"/></text:p>
                  <text:section text:style-name="Sect1" text:name="Section2724">
                    <text:p text:style-name="Standard"><text:bookmark text:name="top-level-buttons198"/></text:p>
                  </text:section>
                </text:section>
              </text:section>
              <text:section text:style-name="Sect1" text:name="Section2725">
                <text:p text:style-name="Standard"><text:bookmark text:name="buttons198"/></text:p>
              </text:section>
            </text:section>
            <text:section text:style-name="Sect1" text:name="Section2726">
              <text:p text:style-name="Standard"><text:bookmark text:name="dismissable350"/><text:bookmark text:name="thumbnail201"/><text:bookmark text:name="img205"/><text:a xlink:type="simple" xlink:href="https://www.youtube.com/watch?v=ZSKtX4M29bY" text:style-name="Internet_20_link" text:visited-style-name="Visited_20_Internet_20_Link"><text:s/></text:a></text:p>
              <text:section text:style-name="Sect1" text:name="Section2727">
                <text:p text:style-name="Standard"><text:bookmark text:name="overlays198"/>2:10 </text:p>
              </text:section>
              <text:section text:style-name="Sect1" text:name="Section2728">
                <text:p text:style-name="Standard"><text:bookmark text:name="mouseover-overlay197"/></text:p>
              </text:section>
              <text:section text:style-name="Sect1" text:name="Section2729">
                <text:p text:style-name="Standard"><text:bookmark text:name="hover-overlays198"/></text:p>
              </text:section>
              <text:section text:style-name="Sect1" text:name="Section2730">
                <text:p text:style-name="Standard"><text:bookmark text:name="details199"/></text:p>
                <text:section text:style-name="Sect1" text:name="Section2731">
                  <text:h text:style-name="Heading_20_3" text:outline-level="3"><text:bookmark text:name="meta201"/><text:bookmark text:name="video-title201"/><text:a xlink:type="simple" xlink:href="https://www.youtube.com/watch?v=ZSKtX4M29bY" text:style-name="Internet_20_link" text:visited-style-name="Visited_20_Internet_20_Link">QnA Friday 20 - Selenium or Katalon Studio ? ⭐⭐⭐</text:a></text:h>
                  <text:section text:style-name="Sect1" text:name="Section2732">
                    <text:p text:style-name="Text_20_body"><text:bookmark text:name="metadata-container200"/></text:p>
                    <text:section text:style-name="Sect1" text:name="Section2733">
                      <text:p text:style-name="Text_20_body"><text:bookmark text:name="metadata199"/></text:p>
                      <text:section text:style-name="Sect1" text:name="Section2734">
                        <text:p text:style-name="Text_20_body"><text:bookmark text:name="metadata-line199"/>4.6K views11 months ago</text:p>
                      </text:section>
                    </text:section>
                    <text:section text:style-name="Sect1" text:name="Section2735">
                      <text:p text:style-name="Text_20_body"><text:bookmark text:name="additional-metadata-line199"/></text:p>
                    </text:section>
                  </text:section>
                </text:section>
                <text:section text:style-name="Sect1" text:name="Section2736">
                  <text:p text:style-name="Standard"><text:bookmark text:name="menu199"/></text:p>
                  <text:section text:style-name="Sect1" text:name="Section2737">
                    <text:p text:style-name="Standard"><text:bookmark text:name="top-level-buttons199"/></text:p>
                  </text:section>
                </text:section>
              </text:section>
              <text:section text:style-name="Sect1" text:name="Section2738">
                <text:p text:style-name="Standard"><text:bookmark text:name="buttons199"/></text:p>
              </text:section>
            </text:section>
            <text:section text:style-name="Sect1" text:name="Section2739">
              <text:p text:style-name="Standard"><text:bookmark text:name="dismissable351"/><text:bookmark text:name="thumbnail202"/><text:bookmark text:name="img206"/><text:a xlink:type="simple" xlink:href="https://www.youtube.com/watch?v=W0tpXpGgVt8" text:style-name="Internet_20_link" text:visited-style-name="Visited_20_Internet_20_Link"><text:s/></text:a></text:p>
              <text:section text:style-name="Sect1" text:name="Section2740">
                <text:p text:style-name="Standard"><text:bookmark text:name="overlays199"/>2:33 </text:p>
              </text:section>
              <text:section text:style-name="Sect1" text:name="Section2741">
                <text:p text:style-name="Standard"><text:bookmark text:name="mouseover-overlay198"/></text:p>
              </text:section>
              <text:section text:style-name="Sect1" text:name="Section2742">
                <text:p text:style-name="Standard"><text:bookmark text:name="hover-overlays199"/></text:p>
              </text:section>
              <text:section text:style-name="Sect1" text:name="Section2743">
                <text:p text:style-name="Standard"><text:bookmark text:name="details200"/></text:p>
                <text:section text:style-name="Sect1" text:name="Section2744">
                  <text:h text:style-name="Heading_20_3" text:outline-level="3"><text:bookmark text:name="meta202"/><text:bookmark text:name="video-title202"/><text:a xlink:type="simple" xlink:href="https://www.youtube.com/watch?v=W0tpXpGgVt8" text:style-name="Internet_20_link" text:visited-style-name="Visited_20_Internet_20_Link">QnA Friday 19 - Automation Testing or PHP ? ⭐</text:a></text:h>
                  <text:section text:style-name="Sect1" text:name="Section2745">
                    <text:p text:style-name="Text_20_body"><text:bookmark text:name="metadata-container201"/></text:p>
                    <text:section text:style-name="Sect1" text:name="Section2746">
                      <text:p text:style-name="Text_20_body"><text:bookmark text:name="metadata200"/></text:p>
                      <text:section text:style-name="Sect1" text:name="Section2747">
                        <text:p text:style-name="Text_20_body"><text:bookmark text:name="metadata-line200"/>630 views11 months ago</text:p>
                      </text:section>
                    </text:section>
                    <text:section text:style-name="Sect1" text:name="Section2748">
                      <text:p text:style-name="Text_20_body"><text:bookmark text:name="additional-metadata-line200"/></text:p>
                    </text:section>
                  </text:section>
                </text:section>
                <text:section text:style-name="Sect1" text:name="Section2749">
                  <text:p text:style-name="Standard"><text:bookmark text:name="menu200"/></text:p>
                  <text:section text:style-name="Sect1" text:name="Section2750">
                    <text:p text:style-name="Standard"><text:bookmark text:name="top-level-buttons200"/></text:p>
                  </text:section>
                </text:section>
              </text:section>
              <text:section text:style-name="Sect1" text:name="Section2751">
                <text:p text:style-name="Standard"><text:bookmark text:name="buttons200"/></text:p>
              </text:section>
            </text:section>
            <text:section text:style-name="Sect1" text:name="Section2752">
              <text:p text:style-name="Standard"><text:bookmark text:name="dismissable352"/><text:bookmark text:name="thumbnail203"/><text:bookmark text:name="img207"/><text:a xlink:type="simple" xlink:href="https://www.youtube.com/watch?v=yyUyi8s42dE" text:style-name="Internet_20_link" text:visited-style-name="Visited_20_Internet_20_Link"><text:s/></text:a></text:p>
              <text:section text:style-name="Sect1" text:name="Section2753">
                <text:p text:style-name="Standard"><text:bookmark text:name="overlays200"/>3:28 </text:p>
              </text:section>
              <text:section text:style-name="Sect1" text:name="Section2754">
                <text:p text:style-name="Standard"><text:bookmark text:name="mouseover-overlay199"/></text:p>
              </text:section>
              <text:section text:style-name="Sect1" text:name="Section2755">
                <text:p text:style-name="Standard"><text:bookmark text:name="hover-overlays200"/></text:p>
              </text:section>
              <text:section text:style-name="Sect1" text:name="Section2756">
                <text:p text:style-name="Standard"><text:bookmark text:name="details201"/></text:p>
                <text:section text:style-name="Sect1" text:name="Section2757">
                  <text:h text:style-name="Heading_20_3" text:outline-level="3"><text:bookmark text:name="meta203"/><text:bookmark text:name="video-title203"/><text:soft-page-break/><text:a xlink:type="simple" xlink:href="https://www.youtube.com/watch?v=yyUyi8s42dE" text:style-name="Internet_20_link" text:visited-style-name="Visited_20_Internet_20_Link">How To Add TestNG Plugin In Eclipse</text:a></text:h>
                  <text:section text:style-name="Sect1" text:name="Section2758">
                    <text:p text:style-name="Text_20_body"><text:bookmark text:name="metadata-container202"/></text:p>
                    <text:section text:style-name="Sect1" text:name="Section2759">
                      <text:p text:style-name="Text_20_body"><text:bookmark text:name="metadata201"/></text:p>
                      <text:section text:style-name="Sect1" text:name="Section2760">
                        <text:p text:style-name="Text_20_body"><text:bookmark text:name="metadata-line201"/>2K views11 months ago</text:p>
                      </text:section>
                    </text:section>
                    <text:section text:style-name="Sect1" text:name="Section2761">
                      <text:p text:style-name="Text_20_body"><text:bookmark text:name="additional-metadata-line201"/></text:p>
                    </text:section>
                  </text:section>
                </text:section>
                <text:section text:style-name="Sect1" text:name="Section2762">
                  <text:p text:style-name="Standard"><text:bookmark text:name="menu201"/></text:p>
                  <text:section text:style-name="Sect1" text:name="Section2763">
                    <text:p text:style-name="Standard"><text:bookmark text:name="top-level-buttons201"/></text:p>
                  </text:section>
                </text:section>
              </text:section>
              <text:section text:style-name="Sect1" text:name="Section2764">
                <text:p text:style-name="Standard"><text:bookmark text:name="buttons201"/></text:p>
              </text:section>
            </text:section>
            <text:section text:style-name="Sect1" text:name="Section2765">
              <text:p text:style-name="Standard"><text:bookmark text:name="dismissable353"/><text:bookmark text:name="thumbnail204"/><text:bookmark text:name="img208"/><text:a xlink:type="simple" xlink:href="https://www.youtube.com/watch?v=A92DiDdsYw4" text:style-name="Internet_20_link" text:visited-style-name="Visited_20_Internet_20_Link"><text:s/></text:a></text:p>
              <text:section text:style-name="Sect1" text:name="Section2766">
                <text:p text:style-name="Standard"><text:bookmark text:name="overlays201"/>2:25 </text:p>
              </text:section>
              <text:section text:style-name="Sect1" text:name="Section2767">
                <text:p text:style-name="Standard"><text:bookmark text:name="mouseover-overlay200"/></text:p>
              </text:section>
              <text:section text:style-name="Sect1" text:name="Section2768">
                <text:p text:style-name="Standard"><text:bookmark text:name="hover-overlays201"/></text:p>
              </text:section>
              <text:section text:style-name="Sect1" text:name="Section2769">
                <text:p text:style-name="Standard"><text:bookmark text:name="details202"/></text:p>
                <text:section text:style-name="Sect1" text:name="Section2770">
                  <text:h text:style-name="Heading_20_3" text:outline-level="3"><text:bookmark text:name="meta204"/><text:bookmark text:name="video-title204"/><text:a xlink:type="simple" xlink:href="https://www.youtube.com/watch?v=A92DiDdsYw4" text:style-name="Internet_20_link" text:visited-style-name="Visited_20_Internet_20_Link">How to solve Eclipse Unzip Error - Path Too Long</text:a></text:h>
                  <text:section text:style-name="Sect1" text:name="Section2771">
                    <text:p text:style-name="Text_20_body"><text:bookmark text:name="metadata-container203"/></text:p>
                    <text:section text:style-name="Sect1" text:name="Section2772">
                      <text:p text:style-name="Text_20_body"><text:bookmark text:name="metadata202"/></text:p>
                      <text:section text:style-name="Sect1" text:name="Section2773">
                        <text:p text:style-name="Text_20_body"><text:bookmark text:name="metadata-line202"/>1.6K views11 months ago</text:p>
                      </text:section>
                    </text:section>
                    <text:section text:style-name="Sect1" text:name="Section2774">
                      <text:p text:style-name="Text_20_body"><text:bookmark text:name="additional-metadata-line202"/></text:p>
                    </text:section>
                  </text:section>
                </text:section>
                <text:section text:style-name="Sect1" text:name="Section2775">
                  <text:p text:style-name="Standard"><text:bookmark text:name="menu202"/></text:p>
                  <text:section text:style-name="Sect1" text:name="Section2776">
                    <text:p text:style-name="Standard"><text:bookmark text:name="top-level-buttons202"/></text:p>
                  </text:section>
                </text:section>
              </text:section>
              <text:section text:style-name="Sect1" text:name="Section2777">
                <text:p text:style-name="Standard"><text:bookmark text:name="buttons202"/></text:p>
              </text:section>
            </text:section>
            <text:section text:style-name="Sect1" text:name="Section2778">
              <text:p text:style-name="Standard"><text:bookmark text:name="dismissable354"/><text:bookmark text:name="thumbnail205"/><text:bookmark text:name="img209"/><text:a xlink:type="simple" xlink:href="https://www.youtube.com/watch?v=LPT7v69guVY" text:style-name="Internet_20_link" text:visited-style-name="Visited_20_Internet_20_Link"><text:s/></text:a></text:p>
              <text:section text:style-name="Sect1" text:name="Section2779">
                <text:p text:style-name="Standard"><text:bookmark text:name="overlays202"/></text:p>
                <text:section text:style-name="Sect1" text:name="Section2780">
                  <text:p text:style-name="Standard"><text:bookmark text:name="progress9"/></text:p>
                </text:section>
                <text:p text:style-name="Standard"><text:a xlink:type="simple" xlink:href="https://www.youtube.com/watch?v=LPT7v69guVY" text:style-name="Internet_20_link" text:visited-style-name="Visited_20_Internet_20_Link">11:37 </text:a></text:p>
              </text:section>
              <text:section text:style-name="Sect1" text:name="Section2781">
                <text:p text:style-name="Standard"><text:bookmark text:name="mouseover-overlay201"/><text:a xlink:type="simple" xlink:href="https://www.youtube.com/watch?v=LPT7v69guVY" text:style-name="Internet_20_link" text:visited-style-name="Visited_20_Internet_20_Link"/></text:p>
              </text:section>
              <text:section text:style-name="Sect1" text:name="Section2782">
                <text:p text:style-name="Standard"><text:bookmark text:name="hover-overlays202"/><text:a xlink:type="simple" xlink:href="https://www.youtube.com/watch?v=LPT7v69guVY" text:style-name="Internet_20_link" text:visited-style-name="Visited_20_Internet_20_Link"/></text:p>
              </text:section>
              <text:section text:style-name="Sect1" text:name="Section2783">
                <text:p text:style-name="Standard"><text:bookmark text:name="details203"/></text:p>
                <text:section text:style-name="Sect1" text:name="Section2784">
                  <text:h text:style-name="Heading_20_3" text:outline-level="3"><text:bookmark text:name="meta205"/><text:bookmark text:name="video-title205"/><text:a xlink:type="simple" xlink:href="https://www.youtube.com/watch?v=LPT7v69guVY" text:style-name="Internet_20_link" text:visited-style-name="Visited_20_Internet_20_Link">How To Add Eclipse Project To GitHub | How to Commit, Push, Pull from Eclipse to GitHub</text:a></text:h>
                  <text:section text:style-name="Sect1" text:name="Section2785">
                    <text:p text:style-name="Text_20_body"><text:bookmark text:name="metadata-container204"/></text:p>
                    <text:section text:style-name="Sect1" text:name="Section2786">
                      <text:p text:style-name="Text_20_body"><text:bookmark text:name="metadata203"/></text:p>
                      <text:section text:style-name="Sect1" text:name="Section2787">
                        <text:p text:style-name="Text_20_body"><text:bookmark text:name="metadata-line203"/>54K views11 months ago</text:p>
                      </text:section>
                    </text:section>
                    <text:section text:style-name="Sect1" text:name="Section2788">
                      <text:p text:style-name="Text_20_body"><text:bookmark text:name="additional-metadata-line203"/></text:p>
                    </text:section>
                  </text:section>
                </text:section>
                <text:section text:style-name="Sect1" text:name="Section2789">
                  <text:p text:style-name="Standard"><text:bookmark text:name="menu203"/></text:p>
                  <text:section text:style-name="Sect1" text:name="Section2790">
                    <text:p text:style-name="Standard"><text:bookmark text:name="top-level-buttons203"/></text:p>
                  </text:section>
                </text:section>
              </text:section>
              <text:section text:style-name="Sect1" text:name="Section2791">
                <text:p text:style-name="Standard"><text:bookmark text:name="buttons203"/></text:p>
              </text:section>
            </text:section>
            <text:section text:style-name="Sect1" text:name="Section2792">
              <text:p text:style-name="Standard"><text:bookmark text:name="dismissable355"/><text:bookmark text:name="thumbnail206"/><text:bookmark text:name="img210"/><text:a xlink:type="simple" xlink:href="https://www.youtube.com/watch?v=-WSBO-63SGg" text:style-name="Internet_20_link" text:visited-style-name="Visited_20_Internet_20_Link"><text:s/></text:a></text:p>
              <text:section text:style-name="Sect1" text:name="Section2793">
                <text:p text:style-name="Standard"><text:bookmark text:name="overlays203"/>3:57 </text:p>
              </text:section>
              <text:section text:style-name="Sect1" text:name="Section2794">
                <text:p text:style-name="Standard"><text:bookmark text:name="mouseover-overlay202"/></text:p>
              </text:section>
              <text:section text:style-name="Sect1" text:name="Section2795">
                <text:p text:style-name="Standard"><text:bookmark text:name="hover-overlays203"/></text:p>
              </text:section>
              <text:section text:style-name="Sect1" text:name="Section2796">
                <text:p text:style-name="Standard"><text:bookmark text:name="details204"/><text:soft-page-break/></text:p>
                <text:section text:style-name="Sect1" text:name="Section2797">
                  <text:h text:style-name="Heading_20_3" text:outline-level="3"><text:bookmark text:name="meta206"/><text:bookmark text:name="video-title206"/><text:a xlink:type="simple" xlink:href="https://www.youtube.com/watch?v=-WSBO-63SGg" text:style-name="Internet_20_link" text:visited-style-name="Visited_20_Internet_20_Link">Genymotion Beginner Tutorial 2 - How to install Chrome, Google Play on Genymotion android emulators</text:a></text:h>
                  <text:section text:style-name="Sect1" text:name="Section2798">
                    <text:p text:style-name="Text_20_body"><text:bookmark text:name="metadata-container205"/></text:p>
                    <text:section text:style-name="Sect1" text:name="Section2799">
                      <text:p text:style-name="Text_20_body"><text:bookmark text:name="metadata204"/></text:p>
                      <text:section text:style-name="Sect1" text:name="Section2800">
                        <text:p text:style-name="Text_20_body"><text:bookmark text:name="metadata-line204"/>1.9K views11 months ago</text:p>
                      </text:section>
                    </text:section>
                    <text:section text:style-name="Sect1" text:name="Section2801">
                      <text:p text:style-name="Text_20_body"><text:bookmark text:name="additional-metadata-line204"/></text:p>
                    </text:section>
                  </text:section>
                </text:section>
                <text:section text:style-name="Sect1" text:name="Section2802">
                  <text:p text:style-name="Standard"><text:bookmark text:name="menu204"/></text:p>
                  <text:section text:style-name="Sect1" text:name="Section2803">
                    <text:p text:style-name="Standard"><text:bookmark text:name="top-level-buttons204"/></text:p>
                  </text:section>
                </text:section>
              </text:section>
              <text:section text:style-name="Sect1" text:name="Section2804">
                <text:p text:style-name="Standard"><text:bookmark text:name="buttons204"/></text:p>
              </text:section>
            </text:section>
            <text:section text:style-name="Sect1" text:name="Section2805">
              <text:p text:style-name="Standard"><text:bookmark text:name="dismissable356"/><text:bookmark text:name="thumbnail207"/><text:bookmark text:name="img211"/><text:a xlink:type="simple" xlink:href="https://www.youtube.com/watch?v=aj3kci_OhIU" text:style-name="Internet_20_link" text:visited-style-name="Visited_20_Internet_20_Link"><text:s/></text:a></text:p>
              <text:section text:style-name="Sect1" text:name="Section2806">
                <text:p text:style-name="Standard"><text:bookmark text:name="overlays204"/>2:38 </text:p>
              </text:section>
              <text:section text:style-name="Sect1" text:name="Section2807">
                <text:p text:style-name="Standard"><text:bookmark text:name="mouseover-overlay203"/></text:p>
              </text:section>
              <text:section text:style-name="Sect1" text:name="Section2808">
                <text:p text:style-name="Standard"><text:bookmark text:name="hover-overlays204"/></text:p>
              </text:section>
              <text:section text:style-name="Sect1" text:name="Section2809">
                <text:p text:style-name="Standard"><text:bookmark text:name="details205"/></text:p>
                <text:section text:style-name="Sect1" text:name="Section2810">
                  <text:h text:style-name="Heading_20_3" text:outline-level="3"><text:bookmark text:name="meta207"/><text:bookmark text:name="video-title207"/><text:a xlink:type="simple" xlink:href="https://www.youtube.com/watch?v=aj3kci_OhIU" text:style-name="Internet_20_link" text:visited-style-name="Visited_20_Internet_20_Link">QnA Friday 18 - How to get Freelance Jobs in Automation ⭐</text:a></text:h>
                  <text:section text:style-name="Sect1" text:name="Section2811">
                    <text:p text:style-name="Text_20_body"><text:bookmark text:name="metadata-container206"/></text:p>
                    <text:section text:style-name="Sect1" text:name="Section2812">
                      <text:p text:style-name="Text_20_body"><text:bookmark text:name="metadata205"/></text:p>
                      <text:section text:style-name="Sect1" text:name="Section2813">
                        <text:p text:style-name="Text_20_body"><text:bookmark text:name="metadata-line205"/>3.1K views11 months ago</text:p>
                      </text:section>
                    </text:section>
                    <text:section text:style-name="Sect1" text:name="Section2814">
                      <text:p text:style-name="Text_20_body"><text:bookmark text:name="additional-metadata-line205"/></text:p>
                    </text:section>
                  </text:section>
                </text:section>
                <text:section text:style-name="Sect1" text:name="Section2815">
                  <text:p text:style-name="Standard"><text:bookmark text:name="menu205"/></text:p>
                  <text:section text:style-name="Sect1" text:name="Section2816">
                    <text:p text:style-name="Standard"><text:bookmark text:name="top-level-buttons205"/></text:p>
                  </text:section>
                </text:section>
              </text:section>
              <text:section text:style-name="Sect1" text:name="Section2817">
                <text:p text:style-name="Standard"><text:bookmark text:name="buttons205"/></text:p>
              </text:section>
            </text:section>
            <text:section text:style-name="Sect1" text:name="Section2818">
              <text:p text:style-name="Standard"><text:bookmark text:name="dismissable357"/><text:bookmark text:name="thumbnail208"/><text:bookmark text:name="img212"/><text:a xlink:type="simple" xlink:href="https://www.youtube.com/watch?v=KBI1NZAICK4" text:style-name="Internet_20_link" text:visited-style-name="Visited_20_Internet_20_Link"><text:s/></text:a></text:p>
              <text:section text:style-name="Sect1" text:name="Section2819">
                <text:p text:style-name="Standard"><text:bookmark text:name="overlays205"/>6:11 </text:p>
              </text:section>
              <text:section text:style-name="Sect1" text:name="Section2820">
                <text:p text:style-name="Standard"><text:bookmark text:name="mouseover-overlay204"/></text:p>
              </text:section>
              <text:section text:style-name="Sect1" text:name="Section2821">
                <text:p text:style-name="Standard"><text:bookmark text:name="hover-overlays205"/></text:p>
              </text:section>
              <text:section text:style-name="Sect1" text:name="Section2822">
                <text:p text:style-name="Standard"><text:bookmark text:name="details206"/></text:p>
                <text:section text:style-name="Sect1" text:name="Section2823">
                  <text:h text:style-name="Heading_20_3" text:outline-level="3"><text:bookmark text:name="meta208"/><text:bookmark text:name="video-title208"/><text:a xlink:type="simple" xlink:href="https://www.youtube.com/watch?v=KBI1NZAICK4" text:style-name="Internet_20_link" text:visited-style-name="Visited_20_Internet_20_Link">Katalon Studio 17 - Katalon Automation Recorder | How to create Automation Tests Faster</text:a></text:h>
                  <text:section text:style-name="Sect1" text:name="Section2824">
                    <text:p text:style-name="Text_20_body"><text:bookmark text:name="metadata-container207"/></text:p>
                    <text:section text:style-name="Sect1" text:name="Section2825">
                      <text:p text:style-name="Text_20_body"><text:bookmark text:name="metadata206"/></text:p>
                      <text:section text:style-name="Sect1" text:name="Section2826">
                        <text:p text:style-name="Text_20_body"><text:bookmark text:name="metadata-line206"/>13K views11 months ago</text:p>
                      </text:section>
                    </text:section>
                    <text:section text:style-name="Sect1" text:name="Section2827">
                      <text:p text:style-name="Text_20_body"><text:bookmark text:name="additional-metadata-line206"/></text:p>
                    </text:section>
                  </text:section>
                </text:section>
                <text:section text:style-name="Sect1" text:name="Section2828">
                  <text:p text:style-name="Standard"><text:bookmark text:name="menu206"/></text:p>
                  <text:section text:style-name="Sect1" text:name="Section2829">
                    <text:p text:style-name="Standard"><text:bookmark text:name="top-level-buttons206"/></text:p>
                  </text:section>
                </text:section>
              </text:section>
              <text:section text:style-name="Sect1" text:name="Section2830">
                <text:p text:style-name="Standard"><text:bookmark text:name="buttons206"/></text:p>
              </text:section>
            </text:section>
            <text:section text:style-name="Sect1" text:name="Section2831">
              <text:p text:style-name="Standard"><text:bookmark text:name="dismissable358"/><text:bookmark text:name="thumbnail209"/><text:bookmark text:name="img213"/><text:a xlink:type="simple" xlink:href="https://www.youtube.com/watch?v=pLSskMud8fI" text:style-name="Internet_20_link" text:visited-style-name="Visited_20_Internet_20_Link"><text:s/></text:a></text:p>
              <text:section text:style-name="Sect1" text:name="Section2832">
                <text:p text:style-name="Standard"><text:bookmark text:name="overlays206"/>3:46 </text:p>
              </text:section>
              <text:section text:style-name="Sect1" text:name="Section2833">
                <text:p text:style-name="Standard"><text:bookmark text:name="mouseover-overlay205"/></text:p>
              </text:section>
              <text:section text:style-name="Sect1" text:name="Section2834">
                <text:p text:style-name="Standard"><text:bookmark text:name="hover-overlays206"/></text:p>
              </text:section>
              <text:section text:style-name="Sect1" text:name="Section2835">
                <text:p text:style-name="Standard"><text:bookmark text:name="details207"/><text:soft-page-break/></text:p>
                <text:section text:style-name="Sect1" text:name="Section2836">
                  <text:h text:style-name="Heading_20_3" text:outline-level="3"><text:bookmark text:name="meta209"/><text:bookmark text:name="video-title209"/><text:a xlink:type="simple" xlink:href="https://www.youtube.com/watch?v=pLSskMud8fI" text:style-name="Internet_20_link" text:visited-style-name="Visited_20_Internet_20_Link">QnA Friday 17 - How to crack Selenium Interviews | How to get job in Selenium Automation Testing</text:a></text:h>
                  <text:section text:style-name="Sect1" text:name="Section2837">
                    <text:p text:style-name="Text_20_body"><text:bookmark text:name="metadata-container208"/></text:p>
                    <text:section text:style-name="Sect1" text:name="Section2838">
                      <text:p text:style-name="Text_20_body"><text:bookmark text:name="metadata207"/></text:p>
                      <text:section text:style-name="Sect1" text:name="Section2839">
                        <text:p text:style-name="Text_20_body"><text:bookmark text:name="metadata-line207"/>8.9K views1 year ago</text:p>
                      </text:section>
                    </text:section>
                    <text:section text:style-name="Sect1" text:name="Section2840">
                      <text:p text:style-name="Text_20_body"><text:bookmark text:name="additional-metadata-line207"/></text:p>
                    </text:section>
                  </text:section>
                </text:section>
                <text:section text:style-name="Sect1" text:name="Section2841">
                  <text:p text:style-name="Standard"><text:bookmark text:name="menu207"/></text:p>
                  <text:section text:style-name="Sect1" text:name="Section2842">
                    <text:p text:style-name="Standard"><text:bookmark text:name="top-level-buttons207"/></text:p>
                  </text:section>
                </text:section>
              </text:section>
              <text:section text:style-name="Sect1" text:name="Section2843">
                <text:p text:style-name="Standard"><text:bookmark text:name="buttons207"/></text:p>
              </text:section>
            </text:section>
            <text:section text:style-name="Sect1" text:name="Section2844">
              <text:p text:style-name="Standard"><text:bookmark text:name="dismissable359"/><text:bookmark text:name="thumbnail210"/><text:bookmark text:name="img214"/><text:a xlink:type="simple" xlink:href="https://www.youtube.com/watch?v=koMegSvZEVE" text:style-name="Internet_20_link" text:visited-style-name="Visited_20_Internet_20_Link"><text:s/></text:a></text:p>
              <text:section text:style-name="Sect1" text:name="Section2845">
                <text:p text:style-name="Standard"><text:bookmark text:name="overlays207"/>19:01 </text:p>
              </text:section>
              <text:section text:style-name="Sect1" text:name="Section2846">
                <text:p text:style-name="Standard"><text:bookmark text:name="mouseover-overlay206"/></text:p>
              </text:section>
              <text:section text:style-name="Sect1" text:name="Section2847">
                <text:p text:style-name="Standard"><text:bookmark text:name="hover-overlays207"/></text:p>
              </text:section>
              <text:section text:style-name="Sect1" text:name="Section2848">
                <text:p text:style-name="Standard"><text:bookmark text:name="details208"/></text:p>
                <text:section text:style-name="Sect1" text:name="Section2849">
                  <text:h text:style-name="Heading_20_3" text:outline-level="3"><text:bookmark text:name="meta210"/><text:bookmark text:name="video-title210"/><text:a xlink:type="simple" xlink:href="https://www.youtube.com/watch?v=koMegSvZEVE" text:style-name="Internet_20_link" text:visited-style-name="Visited_20_Internet_20_Link">How to Compare PDF files in java</text:a></text:h>
                  <text:section text:style-name="Sect1" text:name="Section2850">
                    <text:p text:style-name="Text_20_body"><text:bookmark text:name="metadata-container209"/></text:p>
                    <text:section text:style-name="Sect1" text:name="Section2851">
                      <text:p text:style-name="Text_20_body"><text:bookmark text:name="metadata208"/></text:p>
                      <text:section text:style-name="Sect1" text:name="Section2852">
                        <text:p text:style-name="Text_20_body"><text:bookmark text:name="metadata-line208"/>5.9K views1 year ago</text:p>
                      </text:section>
                    </text:section>
                    <text:section text:style-name="Sect1" text:name="Section2853">
                      <text:p text:style-name="Text_20_body"><text:bookmark text:name="additional-metadata-line208"/></text:p>
                    </text:section>
                  </text:section>
                </text:section>
                <text:section text:style-name="Sect1" text:name="Section2854">
                  <text:p text:style-name="Standard"><text:bookmark text:name="menu208"/></text:p>
                  <text:section text:style-name="Sect1" text:name="Section2855">
                    <text:p text:style-name="Standard"><text:bookmark text:name="top-level-buttons208"/></text:p>
                  </text:section>
                </text:section>
              </text:section>
              <text:section text:style-name="Sect1" text:name="Section2856">
                <text:p text:style-name="Standard"><text:bookmark text:name="buttons208"/></text:p>
              </text:section>
            </text:section>
            <text:section text:style-name="Sect1" text:name="Section2857">
              <text:p text:style-name="Standard"><text:bookmark text:name="dismissable360"/><text:bookmark text:name="thumbnail211"/><text:bookmark text:name="img215"/><text:a xlink:type="simple" xlink:href="https://www.youtube.com/watch?v=vK_oJR_6QFc" text:style-name="Internet_20_link" text:visited-style-name="Visited_20_Internet_20_Link"><text:s/></text:a></text:p>
              <text:section text:style-name="Sect1" text:name="Section2858">
                <text:p text:style-name="Standard"><text:bookmark text:name="overlays208"/>10:35 </text:p>
              </text:section>
              <text:section text:style-name="Sect1" text:name="Section2859">
                <text:p text:style-name="Standard"><text:bookmark text:name="mouseover-overlay207"/></text:p>
              </text:section>
              <text:section text:style-name="Sect1" text:name="Section2860">
                <text:p text:style-name="Standard"><text:bookmark text:name="hover-overlays208"/></text:p>
              </text:section>
              <text:section text:style-name="Sect1" text:name="Section2861">
                <text:p text:style-name="Standard"><text:bookmark text:name="details209"/></text:p>
                <text:section text:style-name="Sect1" text:name="Section2862">
                  <text:h text:style-name="Heading_20_3" text:outline-level="3"><text:bookmark text:name="meta211"/><text:bookmark text:name="video-title211"/><text:a xlink:type="simple" xlink:href="https://www.youtube.com/watch?v=vK_oJR_6QFc" text:style-name="Internet_20_link" text:visited-style-name="Visited_20_Internet_20_Link">How to create Faster Selenium Scripts in any Programming Language</text:a></text:h>
                  <text:section text:style-name="Sect1" text:name="Section2863">
                    <text:p text:style-name="Text_20_body"><text:bookmark text:name="metadata-container210"/></text:p>
                    <text:section text:style-name="Sect1" text:name="Section2864">
                      <text:p text:style-name="Text_20_body"><text:bookmark text:name="metadata209"/></text:p>
                      <text:section text:style-name="Sect1" text:name="Section2865">
                        <text:p text:style-name="Text_20_body"><text:bookmark text:name="metadata-line209"/>7.4K views1 year ago</text:p>
                      </text:section>
                    </text:section>
                    <text:section text:style-name="Sect1" text:name="Section2866">
                      <text:p text:style-name="Text_20_body"><text:bookmark text:name="additional-metadata-line209"/></text:p>
                    </text:section>
                  </text:section>
                </text:section>
                <text:section text:style-name="Sect1" text:name="Section2867">
                  <text:p text:style-name="Standard"><text:bookmark text:name="menu209"/></text:p>
                  <text:section text:style-name="Sect1" text:name="Section2868">
                    <text:p text:style-name="Standard"><text:bookmark text:name="top-level-buttons209"/></text:p>
                  </text:section>
                </text:section>
              </text:section>
              <text:section text:style-name="Sect1" text:name="Section2869">
                <text:p text:style-name="Standard"><text:bookmark text:name="buttons209"/></text:p>
              </text:section>
            </text:section>
            <text:section text:style-name="Sect1" text:name="Section2870">
              <text:p text:style-name="Standard"><text:bookmark text:name="dismissable361"/><text:bookmark text:name="thumbnail212"/><text:bookmark text:name="img216"/><text:a xlink:type="simple" xlink:href="https://www.youtube.com/watch?v=bDQEMGwFyu0" text:style-name="Internet_20_link" text:visited-style-name="Visited_20_Internet_20_Link"><text:s/></text:a></text:p>
              <text:section text:style-name="Sect1" text:name="Section2871">
                <text:p text:style-name="Standard"><text:bookmark text:name="overlays209"/>3:54 </text:p>
              </text:section>
              <text:section text:style-name="Sect1" text:name="Section2872">
                <text:p text:style-name="Standard"><text:bookmark text:name="mouseover-overlay208"/></text:p>
              </text:section>
              <text:section text:style-name="Sect1" text:name="Section2873">
                <text:p text:style-name="Standard"><text:bookmark text:name="hover-overlays209"/></text:p>
              </text:section>
              <text:section text:style-name="Sect1" text:name="Section2874">
                <text:p text:style-name="Standard"><text:bookmark text:name="details210"/></text:p>
                <text:section text:style-name="Sect1" text:name="Section2875">
                  <text:h text:style-name="Heading_20_3" text:outline-level="3"><text:bookmark text:name="meta212"/><text:bookmark text:name="video-title212"/><text:soft-page-break/><text:a xlink:type="simple" xlink:href="https://www.youtube.com/watch?v=bDQEMGwFyu0" text:style-name="Internet_20_link" text:visited-style-name="Visited_20_Internet_20_Link">QnA Friday 16 - Is Software Testing going to disappear | Software Testing Trends</text:a></text:h>
                  <text:section text:style-name="Sect1" text:name="Section2876">
                    <text:p text:style-name="Text_20_body"><text:bookmark text:name="metadata-container211"/></text:p>
                    <text:section text:style-name="Sect1" text:name="Section2877">
                      <text:p text:style-name="Text_20_body"><text:bookmark text:name="metadata210"/></text:p>
                      <text:section text:style-name="Sect1" text:name="Section2878">
                        <text:p text:style-name="Text_20_body"><text:bookmark text:name="metadata-line210"/>7.2K views1 year ago</text:p>
                      </text:section>
                    </text:section>
                    <text:section text:style-name="Sect1" text:name="Section2879">
                      <text:p text:style-name="Text_20_body"><text:bookmark text:name="additional-metadata-line210"/></text:p>
                    </text:section>
                  </text:section>
                </text:section>
                <text:section text:style-name="Sect1" text:name="Section2880">
                  <text:p text:style-name="Standard"><text:bookmark text:name="menu210"/></text:p>
                  <text:section text:style-name="Sect1" text:name="Section2881">
                    <text:p text:style-name="Standard"><text:bookmark text:name="top-level-buttons210"/></text:p>
                  </text:section>
                </text:section>
              </text:section>
              <text:section text:style-name="Sect1" text:name="Section2882">
                <text:p text:style-name="Standard"><text:bookmark text:name="buttons210"/></text:p>
              </text:section>
            </text:section>
            <text:section text:style-name="Sect1" text:name="Section2883">
              <text:p text:style-name="Standard"><text:bookmark text:name="dismissable362"/><text:bookmark text:name="thumbnail213"/><text:bookmark text:name="img217"/><text:a xlink:type="simple" xlink:href="https://www.youtube.com/watch?v=io21GqkyqaQ" text:style-name="Internet_20_link" text:visited-style-name="Visited_20_Internet_20_Link"><text:s/></text:a></text:p>
              <text:section text:style-name="Sect1" text:name="Section2884">
                <text:p text:style-name="Standard"><text:bookmark text:name="overlays210"/>3:37 </text:p>
              </text:section>
              <text:section text:style-name="Sect1" text:name="Section2885">
                <text:p text:style-name="Standard"><text:bookmark text:name="mouseover-overlay209"/></text:p>
              </text:section>
              <text:section text:style-name="Sect1" text:name="Section2886">
                <text:p text:style-name="Standard"><text:bookmark text:name="hover-overlays210"/></text:p>
              </text:section>
              <text:section text:style-name="Sect1" text:name="Section2887">
                <text:p text:style-name="Standard"><text:bookmark text:name="details211"/></text:p>
                <text:section text:style-name="Sect1" text:name="Section2888">
                  <text:h text:style-name="Heading_20_3" text:outline-level="3"><text:bookmark text:name="meta213"/><text:bookmark text:name="video-title213"/><text:a xlink:type="simple" xlink:href="https://www.youtube.com/watch?v=io21GqkyqaQ" text:style-name="Internet_20_link" text:visited-style-name="Visited_20_Internet_20_Link">QnA Friday 15 - How to switch from Manual to Automation Testing</text:a></text:h>
                  <text:section text:style-name="Sect1" text:name="Section2889">
                    <text:p text:style-name="Text_20_body"><text:bookmark text:name="metadata-container212"/></text:p>
                    <text:section text:style-name="Sect1" text:name="Section2890">
                      <text:p text:style-name="Text_20_body"><text:bookmark text:name="metadata211"/></text:p>
                      <text:section text:style-name="Sect1" text:name="Section2891">
                        <text:p text:style-name="Text_20_body"><text:bookmark text:name="metadata-line211"/>7.5K views1 year ago</text:p>
                      </text:section>
                    </text:section>
                    <text:section text:style-name="Sect1" text:name="Section2892">
                      <text:p text:style-name="Text_20_body"><text:bookmark text:name="additional-metadata-line211"/></text:p>
                    </text:section>
                  </text:section>
                </text:section>
                <text:section text:style-name="Sect1" text:name="Section2893">
                  <text:p text:style-name="Standard"><text:bookmark text:name="menu211"/></text:p>
                  <text:section text:style-name="Sect1" text:name="Section2894">
                    <text:p text:style-name="Standard"><text:bookmark text:name="top-level-buttons211"/></text:p>
                  </text:section>
                </text:section>
              </text:section>
              <text:section text:style-name="Sect1" text:name="Section2895">
                <text:p text:style-name="Standard"><text:bookmark text:name="buttons211"/></text:p>
              </text:section>
            </text:section>
            <text:section text:style-name="Sect1" text:name="Section2896">
              <text:p text:style-name="Standard"><text:bookmark text:name="dismissable363"/><text:bookmark text:name="thumbnail214"/><text:bookmark text:name="img218"/><text:a xlink:type="simple" xlink:href="https://www.youtube.com/watch?v=di9xsr8x28k" text:style-name="Internet_20_link" text:visited-style-name="Visited_20_Internet_20_Link"><text:s/></text:a></text:p>
              <text:section text:style-name="Sect1" text:name="Section2897">
                <text:p text:style-name="Standard"><text:bookmark text:name="overlays211"/>3:12 </text:p>
              </text:section>
              <text:section text:style-name="Sect1" text:name="Section2898">
                <text:p text:style-name="Standard"><text:bookmark text:name="mouseover-overlay210"/></text:p>
              </text:section>
              <text:section text:style-name="Sect1" text:name="Section2899">
                <text:p text:style-name="Standard"><text:bookmark text:name="hover-overlays211"/></text:p>
              </text:section>
              <text:section text:style-name="Sect1" text:name="Section2900">
                <text:p text:style-name="Standard"><text:bookmark text:name="details212"/></text:p>
                <text:section text:style-name="Sect1" text:name="Section2901">
                  <text:h text:style-name="Heading_20_3" text:outline-level="3"><text:bookmark text:name="meta214"/><text:bookmark text:name="video-title214"/><text:a xlink:type="simple" xlink:href="https://www.youtube.com/watch?v=di9xsr8x28k" text:style-name="Internet_20_link" text:visited-style-name="Visited_20_Internet_20_Link">QnA Friday 14 - How to get JOB in Automation Testing ? How to apply for Automation Testing Jobs ?</text:a></text:h>
                  <text:section text:style-name="Sect1" text:name="Section2902">
                    <text:p text:style-name="Text_20_body"><text:bookmark text:name="metadata-container213"/></text:p>
                    <text:section text:style-name="Sect1" text:name="Section2903">
                      <text:p text:style-name="Text_20_body"><text:bookmark text:name="metadata212"/></text:p>
                      <text:section text:style-name="Sect1" text:name="Section2904">
                        <text:p text:style-name="Text_20_body"><text:bookmark text:name="metadata-line212"/>11K views1 year ago</text:p>
                      </text:section>
                    </text:section>
                    <text:section text:style-name="Sect1" text:name="Section2905">
                      <text:p text:style-name="Text_20_body"><text:bookmark text:name="additional-metadata-line212"/></text:p>
                    </text:section>
                  </text:section>
                </text:section>
                <text:section text:style-name="Sect1" text:name="Section2906">
                  <text:p text:style-name="Standard"><text:bookmark text:name="menu212"/></text:p>
                  <text:section text:style-name="Sect1" text:name="Section2907">
                    <text:p text:style-name="Standard"><text:bookmark text:name="top-level-buttons212"/></text:p>
                  </text:section>
                </text:section>
              </text:section>
              <text:section text:style-name="Sect1" text:name="Section2908">
                <text:p text:style-name="Standard"><text:bookmark text:name="buttons212"/></text:p>
              </text:section>
            </text:section>
            <text:section text:style-name="Sect1" text:name="Section2909">
              <text:p text:style-name="Standard"><text:bookmark text:name="dismissable364"/><text:bookmark text:name="thumbnail215"/><text:bookmark text:name="img219"/><text:a xlink:type="simple" xlink:href="https://www.youtube.com/watch?v=FFDDN1C1MEQ" text:style-name="Internet_20_link" text:visited-style-name="Visited_20_Internet_20_Link"><text:s/></text:a></text:p>
              <text:section text:style-name="Sect1" text:name="Section2910">
                <text:p text:style-name="Standard"><text:bookmark text:name="overlays212"/>32:13 </text:p>
              </text:section>
              <text:section text:style-name="Sect1" text:name="Section2911">
                <text:p text:style-name="Standard"><text:bookmark text:name="mouseover-overlay211"/></text:p>
              </text:section>
              <text:section text:style-name="Sect1" text:name="Section2912">
                <text:p text:style-name="Standard"><text:bookmark text:name="hover-overlays212"/></text:p>
              </text:section>
              <text:section text:style-name="Sect1" text:name="Section2913">
                <text:p text:style-name="Standard"><text:bookmark text:name="details213"/></text:p>
                <text:section text:style-name="Sect1" text:name="Section2914">
                  <text:h text:style-name="Heading_20_3" text:outline-level="3"><text:bookmark text:name="meta215"/><text:bookmark text:name="video-title215"/><text:soft-page-break/><text:a xlink:type="simple" xlink:href="https://www.youtube.com/watch?v=FFDDN1C1MEQ" text:style-name="Internet_20_link" text:visited-style-name="Visited_20_Internet_20_Link">Selenium Python Beginner Tutorial - Learn Selenium Python in one video | Step by Step</text:a></text:h>
                  <text:section text:style-name="Sect1" text:name="Section2915">
                    <text:p text:style-name="Text_20_body"><text:bookmark text:name="metadata-container214"/></text:p>
                    <text:section text:style-name="Sect1" text:name="Section2916">
                      <text:p text:style-name="Text_20_body"><text:bookmark text:name="metadata213"/></text:p>
                      <text:section text:style-name="Sect1" text:name="Section2917">
                        <text:p text:style-name="Text_20_body"><text:bookmark text:name="metadata-line213"/>46K views1 year ago</text:p>
                      </text:section>
                    </text:section>
                    <text:section text:style-name="Sect1" text:name="Section2918">
                      <text:p text:style-name="Text_20_body"><text:bookmark text:name="additional-metadata-line213"/></text:p>
                    </text:section>
                  </text:section>
                </text:section>
                <text:section text:style-name="Sect1" text:name="Section2919">
                  <text:p text:style-name="Standard"><text:bookmark text:name="menu213"/></text:p>
                  <text:section text:style-name="Sect1" text:name="Section2920">
                    <text:p text:style-name="Standard"><text:bookmark text:name="top-level-buttons213"/></text:p>
                  </text:section>
                </text:section>
              </text:section>
              <text:section text:style-name="Sect1" text:name="Section2921">
                <text:p text:style-name="Standard"><text:bookmark text:name="buttons213"/></text:p>
              </text:section>
            </text:section>
            <text:section text:style-name="Sect1" text:name="Section2922">
              <text:p text:style-name="Standard"><text:bookmark text:name="dismissable365"/><text:bookmark text:name="thumbnail216"/><text:bookmark text:name="img220"/><text:a xlink:type="simple" xlink:href="https://www.youtube.com/watch?v=zn1DSUZ6t64" text:style-name="Internet_20_link" text:visited-style-name="Visited_20_Internet_20_Link"><text:s/></text:a></text:p>
              <text:section text:style-name="Sect1" text:name="Section2923">
                <text:p text:style-name="Standard"><text:bookmark text:name="overlays213"/>8:15 </text:p>
              </text:section>
              <text:section text:style-name="Sect1" text:name="Section2924">
                <text:p text:style-name="Standard"><text:bookmark text:name="mouseover-overlay212"/></text:p>
              </text:section>
              <text:section text:style-name="Sect1" text:name="Section2925">
                <text:p text:style-name="Standard"><text:bookmark text:name="hover-overlays213"/></text:p>
              </text:section>
              <text:section text:style-name="Sect1" text:name="Section2926">
                <text:p text:style-name="Standard"><text:bookmark text:name="details214"/></text:p>
                <text:section text:style-name="Sect1" text:name="Section2927">
                  <text:h text:style-name="Heading_20_3" text:outline-level="3"><text:bookmark text:name="meta216"/><text:bookmark text:name="video-title216"/><text:a xlink:type="simple" xlink:href="https://www.youtube.com/watch?v=zn1DSUZ6t64" text:style-name="Internet_20_link" text:visited-style-name="Visited_20_Internet_20_Link">JMeter Beginner Tutorial 25 - Jmeter How to record login test</text:a></text:h>
                  <text:section text:style-name="Sect1" text:name="Section2928">
                    <text:p text:style-name="Text_20_body"><text:bookmark text:name="metadata-container215"/></text:p>
                    <text:section text:style-name="Sect1" text:name="Section2929">
                      <text:p text:style-name="Text_20_body"><text:bookmark text:name="metadata214"/></text:p>
                      <text:section text:style-name="Sect1" text:name="Section2930">
                        <text:p text:style-name="Text_20_body"><text:bookmark text:name="metadata-line214"/>27K views1 year ago</text:p>
                      </text:section>
                    </text:section>
                    <text:section text:style-name="Sect1" text:name="Section2931">
                      <text:p text:style-name="Text_20_body"><text:bookmark text:name="additional-metadata-line214"/></text:p>
                    </text:section>
                  </text:section>
                </text:section>
                <text:section text:style-name="Sect1" text:name="Section2932">
                  <text:p text:style-name="Standard"><text:bookmark text:name="menu214"/></text:p>
                  <text:section text:style-name="Sect1" text:name="Section2933">
                    <text:p text:style-name="Standard"><text:bookmark text:name="top-level-buttons214"/></text:p>
                  </text:section>
                </text:section>
              </text:section>
              <text:section text:style-name="Sect1" text:name="Section2934">
                <text:p text:style-name="Standard"><text:bookmark text:name="buttons214"/></text:p>
              </text:section>
            </text:section>
            <text:section text:style-name="Sect1" text:name="Section2935">
              <text:p text:style-name="Standard"><text:bookmark text:name="dismissable366"/><text:bookmark text:name="thumbnail217"/><text:bookmark text:name="img221"/><text:a xlink:type="simple" xlink:href="https://www.youtube.com/watch?v=U8uP2qDRKXc" text:style-name="Internet_20_link" text:visited-style-name="Visited_20_Internet_20_Link"><text:s/></text:a></text:p>
              <text:section text:style-name="Sect1" text:name="Section2936">
                <text:p text:style-name="Standard"><text:bookmark text:name="overlays214"/>3:39 </text:p>
              </text:section>
              <text:section text:style-name="Sect1" text:name="Section2937">
                <text:p text:style-name="Standard"><text:bookmark text:name="mouseover-overlay213"/></text:p>
              </text:section>
              <text:section text:style-name="Sect1" text:name="Section2938">
                <text:p text:style-name="Standard"><text:bookmark text:name="hover-overlays214"/></text:p>
              </text:section>
              <text:section text:style-name="Sect1" text:name="Section2939">
                <text:p text:style-name="Standard"><text:bookmark text:name="details215"/></text:p>
                <text:section text:style-name="Sect1" text:name="Section2940">
                  <text:h text:style-name="Heading_20_3" text:outline-level="3"><text:bookmark text:name="meta217"/><text:bookmark text:name="video-title217"/><text:a xlink:type="simple" xlink:href="https://www.youtube.com/watch?v=U8uP2qDRKXc" text:style-name="Internet_20_link" text:visited-style-name="Visited_20_Internet_20_Link">Sunday Special 5 - 4 HABITS to a more PRODUCTIVE LIFE</text:a></text:h>
                  <text:section text:style-name="Sect1" text:name="Section2941">
                    <text:p text:style-name="Text_20_body"><text:bookmark text:name="metadata-container216"/></text:p>
                    <text:section text:style-name="Sect1" text:name="Section2942">
                      <text:p text:style-name="Text_20_body"><text:bookmark text:name="metadata215"/></text:p>
                      <text:section text:style-name="Sect1" text:name="Section2943">
                        <text:p text:style-name="Text_20_body"><text:bookmark text:name="metadata-line215"/>896 views1 year ago</text:p>
                      </text:section>
                    </text:section>
                    <text:section text:style-name="Sect1" text:name="Section2944">
                      <text:p text:style-name="Text_20_body"><text:bookmark text:name="additional-metadata-line215"/></text:p>
                    </text:section>
                  </text:section>
                </text:section>
                <text:section text:style-name="Sect1" text:name="Section2945">
                  <text:p text:style-name="Standard"><text:bookmark text:name="menu215"/></text:p>
                  <text:section text:style-name="Sect1" text:name="Section2946">
                    <text:p text:style-name="Standard"><text:bookmark text:name="top-level-buttons215"/></text:p>
                  </text:section>
                </text:section>
              </text:section>
              <text:section text:style-name="Sect1" text:name="Section2947">
                <text:p text:style-name="Standard"><text:bookmark text:name="buttons215"/></text:p>
              </text:section>
            </text:section>
            <text:section text:style-name="Sect1" text:name="Section2948">
              <text:p text:style-name="Standard"><text:bookmark text:name="dismissable367"/><text:bookmark text:name="thumbnail218"/><text:bookmark text:name="img222"/><text:a xlink:type="simple" xlink:href="https://www.youtube.com/watch?v=a9j014odr5Q" text:style-name="Internet_20_link" text:visited-style-name="Visited_20_Internet_20_Link"><text:s/></text:a></text:p>
              <text:section text:style-name="Sect1" text:name="Section2949">
                <text:p text:style-name="Standard"><text:bookmark text:name="overlays215"/>1:47 </text:p>
              </text:section>
              <text:section text:style-name="Sect1" text:name="Section2950">
                <text:p text:style-name="Standard"><text:bookmark text:name="mouseover-overlay214"/></text:p>
              </text:section>
              <text:section text:style-name="Sect1" text:name="Section2951">
                <text:p text:style-name="Standard"><text:bookmark text:name="hover-overlays215"/></text:p>
              </text:section>
              <text:section text:style-name="Sect1" text:name="Section2952">
                <text:p text:style-name="Standard"><text:bookmark text:name="details216"/></text:p>
                <text:section text:style-name="Sect1" text:name="Section2953">
                  <text:h text:style-name="Heading_20_3" text:outline-level="3"><text:bookmark text:name="meta218"/><text:bookmark text:name="video-title218"/><text:soft-page-break/><text:a xlink:type="simple" xlink:href="https://www.youtube.com/watch?v=a9j014odr5Q" text:style-name="Internet_20_link" text:visited-style-name="Visited_20_Internet_20_Link">QnA Friday 13 - Is Selenium outdated in 2017 | Should you learn Selenium ?</text:a></text:h>
                  <text:section text:style-name="Sect1" text:name="Section2954">
                    <text:p text:style-name="Text_20_body"><text:bookmark text:name="metadata-container217"/></text:p>
                    <text:section text:style-name="Sect1" text:name="Section2955">
                      <text:p text:style-name="Text_20_body"><text:bookmark text:name="metadata216"/></text:p>
                      <text:section text:style-name="Sect1" text:name="Section2956">
                        <text:p text:style-name="Text_20_body"><text:bookmark text:name="metadata-line216"/>2.7K views1 year ago</text:p>
                      </text:section>
                    </text:section>
                    <text:section text:style-name="Sect1" text:name="Section2957">
                      <text:p text:style-name="Text_20_body"><text:bookmark text:name="additional-metadata-line216"/></text:p>
                    </text:section>
                  </text:section>
                </text:section>
                <text:section text:style-name="Sect1" text:name="Section2958">
                  <text:p text:style-name="Standard"><text:bookmark text:name="menu216"/></text:p>
                  <text:section text:style-name="Sect1" text:name="Section2959">
                    <text:p text:style-name="Standard"><text:bookmark text:name="top-level-buttons216"/></text:p>
                  </text:section>
                </text:section>
              </text:section>
              <text:section text:style-name="Sect1" text:name="Section2960">
                <text:p text:style-name="Standard"><text:bookmark text:name="buttons216"/></text:p>
              </text:section>
            </text:section>
            <text:section text:style-name="Sect1" text:name="Section2961">
              <text:p text:style-name="Standard"><text:bookmark text:name="dismissable368"/><text:bookmark text:name="thumbnail219"/><text:bookmark text:name="img223"/><text:a xlink:type="simple" xlink:href="https://www.youtube.com/watch?v=jLU8C3SkTtE" text:style-name="Internet_20_link" text:visited-style-name="Visited_20_Internet_20_Link"><text:s/></text:a></text:p>
              <text:section text:style-name="Sect1" text:name="Section2962">
                <text:p text:style-name="Standard"><text:bookmark text:name="overlays216"/>2:53 </text:p>
              </text:section>
              <text:section text:style-name="Sect1" text:name="Section2963">
                <text:p text:style-name="Standard"><text:bookmark text:name="mouseover-overlay215"/></text:p>
              </text:section>
              <text:section text:style-name="Sect1" text:name="Section2964">
                <text:p text:style-name="Standard"><text:bookmark text:name="hover-overlays216"/></text:p>
              </text:section>
              <text:section text:style-name="Sect1" text:name="Section2965">
                <text:p text:style-name="Standard"><text:bookmark text:name="details217"/></text:p>
                <text:section text:style-name="Sect1" text:name="Section2966">
                  <text:h text:style-name="Heading_20_3" text:outline-level="3"><text:bookmark text:name="meta219"/><text:bookmark text:name="video-title219"/><text:a xlink:type="simple" xlink:href="https://www.youtube.com/watch?v=jLU8C3SkTtE" text:style-name="Internet_20_link" text:visited-style-name="Visited_20_Internet_20_Link">Sunday Special 4- How to learn AUTOMATION ? How to become great at any skill ?</text:a></text:h>
                  <text:section text:style-name="Sect1" text:name="Section2967">
                    <text:p text:style-name="Text_20_body"><text:bookmark text:name="metadata-container218"/></text:p>
                    <text:section text:style-name="Sect1" text:name="Section2968">
                      <text:p text:style-name="Text_20_body"><text:bookmark text:name="metadata217"/></text:p>
                      <text:section text:style-name="Sect1" text:name="Section2969">
                        <text:p text:style-name="Text_20_body"><text:bookmark text:name="metadata-line217"/>1K views1 year ago</text:p>
                      </text:section>
                    </text:section>
                    <text:section text:style-name="Sect1" text:name="Section2970">
                      <text:p text:style-name="Text_20_body"><text:bookmark text:name="additional-metadata-line217"/></text:p>
                    </text:section>
                  </text:section>
                </text:section>
                <text:section text:style-name="Sect1" text:name="Section2971">
                  <text:p text:style-name="Standard"><text:bookmark text:name="menu217"/></text:p>
                  <text:section text:style-name="Sect1" text:name="Section2972">
                    <text:p text:style-name="Standard"><text:bookmark text:name="top-level-buttons217"/></text:p>
                  </text:section>
                </text:section>
              </text:section>
              <text:section text:style-name="Sect1" text:name="Section2973">
                <text:p text:style-name="Standard"><text:bookmark text:name="buttons217"/></text:p>
              </text:section>
            </text:section>
            <text:section text:style-name="Sect1" text:name="Section2974">
              <text:p text:style-name="Standard"><text:bookmark text:name="dismissable369"/><text:bookmark text:name="thumbnail220"/><text:bookmark text:name="img224"/><text:a xlink:type="simple" xlink:href="https://www.youtube.com/watch?v=8V74PsFupis" text:style-name="Internet_20_link" text:visited-style-name="Visited_20_Internet_20_Link"><text:s/></text:a></text:p>
              <text:section text:style-name="Sect1" text:name="Section2975">
                <text:p text:style-name="Standard"><text:bookmark text:name="overlays217"/>10:37 </text:p>
              </text:section>
              <text:section text:style-name="Sect1" text:name="Section2976">
                <text:p text:style-name="Standard"><text:bookmark text:name="mouseover-overlay216"/></text:p>
              </text:section>
              <text:section text:style-name="Sect1" text:name="Section2977">
                <text:p text:style-name="Standard"><text:bookmark text:name="hover-overlays217"/></text:p>
              </text:section>
              <text:section text:style-name="Sect1" text:name="Section2978">
                <text:p text:style-name="Standard"><text:bookmark text:name="details218"/></text:p>
                <text:section text:style-name="Sect1" text:name="Section2979">
                  <text:h text:style-name="Heading_20_3" text:outline-level="3"><text:bookmark text:name="meta220"/><text:bookmark text:name="video-title220"/><text:a xlink:type="simple" xlink:href="https://www.youtube.com/watch?v=8V74PsFupis" text:style-name="Internet_20_link" text:visited-style-name="Visited_20_Internet_20_Link">QnA Friday 12 - How to find xpath (web element locators) on firefox, chorme and IE</text:a></text:h>
                  <text:section text:style-name="Sect1" text:name="Section2980">
                    <text:p text:style-name="Text_20_body"><text:bookmark text:name="metadata-container219"/></text:p>
                    <text:section text:style-name="Sect1" text:name="Section2981">
                      <text:p text:style-name="Text_20_body"><text:bookmark text:name="metadata218"/></text:p>
                      <text:section text:style-name="Sect1" text:name="Section2982">
                        <text:p text:style-name="Text_20_body"><text:bookmark text:name="metadata-line218"/>9.2K views1 year ago</text:p>
                      </text:section>
                    </text:section>
                    <text:section text:style-name="Sect1" text:name="Section2983">
                      <text:p text:style-name="Text_20_body"><text:bookmark text:name="additional-metadata-line218"/></text:p>
                    </text:section>
                  </text:section>
                </text:section>
                <text:section text:style-name="Sect1" text:name="Section2984">
                  <text:p text:style-name="Standard"><text:bookmark text:name="menu218"/></text:p>
                  <text:section text:style-name="Sect1" text:name="Section2985">
                    <text:p text:style-name="Standard"><text:bookmark text:name="top-level-buttons218"/></text:p>
                  </text:section>
                </text:section>
              </text:section>
              <text:section text:style-name="Sect1" text:name="Section2986">
                <text:p text:style-name="Standard"><text:bookmark text:name="buttons218"/></text:p>
              </text:section>
            </text:section>
            <text:section text:style-name="Sect1" text:name="Section2987">
              <text:p text:style-name="Standard"><text:bookmark text:name="dismissable370"/><text:bookmark text:name="thumbnail221"/><text:bookmark text:name="img225"/><text:a xlink:type="simple" xlink:href="https://www.youtube.com/watch?v=xPr5PPxJEf4" text:style-name="Internet_20_link" text:visited-style-name="Visited_20_Internet_20_Link"><text:s/></text:a></text:p>
              <text:section text:style-name="Sect1" text:name="Section2988">
                <text:p text:style-name="Standard"><text:bookmark text:name="overlays218"/>3:15 </text:p>
              </text:section>
              <text:section text:style-name="Sect1" text:name="Section2989">
                <text:p text:style-name="Standard"><text:bookmark text:name="mouseover-overlay217"/></text:p>
              </text:section>
              <text:section text:style-name="Sect1" text:name="Section2990">
                <text:p text:style-name="Standard"><text:bookmark text:name="hover-overlays218"/></text:p>
              </text:section>
              <text:section text:style-name="Sect1" text:name="Section2991">
                <text:p text:style-name="Standard"><text:bookmark text:name="details219"/></text:p>
                <text:section text:style-name="Sect1" text:name="Section2992">
                  <text:h text:style-name="Heading_20_3" text:outline-level="3"><text:bookmark text:name="meta221"/><text:bookmark text:name="video-title221"/><text:soft-page-break/><text:a xlink:type="simple" xlink:href="https://www.youtube.com/watch?v=xPr5PPxJEf4" text:style-name="Internet_20_link" text:visited-style-name="Visited_20_Internet_20_Link">Sunday Special 3 - How to learn anything ? How to learn new things ?</text:a></text:h>
                  <text:section text:style-name="Sect1" text:name="Section2993">
                    <text:p text:style-name="Text_20_body"><text:bookmark text:name="metadata-container220"/></text:p>
                    <text:section text:style-name="Sect1" text:name="Section2994">
                      <text:p text:style-name="Text_20_body"><text:bookmark text:name="metadata219"/></text:p>
                      <text:section text:style-name="Sect1" text:name="Section2995">
                        <text:p text:style-name="Text_20_body"><text:bookmark text:name="metadata-line219"/>1.6K views1 year ago</text:p>
                      </text:section>
                    </text:section>
                    <text:section text:style-name="Sect1" text:name="Section2996">
                      <text:p text:style-name="Text_20_body"><text:bookmark text:name="additional-metadata-line219"/></text:p>
                    </text:section>
                  </text:section>
                </text:section>
                <text:section text:style-name="Sect1" text:name="Section2997">
                  <text:p text:style-name="Standard"><text:bookmark text:name="menu219"/></text:p>
                  <text:section text:style-name="Sect1" text:name="Section2998">
                    <text:p text:style-name="Standard"><text:bookmark text:name="top-level-buttons219"/></text:p>
                  </text:section>
                </text:section>
              </text:section>
              <text:section text:style-name="Sect1" text:name="Section2999">
                <text:p text:style-name="Standard"><text:bookmark text:name="buttons219"/></text:p>
              </text:section>
            </text:section>
            <text:section text:style-name="Sect1" text:name="Section3000">
              <text:p text:style-name="Standard"><text:bookmark text:name="dismissable371"/><text:bookmark text:name="thumbnail222"/><text:bookmark text:name="img226"/><text:a xlink:type="simple" xlink:href="https://www.youtube.com/watch?v=zGNb8GdAUkE" text:style-name="Internet_20_link" text:visited-style-name="Visited_20_Internet_20_Link"><text:s/></text:a></text:p>
              <text:section text:style-name="Sect1" text:name="Section3001">
                <text:p text:style-name="Standard"><text:bookmark text:name="overlays219"/>3:02 </text:p>
              </text:section>
              <text:section text:style-name="Sect1" text:name="Section3002">
                <text:p text:style-name="Standard"><text:bookmark text:name="mouseover-overlay218"/></text:p>
              </text:section>
              <text:section text:style-name="Sect1" text:name="Section3003">
                <text:p text:style-name="Standard"><text:bookmark text:name="hover-overlays219"/></text:p>
              </text:section>
              <text:section text:style-name="Sect1" text:name="Section3004">
                <text:p text:style-name="Standard"><text:bookmark text:name="details220"/></text:p>
                <text:section text:style-name="Sect1" text:name="Section3005">
                  <text:h text:style-name="Heading_20_3" text:outline-level="3"><text:bookmark text:name="meta222"/><text:bookmark text:name="video-title222"/><text:a xlink:type="simple" xlink:href="https://www.youtube.com/watch?v=zGNb8GdAUkE" text:style-name="Internet_20_link" text:visited-style-name="Visited_20_Internet_20_Link">QnA Friday 11 - How to troubleshoot issues</text:a></text:h>
                  <text:section text:style-name="Sect1" text:name="Section3006">
                    <text:p text:style-name="Text_20_body"><text:bookmark text:name="metadata-container221"/></text:p>
                    <text:section text:style-name="Sect1" text:name="Section3007">
                      <text:p text:style-name="Text_20_body"><text:bookmark text:name="metadata220"/></text:p>
                      <text:section text:style-name="Sect1" text:name="Section3008">
                        <text:p text:style-name="Text_20_body"><text:bookmark text:name="metadata-line220"/>610 views1 year ago</text:p>
                      </text:section>
                    </text:section>
                    <text:section text:style-name="Sect1" text:name="Section3009">
                      <text:p text:style-name="Text_20_body"><text:bookmark text:name="additional-metadata-line220"/></text:p>
                    </text:section>
                  </text:section>
                </text:section>
                <text:section text:style-name="Sect1" text:name="Section3010">
                  <text:p text:style-name="Standard"><text:bookmark text:name="menu220"/></text:p>
                  <text:section text:style-name="Sect1" text:name="Section3011">
                    <text:p text:style-name="Standard"><text:bookmark text:name="top-level-buttons220"/></text:p>
                  </text:section>
                </text:section>
              </text:section>
              <text:section text:style-name="Sect1" text:name="Section3012">
                <text:p text:style-name="Standard"><text:bookmark text:name="buttons220"/></text:p>
              </text:section>
            </text:section>
            <text:section text:style-name="Sect1" text:name="Section3013">
              <text:p text:style-name="Standard"><text:bookmark text:name="dismissable372"/><text:bookmark text:name="thumbnail223"/><text:bookmark text:name="img227"/><text:a xlink:type="simple" xlink:href="https://www.youtube.com/watch?v=wq9_CwTuWzQ" text:style-name="Internet_20_link" text:visited-style-name="Visited_20_Internet_20_Link"><text:s/></text:a></text:p>
              <text:section text:style-name="Sect1" text:name="Section3014">
                <text:p text:style-name="Standard"><text:bookmark text:name="overlays220"/>10:04 </text:p>
              </text:section>
              <text:section text:style-name="Sect1" text:name="Section3015">
                <text:p text:style-name="Standard"><text:bookmark text:name="mouseover-overlay219"/></text:p>
              </text:section>
              <text:section text:style-name="Sect1" text:name="Section3016">
                <text:p text:style-name="Standard"><text:bookmark text:name="hover-overlays220"/></text:p>
              </text:section>
              <text:section text:style-name="Sect1" text:name="Section3017">
                <text:p text:style-name="Standard"><text:bookmark text:name="details221"/></text:p>
                <text:section text:style-name="Sect1" text:name="Section3018">
                  <text:h text:style-name="Heading_20_3" text:outline-level="3"><text:bookmark text:name="meta223"/><text:bookmark text:name="video-title223"/><text:a xlink:type="simple" xlink:href="https://www.youtube.com/watch?v=wq9_CwTuWzQ" text:style-name="Internet_20_link" text:visited-style-name="Visited_20_Internet_20_Link">Sunday Special 2 - How did I start ? Best way to reach me ? Your Questions | Your Comments</text:a></text:h>
                  <text:section text:style-name="Sect1" text:name="Section3019">
                    <text:p text:style-name="Text_20_body"><text:bookmark text:name="metadata-container222"/></text:p>
                    <text:section text:style-name="Sect1" text:name="Section3020">
                      <text:p text:style-name="Text_20_body"><text:bookmark text:name="metadata221"/></text:p>
                      <text:section text:style-name="Sect1" text:name="Section3021">
                        <text:p text:style-name="Text_20_body"><text:bookmark text:name="metadata-line221"/>757 views1 year ago</text:p>
                      </text:section>
                    </text:section>
                    <text:section text:style-name="Sect1" text:name="Section3022">
                      <text:p text:style-name="Text_20_body"><text:bookmark text:name="additional-metadata-line221"/></text:p>
                    </text:section>
                  </text:section>
                </text:section>
                <text:section text:style-name="Sect1" text:name="Section3023">
                  <text:p text:style-name="Standard"><text:bookmark text:name="menu221"/></text:p>
                  <text:section text:style-name="Sect1" text:name="Section3024">
                    <text:p text:style-name="Standard"><text:bookmark text:name="top-level-buttons221"/></text:p>
                  </text:section>
                </text:section>
              </text:section>
              <text:section text:style-name="Sect1" text:name="Section3025">
                <text:p text:style-name="Standard"><text:bookmark text:name="buttons221"/></text:p>
              </text:section>
            </text:section>
            <text:section text:style-name="Sect1" text:name="Section3026">
              <text:p text:style-name="Standard"><text:bookmark text:name="dismissable373"/><text:bookmark text:name="thumbnail224"/><text:bookmark text:name="img228"/><text:a xlink:type="simple" xlink:href="https://www.youtube.com/watch?v=1XxdFt0vtWc" text:style-name="Internet_20_link" text:visited-style-name="Visited_20_Internet_20_Link"><text:s/></text:a></text:p>
              <text:section text:style-name="Sect1" text:name="Section3027">
                <text:p text:style-name="Standard"><text:bookmark text:name="overlays221"/>2:50 </text:p>
              </text:section>
              <text:section text:style-name="Sect1" text:name="Section3028">
                <text:p text:style-name="Standard"><text:bookmark text:name="mouseover-overlay220"/></text:p>
              </text:section>
              <text:section text:style-name="Sect1" text:name="Section3029">
                <text:p text:style-name="Standard"><text:bookmark text:name="hover-overlays221"/></text:p>
              </text:section>
              <text:section text:style-name="Sect1" text:name="Section3030">
                <text:p text:style-name="Standard"><text:bookmark text:name="details222"/></text:p>
                <text:section text:style-name="Sect1" text:name="Section3031">
                  <text:h text:style-name="Heading_20_3" text:outline-level="3"><text:bookmark text:name="meta224"/><text:bookmark text:name="video-title224"/><text:soft-page-break/><text:a xlink:type="simple" xlink:href="https://www.youtube.com/watch?v=1XxdFt0vtWc" text:style-name="Internet_20_link" text:visited-style-name="Visited_20_Internet_20_Link">QnA Friday 10 - No Programming background? How to learn automation | How to start automation testing</text:a></text:h>
                  <text:section text:style-name="Sect1" text:name="Section3032">
                    <text:p text:style-name="Text_20_body"><text:bookmark text:name="metadata-container223"/></text:p>
                    <text:section text:style-name="Sect1" text:name="Section3033">
                      <text:p text:style-name="Text_20_body"><text:bookmark text:name="metadata222"/></text:p>
                      <text:section text:style-name="Sect1" text:name="Section3034">
                        <text:p text:style-name="Text_20_body"><text:bookmark text:name="metadata-line222"/>6.4K views1 year ago</text:p>
                      </text:section>
                    </text:section>
                    <text:section text:style-name="Sect1" text:name="Section3035">
                      <text:p text:style-name="Text_20_body"><text:bookmark text:name="additional-metadata-line222"/></text:p>
                    </text:section>
                  </text:section>
                </text:section>
                <text:section text:style-name="Sect1" text:name="Section3036">
                  <text:p text:style-name="Standard"><text:bookmark text:name="menu222"/></text:p>
                  <text:section text:style-name="Sect1" text:name="Section3037">
                    <text:p text:style-name="Standard"><text:bookmark text:name="top-level-buttons222"/></text:p>
                  </text:section>
                </text:section>
              </text:section>
              <text:section text:style-name="Sect1" text:name="Section3038">
                <text:p text:style-name="Standard"><text:bookmark text:name="buttons222"/></text:p>
              </text:section>
            </text:section>
            <text:section text:style-name="Sect1" text:name="Section3039">
              <text:p text:style-name="Standard"><text:bookmark text:name="dismissable374"/><text:bookmark text:name="thumbnail225"/><text:bookmark text:name="img229"/><text:a xlink:type="simple" xlink:href="https://www.youtube.com/watch?v=aEWVV4BoWvg" text:style-name="Internet_20_link" text:visited-style-name="Visited_20_Internet_20_Link"><text:s/></text:a></text:p>
              <text:section text:style-name="Sect1" text:name="Section3040">
                <text:p text:style-name="Standard"><text:bookmark text:name="overlays222"/>2:26 </text:p>
              </text:section>
              <text:section text:style-name="Sect1" text:name="Section3041">
                <text:p text:style-name="Standard"><text:bookmark text:name="mouseover-overlay221"/></text:p>
              </text:section>
              <text:section text:style-name="Sect1" text:name="Section3042">
                <text:p text:style-name="Standard"><text:bookmark text:name="hover-overlays222"/></text:p>
              </text:section>
              <text:section text:style-name="Sect1" text:name="Section3043">
                <text:p text:style-name="Standard"><text:bookmark text:name="details223"/></text:p>
                <text:section text:style-name="Sect1" text:name="Section3044">
                  <text:h text:style-name="Heading_20_3" text:outline-level="3"><text:bookmark text:name="meta225"/><text:bookmark text:name="video-title225"/><text:a xlink:type="simple" xlink:href="https://www.youtube.com/watch?v=aEWVV4BoWvg" text:style-name="Internet_20_link" text:visited-style-name="Visited_20_Internet_20_Link">Sunday Special 1 - Thank You for 10000 Subscribers | A Gift for you - Sunday Special Series</text:a></text:h>
                  <text:section text:style-name="Sect1" text:name="Section3045">
                    <text:p text:style-name="Text_20_body"><text:bookmark text:name="metadata-container224"/></text:p>
                    <text:section text:style-name="Sect1" text:name="Section3046">
                      <text:p text:style-name="Text_20_body"><text:bookmark text:name="metadata223"/></text:p>
                      <text:section text:style-name="Sect1" text:name="Section3047">
                        <text:p text:style-name="Text_20_body"><text:bookmark text:name="metadata-line223"/>1K views1 year ago</text:p>
                      </text:section>
                    </text:section>
                    <text:section text:style-name="Sect1" text:name="Section3048">
                      <text:p text:style-name="Text_20_body"><text:bookmark text:name="additional-metadata-line223"/></text:p>
                    </text:section>
                  </text:section>
                </text:section>
                <text:section text:style-name="Sect1" text:name="Section3049">
                  <text:p text:style-name="Standard"><text:bookmark text:name="menu223"/></text:p>
                  <text:section text:style-name="Sect1" text:name="Section3050">
                    <text:p text:style-name="Standard"><text:bookmark text:name="top-level-buttons223"/></text:p>
                  </text:section>
                </text:section>
              </text:section>
              <text:section text:style-name="Sect1" text:name="Section3051">
                <text:p text:style-name="Standard"><text:bookmark text:name="buttons223"/></text:p>
              </text:section>
            </text:section>
            <text:section text:style-name="Sect1" text:name="Section3052">
              <text:p text:style-name="Standard"><text:bookmark text:name="dismissable375"/><text:bookmark text:name="thumbnail226"/><text:bookmark text:name="img230"/><text:a xlink:type="simple" xlink:href="https://www.youtube.com/watch?v=8WKhMsS9HBw" text:style-name="Internet_20_link" text:visited-style-name="Visited_20_Internet_20_Link"><text:s/></text:a></text:p>
              <text:section text:style-name="Sect1" text:name="Section3053">
                <text:p text:style-name="Standard"><text:bookmark text:name="overlays223"/>4:07 </text:p>
              </text:section>
              <text:section text:style-name="Sect1" text:name="Section3054">
                <text:p text:style-name="Standard"><text:bookmark text:name="mouseover-overlay222"/></text:p>
              </text:section>
              <text:section text:style-name="Sect1" text:name="Section3055">
                <text:p text:style-name="Standard"><text:bookmark text:name="hover-overlays223"/></text:p>
              </text:section>
              <text:section text:style-name="Sect1" text:name="Section3056">
                <text:p text:style-name="Standard"><text:bookmark text:name="details224"/></text:p>
                <text:section text:style-name="Sect1" text:name="Section3057">
                  <text:h text:style-name="Heading_20_3" text:outline-level="3"><text:bookmark text:name="meta226"/><text:bookmark text:name="video-title226"/><text:a xlink:type="simple" xlink:href="https://www.youtube.com/watch?v=8WKhMsS9HBw" text:style-name="Internet_20_link" text:visited-style-name="Visited_20_Internet_20_Link">QnA Friday 9 - What is Framework | What is Test Automation Framework | Why to use Framework</text:a></text:h>
                  <text:section text:style-name="Sect1" text:name="Section3058">
                    <text:p text:style-name="Text_20_body"><text:bookmark text:name="metadata-container225"/></text:p>
                    <text:section text:style-name="Sect1" text:name="Section3059">
                      <text:p text:style-name="Text_20_body"><text:bookmark text:name="metadata224"/></text:p>
                      <text:section text:style-name="Sect1" text:name="Section3060">
                        <text:p text:style-name="Text_20_body"><text:bookmark text:name="metadata-line224"/>4.3K views1 year ago</text:p>
                      </text:section>
                    </text:section>
                    <text:section text:style-name="Sect1" text:name="Section3061">
                      <text:p text:style-name="Text_20_body"><text:bookmark text:name="additional-metadata-line224"/></text:p>
                    </text:section>
                  </text:section>
                </text:section>
                <text:section text:style-name="Sect1" text:name="Section3062">
                  <text:p text:style-name="Standard"><text:bookmark text:name="menu224"/></text:p>
                  <text:section text:style-name="Sect1" text:name="Section3063">
                    <text:p text:style-name="Standard"><text:bookmark text:name="top-level-buttons224"/></text:p>
                  </text:section>
                </text:section>
              </text:section>
              <text:section text:style-name="Sect1" text:name="Section3064">
                <text:p text:style-name="Standard"><text:bookmark text:name="buttons224"/></text:p>
              </text:section>
            </text:section>
            <text:section text:style-name="Sect1" text:name="Section3065">
              <text:p text:style-name="Standard"><text:bookmark text:name="dismissable376"/><text:bookmark text:name="thumbnail227"/><text:bookmark text:name="img231"/><text:a xlink:type="simple" xlink:href="https://www.youtube.com/watch?v=cXLWq5mYYPQ" text:style-name="Internet_20_link" text:visited-style-name="Visited_20_Internet_20_Link"><text:s/></text:a></text:p>
              <text:section text:style-name="Sect1" text:name="Section3066">
                <text:p text:style-name="Standard"><text:bookmark text:name="overlays224"/>9:13 </text:p>
              </text:section>
              <text:section text:style-name="Sect1" text:name="Section3067">
                <text:p text:style-name="Standard"><text:bookmark text:name="mouseover-overlay223"/></text:p>
              </text:section>
              <text:section text:style-name="Sect1" text:name="Section3068">
                <text:p text:style-name="Standard"><text:bookmark text:name="hover-overlays224"/></text:p>
              </text:section>
              <text:section text:style-name="Sect1" text:name="Section3069">
                <text:p text:style-name="Standard"><text:bookmark text:name="details225"/><text:soft-page-break/></text:p>
                <text:section text:style-name="Sect1" text:name="Section3070">
                  <text:h text:style-name="Heading_20_3" text:outline-level="3"><text:bookmark text:name="meta227"/><text:bookmark text:name="video-title227"/><text:a xlink:type="simple" xlink:href="https://www.youtube.com/watch?v=cXLWq5mYYPQ" text:style-name="Internet_20_link" text:visited-style-name="Visited_20_Internet_20_Link">JIRA Beginner Tutorial - How to Install JIRA on MAC | Setup JIRA server on mac os</text:a></text:h>
                  <text:section text:style-name="Sect1" text:name="Section3071">
                    <text:p text:style-name="Text_20_body"><text:bookmark text:name="metadata-container226"/></text:p>
                    <text:section text:style-name="Sect1" text:name="Section3072">
                      <text:p text:style-name="Text_20_body"><text:bookmark text:name="metadata225"/></text:p>
                      <text:section text:style-name="Sect1" text:name="Section3073">
                        <text:p text:style-name="Text_20_body"><text:bookmark text:name="metadata-line225"/>6K views1 year ago</text:p>
                      </text:section>
                    </text:section>
                    <text:section text:style-name="Sect1" text:name="Section3074">
                      <text:p text:style-name="Text_20_body"><text:bookmark text:name="additional-metadata-line225"/></text:p>
                    </text:section>
                  </text:section>
                </text:section>
                <text:section text:style-name="Sect1" text:name="Section3075">
                  <text:p text:style-name="Standard"><text:bookmark text:name="menu225"/></text:p>
                  <text:section text:style-name="Sect1" text:name="Section3076">
                    <text:p text:style-name="Standard"><text:bookmark text:name="top-level-buttons225"/></text:p>
                  </text:section>
                </text:section>
              </text:section>
              <text:section text:style-name="Sect1" text:name="Section3077">
                <text:p text:style-name="Standard"><text:bookmark text:name="buttons225"/></text:p>
              </text:section>
            </text:section>
            <text:section text:style-name="Sect1" text:name="Section3078">
              <text:p text:style-name="Standard"><text:bookmark text:name="dismissable377"/><text:bookmark text:name="thumbnail228"/><text:bookmark text:name="img232"/><text:a xlink:type="simple" xlink:href="https://www.youtube.com/watch?v=ZqY4tQQXjnk" text:style-name="Internet_20_link" text:visited-style-name="Visited_20_Internet_20_Link"><text:s/></text:a></text:p>
              <text:section text:style-name="Sect1" text:name="Section3079">
                <text:p text:style-name="Standard"><text:bookmark text:name="overlays225"/>8:50 </text:p>
              </text:section>
              <text:section text:style-name="Sect1" text:name="Section3080">
                <text:p text:style-name="Standard"><text:bookmark text:name="mouseover-overlay224"/></text:p>
              </text:section>
              <text:section text:style-name="Sect1" text:name="Section3081">
                <text:p text:style-name="Standard"><text:bookmark text:name="hover-overlays225"/></text:p>
              </text:section>
              <text:section text:style-name="Sect1" text:name="Section3082">
                <text:p text:style-name="Standard"><text:bookmark text:name="details226"/></text:p>
                <text:section text:style-name="Sect1" text:name="Section3083">
                  <text:h text:style-name="Heading_20_3" text:outline-level="3"><text:bookmark text:name="meta228"/><text:bookmark text:name="video-title228"/><text:a xlink:type="simple" xlink:href="https://www.youtube.com/watch?v=ZqY4tQQXjnk" text:style-name="Internet_20_link" text:visited-style-name="Visited_20_Internet_20_Link">QnA Friday 8 - What is Penetration Testing | Introduction to Penetration Testing | Pen Test Tools</text:a></text:h>
                  <text:section text:style-name="Sect1" text:name="Section3084">
                    <text:p text:style-name="Text_20_body"><text:bookmark text:name="metadata-container227"/></text:p>
                    <text:section text:style-name="Sect1" text:name="Section3085">
                      <text:p text:style-name="Text_20_body"><text:bookmark text:name="metadata226"/></text:p>
                      <text:section text:style-name="Sect1" text:name="Section3086">
                        <text:p text:style-name="Text_20_body"><text:bookmark text:name="metadata-line226"/>3.6K views1 year ago</text:p>
                      </text:section>
                    </text:section>
                    <text:section text:style-name="Sect1" text:name="Section3087">
                      <text:p text:style-name="Text_20_body"><text:bookmark text:name="additional-metadata-line226"/></text:p>
                    </text:section>
                  </text:section>
                </text:section>
                <text:section text:style-name="Sect1" text:name="Section3088">
                  <text:p text:style-name="Standard"><text:bookmark text:name="menu226"/></text:p>
                  <text:section text:style-name="Sect1" text:name="Section3089">
                    <text:p text:style-name="Standard"><text:bookmark text:name="top-level-buttons226"/></text:p>
                  </text:section>
                </text:section>
              </text:section>
              <text:section text:style-name="Sect1" text:name="Section3090">
                <text:p text:style-name="Standard"><text:bookmark text:name="buttons226"/></text:p>
              </text:section>
            </text:section>
            <text:section text:style-name="Sect1" text:name="Section3091">
              <text:p text:style-name="Standard"><text:bookmark text:name="dismissable378"/><text:bookmark text:name="thumbnail229"/><text:bookmark text:name="img233"/><text:a xlink:type="simple" xlink:href="https://www.youtube.com/watch?v=5sw0SCU_Kp4" text:style-name="Internet_20_link" text:visited-style-name="Visited_20_Internet_20_Link"><text:s/></text:a></text:p>
              <text:section text:style-name="Sect1" text:name="Section3092">
                <text:p text:style-name="Standard"><text:bookmark text:name="overlays226"/>6:52 </text:p>
              </text:section>
              <text:section text:style-name="Sect1" text:name="Section3093">
                <text:p text:style-name="Standard"><text:bookmark text:name="mouseover-overlay225"/></text:p>
              </text:section>
              <text:section text:style-name="Sect1" text:name="Section3094">
                <text:p text:style-name="Standard"><text:bookmark text:name="hover-overlays226"/></text:p>
              </text:section>
              <text:section text:style-name="Sect1" text:name="Section3095">
                <text:p text:style-name="Standard"><text:bookmark text:name="details227"/></text:p>
                <text:section text:style-name="Sect1" text:name="Section3096">
                  <text:h text:style-name="Heading_20_3" text:outline-level="3"><text:bookmark text:name="meta229"/><text:bookmark text:name="video-title229"/><text:a xlink:type="simple" xlink:href="https://www.youtube.com/watch?v=5sw0SCU_Kp4" text:style-name="Internet_20_link" text:visited-style-name="Visited_20_Internet_20_Link">QnA Friday 7 - How to test on multiple devices | Mobile and Tablets | Responsive Design Testing</text:a></text:h>
                  <text:section text:style-name="Sect1" text:name="Section3097">
                    <text:p text:style-name="Text_20_body"><text:bookmark text:name="metadata-container228"/></text:p>
                    <text:section text:style-name="Sect1" text:name="Section3098">
                      <text:p text:style-name="Text_20_body"><text:bookmark text:name="metadata227"/></text:p>
                      <text:section text:style-name="Sect1" text:name="Section3099">
                        <text:p text:style-name="Text_20_body"><text:bookmark text:name="metadata-line227"/>1.2K views1 year ago</text:p>
                      </text:section>
                    </text:section>
                    <text:section text:style-name="Sect1" text:name="Section3100">
                      <text:p text:style-name="Text_20_body"><text:bookmark text:name="additional-metadata-line227"/></text:p>
                    </text:section>
                  </text:section>
                </text:section>
                <text:section text:style-name="Sect1" text:name="Section3101">
                  <text:p text:style-name="Standard"><text:bookmark text:name="menu227"/></text:p>
                  <text:section text:style-name="Sect1" text:name="Section3102">
                    <text:p text:style-name="Standard"><text:bookmark text:name="top-level-buttons227"/></text:p>
                  </text:section>
                </text:section>
              </text:section>
              <text:section text:style-name="Sect1" text:name="Section3103">
                <text:p text:style-name="Standard"><text:bookmark text:name="buttons227"/></text:p>
              </text:section>
            </text:section>
            <text:section text:style-name="Sect1" text:name="Section3104">
              <text:p text:style-name="Standard"><text:bookmark text:name="dismissable379"/><text:bookmark text:name="thumbnail230"/><text:bookmark text:name="img234"/><text:a xlink:type="simple" xlink:href="https://www.youtube.com/watch?v=FNG-ZuorSFM" text:style-name="Internet_20_link" text:visited-style-name="Visited_20_Internet_20_Link"><text:s/></text:a></text:p>
              <text:section text:style-name="Sect1" text:name="Section3105">
                <text:p text:style-name="Standard"><text:bookmark text:name="overlays227"/>4:25 </text:p>
              </text:section>
              <text:section text:style-name="Sect1" text:name="Section3106">
                <text:p text:style-name="Standard"><text:bookmark text:name="mouseover-overlay226"/></text:p>
              </text:section>
              <text:section text:style-name="Sect1" text:name="Section3107">
                <text:p text:style-name="Standard"><text:bookmark text:name="hover-overlays227"/><text:soft-page-break/></text:p>
              </text:section>
              <text:section text:style-name="Sect1" text:name="Section3108">
                <text:p text:style-name="Standard"><text:bookmark text:name="details228"/></text:p>
                <text:section text:style-name="Sect1" text:name="Section3109">
                  <text:h text:style-name="Heading_20_3" text:outline-level="3"><text:bookmark text:name="meta230"/><text:bookmark text:name="video-title230"/><text:a xlink:type="simple" xlink:href="https://www.youtube.com/watch?v=FNG-ZuorSFM" text:style-name="Internet_20_link" text:visited-style-name="Visited_20_Internet_20_Link">QnA Friday 6 - How to find FREE alternative software | Testing tools options</text:a></text:h>
                  <text:section text:style-name="Sect1" text:name="Section3110">
                    <text:p text:style-name="Text_20_body"><text:bookmark text:name="metadata-container229"/></text:p>
                    <text:section text:style-name="Sect1" text:name="Section3111">
                      <text:p text:style-name="Text_20_body"><text:bookmark text:name="metadata228"/></text:p>
                      <text:section text:style-name="Sect1" text:name="Section3112">
                        <text:p text:style-name="Text_20_body"><text:bookmark text:name="metadata-line228"/>689 views1 year ago</text:p>
                      </text:section>
                    </text:section>
                    <text:section text:style-name="Sect1" text:name="Section3113">
                      <text:p text:style-name="Text_20_body"><text:bookmark text:name="additional-metadata-line228"/></text:p>
                    </text:section>
                  </text:section>
                </text:section>
                <text:section text:style-name="Sect1" text:name="Section3114">
                  <text:p text:style-name="Standard"><text:bookmark text:name="menu228"/></text:p>
                  <text:section text:style-name="Sect1" text:name="Section3115">
                    <text:p text:style-name="Standard"><text:bookmark text:name="top-level-buttons228"/></text:p>
                  </text:section>
                </text:section>
              </text:section>
              <text:section text:style-name="Sect1" text:name="Section3116">
                <text:p text:style-name="Standard"><text:bookmark text:name="buttons228"/></text:p>
              </text:section>
            </text:section>
            <text:section text:style-name="Sect1" text:name="Section3117">
              <text:p text:style-name="Standard"><text:bookmark text:name="dismissable380"/><text:bookmark text:name="thumbnail231"/><text:bookmark text:name="img235"/><text:a xlink:type="simple" xlink:href="https://www.youtube.com/watch?v=Bj3tfSNS0j0" text:style-name="Internet_20_link" text:visited-style-name="Visited_20_Internet_20_Link"><text:s/></text:a></text:p>
              <text:section text:style-name="Sect1" text:name="Section3118">
                <text:p text:style-name="Standard"><text:bookmark text:name="overlays228"/>6:53 </text:p>
              </text:section>
              <text:section text:style-name="Sect1" text:name="Section3119">
                <text:p text:style-name="Standard"><text:bookmark text:name="mouseover-overlay227"/></text:p>
              </text:section>
              <text:section text:style-name="Sect1" text:name="Section3120">
                <text:p text:style-name="Standard"><text:bookmark text:name="hover-overlays228"/></text:p>
              </text:section>
              <text:section text:style-name="Sect1" text:name="Section3121">
                <text:p text:style-name="Standard"><text:bookmark text:name="details229"/></text:p>
                <text:section text:style-name="Sect1" text:name="Section3122">
                  <text:h text:style-name="Heading_20_3" text:outline-level="3"><text:bookmark text:name="meta231"/><text:bookmark text:name="video-title231"/><text:a xlink:type="simple" xlink:href="https://www.youtube.com/watch?v=Bj3tfSNS0j0" text:style-name="Internet_20_link" text:visited-style-name="Visited_20_Internet_20_Link">QnA Friday 5 - How to find spelling mistakes | broken links on websites</text:a></text:h>
                  <text:section text:style-name="Sect1" text:name="Section3123">
                    <text:p text:style-name="Text_20_body"><text:bookmark text:name="metadata-container230"/></text:p>
                    <text:section text:style-name="Sect1" text:name="Section3124">
                      <text:p text:style-name="Text_20_body"><text:bookmark text:name="metadata229"/></text:p>
                      <text:section text:style-name="Sect1" text:name="Section3125">
                        <text:p text:style-name="Text_20_body"><text:bookmark text:name="metadata-line229"/>1.6K views1 year ago</text:p>
                      </text:section>
                    </text:section>
                    <text:section text:style-name="Sect1" text:name="Section3126">
                      <text:p text:style-name="Text_20_body"><text:bookmark text:name="additional-metadata-line229"/></text:p>
                    </text:section>
                  </text:section>
                </text:section>
                <text:section text:style-name="Sect1" text:name="Section3127">
                  <text:p text:style-name="Standard"><text:bookmark text:name="menu229"/></text:p>
                  <text:section text:style-name="Sect1" text:name="Section3128">
                    <text:p text:style-name="Standard"><text:bookmark text:name="top-level-buttons229"/></text:p>
                  </text:section>
                </text:section>
              </text:section>
              <text:section text:style-name="Sect1" text:name="Section3129">
                <text:p text:style-name="Standard"><text:bookmark text:name="buttons229"/></text:p>
              </text:section>
            </text:section>
            <text:section text:style-name="Sect1" text:name="Section3130">
              <text:p text:style-name="Standard"><text:bookmark text:name="dismissable381"/><text:bookmark text:name="thumbnail232"/><text:bookmark text:name="img236"/><text:a xlink:type="simple" xlink:href="https://www.youtube.com/watch?v=n6iGoqMl8Ao" text:style-name="Internet_20_link" text:visited-style-name="Visited_20_Internet_20_Link"><text:s/></text:a></text:p>
              <text:section text:style-name="Sect1" text:name="Section3131">
                <text:p text:style-name="Standard"><text:bookmark text:name="overlays229"/>8:52 </text:p>
              </text:section>
              <text:section text:style-name="Sect1" text:name="Section3132">
                <text:p text:style-name="Standard"><text:bookmark text:name="mouseover-overlay228"/></text:p>
              </text:section>
              <text:section text:style-name="Sect1" text:name="Section3133">
                <text:p text:style-name="Standard"><text:bookmark text:name="hover-overlays229"/></text:p>
              </text:section>
              <text:section text:style-name="Sect1" text:name="Section3134">
                <text:section text:style-name="Sect1" text:name="Section3135">
                  <text:h text:style-name="Heading_20_3" text:outline-level="3"><text:bookmark text:name="meta232"/><text:bookmark text:name="video-title232"/><text:a xlink:type="simple" xlink:href="https://www.youtube.com/watch?v=n6iGoqMl8Ao" text:style-name="Internet_20_link" text:visited-style-name="Visited_20_Internet_20_Link">QnA Friday 4 - How to select right Automation Tool | Automation Testing Tools</text:a></text:h>
                  <text:section text:style-name="Sect1" text:name="Section3136">
                    <text:p text:style-name="Text_20_body"><text:bookmark text:name="metadata-container231"/></text:p>
                    <text:section text:style-name="Sect1" text:name="Section3137">
                      <text:p text:style-name="Text_20_body"><text:bookmark text:name="metadata230"/></text:p>
                      <text:section text:style-name="Sect1" text:name="Section3138">
                        <text:p text:style-name="Text_20_body"><text:bookmark text:name="metadata-line230"/>3K views1 year ago</text:p>
                      </text:section>
                    </text:section>
                    <text:section text:style-name="Sect1" text:name="Section3139">
                      <text:p text:style-name="Text_20_body"><text:bookmark text:name="additional-metadata-line230"/></text:p>
                    </text:section>
                  </text:section>
                </text:section>
                <text:section text:style-name="Sect1" text:name="Section3140">
                  <text:p text:style-name="Standard"><text:bookmark text:name="menu230"/></text:p>
                  <text:section text:style-name="Sect1" text:name="Section3141">
                    <text:p text:style-name="Standard"><text:bookmark text:name="top-level-buttons230"/></text:p>
                  </text:section>
                </text:section>
              </text:section>
              <text:section text:style-name="Sect1" text:name="Section3142">
                <text:p text:style-name="Standard"><text:bookmark text:name="buttons230"/></text:p>
              </text:section>
            </text:section>
            <text:section text:style-name="Sect1" text:name="Section3143">
              <text:p text:style-name="Standard"><text:bookmark text:name="dismissable382"/><text:bookmark text:name="thumbnail233"/><text:bookmark text:name="img237"/><text:a xlink:type="simple" xlink:href="https://www.youtube.com/watch?v=iax4omfHPAU" text:style-name="Internet_20_link" text:visited-style-name="Visited_20_Internet_20_Link"><text:s/></text:a></text:p>
              <text:section text:style-name="Sect1" text:name="Section3144">
                <text:p text:style-name="Standard"><text:bookmark text:name="overlays230"/>6:10 </text:p>
              </text:section>
              <text:section text:style-name="Sect1" text:name="Section3145">
                <text:p text:style-name="Standard"><text:bookmark text:name="mouseover-overlay229"/></text:p>
              </text:section>
              <text:section text:style-name="Sect1" text:name="Section3146">
                <text:p text:style-name="Standard"><text:bookmark text:name="hover-overlays230"/></text:p>
              </text:section>
              <text:section text:style-name="Sect1" text:name="Section3147">
                <text:p text:style-name="Standard"><text:bookmark text:name="details231"/></text:p>
                <text:section text:style-name="Sect1" text:name="Section3148">
                  <text:h text:style-name="Heading_20_3" text:outline-level="3"><text:bookmark text:name="meta233"/><text:bookmark text:name="video-title233"/><text:soft-page-break/><text:a xlink:type="simple" xlink:href="https://www.youtube.com/watch?v=iax4omfHPAU" text:style-name="Internet_20_link" text:visited-style-name="Visited_20_Internet_20_Link">QnA Friday 3 - Lighthouse - How to audit your web apps | Check quality, correctness and performance</text:a></text:h>
                  <text:section text:style-name="Sect1" text:name="Section3149">
                    <text:p text:style-name="Text_20_body"><text:bookmark text:name="metadata-container232"/></text:p>
                    <text:section text:style-name="Sect1" text:name="Section3150">
                      <text:p text:style-name="Text_20_body"><text:bookmark text:name="metadata231"/></text:p>
                      <text:section text:style-name="Sect1" text:name="Section3151">
                        <text:p text:style-name="Text_20_body"><text:bookmark text:name="metadata-line231"/>1.8K views1 year ago</text:p>
                      </text:section>
                    </text:section>
                    <text:section text:style-name="Sect1" text:name="Section3152">
                      <text:p text:style-name="Text_20_body"><text:bookmark text:name="additional-metadata-line231"/></text:p>
                    </text:section>
                  </text:section>
                </text:section>
                <text:section text:style-name="Sect1" text:name="Section3153">
                  <text:p text:style-name="Standard"><text:bookmark text:name="menu231"/></text:p>
                  <text:section text:style-name="Sect1" text:name="Section3154">
                    <text:p text:style-name="Standard"><text:bookmark text:name="top-level-buttons231"/></text:p>
                  </text:section>
                </text:section>
              </text:section>
              <text:section text:style-name="Sect1" text:name="Section3155">
                <text:p text:style-name="Standard"><text:bookmark text:name="buttons231"/></text:p>
              </text:section>
            </text:section>
            <text:section text:style-name="Sect1" text:name="Section3156">
              <text:p text:style-name="Standard"><text:bookmark text:name="dismissable383"/><text:bookmark text:name="thumbnail234"/><text:bookmark text:name="img238"/><text:a xlink:type="simple" xlink:href="https://www.youtube.com/watch?v=MU8HUVlJTEY" text:style-name="Internet_20_link" text:visited-style-name="Visited_20_Internet_20_Link"><text:s/></text:a></text:p>
              <text:section text:style-name="Sect1" text:name="Section3157">
                <text:p text:style-name="Standard"><text:bookmark text:name="overlays231"/>11:45 </text:p>
              </text:section>
              <text:section text:style-name="Sect1" text:name="Section3158">
                <text:p text:style-name="Standard"><text:bookmark text:name="mouseover-overlay230"/></text:p>
              </text:section>
              <text:section text:style-name="Sect1" text:name="Section3159">
                <text:p text:style-name="Standard"><text:bookmark text:name="hover-overlays231"/></text:p>
              </text:section>
              <text:section text:style-name="Sect1" text:name="Section3160">
                <text:p text:style-name="Standard"><text:bookmark text:name="details232"/></text:p>
                <text:section text:style-name="Sect1" text:name="Section3161">
                  <text:h text:style-name="Heading_20_3" text:outline-level="3"><text:bookmark text:name="meta234"/><text:bookmark text:name="video-title234"/><text:a xlink:type="simple" xlink:href="https://www.youtube.com/watch?v=MU8HUVlJTEY" text:style-name="Internet_20_link" text:visited-style-name="Visited_20_Internet_20_Link">Docker Beginner Tutorial 6 - How to install DOCKER on MAC ? Step by Step | How to Install Docker</text:a></text:h>
                  <text:section text:style-name="Sect1" text:name="Section3162">
                    <text:p text:style-name="Text_20_body"><text:bookmark text:name="metadata-container233"/></text:p>
                    <text:section text:style-name="Sect1" text:name="Section3163">
                      <text:p text:style-name="Text_20_body"><text:bookmark text:name="metadata232"/></text:p>
                      <text:section text:style-name="Sect1" text:name="Section3164">
                        <text:p text:style-name="Text_20_body"><text:bookmark text:name="metadata-line232"/>19K views1 year ago</text:p>
                      </text:section>
                    </text:section>
                    <text:section text:style-name="Sect1" text:name="Section3165">
                      <text:p text:style-name="Text_20_body"><text:bookmark text:name="additional-metadata-line232"/></text:p>
                    </text:section>
                  </text:section>
                </text:section>
                <text:section text:style-name="Sect1" text:name="Section3166">
                  <text:p text:style-name="Standard"><text:bookmark text:name="menu232"/></text:p>
                  <text:section text:style-name="Sect1" text:name="Section3167">
                    <text:p text:style-name="Standard"><text:bookmark text:name="top-level-buttons232"/></text:p>
                  </text:section>
                </text:section>
              </text:section>
              <text:section text:style-name="Sect1" text:name="Section3168">
                <text:p text:style-name="Standard"><text:bookmark text:name="buttons232"/></text:p>
              </text:section>
            </text:section>
            <text:section text:style-name="Sect1" text:name="Section3169">
              <text:p text:style-name="Standard"><text:bookmark text:name="dismissable384"/><text:bookmark text:name="thumbnail235"/><text:bookmark text:name="img239"/><text:a xlink:type="simple" xlink:href="https://www.youtube.com/watch?v=XMFrNla8bHI" text:style-name="Internet_20_link" text:visited-style-name="Visited_20_Internet_20_Link"><text:s/></text:a></text:p>
              <text:section text:style-name="Sect1" text:name="Section3170">
                <text:p text:style-name="Standard"><text:bookmark text:name="overlays232"/>2:32 </text:p>
              </text:section>
              <text:section text:style-name="Sect1" text:name="Section3171">
                <text:p text:style-name="Standard"><text:bookmark text:name="mouseover-overlay231"/></text:p>
              </text:section>
              <text:section text:style-name="Sect1" text:name="Section3172">
                <text:p text:style-name="Standard"><text:bookmark text:name="hover-overlays232"/></text:p>
              </text:section>
              <text:section text:style-name="Sect1" text:name="Section3173">
                <text:p text:style-name="Standard"><text:bookmark text:name="details233"/></text:p>
                <text:section text:style-name="Sect1" text:name="Section3174">
                  <text:h text:style-name="Heading_20_3" text:outline-level="3"><text:bookmark text:name="meta235"/><text:bookmark text:name="video-title235"/><text:a xlink:type="simple" xlink:href="https://www.youtube.com/watch?v=XMFrNla8bHI" text:style-name="Internet_20_link" text:visited-style-name="Visited_20_Internet_20_Link">QnA Friday 2 - How to test client side performance of web pages | Client side performance analysis</text:a></text:h>
                  <text:section text:style-name="Sect1" text:name="Section3175">
                    <text:p text:style-name="Text_20_body"><text:bookmark text:name="metadata-container234"/></text:p>
                    <text:section text:style-name="Sect1" text:name="Section3176">
                      <text:p text:style-name="Text_20_body"><text:bookmark text:name="metadata233"/></text:p>
                      <text:section text:style-name="Sect1" text:name="Section3177">
                        <text:p text:style-name="Text_20_body"><text:bookmark text:name="metadata-line233"/>3.3K views1 year ago</text:p>
                      </text:section>
                    </text:section>
                    <text:section text:style-name="Sect1" text:name="Section3178">
                      <text:p text:style-name="Text_20_body"><text:bookmark text:name="additional-metadata-line233"/></text:p>
                    </text:section>
                  </text:section>
                </text:section>
                <text:section text:style-name="Sect1" text:name="Section3179">
                  <text:p text:style-name="Standard"><text:bookmark text:name="menu233"/></text:p>
                  <text:section text:style-name="Sect1" text:name="Section3180">
                    <text:p text:style-name="Standard"><text:bookmark text:name="top-level-buttons233"/></text:p>
                  </text:section>
                </text:section>
              </text:section>
              <text:section text:style-name="Sect1" text:name="Section3181">
                <text:p text:style-name="Standard"><text:bookmark text:name="buttons233"/></text:p>
              </text:section>
            </text:section>
            <text:section text:style-name="Sect1" text:name="Section3182">
              <text:p text:style-name="Standard"><text:bookmark text:name="dismissable385"/><text:bookmark text:name="thumbnail236"/><text:bookmark text:name="img240"/><text:a xlink:type="simple" xlink:href="https://www.youtube.com/watch?v=SVVkGPPcVho" text:style-name="Internet_20_link" text:visited-style-name="Visited_20_Internet_20_Link"><text:s/></text:a></text:p>
              <text:section text:style-name="Sect1" text:name="Section3183">
                <text:p text:style-name="Standard"><text:bookmark text:name="overlays233"/>4:00 </text:p>
              </text:section>
              <text:section text:style-name="Sect1" text:name="Section3184">
                <text:p text:style-name="Standard"><text:bookmark text:name="mouseover-overlay232"/></text:p>
              </text:section>
              <text:section text:style-name="Sect1" text:name="Section3185">
                <text:p text:style-name="Standard"><text:bookmark text:name="hover-overlays233"/></text:p>
              </text:section>
              <text:section text:style-name="Sect1" text:name="Section3186">
                <text:p text:style-name="Standard"><text:bookmark text:name="details234"/><text:soft-page-break/></text:p>
                <text:section text:style-name="Sect1" text:name="Section3187">
                  <text:h text:style-name="Heading_20_3" text:outline-level="3"><text:bookmark text:name="meta236"/><text:bookmark text:name="video-title236"/><text:a xlink:type="simple" xlink:href="https://www.youtube.com/watch?v=SVVkGPPcVho" text:style-name="Internet_20_link" text:visited-style-name="Visited_20_Internet_20_Link">QnA Friday 1 - How to do sanity test of website on mobile devices | How to test on mobile devices</text:a></text:h>
                  <text:section text:style-name="Sect1" text:name="Section3188">
                    <text:p text:style-name="Text_20_body"><text:bookmark text:name="metadata-container235"/></text:p>
                    <text:section text:style-name="Sect1" text:name="Section3189">
                      <text:p text:style-name="Text_20_body"><text:bookmark text:name="metadata234"/></text:p>
                      <text:section text:style-name="Sect1" text:name="Section3190">
                        <text:p text:style-name="Text_20_body"><text:bookmark text:name="metadata-line234"/>3K views1 year ago</text:p>
                      </text:section>
                    </text:section>
                    <text:section text:style-name="Sect1" text:name="Section3191">
                      <text:p text:style-name="Text_20_body"><text:bookmark text:name="additional-metadata-line234"/></text:p>
                    </text:section>
                  </text:section>
                </text:section>
                <text:section text:style-name="Sect1" text:name="Section3192">
                  <text:p text:style-name="Standard"><text:bookmark text:name="menu234"/></text:p>
                  <text:section text:style-name="Sect1" text:name="Section3193">
                    <text:p text:style-name="Standard"><text:bookmark text:name="top-level-buttons234"/></text:p>
                  </text:section>
                </text:section>
              </text:section>
              <text:section text:style-name="Sect1" text:name="Section3194">
                <text:p text:style-name="Standard"><text:bookmark text:name="buttons234"/></text:p>
              </text:section>
            </text:section>
            <text:section text:style-name="Sect1" text:name="Section3195">
              <text:p text:style-name="Standard"><text:bookmark text:name="dismissable386"/><text:bookmark text:name="thumbnail237"/><text:bookmark text:name="img241"/><text:a xlink:type="simple" xlink:href="https://www.youtube.com/watch?v=ymlWt1MqURY" text:style-name="Internet_20_link" text:visited-style-name="Visited_20_Internet_20_Link"><text:s/></text:a></text:p>
              <text:section text:style-name="Sect1" text:name="Section3196">
                <text:p text:style-name="Standard"><text:bookmark text:name="overlays234"/>10:54 </text:p>
              </text:section>
              <text:section text:style-name="Sect1" text:name="Section3197">
                <text:p text:style-name="Standard"><text:bookmark text:name="mouseover-overlay233"/></text:p>
              </text:section>
              <text:section text:style-name="Sect1" text:name="Section3198">
                <text:p text:style-name="Standard"><text:bookmark text:name="hover-overlays234"/></text:p>
              </text:section>
              <text:section text:style-name="Sect1" text:name="Section3199">
                <text:p text:style-name="Standard"><text:bookmark text:name="details235"/></text:p>
                <text:section text:style-name="Sect1" text:name="Section3200">
                  <text:h text:style-name="Heading_20_3" text:outline-level="3"><text:bookmark text:name="meta237"/><text:bookmark text:name="video-title237"/><text:a xlink:type="simple" xlink:href="https://www.youtube.com/watch?v=ymlWt1MqURY" text:style-name="Internet_20_link" text:visited-style-name="Visited_20_Internet_20_Link">Docker Beginner Tutorial 5 - How to install DOCKER on WINDOWS ? Step by Step</text:a></text:h>
                  <text:section text:style-name="Sect1" text:name="Section3201">
                    <text:p text:style-name="Text_20_body"><text:bookmark text:name="metadata-container236"/></text:p>
                    <text:section text:style-name="Sect1" text:name="Section3202">
                      <text:p text:style-name="Text_20_body"><text:bookmark text:name="metadata235"/></text:p>
                      <text:section text:style-name="Sect1" text:name="Section3203">
                        <text:p text:style-name="Text_20_body"><text:bookmark text:name="metadata-line235"/>52K views1 year ago</text:p>
                      </text:section>
                    </text:section>
                    <text:section text:style-name="Sect1" text:name="Section3204">
                      <text:p text:style-name="Text_20_body"><text:bookmark text:name="additional-metadata-line235"/></text:p>
                    </text:section>
                  </text:section>
                </text:section>
                <text:section text:style-name="Sect1" text:name="Section3205">
                  <text:p text:style-name="Standard"><text:bookmark text:name="menu235"/></text:p>
                  <text:section text:style-name="Sect1" text:name="Section3206">
                    <text:p text:style-name="Standard"><text:bookmark text:name="top-level-buttons235"/></text:p>
                  </text:section>
                </text:section>
              </text:section>
              <text:section text:style-name="Sect1" text:name="Section3207">
                <text:p text:style-name="Standard"><text:bookmark text:name="buttons235"/></text:p>
              </text:section>
            </text:section>
            <text:section text:style-name="Sect1" text:name="Section3208">
              <text:p text:style-name="Standard"><text:bookmark text:name="dismissable387"/><text:bookmark text:name="thumbnail238"/><text:bookmark text:name="img242"/><text:a xlink:type="simple" xlink:href="https://www.youtube.com/watch?v=KCckWweNSrM" text:style-name="Internet_20_link" text:visited-style-name="Visited_20_Internet_20_Link"><text:s/></text:a></text:p>
              <text:section text:style-name="Sect1" text:name="Section3209">
                <text:p text:style-name="Standard"><text:bookmark text:name="overlays235"/>8:38 </text:p>
              </text:section>
              <text:section text:style-name="Sect1" text:name="Section3210">
                <text:p text:style-name="Standard"><text:bookmark text:name="mouseover-overlay234"/></text:p>
              </text:section>
              <text:section text:style-name="Sect1" text:name="Section3211">
                <text:p text:style-name="Standard"><text:bookmark text:name="hover-overlays235"/></text:p>
              </text:section>
              <text:section text:style-name="Sect1" text:name="Section3212">
                <text:p text:style-name="Standard"><text:bookmark text:name="details236"/></text:p>
                <text:section text:style-name="Sect1" text:name="Section3213">
                  <text:h text:style-name="Heading_20_3" text:outline-level="3"><text:bookmark text:name="meta238"/><text:bookmark text:name="video-title238"/><text:a xlink:type="simple" xlink:href="https://www.youtube.com/watch?v=KCckWweNSrM" text:style-name="Internet_20_link" text:visited-style-name="Visited_20_Internet_20_Link">Docker Beginner Tutorial 4 - How to install DOCKER on LINUX ? Step by Step</text:a></text:h>
                  <text:section text:style-name="Sect1" text:name="Section3214">
                    <text:p text:style-name="Text_20_body"><text:bookmark text:name="metadata-container237"/></text:p>
                    <text:section text:style-name="Sect1" text:name="Section3215">
                      <text:p text:style-name="Text_20_body"><text:bookmark text:name="metadata236"/></text:p>
                      <text:section text:style-name="Sect1" text:name="Section3216">
                        <text:p text:style-name="Text_20_body"><text:bookmark text:name="metadata-line236"/>50K views1 year ago</text:p>
                      </text:section>
                    </text:section>
                    <text:section text:style-name="Sect1" text:name="Section3217">
                      <text:p text:style-name="Text_20_body"><text:bookmark text:name="additional-metadata-line236"/></text:p>
                    </text:section>
                  </text:section>
                </text:section>
                <text:section text:style-name="Sect1" text:name="Section3218">
                  <text:p text:style-name="Standard"><text:bookmark text:name="menu236"/></text:p>
                  <text:section text:style-name="Sect1" text:name="Section3219">
                    <text:p text:style-name="Standard"><text:bookmark text:name="top-level-buttons236"/></text:p>
                  </text:section>
                </text:section>
              </text:section>
              <text:section text:style-name="Sect1" text:name="Section3220">
                <text:p text:style-name="Standard"><text:bookmark text:name="buttons236"/></text:p>
              </text:section>
            </text:section>
            <text:section text:style-name="Sect1" text:name="Section3221">
              <text:p text:style-name="Standard"><text:bookmark text:name="dismissable388"/><text:bookmark text:name="thumbnail239"/><text:bookmark text:name="img243"/><text:a xlink:type="simple" xlink:href="https://www.youtube.com/watch?v=YCrRy7pBzdc" text:style-name="Internet_20_link" text:visited-style-name="Visited_20_Internet_20_Link"><text:s/></text:a></text:p>
              <text:section text:style-name="Sect1" text:name="Section3222">
                <text:p text:style-name="Standard"><text:bookmark text:name="overlays236"/>2:46 </text:p>
              </text:section>
              <text:section text:style-name="Sect1" text:name="Section3223">
                <text:p text:style-name="Standard"><text:bookmark text:name="mouseover-overlay235"/></text:p>
              </text:section>
              <text:section text:style-name="Sect1" text:name="Section3224">
                <text:p text:style-name="Standard"><text:bookmark text:name="hover-overlays236"/></text:p>
              </text:section>
              <text:section text:style-name="Sect1" text:name="Section3225">
                <text:p text:style-name="Standard"><text:bookmark text:name="details237"/><text:soft-page-break/></text:p>
                <text:section text:style-name="Sect1" text:name="Section3226">
                  <text:h text:style-name="Heading_20_3" text:outline-level="3"><text:bookmark text:name="meta239"/><text:bookmark text:name="video-title239"/><text:a xlink:type="simple" xlink:href="https://www.youtube.com/watch?v=YCrRy7pBzdc" text:style-name="Internet_20_link" text:visited-style-name="Visited_20_Internet_20_Link">Docker Beginner Tutorial 3 - Benefits of DOCKER | Why to use DOCKER | Advantages of DOCKER</text:a></text:h>
                  <text:section text:style-name="Sect1" text:name="Section3227">
                    <text:p text:style-name="Text_20_body"><text:bookmark text:name="metadata-container238"/></text:p>
                    <text:section text:style-name="Sect1" text:name="Section3228">
                      <text:p text:style-name="Text_20_body"><text:bookmark text:name="metadata237"/></text:p>
                      <text:section text:style-name="Sect1" text:name="Section3229">
                        <text:p text:style-name="Text_20_body"><text:bookmark text:name="metadata-line237"/>28K views1 year ago</text:p>
                      </text:section>
                    </text:section>
                    <text:section text:style-name="Sect1" text:name="Section3230">
                      <text:p text:style-name="Text_20_body"><text:bookmark text:name="additional-metadata-line237"/></text:p>
                    </text:section>
                  </text:section>
                </text:section>
                <text:p text:style-name="Standard">CC </text:p>
                <text:section text:style-name="Sect1" text:name="Section3231">
                  <text:p text:style-name="Standard"><text:bookmark text:name="menu237"/></text:p>
                  <text:section text:style-name="Sect1" text:name="Section3232">
                    <text:p text:style-name="Standard"><text:bookmark text:name="top-level-buttons237"/></text:p>
                  </text:section>
                </text:section>
              </text:section>
              <text:section text:style-name="Sect1" text:name="Section3233">
                <text:p text:style-name="Standard"><text:bookmark text:name="buttons237"/></text:p>
              </text:section>
            </text:section>
            <text:section text:style-name="Sect1" text:name="Section3234">
              <text:p text:style-name="Standard"><text:bookmark text:name="dismissable389"/><text:bookmark text:name="thumbnail240"/><text:bookmark text:name="img244"/><text:a xlink:type="simple" xlink:href="https://www.youtube.com/watch?v=0e-KiGJIiDc" text:style-name="Internet_20_link" text:visited-style-name="Visited_20_Internet_20_Link"><text:s/></text:a></text:p>
              <text:section text:style-name="Sect1" text:name="Section3235">
                <text:p text:style-name="Standard"><text:bookmark text:name="overlays237"/>4:20 </text:p>
              </text:section>
              <text:section text:style-name="Sect1" text:name="Section3236">
                <text:p text:style-name="Standard"><text:bookmark text:name="mouseover-overlay236"/></text:p>
              </text:section>
              <text:section text:style-name="Sect1" text:name="Section3237">
                <text:p text:style-name="Standard"><text:bookmark text:name="hover-overlays237"/></text:p>
              </text:section>
              <text:section text:style-name="Sect1" text:name="Section3238">
                <text:p text:style-name="Standard"><text:bookmark text:name="details238"/></text:p>
                <text:section text:style-name="Sect1" text:name="Section3239">
                  <text:h text:style-name="Heading_20_3" text:outline-level="3"><text:bookmark text:name="meta240"/><text:bookmark text:name="video-title240"/><text:a xlink:type="simple" xlink:href="https://www.youtube.com/watch?v=0e-KiGJIiDc" text:style-name="Internet_20_link" text:visited-style-name="Visited_20_Internet_20_Link">Docker Beginner Tutorial 2 - How DOCKER works | Docker Architecture</text:a></text:h>
                  <text:section text:style-name="Sect1" text:name="Section3240">
                    <text:p text:style-name="Text_20_body"><text:bookmark text:name="metadata-container239"/></text:p>
                    <text:section text:style-name="Sect1" text:name="Section3241">
                      <text:p text:style-name="Text_20_body"><text:bookmark text:name="metadata238"/></text:p>
                      <text:section text:style-name="Sect1" text:name="Section3242">
                        <text:p text:style-name="Text_20_body"><text:bookmark text:name="metadata-line238"/>41K views1 year ago</text:p>
                      </text:section>
                    </text:section>
                    <text:section text:style-name="Sect1" text:name="Section3243">
                      <text:p text:style-name="Text_20_body"><text:bookmark text:name="additional-metadata-line238"/></text:p>
                    </text:section>
                  </text:section>
                </text:section>
                <text:section text:style-name="Sect1" text:name="Section3244">
                  <text:p text:style-name="Standard"><text:bookmark text:name="menu238"/></text:p>
                  <text:section text:style-name="Sect1" text:name="Section3245">
                    <text:p text:style-name="Standard"><text:bookmark text:name="top-level-buttons238"/></text:p>
                  </text:section>
                </text:section>
              </text:section>
              <text:section text:style-name="Sect1" text:name="Section3246">
                <text:p text:style-name="Standard"><text:bookmark text:name="buttons238"/></text:p>
              </text:section>
            </text:section>
            <text:section text:style-name="Sect1" text:name="Section3247">
              <text:p text:style-name="Standard"><text:bookmark text:name="dismissable390"/><text:bookmark text:name="thumbnail241"/><text:bookmark text:name="img245"/><text:a xlink:type="simple" xlink:href="https://www.youtube.com/watch?v=wi-MGFhrad0" text:style-name="Internet_20_link" text:visited-style-name="Visited_20_Internet_20_Link"><text:s/></text:a></text:p>
              <text:section text:style-name="Sect1" text:name="Section3248">
                <text:p text:style-name="Standard"><text:bookmark text:name="overlays238"/>6:01 </text:p>
              </text:section>
              <text:section text:style-name="Sect1" text:name="Section3249">
                <text:p text:style-name="Standard"><text:bookmark text:name="mouseover-overlay237"/></text:p>
              </text:section>
              <text:section text:style-name="Sect1" text:name="Section3250">
                <text:p text:style-name="Standard"><text:bookmark text:name="hover-overlays238"/></text:p>
              </text:section>
              <text:section text:style-name="Sect1" text:name="Section3251">
                <text:p text:style-name="Standard"><text:bookmark text:name="details239"/></text:p>
                <text:section text:style-name="Sect1" text:name="Section3252">
                  <text:h text:style-name="Heading_20_3" text:outline-level="3"><text:bookmark text:name="meta241"/><text:bookmark text:name="video-title241"/><text:a xlink:type="simple" xlink:href="https://www.youtube.com/watch?v=wi-MGFhrad0" text:style-name="Internet_20_link" text:visited-style-name="Visited_20_Internet_20_Link">Docker Beginner Tutorial 1 - What is DOCKER (step by step) | Docker Introduction | Docker basics</text:a></text:h>
                  <text:section text:style-name="Sect1" text:name="Section3253">
                    <text:p text:style-name="Text_20_body"><text:bookmark text:name="metadata-container240"/></text:p>
                    <text:section text:style-name="Sect1" text:name="Section3254">
                      <text:p text:style-name="Text_20_body"><text:bookmark text:name="metadata239"/></text:p>
                      <text:section text:style-name="Sect1" text:name="Section3255">
                        <text:p text:style-name="Text_20_body"><text:bookmark text:name="metadata-line239"/>67K views1 year ago</text:p>
                      </text:section>
                    </text:section>
                    <text:section text:style-name="Sect1" text:name="Section3256">
                      <text:p text:style-name="Text_20_body"><text:bookmark text:name="additional-metadata-line239"/></text:p>
                    </text:section>
                  </text:section>
                </text:section>
                <text:section text:style-name="Sect1" text:name="Section3257">
                  <text:p text:style-name="Standard"><text:bookmark text:name="menu239"/></text:p>
                  <text:section text:style-name="Sect1" text:name="Section3258">
                    <text:p text:style-name="Standard"><text:bookmark text:name="top-level-buttons239"/></text:p>
                  </text:section>
                </text:section>
              </text:section>
              <text:section text:style-name="Sect1" text:name="Section3259">
                <text:p text:style-name="Standard"><text:bookmark text:name="buttons239"/></text:p>
              </text:section>
            </text:section>
            <text:section text:style-name="Sect1" text:name="Section3260">
              <text:p text:style-name="Standard"><text:bookmark text:name="dismissable391"/><text:bookmark text:name="thumbnail242"/><text:bookmark text:name="img246"/><text:a xlink:type="simple" xlink:href="https://www.youtube.com/watch?v=Di1DjW8Qxb0" text:style-name="Internet_20_link" text:visited-style-name="Visited_20_Internet_20_Link"><text:s/></text:a></text:p>
              <text:section text:style-name="Sect1" text:name="Section3261">
                <text:p text:style-name="Standard"><text:bookmark text:name="overlays239"/>5:42 </text:p>
              </text:section>
              <text:section text:style-name="Sect1" text:name="Section3262">
                <text:p text:style-name="Standard"><text:bookmark text:name="mouseover-overlay238"/></text:p>
              </text:section>
              <text:section text:style-name="Sect1" text:name="Section3263">
                <text:p text:style-name="Standard"><text:bookmark text:name="hover-overlays239"/><text:soft-page-break/></text:p>
              </text:section>
              <text:section text:style-name="Sect1" text:name="Section3264">
                <text:p text:style-name="Standard"><text:bookmark text:name="details240"/></text:p>
                <text:section text:style-name="Sect1" text:name="Section3265">
                  <text:h text:style-name="Heading_20_3" text:outline-level="3"><text:bookmark text:name="meta242"/><text:bookmark text:name="video-title242"/><text:a xlink:type="simple" xlink:href="https://www.youtube.com/watch?v=Di1DjW8Qxb0" text:style-name="Internet_20_link" text:visited-style-name="Visited_20_Internet_20_Link">Jenkins Beginner Tutorial 16 - What is BLUE OCEAN (How to get started)</text:a></text:h>
                  <text:section text:style-name="Sect1" text:name="Section3266">
                    <text:p text:style-name="Text_20_body"><text:bookmark text:name="metadata-container241"/></text:p>
                    <text:section text:style-name="Sect1" text:name="Section3267">
                      <text:p text:style-name="Text_20_body"><text:bookmark text:name="metadata240"/></text:p>
                      <text:section text:style-name="Sect1" text:name="Section3268">
                        <text:p text:style-name="Text_20_body"><text:bookmark text:name="metadata-line240"/>38K views1 year ago</text:p>
                      </text:section>
                    </text:section>
                    <text:section text:style-name="Sect1" text:name="Section3269">
                      <text:p text:style-name="Text_20_body"><text:bookmark text:name="additional-metadata-line240"/></text:p>
                    </text:section>
                  </text:section>
                </text:section>
                <text:section text:style-name="Sect1" text:name="Section3270">
                  <text:p text:style-name="Standard"><text:bookmark text:name="menu240"/></text:p>
                  <text:section text:style-name="Sect1" text:name="Section3271">
                    <text:p text:style-name="Standard"><text:bookmark text:name="top-level-buttons240"/></text:p>
                  </text:section>
                </text:section>
              </text:section>
              <text:section text:style-name="Sect1" text:name="Section3272">
                <text:p text:style-name="Standard"><text:bookmark text:name="buttons240"/></text:p>
              </text:section>
            </text:section>
            <text:section text:style-name="Sect1" text:name="Section3273">
              <text:p text:style-name="Standard"><text:bookmark text:name="dismissable392"/><text:bookmark text:name="thumbnail243"/><text:bookmark text:name="img247"/><text:a xlink:type="simple" xlink:href="https://www.youtube.com/watch?v=zf6ogW0HKLY" text:style-name="Internet_20_link" text:visited-style-name="Visited_20_Internet_20_Link"><text:s/></text:a></text:p>
              <text:section text:style-name="Sect1" text:name="Section3274">
                <text:p text:style-name="Standard"><text:bookmark text:name="overlays240"/>5:46 </text:p>
              </text:section>
              <text:section text:style-name="Sect1" text:name="Section3275">
                <text:p text:style-name="Standard"><text:bookmark text:name="mouseover-overlay239"/></text:p>
              </text:section>
              <text:section text:style-name="Sect1" text:name="Section3276">
                <text:p text:style-name="Standard"><text:bookmark text:name="hover-overlays240"/></text:p>
              </text:section>
              <text:section text:style-name="Sect1" text:name="Section3277">
                <text:p text:style-name="Standard"><text:bookmark text:name="details241"/></text:p>
                <text:section text:style-name="Sect1" text:name="Section3278">
                  <text:h text:style-name="Heading_20_3" text:outline-level="3"><text:bookmark text:name="meta243"/><text:bookmark text:name="video-title243"/><text:a xlink:type="simple" xlink:href="https://www.youtube.com/watch?v=zf6ogW0HKLY" text:style-name="Internet_20_link" text:visited-style-name="Visited_20_Internet_20_Link">Jenkins Beginner Tutorial 15 - How to setup BUILD PIPELINE in Jenkins (Step by Step)</text:a></text:h>
                  <text:section text:style-name="Sect1" text:name="Section3279">
                    <text:p text:style-name="Text_20_body"><text:bookmark text:name="metadata-container242"/></text:p>
                    <text:section text:style-name="Sect1" text:name="Section3280">
                      <text:p text:style-name="Text_20_body"><text:bookmark text:name="metadata241"/></text:p>
                      <text:section text:style-name="Sect1" text:name="Section3281">
                        <text:p text:style-name="Text_20_body"><text:bookmark text:name="metadata-line241"/>70K views1 year ago</text:p>
                      </text:section>
                    </text:section>
                    <text:section text:style-name="Sect1" text:name="Section3282">
                      <text:p text:style-name="Text_20_body"><text:bookmark text:name="additional-metadata-line241"/></text:p>
                    </text:section>
                  </text:section>
                </text:section>
                <text:section text:style-name="Sect1" text:name="Section3283">
                  <text:p text:style-name="Standard"><text:bookmark text:name="menu241"/></text:p>
                  <text:section text:style-name="Sect1" text:name="Section3284">
                    <text:p text:style-name="Standard"><text:bookmark text:name="top-level-buttons241"/></text:p>
                  </text:section>
                </text:section>
              </text:section>
              <text:section text:style-name="Sect1" text:name="Section3285">
                <text:p text:style-name="Standard"><text:bookmark text:name="buttons241"/></text:p>
              </text:section>
            </text:section>
            <text:section text:style-name="Sect1" text:name="Section3286">
              <text:p text:style-name="Standard"><text:bookmark text:name="dismissable393"/><text:bookmark text:name="thumbnail244"/><text:bookmark text:name="img248"/><text:a xlink:type="simple" xlink:href="https://www.youtube.com/watch?v=ndLbn24OwQg&amp;t=17s" text:style-name="Internet_20_link" text:visited-style-name="Visited_20_Internet_20_Link"><text:s/></text:a></text:p>
              <text:section text:style-name="Sect1" text:name="Section3287">
                <text:p text:style-name="Standard"><text:bookmark text:name="overlays241"/></text:p>
                <text:section text:style-name="Sect1" text:name="Section3288">
                  <text:p text:style-name="Standard"><text:bookmark text:name="progress10"/></text:p>
                </text:section>
                <text:p text:style-name="Standard"><text:a xlink:type="simple" xlink:href="https://www.youtube.com/watch?v=ndLbn24OwQg&amp;t=17s" text:style-name="Internet_20_link" text:visited-style-name="Visited_20_Internet_20_Link">11:43 </text:a></text:p>
              </text:section>
              <text:section text:style-name="Sect1" text:name="Section3289">
                <text:p text:style-name="Standard"><text:bookmark text:name="mouseover-overlay240"/><text:a xlink:type="simple" xlink:href="https://www.youtube.com/watch?v=ndLbn24OwQg&amp;t=17s" text:style-name="Internet_20_link" text:visited-style-name="Visited_20_Internet_20_Link"/></text:p>
              </text:section>
              <text:section text:style-name="Sect1" text:name="Section3290">
                <text:p text:style-name="Standard"><text:bookmark text:name="hover-overlays241"/><text:a xlink:type="simple" xlink:href="https://www.youtube.com/watch?v=ndLbn24OwQg&amp;t=17s" text:style-name="Internet_20_link" text:visited-style-name="Visited_20_Internet_20_Link"/></text:p>
              </text:section>
              <text:section text:style-name="Sect1" text:name="Section3291">
                <text:p text:style-name="Standard"><text:bookmark text:name="details242"/></text:p>
                <text:section text:style-name="Sect1" text:name="Section3292">
                  <text:h text:style-name="Heading_20_3" text:outline-level="3"><text:bookmark text:name="meta244"/><text:bookmark text:name="video-title244"/><text:a xlink:type="simple" xlink:href="https://www.youtube.com/watch?v=ndLbn24OwQg&amp;t=17s" text:style-name="Internet_20_link" text:visited-style-name="Visited_20_Internet_20_Link">Jenkins Beginner Tutorial 14 - How to setup DELIVERY PIPELINE in Jenkins (Step by Step)</text:a></text:h>
                  <text:section text:style-name="Sect1" text:name="Section3293">
                    <text:p text:style-name="Text_20_body"><text:bookmark text:name="metadata-container243"/></text:p>
                    <text:section text:style-name="Sect1" text:name="Section3294">
                      <text:p text:style-name="Text_20_body"><text:bookmark text:name="metadata242"/></text:p>
                      <text:section text:style-name="Sect1" text:name="Section3295">
                        <text:p text:style-name="Text_20_body"><text:bookmark text:name="metadata-line242"/>73K views1 year ago</text:p>
                      </text:section>
                    </text:section>
                    <text:section text:style-name="Sect1" text:name="Section3296">
                      <text:p text:style-name="Text_20_body"><text:bookmark text:name="additional-metadata-line242"/></text:p>
                    </text:section>
                  </text:section>
                </text:section>
                <text:section text:style-name="Sect1" text:name="Section3297">
                  <text:p text:style-name="Standard"><text:bookmark text:name="menu242"/></text:p>
                  <text:section text:style-name="Sect1" text:name="Section3298">
                    <text:p text:style-name="Standard"><text:bookmark text:name="top-level-buttons242"/></text:p>
                  </text:section>
                </text:section>
              </text:section>
              <text:section text:style-name="Sect1" text:name="Section3299">
                <text:p text:style-name="Standard"><text:bookmark text:name="buttons242"/></text:p>
              </text:section>
            </text:section>
            <text:section text:style-name="Sect1" text:name="Section3300">
              <text:p text:style-name="Standard"><text:bookmark text:name="dismissable394"/><text:bookmark text:name="thumbnail245"/><text:bookmark text:name="img249"/><text:a xlink:type="simple" xlink:href="https://www.youtube.com/watch?v=DTRfG_gMLeU" text:style-name="Internet_20_link" text:visited-style-name="Visited_20_Internet_20_Link"><text:s/></text:a></text:p>
              <text:section text:style-name="Sect1" text:name="Section3301">
                <text:p text:style-name="Standard"><text:bookmark text:name="overlays242"/><text:soft-page-break/>3:13 </text:p>
              </text:section>
              <text:section text:style-name="Sect1" text:name="Section3302">
                <text:p text:style-name="Standard"><text:bookmark text:name="mouseover-overlay241"/></text:p>
              </text:section>
              <text:section text:style-name="Sect1" text:name="Section3303">
                <text:p text:style-name="Standard"><text:bookmark text:name="hover-overlays242"/></text:p>
              </text:section>
              <text:section text:style-name="Sect1" text:name="Section3304">
                <text:p text:style-name="Standard"><text:bookmark text:name="details243"/></text:p>
                <text:section text:style-name="Sect1" text:name="Section3305">
                  <text:h text:style-name="Heading_20_3" text:outline-level="3"><text:bookmark text:name="meta245"/><text:bookmark text:name="video-title245"/><text:a xlink:type="simple" xlink:href="https://www.youtube.com/watch?v=DTRfG_gMLeU" text:style-name="Internet_20_link" text:visited-style-name="Visited_20_Internet_20_Link">Jenkins Beginner Tutorial 13 - What is Pipeline in Jenkins (DevOps)</text:a></text:h>
                  <text:section text:style-name="Sect1" text:name="Section3306">
                    <text:p text:style-name="Text_20_body"><text:bookmark text:name="metadata-container244"/></text:p>
                    <text:section text:style-name="Sect1" text:name="Section3307">
                      <text:p text:style-name="Text_20_body"><text:bookmark text:name="metadata243"/></text:p>
                      <text:section text:style-name="Sect1" text:name="Section3308">
                        <text:p text:style-name="Text_20_body"><text:bookmark text:name="metadata-line243"/>58K views1 year ago</text:p>
                      </text:section>
                    </text:section>
                    <text:section text:style-name="Sect1" text:name="Section3309">
                      <text:p text:style-name="Text_20_body"><text:bookmark text:name="additional-metadata-line243"/></text:p>
                    </text:section>
                  </text:section>
                </text:section>
                <text:section text:style-name="Sect1" text:name="Section3310">
                  <text:p text:style-name="Standard"><text:bookmark text:name="menu243"/></text:p>
                  <text:section text:style-name="Sect1" text:name="Section3311">
                    <text:p text:style-name="Standard"><text:bookmark text:name="top-level-buttons243"/></text:p>
                  </text:section>
                </text:section>
              </text:section>
              <text:section text:style-name="Sect1" text:name="Section3312">
                <text:p text:style-name="Standard"><text:bookmark text:name="buttons243"/></text:p>
              </text:section>
            </text:section>
            <text:section text:style-name="Sect1" text:name="Section3313">
              <text:p text:style-name="Standard"><text:bookmark text:name="dismissable395"/><text:bookmark text:name="thumbnail246"/><text:bookmark text:name="img250"/><text:a xlink:type="simple" xlink:href="https://www.youtube.com/watch?v=DULs4Wq4xMg" text:style-name="Internet_20_link" text:visited-style-name="Visited_20_Internet_20_Link"><text:s/></text:a></text:p>
              <text:section text:style-name="Sect1" text:name="Section3314">
                <text:p text:style-name="Standard"><text:bookmark text:name="overlays243"/>4:21 </text:p>
              </text:section>
              <text:section text:style-name="Sect1" text:name="Section3315">
                <text:p text:style-name="Standard"><text:bookmark text:name="mouseover-overlay242"/></text:p>
              </text:section>
              <text:section text:style-name="Sect1" text:name="Section3316">
                <text:p text:style-name="Standard"><text:bookmark text:name="hover-overlays243"/></text:p>
              </text:section>
              <text:section text:style-name="Sect1" text:name="Section3317">
                <text:p text:style-name="Standard"><text:bookmark text:name="details244"/></text:p>
                <text:section text:style-name="Sect1" text:name="Section3318">
                  <text:h text:style-name="Heading_20_3" text:outline-level="3"><text:bookmark text:name="meta246"/><text:bookmark text:name="video-title246"/><text:a xlink:type="simple" xlink:href="https://www.youtube.com/watch?v=DULs4Wq4xMg" text:style-name="Internet_20_link" text:visited-style-name="Visited_20_Internet_20_Link">Jenkins Beginner Tutorial 12 - Notifications - How to send Email from Jenkins</text:a></text:h>
                  <text:section text:style-name="Sect1" text:name="Section3319">
                    <text:p text:style-name="Text_20_body"><text:bookmark text:name="metadata-container245"/></text:p>
                    <text:section text:style-name="Sect1" text:name="Section3320">
                      <text:p text:style-name="Text_20_body"><text:bookmark text:name="metadata244"/></text:p>
                      <text:section text:style-name="Sect1" text:name="Section3321">
                        <text:p text:style-name="Text_20_body"><text:bookmark text:name="metadata-line244"/>40K views1 year ago</text:p>
                      </text:section>
                    </text:section>
                    <text:section text:style-name="Sect1" text:name="Section3322">
                      <text:p text:style-name="Text_20_body"><text:bookmark text:name="additional-metadata-line244"/></text:p>
                    </text:section>
                  </text:section>
                </text:section>
                <text:section text:style-name="Sect1" text:name="Section3323">
                  <text:p text:style-name="Standard"><text:bookmark text:name="menu244"/></text:p>
                  <text:section text:style-name="Sect1" text:name="Section3324">
                    <text:p text:style-name="Standard"><text:bookmark text:name="top-level-buttons244"/></text:p>
                  </text:section>
                </text:section>
              </text:section>
              <text:section text:style-name="Sect1" text:name="Section3325">
                <text:p text:style-name="Standard"><text:bookmark text:name="buttons244"/></text:p>
              </text:section>
            </text:section>
            <text:section text:style-name="Sect1" text:name="Section3326">
              <text:p text:style-name="Standard"><text:bookmark text:name="dismissable396"/><text:bookmark text:name="thumbnail247"/><text:bookmark text:name="img251"/><text:a xlink:type="simple" xlink:href="https://www.youtube.com/watch?v=j5D8SLxn6YA" text:style-name="Internet_20_link" text:visited-style-name="Visited_20_Internet_20_Link"><text:s/></text:a></text:p>
              <text:section text:style-name="Sect1" text:name="Section3327">
                <text:p text:style-name="Standard"><text:bookmark text:name="overlays244"/>11:51 </text:p>
              </text:section>
              <text:section text:style-name="Sect1" text:name="Section3328">
                <text:p text:style-name="Standard"><text:bookmark text:name="mouseover-overlay243"/></text:p>
              </text:section>
              <text:section text:style-name="Sect1" text:name="Section3329">
                <text:p text:style-name="Standard"><text:bookmark text:name="hover-overlays244"/></text:p>
              </text:section>
              <text:section text:style-name="Sect1" text:name="Section3330">
                <text:p text:style-name="Standard"><text:bookmark text:name="details245"/></text:p>
                <text:section text:style-name="Sect1" text:name="Section3331">
                  <text:h text:style-name="Heading_20_3" text:outline-level="3"><text:bookmark text:name="meta247"/><text:bookmark text:name="video-title247"/><text:a xlink:type="simple" xlink:href="https://www.youtube.com/watch?v=j5D8SLxn6YA" text:style-name="Internet_20_link" text:visited-style-name="Visited_20_Internet_20_Link">Jenkins Beginner Tutorial 11 - How to do Automated Deployment (Step by Step)</text:a></text:h>
                  <text:section text:style-name="Sect1" text:name="Section3332">
                    <text:p text:style-name="Text_20_body"><text:bookmark text:name="metadata-container246"/></text:p>
                    <text:section text:style-name="Sect1" text:name="Section3333">
                      <text:p text:style-name="Text_20_body"><text:bookmark text:name="metadata245"/></text:p>
                      <text:section text:style-name="Sect1" text:name="Section3334">
                        <text:p text:style-name="Text_20_body"><text:bookmark text:name="metadata-line245"/>116K views1 year ago</text:p>
                      </text:section>
                    </text:section>
                    <text:section text:style-name="Sect1" text:name="Section3335">
                      <text:p text:style-name="Text_20_body"><text:bookmark text:name="additional-metadata-line245"/></text:p>
                    </text:section>
                  </text:section>
                </text:section>
                <text:section text:style-name="Sect1" text:name="Section3336">
                  <text:p text:style-name="Standard"><text:bookmark text:name="menu245"/></text:p>
                  <text:section text:style-name="Sect1" text:name="Section3337">
                    <text:p text:style-name="Standard"><text:bookmark text:name="top-level-buttons245"/></text:p>
                  </text:section>
                </text:section>
              </text:section>
              <text:section text:style-name="Sect1" text:name="Section3338">
                <text:p text:style-name="Standard"><text:bookmark text:name="buttons245"/></text:p>
              </text:section>
            </text:section>
            <text:section text:style-name="Sect1" text:name="Section3339">
              <text:p text:style-name="Standard"><text:bookmark text:name="dismissable397"/><text:bookmark text:name="thumbnail248"/><text:bookmark text:name="img252"/><text:a xlink:type="simple" xlink:href="https://www.youtube.com/watch?v=HkLXbFDlMtU" text:style-name="Internet_20_link" text:visited-style-name="Visited_20_Internet_20_Link"><text:s/></text:a></text:p>
              <text:section text:style-name="Sect1" text:name="Section3340">
                <text:p text:style-name="Standard"><text:bookmark text:name="overlays245"/>4:05 </text:p>
              </text:section>
              <text:section text:style-name="Sect1" text:name="Section3341">
                <text:p text:style-name="Standard"><text:bookmark text:name="mouseover-overlay244"/></text:p>
              </text:section>
              <text:section text:style-name="Sect1" text:name="Section3342">
                <text:p text:style-name="Standard"><text:bookmark text:name="hover-overlays245"/><text:soft-page-break/></text:p>
              </text:section>
              <text:section text:style-name="Sect1" text:name="Section3343">
                <text:p text:style-name="Standard"><text:bookmark text:name="details246"/></text:p>
                <text:section text:style-name="Sect1" text:name="Section3344">
                  <text:h text:style-name="Heading_20_3" text:outline-level="3"><text:bookmark text:name="meta248"/><text:bookmark text:name="video-title248"/><text:a xlink:type="simple" xlink:href="https://www.youtube.com/watch?v=HkLXbFDlMtU" text:style-name="Internet_20_link" text:visited-style-name="Visited_20_Internet_20_Link">Jenkins Beginner Tutorial 10 - What is Automated Deployment (Step by Step)</text:a></text:h>
                  <text:section text:style-name="Sect1" text:name="Section3345">
                    <text:p text:style-name="Text_20_body"><text:bookmark text:name="metadata-container247"/></text:p>
                    <text:section text:style-name="Sect1" text:name="Section3346">
                      <text:p text:style-name="Text_20_body"><text:bookmark text:name="metadata246"/></text:p>
                      <text:section text:style-name="Sect1" text:name="Section3347">
                        <text:p text:style-name="Text_20_body"><text:bookmark text:name="metadata-line246"/>53K views1 year ago</text:p>
                      </text:section>
                    </text:section>
                    <text:section text:style-name="Sect1" text:name="Section3348">
                      <text:p text:style-name="Text_20_body"><text:bookmark text:name="additional-metadata-line246"/></text:p>
                    </text:section>
                  </text:section>
                </text:section>
                <text:section text:style-name="Sect1" text:name="Section3349">
                  <text:p text:style-name="Standard"><text:bookmark text:name="menu246"/></text:p>
                  <text:section text:style-name="Sect1" text:name="Section3350">
                    <text:p text:style-name="Standard"><text:bookmark text:name="top-level-buttons246"/></text:p>
                  </text:section>
                </text:section>
              </text:section>
              <text:section text:style-name="Sect1" text:name="Section3351">
                <text:p text:style-name="Standard"><text:bookmark text:name="buttons246"/></text:p>
              </text:section>
            </text:section>
            <text:section text:style-name="Sect1" text:name="Section3352">
              <text:p text:style-name="Standard"><text:bookmark text:name="dismissable398"/><text:bookmark text:name="thumbnail249"/><text:bookmark text:name="img253"/><text:a xlink:type="simple" xlink:href="https://www.youtube.com/watch?v=yC5w-CVXak8" text:style-name="Internet_20_link" text:visited-style-name="Visited_20_Internet_20_Link"><text:s/></text:a></text:p>
              <text:section text:style-name="Sect1" text:name="Section3353">
                <text:p text:style-name="Standard"><text:bookmark text:name="overlays246"/>7:01 </text:p>
              </text:section>
              <text:section text:style-name="Sect1" text:name="Section3354">
                <text:p text:style-name="Standard"><text:bookmark text:name="mouseover-overlay245"/></text:p>
              </text:section>
              <text:section text:style-name="Sect1" text:name="Section3355">
                <text:p text:style-name="Standard"><text:bookmark text:name="hover-overlays246"/></text:p>
              </text:section>
              <text:section text:style-name="Sect1" text:name="Section3356">
                <text:p text:style-name="Standard"><text:bookmark text:name="details247"/></text:p>
                <text:section text:style-name="Sect1" text:name="Section3357">
                  <text:h text:style-name="Heading_20_3" text:outline-level="3"><text:bookmark text:name="meta249"/><text:bookmark text:name="video-title249"/><text:a xlink:type="simple" xlink:href="https://www.youtube.com/watch?v=yC5w-CVXak8" text:style-name="Internet_20_link" text:visited-style-name="Visited_20_Internet_20_Link">Jenkins Beginner Tutorial 9 - How to use CATLIGHT (Jenkins Build Monitor)</text:a></text:h>
                  <text:section text:style-name="Sect1" text:name="Section3358">
                    <text:p text:style-name="Text_20_body"><text:bookmark text:name="metadata-container248"/></text:p>
                    <text:section text:style-name="Sect1" text:name="Section3359">
                      <text:p text:style-name="Text_20_body"><text:bookmark text:name="metadata247"/></text:p>
                      <text:section text:style-name="Sect1" text:name="Section3360">
                        <text:p text:style-name="Text_20_body"><text:bookmark text:name="metadata-line247"/>44K views1 year ago</text:p>
                      </text:section>
                    </text:section>
                    <text:section text:style-name="Sect1" text:name="Section3361">
                      <text:p text:style-name="Text_20_body"><text:bookmark text:name="additional-metadata-line247"/></text:p>
                    </text:section>
                  </text:section>
                </text:section>
                <text:section text:style-name="Sect1" text:name="Section3362">
                  <text:p text:style-name="Standard"><text:bookmark text:name="menu247"/></text:p>
                  <text:section text:style-name="Sect1" text:name="Section3363">
                    <text:p text:style-name="Standard"><text:bookmark text:name="top-level-buttons247"/></text:p>
                  </text:section>
                </text:section>
              </text:section>
              <text:section text:style-name="Sect1" text:name="Section3364">
                <text:p text:style-name="Standard"><text:bookmark text:name="buttons247"/></text:p>
              </text:section>
            </text:section>
            <text:section text:style-name="Sect1" text:name="Section3365">
              <text:p text:style-name="Standard"><text:bookmark text:name="dismissable399"/><text:bookmark text:name="thumbnail250"/><text:bookmark text:name="img254"/><text:a xlink:type="simple" xlink:href="https://www.youtube.com/watch?v=h2OlLxe5x8M" text:style-name="Internet_20_link" text:visited-style-name="Visited_20_Internet_20_Link"><text:s/></text:a></text:p>
              <text:section text:style-name="Sect1" text:name="Section3366">
                <text:p text:style-name="Standard"><text:bookmark text:name="overlays247"/>2:29 </text:p>
              </text:section>
              <text:section text:style-name="Sect1" text:name="Section3367">
                <text:p text:style-name="Standard"><text:bookmark text:name="mouseover-overlay246"/></text:p>
              </text:section>
              <text:section text:style-name="Sect1" text:name="Section3368">
                <text:p text:style-name="Standard"><text:bookmark text:name="hover-overlays247"/></text:p>
              </text:section>
              <text:section text:style-name="Sect1" text:name="Section3369">
                <text:p text:style-name="Standard"><text:bookmark text:name="details248"/></text:p>
                <text:section text:style-name="Sect1" text:name="Section3370">
                  <text:h text:style-name="Heading_20_3" text:outline-level="3"><text:bookmark text:name="meta250"/><text:bookmark text:name="video-title250"/><text:a xlink:type="simple" xlink:href="https://www.youtube.com/watch?v=h2OlLxe5x8M" text:style-name="Internet_20_link" text:visited-style-name="Visited_20_Internet_20_Link">Redis Beginner Tutorial 7 - Redis GUI Clients</text:a></text:h>
                  <text:section text:style-name="Sect1" text:name="Section3371">
                    <text:p text:style-name="Text_20_body"><text:bookmark text:name="metadata-container249"/></text:p>
                    <text:section text:style-name="Sect1" text:name="Section3372">
                      <text:p text:style-name="Text_20_body"><text:bookmark text:name="metadata248"/></text:p>
                      <text:section text:style-name="Sect1" text:name="Section3373">
                        <text:p text:style-name="Text_20_body"><text:bookmark text:name="metadata-line248"/>7.5K views1 year ago</text:p>
                      </text:section>
                    </text:section>
                    <text:section text:style-name="Sect1" text:name="Section3374">
                      <text:p text:style-name="Text_20_body"><text:bookmark text:name="additional-metadata-line248"/></text:p>
                    </text:section>
                  </text:section>
                </text:section>
                <text:section text:style-name="Sect1" text:name="Section3375">
                  <text:p text:style-name="Standard"><text:bookmark text:name="menu248"/></text:p>
                  <text:section text:style-name="Sect1" text:name="Section3376">
                    <text:p text:style-name="Standard"><text:bookmark text:name="top-level-buttons248"/></text:p>
                  </text:section>
                </text:section>
              </text:section>
              <text:section text:style-name="Sect1" text:name="Section3377">
                <text:p text:style-name="Standard"><text:bookmark text:name="buttons248"/></text:p>
              </text:section>
            </text:section>
            <text:section text:style-name="Sect1" text:name="Section3378">
              <text:p text:style-name="Standard"><text:bookmark text:name="dismissable400"/><text:bookmark text:name="thumbnail251"/><text:bookmark text:name="img255"/><text:a xlink:type="simple" xlink:href="https://www.youtube.com/watch?v=csifoYtJ7pM" text:style-name="Internet_20_link" text:visited-style-name="Visited_20_Internet_20_Link"><text:s/></text:a></text:p>
              <text:section text:style-name="Sect1" text:name="Section3379">
                <text:p text:style-name="Standard"><text:bookmark text:name="overlays248"/>6:31 </text:p>
              </text:section>
              <text:section text:style-name="Sect1" text:name="Section3380">
                <text:p text:style-name="Standard"><text:bookmark text:name="mouseover-overlay247"/></text:p>
              </text:section>
              <text:section text:style-name="Sect1" text:name="Section3381">
                <text:p text:style-name="Standard"><text:bookmark text:name="hover-overlays248"/></text:p>
              </text:section>
              <text:section text:style-name="Sect1" text:name="Section3382">
                <text:p text:style-name="Standard"><text:bookmark text:name="details249"/></text:p>
                <text:section text:style-name="Sect1" text:name="Section3383">
                  <text:h text:style-name="Heading_20_3" text:outline-level="3"><text:bookmark text:name="meta251"/><text:bookmark text:name="video-title251"/><text:soft-page-break/><text:a xlink:type="simple" xlink:href="https://www.youtube.com/watch?v=csifoYtJ7pM" text:style-name="Internet_20_link" text:visited-style-name="Visited_20_Internet_20_Link">Redis Beginner Tutorial 6 - How to use Redis Desktop Manager</text:a></text:h>
                  <text:section text:style-name="Sect1" text:name="Section3384">
                    <text:p text:style-name="Text_20_body"><text:bookmark text:name="metadata-container250"/></text:p>
                    <text:section text:style-name="Sect1" text:name="Section3385">
                      <text:p text:style-name="Text_20_body"><text:bookmark text:name="metadata249"/></text:p>
                      <text:section text:style-name="Sect1" text:name="Section3386">
                        <text:p text:style-name="Text_20_body"><text:bookmark text:name="metadata-line249"/>10K views1 year ago</text:p>
                      </text:section>
                    </text:section>
                    <text:section text:style-name="Sect1" text:name="Section3387">
                      <text:p text:style-name="Text_20_body"><text:bookmark text:name="additional-metadata-line249"/></text:p>
                    </text:section>
                  </text:section>
                </text:section>
                <text:section text:style-name="Sect1" text:name="Section3388">
                  <text:p text:style-name="Standard"><text:bookmark text:name="menu249"/></text:p>
                  <text:section text:style-name="Sect1" text:name="Section3389">
                    <text:p text:style-name="Standard"><text:bookmark text:name="top-level-buttons249"/></text:p>
                  </text:section>
                </text:section>
              </text:section>
              <text:section text:style-name="Sect1" text:name="Section3390">
                <text:p text:style-name="Standard"><text:bookmark text:name="buttons249"/></text:p>
              </text:section>
            </text:section>
            <text:section text:style-name="Sect1" text:name="Section3391">
              <text:p text:style-name="Standard"><text:bookmark text:name="dismissable401"/><text:bookmark text:name="thumbnail252"/><text:bookmark text:name="img256"/><text:a xlink:type="simple" xlink:href="https://www.youtube.com/watch?v=2xYeIhUlg7Y" text:style-name="Internet_20_link" text:visited-style-name="Visited_20_Internet_20_Link"><text:s/></text:a></text:p>
              <text:section text:style-name="Sect1" text:name="Section3392">
                <text:p text:style-name="Standard"><text:bookmark text:name="overlays249"/>6:57 </text:p>
              </text:section>
              <text:section text:style-name="Sect1" text:name="Section3393">
                <text:p text:style-name="Standard"><text:bookmark text:name="mouseover-overlay248"/></text:p>
              </text:section>
              <text:section text:style-name="Sect1" text:name="Section3394">
                <text:p text:style-name="Standard"><text:bookmark text:name="hover-overlays249"/></text:p>
              </text:section>
              <text:section text:style-name="Sect1" text:name="Section3395">
                <text:p text:style-name="Standard"><text:bookmark text:name="details250"/></text:p>
                <text:section text:style-name="Sect1" text:name="Section3396">
                  <text:h text:style-name="Heading_20_3" text:outline-level="3"><text:bookmark text:name="meta252"/><text:bookmark text:name="video-title252"/><text:a xlink:type="simple" xlink:href="https://www.youtube.com/watch?v=2xYeIhUlg7Y" text:style-name="Internet_20_link" text:visited-style-name="Visited_20_Internet_20_Link">Redis Beginner Tutorial 5 - How to install REDIS on Linux (step-by-step)</text:a></text:h>
                  <text:section text:style-name="Sect1" text:name="Section3397">
                    <text:p text:style-name="Text_20_body"><text:bookmark text:name="metadata-container251"/></text:p>
                    <text:section text:style-name="Sect1" text:name="Section3398">
                      <text:p text:style-name="Text_20_body"><text:bookmark text:name="metadata250"/></text:p>
                      <text:section text:style-name="Sect1" text:name="Section3399">
                        <text:p text:style-name="Text_20_body"><text:bookmark text:name="metadata-line250"/>7.8K views1 year ago</text:p>
                      </text:section>
                    </text:section>
                    <text:section text:style-name="Sect1" text:name="Section3400">
                      <text:p text:style-name="Text_20_body"><text:bookmark text:name="additional-metadata-line250"/></text:p>
                    </text:section>
                  </text:section>
                </text:section>
                <text:section text:style-name="Sect1" text:name="Section3401">
                  <text:p text:style-name="Standard"><text:bookmark text:name="menu250"/></text:p>
                  <text:section text:style-name="Sect1" text:name="Section3402">
                    <text:p text:style-name="Standard"><text:bookmark text:name="top-level-buttons250"/></text:p>
                  </text:section>
                </text:section>
              </text:section>
              <text:section text:style-name="Sect1" text:name="Section3403">
                <text:p text:style-name="Standard"><text:bookmark text:name="buttons250"/></text:p>
              </text:section>
            </text:section>
            <text:section text:style-name="Sect1" text:name="Section3404">
              <text:p text:style-name="Standard"><text:bookmark text:name="dismissable402"/><text:bookmark text:name="thumbnail253"/><text:bookmark text:name="img257"/><text:a xlink:type="simple" xlink:href="https://www.youtube.com/watch?v=vPcFJvvJgVA" text:style-name="Internet_20_link" text:visited-style-name="Visited_20_Internet_20_Link"><text:s/></text:a></text:p>
              <text:section text:style-name="Sect1" text:name="Section3405">
                <text:p text:style-name="Standard"><text:bookmark text:name="overlays250"/>6:02 </text:p>
              </text:section>
              <text:section text:style-name="Sect1" text:name="Section3406">
                <text:p text:style-name="Standard"><text:bookmark text:name="mouseover-overlay249"/></text:p>
              </text:section>
              <text:section text:style-name="Sect1" text:name="Section3407">
                <text:p text:style-name="Standard"><text:bookmark text:name="hover-overlays250"/></text:p>
              </text:section>
              <text:section text:style-name="Sect1" text:name="Section3408">
                <text:p text:style-name="Standard"><text:bookmark text:name="details251"/></text:p>
                <text:section text:style-name="Sect1" text:name="Section3409">
                  <text:h text:style-name="Heading_20_3" text:outline-level="3"><text:bookmark text:name="meta253"/><text:bookmark text:name="video-title253"/><text:a xlink:type="simple" xlink:href="https://www.youtube.com/watch?v=vPcFJvvJgVA" text:style-name="Internet_20_link" text:visited-style-name="Visited_20_Internet_20_Link">Redis Beginner Tutorial 4 - How to install REDIS on Mac (step-by-step)</text:a></text:h>
                  <text:section text:style-name="Sect1" text:name="Section3410">
                    <text:p text:style-name="Text_20_body"><text:bookmark text:name="metadata-container252"/></text:p>
                    <text:section text:style-name="Sect1" text:name="Section3411">
                      <text:p text:style-name="Text_20_body"><text:bookmark text:name="metadata251"/></text:p>
                      <text:section text:style-name="Sect1" text:name="Section3412">
                        <text:p text:style-name="Text_20_body"><text:bookmark text:name="metadata-line251"/>6.3K views1 year ago</text:p>
                      </text:section>
                    </text:section>
                    <text:section text:style-name="Sect1" text:name="Section3413">
                      <text:p text:style-name="Text_20_body"><text:bookmark text:name="additional-metadata-line251"/></text:p>
                    </text:section>
                  </text:section>
                </text:section>
                <text:section text:style-name="Sect1" text:name="Section3414">
                  <text:p text:style-name="Standard"><text:bookmark text:name="menu251"/></text:p>
                  <text:section text:style-name="Sect1" text:name="Section3415">
                    <text:p text:style-name="Standard"><text:bookmark text:name="top-level-buttons251"/></text:p>
                  </text:section>
                </text:section>
              </text:section>
              <text:section text:style-name="Sect1" text:name="Section3416">
                <text:p text:style-name="Standard"><text:bookmark text:name="buttons251"/></text:p>
              </text:section>
            </text:section>
            <text:section text:style-name="Sect1" text:name="Section3417">
              <text:p text:style-name="Standard"><text:bookmark text:name="dismissable403"/><text:bookmark text:name="thumbnail254"/><text:bookmark text:name="img258"/><text:a xlink:type="simple" xlink:href="https://www.youtube.com/watch?v=ncFhlv-gBXQ" text:style-name="Internet_20_link" text:visited-style-name="Visited_20_Internet_20_Link"><text:s/></text:a></text:p>
              <text:section text:style-name="Sect1" text:name="Section3418">
                <text:p text:style-name="Standard"><text:bookmark text:name="overlays251"/>8:20 </text:p>
              </text:section>
              <text:section text:style-name="Sect1" text:name="Section3419">
                <text:p text:style-name="Standard"><text:bookmark text:name="mouseover-overlay250"/></text:p>
              </text:section>
              <text:section text:style-name="Sect1" text:name="Section3420">
                <text:p text:style-name="Standard"><text:bookmark text:name="hover-overlays251"/></text:p>
              </text:section>
              <text:section text:style-name="Sect1" text:name="Section3421">
                <text:p text:style-name="Standard"><text:bookmark text:name="details252"/></text:p>
                <text:section text:style-name="Sect1" text:name="Section3422">
                  <text:h text:style-name="Heading_20_3" text:outline-level="3"><text:bookmark text:name="meta254"/><text:bookmark text:name="video-title254"/><text:soft-page-break/><text:a xlink:type="simple" xlink:href="https://www.youtube.com/watch?v=ncFhlv-gBXQ" text:style-name="Internet_20_link" text:visited-style-name="Visited_20_Internet_20_Link">Redis Beginner Tutorial 3 - How to install REDIS on windows (step-by-step)</text:a></text:h>
                  <text:section text:style-name="Sect1" text:name="Section3423">
                    <text:p text:style-name="Text_20_body"><text:bookmark text:name="metadata-container253"/></text:p>
                    <text:section text:style-name="Sect1" text:name="Section3424">
                      <text:p text:style-name="Text_20_body"><text:bookmark text:name="metadata252"/></text:p>
                      <text:section text:style-name="Sect1" text:name="Section3425">
                        <text:p text:style-name="Text_20_body"><text:bookmark text:name="metadata-line252"/>31K views1 year ago</text:p>
                      </text:section>
                    </text:section>
                    <text:section text:style-name="Sect1" text:name="Section3426">
                      <text:p text:style-name="Text_20_body"><text:bookmark text:name="additional-metadata-line252"/></text:p>
                    </text:section>
                  </text:section>
                </text:section>
                <text:section text:style-name="Sect1" text:name="Section3427">
                  <text:p text:style-name="Standard"><text:bookmark text:name="menu252"/></text:p>
                  <text:section text:style-name="Sect1" text:name="Section3428">
                    <text:p text:style-name="Standard"><text:bookmark text:name="top-level-buttons252"/></text:p>
                  </text:section>
                </text:section>
              </text:section>
              <text:section text:style-name="Sect1" text:name="Section3429">
                <text:p text:style-name="Standard"><text:bookmark text:name="buttons252"/></text:p>
              </text:section>
            </text:section>
            <text:section text:style-name="Sect1" text:name="Section3430">
              <text:p text:style-name="Standard"><text:bookmark text:name="dismissable404"/><text:bookmark text:name="thumbnail255"/><text:bookmark text:name="img259"/><text:a xlink:type="simple" xlink:href="https://www.youtube.com/watch?v=kUmrYQO51uA" text:style-name="Internet_20_link" text:visited-style-name="Visited_20_Internet_20_Link"><text:s/></text:a></text:p>
              <text:section text:style-name="Sect1" text:name="Section3431">
                <text:p text:style-name="Standard"><text:bookmark text:name="overlays252"/>5:00 </text:p>
              </text:section>
              <text:section text:style-name="Sect1" text:name="Section3432">
                <text:p text:style-name="Standard"><text:bookmark text:name="mouseover-overlay251"/></text:p>
              </text:section>
              <text:section text:style-name="Sect1" text:name="Section3433">
                <text:p text:style-name="Standard"><text:bookmark text:name="hover-overlays252"/></text:p>
              </text:section>
              <text:section text:style-name="Sect1" text:name="Section3434">
                <text:p text:style-name="Standard"><text:bookmark text:name="details253"/></text:p>
                <text:section text:style-name="Sect1" text:name="Section3435">
                  <text:h text:style-name="Heading_20_3" text:outline-level="3"><text:bookmark text:name="meta255"/><text:bookmark text:name="video-title255"/><text:a xlink:type="simple" xlink:href="https://www.youtube.com/watch?v=kUmrYQO51uA" text:style-name="Internet_20_link" text:visited-style-name="Visited_20_Internet_20_Link">Redis Beginner Tutorial 2 - Why to use REDIS</text:a></text:h>
                  <text:section text:style-name="Sect1" text:name="Section3436">
                    <text:p text:style-name="Text_20_body"><text:bookmark text:name="metadata-container254"/></text:p>
                    <text:section text:style-name="Sect1" text:name="Section3437">
                      <text:p text:style-name="Text_20_body"><text:bookmark text:name="metadata253"/></text:p>
                      <text:section text:style-name="Sect1" text:name="Section3438">
                        <text:p text:style-name="Text_20_body"><text:bookmark text:name="metadata-line253"/>19K views1 year ago</text:p>
                      </text:section>
                    </text:section>
                    <text:section text:style-name="Sect1" text:name="Section3439">
                      <text:p text:style-name="Text_20_body"><text:bookmark text:name="additional-metadata-line253"/></text:p>
                    </text:section>
                  </text:section>
                </text:section>
                <text:section text:style-name="Sect1" text:name="Section3440">
                  <text:p text:style-name="Standard"><text:bookmark text:name="menu253"/></text:p>
                  <text:section text:style-name="Sect1" text:name="Section3441">
                    <text:p text:style-name="Standard"><text:bookmark text:name="top-level-buttons253"/></text:p>
                  </text:section>
                </text:section>
              </text:section>
              <text:section text:style-name="Sect1" text:name="Section3442">
                <text:p text:style-name="Standard"><text:bookmark text:name="buttons253"/></text:p>
              </text:section>
            </text:section>
            <text:section text:style-name="Sect1" text:name="Section3443">
              <text:p text:style-name="Standard"><text:bookmark text:name="dismissable405"/><text:bookmark text:name="thumbnail256"/><text:bookmark text:name="img260"/><text:a xlink:type="simple" xlink:href="https://www.youtube.com/watch?v=HNDtcXVo5ow" text:style-name="Internet_20_link" text:visited-style-name="Visited_20_Internet_20_Link"><text:s/></text:a></text:p>
              <text:section text:style-name="Sect1" text:name="Section3444">
                <text:p text:style-name="Standard"><text:bookmark text:name="overlays253"/>4:01 </text:p>
              </text:section>
              <text:section text:style-name="Sect1" text:name="Section3445">
                <text:p text:style-name="Standard"><text:bookmark text:name="mouseover-overlay252"/></text:p>
              </text:section>
              <text:section text:style-name="Sect1" text:name="Section3446">
                <text:p text:style-name="Standard"><text:bookmark text:name="hover-overlays253"/></text:p>
              </text:section>
              <text:section text:style-name="Sect1" text:name="Section3447">
                <text:p text:style-name="Standard"><text:bookmark text:name="details254"/></text:p>
                <text:section text:style-name="Sect1" text:name="Section3448">
                  <text:h text:style-name="Heading_20_3" text:outline-level="3"><text:bookmark text:name="meta256"/><text:bookmark text:name="video-title256"/><text:a xlink:type="simple" xlink:href="https://www.youtube.com/watch?v=HNDtcXVo5ow" text:style-name="Internet_20_link" text:visited-style-name="Visited_20_Internet_20_Link">Redis Beginner Tutorial 1 - What is REDIS</text:a></text:h>
                  <text:section text:style-name="Sect1" text:name="Section3449">
                    <text:p text:style-name="Text_20_body"><text:bookmark text:name="metadata-container255"/></text:p>
                    <text:section text:style-name="Sect1" text:name="Section3450">
                      <text:p text:style-name="Text_20_body"><text:bookmark text:name="metadata254"/></text:p>
                      <text:section text:style-name="Sect1" text:name="Section3451">
                        <text:p text:style-name="Text_20_body"><text:bookmark text:name="metadata-line254"/>33K views1 year ago</text:p>
                      </text:section>
                    </text:section>
                    <text:section text:style-name="Sect1" text:name="Section3452">
                      <text:p text:style-name="Text_20_body"><text:bookmark text:name="additional-metadata-line254"/></text:p>
                    </text:section>
                  </text:section>
                </text:section>
                <text:section text:style-name="Sect1" text:name="Section3453">
                  <text:p text:style-name="Standard"><text:bookmark text:name="menu254"/></text:p>
                  <text:section text:style-name="Sect1" text:name="Section3454">
                    <text:p text:style-name="Standard"><text:bookmark text:name="top-level-buttons254"/></text:p>
                  </text:section>
                </text:section>
              </text:section>
              <text:section text:style-name="Sect1" text:name="Section3455">
                <text:p text:style-name="Standard"><text:bookmark text:name="buttons254"/></text:p>
              </text:section>
            </text:section>
            <text:section text:style-name="Sect1" text:name="Section3456">
              <text:p text:style-name="Standard"><text:bookmark text:name="dismissable406"/><text:bookmark text:name="thumbnail257"/><text:bookmark text:name="img261"/><text:a xlink:type="simple" xlink:href="https://www.youtube.com/watch?v=8jqFKPHEZZE" text:style-name="Internet_20_link" text:visited-style-name="Visited_20_Internet_20_Link"><text:s/></text:a></text:p>
              <text:section text:style-name="Sect1" text:name="Section3457">
                <text:p text:style-name="Standard"><text:bookmark text:name="overlays254"/>7:05 </text:p>
              </text:section>
              <text:section text:style-name="Sect1" text:name="Section3458">
                <text:p text:style-name="Standard"><text:bookmark text:name="mouseover-overlay253"/></text:p>
              </text:section>
              <text:section text:style-name="Sect1" text:name="Section3459">
                <text:p text:style-name="Standard"><text:bookmark text:name="hover-overlays254"/></text:p>
              </text:section>
              <text:section text:style-name="Sect1" text:name="Section3460">
                <text:p text:style-name="Standard"><text:bookmark text:name="details255"/></text:p>
                <text:section text:style-name="Sect1" text:name="Section3461">
                  <text:h text:style-name="Heading_20_3" text:outline-level="3"><text:bookmark text:name="meta257"/><text:bookmark text:name="video-title257"/><text:soft-page-break/><text:a xlink:type="simple" xlink:href="https://www.youtube.com/watch?v=8jqFKPHEZZE" text:style-name="Internet_20_link" text:visited-style-name="Visited_20_Internet_20_Link">JMeter - How to test DESKTOP Applications (5 Steps)</text:a></text:h>
                  <text:section text:style-name="Sect1" text:name="Section3462">
                    <text:p text:style-name="Text_20_body"><text:bookmark text:name="metadata-container256"/></text:p>
                    <text:section text:style-name="Sect1" text:name="Section3463">
                      <text:p text:style-name="Text_20_body"><text:bookmark text:name="metadata255"/></text:p>
                      <text:section text:style-name="Sect1" text:name="Section3464">
                        <text:p text:style-name="Text_20_body"><text:bookmark text:name="metadata-line255"/>15K views1 year ago</text:p>
                      </text:section>
                    </text:section>
                    <text:section text:style-name="Sect1" text:name="Section3465">
                      <text:p text:style-name="Text_20_body"><text:bookmark text:name="additional-metadata-line255"/></text:p>
                    </text:section>
                  </text:section>
                </text:section>
                <text:section text:style-name="Sect1" text:name="Section3466">
                  <text:p text:style-name="Standard"><text:bookmark text:name="menu255"/></text:p>
                  <text:section text:style-name="Sect1" text:name="Section3467">
                    <text:p text:style-name="Standard"><text:bookmark text:name="top-level-buttons255"/></text:p>
                  </text:section>
                </text:section>
              </text:section>
              <text:section text:style-name="Sect1" text:name="Section3468">
                <text:p text:style-name="Standard"><text:bookmark text:name="buttons255"/></text:p>
              </text:section>
            </text:section>
            <text:section text:style-name="Sect1" text:name="Section3469">
              <text:p text:style-name="Standard"><text:bookmark text:name="dismissable407"/><text:bookmark text:name="thumbnail258"/><text:bookmark text:name="img262"/><text:a xlink:type="simple" xlink:href="https://www.youtube.com/watch?v=JFDcgKQ8VFw" text:style-name="Internet_20_link" text:visited-style-name="Visited_20_Internet_20_Link"><text:s/></text:a></text:p>
              <text:section text:style-name="Sect1" text:name="Section3470">
                <text:p text:style-name="Standard"><text:bookmark text:name="overlays255"/>8:01 </text:p>
              </text:section>
              <text:section text:style-name="Sect1" text:name="Section3471">
                <text:p text:style-name="Standard"><text:bookmark text:name="mouseover-overlay254"/></text:p>
              </text:section>
              <text:section text:style-name="Sect1" text:name="Section3472">
                <text:p text:style-name="Standard"><text:bookmark text:name="hover-overlays255"/></text:p>
              </text:section>
              <text:section text:style-name="Sect1" text:name="Section3473">
                <text:p text:style-name="Standard"><text:bookmark text:name="details256"/></text:p>
                <text:section text:style-name="Sect1" text:name="Section3474">
                  <text:h text:style-name="Heading_20_3" text:outline-level="3"><text:bookmark text:name="meta258"/><text:bookmark text:name="video-title258"/><text:a xlink:type="simple" xlink:href="https://www.youtube.com/watch?v=JFDcgKQ8VFw" text:style-name="Internet_20_link" text:visited-style-name="Visited_20_Internet_20_Link">JMeter - How to test Mobile Applications (in 7 Steps)</text:a></text:h>
                  <text:section text:style-name="Sect1" text:name="Section3475">
                    <text:p text:style-name="Text_20_body"><text:bookmark text:name="metadata-container257"/></text:p>
                    <text:section text:style-name="Sect1" text:name="Section3476">
                      <text:p text:style-name="Text_20_body"><text:bookmark text:name="metadata256"/></text:p>
                      <text:section text:style-name="Sect1" text:name="Section3477">
                        <text:p text:style-name="Text_20_body"><text:bookmark text:name="metadata-line256"/>32K views1 year ago</text:p>
                      </text:section>
                    </text:section>
                    <text:section text:style-name="Sect1" text:name="Section3478">
                      <text:p text:style-name="Text_20_body"><text:bookmark text:name="additional-metadata-line256"/></text:p>
                    </text:section>
                  </text:section>
                </text:section>
                <text:section text:style-name="Sect1" text:name="Section3479">
                  <text:p text:style-name="Standard"><text:bookmark text:name="menu256"/></text:p>
                  <text:section text:style-name="Sect1" text:name="Section3480">
                    <text:p text:style-name="Standard"><text:bookmark text:name="top-level-buttons256"/></text:p>
                  </text:section>
                </text:section>
              </text:section>
              <text:section text:style-name="Sect1" text:name="Section3481">
                <text:p text:style-name="Standard"><text:bookmark text:name="buttons256"/></text:p>
              </text:section>
            </text:section>
            <text:section text:style-name="Sect1" text:name="Section3482">
              <text:p text:style-name="Standard"><text:bookmark text:name="dismissable408"/><text:bookmark text:name="thumbnail259"/><text:bookmark text:name="img263"/><text:a xlink:type="simple" xlink:href="https://www.youtube.com/watch?v=S8ehjk9XWtE" text:style-name="Internet_20_link" text:visited-style-name="Visited_20_Internet_20_Link"><text:s/></text:a></text:p>
              <text:section text:style-name="Sect1" text:name="Section3483">
                <text:p text:style-name="Standard"><text:bookmark text:name="overlays256"/>8:57 </text:p>
              </text:section>
              <text:section text:style-name="Sect1" text:name="Section3484">
                <text:p text:style-name="Standard"><text:bookmark text:name="mouseover-overlay255"/></text:p>
              </text:section>
              <text:section text:style-name="Sect1" text:name="Section3485">
                <text:p text:style-name="Standard"><text:bookmark text:name="hover-overlays256"/></text:p>
              </text:section>
              <text:section text:style-name="Sect1" text:name="Section3486">
                <text:p text:style-name="Standard"><text:bookmark text:name="details257"/></text:p>
                <text:section text:style-name="Sect1" text:name="Section3487">
                  <text:h text:style-name="Heading_20_3" text:outline-level="3"><text:bookmark text:name="meta259"/><text:bookmark text:name="video-title259"/><text:a xlink:type="simple" xlink:href="https://www.youtube.com/watch?v=S8ehjk9XWtE" text:style-name="Internet_20_link" text:visited-style-name="Visited_20_Internet_20_Link">JMeter Beginner Tutorial 24 - How to DEBUG</text:a></text:h>
                  <text:section text:style-name="Sect1" text:name="Section3488">
                    <text:p text:style-name="Text_20_body"><text:bookmark text:name="metadata-container258"/></text:p>
                    <text:section text:style-name="Sect1" text:name="Section3489">
                      <text:p text:style-name="Text_20_body"><text:bookmark text:name="metadata257"/></text:p>
                      <text:section text:style-name="Sect1" text:name="Section3490">
                        <text:p text:style-name="Text_20_body"><text:bookmark text:name="metadata-line257"/>12K views1 year ago</text:p>
                      </text:section>
                    </text:section>
                    <text:section text:style-name="Sect1" text:name="Section3491">
                      <text:p text:style-name="Text_20_body"><text:bookmark text:name="additional-metadata-line257"/></text:p>
                    </text:section>
                  </text:section>
                </text:section>
                <text:section text:style-name="Sect1" text:name="Section3492">
                  <text:p text:style-name="Standard"><text:bookmark text:name="menu257"/></text:p>
                  <text:section text:style-name="Sect1" text:name="Section3493">
                    <text:p text:style-name="Standard"><text:bookmark text:name="top-level-buttons257"/></text:p>
                  </text:section>
                </text:section>
              </text:section>
              <text:section text:style-name="Sect1" text:name="Section3494">
                <text:p text:style-name="Standard"><text:bookmark text:name="buttons257"/></text:p>
              </text:section>
            </text:section>
            <text:section text:style-name="Sect1" text:name="Section3495">
              <text:p text:style-name="Standard"><text:bookmark text:name="dismissable409"/><text:bookmark text:name="thumbnail260"/><text:bookmark text:name="img264"/><text:a xlink:type="simple" xlink:href="https://www.youtube.com/watch?v=Tzqd1xSPc3s" text:style-name="Internet_20_link" text:visited-style-name="Visited_20_Internet_20_Link"><text:s/></text:a></text:p>
              <text:section text:style-name="Sect1" text:name="Section3496">
                <text:p text:style-name="Standard"><text:bookmark text:name="overlays257"/>6:26 </text:p>
              </text:section>
              <text:section text:style-name="Sect1" text:name="Section3497">
                <text:p text:style-name="Standard"><text:bookmark text:name="mouseover-overlay256"/></text:p>
              </text:section>
              <text:section text:style-name="Sect1" text:name="Section3498">
                <text:p text:style-name="Standard"><text:bookmark text:name="hover-overlays257"/></text:p>
              </text:section>
              <text:section text:style-name="Sect1" text:name="Section3499">
                <text:p text:style-name="Standard"><text:bookmark text:name="details258"/></text:p>
                <text:section text:style-name="Sect1" text:name="Section3500">
                  <text:h text:style-name="Heading_20_3" text:outline-level="3"><text:bookmark text:name="meta260"/><text:bookmark text:name="video-title260"/><text:soft-page-break/><text:a xlink:type="simple" xlink:href="https://www.youtube.com/watch?v=Tzqd1xSPc3s" text:style-name="Internet_20_link" text:visited-style-name="Visited_20_Internet_20_Link">JMeter Beginner Tutorial 23 - How to test File Download</text:a></text:h>
                  <text:section text:style-name="Sect1" text:name="Section3501">
                    <text:p text:style-name="Text_20_body"><text:bookmark text:name="metadata-container259"/></text:p>
                    <text:section text:style-name="Sect1" text:name="Section3502">
                      <text:p text:style-name="Text_20_body"><text:bookmark text:name="metadata258"/></text:p>
                      <text:section text:style-name="Sect1" text:name="Section3503">
                        <text:p text:style-name="Text_20_body"><text:bookmark text:name="metadata-line258"/>11K views1 year ago</text:p>
                      </text:section>
                    </text:section>
                    <text:section text:style-name="Sect1" text:name="Section3504">
                      <text:p text:style-name="Text_20_body"><text:bookmark text:name="additional-metadata-line258"/></text:p>
                    </text:section>
                  </text:section>
                </text:section>
                <text:section text:style-name="Sect1" text:name="Section3505">
                  <text:p text:style-name="Standard"><text:bookmark text:name="menu258"/></text:p>
                  <text:section text:style-name="Sect1" text:name="Section3506">
                    <text:p text:style-name="Standard"><text:bookmark text:name="top-level-buttons258"/></text:p>
                  </text:section>
                </text:section>
              </text:section>
              <text:section text:style-name="Sect1" text:name="Section3507">
                <text:p text:style-name="Standard"><text:bookmark text:name="buttons258"/></text:p>
              </text:section>
            </text:section>
            <text:section text:style-name="Sect1" text:name="Section3508">
              <text:p text:style-name="Standard"><text:bookmark text:name="dismissable410"/><text:bookmark text:name="thumbnail261"/><text:bookmark text:name="img265"/><text:a xlink:type="simple" xlink:href="https://www.youtube.com/watch?v=36QEqWcLb0o" text:style-name="Internet_20_link" text:visited-style-name="Visited_20_Internet_20_Link"><text:s/></text:a></text:p>
              <text:section text:style-name="Sect1" text:name="Section3509">
                <text:p text:style-name="Standard"><text:bookmark text:name="overlays258"/>9:58 </text:p>
              </text:section>
              <text:section text:style-name="Sect1" text:name="Section3510">
                <text:p text:style-name="Standard"><text:bookmark text:name="mouseover-overlay257"/></text:p>
              </text:section>
              <text:section text:style-name="Sect1" text:name="Section3511">
                <text:p text:style-name="Standard"><text:bookmark text:name="hover-overlays258"/></text:p>
              </text:section>
              <text:section text:style-name="Sect1" text:name="Section3512">
                <text:p text:style-name="Standard"><text:bookmark text:name="details259"/></text:p>
                <text:section text:style-name="Sect1" text:name="Section3513">
                  <text:h text:style-name="Heading_20_3" text:outline-level="3"><text:bookmark text:name="meta261"/><text:bookmark text:name="video-title261"/><text:a xlink:type="simple" xlink:href="https://www.youtube.com/watch?v=36QEqWcLb0o" text:style-name="Internet_20_link" text:visited-style-name="Visited_20_Internet_20_Link">JMeter Beginner Tutorial 22 - How to test File Upload</text:a></text:h>
                  <text:section text:style-name="Sect1" text:name="Section3514">
                    <text:p text:style-name="Text_20_body"><text:bookmark text:name="metadata-container260"/></text:p>
                    <text:section text:style-name="Sect1" text:name="Section3515">
                      <text:p text:style-name="Text_20_body"><text:bookmark text:name="metadata259"/></text:p>
                      <text:section text:style-name="Sect1" text:name="Section3516">
                        <text:p text:style-name="Text_20_body"><text:bookmark text:name="metadata-line259"/>18K views1 year ago</text:p>
                      </text:section>
                    </text:section>
                    <text:section text:style-name="Sect1" text:name="Section3517">
                      <text:p text:style-name="Text_20_body"><text:bookmark text:name="additional-metadata-line259"/></text:p>
                    </text:section>
                  </text:section>
                </text:section>
                <text:section text:style-name="Sect1" text:name="Section3518">
                  <text:p text:style-name="Standard"><text:bookmark text:name="menu259"/></text:p>
                  <text:section text:style-name="Sect1" text:name="Section3519">
                    <text:p text:style-name="Standard"><text:bookmark text:name="top-level-buttons259"/></text:p>
                  </text:section>
                </text:section>
              </text:section>
              <text:section text:style-name="Sect1" text:name="Section3520">
                <text:p text:style-name="Standard"><text:bookmark text:name="buttons259"/></text:p>
              </text:section>
            </text:section>
            <text:section text:style-name="Sect1" text:name="Section3521">
              <text:p text:style-name="Standard"><text:bookmark text:name="dismissable411"/><text:bookmark text:name="thumbnail262"/><text:bookmark text:name="img266"/><text:a xlink:type="simple" xlink:href="https://www.youtube.com/watch?v=amEHuq8auTU" text:style-name="Internet_20_link" text:visited-style-name="Visited_20_Internet_20_Link"><text:s/></text:a></text:p>
              <text:section text:style-name="Sect1" text:name="Section3522">
                <text:p text:style-name="Standard"><text:bookmark text:name="overlays259"/>9:24 </text:p>
              </text:section>
              <text:section text:style-name="Sect1" text:name="Section3523">
                <text:p text:style-name="Standard"><text:bookmark text:name="mouseover-overlay258"/></text:p>
              </text:section>
              <text:section text:style-name="Sect1" text:name="Section3524">
                <text:p text:style-name="Standard"><text:bookmark text:name="hover-overlays259"/></text:p>
              </text:section>
              <text:section text:style-name="Sect1" text:name="Section3525">
                <text:p text:style-name="Standard"><text:bookmark text:name="details260"/></text:p>
                <text:section text:style-name="Sect1" text:name="Section3526">
                  <text:h text:style-name="Heading_20_3" text:outline-level="3"><text:bookmark text:name="meta262"/><text:bookmark text:name="video-title262"/><text:a xlink:type="simple" xlink:href="https://www.youtube.com/watch?v=amEHuq8auTU" text:style-name="Internet_20_link" text:visited-style-name="Visited_20_Internet_20_Link">JMeter Beginner Tutorial 21 - How to use Test Script Recorder</text:a></text:h>
                  <text:section text:style-name="Sect1" text:name="Section3527">
                    <text:p text:style-name="Text_20_body"><text:bookmark text:name="metadata-container261"/></text:p>
                    <text:section text:style-name="Sect1" text:name="Section3528">
                      <text:p text:style-name="Text_20_body"><text:bookmark text:name="metadata260"/></text:p>
                      <text:section text:style-name="Sect1" text:name="Section3529">
                        <text:p text:style-name="Text_20_body"><text:bookmark text:name="metadata-line260"/>28K views1 year ago</text:p>
                      </text:section>
                    </text:section>
                    <text:section text:style-name="Sect1" text:name="Section3530">
                      <text:p text:style-name="Text_20_body"><text:bookmark text:name="additional-metadata-line260"/></text:p>
                    </text:section>
                  </text:section>
                </text:section>
                <text:section text:style-name="Sect1" text:name="Section3531">
                  <text:p text:style-name="Standard"><text:bookmark text:name="menu260"/></text:p>
                  <text:section text:style-name="Sect1" text:name="Section3532">
                    <text:p text:style-name="Standard"><text:bookmark text:name="top-level-buttons260"/></text:p>
                  </text:section>
                </text:section>
              </text:section>
              <text:section text:style-name="Sect1" text:name="Section3533">
                <text:p text:style-name="Standard"><text:bookmark text:name="buttons260"/></text:p>
              </text:section>
            </text:section>
            <text:section text:style-name="Sect1" text:name="Section3534">
              <text:p text:style-name="Standard"><text:bookmark text:name="dismissable412"/><text:bookmark text:name="thumbnail263"/><text:bookmark text:name="img267"/><text:a xlink:type="simple" xlink:href="https://www.youtube.com/watch?v=V0cSlGpi-mA" text:style-name="Internet_20_link" text:visited-style-name="Visited_20_Internet_20_Link"><text:s/></text:a></text:p>
              <text:section text:style-name="Sect1" text:name="Section3535">
                <text:p text:style-name="Standard"><text:bookmark text:name="overlays260"/>7:14 </text:p>
              </text:section>
              <text:section text:style-name="Sect1" text:name="Section3536">
                <text:p text:style-name="Standard"><text:bookmark text:name="mouseover-overlay259"/></text:p>
              </text:section>
              <text:section text:style-name="Sect1" text:name="Section3537">
                <text:p text:style-name="Standard"><text:bookmark text:name="hover-overlays260"/></text:p>
              </text:section>
              <text:section text:style-name="Sect1" text:name="Section3538">
                <text:p text:style-name="Standard"><text:bookmark text:name="details261"/></text:p>
                <text:section text:style-name="Sect1" text:name="Section3539">
                  <text:h text:style-name="Heading_20_3" text:outline-level="3"><text:bookmark text:name="meta263"/><text:bookmark text:name="video-title263"/><text:soft-page-break/><text:a xlink:type="simple" xlink:href="https://www.youtube.com/watch?v=V0cSlGpi-mA" text:style-name="Internet_20_link" text:visited-style-name="Visited_20_Internet_20_Link">JMeter Beginner Tutorial 20 - How to use TEMPLATES</text:a></text:h>
                  <text:section text:style-name="Sect1" text:name="Section3540">
                    <text:p text:style-name="Text_20_body"><text:bookmark text:name="metadata-container262"/></text:p>
                    <text:section text:style-name="Sect1" text:name="Section3541">
                      <text:p text:style-name="Text_20_body"><text:bookmark text:name="metadata261"/></text:p>
                      <text:section text:style-name="Sect1" text:name="Section3542">
                        <text:p text:style-name="Text_20_body"><text:bookmark text:name="metadata-line261"/>11K views1 year ago</text:p>
                      </text:section>
                    </text:section>
                    <text:section text:style-name="Sect1" text:name="Section3543">
                      <text:p text:style-name="Text_20_body"><text:bookmark text:name="additional-metadata-line261"/></text:p>
                    </text:section>
                  </text:section>
                </text:section>
                <text:section text:style-name="Sect1" text:name="Section3544">
                  <text:p text:style-name="Standard"><text:bookmark text:name="menu261"/></text:p>
                  <text:section text:style-name="Sect1" text:name="Section3545">
                    <text:p text:style-name="Standard"><text:bookmark text:name="top-level-buttons261"/></text:p>
                  </text:section>
                </text:section>
              </text:section>
              <text:section text:style-name="Sect1" text:name="Section3546">
                <text:p text:style-name="Standard"><text:bookmark text:name="buttons261"/></text:p>
              </text:section>
            </text:section>
            <text:section text:style-name="Sect1" text:name="Section3547">
              <text:p text:style-name="Standard"><text:bookmark text:name="dismissable413"/><text:bookmark text:name="thumbnail264"/><text:bookmark text:name="img268"/><text:a xlink:type="simple" xlink:href="https://www.youtube.com/watch?v=dYygHm-OwKc" text:style-name="Internet_20_link" text:visited-style-name="Visited_20_Internet_20_Link"><text:s/></text:a></text:p>
              <text:section text:style-name="Sect1" text:name="Section3548">
                <text:p text:style-name="Standard"><text:bookmark text:name="overlays261"/>11:15 </text:p>
              </text:section>
              <text:section text:style-name="Sect1" text:name="Section3549">
                <text:p text:style-name="Standard"><text:bookmark text:name="mouseover-overlay260"/></text:p>
              </text:section>
              <text:section text:style-name="Sect1" text:name="Section3550">
                <text:p text:style-name="Standard"><text:bookmark text:name="hover-overlays261"/></text:p>
              </text:section>
              <text:section text:style-name="Sect1" text:name="Section3551">
                <text:p text:style-name="Standard"><text:bookmark text:name="details262"/></text:p>
                <text:section text:style-name="Sect1" text:name="Section3552">
                  <text:h text:style-name="Heading_20_3" text:outline-level="3"><text:bookmark text:name="meta264"/><text:bookmark text:name="video-title264"/><text:a xlink:type="simple" xlink:href="https://www.youtube.com/watch?v=dYygHm-OwKc" text:style-name="Internet_20_link" text:visited-style-name="Visited_20_Internet_20_Link">Katalon Studio 16 - Jenkins + Git Integration</text:a></text:h>
                  <text:section text:style-name="Sect1" text:name="Section3553">
                    <text:p text:style-name="Text_20_body"><text:bookmark text:name="metadata-container263"/></text:p>
                    <text:section text:style-name="Sect1" text:name="Section3554">
                      <text:p text:style-name="Text_20_body"><text:bookmark text:name="metadata262"/></text:p>
                      <text:section text:style-name="Sect1" text:name="Section3555">
                        <text:p text:style-name="Text_20_body"><text:bookmark text:name="metadata-line262"/>6K views1 year ago</text:p>
                      </text:section>
                    </text:section>
                    <text:section text:style-name="Sect1" text:name="Section3556">
                      <text:p text:style-name="Text_20_body"><text:bookmark text:name="additional-metadata-line262"/></text:p>
                    </text:section>
                  </text:section>
                </text:section>
                <text:section text:style-name="Sect1" text:name="Section3557">
                  <text:p text:style-name="Standard"><text:bookmark text:name="menu262"/></text:p>
                  <text:section text:style-name="Sect1" text:name="Section3558">
                    <text:p text:style-name="Standard"><text:bookmark text:name="top-level-buttons262"/></text:p>
                  </text:section>
                </text:section>
              </text:section>
              <text:section text:style-name="Sect1" text:name="Section3559">
                <text:p text:style-name="Standard"><text:bookmark text:name="buttons262"/></text:p>
              </text:section>
            </text:section>
            <text:section text:style-name="Sect1" text:name="Section3560">
              <text:p text:style-name="Standard"><text:bookmark text:name="dismissable414"/><text:bookmark text:name="thumbnail265"/><text:bookmark text:name="img269"/><text:a xlink:type="simple" xlink:href="https://www.youtube.com/watch?v=WEs6gIGEFkE" text:style-name="Internet_20_link" text:visited-style-name="Visited_20_Internet_20_Link"><text:s/></text:a></text:p>
              <text:section text:style-name="Sect1" text:name="Section3561">
                <text:p text:style-name="Standard"><text:bookmark text:name="overlays262"/>10:28 </text:p>
              </text:section>
              <text:section text:style-name="Sect1" text:name="Section3562">
                <text:p text:style-name="Standard"><text:bookmark text:name="mouseover-overlay261"/></text:p>
              </text:section>
              <text:section text:style-name="Sect1" text:name="Section3563">
                <text:p text:style-name="Standard"><text:bookmark text:name="hover-overlays262"/></text:p>
              </text:section>
              <text:section text:style-name="Sect1" text:name="Section3564">
                <text:p text:style-name="Standard"><text:bookmark text:name="details263"/></text:p>
                <text:section text:style-name="Sect1" text:name="Section3565">
                  <text:h text:style-name="Heading_20_3" text:outline-level="3"><text:bookmark text:name="meta265"/><text:bookmark text:name="video-title265"/><text:a xlink:type="simple" xlink:href="https://www.youtube.com/watch?v=WEs6gIGEFkE" text:style-name="Internet_20_link" text:visited-style-name="Visited_20_Internet_20_Link">Katalon Studio 15 - Integration with GIT (Part-2)</text:a></text:h>
                  <text:section text:style-name="Sect1" text:name="Section3566">
                    <text:p text:style-name="Text_20_body"><text:bookmark text:name="metadata-container264"/></text:p>
                    <text:section text:style-name="Sect1" text:name="Section3567">
                      <text:p text:style-name="Text_20_body"><text:bookmark text:name="metadata263"/></text:p>
                      <text:section text:style-name="Sect1" text:name="Section3568">
                        <text:p text:style-name="Text_20_body"><text:bookmark text:name="metadata-line263"/>5.4K views1 year ago</text:p>
                      </text:section>
                    </text:section>
                    <text:section text:style-name="Sect1" text:name="Section3569">
                      <text:p text:style-name="Text_20_body"><text:bookmark text:name="additional-metadata-line263"/></text:p>
                    </text:section>
                  </text:section>
                </text:section>
                <text:section text:style-name="Sect1" text:name="Section3570">
                  <text:p text:style-name="Standard"><text:bookmark text:name="menu263"/></text:p>
                  <text:section text:style-name="Sect1" text:name="Section3571">
                    <text:p text:style-name="Standard"><text:bookmark text:name="top-level-buttons263"/></text:p>
                  </text:section>
                </text:section>
              </text:section>
              <text:section text:style-name="Sect1" text:name="Section3572">
                <text:p text:style-name="Standard"><text:bookmark text:name="buttons263"/></text:p>
              </text:section>
            </text:section>
            <text:section text:style-name="Sect1" text:name="Section3573">
              <text:p text:style-name="Standard"><text:bookmark text:name="dismissable415"/><text:bookmark text:name="thumbnail266"/><text:bookmark text:name="img270"/><text:a xlink:type="simple" xlink:href="https://www.youtube.com/watch?v=YQkaw5_21BQ" text:style-name="Internet_20_link" text:visited-style-name="Visited_20_Internet_20_Link"><text:s/></text:a></text:p>
              <text:section text:style-name="Sect1" text:name="Section3574">
                <text:p text:style-name="Standard"><text:bookmark text:name="overlays263"/>4:49 </text:p>
              </text:section>
              <text:section text:style-name="Sect1" text:name="Section3575">
                <text:p text:style-name="Standard"><text:bookmark text:name="mouseover-overlay262"/></text:p>
              </text:section>
              <text:section text:style-name="Sect1" text:name="Section3576">
                <text:p text:style-name="Standard"><text:bookmark text:name="hover-overlays263"/></text:p>
              </text:section>
              <text:section text:style-name="Sect1" text:name="Section3577">
                <text:p text:style-name="Standard"><text:bookmark text:name="details264"/></text:p>
                <text:section text:style-name="Sect1" text:name="Section3578">
                  <text:h text:style-name="Heading_20_3" text:outline-level="3"><text:bookmark text:name="meta266"/><text:bookmark text:name="video-title266"/><text:soft-page-break/><text:a xlink:type="simple" xlink:href="https://www.youtube.com/watch?v=YQkaw5_21BQ" text:style-name="Internet_20_link" text:visited-style-name="Visited_20_Internet_20_Link">Katalon Studio 14 - Integration with GIT (Part-1)</text:a></text:h>
                  <text:section text:style-name="Sect1" text:name="Section3579">
                    <text:p text:style-name="Text_20_body"><text:bookmark text:name="metadata-container265"/></text:p>
                    <text:section text:style-name="Sect1" text:name="Section3580">
                      <text:p text:style-name="Text_20_body"><text:bookmark text:name="metadata264"/></text:p>
                      <text:section text:style-name="Sect1" text:name="Section3581">
                        <text:p text:style-name="Text_20_body"><text:bookmark text:name="metadata-line264"/>5.1K views1 year ago</text:p>
                      </text:section>
                    </text:section>
                    <text:section text:style-name="Sect1" text:name="Section3582">
                      <text:p text:style-name="Text_20_body"><text:bookmark text:name="additional-metadata-line264"/></text:p>
                    </text:section>
                  </text:section>
                </text:section>
                <text:section text:style-name="Sect1" text:name="Section3583">
                  <text:p text:style-name="Standard"><text:bookmark text:name="menu264"/></text:p>
                  <text:section text:style-name="Sect1" text:name="Section3584">
                    <text:p text:style-name="Standard"><text:bookmark text:name="top-level-buttons264"/></text:p>
                  </text:section>
                </text:section>
              </text:section>
              <text:section text:style-name="Sect1" text:name="Section3585">
                <text:p text:style-name="Standard"><text:bookmark text:name="buttons264"/></text:p>
              </text:section>
            </text:section>
            <text:section text:style-name="Sect1" text:name="Section3586">
              <text:p text:style-name="Standard"><text:bookmark text:name="dismissable416"/><text:bookmark text:name="thumbnail267"/><text:bookmark text:name="img271"/><text:a xlink:type="simple" xlink:href="https://www.youtube.com/watch?v=DqtZUvmPmo4" text:style-name="Internet_20_link" text:visited-style-name="Visited_20_Internet_20_Link"><text:s/></text:a></text:p>
              <text:section text:style-name="Sect1" text:name="Section3587">
                <text:p text:style-name="Standard"><text:bookmark text:name="overlays264"/>4:57 </text:p>
              </text:section>
              <text:section text:style-name="Sect1" text:name="Section3588">
                <text:p text:style-name="Standard"><text:bookmark text:name="mouseover-overlay263"/></text:p>
              </text:section>
              <text:section text:style-name="Sect1" text:name="Section3589">
                <text:p text:style-name="Standard"><text:bookmark text:name="hover-overlays264"/></text:p>
              </text:section>
              <text:section text:style-name="Sect1" text:name="Section3590">
                <text:p text:style-name="Standard"><text:bookmark text:name="details265"/></text:p>
                <text:section text:style-name="Sect1" text:name="Section3591">
                  <text:h text:style-name="Heading_20_3" text:outline-level="3"><text:bookmark text:name="meta267"/><text:bookmark text:name="video-title267"/><text:a xlink:type="simple" xlink:href="https://www.youtube.com/watch?v=DqtZUvmPmo4" text:style-name="Internet_20_link" text:visited-style-name="Visited_20_Internet_20_Link">Why to use GIT (version control system)</text:a></text:h>
                  <text:section text:style-name="Sect1" text:name="Section3592">
                    <text:p text:style-name="Text_20_body"><text:bookmark text:name="metadata-container266"/></text:p>
                    <text:section text:style-name="Sect1" text:name="Section3593">
                      <text:p text:style-name="Text_20_body"><text:bookmark text:name="metadata265"/></text:p>
                      <text:section text:style-name="Sect1" text:name="Section3594">
                        <text:p text:style-name="Text_20_body"><text:bookmark text:name="metadata-line265"/>15K views1 year ago</text:p>
                      </text:section>
                    </text:section>
                    <text:section text:style-name="Sect1" text:name="Section3595">
                      <text:p text:style-name="Text_20_body"><text:bookmark text:name="additional-metadata-line265"/></text:p>
                    </text:section>
                  </text:section>
                </text:section>
                <text:section text:style-name="Sect1" text:name="Section3596">
                  <text:p text:style-name="Standard"><text:bookmark text:name="menu265"/></text:p>
                  <text:section text:style-name="Sect1" text:name="Section3597">
                    <text:p text:style-name="Standard"><text:bookmark text:name="top-level-buttons265"/></text:p>
                  </text:section>
                </text:section>
              </text:section>
              <text:section text:style-name="Sect1" text:name="Section3598">
                <text:p text:style-name="Standard"><text:bookmark text:name="buttons265"/></text:p>
              </text:section>
            </text:section>
            <text:section text:style-name="Sect1" text:name="Section3599">
              <text:p text:style-name="Standard"><text:bookmark text:name="dismissable417"/><text:bookmark text:name="thumbnail268"/><text:bookmark text:name="img272"/><text:a xlink:type="simple" xlink:href="https://www.youtube.com/watch?v=bk-brXSCcDw" text:style-name="Internet_20_link" text:visited-style-name="Visited_20_Internet_20_Link"><text:s/></text:a></text:p>
              <text:section text:style-name="Sect1" text:name="Section3600">
                <text:p text:style-name="Standard"><text:bookmark text:name="overlays265"/>11:17 </text:p>
              </text:section>
              <text:section text:style-name="Sect1" text:name="Section3601">
                <text:p text:style-name="Standard"><text:bookmark text:name="mouseover-overlay264"/></text:p>
              </text:section>
              <text:section text:style-name="Sect1" text:name="Section3602">
                <text:p text:style-name="Standard"><text:bookmark text:name="hover-overlays265"/></text:p>
              </text:section>
              <text:section text:style-name="Sect1" text:name="Section3603">
                <text:p text:style-name="Standard"><text:bookmark text:name="details266"/></text:p>
                <text:section text:style-name="Sect1" text:name="Section3604">
                  <text:h text:style-name="Heading_20_3" text:outline-level="3"><text:bookmark text:name="meta268"/><text:bookmark text:name="video-title268"/><text:a xlink:type="simple" xlink:href="https://www.youtube.com/watch?v=bk-brXSCcDw" text:style-name="Internet_20_link" text:visited-style-name="Visited_20_Internet_20_Link">Katalon Studio 13 - Integration with JENKINS (CI)</text:a></text:h>
                  <text:section text:style-name="Sect1" text:name="Section3605">
                    <text:p text:style-name="Text_20_body"><text:bookmark text:name="metadata-container267"/></text:p>
                    <text:section text:style-name="Sect1" text:name="Section3606">
                      <text:p text:style-name="Text_20_body"><text:bookmark text:name="metadata266"/></text:p>
                      <text:section text:style-name="Sect1" text:name="Section3607">
                        <text:p text:style-name="Text_20_body"><text:bookmark text:name="metadata-line266"/>10K views1 year ago</text:p>
                      </text:section>
                    </text:section>
                    <text:section text:style-name="Sect1" text:name="Section3608">
                      <text:p text:style-name="Text_20_body"><text:bookmark text:name="additional-metadata-line266"/></text:p>
                    </text:section>
                  </text:section>
                </text:section>
                <text:section text:style-name="Sect1" text:name="Section3609">
                  <text:p text:style-name="Standard"><text:bookmark text:name="menu266"/></text:p>
                  <text:section text:style-name="Sect1" text:name="Section3610">
                    <text:p text:style-name="Standard"><text:bookmark text:name="top-level-buttons266"/></text:p>
                  </text:section>
                </text:section>
              </text:section>
              <text:section text:style-name="Sect1" text:name="Section3611">
                <text:p text:style-name="Standard"><text:bookmark text:name="buttons266"/></text:p>
              </text:section>
            </text:section>
            <text:section text:style-name="Sect1" text:name="Section3612">
              <text:p text:style-name="Standard"><text:bookmark text:name="dismissable418"/><text:bookmark text:name="thumbnail269"/><text:bookmark text:name="img273"/><text:a xlink:type="simple" xlink:href="https://www.youtube.com/watch?v=z2phdXH5U9g" text:style-name="Internet_20_link" text:visited-style-name="Visited_20_Internet_20_Link"><text:s/></text:a></text:p>
              <text:section text:style-name="Sect1" text:name="Section3613">
                <text:p text:style-name="Standard"><text:bookmark text:name="overlays266"/>8:51 </text:p>
              </text:section>
              <text:section text:style-name="Sect1" text:name="Section3614">
                <text:p text:style-name="Standard"><text:bookmark text:name="mouseover-overlay265"/></text:p>
              </text:section>
              <text:section text:style-name="Sect1" text:name="Section3615">
                <text:p text:style-name="Standard"><text:bookmark text:name="hover-overlays266"/></text:p>
              </text:section>
              <text:section text:style-name="Sect1" text:name="Section3616">
                <text:p text:style-name="Standard"><text:bookmark text:name="details267"/></text:p>
                <text:section text:style-name="Sect1" text:name="Section3617">
                  <text:h text:style-name="Heading_20_3" text:outline-level="3"><text:bookmark text:name="meta269"/><text:bookmark text:name="video-title269"/><text:soft-page-break/><text:a xlink:type="simple" xlink:href="https://www.youtube.com/watch?v=z2phdXH5U9g" text:style-name="Internet_20_link" text:visited-style-name="Visited_20_Internet_20_Link">Katalon Studio 12 - How to run from Command Line</text:a></text:h>
                  <text:section text:style-name="Sect1" text:name="Section3618">
                    <text:p text:style-name="Text_20_body"><text:bookmark text:name="metadata-container268"/></text:p>
                    <text:section text:style-name="Sect1" text:name="Section3619">
                      <text:p text:style-name="Text_20_body"><text:bookmark text:name="metadata267"/></text:p>
                      <text:section text:style-name="Sect1" text:name="Section3620">
                        <text:p text:style-name="Text_20_body"><text:bookmark text:name="metadata-line267"/>7K views1 year ago</text:p>
                      </text:section>
                    </text:section>
                    <text:section text:style-name="Sect1" text:name="Section3621">
                      <text:p text:style-name="Text_20_body"><text:bookmark text:name="additional-metadata-line267"/></text:p>
                    </text:section>
                  </text:section>
                </text:section>
                <text:section text:style-name="Sect1" text:name="Section3622">
                  <text:p text:style-name="Standard"><text:bookmark text:name="menu267"/></text:p>
                  <text:section text:style-name="Sect1" text:name="Section3623">
                    <text:p text:style-name="Standard"><text:bookmark text:name="top-level-buttons267"/></text:p>
                  </text:section>
                </text:section>
              </text:section>
              <text:section text:style-name="Sect1" text:name="Section3624">
                <text:p text:style-name="Standard"><text:bookmark text:name="buttons267"/></text:p>
              </text:section>
            </text:section>
            <text:section text:style-name="Sect1" text:name="Section3625">
              <text:p text:style-name="Standard"><text:bookmark text:name="dismissable419"/><text:bookmark text:name="thumbnail270"/><text:bookmark text:name="img274"/><text:a xlink:type="simple" xlink:href="https://www.youtube.com/watch?v=AzBsIRPPbs4" text:style-name="Internet_20_link" text:visited-style-name="Visited_20_Internet_20_Link"><text:s/></text:a></text:p>
              <text:section text:style-name="Sect1" text:name="Section3626">
                <text:p text:style-name="Standard"><text:bookmark text:name="overlays267"/>5:38 </text:p>
              </text:section>
              <text:section text:style-name="Sect1" text:name="Section3627">
                <text:p text:style-name="Standard"><text:bookmark text:name="mouseover-overlay266"/></text:p>
              </text:section>
              <text:section text:style-name="Sect1" text:name="Section3628">
                <text:p text:style-name="Standard"><text:bookmark text:name="hover-overlays267"/></text:p>
              </text:section>
              <text:section text:style-name="Sect1" text:name="Section3629">
                <text:p text:style-name="Standard"><text:bookmark text:name="details268"/></text:p>
                <text:section text:style-name="Sect1" text:name="Section3630">
                  <text:h text:style-name="Heading_20_3" text:outline-level="3"><text:bookmark text:name="meta270"/><text:bookmark text:name="video-title270"/><text:a xlink:type="simple" xlink:href="https://www.youtube.com/watch?v=AzBsIRPPbs4" text:style-name="Internet_20_link" text:visited-style-name="Visited_20_Internet_20_Link">Katalon Studio 11 - How to Email results</text:a></text:h>
                  <text:section text:style-name="Sect1" text:name="Section3631">
                    <text:p text:style-name="Text_20_body"><text:bookmark text:name="metadata-container269"/></text:p>
                    <text:section text:style-name="Sect1" text:name="Section3632">
                      <text:p text:style-name="Text_20_body"><text:bookmark text:name="metadata268"/></text:p>
                      <text:section text:style-name="Sect1" text:name="Section3633">
                        <text:p text:style-name="Text_20_body"><text:bookmark text:name="metadata-line268"/>5.8K views1 year ago</text:p>
                      </text:section>
                    </text:section>
                    <text:section text:style-name="Sect1" text:name="Section3634">
                      <text:p text:style-name="Text_20_body"><text:bookmark text:name="additional-metadata-line268"/></text:p>
                    </text:section>
                  </text:section>
                </text:section>
                <text:section text:style-name="Sect1" text:name="Section3635">
                  <text:p text:style-name="Standard"><text:bookmark text:name="menu268"/></text:p>
                  <text:section text:style-name="Sect1" text:name="Section3636">
                    <text:p text:style-name="Standard"><text:bookmark text:name="top-level-buttons268"/></text:p>
                  </text:section>
                </text:section>
              </text:section>
              <text:section text:style-name="Sect1" text:name="Section3637">
                <text:p text:style-name="Standard"><text:bookmark text:name="buttons268"/></text:p>
              </text:section>
            </text:section>
            <text:section text:style-name="Sect1" text:name="Section3638">
              <text:p text:style-name="Standard"><text:bookmark text:name="dismissable420"/><text:bookmark text:name="thumbnail271"/><text:bookmark text:name="img275"/><text:a xlink:type="simple" xlink:href="https://www.youtube.com/watch?v=q32MxiL5m2I" text:style-name="Internet_20_link" text:visited-style-name="Visited_20_Internet_20_Link"><text:s/></text:a></text:p>
              <text:section text:style-name="Sect1" text:name="Section3639">
                <text:p text:style-name="Standard"><text:bookmark text:name="overlays268"/>10:00 </text:p>
              </text:section>
              <text:section text:style-name="Sect1" text:name="Section3640">
                <text:p text:style-name="Standard"><text:bookmark text:name="mouseover-overlay267"/></text:p>
              </text:section>
              <text:section text:style-name="Sect1" text:name="Section3641">
                <text:p text:style-name="Standard"><text:bookmark text:name="hover-overlays268"/></text:p>
              </text:section>
              <text:section text:style-name="Sect1" text:name="Section3642">
                <text:p text:style-name="Standard"><text:bookmark text:name="details269"/></text:p>
                <text:section text:style-name="Sect1" text:name="Section3643">
                  <text:h text:style-name="Heading_20_3" text:outline-level="3"><text:bookmark text:name="meta271"/><text:bookmark text:name="video-title271"/><text:a xlink:type="simple" xlink:href="https://www.youtube.com/watch?v=q32MxiL5m2I" text:style-name="Internet_20_link" text:visited-style-name="Visited_20_Internet_20_Link">Katalon Studio 10 - Test Execution REPORTS</text:a></text:h>
                  <text:section text:style-name="Sect1" text:name="Section3644">
                    <text:p text:style-name="Text_20_body"><text:bookmark text:name="metadata-container270"/></text:p>
                    <text:section text:style-name="Sect1" text:name="Section3645">
                      <text:p text:style-name="Text_20_body"><text:bookmark text:name="metadata269"/></text:p>
                      <text:section text:style-name="Sect1" text:name="Section3646">
                        <text:p text:style-name="Text_20_body"><text:bookmark text:name="metadata-line269"/>8.1K views1 year ago</text:p>
                      </text:section>
                    </text:section>
                    <text:section text:style-name="Sect1" text:name="Section3647">
                      <text:p text:style-name="Text_20_body"><text:bookmark text:name="additional-metadata-line269"/></text:p>
                    </text:section>
                  </text:section>
                </text:section>
                <text:section text:style-name="Sect1" text:name="Section3648">
                  <text:p text:style-name="Standard"><text:bookmark text:name="menu269"/></text:p>
                  <text:section text:style-name="Sect1" text:name="Section3649">
                    <text:p text:style-name="Standard"><text:bookmark text:name="top-level-buttons269"/></text:p>
                  </text:section>
                </text:section>
              </text:section>
              <text:section text:style-name="Sect1" text:name="Section3650">
                <text:p text:style-name="Standard"><text:bookmark text:name="buttons269"/></text:p>
              </text:section>
            </text:section>
            <text:section text:style-name="Sect1" text:name="Section3651">
              <text:p text:style-name="Standard"><text:bookmark text:name="dismissable421"/><text:bookmark text:name="thumbnail272"/><text:bookmark text:name="img276"/><text:a xlink:type="simple" xlink:href="https://www.youtube.com/watch?v=A8KuASkuI6U" text:style-name="Internet_20_link" text:visited-style-name="Visited_20_Internet_20_Link"><text:s/></text:a></text:p>
              <text:section text:style-name="Sect1" text:name="Section3652">
                <text:p text:style-name="Standard"><text:bookmark text:name="overlays269"/>7:10 </text:p>
              </text:section>
              <text:section text:style-name="Sect1" text:name="Section3653">
                <text:p text:style-name="Standard"><text:bookmark text:name="mouseover-overlay268"/></text:p>
              </text:section>
              <text:section text:style-name="Sect1" text:name="Section3654">
                <text:p text:style-name="Standard"><text:bookmark text:name="hover-overlays269"/></text:p>
              </text:section>
              <text:section text:style-name="Sect1" text:name="Section3655">
                <text:p text:style-name="Standard"><text:bookmark text:name="details270"/></text:p>
                <text:section text:style-name="Sect1" text:name="Section3656">
                  <text:h text:style-name="Heading_20_3" text:outline-level="3"><text:bookmark text:name="meta272"/><text:bookmark text:name="video-title272"/><text:soft-page-break/><text:a xlink:type="simple" xlink:href="https://www.youtube.com/watch?v=A8KuASkuI6U" text:style-name="Internet_20_link" text:visited-style-name="Visited_20_Internet_20_Link">Katalon Studio 9 - Test Suite Collection - How to run Test Suites in parallel</text:a></text:h>
                  <text:section text:style-name="Sect1" text:name="Section3657">
                    <text:p text:style-name="Text_20_body"><text:bookmark text:name="metadata-container271"/></text:p>
                    <text:section text:style-name="Sect1" text:name="Section3658">
                      <text:p text:style-name="Text_20_body"><text:bookmark text:name="metadata270"/></text:p>
                      <text:section text:style-name="Sect1" text:name="Section3659">
                        <text:p text:style-name="Text_20_body"><text:bookmark text:name="metadata-line270"/>7.3K views1 year ago</text:p>
                      </text:section>
                    </text:section>
                    <text:section text:style-name="Sect1" text:name="Section3660">
                      <text:p text:style-name="Text_20_body"><text:bookmark text:name="additional-metadata-line270"/></text:p>
                    </text:section>
                  </text:section>
                </text:section>
                <text:section text:style-name="Sect1" text:name="Section3661">
                  <text:p text:style-name="Standard"><text:bookmark text:name="menu270"/></text:p>
                  <text:section text:style-name="Sect1" text:name="Section3662">
                    <text:p text:style-name="Standard"><text:bookmark text:name="top-level-buttons270"/></text:p>
                  </text:section>
                </text:section>
              </text:section>
              <text:section text:style-name="Sect1" text:name="Section3663">
                <text:p text:style-name="Standard"><text:bookmark text:name="buttons270"/></text:p>
              </text:section>
            </text:section>
            <text:section text:style-name="Sect1" text:name="Section3664">
              <text:p text:style-name="Standard"><text:bookmark text:name="dismissable422"/><text:bookmark text:name="thumbnail273"/><text:bookmark text:name="img277"/><text:a xlink:type="simple" xlink:href="https://www.youtube.com/watch?v=dniwCknLG4s" text:style-name="Internet_20_link" text:visited-style-name="Visited_20_Internet_20_Link"><text:s/></text:a></text:p>
              <text:section text:style-name="Sect1" text:name="Section3665">
                <text:p text:style-name="Standard"><text:bookmark text:name="overlays270"/>8:28 </text:p>
              </text:section>
              <text:section text:style-name="Sect1" text:name="Section3666">
                <text:p text:style-name="Standard"><text:bookmark text:name="mouseover-overlay269"/></text:p>
              </text:section>
              <text:section text:style-name="Sect1" text:name="Section3667">
                <text:p text:style-name="Standard"><text:bookmark text:name="hover-overlays270"/></text:p>
              </text:section>
              <text:section text:style-name="Sect1" text:name="Section3668">
                <text:p text:style-name="Standard"><text:bookmark text:name="details271"/></text:p>
                <text:section text:style-name="Sect1" text:name="Section3669">
                  <text:h text:style-name="Heading_20_3" text:outline-level="3"><text:bookmark text:name="meta273"/><text:bookmark text:name="video-title273"/><text:a xlink:type="simple" xlink:href="https://www.youtube.com/watch?v=dniwCknLG4s" text:style-name="Internet_20_link" text:visited-style-name="Visited_20_Internet_20_Link">Katalon Studio 8 - How to create and run Test Suite</text:a></text:h>
                  <text:section text:style-name="Sect1" text:name="Section3670">
                    <text:p text:style-name="Text_20_body"><text:bookmark text:name="metadata-container272"/></text:p>
                    <text:section text:style-name="Sect1" text:name="Section3671">
                      <text:p text:style-name="Text_20_body"><text:bookmark text:name="metadata271"/></text:p>
                      <text:section text:style-name="Sect1" text:name="Section3672">
                        <text:p text:style-name="Text_20_body"><text:bookmark text:name="metadata-line271"/>10K views1 year ago</text:p>
                      </text:section>
                    </text:section>
                    <text:section text:style-name="Sect1" text:name="Section3673">
                      <text:p text:style-name="Text_20_body"><text:bookmark text:name="additional-metadata-line271"/></text:p>
                    </text:section>
                  </text:section>
                </text:section>
                <text:section text:style-name="Sect1" text:name="Section3674">
                  <text:p text:style-name="Standard"><text:bookmark text:name="menu271"/></text:p>
                  <text:section text:style-name="Sect1" text:name="Section3675">
                    <text:p text:style-name="Standard"><text:bookmark text:name="top-level-buttons271"/></text:p>
                  </text:section>
                </text:section>
              </text:section>
              <text:section text:style-name="Sect1" text:name="Section3676">
                <text:p text:style-name="Standard"><text:bookmark text:name="buttons271"/></text:p>
              </text:section>
            </text:section>
            <text:section text:style-name="Sect1" text:name="Section3677">
              <text:p text:style-name="Standard"><text:bookmark text:name="dismissable423"/><text:bookmark text:name="thumbnail274"/><text:bookmark text:name="img278"/><text:a xlink:type="simple" xlink:href="https://www.youtube.com/watch?v=izr9rR8nB-o" text:style-name="Internet_20_link" text:visited-style-name="Visited_20_Internet_20_Link"><text:s/></text:a></text:p>
              <text:section text:style-name="Sect1" text:name="Section3678">
                <text:p text:style-name="Standard"><text:bookmark text:name="overlays271"/>11:57 </text:p>
              </text:section>
              <text:section text:style-name="Sect1" text:name="Section3679">
                <text:p text:style-name="Standard"><text:bookmark text:name="mouseover-overlay270"/></text:p>
              </text:section>
              <text:section text:style-name="Sect1" text:name="Section3680">
                <text:p text:style-name="Standard"><text:bookmark text:name="hover-overlays271"/></text:p>
              </text:section>
              <text:section text:style-name="Sect1" text:name="Section3681">
                <text:p text:style-name="Standard"><text:bookmark text:name="details272"/></text:p>
                <text:section text:style-name="Sect1" text:name="Section3682">
                  <text:h text:style-name="Heading_20_3" text:outline-level="3"><text:bookmark text:name="meta274"/><text:bookmark text:name="video-title274"/><text:a xlink:type="simple" xlink:href="https://www.youtube.com/watch?v=izr9rR8nB-o" text:style-name="Internet_20_link" text:visited-style-name="Visited_20_Internet_20_Link">Katalon Studio 7 - How to create Test in SCRIPT mode</text:a></text:h>
                  <text:section text:style-name="Sect1" text:name="Section3683">
                    <text:p text:style-name="Text_20_body"><text:bookmark text:name="metadata-container273"/></text:p>
                    <text:section text:style-name="Sect1" text:name="Section3684">
                      <text:p text:style-name="Text_20_body"><text:bookmark text:name="metadata272"/></text:p>
                      <text:section text:style-name="Sect1" text:name="Section3685">
                        <text:p text:style-name="Text_20_body"><text:bookmark text:name="metadata-line272"/>14K views1 year ago</text:p>
                      </text:section>
                    </text:section>
                    <text:section text:style-name="Sect1" text:name="Section3686">
                      <text:p text:style-name="Text_20_body"><text:bookmark text:name="additional-metadata-line272"/></text:p>
                    </text:section>
                  </text:section>
                </text:section>
                <text:section text:style-name="Sect1" text:name="Section3687">
                  <text:p text:style-name="Standard"><text:bookmark text:name="menu272"/></text:p>
                  <text:section text:style-name="Sect1" text:name="Section3688">
                    <text:p text:style-name="Standard"><text:bookmark text:name="top-level-buttons272"/></text:p>
                  </text:section>
                </text:section>
              </text:section>
              <text:section text:style-name="Sect1" text:name="Section3689">
                <text:p text:style-name="Standard"><text:bookmark text:name="buttons272"/></text:p>
              </text:section>
            </text:section>
            <text:section text:style-name="Sect1" text:name="Section3690">
              <text:p text:style-name="Standard"><text:bookmark text:name="dismissable424"/><text:bookmark text:name="thumbnail275"/><text:bookmark text:name="img279"/><text:a xlink:type="simple" xlink:href="https://www.youtube.com/watch?v=L2jPhCkozxU" text:style-name="Internet_20_link" text:visited-style-name="Visited_20_Internet_20_Link"><text:s/></text:a></text:p>
              <text:section text:style-name="Sect1" text:name="Section3691">
                <text:p text:style-name="Standard"><text:bookmark text:name="overlays272"/>17:58 </text:p>
              </text:section>
              <text:section text:style-name="Sect1" text:name="Section3692">
                <text:p text:style-name="Standard"><text:bookmark text:name="mouseover-overlay271"/></text:p>
              </text:section>
              <text:section text:style-name="Sect1" text:name="Section3693">
                <text:p text:style-name="Standard"><text:bookmark text:name="hover-overlays272"/></text:p>
              </text:section>
              <text:section text:style-name="Sect1" text:name="Section3694">
                <text:p text:style-name="Standard"><text:bookmark text:name="details273"/></text:p>
                <text:section text:style-name="Sect1" text:name="Section3695">
                  <text:h text:style-name="Heading_20_3" text:outline-level="3"><text:bookmark text:name="meta275"/><text:bookmark text:name="video-title275"/><text:soft-page-break/><text:a xlink:type="simple" xlink:href="https://www.youtube.com/watch?v=L2jPhCkozxU" text:style-name="Internet_20_link" text:visited-style-name="Visited_20_Internet_20_Link">Katalon Studio 6 - How to create Test in MANUAL mode</text:a></text:h>
                  <text:section text:style-name="Sect1" text:name="Section3696">
                    <text:p text:style-name="Text_20_body"><text:bookmark text:name="metadata-container274"/></text:p>
                    <text:section text:style-name="Sect1" text:name="Section3697">
                      <text:p text:style-name="Text_20_body"><text:bookmark text:name="metadata273"/></text:p>
                      <text:section text:style-name="Sect1" text:name="Section3698">
                        <text:p text:style-name="Text_20_body"><text:bookmark text:name="metadata-line273"/>18K views1 year ago</text:p>
                      </text:section>
                    </text:section>
                    <text:section text:style-name="Sect1" text:name="Section3699">
                      <text:p text:style-name="Text_20_body"><text:bookmark text:name="additional-metadata-line273"/></text:p>
                    </text:section>
                  </text:section>
                </text:section>
                <text:section text:style-name="Sect1" text:name="Section3700">
                  <text:p text:style-name="Standard"><text:bookmark text:name="menu273"/></text:p>
                  <text:section text:style-name="Sect1" text:name="Section3701">
                    <text:p text:style-name="Standard"><text:bookmark text:name="top-level-buttons273"/></text:p>
                  </text:section>
                </text:section>
              </text:section>
              <text:section text:style-name="Sect1" text:name="Section3702">
                <text:p text:style-name="Standard"><text:bookmark text:name="buttons273"/></text:p>
              </text:section>
            </text:section>
            <text:section text:style-name="Sect1" text:name="Section3703">
              <text:p text:style-name="Standard"><text:bookmark text:name="dismissable425"/><text:bookmark text:name="thumbnail276"/><text:bookmark text:name="img280"/><text:a xlink:type="simple" xlink:href="https://www.youtube.com/watch?v=zsWBND0pxjs" text:style-name="Internet_20_link" text:visited-style-name="Visited_20_Internet_20_Link"><text:s/></text:a></text:p>
              <text:section text:style-name="Sect1" text:name="Section3704">
                <text:p text:style-name="Standard"><text:bookmark text:name="overlays273"/>9:57 </text:p>
              </text:section>
              <text:section text:style-name="Sect1" text:name="Section3705">
                <text:p text:style-name="Standard"><text:bookmark text:name="mouseover-overlay272"/></text:p>
              </text:section>
              <text:section text:style-name="Sect1" text:name="Section3706">
                <text:p text:style-name="Standard"><text:bookmark text:name="hover-overlays273"/></text:p>
              </text:section>
              <text:section text:style-name="Sect1" text:name="Section3707">
                <text:p text:style-name="Standard"><text:bookmark text:name="details274"/></text:p>
                <text:section text:style-name="Sect1" text:name="Section3708">
                  <text:h text:style-name="Heading_20_3" text:outline-level="3"><text:bookmark text:name="meta276"/><text:bookmark text:name="video-title276"/><text:a xlink:type="simple" xlink:href="https://www.youtube.com/watch?v=zsWBND0pxjs" text:style-name="Internet_20_link" text:visited-style-name="Visited_20_Internet_20_Link">Katalon Studio 5 - How to Record and Replay</text:a></text:h>
                  <text:section text:style-name="Sect1" text:name="Section3709">
                    <text:p text:style-name="Text_20_body"><text:bookmark text:name="metadata-container275"/></text:p>
                    <text:section text:style-name="Sect1" text:name="Section3710">
                      <text:p text:style-name="Text_20_body"><text:bookmark text:name="metadata274"/></text:p>
                      <text:section text:style-name="Sect1" text:name="Section3711">
                        <text:p text:style-name="Text_20_body"><text:bookmark text:name="metadata-line274"/>27K views1 year ago</text:p>
                      </text:section>
                    </text:section>
                    <text:section text:style-name="Sect1" text:name="Section3712">
                      <text:p text:style-name="Text_20_body"><text:bookmark text:name="additional-metadata-line274"/></text:p>
                    </text:section>
                  </text:section>
                </text:section>
                <text:section text:style-name="Sect1" text:name="Section3713">
                  <text:p text:style-name="Standard"><text:bookmark text:name="menu274"/></text:p>
                  <text:section text:style-name="Sect1" text:name="Section3714">
                    <text:p text:style-name="Standard"><text:bookmark text:name="top-level-buttons274"/></text:p>
                  </text:section>
                </text:section>
              </text:section>
              <text:section text:style-name="Sect1" text:name="Section3715">
                <text:p text:style-name="Standard"><text:bookmark text:name="buttons274"/></text:p>
              </text:section>
            </text:section>
            <text:section text:style-name="Sect1" text:name="Section3716">
              <text:p text:style-name="Standard"><text:bookmark text:name="dismissable426"/><text:bookmark text:name="thumbnail277"/><text:bookmark text:name="img281"/><text:a xlink:type="simple" xlink:href="https://www.youtube.com/watch?v=0COATg2BsCY" text:style-name="Internet_20_link" text:visited-style-name="Visited_20_Internet_20_Link"><text:s/></text:a></text:p>
              <text:section text:style-name="Sect1" text:name="Section3717">
                <text:p text:style-name="Standard"><text:bookmark text:name="overlays274"/>4:56 </text:p>
              </text:section>
              <text:section text:style-name="Sect1" text:name="Section3718">
                <text:p text:style-name="Standard"><text:bookmark text:name="mouseover-overlay273"/></text:p>
              </text:section>
              <text:section text:style-name="Sect1" text:name="Section3719">
                <text:p text:style-name="Standard"><text:bookmark text:name="hover-overlays274"/></text:p>
              </text:section>
              <text:section text:style-name="Sect1" text:name="Section3720">
                <text:p text:style-name="Standard"><text:bookmark text:name="details275"/></text:p>
                <text:section text:style-name="Sect1" text:name="Section3721">
                  <text:h text:style-name="Heading_20_3" text:outline-level="3"><text:bookmark text:name="meta277"/><text:bookmark text:name="video-title277"/><text:a xlink:type="simple" xlink:href="https://www.youtube.com/watch?v=0COATg2BsCY" text:style-name="Internet_20_link" text:visited-style-name="Visited_20_Internet_20_Link">Katalon Studio 4 - How to create First Automation Test</text:a></text:h>
                  <text:section text:style-name="Sect1" text:name="Section3722">
                    <text:p text:style-name="Text_20_body"><text:bookmark text:name="metadata-container276"/></text:p>
                    <text:section text:style-name="Sect1" text:name="Section3723">
                      <text:p text:style-name="Text_20_body"><text:bookmark text:name="metadata275"/></text:p>
                      <text:section text:style-name="Sect1" text:name="Section3724">
                        <text:p text:style-name="Text_20_body"><text:bookmark text:name="metadata-line275"/>39K views1 year ago</text:p>
                      </text:section>
                    </text:section>
                    <text:section text:style-name="Sect1" text:name="Section3725">
                      <text:p text:style-name="Text_20_body"><text:bookmark text:name="additional-metadata-line275"/></text:p>
                    </text:section>
                  </text:section>
                </text:section>
                <text:section text:style-name="Sect1" text:name="Section3726">
                  <text:p text:style-name="Standard"><text:bookmark text:name="menu275"/></text:p>
                  <text:section text:style-name="Sect1" text:name="Section3727">
                    <text:p text:style-name="Standard"><text:bookmark text:name="top-level-buttons275"/></text:p>
                  </text:section>
                </text:section>
              </text:section>
              <text:section text:style-name="Sect1" text:name="Section3728">
                <text:p text:style-name="Standard"><text:bookmark text:name="buttons275"/></text:p>
              </text:section>
            </text:section>
            <text:section text:style-name="Sect1" text:name="Section3729">
              <text:p text:style-name="Standard"><text:bookmark text:name="dismissable427"/><text:bookmark text:name="thumbnail278"/><text:bookmark text:name="img282"/><text:a xlink:type="simple" xlink:href="https://www.youtube.com/watch?v=NVJZmNcOMCw" text:style-name="Internet_20_link" text:visited-style-name="Visited_20_Internet_20_Link"><text:s/></text:a></text:p>
              <text:section text:style-name="Sect1" text:name="Section3730">
                <text:p text:style-name="Standard"><text:bookmark text:name="overlays275"/>14:50 </text:p>
              </text:section>
              <text:section text:style-name="Sect1" text:name="Section3731">
                <text:p text:style-name="Standard"><text:bookmark text:name="mouseover-overlay274"/></text:p>
              </text:section>
              <text:section text:style-name="Sect1" text:name="Section3732">
                <text:p text:style-name="Standard"><text:bookmark text:name="hover-overlays275"/></text:p>
              </text:section>
              <text:section text:style-name="Sect1" text:name="Section3733">
                <text:p text:style-name="Standard"><text:bookmark text:name="details276"/></text:p>
                <text:section text:style-name="Sect1" text:name="Section3734">
                  <text:h text:style-name="Heading_20_3" text:outline-level="3"><text:bookmark text:name="meta278"/><text:bookmark text:name="video-title278"/><text:soft-page-break/><text:a xlink:type="simple" xlink:href="https://www.youtube.com/watch?v=NVJZmNcOMCw" text:style-name="Internet_20_link" text:visited-style-name="Visited_20_Internet_20_Link">Katalon Studio 3 - Start and Explore GUI</text:a></text:h>
                  <text:section text:style-name="Sect1" text:name="Section3735">
                    <text:p text:style-name="Text_20_body"><text:bookmark text:name="metadata-container277"/></text:p>
                    <text:section text:style-name="Sect1" text:name="Section3736">
                      <text:p text:style-name="Text_20_body"><text:bookmark text:name="metadata276"/></text:p>
                      <text:section text:style-name="Sect1" text:name="Section3737">
                        <text:p text:style-name="Text_20_body"><text:bookmark text:name="metadata-line276"/>16K views1 year ago</text:p>
                      </text:section>
                    </text:section>
                    <text:section text:style-name="Sect1" text:name="Section3738">
                      <text:p text:style-name="Text_20_body"><text:bookmark text:name="additional-metadata-line276"/></text:p>
                    </text:section>
                  </text:section>
                </text:section>
                <text:section text:style-name="Sect1" text:name="Section3739">
                  <text:p text:style-name="Standard"><text:bookmark text:name="menu276"/></text:p>
                  <text:section text:style-name="Sect1" text:name="Section3740">
                    <text:p text:style-name="Standard"><text:bookmark text:name="top-level-buttons276"/></text:p>
                  </text:section>
                </text:section>
              </text:section>
              <text:section text:style-name="Sect1" text:name="Section3741">
                <text:p text:style-name="Standard"><text:bookmark text:name="buttons276"/></text:p>
              </text:section>
            </text:section>
            <text:section text:style-name="Sect1" text:name="Section3742">
              <text:p text:style-name="Standard"><text:bookmark text:name="dismissable428"/><text:bookmark text:name="thumbnail279"/><text:bookmark text:name="img283"/><text:a xlink:type="simple" xlink:href="https://www.youtube.com/watch?v=Yyjvea9nMZw" text:style-name="Internet_20_link" text:visited-style-name="Visited_20_Internet_20_Link"><text:s/></text:a></text:p>
              <text:section text:style-name="Sect1" text:name="Section3743">
                <text:p text:style-name="Standard"><text:bookmark text:name="overlays276"/>7:12 </text:p>
              </text:section>
              <text:section text:style-name="Sect1" text:name="Section3744">
                <text:p text:style-name="Standard"><text:bookmark text:name="mouseover-overlay275"/></text:p>
              </text:section>
              <text:section text:style-name="Sect1" text:name="Section3745">
                <text:p text:style-name="Standard"><text:bookmark text:name="hover-overlays276"/></text:p>
              </text:section>
              <text:section text:style-name="Sect1" text:name="Section3746">
                <text:p text:style-name="Standard"><text:bookmark text:name="details277"/></text:p>
                <text:section text:style-name="Sect1" text:name="Section3747">
                  <text:h text:style-name="Heading_20_3" text:outline-level="3"><text:bookmark text:name="meta279"/><text:bookmark text:name="video-title279"/><text:a xlink:type="simple" xlink:href="https://www.youtube.com/watch?v=Yyjvea9nMZw" text:style-name="Internet_20_link" text:visited-style-name="Visited_20_Internet_20_Link">Katalon Studio 2 - How to Install Katalon Studio</text:a></text:h>
                  <text:section text:style-name="Sect1" text:name="Section3748">
                    <text:p text:style-name="Text_20_body"><text:bookmark text:name="metadata-container278"/></text:p>
                    <text:section text:style-name="Sect1" text:name="Section3749">
                      <text:p text:style-name="Text_20_body"><text:bookmark text:name="metadata277"/></text:p>
                      <text:section text:style-name="Sect1" text:name="Section3750">
                        <text:p text:style-name="Text_20_body"><text:bookmark text:name="metadata-line277"/>14K views1 year ago</text:p>
                      </text:section>
                    </text:section>
                    <text:section text:style-name="Sect1" text:name="Section3751">
                      <text:p text:style-name="Text_20_body"><text:bookmark text:name="additional-metadata-line277"/></text:p>
                    </text:section>
                  </text:section>
                </text:section>
                <text:section text:style-name="Sect1" text:name="Section3752">
                  <text:p text:style-name="Standard"><text:bookmark text:name="menu277"/></text:p>
                  <text:section text:style-name="Sect1" text:name="Section3753">
                    <text:p text:style-name="Standard"><text:bookmark text:name="top-level-buttons277"/></text:p>
                  </text:section>
                </text:section>
              </text:section>
              <text:section text:style-name="Sect1" text:name="Section3754">
                <text:p text:style-name="Standard"><text:bookmark text:name="buttons277"/></text:p>
              </text:section>
            </text:section>
            <text:section text:style-name="Sect1" text:name="Section3755">
              <text:p text:style-name="Standard"><text:bookmark text:name="dismissable429"/><text:bookmark text:name="thumbnail280"/><text:bookmark text:name="img284"/><text:a xlink:type="simple" xlink:href="https://www.youtube.com/watch?v=xBjNhauVDio" text:style-name="Internet_20_link" text:visited-style-name="Visited_20_Internet_20_Link"><text:s/></text:a></text:p>
              <text:section text:style-name="Sect1" text:name="Section3756">
                <text:p text:style-name="Standard"><text:bookmark text:name="overlays277"/>3:23 </text:p>
              </text:section>
              <text:section text:style-name="Sect1" text:name="Section3757">
                <text:p text:style-name="Standard"><text:bookmark text:name="mouseover-overlay276"/></text:p>
              </text:section>
              <text:section text:style-name="Sect1" text:name="Section3758">
                <text:p text:style-name="Standard"><text:bookmark text:name="hover-overlays277"/></text:p>
              </text:section>
              <text:section text:style-name="Sect1" text:name="Section3759">
                <text:p text:style-name="Standard"><text:bookmark text:name="details278"/></text:p>
                <text:section text:style-name="Sect1" text:name="Section3760">
                  <text:h text:style-name="Heading_20_3" text:outline-level="3"><text:bookmark text:name="meta280"/><text:bookmark text:name="video-title280"/><text:a xlink:type="simple" xlink:href="https://www.youtube.com/watch?v=xBjNhauVDio" text:style-name="Internet_20_link" text:visited-style-name="Visited_20_Internet_20_Link">Katalon Studio 1 - What is Katalon Studio</text:a></text:h>
                  <text:section text:style-name="Sect1" text:name="Section3761">
                    <text:p text:style-name="Text_20_body"><text:bookmark text:name="metadata-container279"/></text:p>
                    <text:section text:style-name="Sect1" text:name="Section3762">
                      <text:p text:style-name="Text_20_body"><text:bookmark text:name="metadata278"/></text:p>
                      <text:section text:style-name="Sect1" text:name="Section3763">
                        <text:p text:style-name="Text_20_body"><text:bookmark text:name="metadata-line278"/>30K views1 year ago</text:p>
                      </text:section>
                    </text:section>
                    <text:section text:style-name="Sect1" text:name="Section3764">
                      <text:p text:style-name="Text_20_body"><text:bookmark text:name="additional-metadata-line278"/></text:p>
                    </text:section>
                  </text:section>
                </text:section>
                <text:section text:style-name="Sect1" text:name="Section3765">
                  <text:p text:style-name="Standard"><text:bookmark text:name="menu278"/></text:p>
                  <text:section text:style-name="Sect1" text:name="Section3766">
                    <text:p text:style-name="Standard"><text:bookmark text:name="top-level-buttons278"/></text:p>
                  </text:section>
                </text:section>
              </text:section>
              <text:section text:style-name="Sect1" text:name="Section3767">
                <text:p text:style-name="Standard"><text:bookmark text:name="buttons278"/></text:p>
              </text:section>
            </text:section>
            <text:section text:style-name="Sect1" text:name="Section3768">
              <text:p text:style-name="Standard"><text:bookmark text:name="dismissable430"/><text:bookmark text:name="thumbnail281"/><text:bookmark text:name="img285"/><text:a xlink:type="simple" xlink:href="https://www.youtube.com/watch?v=IqWTvGHgJ5M" text:style-name="Internet_20_link" text:visited-style-name="Visited_20_Internet_20_Link"><text:s/></text:a></text:p>
              <text:section text:style-name="Sect1" text:name="Section3769">
                <text:p text:style-name="Standard"><text:bookmark text:name="overlays278"/>7:59 </text:p>
              </text:section>
              <text:section text:style-name="Sect1" text:name="Section3770">
                <text:p text:style-name="Standard"><text:bookmark text:name="mouseover-overlay277"/></text:p>
              </text:section>
              <text:section text:style-name="Sect1" text:name="Section3771">
                <text:p text:style-name="Standard"><text:bookmark text:name="hover-overlays278"/></text:p>
              </text:section>
              <text:section text:style-name="Sect1" text:name="Section3772">
                <text:p text:style-name="Standard"><text:bookmark text:name="details279"/></text:p>
                <text:section text:style-name="Sect1" text:name="Section3773">
                  <text:h text:style-name="Heading_20_3" text:outline-level="3"><text:bookmark text:name="meta281"/><text:bookmark text:name="video-title281"/><text:soft-page-break/><text:a xlink:type="simple" xlink:href="https://www.youtube.com/watch?v=IqWTvGHgJ5M" text:style-name="Internet_20_link" text:visited-style-name="Visited_20_Internet_20_Link">Selenium Beginner 15 - How Selenium interacts with PhantomJS</text:a></text:h>
                  <text:section text:style-name="Sect1" text:name="Section3774">
                    <text:p text:style-name="Text_20_body"><text:bookmark text:name="metadata-container280"/></text:p>
                    <text:section text:style-name="Sect1" text:name="Section3775">
                      <text:p text:style-name="Text_20_body"><text:bookmark text:name="metadata279"/></text:p>
                      <text:section text:style-name="Sect1" text:name="Section3776">
                        <text:p text:style-name="Text_20_body"><text:bookmark text:name="metadata-line279"/>6.2K views1 year ago</text:p>
                      </text:section>
                    </text:section>
                    <text:section text:style-name="Sect1" text:name="Section3777">
                      <text:p text:style-name="Text_20_body"><text:bookmark text:name="additional-metadata-line279"/></text:p>
                    </text:section>
                  </text:section>
                </text:section>
                <text:section text:style-name="Sect1" text:name="Section3778">
                  <text:p text:style-name="Standard"><text:bookmark text:name="menu279"/></text:p>
                  <text:section text:style-name="Sect1" text:name="Section3779">
                    <text:p text:style-name="Standard"><text:bookmark text:name="top-level-buttons279"/></text:p>
                  </text:section>
                </text:section>
              </text:section>
              <text:section text:style-name="Sect1" text:name="Section3780">
                <text:p text:style-name="Standard"><text:bookmark text:name="buttons279"/></text:p>
              </text:section>
            </text:section>
            <text:section text:style-name="Sect1" text:name="Section3781">
              <text:p text:style-name="Standard"><text:bookmark text:name="dismissable431"/><text:bookmark text:name="thumbnail282"/><text:bookmark text:name="img286"/><text:a xlink:type="simple" xlink:href="https://www.youtube.com/watch?v=49JL0dRHYsY" text:style-name="Internet_20_link" text:visited-style-name="Visited_20_Internet_20_Link"><text:s/></text:a></text:p>
              <text:section text:style-name="Sect1" text:name="Section3782">
                <text:p text:style-name="Standard"><text:bookmark text:name="overlays279"/>10:09 </text:p>
              </text:section>
              <text:section text:style-name="Sect1" text:name="Section3783">
                <text:p text:style-name="Standard"><text:bookmark text:name="mouseover-overlay278"/></text:p>
              </text:section>
              <text:section text:style-name="Sect1" text:name="Section3784">
                <text:p text:style-name="Standard"><text:bookmark text:name="hover-overlays279"/></text:p>
              </text:section>
              <text:section text:style-name="Sect1" text:name="Section3785">
                <text:p text:style-name="Standard"><text:bookmark text:name="details280"/></text:p>
                <text:section text:style-name="Sect1" text:name="Section3786">
                  <text:h text:style-name="Heading_20_3" text:outline-level="3"><text:bookmark text:name="meta282"/><text:bookmark text:name="video-title282"/><text:a xlink:type="simple" xlink:href="https://www.youtube.com/watch?v=49JL0dRHYsY" text:style-name="Internet_20_link" text:visited-style-name="Visited_20_Internet_20_Link">Selenium Beginner 14 - How to use PhantomJS (Headless Browser)</text:a></text:h>
                  <text:section text:style-name="Sect1" text:name="Section3787">
                    <text:p text:style-name="Text_20_body"><text:bookmark text:name="metadata-container281"/></text:p>
                    <text:section text:style-name="Sect1" text:name="Section3788">
                      <text:p text:style-name="Text_20_body"><text:bookmark text:name="metadata280"/></text:p>
                      <text:section text:style-name="Sect1" text:name="Section3789">
                        <text:p text:style-name="Text_20_body"><text:bookmark text:name="metadata-line280"/>7.9K views1 year ago</text:p>
                      </text:section>
                    </text:section>
                    <text:section text:style-name="Sect1" text:name="Section3790">
                      <text:p text:style-name="Text_20_body"><text:bookmark text:name="additional-metadata-line280"/></text:p>
                    </text:section>
                  </text:section>
                </text:section>
                <text:section text:style-name="Sect1" text:name="Section3791">
                  <text:p text:style-name="Standard"><text:bookmark text:name="menu280"/></text:p>
                  <text:section text:style-name="Sect1" text:name="Section3792">
                    <text:p text:style-name="Standard"><text:bookmark text:name="top-level-buttons280"/></text:p>
                  </text:section>
                </text:section>
              </text:section>
              <text:section text:style-name="Sect1" text:name="Section3793">
                <text:p text:style-name="Standard"><text:bookmark text:name="buttons280"/></text:p>
              </text:section>
            </text:section>
            <text:section text:style-name="Sect1" text:name="Section3794">
              <text:p text:style-name="Standard"><text:bookmark text:name="dismissable432"/><text:bookmark text:name="thumbnail283"/><text:bookmark text:name="img287"/><text:a xlink:type="simple" xlink:href="https://www.youtube.com/watch?v=NlEPMNsqRs8" text:style-name="Internet_20_link" text:visited-style-name="Visited_20_Internet_20_Link"><text:s/></text:a></text:p>
              <text:section text:style-name="Sect1" text:name="Section3795">
                <text:p text:style-name="Standard"><text:bookmark text:name="overlays280"/>14:20 </text:p>
              </text:section>
              <text:section text:style-name="Sect1" text:name="Section3796">
                <text:p text:style-name="Standard"><text:bookmark text:name="mouseover-overlay279"/></text:p>
              </text:section>
              <text:section text:style-name="Sect1" text:name="Section3797">
                <text:p text:style-name="Standard"><text:bookmark text:name="hover-overlays280"/></text:p>
              </text:section>
              <text:section text:style-name="Sect1" text:name="Section3798">
                <text:p text:style-name="Standard"><text:bookmark text:name="details281"/></text:p>
                <text:section text:style-name="Sect1" text:name="Section3799">
                  <text:h text:style-name="Heading_20_3" text:outline-level="3"><text:bookmark text:name="meta283"/><text:bookmark text:name="video-title283"/><text:a xlink:type="simple" xlink:href="https://www.youtube.com/watch?v=NlEPMNsqRs8" text:style-name="Internet_20_link" text:visited-style-name="Visited_20_Internet_20_Link">Selenium Beginner 13 - How to use HtmlUnit Driver</text:a></text:h>
                  <text:section text:style-name="Sect1" text:name="Section3800">
                    <text:p text:style-name="Text_20_body"><text:bookmark text:name="metadata-container282"/></text:p>
                    <text:section text:style-name="Sect1" text:name="Section3801">
                      <text:p text:style-name="Text_20_body"><text:bookmark text:name="metadata281"/></text:p>
                      <text:section text:style-name="Sect1" text:name="Section3802">
                        <text:p text:style-name="Text_20_body"><text:bookmark text:name="metadata-line281"/>10K views1 year ago</text:p>
                      </text:section>
                    </text:section>
                    <text:section text:style-name="Sect1" text:name="Section3803">
                      <text:p text:style-name="Text_20_body"><text:bookmark text:name="additional-metadata-line281"/></text:p>
                    </text:section>
                  </text:section>
                </text:section>
                <text:section text:style-name="Sect1" text:name="Section3804">
                  <text:p text:style-name="Standard"><text:bookmark text:name="menu281"/></text:p>
                  <text:section text:style-name="Sect1" text:name="Section3805">
                    <text:p text:style-name="Standard"><text:bookmark text:name="top-level-buttons281"/></text:p>
                  </text:section>
                </text:section>
              </text:section>
              <text:section text:style-name="Sect1" text:name="Section3806">
                <text:p text:style-name="Standard"><text:bookmark text:name="buttons281"/></text:p>
              </text:section>
            </text:section>
            <text:section text:style-name="Sect1" text:name="Section3807">
              <text:p text:style-name="Standard"><text:bookmark text:name="dismissable433"/><text:bookmark text:name="thumbnail284"/><text:bookmark text:name="img288"/><text:a xlink:type="simple" xlink:href="https://www.youtube.com/watch?v=udkiQSpXKw4" text:style-name="Internet_20_link" text:visited-style-name="Visited_20_Internet_20_Link"><text:s/></text:a></text:p>
              <text:section text:style-name="Sect1" text:name="Section3808">
                <text:p text:style-name="Standard"><text:bookmark text:name="overlays281"/>5:49 </text:p>
              </text:section>
              <text:section text:style-name="Sect1" text:name="Section3809">
                <text:p text:style-name="Standard"><text:bookmark text:name="mouseover-overlay280"/></text:p>
              </text:section>
              <text:section text:style-name="Sect1" text:name="Section3810">
                <text:p text:style-name="Standard"><text:bookmark text:name="hover-overlays281"/></text:p>
              </text:section>
              <text:section text:style-name="Sect1" text:name="Section3811">
                <text:p text:style-name="Standard"><text:bookmark text:name="details282"/></text:p>
                <text:section text:style-name="Sect1" text:name="Section3812">
                  <text:h text:style-name="Heading_20_3" text:outline-level="3"><text:bookmark text:name="meta284"/><text:bookmark text:name="video-title284"/><text:soft-page-break/><text:a xlink:type="simple" xlink:href="https://www.youtube.com/watch?v=udkiQSpXKw4" text:style-name="Internet_20_link" text:visited-style-name="Visited_20_Internet_20_Link">Selenium Beginner 12 - What are Headless Browsers</text:a></text:h>
                  <text:section text:style-name="Sect1" text:name="Section3813">
                    <text:p text:style-name="Text_20_body"><text:bookmark text:name="metadata-container283"/></text:p>
                    <text:section text:style-name="Sect1" text:name="Section3814">
                      <text:p text:style-name="Text_20_body"><text:bookmark text:name="metadata282"/></text:p>
                      <text:section text:style-name="Sect1" text:name="Section3815">
                        <text:p text:style-name="Text_20_body"><text:bookmark text:name="metadata-line282"/>10K views1 year ago</text:p>
                      </text:section>
                    </text:section>
                    <text:section text:style-name="Sect1" text:name="Section3816">
                      <text:p text:style-name="Text_20_body"><text:bookmark text:name="additional-metadata-line282"/></text:p>
                    </text:section>
                  </text:section>
                </text:section>
                <text:section text:style-name="Sect1" text:name="Section3817">
                  <text:p text:style-name="Standard"><text:bookmark text:name="menu282"/></text:p>
                  <text:section text:style-name="Sect1" text:name="Section3818">
                    <text:p text:style-name="Standard"><text:bookmark text:name="top-level-buttons282"/></text:p>
                  </text:section>
                </text:section>
              </text:section>
              <text:section text:style-name="Sect1" text:name="Section3819">
                <text:p text:style-name="Standard"><text:bookmark text:name="buttons282"/></text:p>
              </text:section>
            </text:section>
            <text:section text:style-name="Sect1" text:name="Section3820">
              <text:p text:style-name="Standard"><text:bookmark text:name="dismissable434"/><text:bookmark text:name="thumbnail285"/><text:bookmark text:name="img289"/><text:a xlink:type="simple" xlink:href="https://www.youtube.com/watch?v=366yZeN_4bU" text:style-name="Internet_20_link" text:visited-style-name="Visited_20_Internet_20_Link"><text:s/></text:a></text:p>
              <text:section text:style-name="Sect1" text:name="Section3821">
                <text:p text:style-name="Standard"><text:bookmark text:name="overlays282"/>6:04 </text:p>
              </text:section>
              <text:section text:style-name="Sect1" text:name="Section3822">
                <text:p text:style-name="Standard"><text:bookmark text:name="mouseover-overlay281"/></text:p>
              </text:section>
              <text:section text:style-name="Sect1" text:name="Section3823">
                <text:p text:style-name="Standard"><text:bookmark text:name="hover-overlays282"/></text:p>
              </text:section>
              <text:section text:style-name="Sect1" text:name="Section3824">
                <text:p text:style-name="Standard"><text:bookmark text:name="details283"/></text:p>
                <text:section text:style-name="Sect1" text:name="Section3825">
                  <text:h text:style-name="Heading_20_3" text:outline-level="3"><text:bookmark text:name="meta285"/><text:bookmark text:name="video-title285"/><text:a xlink:type="simple" xlink:href="https://www.youtube.com/watch?v=366yZeN_4bU" text:style-name="Internet_20_link" text:visited-style-name="Visited_20_Internet_20_Link">Selenium Beginner 11 - How To Create JAR File</text:a></text:h>
                  <text:section text:style-name="Sect1" text:name="Section3826">
                    <text:p text:style-name="Text_20_body"><text:bookmark text:name="metadata-container284"/></text:p>
                    <text:section text:style-name="Sect1" text:name="Section3827">
                      <text:p text:style-name="Text_20_body"><text:bookmark text:name="metadata283"/></text:p>
                      <text:section text:style-name="Sect1" text:name="Section3828">
                        <text:p text:style-name="Text_20_body"><text:bookmark text:name="metadata-line283"/>9.8K views1 year ago</text:p>
                      </text:section>
                    </text:section>
                    <text:section text:style-name="Sect1" text:name="Section3829">
                      <text:p text:style-name="Text_20_body"><text:bookmark text:name="additional-metadata-line283"/></text:p>
                    </text:section>
                  </text:section>
                </text:section>
                <text:section text:style-name="Sect1" text:name="Section3830">
                  <text:p text:style-name="Standard"><text:bookmark text:name="menu283"/></text:p>
                  <text:section text:style-name="Sect1" text:name="Section3831">
                    <text:p text:style-name="Standard"><text:bookmark text:name="top-level-buttons283"/></text:p>
                  </text:section>
                </text:section>
              </text:section>
              <text:section text:style-name="Sect1" text:name="Section3832">
                <text:p text:style-name="Standard"><text:bookmark text:name="buttons283"/></text:p>
              </text:section>
            </text:section>
            <text:section text:style-name="Sect1" text:name="Section3833">
              <text:p text:style-name="Standard"><text:bookmark text:name="dismissable435"/><text:bookmark text:name="thumbnail286"/><text:bookmark text:name="img290"/><text:a xlink:type="simple" xlink:href="https://www.youtube.com/watch?v=bljA8dpfWeQ" text:style-name="Internet_20_link" text:visited-style-name="Visited_20_Internet_20_Link"><text:s/></text:a></text:p>
              <text:section text:style-name="Sect1" text:name="Section3834">
                <text:p text:style-name="Standard"><text:bookmark text:name="overlays283"/>15:37 </text:p>
              </text:section>
              <text:section text:style-name="Sect1" text:name="Section3835">
                <text:p text:style-name="Standard"><text:bookmark text:name="mouseover-overlay282"/></text:p>
              </text:section>
              <text:section text:style-name="Sect1" text:name="Section3836">
                <text:p text:style-name="Standard"><text:bookmark text:name="hover-overlays283"/></text:p>
              </text:section>
              <text:section text:style-name="Sect1" text:name="Section3837">
                <text:p text:style-name="Standard"><text:bookmark text:name="details284"/></text:p>
                <text:section text:style-name="Sect1" text:name="Section3838">
                  <text:h text:style-name="Heading_20_3" text:outline-level="3"><text:bookmark text:name="meta286"/><text:bookmark text:name="video-title286"/><text:a xlink:type="simple" xlink:href="https://www.youtube.com/watch?v=bljA8dpfWeQ" text:style-name="Internet_20_link" text:visited-style-name="Visited_20_Internet_20_Link">Selenium Beginner 10 - How To Use Config Properties File</text:a></text:h>
                  <text:section text:style-name="Sect1" text:name="Section3839">
                    <text:p text:style-name="Text_20_body"><text:bookmark text:name="metadata-container285"/></text:p>
                    <text:section text:style-name="Sect1" text:name="Section3840">
                      <text:p text:style-name="Text_20_body"><text:bookmark text:name="metadata284"/></text:p>
                      <text:section text:style-name="Sect1" text:name="Section3841">
                        <text:p text:style-name="Text_20_body"><text:bookmark text:name="metadata-line284"/>14K views1 year ago</text:p>
                      </text:section>
                    </text:section>
                    <text:section text:style-name="Sect1" text:name="Section3842">
                      <text:p text:style-name="Text_20_body"><text:bookmark text:name="additional-metadata-line284"/></text:p>
                    </text:section>
                  </text:section>
                </text:section>
                <text:section text:style-name="Sect1" text:name="Section3843">
                  <text:p text:style-name="Standard"><text:bookmark text:name="menu284"/></text:p>
                  <text:section text:style-name="Sect1" text:name="Section3844">
                    <text:p text:style-name="Standard"><text:bookmark text:name="top-level-buttons284"/></text:p>
                  </text:section>
                </text:section>
              </text:section>
              <text:section text:style-name="Sect1" text:name="Section3845">
                <text:p text:style-name="Standard"><text:bookmark text:name="buttons284"/></text:p>
              </text:section>
            </text:section>
            <text:section text:style-name="Sect1" text:name="Section3846">
              <text:p text:style-name="Standard"><text:bookmark text:name="dismissable436"/><text:bookmark text:name="thumbnail287"/><text:bookmark text:name="img291"/><text:a xlink:type="simple" xlink:href="https://www.youtube.com/watch?v=zHNCC8PPYLw" text:style-name="Internet_20_link" text:visited-style-name="Visited_20_Internet_20_Link"><text:s/></text:a></text:p>
              <text:section text:style-name="Sect1" text:name="Section3847">
                <text:p text:style-name="Standard"><text:bookmark text:name="overlays284"/>11:35 </text:p>
              </text:section>
              <text:section text:style-name="Sect1" text:name="Section3848">
                <text:p text:style-name="Standard"><text:bookmark text:name="mouseover-overlay283"/></text:p>
              </text:section>
              <text:section text:style-name="Sect1" text:name="Section3849">
                <text:p text:style-name="Standard"><text:bookmark text:name="hover-overlays284"/></text:p>
              </text:section>
              <text:section text:style-name="Sect1" text:name="Section3850">
                <text:p text:style-name="Standard"><text:bookmark text:name="details285"/></text:p>
                <text:section text:style-name="Sect1" text:name="Section3851">
                  <text:h text:style-name="Heading_20_3" text:outline-level="3"><text:bookmark text:name="meta287"/><text:bookmark text:name="video-title287"/><text:soft-page-break/><text:a xlink:type="simple" xlink:href="https://www.youtube.com/watch?v=zHNCC8PPYLw" text:style-name="Internet_20_link" text:visited-style-name="Visited_20_Internet_20_Link">Selenium Beginner 9 - How To Make Code MODULAR</text:a></text:h>
                  <text:section text:style-name="Sect1" text:name="Section3852">
                    <text:p text:style-name="Text_20_body"><text:bookmark text:name="metadata-container286"/></text:p>
                    <text:section text:style-name="Sect1" text:name="Section3853">
                      <text:p text:style-name="Text_20_body"><text:bookmark text:name="metadata285"/></text:p>
                      <text:section text:style-name="Sect1" text:name="Section3854">
                        <text:p text:style-name="Text_20_body"><text:bookmark text:name="metadata-line285"/>14K views1 year ago</text:p>
                      </text:section>
                    </text:section>
                    <text:section text:style-name="Sect1" text:name="Section3855">
                      <text:p text:style-name="Text_20_body"><text:bookmark text:name="additional-metadata-line285"/></text:p>
                    </text:section>
                  </text:section>
                </text:section>
                <text:section text:style-name="Sect1" text:name="Section3856">
                  <text:p text:style-name="Standard"><text:bookmark text:name="menu285"/></text:p>
                  <text:section text:style-name="Sect1" text:name="Section3857">
                    <text:p text:style-name="Standard"><text:bookmark text:name="top-level-buttons285"/></text:p>
                  </text:section>
                </text:section>
              </text:section>
              <text:section text:style-name="Sect1" text:name="Section3858">
                <text:p text:style-name="Standard"><text:bookmark text:name="buttons285"/></text:p>
              </text:section>
            </text:section>
            <text:section text:style-name="Sect1" text:name="Section3859">
              <text:p text:style-name="Standard"><text:bookmark text:name="dismissable437"/><text:bookmark text:name="thumbnail288"/><text:bookmark text:name="img292"/><text:a xlink:type="simple" xlink:href="https://www.youtube.com/watch?v=kKerkKs6ux4" text:style-name="Internet_20_link" text:visited-style-name="Visited_20_Internet_20_Link"><text:s/></text:a></text:p>
              <text:section text:style-name="Sect1" text:name="Section3860">
                <text:p text:style-name="Standard"><text:bookmark text:name="overlays285"/>8:41 </text:p>
              </text:section>
              <text:section text:style-name="Sect1" text:name="Section3861">
                <text:p text:style-name="Standard"><text:bookmark text:name="mouseover-overlay284"/></text:p>
              </text:section>
              <text:section text:style-name="Sect1" text:name="Section3862">
                <text:p text:style-name="Standard"><text:bookmark text:name="hover-overlays285"/></text:p>
              </text:section>
              <text:section text:style-name="Sect1" text:name="Section3863">
                <text:p text:style-name="Standard"><text:bookmark text:name="details286"/></text:p>
                <text:section text:style-name="Sect1" text:name="Section3864">
                  <text:h text:style-name="Heading_20_3" text:outline-level="3"><text:bookmark text:name="meta288"/><text:bookmark text:name="video-title288"/><text:a xlink:type="simple" xlink:href="https://www.youtube.com/watch?v=kKerkKs6ux4" text:style-name="Internet_20_link" text:visited-style-name="Visited_20_Internet_20_Link">Selenium Beginner 8 - How to run test on Chrome Browser</text:a></text:h>
                  <text:section text:style-name="Sect1" text:name="Section3865">
                    <text:p text:style-name="Text_20_body"><text:bookmark text:name="metadata-container287"/></text:p>
                    <text:section text:style-name="Sect1" text:name="Section3866">
                      <text:p text:style-name="Text_20_body"><text:bookmark text:name="metadata286"/></text:p>
                      <text:section text:style-name="Sect1" text:name="Section3867">
                        <text:p text:style-name="Text_20_body"><text:bookmark text:name="metadata-line286"/>22K views1 year ago</text:p>
                      </text:section>
                    </text:section>
                    <text:section text:style-name="Sect1" text:name="Section3868">
                      <text:p text:style-name="Text_20_body"><text:bookmark text:name="additional-metadata-line286"/></text:p>
                    </text:section>
                  </text:section>
                </text:section>
                <text:section text:style-name="Sect1" text:name="Section3869">
                  <text:p text:style-name="Standard"><text:bookmark text:name="menu286"/></text:p>
                  <text:section text:style-name="Sect1" text:name="Section3870">
                    <text:p text:style-name="Standard"><text:bookmark text:name="top-level-buttons286"/></text:p>
                  </text:section>
                </text:section>
              </text:section>
              <text:section text:style-name="Sect1" text:name="Section3871">
                <text:p text:style-name="Standard"><text:bookmark text:name="buttons286"/></text:p>
              </text:section>
            </text:section>
            <text:section text:style-name="Sect1" text:name="Section3872">
              <text:p text:style-name="Standard"><text:bookmark text:name="dismissable438"/><text:bookmark text:name="thumbnail289"/><text:bookmark text:name="img293"/><text:a xlink:type="simple" xlink:href="https://www.youtube.com/watch?v=3-Jq9GrNVVc" text:style-name="Internet_20_link" text:visited-style-name="Visited_20_Internet_20_Link"><text:s/></text:a></text:p>
              <text:section text:style-name="Sect1" text:name="Section3873">
                <text:p text:style-name="Standard"><text:bookmark text:name="overlays286"/>6:33 </text:p>
              </text:section>
              <text:section text:style-name="Sect1" text:name="Section3874">
                <text:p text:style-name="Standard"><text:bookmark text:name="mouseover-overlay285"/></text:p>
              </text:section>
              <text:section text:style-name="Sect1" text:name="Section3875">
                <text:p text:style-name="Standard"><text:bookmark text:name="hover-overlays286"/></text:p>
              </text:section>
              <text:section text:style-name="Sect1" text:name="Section3876">
                <text:p text:style-name="Standard"><text:bookmark text:name="details287"/></text:p>
                <text:section text:style-name="Sect1" text:name="Section3877">
                  <text:h text:style-name="Heading_20_3" text:outline-level="3"><text:bookmark text:name="meta289"/><text:bookmark text:name="video-title289"/><text:a xlink:type="simple" xlink:href="https://www.youtube.com/watch?v=3-Jq9GrNVVc" text:style-name="Internet_20_link" text:visited-style-name="Visited_20_Internet_20_Link">Selenium Beginner 7 - What is Gecko Driver</text:a></text:h>
                  <text:section text:style-name="Sect1" text:name="Section3878">
                    <text:p text:style-name="Text_20_body"><text:bookmark text:name="metadata-container288"/></text:p>
                    <text:section text:style-name="Sect1" text:name="Section3879">
                      <text:p text:style-name="Text_20_body"><text:bookmark text:name="metadata287"/></text:p>
                      <text:section text:style-name="Sect1" text:name="Section3880">
                        <text:p text:style-name="Text_20_body"><text:bookmark text:name="metadata-line287"/>16K views1 year ago</text:p>
                      </text:section>
                    </text:section>
                    <text:section text:style-name="Sect1" text:name="Section3881">
                      <text:p text:style-name="Text_20_body"><text:bookmark text:name="additional-metadata-line287"/></text:p>
                    </text:section>
                  </text:section>
                </text:section>
                <text:section text:style-name="Sect1" text:name="Section3882">
                  <text:p text:style-name="Standard"><text:bookmark text:name="menu287"/></text:p>
                  <text:section text:style-name="Sect1" text:name="Section3883">
                    <text:p text:style-name="Standard"><text:bookmark text:name="top-level-buttons287"/></text:p>
                  </text:section>
                </text:section>
              </text:section>
              <text:section text:style-name="Sect1" text:name="Section3884">
                <text:p text:style-name="Standard"><text:bookmark text:name="buttons287"/></text:p>
              </text:section>
            </text:section>
            <text:section text:style-name="Sect1" text:name="Section3885">
              <text:p text:style-name="Standard"><text:bookmark text:name="dismissable439"/><text:bookmark text:name="thumbnail290"/><text:bookmark text:name="img294"/><text:a xlink:type="simple" xlink:href="https://www.youtube.com/watch?v=5N8GAn-bXnM" text:style-name="Internet_20_link" text:visited-style-name="Visited_20_Internet_20_Link"><text:s/></text:a></text:p>
              <text:section text:style-name="Sect1" text:name="Section3886">
                <text:p text:style-name="Standard"><text:bookmark text:name="overlays287"/>15:24 </text:p>
              </text:section>
              <text:section text:style-name="Sect1" text:name="Section3887">
                <text:p text:style-name="Standard"><text:bookmark text:name="mouseover-overlay286"/></text:p>
              </text:section>
              <text:section text:style-name="Sect1" text:name="Section3888">
                <text:p text:style-name="Standard"><text:bookmark text:name="hover-overlays287"/></text:p>
              </text:section>
              <text:section text:style-name="Sect1" text:name="Section3889">
                <text:p text:style-name="Standard"><text:bookmark text:name="details288"/></text:p>
                <text:section text:style-name="Sect1" text:name="Section3890">
                  <text:h text:style-name="Heading_20_3" text:outline-level="3"><text:bookmark text:name="meta290"/><text:bookmark text:name="video-title290"/><text:soft-page-break/><text:a xlink:type="simple" xlink:href="https://www.youtube.com/watch?v=5N8GAn-bXnM" text:style-name="Internet_20_link" text:visited-style-name="Visited_20_Internet_20_Link">Selenium Beginner 6 - How To Use Selenium 3 - Gecko Driver</text:a></text:h>
                  <text:section text:style-name="Sect1" text:name="Section3891">
                    <text:p text:style-name="Text_20_body"><text:bookmark text:name="metadata-container289"/></text:p>
                    <text:section text:style-name="Sect1" text:name="Section3892">
                      <text:p text:style-name="Text_20_body"><text:bookmark text:name="metadata288"/></text:p>
                      <text:section text:style-name="Sect1" text:name="Section3893">
                        <text:p text:style-name="Text_20_body"><text:bookmark text:name="metadata-line288"/>34K views1 year ago</text:p>
                      </text:section>
                    </text:section>
                    <text:section text:style-name="Sect1" text:name="Section3894">
                      <text:p text:style-name="Text_20_body"><text:bookmark text:name="additional-metadata-line288"/></text:p>
                    </text:section>
                  </text:section>
                </text:section>
                <text:section text:style-name="Sect1" text:name="Section3895">
                  <text:p text:style-name="Standard"><text:bookmark text:name="menu288"/></text:p>
                  <text:section text:style-name="Sect1" text:name="Section3896">
                    <text:p text:style-name="Standard"><text:bookmark text:name="top-level-buttons288"/></text:p>
                  </text:section>
                </text:section>
              </text:section>
              <text:section text:style-name="Sect1" text:name="Section3897">
                <text:p text:style-name="Standard"><text:bookmark text:name="buttons288"/></text:p>
              </text:section>
            </text:section>
            <text:section text:style-name="Sect1" text:name="Section3898">
              <text:p text:style-name="Standard"><text:bookmark text:name="dismissable440"/><text:bookmark text:name="thumbnail291"/><text:bookmark text:name="img295"/><text:a xlink:type="simple" xlink:href="https://www.youtube.com/watch?v=7yYDOja8n_k" text:style-name="Internet_20_link" text:visited-style-name="Visited_20_Internet_20_Link"><text:s/></text:a></text:p>
              <text:section text:style-name="Sect1" text:name="Section3899">
                <text:p text:style-name="Standard"><text:bookmark text:name="overlays288"/>10:40 </text:p>
              </text:section>
              <text:section text:style-name="Sect1" text:name="Section3900">
                <text:p text:style-name="Standard"><text:bookmark text:name="mouseover-overlay287"/></text:p>
              </text:section>
              <text:section text:style-name="Sect1" text:name="Section3901">
                <text:p text:style-name="Standard"><text:bookmark text:name="hover-overlays288"/></text:p>
              </text:section>
              <text:section text:style-name="Sect1" text:name="Section3902">
                <text:p text:style-name="Standard"><text:bookmark text:name="details289"/></text:p>
                <text:section text:style-name="Sect1" text:name="Section3903">
                  <text:h text:style-name="Heading_20_3" text:outline-level="3"><text:bookmark text:name="meta291"/><text:bookmark text:name="video-title291"/><text:a xlink:type="simple" xlink:href="https://www.youtube.com/watch?v=7yYDOja8n_k" text:style-name="Internet_20_link" text:visited-style-name="Visited_20_Internet_20_Link">Selenium Beginner 5 - How to write first Selenium script (java) - 5 Easy Steps</text:a></text:h>
                  <text:section text:style-name="Sect1" text:name="Section3904">
                    <text:p text:style-name="Text_20_body"><text:bookmark text:name="metadata-container290"/></text:p>
                    <text:section text:style-name="Sect1" text:name="Section3905">
                      <text:p text:style-name="Text_20_body"><text:bookmark text:name="metadata289"/></text:p>
                      <text:section text:style-name="Sect1" text:name="Section3906">
                        <text:p text:style-name="Text_20_body"><text:bookmark text:name="metadata-line289"/>69K views1 year ago</text:p>
                      </text:section>
                    </text:section>
                    <text:section text:style-name="Sect1" text:name="Section3907">
                      <text:p text:style-name="Text_20_body"><text:bookmark text:name="additional-metadata-line289"/></text:p>
                    </text:section>
                  </text:section>
                </text:section>
                <text:section text:style-name="Sect1" text:name="Section3908">
                  <text:p text:style-name="Standard"><text:bookmark text:name="menu289"/></text:p>
                  <text:section text:style-name="Sect1" text:name="Section3909">
                    <text:p text:style-name="Standard"><text:bookmark text:name="top-level-buttons289"/></text:p>
                  </text:section>
                </text:section>
              </text:section>
              <text:section text:style-name="Sect1" text:name="Section3910">
                <text:p text:style-name="Standard"><text:bookmark text:name="buttons289"/></text:p>
              </text:section>
            </text:section>
            <text:section text:style-name="Sect1" text:name="Section3911">
              <text:p text:style-name="Standard"><text:bookmark text:name="dismissable441"/><text:bookmark text:name="thumbnail292"/><text:bookmark text:name="img296"/><text:a xlink:type="simple" xlink:href="https://www.youtube.com/watch?v=3huVaYzYOtg" text:style-name="Internet_20_link" text:visited-style-name="Visited_20_Internet_20_Link"><text:s/></text:a></text:p>
              <text:section text:style-name="Sect1" text:name="Section3912">
                <text:p text:style-name="Standard"><text:bookmark text:name="overlays289"/></text:p>
                <text:section text:style-name="Sect1" text:name="Section3913">
                  <text:p text:style-name="Standard"><text:bookmark text:name="progress11"/></text:p>
                </text:section>
                <text:p text:style-name="Standard"><text:a xlink:type="simple" xlink:href="https://www.youtube.com/watch?v=3huVaYzYOtg" text:style-name="Internet_20_link" text:visited-style-name="Visited_20_Internet_20_Link">2:58 </text:a></text:p>
              </text:section>
              <text:section text:style-name="Sect1" text:name="Section3914">
                <text:p text:style-name="Standard"><text:bookmark text:name="mouseover-overlay288"/><text:a xlink:type="simple" xlink:href="https://www.youtube.com/watch?v=3huVaYzYOtg" text:style-name="Internet_20_link" text:visited-style-name="Visited_20_Internet_20_Link"/></text:p>
              </text:section>
              <text:section text:style-name="Sect1" text:name="Section3915">
                <text:p text:style-name="Standard"><text:bookmark text:name="hover-overlays289"/><text:a xlink:type="simple" xlink:href="https://www.youtube.com/watch?v=3huVaYzYOtg" text:style-name="Internet_20_link" text:visited-style-name="Visited_20_Internet_20_Link"/></text:p>
              </text:section>
              <text:section text:style-name="Sect1" text:name="Section3916">
                <text:p text:style-name="Standard"><text:bookmark text:name="details290"/></text:p>
                <text:section text:style-name="Sect1" text:name="Section3917">
                  <text:h text:style-name="Heading_20_3" text:outline-level="3"><text:bookmark text:name="meta292"/><text:bookmark text:name="video-title292"/><text:a xlink:type="simple" xlink:href="https://www.youtube.com/watch?v=3huVaYzYOtg" text:style-name="Internet_20_link" text:visited-style-name="Visited_20_Internet_20_Link">Selenium Beginner 4 - How To Learn Selenium</text:a></text:h>
                  <text:section text:style-name="Sect1" text:name="Section3918">
                    <text:p text:style-name="Text_20_body"><text:bookmark text:name="metadata-container291"/></text:p>
                    <text:section text:style-name="Sect1" text:name="Section3919">
                      <text:p text:style-name="Text_20_body"><text:bookmark text:name="metadata290"/></text:p>
                      <text:section text:style-name="Sect1" text:name="Section3920">
                        <text:p text:style-name="Text_20_body"><text:bookmark text:name="metadata-line290"/>30K views1 year ago</text:p>
                      </text:section>
                    </text:section>
                    <text:section text:style-name="Sect1" text:name="Section3921">
                      <text:p text:style-name="Text_20_body"><text:bookmark text:name="additional-metadata-line290"/></text:p>
                    </text:section>
                  </text:section>
                </text:section>
                <text:section text:style-name="Sect1" text:name="Section3922">
                  <text:p text:style-name="Standard"><text:bookmark text:name="menu290"/></text:p>
                  <text:section text:style-name="Sect1" text:name="Section3923">
                    <text:p text:style-name="Standard"><text:bookmark text:name="top-level-buttons290"/></text:p>
                  </text:section>
                </text:section>
              </text:section>
              <text:section text:style-name="Sect1" text:name="Section3924">
                <text:p text:style-name="Standard"><text:bookmark text:name="buttons290"/></text:p>
              </text:section>
            </text:section>
            <text:section text:style-name="Sect1" text:name="Section3925">
              <text:p text:style-name="Standard"><text:bookmark text:name="dismissable442"/><text:bookmark text:name="thumbnail293"/><text:bookmark text:name="img297"/><text:a xlink:type="simple" xlink:href="https://www.youtube.com/watch?v=oJ0NdTcWNXk" text:style-name="Internet_20_link" text:visited-style-name="Visited_20_Internet_20_Link"><text:s/></text:a></text:p>
              <text:section text:style-name="Sect1" text:name="Section3926">
                <text:p text:style-name="Standard"><text:bookmark text:name="overlays290"/>5:18 </text:p>
              </text:section>
              <text:section text:style-name="Sect1" text:name="Section3927">
                <text:p text:style-name="Standard"><text:bookmark text:name="mouseover-overlay289"/></text:p>
              </text:section>
              <text:section text:style-name="Sect1" text:name="Section3928">
                <text:p text:style-name="Standard"><text:bookmark text:name="hover-overlays290"/></text:p>
              </text:section>
              <text:section text:style-name="Sect1" text:name="Section3929">
                <text:p text:style-name="Standard"><text:bookmark text:name="details291"/></text:p>
                <text:section text:style-name="Sect1" text:name="Section3930">
                  <text:h text:style-name="Heading_20_3" text:outline-level="3"><text:bookmark text:name="meta293"/><text:bookmark text:name="video-title293"/><text:soft-page-break/><text:a xlink:type="simple" xlink:href="https://www.youtube.com/watch?v=oJ0NdTcWNXk" text:style-name="Internet_20_link" text:visited-style-name="Visited_20_Internet_20_Link">Selenium Beginner 3 - Why To Learn Selenium</text:a></text:h>
                  <text:section text:style-name="Sect1" text:name="Section3931">
                    <text:p text:style-name="Text_20_body"><text:bookmark text:name="metadata-container292"/></text:p>
                    <text:section text:style-name="Sect1" text:name="Section3932">
                      <text:p text:style-name="Text_20_body"><text:bookmark text:name="metadata291"/></text:p>
                      <text:section text:style-name="Sect1" text:name="Section3933">
                        <text:p text:style-name="Text_20_body"><text:bookmark text:name="metadata-line291"/>26K views1 year ago</text:p>
                      </text:section>
                    </text:section>
                    <text:section text:style-name="Sect1" text:name="Section3934">
                      <text:p text:style-name="Text_20_body"><text:bookmark text:name="additional-metadata-line291"/></text:p>
                    </text:section>
                  </text:section>
                </text:section>
                <text:section text:style-name="Sect1" text:name="Section3935">
                  <text:p text:style-name="Standard"><text:bookmark text:name="menu291"/></text:p>
                  <text:section text:style-name="Sect1" text:name="Section3936">
                    <text:p text:style-name="Standard"><text:bookmark text:name="top-level-buttons291"/></text:p>
                  </text:section>
                </text:section>
              </text:section>
              <text:section text:style-name="Sect1" text:name="Section3937">
                <text:p text:style-name="Standard"><text:bookmark text:name="buttons291"/></text:p>
              </text:section>
            </text:section>
            <text:section text:style-name="Sect1" text:name="Section3938">
              <text:p text:style-name="Standard"><text:bookmark text:name="dismissable443"/><text:bookmark text:name="thumbnail294"/><text:bookmark text:name="img298"/><text:a xlink:type="simple" xlink:href="https://www.youtube.com/watch?v=c4y4me6hZZk" text:style-name="Internet_20_link" text:visited-style-name="Visited_20_Internet_20_Link"><text:s/></text:a></text:p>
              <text:section text:style-name="Sect1" text:name="Section3939">
                <text:p text:style-name="Standard"><text:bookmark text:name="overlays291"/>12:00 </text:p>
              </text:section>
              <text:section text:style-name="Sect1" text:name="Section3940">
                <text:p text:style-name="Standard"><text:bookmark text:name="mouseover-overlay290"/></text:p>
              </text:section>
              <text:section text:style-name="Sect1" text:name="Section3941">
                <text:p text:style-name="Standard"><text:bookmark text:name="hover-overlays291"/></text:p>
              </text:section>
              <text:section text:style-name="Sect1" text:name="Section3942">
                <text:p text:style-name="Standard"><text:bookmark text:name="details292"/></text:p>
                <text:section text:style-name="Sect1" text:name="Section3943">
                  <text:h text:style-name="Heading_20_3" text:outline-level="3"><text:bookmark text:name="meta294"/><text:bookmark text:name="video-title294"/><text:a xlink:type="simple" xlink:href="https://www.youtube.com/watch?v=c4y4me6hZZk" text:style-name="Internet_20_link" text:visited-style-name="Visited_20_Internet_20_Link">Selenium Beginner 2 - History of Selenium</text:a></text:h>
                  <text:section text:style-name="Sect1" text:name="Section3944">
                    <text:p text:style-name="Text_20_body"><text:bookmark text:name="metadata-container293"/></text:p>
                    <text:section text:style-name="Sect1" text:name="Section3945">
                      <text:p text:style-name="Text_20_body"><text:bookmark text:name="metadata292"/></text:p>
                      <text:section text:style-name="Sect1" text:name="Section3946">
                        <text:p text:style-name="Text_20_body"><text:bookmark text:name="metadata-line292"/>32K views1 year ago</text:p>
                      </text:section>
                    </text:section>
                    <text:section text:style-name="Sect1" text:name="Section3947">
                      <text:p text:style-name="Text_20_body"><text:bookmark text:name="additional-metadata-line292"/></text:p>
                    </text:section>
                  </text:section>
                </text:section>
                <text:section text:style-name="Sect1" text:name="Section3948">
                  <text:p text:style-name="Standard"><text:bookmark text:name="menu292"/></text:p>
                  <text:section text:style-name="Sect1" text:name="Section3949">
                    <text:p text:style-name="Standard"><text:bookmark text:name="top-level-buttons292"/></text:p>
                  </text:section>
                </text:section>
              </text:section>
              <text:section text:style-name="Sect1" text:name="Section3950">
                <text:p text:style-name="Standard"><text:bookmark text:name="buttons292"/></text:p>
              </text:section>
            </text:section>
            <text:section text:style-name="Sect1" text:name="Section3951">
              <text:p text:style-name="Standard"><text:bookmark text:name="dismissable444"/><text:bookmark text:name="thumbnail295"/><text:bookmark text:name="img299"/><text:a xlink:type="simple" xlink:href="https://www.youtube.com/watch?v=mOAXEQevCAE&amp;t=18s" text:style-name="Internet_20_link" text:visited-style-name="Visited_20_Internet_20_Link"><text:s/></text:a></text:p>
              <text:section text:style-name="Sect1" text:name="Section3952">
                <text:p text:style-name="Standard"><text:bookmark text:name="overlays292"/></text:p>
                <text:section text:style-name="Sect1" text:name="Section3953">
                  <text:p text:style-name="Standard"><text:bookmark text:name="progress12"/></text:p>
                </text:section>
                <text:p text:style-name="Standard"><text:a xlink:type="simple" xlink:href="https://www.youtube.com/watch?v=mOAXEQevCAE&amp;t=18s" text:style-name="Internet_20_link" text:visited-style-name="Visited_20_Internet_20_Link">9:23 </text:a></text:p>
              </text:section>
              <text:section text:style-name="Sect1" text:name="Section3954">
                <text:p text:style-name="Standard"><text:bookmark text:name="mouseover-overlay291"/><text:a xlink:type="simple" xlink:href="https://www.youtube.com/watch?v=mOAXEQevCAE&amp;t=18s" text:style-name="Internet_20_link" text:visited-style-name="Visited_20_Internet_20_Link"/></text:p>
              </text:section>
              <text:section text:style-name="Sect1" text:name="Section3955">
                <text:p text:style-name="Standard"><text:bookmark text:name="hover-overlays292"/><text:a xlink:type="simple" xlink:href="https://www.youtube.com/watch?v=mOAXEQevCAE&amp;t=18s" text:style-name="Internet_20_link" text:visited-style-name="Visited_20_Internet_20_Link"/></text:p>
              </text:section>
              <text:section text:style-name="Sect1" text:name="Section3956">
                <text:p text:style-name="Standard"><text:bookmark text:name="details293"/></text:p>
                <text:section text:style-name="Sect1" text:name="Section3957">
                  <text:h text:style-name="Heading_20_3" text:outline-level="3"><text:bookmark text:name="meta295"/><text:bookmark text:name="video-title295"/><text:a xlink:type="simple" xlink:href="https://www.youtube.com/watch?v=mOAXEQevCAE&amp;t=18s" text:style-name="Internet_20_link" text:visited-style-name="Visited_20_Internet_20_Link">Selenium Beginner 1 - Introduction - What is Selenium | Selenium Interview basics | Step by Step</text:a></text:h>
                  <text:section text:style-name="Sect1" text:name="Section3958">
                    <text:p text:style-name="Text_20_body"><text:bookmark text:name="metadata-container294"/></text:p>
                    <text:section text:style-name="Sect1" text:name="Section3959">
                      <text:p text:style-name="Text_20_body"><text:bookmark text:name="metadata293"/></text:p>
                      <text:section text:style-name="Sect1" text:name="Section3960">
                        <text:p text:style-name="Text_20_body"><text:bookmark text:name="metadata-line293"/>145K views1 year ago</text:p>
                      </text:section>
                    </text:section>
                    <text:section text:style-name="Sect1" text:name="Section3961">
                      <text:p text:style-name="Text_20_body"><text:bookmark text:name="additional-metadata-line293"/></text:p>
                    </text:section>
                  </text:section>
                </text:section>
                <text:section text:style-name="Sect1" text:name="Section3962">
                  <text:p text:style-name="Standard"><text:bookmark text:name="menu293"/></text:p>
                  <text:section text:style-name="Sect1" text:name="Section3963">
                    <text:p text:style-name="Standard"><text:bookmark text:name="top-level-buttons293"/></text:p>
                  </text:section>
                </text:section>
              </text:section>
              <text:section text:style-name="Sect1" text:name="Section3964">
                <text:p text:style-name="Standard"><text:bookmark text:name="buttons293"/></text:p>
              </text:section>
            </text:section>
            <text:section text:style-name="Sect1" text:name="Section3965">
              <text:p text:style-name="Standard"><text:bookmark text:name="dismissable445"/><text:bookmark text:name="thumbnail296"/><text:bookmark text:name="img300"/><text:a xlink:type="simple" xlink:href="https://www.youtube.com/watch?v=7-NcyZuUQnw" text:style-name="Internet_20_link" text:visited-style-name="Visited_20_Internet_20_Link"><text:s/></text:a></text:p>
              <text:section text:style-name="Sect1" text:name="Section3966">
                <text:p text:style-name="Standard"><text:bookmark text:name="overlays293"/>12:31 </text:p>
              </text:section>
              <text:section text:style-name="Sect1" text:name="Section3967">
                <text:p text:style-name="Standard"><text:bookmark text:name="mouseover-overlay292"/></text:p>
              </text:section>
              <text:section text:style-name="Sect1" text:name="Section3968">
                <text:p text:style-name="Standard"><text:bookmark text:name="hover-overlays293"/></text:p>
              </text:section>
              <text:section text:style-name="Sect1" text:name="Section3969">
                <text:p text:style-name="Standard"><text:bookmark text:name="details294"/><text:soft-page-break/></text:p>
                <text:section text:style-name="Sect1" text:name="Section3970">
                  <text:h text:style-name="Heading_20_3" text:outline-level="3"><text:bookmark text:name="meta296"/><text:bookmark text:name="video-title296"/><text:a xlink:type="simple" xlink:href="https://www.youtube.com/watch?v=7-NcyZuUQnw" text:style-name="Internet_20_link" text:visited-style-name="Visited_20_Internet_20_Link">JMeter Beginner Tutorial 19 - Correlation (with Regular Expression Extractor)</text:a></text:h>
                  <text:section text:style-name="Sect1" text:name="Section3971">
                    <text:p text:style-name="Text_20_body"><text:bookmark text:name="metadata-container295"/></text:p>
                    <text:section text:style-name="Sect1" text:name="Section3972">
                      <text:p text:style-name="Text_20_body"><text:bookmark text:name="metadata294"/></text:p>
                      <text:section text:style-name="Sect1" text:name="Section3973">
                        <text:p text:style-name="Text_20_body"><text:bookmark text:name="metadata-line294"/>34K views1 year ago</text:p>
                      </text:section>
                    </text:section>
                    <text:section text:style-name="Sect1" text:name="Section3974">
                      <text:p text:style-name="Text_20_body"><text:bookmark text:name="additional-metadata-line294"/></text:p>
                    </text:section>
                  </text:section>
                </text:section>
                <text:section text:style-name="Sect1" text:name="Section3975">
                  <text:p text:style-name="Standard"><text:bookmark text:name="menu294"/></text:p>
                  <text:section text:style-name="Sect1" text:name="Section3976">
                    <text:p text:style-name="Standard"><text:bookmark text:name="top-level-buttons294"/></text:p>
                  </text:section>
                </text:section>
              </text:section>
              <text:section text:style-name="Sect1" text:name="Section3977">
                <text:p text:style-name="Standard"><text:bookmark text:name="buttons294"/></text:p>
              </text:section>
            </text:section>
            <text:section text:style-name="Sect1" text:name="Section3978">
              <text:p text:style-name="Standard"><text:bookmark text:name="dismissable446"/><text:bookmark text:name="thumbnail297"/><text:bookmark text:name="img301"/><text:a xlink:type="simple" xlink:href="https://www.youtube.com/watch?v=v-OfR0KZqMw" text:style-name="Internet_20_link" text:visited-style-name="Visited_20_Internet_20_Link"><text:s/></text:a></text:p>
              <text:section text:style-name="Sect1" text:name="Section3979">
                <text:p text:style-name="Standard"><text:bookmark text:name="overlays294"/>2:17 </text:p>
              </text:section>
              <text:section text:style-name="Sect1" text:name="Section3980">
                <text:p text:style-name="Standard"><text:bookmark text:name="mouseover-overlay293"/></text:p>
              </text:section>
              <text:section text:style-name="Sect1" text:name="Section3981">
                <text:p text:style-name="Standard"><text:bookmark text:name="hover-overlays294"/></text:p>
              </text:section>
              <text:section text:style-name="Sect1" text:name="Section3982">
                <text:p text:style-name="Standard"><text:bookmark text:name="details295"/></text:p>
                <text:section text:style-name="Sect1" text:name="Section3983">
                  <text:h text:style-name="Heading_20_3" text:outline-level="3"><text:bookmark text:name="meta297"/><text:bookmark text:name="video-title297"/><text:a xlink:type="simple" xlink:href="https://www.youtube.com/watch?v=v-OfR0KZqMw" text:style-name="Internet_20_link" text:visited-style-name="Visited_20_Internet_20_Link">How To Find Free Alternative Software</text:a></text:h>
                  <text:section text:style-name="Sect1" text:name="Section3984">
                    <text:p text:style-name="Text_20_body"><text:bookmark text:name="metadata-container296"/></text:p>
                    <text:section text:style-name="Sect1" text:name="Section3985">
                      <text:p text:style-name="Text_20_body"><text:bookmark text:name="metadata295"/></text:p>
                      <text:section text:style-name="Sect1" text:name="Section3986">
                        <text:p text:style-name="Text_20_body"><text:bookmark text:name="metadata-line295"/>1.5K views1 year ago</text:p>
                      </text:section>
                    </text:section>
                    <text:section text:style-name="Sect1" text:name="Section3987">
                      <text:p text:style-name="Text_20_body"><text:bookmark text:name="additional-metadata-line295"/></text:p>
                    </text:section>
                  </text:section>
                </text:section>
                <text:section text:style-name="Sect1" text:name="Section3988">
                  <text:p text:style-name="Standard"><text:bookmark text:name="menu295"/></text:p>
                  <text:section text:style-name="Sect1" text:name="Section3989">
                    <text:p text:style-name="Standard"><text:bookmark text:name="top-level-buttons295"/></text:p>
                  </text:section>
                </text:section>
              </text:section>
              <text:section text:style-name="Sect1" text:name="Section3990">
                <text:p text:style-name="Standard"><text:bookmark text:name="buttons295"/></text:p>
              </text:section>
            </text:section>
            <text:section text:style-name="Sect1" text:name="Section3991">
              <text:p text:style-name="Standard"><text:bookmark text:name="dismissable447"/><text:bookmark text:name="thumbnail298"/><text:bookmark text:name="img302"/><text:a xlink:type="simple" xlink:href="https://www.youtube.com/watch?v=8vpB3e43O94" text:style-name="Internet_20_link" text:visited-style-name="Visited_20_Internet_20_Link"><text:s/></text:a></text:p>
              <text:section text:style-name="Sect1" text:name="Section3992">
                <text:p text:style-name="Standard"><text:bookmark text:name="overlays295"/>10:45 </text:p>
              </text:section>
              <text:section text:style-name="Sect1" text:name="Section3993">
                <text:p text:style-name="Standard"><text:bookmark text:name="mouseover-overlay294"/></text:p>
              </text:section>
              <text:section text:style-name="Sect1" text:name="Section3994">
                <text:p text:style-name="Standard"><text:bookmark text:name="hover-overlays295"/></text:p>
              </text:section>
              <text:section text:style-name="Sect1" text:name="Section3995">
                <text:p text:style-name="Standard"><text:bookmark text:name="details296"/></text:p>
                <text:section text:style-name="Sect1" text:name="Section3996">
                  <text:h text:style-name="Heading_20_3" text:outline-level="3"><text:bookmark text:name="meta298"/><text:bookmark text:name="video-title298"/><text:a xlink:type="simple" xlink:href="https://www.youtube.com/watch?v=8vpB3e43O94" text:style-name="Internet_20_link" text:visited-style-name="Visited_20_Internet_20_Link">Java Beginner Tutorial 10 - How to create Classes and Objects</text:a></text:h>
                  <text:section text:style-name="Sect1" text:name="Section3997">
                    <text:p text:style-name="Text_20_body"><text:bookmark text:name="metadata-container297"/></text:p>
                    <text:section text:style-name="Sect1" text:name="Section3998">
                      <text:p text:style-name="Text_20_body"><text:bookmark text:name="metadata296"/></text:p>
                      <text:section text:style-name="Sect1" text:name="Section3999">
                        <text:p text:style-name="Text_20_body"><text:bookmark text:name="metadata-line296"/>9.6K views1 year ago</text:p>
                      </text:section>
                    </text:section>
                    <text:section text:style-name="Sect1" text:name="Section4000">
                      <text:p text:style-name="Text_20_body"><text:bookmark text:name="additional-metadata-line296"/></text:p>
                    </text:section>
                  </text:section>
                </text:section>
                <text:section text:style-name="Sect1" text:name="Section4001">
                  <text:p text:style-name="Standard"><text:bookmark text:name="menu296"/></text:p>
                  <text:section text:style-name="Sect1" text:name="Section4002">
                    <text:p text:style-name="Standard"><text:bookmark text:name="top-level-buttons296"/></text:p>
                  </text:section>
                </text:section>
              </text:section>
              <text:section text:style-name="Sect1" text:name="Section4003">
                <text:p text:style-name="Standard"><text:bookmark text:name="buttons296"/></text:p>
              </text:section>
            </text:section>
            <text:section text:style-name="Sect1" text:name="Section4004">
              <text:p text:style-name="Standard"><text:bookmark text:name="dismissable448"/><text:bookmark text:name="thumbnail299"/><text:bookmark text:name="img303"/><text:a xlink:type="simple" xlink:href="https://www.youtube.com/watch?v=govmXpDGLpo" text:style-name="Internet_20_link" text:visited-style-name="Visited_20_Internet_20_Link"><text:s/></text:a></text:p>
              <text:section text:style-name="Sect1" text:name="Section4005">
                <text:p text:style-name="Standard"><text:bookmark text:name="overlays296"/>10:42 </text:p>
              </text:section>
              <text:section text:style-name="Sect1" text:name="Section4006">
                <text:p text:style-name="Standard"><text:bookmark text:name="mouseover-overlay295"/></text:p>
              </text:section>
              <text:section text:style-name="Sect1" text:name="Section4007">
                <text:p text:style-name="Standard"><text:bookmark text:name="hover-overlays296"/></text:p>
              </text:section>
              <text:section text:style-name="Sect1" text:name="Section4008">
                <text:p text:style-name="Standard"><text:bookmark text:name="details297"/></text:p>
                <text:section text:style-name="Sect1" text:name="Section4009">
                  <text:h text:style-name="Heading_20_3" text:outline-level="3"><text:bookmark text:name="meta299"/><text:bookmark text:name="video-title299"/><text:soft-page-break/><text:a xlink:type="simple" xlink:href="https://www.youtube.com/watch?v=govmXpDGLpo" text:style-name="Internet_20_link" text:visited-style-name="Visited_20_Internet_20_Link">Git and GitHub Beginner Tutorial 7 - Git Tags - what, why, when and how</text:a></text:h>
                  <text:section text:style-name="Sect1" text:name="Section4010">
                    <text:p text:style-name="Text_20_body"><text:bookmark text:name="metadata-container298"/></text:p>
                    <text:section text:style-name="Sect1" text:name="Section4011">
                      <text:p text:style-name="Text_20_body"><text:bookmark text:name="metadata297"/></text:p>
                      <text:section text:style-name="Sect1" text:name="Section4012">
                        <text:p text:style-name="Text_20_body"><text:bookmark text:name="metadata-line297"/>26K views1 year ago</text:p>
                      </text:section>
                    </text:section>
                    <text:section text:style-name="Sect1" text:name="Section4013">
                      <text:p text:style-name="Text_20_body"><text:bookmark text:name="additional-metadata-line297"/></text:p>
                    </text:section>
                  </text:section>
                </text:section>
                <text:section text:style-name="Sect1" text:name="Section4014">
                  <text:p text:style-name="Standard"><text:bookmark text:name="menu297"/></text:p>
                  <text:section text:style-name="Sect1" text:name="Section4015">
                    <text:p text:style-name="Standard"><text:bookmark text:name="top-level-buttons297"/></text:p>
                  </text:section>
                </text:section>
              </text:section>
              <text:section text:style-name="Sect1" text:name="Section4016">
                <text:p text:style-name="Standard"><text:bookmark text:name="buttons297"/></text:p>
              </text:section>
            </text:section>
            <text:section text:style-name="Sect1" text:name="Section4017">
              <text:p text:style-name="Standard"><text:bookmark text:name="dismissable449"/><text:bookmark text:name="thumbnail300"/><text:bookmark text:name="img304"/><text:a xlink:type="simple" xlink:href="https://www.youtube.com/watch?v=1wJfIUcVWlA" text:style-name="Internet_20_link" text:visited-style-name="Visited_20_Internet_20_Link"><text:s/></text:a></text:p>
              <text:section text:style-name="Sect1" text:name="Section4018">
                <text:p text:style-name="Standard"><text:bookmark text:name="overlays297"/>11:54 </text:p>
              </text:section>
              <text:section text:style-name="Sect1" text:name="Section4019">
                <text:p text:style-name="Standard"><text:bookmark text:name="mouseover-overlay296"/></text:p>
              </text:section>
              <text:section text:style-name="Sect1" text:name="Section4020">
                <text:p text:style-name="Standard"><text:bookmark text:name="hover-overlays297"/></text:p>
              </text:section>
              <text:section text:style-name="Sect1" text:name="Section4021">
                <text:p text:style-name="Standard"><text:bookmark text:name="details298"/></text:p>
                <text:section text:style-name="Sect1" text:name="Section4022">
                  <text:h text:style-name="Heading_20_3" text:outline-level="3"><text:bookmark text:name="meta300"/><text:bookmark text:name="video-title300"/><text:a xlink:type="simple" xlink:href="https://www.youtube.com/watch?v=1wJfIUcVWlA" text:style-name="Internet_20_link" text:visited-style-name="Visited_20_Internet_20_Link">Java Beginner Tutorial 9 - What is Object Oriented Programming (OOPs) with examples</text:a></text:h>
                  <text:section text:style-name="Sect1" text:name="Section4023">
                    <text:p text:style-name="Text_20_body"><text:bookmark text:name="metadata-container299"/></text:p>
                    <text:section text:style-name="Sect1" text:name="Section4024">
                      <text:p text:style-name="Text_20_body"><text:bookmark text:name="metadata298"/></text:p>
                      <text:section text:style-name="Sect1" text:name="Section4025">
                        <text:p text:style-name="Text_20_body"><text:bookmark text:name="metadata-line298"/>45K views1 year ago</text:p>
                      </text:section>
                    </text:section>
                    <text:section text:style-name="Sect1" text:name="Section4026">
                      <text:p text:style-name="Text_20_body"><text:bookmark text:name="additional-metadata-line298"/></text:p>
                    </text:section>
                  </text:section>
                </text:section>
                <text:section text:style-name="Sect1" text:name="Section4027">
                  <text:p text:style-name="Standard"><text:bookmark text:name="menu298"/></text:p>
                  <text:section text:style-name="Sect1" text:name="Section4028">
                    <text:p text:style-name="Standard"><text:bookmark text:name="top-level-buttons298"/></text:p>
                  </text:section>
                </text:section>
              </text:section>
              <text:section text:style-name="Sect1" text:name="Section4029">
                <text:p text:style-name="Standard"><text:bookmark text:name="buttons298"/></text:p>
              </text:section>
            </text:section>
            <text:section text:style-name="Sect1" text:name="Section4030">
              <text:p text:style-name="Standard"><text:bookmark text:name="dismissable450"/><text:bookmark text:name="thumbnail301"/><text:bookmark text:name="img305"/><text:a xlink:type="simple" xlink:href="https://www.youtube.com/watch?v=ChzsqP2XHWY" text:style-name="Internet_20_link" text:visited-style-name="Visited_20_Internet_20_Link"><text:s/></text:a></text:p>
              <text:section text:style-name="Sect1" text:name="Section4031">
                <text:p text:style-name="Standard"><text:bookmark text:name="overlays298"/>8:31 </text:p>
              </text:section>
              <text:section text:style-name="Sect1" text:name="Section4032">
                <text:p text:style-name="Standard"><text:bookmark text:name="mouseover-overlay297"/></text:p>
              </text:section>
              <text:section text:style-name="Sect1" text:name="Section4033">
                <text:p text:style-name="Standard"><text:bookmark text:name="hover-overlays298"/></text:p>
              </text:section>
              <text:section text:style-name="Sect1" text:name="Section4034">
                <text:p text:style-name="Standard"><text:bookmark text:name="details299"/></text:p>
                <text:section text:style-name="Sect1" text:name="Section4035">
                  <text:h text:style-name="Heading_20_3" text:outline-level="3"><text:bookmark text:name="meta301"/><text:bookmark text:name="video-title301"/><text:a xlink:type="simple" xlink:href="https://www.youtube.com/watch?v=ChzsqP2XHWY" text:style-name="Internet_20_link" text:visited-style-name="Visited_20_Internet_20_Link">JMeter Intermediate Tutorial 8 - How to build a Distributed Load Test (Throughput Controller)</text:a></text:h>
                  <text:section text:style-name="Sect1" text:name="Section4036">
                    <text:p text:style-name="Text_20_body"><text:bookmark text:name="metadata-container300"/></text:p>
                    <text:section text:style-name="Sect1" text:name="Section4037">
                      <text:p text:style-name="Text_20_body"><text:bookmark text:name="metadata299"/></text:p>
                      <text:section text:style-name="Sect1" text:name="Section4038">
                        <text:p text:style-name="Text_20_body"><text:bookmark text:name="metadata-line299"/>12K views1 year ago</text:p>
                      </text:section>
                    </text:section>
                    <text:section text:style-name="Sect1" text:name="Section4039">
                      <text:p text:style-name="Text_20_body"><text:bookmark text:name="additional-metadata-line299"/></text:p>
                    </text:section>
                  </text:section>
                </text:section>
                <text:section text:style-name="Sect1" text:name="Section4040">
                  <text:p text:style-name="Standard"><text:bookmark text:name="menu299"/></text:p>
                  <text:section text:style-name="Sect1" text:name="Section4041">
                    <text:p text:style-name="Standard"><text:bookmark text:name="top-level-buttons299"/></text:p>
                  </text:section>
                </text:section>
              </text:section>
              <text:section text:style-name="Sect1" text:name="Section4042">
                <text:p text:style-name="Standard"><text:bookmark text:name="buttons299"/></text:p>
              </text:section>
            </text:section>
            <text:section text:style-name="Sect1" text:name="Section4043">
              <text:p text:style-name="Standard"><text:bookmark text:name="dismissable451"/><text:bookmark text:name="thumbnail302"/><text:bookmark text:name="img306"/><text:a xlink:type="simple" xlink:href="https://www.youtube.com/watch?v=jKiZ1efpE5w" text:style-name="Internet_20_link" text:visited-style-name="Visited_20_Internet_20_Link"><text:s/></text:a></text:p>
              <text:section text:style-name="Sect1" text:name="Section4044">
                <text:p text:style-name="Standard"><text:bookmark text:name="overlays299"/>11:38 </text:p>
              </text:section>
              <text:section text:style-name="Sect1" text:name="Section4045">
                <text:p text:style-name="Standard"><text:bookmark text:name="mouseover-overlay298"/></text:p>
              </text:section>
              <text:section text:style-name="Sect1" text:name="Section4046">
                <text:p text:style-name="Standard"><text:bookmark text:name="hover-overlays299"/></text:p>
              </text:section>
              <text:section text:style-name="Sect1" text:name="Section4047">
                <text:p text:style-name="Standard"><text:bookmark text:name="details300"/></text:p>
                <text:section text:style-name="Sect1" text:name="Section4048">
                  <text:h text:style-name="Heading_20_3" text:outline-level="3"><text:bookmark text:name="meta302"/><text:bookmark text:name="video-title302"/><text:soft-page-break/><text:a xlink:type="simple" xlink:href="https://www.youtube.com/watch?v=jKiZ1efpE5w" text:style-name="Internet_20_link" text:visited-style-name="Visited_20_Internet_20_Link">JMeter Intermediate Tutorial 7 - How to use Module Controller and Include Controller</text:a></text:h>
                  <text:section text:style-name="Sect1" text:name="Section4049">
                    <text:p text:style-name="Text_20_body"><text:bookmark text:name="metadata-container301"/></text:p>
                    <text:section text:style-name="Sect1" text:name="Section4050">
                      <text:p text:style-name="Text_20_body"><text:bookmark text:name="metadata300"/></text:p>
                      <text:section text:style-name="Sect1" text:name="Section4051">
                        <text:p text:style-name="Text_20_body"><text:bookmark text:name="metadata-line300"/>10K views1 year ago</text:p>
                      </text:section>
                    </text:section>
                    <text:section text:style-name="Sect1" text:name="Section4052">
                      <text:p text:style-name="Text_20_body"><text:bookmark text:name="additional-metadata-line300"/></text:p>
                    </text:section>
                  </text:section>
                </text:section>
                <text:section text:style-name="Sect1" text:name="Section4053">
                  <text:p text:style-name="Standard"><text:bookmark text:name="menu300"/></text:p>
                  <text:section text:style-name="Sect1" text:name="Section4054">
                    <text:p text:style-name="Standard"><text:bookmark text:name="top-level-buttons300"/></text:p>
                  </text:section>
                </text:section>
              </text:section>
              <text:section text:style-name="Sect1" text:name="Section4055">
                <text:p text:style-name="Standard"><text:bookmark text:name="buttons300"/></text:p>
              </text:section>
            </text:section>
            <text:section text:style-name="Sect1" text:name="Section4056">
              <text:p text:style-name="Standard"><text:bookmark text:name="dismissable452"/><text:bookmark text:name="thumbnail303"/><text:bookmark text:name="img307"/><text:a xlink:type="simple" xlink:href="https://www.youtube.com/watch?v=YvKlUy7mDNU" text:style-name="Internet_20_link" text:visited-style-name="Visited_20_Internet_20_Link"><text:s/></text:a></text:p>
              <text:section text:style-name="Sect1" text:name="Section4057">
                <text:p text:style-name="Standard"><text:bookmark text:name="overlays300"/>8:12 </text:p>
              </text:section>
              <text:section text:style-name="Sect1" text:name="Section4058">
                <text:p text:style-name="Standard"><text:bookmark text:name="mouseover-overlay299"/></text:p>
              </text:section>
              <text:section text:style-name="Sect1" text:name="Section4059">
                <text:p text:style-name="Standard"><text:bookmark text:name="hover-overlays300"/></text:p>
              </text:section>
              <text:section text:style-name="Sect1" text:name="Section4060">
                <text:p text:style-name="Standard"><text:bookmark text:name="details301"/></text:p>
                <text:section text:style-name="Sect1" text:name="Section4061">
                  <text:h text:style-name="Heading_20_3" text:outline-level="3"><text:bookmark text:name="meta303"/><text:bookmark text:name="video-title303"/><text:a xlink:type="simple" xlink:href="https://www.youtube.com/watch?v=YvKlUy7mDNU" text:style-name="Internet_20_link" text:visited-style-name="Visited_20_Internet_20_Link">Web Services Beginner Tutorial 6 - What are REST Web Services (Part-2)</text:a></text:h>
                  <text:section text:style-name="Sect1" text:name="Section4062">
                    <text:p text:style-name="Text_20_body"><text:bookmark text:name="metadata-container302"/></text:p>
                    <text:section text:style-name="Sect1" text:name="Section4063">
                      <text:p text:style-name="Text_20_body"><text:bookmark text:name="metadata301"/></text:p>
                      <text:section text:style-name="Sect1" text:name="Section4064">
                        <text:p text:style-name="Text_20_body"><text:bookmark text:name="metadata-line301"/>49K views1 year ago</text:p>
                      </text:section>
                    </text:section>
                    <text:section text:style-name="Sect1" text:name="Section4065">
                      <text:p text:style-name="Text_20_body"><text:bookmark text:name="additional-metadata-line301"/></text:p>
                    </text:section>
                  </text:section>
                </text:section>
                <text:section text:style-name="Sect1" text:name="Section4066">
                  <text:p text:style-name="Standard"><text:bookmark text:name="menu301"/></text:p>
                  <text:section text:style-name="Sect1" text:name="Section4067">
                    <text:p text:style-name="Standard"><text:bookmark text:name="top-level-buttons301"/></text:p>
                  </text:section>
                </text:section>
              </text:section>
              <text:section text:style-name="Sect1" text:name="Section4068">
                <text:p text:style-name="Standard"><text:bookmark text:name="buttons301"/></text:p>
              </text:section>
            </text:section>
            <text:section text:style-name="Sect1" text:name="Section4069">
              <text:p text:style-name="Standard"><text:bookmark text:name="dismissable453"/><text:bookmark text:name="thumbnail304"/><text:bookmark text:name="img308"/><text:a xlink:type="simple" xlink:href="https://www.youtube.com/watch?v=lyxJQWUymV4" text:style-name="Internet_20_link" text:visited-style-name="Visited_20_Internet_20_Link"><text:s/></text:a></text:p>
              <text:section text:style-name="Sect1" text:name="Section4070">
                <text:p text:style-name="Standard"><text:bookmark text:name="overlays301"/>12:48 </text:p>
              </text:section>
              <text:section text:style-name="Sect1" text:name="Section4071">
                <text:p text:style-name="Standard"><text:bookmark text:name="mouseover-overlay300"/></text:p>
              </text:section>
              <text:section text:style-name="Sect1" text:name="Section4072">
                <text:p text:style-name="Standard"><text:bookmark text:name="hover-overlays301"/></text:p>
              </text:section>
              <text:section text:style-name="Sect1" text:name="Section4073">
                <text:p text:style-name="Standard"><text:bookmark text:name="details302"/></text:p>
                <text:section text:style-name="Sect1" text:name="Section4074">
                  <text:h text:style-name="Heading_20_3" text:outline-level="3"><text:bookmark text:name="meta304"/><text:bookmark text:name="video-title304"/><text:a xlink:type="simple" xlink:href="https://www.youtube.com/watch?v=lyxJQWUymV4" text:style-name="Internet_20_link" text:visited-style-name="Visited_20_Internet_20_Link">Web Services Beginner Tutorial 5 - What are REST Web Services (Part-1)</text:a></text:h>
                  <text:section text:style-name="Sect1" text:name="Section4075">
                    <text:p text:style-name="Text_20_body"><text:bookmark text:name="metadata-container303"/></text:p>
                    <text:section text:style-name="Sect1" text:name="Section4076">
                      <text:p text:style-name="Text_20_body"><text:bookmark text:name="metadata302"/></text:p>
                      <text:section text:style-name="Sect1" text:name="Section4077">
                        <text:p text:style-name="Text_20_body"><text:bookmark text:name="metadata-line302"/>67K views1 year ago</text:p>
                      </text:section>
                    </text:section>
                    <text:section text:style-name="Sect1" text:name="Section4078">
                      <text:p text:style-name="Text_20_body"><text:bookmark text:name="additional-metadata-line302"/></text:p>
                    </text:section>
                  </text:section>
                </text:section>
                <text:section text:style-name="Sect1" text:name="Section4079">
                  <text:p text:style-name="Standard"><text:bookmark text:name="menu302"/></text:p>
                  <text:section text:style-name="Sect1" text:name="Section4080">
                    <text:p text:style-name="Standard"><text:bookmark text:name="top-level-buttons302"/></text:p>
                  </text:section>
                </text:section>
              </text:section>
              <text:section text:style-name="Sect1" text:name="Section4081">
                <text:p text:style-name="Standard"><text:bookmark text:name="buttons302"/></text:p>
              </text:section>
            </text:section>
            <text:section text:style-name="Sect1" text:name="Section4082">
              <text:p text:style-name="Standard"><text:bookmark text:name="dismissable454"/><text:bookmark text:name="thumbnail305"/><text:bookmark text:name="img309"/><text:a xlink:type="simple" xlink:href="https://www.youtube.com/watch?v=sTGgBoFBDAY" text:style-name="Internet_20_link" text:visited-style-name="Visited_20_Internet_20_Link"><text:s/></text:a></text:p>
              <text:section text:style-name="Sect1" text:name="Section4083">
                <text:p text:style-name="Standard"><text:bookmark text:name="overlays302"/>6:51 </text:p>
              </text:section>
              <text:section text:style-name="Sect1" text:name="Section4084">
                <text:p text:style-name="Standard"><text:bookmark text:name="mouseover-overlay301"/></text:p>
              </text:section>
              <text:section text:style-name="Sect1" text:name="Section4085">
                <text:p text:style-name="Standard"><text:bookmark text:name="hover-overlays302"/></text:p>
              </text:section>
              <text:section text:style-name="Sect1" text:name="Section4086">
                <text:p text:style-name="Standard"><text:bookmark text:name="details303"/></text:p>
                <text:section text:style-name="Sect1" text:name="Section4087">
                  <text:h text:style-name="Heading_20_3" text:outline-level="3"><text:bookmark text:name="meta305"/><text:bookmark text:name="video-title305"/><text:soft-page-break/><text:a xlink:type="simple" xlink:href="https://www.youtube.com/watch?v=sTGgBoFBDAY" text:style-name="Internet_20_link" text:visited-style-name="Visited_20_Internet_20_Link">Web Services Beginner Tutorial 4 - What are SOAP Web Services</text:a></text:h>
                  <text:section text:style-name="Sect1" text:name="Section4088">
                    <text:p text:style-name="Text_20_body"><text:bookmark text:name="metadata-container304"/></text:p>
                    <text:section text:style-name="Sect1" text:name="Section4089">
                      <text:p text:style-name="Text_20_body"><text:bookmark text:name="metadata303"/></text:p>
                      <text:section text:style-name="Sect1" text:name="Section4090">
                        <text:p text:style-name="Text_20_body"><text:bookmark text:name="metadata-line303"/>81K views2 years ago</text:p>
                      </text:section>
                    </text:section>
                    <text:section text:style-name="Sect1" text:name="Section4091">
                      <text:p text:style-name="Text_20_body"><text:bookmark text:name="additional-metadata-line303"/></text:p>
                    </text:section>
                  </text:section>
                </text:section>
                <text:section text:style-name="Sect1" text:name="Section4092">
                  <text:p text:style-name="Standard"><text:bookmark text:name="menu303"/></text:p>
                  <text:section text:style-name="Sect1" text:name="Section4093">
                    <text:p text:style-name="Standard"><text:bookmark text:name="top-level-buttons303"/></text:p>
                  </text:section>
                </text:section>
              </text:section>
              <text:section text:style-name="Sect1" text:name="Section4094">
                <text:p text:style-name="Standard"><text:bookmark text:name="buttons303"/></text:p>
              </text:section>
            </text:section>
            <text:section text:style-name="Sect1" text:name="Section4095">
              <text:p text:style-name="Standard"><text:bookmark text:name="dismissable455"/><text:bookmark text:name="thumbnail306"/><text:bookmark text:name="img310"/><text:a xlink:type="simple" xlink:href="https://www.youtube.com/watch?v=MUq_RkG7De0" text:style-name="Internet_20_link" text:visited-style-name="Visited_20_Internet_20_Link"><text:s/></text:a></text:p>
              <text:section text:style-name="Sect1" text:name="Section4096">
                <text:p text:style-name="Standard"><text:bookmark text:name="overlays303"/>5:00 </text:p>
              </text:section>
              <text:section text:style-name="Sect1" text:name="Section4097">
                <text:p text:style-name="Standard"><text:bookmark text:name="mouseover-overlay302"/></text:p>
              </text:section>
              <text:section text:style-name="Sect1" text:name="Section4098">
                <text:p text:style-name="Standard"><text:bookmark text:name="hover-overlays303"/></text:p>
              </text:section>
              <text:section text:style-name="Sect1" text:name="Section4099">
                <text:p text:style-name="Standard"><text:bookmark text:name="details304"/></text:p>
                <text:section text:style-name="Sect1" text:name="Section4100">
                  <text:h text:style-name="Heading_20_3" text:outline-level="3"><text:bookmark text:name="meta306"/><text:bookmark text:name="video-title306"/><text:a xlink:type="simple" xlink:href="https://www.youtube.com/watch?v=MUq_RkG7De0" text:style-name="Internet_20_link" text:visited-style-name="Visited_20_Internet_20_Link">Web Services Beginner Tutorial 3 - What is WSDL and UDDI</text:a></text:h>
                  <text:section text:style-name="Sect1" text:name="Section4101">
                    <text:p text:style-name="Text_20_body"><text:bookmark text:name="metadata-container305"/></text:p>
                    <text:section text:style-name="Sect1" text:name="Section4102">
                      <text:p text:style-name="Text_20_body"><text:bookmark text:name="metadata304"/></text:p>
                      <text:section text:style-name="Sect1" text:name="Section4103">
                        <text:p text:style-name="Text_20_body"><text:bookmark text:name="metadata-line304"/>95K views2 years ago</text:p>
                      </text:section>
                    </text:section>
                    <text:section text:style-name="Sect1" text:name="Section4104">
                      <text:p text:style-name="Text_20_body"><text:bookmark text:name="additional-metadata-line304"/></text:p>
                    </text:section>
                  </text:section>
                </text:section>
                <text:section text:style-name="Sect1" text:name="Section4105">
                  <text:p text:style-name="Standard"><text:bookmark text:name="menu304"/></text:p>
                  <text:section text:style-name="Sect1" text:name="Section4106">
                    <text:p text:style-name="Standard"><text:bookmark text:name="top-level-buttons304"/></text:p>
                  </text:section>
                </text:section>
              </text:section>
              <text:section text:style-name="Sect1" text:name="Section4107">
                <text:p text:style-name="Standard"><text:bookmark text:name="buttons304"/></text:p>
              </text:section>
            </text:section>
            <text:section text:style-name="Sect1" text:name="Section4108">
              <text:p text:style-name="Standard"><text:bookmark text:name="dismissable456"/><text:bookmark text:name="thumbnail307"/><text:bookmark text:name="img311"/><text:a xlink:type="simple" xlink:href="https://www.youtube.com/watch?v=ktl57lfw-68" text:style-name="Internet_20_link" text:visited-style-name="Visited_20_Internet_20_Link"><text:s/></text:a></text:p>
              <text:section text:style-name="Sect1" text:name="Section4109">
                <text:p text:style-name="Standard"><text:bookmark text:name="overlays304"/>5:26 </text:p>
              </text:section>
              <text:section text:style-name="Sect1" text:name="Section4110">
                <text:p text:style-name="Standard"><text:bookmark text:name="mouseover-overlay303"/></text:p>
              </text:section>
              <text:section text:style-name="Sect1" text:name="Section4111">
                <text:p text:style-name="Standard"><text:bookmark text:name="hover-overlays304"/></text:p>
              </text:section>
              <text:section text:style-name="Sect1" text:name="Section4112">
                <text:p text:style-name="Standard"><text:bookmark text:name="details305"/></text:p>
                <text:section text:style-name="Sect1" text:name="Section4113">
                  <text:h text:style-name="Heading_20_3" text:outline-level="3"><text:bookmark text:name="meta307"/><text:bookmark text:name="video-title307"/><text:a xlink:type="simple" xlink:href="https://www.youtube.com/watch?v=ktl57lfw-68" text:style-name="Internet_20_link" text:visited-style-name="Visited_20_Internet_20_Link">Web Services Beginner Tutorial 2 - How Web Services Work (Overview)</text:a></text:h>
                  <text:section text:style-name="Sect1" text:name="Section4114">
                    <text:p text:style-name="Text_20_body"><text:bookmark text:name="metadata-container306"/></text:p>
                    <text:section text:style-name="Sect1" text:name="Section4115">
                      <text:p text:style-name="Text_20_body"><text:bookmark text:name="metadata305"/></text:p>
                      <text:section text:style-name="Sect1" text:name="Section4116">
                        <text:p text:style-name="Text_20_body"><text:bookmark text:name="metadata-line305"/>92K views2 years ago</text:p>
                      </text:section>
                    </text:section>
                    <text:section text:style-name="Sect1" text:name="Section4117">
                      <text:p text:style-name="Text_20_body"><text:bookmark text:name="additional-metadata-line305"/></text:p>
                    </text:section>
                  </text:section>
                </text:section>
                <text:section text:style-name="Sect1" text:name="Section4118">
                  <text:p text:style-name="Standard"><text:bookmark text:name="menu305"/></text:p>
                  <text:section text:style-name="Sect1" text:name="Section4119">
                    <text:p text:style-name="Standard"><text:bookmark text:name="top-level-buttons305"/></text:p>
                  </text:section>
                </text:section>
              </text:section>
              <text:section text:style-name="Sect1" text:name="Section4120">
                <text:p text:style-name="Standard"><text:bookmark text:name="buttons305"/></text:p>
              </text:section>
            </text:section>
            <text:section text:style-name="Sect1" text:name="Section4121">
              <text:p text:style-name="Standard"><text:bookmark text:name="dismissable457"/><text:bookmark text:name="thumbnail308"/><text:bookmark text:name="img312"/><text:a xlink:type="simple" xlink:href="https://www.youtube.com/watch?v=oTzNRv6X51o" text:style-name="Internet_20_link" text:visited-style-name="Visited_20_Internet_20_Link"><text:s/></text:a></text:p>
              <text:section text:style-name="Sect1" text:name="Section4122">
                <text:p text:style-name="Standard"><text:bookmark text:name="overlays305"/>9:28 </text:p>
              </text:section>
              <text:section text:style-name="Sect1" text:name="Section4123">
                <text:p text:style-name="Standard"><text:bookmark text:name="mouseover-overlay304"/></text:p>
              </text:section>
              <text:section text:style-name="Sect1" text:name="Section4124">
                <text:p text:style-name="Standard"><text:bookmark text:name="hover-overlays305"/></text:p>
              </text:section>
              <text:section text:style-name="Sect1" text:name="Section4125">
                <text:p text:style-name="Standard"><text:bookmark text:name="details306"/></text:p>
                <text:section text:style-name="Sect1" text:name="Section4126">
                  <text:h text:style-name="Heading_20_3" text:outline-level="3"><text:bookmark text:name="meta308"/><text:bookmark text:name="video-title308"/><text:soft-page-break/><text:a xlink:type="simple" xlink:href="https://www.youtube.com/watch?v=oTzNRv6X51o" text:style-name="Internet_20_link" text:visited-style-name="Visited_20_Internet_20_Link">Web Services Beginner Tutorial 1 - Introduction - What is a Web Service</text:a></text:h>
                  <text:section text:style-name="Sect1" text:name="Section4127">
                    <text:p text:style-name="Text_20_body"><text:bookmark text:name="metadata-container307"/></text:p>
                    <text:section text:style-name="Sect1" text:name="Section4128">
                      <text:p text:style-name="Text_20_body"><text:bookmark text:name="metadata306"/></text:p>
                      <text:section text:style-name="Sect1" text:name="Section4129">
                        <text:p text:style-name="Text_20_body"><text:bookmark text:name="metadata-line306"/>195K views2 years ago</text:p>
                      </text:section>
                    </text:section>
                    <text:section text:style-name="Sect1" text:name="Section4130">
                      <text:p text:style-name="Text_20_body"><text:bookmark text:name="additional-metadata-line306"/></text:p>
                    </text:section>
                  </text:section>
                </text:section>
                <text:section text:style-name="Sect1" text:name="Section4131">
                  <text:p text:style-name="Standard"><text:bookmark text:name="menu306"/></text:p>
                  <text:section text:style-name="Sect1" text:name="Section4132">
                    <text:p text:style-name="Standard"><text:bookmark text:name="top-level-buttons306"/></text:p>
                  </text:section>
                </text:section>
              </text:section>
              <text:section text:style-name="Sect1" text:name="Section4133">
                <text:p text:style-name="Standard"><text:bookmark text:name="buttons306"/></text:p>
              </text:section>
            </text:section>
            <text:section text:style-name="Sect1" text:name="Section4134">
              <text:p text:style-name="Standard"><text:bookmark text:name="dismissable458"/><text:bookmark text:name="thumbnail309"/><text:bookmark text:name="img313"/><text:a xlink:type="simple" xlink:href="https://www.youtube.com/watch?v=w2jlkcdvBSg" text:style-name="Internet_20_link" text:visited-style-name="Visited_20_Internet_20_Link"><text:s/></text:a></text:p>
              <text:section text:style-name="Sect1" text:name="Section4135">
                <text:p text:style-name="Standard"><text:bookmark text:name="overlays306"/>7:29 </text:p>
              </text:section>
              <text:section text:style-name="Sect1" text:name="Section4136">
                <text:p text:style-name="Standard"><text:bookmark text:name="mouseover-overlay305"/></text:p>
              </text:section>
              <text:section text:style-name="Sect1" text:name="Section4137">
                <text:p text:style-name="Standard"><text:bookmark text:name="hover-overlays306"/></text:p>
              </text:section>
              <text:section text:style-name="Sect1" text:name="Section4138">
                <text:p text:style-name="Standard"><text:bookmark text:name="details307"/></text:p>
                <text:section text:style-name="Sect1" text:name="Section4139">
                  <text:h text:style-name="Heading_20_3" text:outline-level="3"><text:bookmark text:name="meta309"/><text:bookmark text:name="video-title309"/><text:a xlink:type="simple" xlink:href="https://www.youtube.com/watch?v=w2jlkcdvBSg" text:style-name="Internet_20_link" text:visited-style-name="Visited_20_Internet_20_Link">Java Beginner Tutorial 8 - What is JDK JRE JVM</text:a></text:h>
                  <text:section text:style-name="Sect1" text:name="Section4140">
                    <text:p text:style-name="Text_20_body"><text:bookmark text:name="metadata-container308"/></text:p>
                    <text:section text:style-name="Sect1" text:name="Section4141">
                      <text:p text:style-name="Text_20_body"><text:bookmark text:name="metadata307"/></text:p>
                      <text:section text:style-name="Sect1" text:name="Section4142">
                        <text:p text:style-name="Text_20_body"><text:bookmark text:name="metadata-line307"/>8.6K views2 years ago</text:p>
                      </text:section>
                    </text:section>
                    <text:section text:style-name="Sect1" text:name="Section4143">
                      <text:p text:style-name="Text_20_body"><text:bookmark text:name="additional-metadata-line307"/></text:p>
                    </text:section>
                  </text:section>
                </text:section>
                <text:section text:style-name="Sect1" text:name="Section4144">
                  <text:p text:style-name="Standard"><text:bookmark text:name="menu307"/></text:p>
                  <text:section text:style-name="Sect1" text:name="Section4145">
                    <text:p text:style-name="Standard"><text:bookmark text:name="top-level-buttons307"/></text:p>
                  </text:section>
                </text:section>
              </text:section>
              <text:section text:style-name="Sect1" text:name="Section4146">
                <text:p text:style-name="Standard"><text:bookmark text:name="buttons307"/></text:p>
              </text:section>
            </text:section>
            <text:section text:style-name="Sect1" text:name="Section4147">
              <text:p text:style-name="Standard"><text:bookmark text:name="dismissable459"/><text:bookmark text:name="thumbnail310"/><text:bookmark text:name="img314"/><text:a xlink:type="simple" xlink:href="https://www.youtube.com/watch?v=cJT1EXR_Tfk" text:style-name="Internet_20_link" text:visited-style-name="Visited_20_Internet_20_Link"><text:s/></text:a></text:p>
              <text:section text:style-name="Sect1" text:name="Section4148">
                <text:p text:style-name="Standard"><text:bookmark text:name="overlays307"/>8:07 </text:p>
              </text:section>
              <text:section text:style-name="Sect1" text:name="Section4149">
                <text:p text:style-name="Standard"><text:bookmark text:name="mouseover-overlay306"/></text:p>
              </text:section>
              <text:section text:style-name="Sect1" text:name="Section4150">
                <text:p text:style-name="Standard"><text:bookmark text:name="hover-overlays307"/></text:p>
              </text:section>
              <text:section text:style-name="Sect1" text:name="Section4151">
                <text:p text:style-name="Standard"><text:bookmark text:name="details308"/></text:p>
                <text:section text:style-name="Sect1" text:name="Section4152">
                  <text:h text:style-name="Heading_20_3" text:outline-level="3"><text:bookmark text:name="meta310"/><text:bookmark text:name="video-title310"/><text:a xlink:type="simple" xlink:href="https://www.youtube.com/watch?v=cJT1EXR_Tfk" text:style-name="Internet_20_link" text:visited-style-name="Visited_20_Internet_20_Link">JMeter Intermediate Tutorial 6 - How to get real time results in non GUI run</text:a></text:h>
                  <text:section text:style-name="Sect1" text:name="Section4153">
                    <text:p text:style-name="Text_20_body"><text:bookmark text:name="metadata-container309"/></text:p>
                    <text:section text:style-name="Sect1" text:name="Section4154">
                      <text:p text:style-name="Text_20_body"><text:bookmark text:name="metadata308"/></text:p>
                      <text:section text:style-name="Sect1" text:name="Section4155">
                        <text:p text:style-name="Text_20_body"><text:bookmark text:name="metadata-line308"/>4.4K views2 years ago</text:p>
                      </text:section>
                    </text:section>
                    <text:section text:style-name="Sect1" text:name="Section4156">
                      <text:p text:style-name="Text_20_body"><text:bookmark text:name="additional-metadata-line308"/></text:p>
                    </text:section>
                  </text:section>
                </text:section>
                <text:section text:style-name="Sect1" text:name="Section4157">
                  <text:p text:style-name="Standard"><text:bookmark text:name="menu308"/></text:p>
                  <text:section text:style-name="Sect1" text:name="Section4158">
                    <text:p text:style-name="Standard"><text:bookmark text:name="top-level-buttons308"/></text:p>
                  </text:section>
                </text:section>
              </text:section>
              <text:section text:style-name="Sect1" text:name="Section4159">
                <text:p text:style-name="Standard"><text:bookmark text:name="buttons308"/></text:p>
              </text:section>
            </text:section>
            <text:section text:style-name="Sect1" text:name="Section4160">
              <text:p text:style-name="Standard"><text:bookmark text:name="dismissable460"/><text:bookmark text:name="thumbnail311"/><text:bookmark text:name="img315"/><text:a xlink:type="simple" xlink:href="https://www.youtube.com/watch?v=Ow2gNFNEdt0" text:style-name="Internet_20_link" text:visited-style-name="Visited_20_Internet_20_Link"><text:s/></text:a></text:p>
              <text:section text:style-name="Sect1" text:name="Section4161">
                <text:p text:style-name="Standard"><text:bookmark text:name="overlays308"/>6:05 </text:p>
              </text:section>
              <text:section text:style-name="Sect1" text:name="Section4162">
                <text:p text:style-name="Standard"><text:bookmark text:name="mouseover-overlay307"/></text:p>
              </text:section>
              <text:section text:style-name="Sect1" text:name="Section4163">
                <text:p text:style-name="Standard"><text:bookmark text:name="hover-overlays308"/></text:p>
              </text:section>
              <text:section text:style-name="Sect1" text:name="Section4164">
                <text:p text:style-name="Standard"><text:bookmark text:name="details309"/></text:p>
                <text:section text:style-name="Sect1" text:name="Section4165">
                  <text:h text:style-name="Heading_20_3" text:outline-level="3"><text:bookmark text:name="meta311"/><text:bookmark text:name="video-title311"/><text:soft-page-break/><text:a xlink:type="simple" xlink:href="https://www.youtube.com/watch?v=Ow2gNFNEdt0" text:style-name="Internet_20_link" text:visited-style-name="Visited_20_Internet_20_Link">JMeter Intermediate Tutorial 5 - How to view results from non GUI test</text:a></text:h>
                  <text:section text:style-name="Sect1" text:name="Section4166">
                    <text:p text:style-name="Text_20_body"><text:bookmark text:name="metadata-container310"/></text:p>
                    <text:section text:style-name="Sect1" text:name="Section4167">
                      <text:p text:style-name="Text_20_body"><text:bookmark text:name="metadata309"/></text:p>
                      <text:section text:style-name="Sect1" text:name="Section4168">
                        <text:p text:style-name="Text_20_body"><text:bookmark text:name="metadata-line309"/>5.2K views2 years ago</text:p>
                      </text:section>
                    </text:section>
                    <text:section text:style-name="Sect1" text:name="Section4169">
                      <text:p text:style-name="Text_20_body"><text:bookmark text:name="additional-metadata-line309"/></text:p>
                    </text:section>
                  </text:section>
                </text:section>
                <text:section text:style-name="Sect1" text:name="Section4170">
                  <text:p text:style-name="Standard"><text:bookmark text:name="menu309"/></text:p>
                  <text:section text:style-name="Sect1" text:name="Section4171">
                    <text:p text:style-name="Standard"><text:bookmark text:name="top-level-buttons309"/></text:p>
                  </text:section>
                </text:section>
              </text:section>
              <text:section text:style-name="Sect1" text:name="Section4172">
                <text:p text:style-name="Standard"><text:bookmark text:name="buttons309"/></text:p>
              </text:section>
            </text:section>
            <text:section text:style-name="Sect1" text:name="Section4173">
              <text:p text:style-name="Standard"><text:bookmark text:name="dismissable461"/><text:bookmark text:name="thumbnail312"/><text:bookmark text:name="img316"/><text:a xlink:type="simple" xlink:href="https://www.youtube.com/watch?v=7BuPnFUl2iY" text:style-name="Internet_20_link" text:visited-style-name="Visited_20_Internet_20_Link"><text:s/></text:a></text:p>
              <text:section text:style-name="Sect1" text:name="Section4174">
                <text:p text:style-name="Standard"><text:bookmark text:name="overlays309"/>13:39 </text:p>
              </text:section>
              <text:section text:style-name="Sect1" text:name="Section4175">
                <text:p text:style-name="Standard"><text:bookmark text:name="mouseover-overlay308"/></text:p>
              </text:section>
              <text:section text:style-name="Sect1" text:name="Section4176">
                <text:p text:style-name="Standard"><text:bookmark text:name="hover-overlays309"/></text:p>
              </text:section>
              <text:section text:style-name="Sect1" text:name="Section4177">
                <text:p text:style-name="Standard"><text:bookmark text:name="details310"/></text:p>
                <text:section text:style-name="Sect1" text:name="Section4178">
                  <text:h text:style-name="Heading_20_3" text:outline-level="3"><text:bookmark text:name="meta312"/><text:bookmark text:name="video-title312"/><text:a xlink:type="simple" xlink:href="https://www.youtube.com/watch?v=7BuPnFUl2iY" text:style-name="Internet_20_link" text:visited-style-name="Visited_20_Internet_20_Link">JMeter Intermediate Tutorial 4 - How to generate Graphical results</text:a></text:h>
                  <text:section text:style-name="Sect1" text:name="Section4179">
                    <text:p text:style-name="Text_20_body"><text:bookmark text:name="metadata-container311"/></text:p>
                    <text:section text:style-name="Sect1" text:name="Section4180">
                      <text:p text:style-name="Text_20_body"><text:bookmark text:name="metadata310"/></text:p>
                      <text:section text:style-name="Sect1" text:name="Section4181">
                        <text:p text:style-name="Text_20_body"><text:bookmark text:name="metadata-line310"/>13K views2 years ago</text:p>
                      </text:section>
                    </text:section>
                    <text:section text:style-name="Sect1" text:name="Section4182">
                      <text:p text:style-name="Text_20_body"><text:bookmark text:name="additional-metadata-line310"/></text:p>
                    </text:section>
                  </text:section>
                </text:section>
                <text:section text:style-name="Sect1" text:name="Section4183">
                  <text:p text:style-name="Standard"><text:bookmark text:name="menu310"/></text:p>
                  <text:section text:style-name="Sect1" text:name="Section4184">
                    <text:p text:style-name="Standard"><text:bookmark text:name="top-level-buttons310"/></text:p>
                  </text:section>
                </text:section>
              </text:section>
              <text:section text:style-name="Sect1" text:name="Section4185">
                <text:p text:style-name="Standard"><text:bookmark text:name="buttons310"/></text:p>
              </text:section>
            </text:section>
            <text:section text:style-name="Sect1" text:name="Section4186">
              <text:p text:style-name="Standard"><text:bookmark text:name="dismissable462"/><text:bookmark text:name="thumbnail313"/><text:bookmark text:name="img317"/><text:a xlink:type="simple" xlink:href="https://www.youtube.com/watch?v=QB19Wqimkq4" text:style-name="Internet_20_link" text:visited-style-name="Visited_20_Internet_20_Link"><text:s/></text:a></text:p>
              <text:section text:style-name="Sect1" text:name="Section4187">
                <text:p text:style-name="Standard"><text:bookmark text:name="overlays310"/>10:59 </text:p>
              </text:section>
              <text:section text:style-name="Sect1" text:name="Section4188">
                <text:p text:style-name="Standard"><text:bookmark text:name="mouseover-overlay309"/></text:p>
              </text:section>
              <text:section text:style-name="Sect1" text:name="Section4189">
                <text:p text:style-name="Standard"><text:bookmark text:name="hover-overlays310"/></text:p>
              </text:section>
              <text:section text:style-name="Sect1" text:name="Section4190">
                <text:p text:style-name="Standard"><text:bookmark text:name="details311"/></text:p>
                <text:section text:style-name="Sect1" text:name="Section4191">
                  <text:h text:style-name="Heading_20_3" text:outline-level="3"><text:bookmark text:name="meta313"/><text:bookmark text:name="video-title313"/><text:a xlink:type="simple" xlink:href="https://www.youtube.com/watch?v=QB19Wqimkq4" text:style-name="Internet_20_link" text:visited-style-name="Visited_20_Internet_20_Link">Java Beginner Tutorial 7 - JAR (Java Archive) basics</text:a></text:h>
                  <text:section text:style-name="Sect1" text:name="Section4192">
                    <text:p text:style-name="Text_20_body"><text:bookmark text:name="metadata-container312"/></text:p>
                    <text:section text:style-name="Sect1" text:name="Section4193">
                      <text:p text:style-name="Text_20_body"><text:bookmark text:name="metadata311"/></text:p>
                      <text:section text:style-name="Sect1" text:name="Section4194">
                        <text:p text:style-name="Text_20_body"><text:bookmark text:name="metadata-line311"/>11K views2 years ago</text:p>
                      </text:section>
                    </text:section>
                    <text:section text:style-name="Sect1" text:name="Section4195">
                      <text:p text:style-name="Text_20_body"><text:bookmark text:name="additional-metadata-line311"/></text:p>
                    </text:section>
                  </text:section>
                </text:section>
                <text:section text:style-name="Sect1" text:name="Section4196">
                  <text:p text:style-name="Standard"><text:bookmark text:name="menu311"/></text:p>
                  <text:section text:style-name="Sect1" text:name="Section4197">
                    <text:p text:style-name="Standard"><text:bookmark text:name="top-level-buttons311"/></text:p>
                  </text:section>
                </text:section>
              </text:section>
              <text:section text:style-name="Sect1" text:name="Section4198">
                <text:p text:style-name="Standard"><text:bookmark text:name="buttons311"/></text:p>
              </text:section>
            </text:section>
            <text:section text:style-name="Sect1" text:name="Section4199">
              <text:p text:style-name="Standard"><text:bookmark text:name="dismissable463"/><text:bookmark text:name="thumbnail314"/><text:bookmark text:name="img318"/><text:a xlink:type="simple" xlink:href="https://www.youtube.com/watch?v=O_G_66NQpTY" text:style-name="Internet_20_link" text:visited-style-name="Visited_20_Internet_20_Link"><text:s/></text:a></text:p>
              <text:section text:style-name="Sect1" text:name="Section4200">
                <text:p text:style-name="Standard"><text:bookmark text:name="overlays311"/>6:21 </text:p>
              </text:section>
              <text:section text:style-name="Sect1" text:name="Section4201">
                <text:p text:style-name="Standard"><text:bookmark text:name="mouseover-overlay310"/></text:p>
              </text:section>
              <text:section text:style-name="Sect1" text:name="Section4202">
                <text:p text:style-name="Standard"><text:bookmark text:name="hover-overlays311"/></text:p>
              </text:section>
              <text:section text:style-name="Sect1" text:name="Section4203">
                <text:p text:style-name="Standard"><text:bookmark text:name="details312"/></text:p>
                <text:section text:style-name="Sect1" text:name="Section4204">
                  <text:h text:style-name="Heading_20_3" text:outline-level="3"><text:bookmark text:name="meta314"/><text:bookmark text:name="video-title314"/><text:soft-page-break/><text:a xlink:type="simple" xlink:href="https://www.youtube.com/watch?v=O_G_66NQpTY" text:style-name="Internet_20_link" text:visited-style-name="Visited_20_Internet_20_Link">Java Beginner Tutorial 6 - CommandLine execution</text:a></text:h>
                  <text:section text:style-name="Sect1" text:name="Section4205">
                    <text:p text:style-name="Text_20_body"><text:bookmark text:name="metadata-container313"/></text:p>
                    <text:section text:style-name="Sect1" text:name="Section4206">
                      <text:p text:style-name="Text_20_body"><text:bookmark text:name="metadata312"/></text:p>
                      <text:section text:style-name="Sect1" text:name="Section4207">
                        <text:p text:style-name="Text_20_body"><text:bookmark text:name="metadata-line312"/>2.9K views2 years ago</text:p>
                      </text:section>
                    </text:section>
                    <text:section text:style-name="Sect1" text:name="Section4208">
                      <text:p text:style-name="Text_20_body"><text:bookmark text:name="additional-metadata-line312"/></text:p>
                    </text:section>
                  </text:section>
                </text:section>
                <text:section text:style-name="Sect1" text:name="Section4209">
                  <text:p text:style-name="Standard"><text:bookmark text:name="menu312"/></text:p>
                  <text:section text:style-name="Sect1" text:name="Section4210">
                    <text:p text:style-name="Standard"><text:bookmark text:name="top-level-buttons312"/></text:p>
                  </text:section>
                </text:section>
              </text:section>
              <text:section text:style-name="Sect1" text:name="Section4211">
                <text:p text:style-name="Standard"><text:bookmark text:name="buttons312"/></text:p>
              </text:section>
            </text:section>
            <text:section text:style-name="Sect1" text:name="Section4212">
              <text:p text:style-name="Standard"><text:bookmark text:name="dismissable464"/><text:bookmark text:name="thumbnail315"/><text:bookmark text:name="img319"/><text:a xlink:type="simple" xlink:href="https://www.youtube.com/watch?v=TKH4i2ZvTY8" text:style-name="Internet_20_link" text:visited-style-name="Visited_20_Internet_20_Link"><text:s/></text:a></text:p>
              <text:section text:style-name="Sect1" text:name="Section4213">
                <text:p text:style-name="Standard"><text:bookmark text:name="overlays312"/>11:55 </text:p>
              </text:section>
              <text:section text:style-name="Sect1" text:name="Section4214">
                <text:p text:style-name="Standard"><text:bookmark text:name="mouseover-overlay311"/></text:p>
              </text:section>
              <text:section text:style-name="Sect1" text:name="Section4215">
                <text:p text:style-name="Standard"><text:bookmark text:name="hover-overlays312"/></text:p>
              </text:section>
              <text:section text:style-name="Sect1" text:name="Section4216">
                <text:p text:style-name="Standard"><text:bookmark text:name="details313"/></text:p>
                <text:section text:style-name="Sect1" text:name="Section4217">
                  <text:h text:style-name="Heading_20_3" text:outline-level="3"><text:bookmark text:name="meta315"/><text:bookmark text:name="video-title315"/><text:a xlink:type="simple" xlink:href="https://www.youtube.com/watch?v=TKH4i2ZvTY8" text:style-name="Internet_20_link" text:visited-style-name="Visited_20_Internet_20_Link">Java Beginner Tutorial 5 - My First Java Program</text:a></text:h>
                  <text:section text:style-name="Sect1" text:name="Section4218">
                    <text:p text:style-name="Text_20_body"><text:bookmark text:name="metadata-container314"/></text:p>
                    <text:section text:style-name="Sect1" text:name="Section4219">
                      <text:p text:style-name="Text_20_body"><text:bookmark text:name="metadata313"/></text:p>
                      <text:section text:style-name="Sect1" text:name="Section4220">
                        <text:p text:style-name="Text_20_body"><text:bookmark text:name="metadata-line313"/>5.3K views2 years ago</text:p>
                      </text:section>
                    </text:section>
                    <text:section text:style-name="Sect1" text:name="Section4221">
                      <text:p text:style-name="Text_20_body"><text:bookmark text:name="additional-metadata-line313"/></text:p>
                    </text:section>
                  </text:section>
                </text:section>
                <text:section text:style-name="Sect1" text:name="Section4222">
                  <text:p text:style-name="Standard"><text:bookmark text:name="menu313"/></text:p>
                  <text:section text:style-name="Sect1" text:name="Section4223">
                    <text:p text:style-name="Standard"><text:bookmark text:name="top-level-buttons313"/></text:p>
                  </text:section>
                </text:section>
              </text:section>
              <text:section text:style-name="Sect1" text:name="Section4224">
                <text:p text:style-name="Standard"><text:bookmark text:name="buttons313"/></text:p>
              </text:section>
            </text:section>
            <text:section text:style-name="Sect1" text:name="Section4225">
              <text:p text:style-name="Standard"><text:bookmark text:name="dismissable465"/><text:bookmark text:name="thumbnail316"/><text:bookmark text:name="img320"/><text:a xlink:type="simple" xlink:href="https://www.youtube.com/watch?v=rpB1WWqZ6HQ" text:style-name="Internet_20_link" text:visited-style-name="Visited_20_Internet_20_Link"><text:s/></text:a></text:p>
              <text:section text:style-name="Sect1" text:name="Section4226">
                <text:p text:style-name="Standard"><text:bookmark text:name="overlays313"/>8:59 </text:p>
              </text:section>
              <text:section text:style-name="Sect1" text:name="Section4227">
                <text:p text:style-name="Standard"><text:bookmark text:name="mouseover-overlay312"/></text:p>
              </text:section>
              <text:section text:style-name="Sect1" text:name="Section4228">
                <text:p text:style-name="Standard"><text:bookmark text:name="hover-overlays313"/></text:p>
              </text:section>
              <text:section text:style-name="Sect1" text:name="Section4229">
                <text:p text:style-name="Standard"><text:bookmark text:name="details314"/></text:p>
                <text:section text:style-name="Sect1" text:name="Section4230">
                  <text:h text:style-name="Heading_20_3" text:outline-level="3"><text:bookmark text:name="meta316"/><text:bookmark text:name="video-title316"/><text:a xlink:type="simple" xlink:href="https://www.youtube.com/watch?v=rpB1WWqZ6HQ" text:style-name="Internet_20_link" text:visited-style-name="Visited_20_Internet_20_Link">Java Beginner Tutorial 4 - Getting Started with Eclipse IDE</text:a></text:h>
                  <text:section text:style-name="Sect1" text:name="Section4231">
                    <text:p text:style-name="Text_20_body"><text:bookmark text:name="metadata-container315"/></text:p>
                    <text:section text:style-name="Sect1" text:name="Section4232">
                      <text:p text:style-name="Text_20_body"><text:bookmark text:name="metadata314"/></text:p>
                      <text:section text:style-name="Sect1" text:name="Section4233">
                        <text:p text:style-name="Text_20_body"><text:bookmark text:name="metadata-line314"/>7.3K views2 years ago</text:p>
                      </text:section>
                    </text:section>
                    <text:section text:style-name="Sect1" text:name="Section4234">
                      <text:p text:style-name="Text_20_body"><text:bookmark text:name="additional-metadata-line314"/></text:p>
                    </text:section>
                  </text:section>
                </text:section>
                <text:section text:style-name="Sect1" text:name="Section4235">
                  <text:p text:style-name="Standard"><text:bookmark text:name="menu314"/></text:p>
                  <text:section text:style-name="Sect1" text:name="Section4236">
                    <text:p text:style-name="Standard"><text:bookmark text:name="top-level-buttons314"/></text:p>
                  </text:section>
                </text:section>
              </text:section>
              <text:section text:style-name="Sect1" text:name="Section4237">
                <text:p text:style-name="Standard"><text:bookmark text:name="buttons314"/></text:p>
              </text:section>
            </text:section>
            <text:section text:style-name="Sect1" text:name="Section4238">
              <text:p text:style-name="Standard"><text:bookmark text:name="dismissable466"/><text:bookmark text:name="thumbnail317"/><text:bookmark text:name="img321"/><text:a xlink:type="simple" xlink:href="https://www.youtube.com/watch?v=NSvtis2fGlA" text:style-name="Internet_20_link" text:visited-style-name="Visited_20_Internet_20_Link"><text:s/></text:a></text:p>
              <text:section text:style-name="Sect1" text:name="Section4239">
                <text:p text:style-name="Standard"><text:bookmark text:name="overlays314"/>8:01 </text:p>
              </text:section>
              <text:section text:style-name="Sect1" text:name="Section4240">
                <text:p text:style-name="Standard"><text:bookmark text:name="mouseover-overlay313"/></text:p>
              </text:section>
              <text:section text:style-name="Sect1" text:name="Section4241">
                <text:p text:style-name="Standard"><text:bookmark text:name="hover-overlays314"/></text:p>
              </text:section>
              <text:section text:style-name="Sect1" text:name="Section4242">
                <text:p text:style-name="Standard"><text:bookmark text:name="details315"/></text:p>
                <text:section text:style-name="Sect1" text:name="Section4243">
                  <text:h text:style-name="Heading_20_3" text:outline-level="3"><text:bookmark text:name="meta317"/><text:bookmark text:name="video-title317"/><text:soft-page-break/><text:a xlink:type="simple" xlink:href="https://www.youtube.com/watch?v=NSvtis2fGlA" text:style-name="Internet_20_link" text:visited-style-name="Visited_20_Internet_20_Link">Java Beginner Tutorial 3 - How to install or update JAVA on Mac</text:a></text:h>
                  <text:section text:style-name="Sect1" text:name="Section4244">
                    <text:p text:style-name="Text_20_body"><text:bookmark text:name="metadata-container316"/></text:p>
                    <text:section text:style-name="Sect1" text:name="Section4245">
                      <text:p text:style-name="Text_20_body"><text:bookmark text:name="metadata315"/></text:p>
                      <text:section text:style-name="Sect1" text:name="Section4246">
                        <text:p text:style-name="Text_20_body"><text:bookmark text:name="metadata-line315"/>6K views2 years ago</text:p>
                      </text:section>
                    </text:section>
                    <text:section text:style-name="Sect1" text:name="Section4247">
                      <text:p text:style-name="Text_20_body"><text:bookmark text:name="additional-metadata-line315"/></text:p>
                    </text:section>
                  </text:section>
                </text:section>
                <text:section text:style-name="Sect1" text:name="Section4248">
                  <text:p text:style-name="Standard"><text:bookmark text:name="menu315"/></text:p>
                  <text:section text:style-name="Sect1" text:name="Section4249">
                    <text:p text:style-name="Standard"><text:bookmark text:name="top-level-buttons315"/></text:p>
                  </text:section>
                </text:section>
              </text:section>
              <text:section text:style-name="Sect1" text:name="Section4250">
                <text:p text:style-name="Standard"><text:bookmark text:name="buttons315"/></text:p>
              </text:section>
            </text:section>
            <text:section text:style-name="Sect1" text:name="Section4251">
              <text:p text:style-name="Standard"><text:bookmark text:name="dismissable467"/><text:bookmark text:name="thumbnail318"/><text:bookmark text:name="img322"/><text:a xlink:type="simple" xlink:href="https://www.youtube.com/watch?v=9gtTdhNXbyw" text:style-name="Internet_20_link" text:visited-style-name="Visited_20_Internet_20_Link"><text:s/></text:a></text:p>
              <text:section text:style-name="Sect1" text:name="Section4252">
                <text:p text:style-name="Standard"><text:bookmark text:name="overlays315"/>5:05 </text:p>
              </text:section>
              <text:section text:style-name="Sect1" text:name="Section4253">
                <text:p text:style-name="Standard"><text:bookmark text:name="mouseover-overlay314"/></text:p>
              </text:section>
              <text:section text:style-name="Sect1" text:name="Section4254">
                <text:p text:style-name="Standard"><text:bookmark text:name="hover-overlays315"/></text:p>
              </text:section>
              <text:section text:style-name="Sect1" text:name="Section4255">
                <text:p text:style-name="Standard"><text:bookmark text:name="details316"/></text:p>
                <text:section text:style-name="Sect1" text:name="Section4256">
                  <text:h text:style-name="Heading_20_3" text:outline-level="3"><text:bookmark text:name="meta318"/><text:bookmark text:name="video-title318"/><text:a xlink:type="simple" xlink:href="https://www.youtube.com/watch?v=9gtTdhNXbyw" text:style-name="Internet_20_link" text:visited-style-name="Visited_20_Internet_20_Link">Java Beginner Tutorial 1 - Getting Started</text:a></text:h>
                  <text:section text:style-name="Sect1" text:name="Section4257">
                    <text:p text:style-name="Text_20_body"><text:bookmark text:name="metadata-container317"/></text:p>
                    <text:section text:style-name="Sect1" text:name="Section4258">
                      <text:p text:style-name="Text_20_body"><text:bookmark text:name="metadata316"/></text:p>
                      <text:section text:style-name="Sect1" text:name="Section4259">
                        <text:p text:style-name="Text_20_body"><text:bookmark text:name="metadata-line316"/>10K views2 years ago</text:p>
                      </text:section>
                    </text:section>
                    <text:section text:style-name="Sect1" text:name="Section4260">
                      <text:p text:style-name="Text_20_body"><text:bookmark text:name="additional-metadata-line316"/></text:p>
                    </text:section>
                  </text:section>
                </text:section>
                <text:section text:style-name="Sect1" text:name="Section4261">
                  <text:p text:style-name="Standard"><text:bookmark text:name="menu316"/></text:p>
                  <text:section text:style-name="Sect1" text:name="Section4262">
                    <text:p text:style-name="Standard"><text:bookmark text:name="top-level-buttons316"/></text:p>
                  </text:section>
                </text:section>
              </text:section>
              <text:section text:style-name="Sect1" text:name="Section4263">
                <text:p text:style-name="Standard"><text:bookmark text:name="buttons316"/></text:p>
              </text:section>
            </text:section>
            <text:section text:style-name="Sect1" text:name="Section4264">
              <text:p text:style-name="Standard"><text:bookmark text:name="dismissable468"/><text:bookmark text:name="thumbnail319"/><text:bookmark text:name="img323"/><text:a xlink:type="simple" xlink:href="https://www.youtube.com/watch?v=v4d3RtqwyZU" text:style-name="Internet_20_link" text:visited-style-name="Visited_20_Internet_20_Link"><text:s/></text:a></text:p>
              <text:section text:style-name="Sect1" text:name="Section4265">
                <text:p text:style-name="Standard"><text:bookmark text:name="overlays316"/>6:02 </text:p>
              </text:section>
              <text:section text:style-name="Sect1" text:name="Section4266">
                <text:p text:style-name="Standard"><text:bookmark text:name="mouseover-overlay315"/></text:p>
              </text:section>
              <text:section text:style-name="Sect1" text:name="Section4267">
                <text:p text:style-name="Standard"><text:bookmark text:name="hover-overlays316"/></text:p>
              </text:section>
              <text:section text:style-name="Sect1" text:name="Section4268">
                <text:p text:style-name="Standard"><text:bookmark text:name="details317"/></text:p>
                <text:section text:style-name="Sect1" text:name="Section4269">
                  <text:h text:style-name="Heading_20_3" text:outline-level="3"><text:bookmark text:name="meta319"/><text:bookmark text:name="video-title319"/><text:a xlink:type="simple" xlink:href="https://www.youtube.com/watch?v=v4d3RtqwyZU" text:style-name="Internet_20_link" text:visited-style-name="Visited_20_Internet_20_Link">JMeter Intermediate Tutorial 3 - How to read Emails with Jmeter</text:a></text:h>
                  <text:section text:style-name="Sect1" text:name="Section4270">
                    <text:p text:style-name="Text_20_body"><text:bookmark text:name="metadata-container318"/></text:p>
                    <text:section text:style-name="Sect1" text:name="Section4271">
                      <text:p text:style-name="Text_20_body"><text:bookmark text:name="metadata317"/></text:p>
                      <text:section text:style-name="Sect1" text:name="Section4272">
                        <text:p text:style-name="Text_20_body"><text:bookmark text:name="metadata-line317"/>3.9K views2 years ago</text:p>
                      </text:section>
                    </text:section>
                    <text:section text:style-name="Sect1" text:name="Section4273">
                      <text:p text:style-name="Text_20_body"><text:bookmark text:name="additional-metadata-line317"/></text:p>
                    </text:section>
                  </text:section>
                </text:section>
                <text:section text:style-name="Sect1" text:name="Section4274">
                  <text:p text:style-name="Standard"><text:bookmark text:name="menu317"/></text:p>
                  <text:section text:style-name="Sect1" text:name="Section4275">
                    <text:p text:style-name="Standard"><text:bookmark text:name="top-level-buttons317"/></text:p>
                  </text:section>
                </text:section>
              </text:section>
              <text:section text:style-name="Sect1" text:name="Section4276">
                <text:p text:style-name="Standard"><text:bookmark text:name="buttons317"/></text:p>
              </text:section>
            </text:section>
            <text:section text:style-name="Sect1" text:name="Section4277">
              <text:p text:style-name="Standard"><text:bookmark text:name="dismissable469"/><text:bookmark text:name="thumbnail320"/><text:bookmark text:name="img324"/><text:a xlink:type="simple" xlink:href="https://www.youtube.com/watch?v=OtbUJ5HuDAA" text:style-name="Internet_20_link" text:visited-style-name="Visited_20_Internet_20_Link"><text:s/></text:a></text:p>
              <text:section text:style-name="Sect1" text:name="Section4278">
                <text:p text:style-name="Standard"><text:bookmark text:name="overlays317"/>11:28 </text:p>
              </text:section>
              <text:section text:style-name="Sect1" text:name="Section4279">
                <text:p text:style-name="Standard"><text:bookmark text:name="mouseover-overlay316"/></text:p>
              </text:section>
              <text:section text:style-name="Sect1" text:name="Section4280">
                <text:p text:style-name="Standard"><text:bookmark text:name="hover-overlays317"/></text:p>
              </text:section>
              <text:section text:style-name="Sect1" text:name="Section4281">
                <text:p text:style-name="Standard"><text:bookmark text:name="details318"/></text:p>
                <text:section text:style-name="Sect1" text:name="Section4282">
                  <text:h text:style-name="Heading_20_3" text:outline-level="3"><text:bookmark text:name="meta320"/><text:bookmark text:name="video-title320"/><text:soft-page-break/><text:a xlink:type="simple" xlink:href="https://www.youtube.com/watch?v=OtbUJ5HuDAA" text:style-name="Internet_20_link" text:visited-style-name="Visited_20_Internet_20_Link">JMeter Intermediate Tutorial 2 - How to send Emails with Jmeter SMTP Sampler</text:a></text:h>
                  <text:section text:style-name="Sect1" text:name="Section4283">
                    <text:p text:style-name="Text_20_body"><text:bookmark text:name="metadata-container319"/></text:p>
                    <text:section text:style-name="Sect1" text:name="Section4284">
                      <text:p text:style-name="Text_20_body"><text:bookmark text:name="metadata318"/></text:p>
                      <text:section text:style-name="Sect1" text:name="Section4285">
                        <text:p text:style-name="Text_20_body"><text:bookmark text:name="metadata-line318"/>7.1K views2 years ago</text:p>
                      </text:section>
                    </text:section>
                    <text:section text:style-name="Sect1" text:name="Section4286">
                      <text:p text:style-name="Text_20_body"><text:bookmark text:name="additional-metadata-line318"/></text:p>
                    </text:section>
                  </text:section>
                </text:section>
                <text:section text:style-name="Sect1" text:name="Section4287">
                  <text:p text:style-name="Standard"><text:bookmark text:name="menu318"/></text:p>
                  <text:section text:style-name="Sect1" text:name="Section4288">
                    <text:p text:style-name="Standard"><text:bookmark text:name="top-level-buttons318"/></text:p>
                  </text:section>
                </text:section>
              </text:section>
              <text:section text:style-name="Sect1" text:name="Section4289">
                <text:p text:style-name="Standard"><text:bookmark text:name="buttons318"/></text:p>
              </text:section>
            </text:section>
            <text:section text:style-name="Sect1" text:name="Section4290">
              <text:p text:style-name="Standard"><text:bookmark text:name="dismissable470"/><text:bookmark text:name="thumbnail321"/><text:bookmark text:name="img325"/><text:a xlink:type="simple" xlink:href="https://www.youtube.com/watch?v=Ft2LXlaSEfs" text:style-name="Internet_20_link" text:visited-style-name="Visited_20_Internet_20_Link"><text:s/></text:a></text:p>
              <text:section text:style-name="Sect1" text:name="Section4291">
                <text:p text:style-name="Standard"><text:bookmark text:name="overlays318"/>3:51 </text:p>
              </text:section>
              <text:section text:style-name="Sect1" text:name="Section4292">
                <text:p text:style-name="Standard"><text:bookmark text:name="mouseover-overlay317"/></text:p>
              </text:section>
              <text:section text:style-name="Sect1" text:name="Section4293">
                <text:p text:style-name="Standard"><text:bookmark text:name="hover-overlays318"/></text:p>
              </text:section>
              <text:section text:style-name="Sect1" text:name="Section4294">
                <text:p text:style-name="Standard"><text:bookmark text:name="details319"/></text:p>
                <text:section text:style-name="Sect1" text:name="Section4295">
                  <text:h text:style-name="Heading_20_3" text:outline-level="3"><text:bookmark text:name="meta321"/><text:bookmark text:name="video-title321"/><text:a xlink:type="simple" xlink:href="https://www.youtube.com/watch?v=Ft2LXlaSEfs" text:style-name="Internet_20_link" text:visited-style-name="Visited_20_Internet_20_Link">Git and GitHub Beginner Tutorial 6 - How to send email from GitHub</text:a></text:h>
                  <text:section text:style-name="Sect1" text:name="Section4296">
                    <text:p text:style-name="Text_20_body"><text:bookmark text:name="metadata-container320"/></text:p>
                    <text:section text:style-name="Sect1" text:name="Section4297">
                      <text:p text:style-name="Text_20_body"><text:bookmark text:name="metadata319"/></text:p>
                      <text:section text:style-name="Sect1" text:name="Section4298">
                        <text:p text:style-name="Text_20_body"><text:bookmark text:name="metadata-line319"/>12K views2 years ago</text:p>
                      </text:section>
                    </text:section>
                    <text:section text:style-name="Sect1" text:name="Section4299">
                      <text:p text:style-name="Text_20_body"><text:bookmark text:name="additional-metadata-line319"/></text:p>
                    </text:section>
                  </text:section>
                </text:section>
                <text:section text:style-name="Sect1" text:name="Section4300">
                  <text:p text:style-name="Standard"><text:bookmark text:name="menu319"/></text:p>
                  <text:section text:style-name="Sect1" text:name="Section4301">
                    <text:p text:style-name="Standard"><text:bookmark text:name="top-level-buttons319"/></text:p>
                  </text:section>
                </text:section>
              </text:section>
              <text:section text:style-name="Sect1" text:name="Section4302">
                <text:p text:style-name="Standard"><text:bookmark text:name="buttons319"/></text:p>
              </text:section>
            </text:section>
            <text:section text:style-name="Sect1" text:name="Section4303">
              <text:p text:style-name="Standard"><text:bookmark text:name="dismissable471"/><text:bookmark text:name="thumbnail322"/><text:bookmark text:name="img326"/><text:a xlink:type="simple" xlink:href="https://www.youtube.com/watch?v=bGqS0f4Utn4&amp;t=159s" text:style-name="Internet_20_link" text:visited-style-name="Visited_20_Internet_20_Link"><text:s/></text:a></text:p>
              <text:section text:style-name="Sect1" text:name="Section4304">
                <text:p text:style-name="Standard"><text:bookmark text:name="overlays319"/></text:p>
                <text:section text:style-name="Sect1" text:name="Section4305">
                  <text:p text:style-name="Standard"><text:bookmark text:name="progress13"/></text:p>
                </text:section>
                <text:p text:style-name="Standard"><text:a xlink:type="simple" xlink:href="https://www.youtube.com/watch?v=bGqS0f4Utn4&amp;t=159s" text:style-name="Internet_20_link" text:visited-style-name="Visited_20_Internet_20_Link">16:05 </text:a></text:p>
              </text:section>
              <text:section text:style-name="Sect1" text:name="Section4306">
                <text:p text:style-name="Standard"><text:bookmark text:name="mouseover-overlay318"/><text:a xlink:type="simple" xlink:href="https://www.youtube.com/watch?v=bGqS0f4Utn4&amp;t=159s" text:style-name="Internet_20_link" text:visited-style-name="Visited_20_Internet_20_Link"/></text:p>
              </text:section>
              <text:section text:style-name="Sect1" text:name="Section4307">
                <text:p text:style-name="Standard"><text:bookmark text:name="hover-overlays319"/><text:a xlink:type="simple" xlink:href="https://www.youtube.com/watch?v=bGqS0f4Utn4&amp;t=159s" text:style-name="Internet_20_link" text:visited-style-name="Visited_20_Internet_20_Link"/></text:p>
              </text:section>
              <text:section text:style-name="Sect1" text:name="Section4308">
                <text:p text:style-name="Standard"><text:bookmark text:name="details320"/></text:p>
                <text:section text:style-name="Sect1" text:name="Section4309">
                  <text:h text:style-name="Heading_20_3" text:outline-level="3"><text:bookmark text:name="meta322"/><text:bookmark text:name="video-title322"/><text:a xlink:type="simple" xlink:href="https://www.youtube.com/watch?v=bGqS0f4Utn4&amp;t=159s" text:style-name="Internet_20_link" text:visited-style-name="Visited_20_Internet_20_Link">Jenkins Beginner Tutorial 8 - Jenkins integration with GIT (SCM)</text:a></text:h>
                  <text:section text:style-name="Sect1" text:name="Section4310">
                    <text:p text:style-name="Text_20_body"><text:bookmark text:name="metadata-container321"/></text:p>
                    <text:section text:style-name="Sect1" text:name="Section4311">
                      <text:p text:style-name="Text_20_body"><text:bookmark text:name="metadata320"/></text:p>
                      <text:section text:style-name="Sect1" text:name="Section4312">
                        <text:p text:style-name="Text_20_body"><text:bookmark text:name="metadata-line320"/>139K views2 years ago</text:p>
                      </text:section>
                    </text:section>
                    <text:section text:style-name="Sect1" text:name="Section4313">
                      <text:p text:style-name="Text_20_body"><text:bookmark text:name="additional-metadata-line320"/></text:p>
                    </text:section>
                  </text:section>
                </text:section>
                <text:section text:style-name="Sect1" text:name="Section4314">
                  <text:p text:style-name="Standard"><text:bookmark text:name="menu320"/></text:p>
                  <text:section text:style-name="Sect1" text:name="Section4315">
                    <text:p text:style-name="Standard"><text:bookmark text:name="top-level-buttons320"/></text:p>
                  </text:section>
                </text:section>
              </text:section>
              <text:section text:style-name="Sect1" text:name="Section4316">
                <text:p text:style-name="Standard"><text:bookmark text:name="buttons320"/></text:p>
              </text:section>
            </text:section>
            <text:section text:style-name="Sect1" text:name="Section4317">
              <text:p text:style-name="Standard"><text:bookmark text:name="dismissable472"/><text:bookmark text:name="thumbnail323"/><text:bookmark text:name="img327"/><text:a xlink:type="simple" xlink:href="https://www.youtube.com/watch?v=GZILYABgAoo" text:style-name="Internet_20_link" text:visited-style-name="Visited_20_Internet_20_Link"><text:s/></text:a></text:p>
              <text:section text:style-name="Sect1" text:name="Section4318">
                <text:p text:style-name="Standard"><text:bookmark text:name="overlays320"/>10:57 </text:p>
              </text:section>
              <text:section text:style-name="Sect1" text:name="Section4319">
                <text:p text:style-name="Standard"><text:bookmark text:name="mouseover-overlay319"/></text:p>
              </text:section>
              <text:section text:style-name="Sect1" text:name="Section4320">
                <text:p text:style-name="Standard"><text:bookmark text:name="hover-overlays320"/></text:p>
              </text:section>
              <text:section text:style-name="Sect1" text:name="Section4321">
                <text:p text:style-name="Standard"><text:bookmark text:name="details321"/></text:p>
                <text:section text:style-name="Sect1" text:name="Section4322">
                  <text:h text:style-name="Heading_20_3" text:outline-level="3"><text:bookmark text:name="meta323"/><text:bookmark text:name="video-title323"/><text:soft-page-break/><text:a xlink:type="simple" xlink:href="https://www.youtube.com/watch?v=GZILYABgAoo" text:style-name="Internet_20_link" text:visited-style-name="Visited_20_Internet_20_Link">Git and GitHub Beginner Tutorial 5 - Branching and Merging</text:a></text:h>
                  <text:section text:style-name="Sect1" text:name="Section4323">
                    <text:p text:style-name="Text_20_body"><text:bookmark text:name="metadata-container322"/></text:p>
                    <text:section text:style-name="Sect1" text:name="Section4324">
                      <text:p text:style-name="Text_20_body"><text:bookmark text:name="metadata321"/></text:p>
                      <text:section text:style-name="Sect1" text:name="Section4325">
                        <text:p text:style-name="Text_20_body"><text:bookmark text:name="metadata-line321"/>22K views2 years ago</text:p>
                      </text:section>
                    </text:section>
                    <text:section text:style-name="Sect1" text:name="Section4326">
                      <text:p text:style-name="Text_20_body"><text:bookmark text:name="additional-metadata-line321"/></text:p>
                    </text:section>
                  </text:section>
                </text:section>
                <text:section text:style-name="Sect1" text:name="Section4327">
                  <text:p text:style-name="Standard"><text:bookmark text:name="menu321"/></text:p>
                  <text:section text:style-name="Sect1" text:name="Section4328">
                    <text:p text:style-name="Standard"><text:bookmark text:name="top-level-buttons321"/></text:p>
                  </text:section>
                </text:section>
              </text:section>
              <text:section text:style-name="Sect1" text:name="Section4329">
                <text:p text:style-name="Standard"><text:bookmark text:name="buttons321"/></text:p>
              </text:section>
            </text:section>
            <text:section text:style-name="Sect1" text:name="Section4330">
              <text:p text:style-name="Standard"><text:bookmark text:name="dismissable473"/><text:bookmark text:name="thumbnail324"/><text:bookmark text:name="img328"/><text:a xlink:type="simple" xlink:href="https://www.youtube.com/watch?v=VI07ouVS5FE" text:style-name="Internet_20_link" text:visited-style-name="Visited_20_Internet_20_Link"><text:s/></text:a></text:p>
              <text:section text:style-name="Sect1" text:name="Section4331">
                <text:p text:style-name="Standard"><text:bookmark text:name="overlays321"/>7:22 </text:p>
              </text:section>
              <text:section text:style-name="Sect1" text:name="Section4332">
                <text:p text:style-name="Standard"><text:bookmark text:name="mouseover-overlay320"/></text:p>
              </text:section>
              <text:section text:style-name="Sect1" text:name="Section4333">
                <text:p text:style-name="Standard"><text:bookmark text:name="hover-overlays321"/></text:p>
              </text:section>
              <text:section text:style-name="Sect1" text:name="Section4334">
                <text:p text:style-name="Standard"><text:bookmark text:name="details322"/></text:p>
                <text:section text:style-name="Sect1" text:name="Section4335">
                  <text:h text:style-name="Heading_20_3" text:outline-level="3"><text:bookmark text:name="meta324"/><text:bookmark text:name="video-title324"/><text:a xlink:type="simple" xlink:href="https://www.youtube.com/watch?v=VI07ouVS5FE" text:style-name="Internet_20_link" text:visited-style-name="Visited_20_Internet_20_Link">Git and GitHub Beginner Tutorial 4 - Enable git commands autocomplete and colors on Mac</text:a></text:h>
                  <text:section text:style-name="Sect1" text:name="Section4336">
                    <text:p text:style-name="Text_20_body"><text:bookmark text:name="metadata-container323"/></text:p>
                    <text:section text:style-name="Sect1" text:name="Section4337">
                      <text:p text:style-name="Text_20_body"><text:bookmark text:name="metadata322"/></text:p>
                      <text:section text:style-name="Sect1" text:name="Section4338">
                        <text:p text:style-name="Text_20_body"><text:bookmark text:name="metadata-line322"/>17K views2 years ago</text:p>
                      </text:section>
                    </text:section>
                    <text:section text:style-name="Sect1" text:name="Section4339">
                      <text:p text:style-name="Text_20_body"><text:bookmark text:name="additional-metadata-line322"/></text:p>
                    </text:section>
                  </text:section>
                </text:section>
                <text:section text:style-name="Sect1" text:name="Section4340">
                  <text:p text:style-name="Standard"><text:bookmark text:name="menu322"/></text:p>
                  <text:section text:style-name="Sect1" text:name="Section4341">
                    <text:p text:style-name="Standard"><text:bookmark text:name="top-level-buttons322"/></text:p>
                  </text:section>
                </text:section>
              </text:section>
              <text:section text:style-name="Sect1" text:name="Section4342">
                <text:p text:style-name="Standard"><text:bookmark text:name="buttons322"/></text:p>
              </text:section>
            </text:section>
            <text:section text:style-name="Sect1" text:name="Section4343">
              <text:p text:style-name="Standard"><text:bookmark text:name="dismissable474"/><text:bookmark text:name="thumbnail325"/><text:bookmark text:name="img329"/><text:a xlink:type="simple" xlink:href="https://www.youtube.com/watch?v=sBTAkHOxvOk" text:style-name="Internet_20_link" text:visited-style-name="Visited_20_Internet_20_Link"><text:s/></text:a></text:p>
              <text:section text:style-name="Sect1" text:name="Section4344">
                <text:p text:style-name="Standard"><text:bookmark text:name="overlays322"/>19:26 </text:p>
              </text:section>
              <text:section text:style-name="Sect1" text:name="Section4345">
                <text:p text:style-name="Standard"><text:bookmark text:name="mouseover-overlay321"/></text:p>
              </text:section>
              <text:section text:style-name="Sect1" text:name="Section4346">
                <text:p text:style-name="Standard"><text:bookmark text:name="hover-overlays322"/></text:p>
              </text:section>
              <text:section text:style-name="Sect1" text:name="Section4347">
                <text:p text:style-name="Standard"><text:bookmark text:name="details323"/></text:p>
                <text:section text:style-name="Sect1" text:name="Section4348">
                  <text:h text:style-name="Heading_20_3" text:outline-level="3"><text:bookmark text:name="meta325"/><text:bookmark text:name="video-title325"/><text:a xlink:type="simple" xlink:href="https://www.youtube.com/watch?v=sBTAkHOxvOk" text:style-name="Internet_20_link" text:visited-style-name="Visited_20_Internet_20_Link">Git and GitHub Beginner Tutorial 3 - Getting started - Install Git windows</text:a></text:h>
                  <text:section text:style-name="Sect1" text:name="Section4349">
                    <text:p text:style-name="Text_20_body"><text:bookmark text:name="metadata-container324"/></text:p>
                    <text:section text:style-name="Sect1" text:name="Section4350">
                      <text:p text:style-name="Text_20_body"><text:bookmark text:name="metadata323"/></text:p>
                      <text:section text:style-name="Sect1" text:name="Section4351">
                        <text:p text:style-name="Text_20_body"><text:bookmark text:name="metadata-line323"/>27K views2 years ago</text:p>
                      </text:section>
                    </text:section>
                    <text:section text:style-name="Sect1" text:name="Section4352">
                      <text:p text:style-name="Text_20_body"><text:bookmark text:name="additional-metadata-line323"/></text:p>
                    </text:section>
                  </text:section>
                </text:section>
                <text:section text:style-name="Sect1" text:name="Section4353">
                  <text:p text:style-name="Standard"><text:bookmark text:name="menu323"/></text:p>
                  <text:section text:style-name="Sect1" text:name="Section4354">
                    <text:p text:style-name="Standard"><text:bookmark text:name="top-level-buttons323"/></text:p>
                  </text:section>
                </text:section>
              </text:section>
              <text:section text:style-name="Sect1" text:name="Section4355">
                <text:p text:style-name="Standard"><text:bookmark text:name="buttons323"/></text:p>
              </text:section>
            </text:section>
            <text:section text:style-name="Sect1" text:name="Section4356">
              <text:p text:style-name="Standard"><text:bookmark text:name="dismissable475"/><text:bookmark text:name="thumbnail326"/><text:bookmark text:name="img330"/><text:a xlink:type="simple" xlink:href="https://www.youtube.com/watch?v=0Icla6TVNNo" text:style-name="Internet_20_link" text:visited-style-name="Visited_20_Internet_20_Link"><text:s/></text:a></text:p>
              <text:section text:style-name="Sect1" text:name="Section4357">
                <text:p text:style-name="Standard"><text:bookmark text:name="overlays323"/>18:53 </text:p>
              </text:section>
              <text:section text:style-name="Sect1" text:name="Section4358">
                <text:p text:style-name="Standard"><text:bookmark text:name="mouseover-overlay322"/></text:p>
              </text:section>
              <text:section text:style-name="Sect1" text:name="Section4359">
                <text:p text:style-name="Standard"><text:bookmark text:name="hover-overlays323"/></text:p>
              </text:section>
              <text:section text:style-name="Sect1" text:name="Section4360">
                <text:p text:style-name="Standard"><text:bookmark text:name="details324"/></text:p>
                <text:section text:style-name="Sect1" text:name="Section4361">
                  <text:h text:style-name="Heading_20_3" text:outline-level="3"><text:bookmark text:name="meta326"/><text:bookmark text:name="video-title326"/><text:soft-page-break/><text:a xlink:type="simple" xlink:href="https://www.youtube.com/watch?v=0Icla6TVNNo" text:style-name="Internet_20_link" text:visited-style-name="Visited_20_Internet_20_Link">Git and GitHub Beginner Tutorial 2 - Getting started - Install Git (mac)</text:a></text:h>
                  <text:section text:style-name="Sect1" text:name="Section4362">
                    <text:p text:style-name="Text_20_body"><text:bookmark text:name="metadata-container325"/></text:p>
                    <text:section text:style-name="Sect1" text:name="Section4363">
                      <text:p text:style-name="Text_20_body"><text:bookmark text:name="metadata324"/></text:p>
                      <text:section text:style-name="Sect1" text:name="Section4364">
                        <text:p text:style-name="Text_20_body"><text:bookmark text:name="metadata-line324"/>35K views2 years ago</text:p>
                      </text:section>
                    </text:section>
                    <text:section text:style-name="Sect1" text:name="Section4365">
                      <text:p text:style-name="Text_20_body"><text:bookmark text:name="additional-metadata-line324"/></text:p>
                    </text:section>
                  </text:section>
                </text:section>
                <text:section text:style-name="Sect1" text:name="Section4366">
                  <text:p text:style-name="Standard"><text:bookmark text:name="menu324"/></text:p>
                  <text:section text:style-name="Sect1" text:name="Section4367">
                    <text:p text:style-name="Standard"><text:bookmark text:name="top-level-buttons324"/></text:p>
                  </text:section>
                </text:section>
              </text:section>
              <text:section text:style-name="Sect1" text:name="Section4368">
                <text:p text:style-name="Standard"><text:bookmark text:name="buttons324"/></text:p>
              </text:section>
            </text:section>
            <text:section text:style-name="Sect1" text:name="Section4369">
              <text:p text:style-name="Standard"><text:bookmark text:name="dismissable476"/><text:bookmark text:name="thumbnail327"/><text:bookmark text:name="img331"/><text:a xlink:type="simple" xlink:href="https://www.youtube.com/watch?v=-U-eUHI6euM" text:style-name="Internet_20_link" text:visited-style-name="Visited_20_Internet_20_Link"><text:s/></text:a></text:p>
              <text:section text:style-name="Sect1" text:name="Section4370">
                <text:p text:style-name="Standard"><text:bookmark text:name="overlays324"/>13:06 </text:p>
              </text:section>
              <text:section text:style-name="Sect1" text:name="Section4371">
                <text:p text:style-name="Standard"><text:bookmark text:name="mouseover-overlay323"/></text:p>
              </text:section>
              <text:section text:style-name="Sect1" text:name="Section4372">
                <text:p text:style-name="Standard"><text:bookmark text:name="hover-overlays324"/></text:p>
              </text:section>
              <text:section text:style-name="Sect1" text:name="Section4373">
                <text:p text:style-name="Standard"><text:bookmark text:name="details325"/></text:p>
                <text:section text:style-name="Sect1" text:name="Section4374">
                  <text:h text:style-name="Heading_20_3" text:outline-level="3"><text:bookmark text:name="meta327"/><text:bookmark text:name="video-title327"/><text:a xlink:type="simple" xlink:href="https://www.youtube.com/watch?v=-U-eUHI6euM" text:style-name="Internet_20_link" text:visited-style-name="Visited_20_Internet_20_Link">Git and GitHub Beginner Tutorial 1 - Introduction</text:a></text:h>
                  <text:section text:style-name="Sect1" text:name="Section4375">
                    <text:p text:style-name="Text_20_body"><text:bookmark text:name="metadata-container326"/></text:p>
                    <text:section text:style-name="Sect1" text:name="Section4376">
                      <text:p text:style-name="Text_20_body"><text:bookmark text:name="metadata325"/></text:p>
                      <text:section text:style-name="Sect1" text:name="Section4377">
                        <text:p text:style-name="Text_20_body"><text:bookmark text:name="metadata-line325"/>48K views2 years ago</text:p>
                      </text:section>
                    </text:section>
                    <text:section text:style-name="Sect1" text:name="Section4378">
                      <text:p text:style-name="Text_20_body"><text:bookmark text:name="additional-metadata-line325"/></text:p>
                    </text:section>
                  </text:section>
                </text:section>
                <text:section text:style-name="Sect1" text:name="Section4379">
                  <text:p text:style-name="Standard"><text:bookmark text:name="menu325"/></text:p>
                  <text:section text:style-name="Sect1" text:name="Section4380">
                    <text:p text:style-name="Standard"><text:bookmark text:name="top-level-buttons325"/></text:p>
                  </text:section>
                </text:section>
              </text:section>
              <text:section text:style-name="Sect1" text:name="Section4381">
                <text:p text:style-name="Standard"><text:bookmark text:name="buttons325"/></text:p>
              </text:section>
            </text:section>
            <text:section text:style-name="Sect1" text:name="Section4382">
              <text:p text:style-name="Standard"><text:bookmark text:name="dismissable477"/><text:bookmark text:name="thumbnail328"/><text:bookmark text:name="img332"/><text:a xlink:type="simple" xlink:href="https://www.youtube.com/watch?v=2i5GgpwzTDY" text:style-name="Internet_20_link" text:visited-style-name="Visited_20_Internet_20_Link"><text:s/></text:a></text:p>
              <text:section text:style-name="Sect1" text:name="Section4383">
                <text:p text:style-name="Standard"><text:bookmark text:name="overlays325"/>11:59 </text:p>
              </text:section>
              <text:section text:style-name="Sect1" text:name="Section4384">
                <text:p text:style-name="Standard"><text:bookmark text:name="mouseover-overlay324"/></text:p>
              </text:section>
              <text:section text:style-name="Sect1" text:name="Section4385">
                <text:p text:style-name="Standard"><text:bookmark text:name="hover-overlays325"/></text:p>
              </text:section>
              <text:section text:style-name="Sect1" text:name="Section4386">
                <text:p text:style-name="Standard"><text:bookmark text:name="details326"/></text:p>
                <text:section text:style-name="Sect1" text:name="Section4387">
                  <text:h text:style-name="Heading_20_3" text:outline-level="3"><text:bookmark text:name="meta328"/><text:bookmark text:name="video-title328"/><text:a xlink:type="simple" xlink:href="https://www.youtube.com/watch?v=2i5GgpwzTDY" text:style-name="Internet_20_link" text:visited-style-name="Visited_20_Internet_20_Link">Selenium Builder 8 - CSV File -Data Driven Testing</text:a></text:h>
                  <text:section text:style-name="Sect1" text:name="Section4388">
                    <text:p text:style-name="Text_20_body"><text:bookmark text:name="metadata-container327"/></text:p>
                    <text:section text:style-name="Sect1" text:name="Section4389">
                      <text:p text:style-name="Text_20_body"><text:bookmark text:name="metadata326"/></text:p>
                      <text:section text:style-name="Sect1" text:name="Section4390">
                        <text:p text:style-name="Text_20_body"><text:bookmark text:name="metadata-line326"/>2.5K views2 years ago</text:p>
                      </text:section>
                    </text:section>
                    <text:section text:style-name="Sect1" text:name="Section4391">
                      <text:p text:style-name="Text_20_body"><text:bookmark text:name="additional-metadata-line326"/></text:p>
                    </text:section>
                  </text:section>
                </text:section>
                <text:section text:style-name="Sect1" text:name="Section4392">
                  <text:p text:style-name="Standard"><text:bookmark text:name="menu326"/></text:p>
                  <text:section text:style-name="Sect1" text:name="Section4393">
                    <text:p text:style-name="Standard"><text:bookmark text:name="top-level-buttons326"/></text:p>
                  </text:section>
                </text:section>
              </text:section>
              <text:section text:style-name="Sect1" text:name="Section4394">
                <text:p text:style-name="Standard"><text:bookmark text:name="buttons326"/></text:p>
              </text:section>
            </text:section>
            <text:section text:style-name="Sect1" text:name="Section4395">
              <text:p text:style-name="Standard"><text:bookmark text:name="dismissable478"/><text:bookmark text:name="thumbnail329"/><text:bookmark text:name="img333"/><text:a xlink:type="simple" xlink:href="https://www.youtube.com/watch?v=grAupLkhB-4" text:style-name="Internet_20_link" text:visited-style-name="Visited_20_Internet_20_Link"><text:s/></text:a></text:p>
              <text:section text:style-name="Sect1" text:name="Section4396">
                <text:p text:style-name="Standard"><text:bookmark text:name="overlays326"/>8:42 </text:p>
              </text:section>
              <text:section text:style-name="Sect1" text:name="Section4397">
                <text:p text:style-name="Standard"><text:bookmark text:name="mouseover-overlay325"/></text:p>
              </text:section>
              <text:section text:style-name="Sect1" text:name="Section4398">
                <text:p text:style-name="Standard"><text:bookmark text:name="hover-overlays326"/></text:p>
              </text:section>
              <text:section text:style-name="Sect1" text:name="Section4399">
                <text:p text:style-name="Standard"><text:bookmark text:name="details327"/></text:p>
                <text:section text:style-name="Sect1" text:name="Section4400">
                  <text:h text:style-name="Heading_20_3" text:outline-level="3"><text:bookmark text:name="meta329"/><text:bookmark text:name="video-title329"/><text:soft-page-break/><text:a xlink:type="simple" xlink:href="https://www.youtube.com/watch?v=grAupLkhB-4" text:style-name="Internet_20_link" text:visited-style-name="Visited_20_Internet_20_Link">Selenium Builder 7 - Record and run a Test Suite</text:a></text:h>
                  <text:section text:style-name="Sect1" text:name="Section4401">
                    <text:p text:style-name="Text_20_body"><text:bookmark text:name="metadata-container328"/></text:p>
                    <text:section text:style-name="Sect1" text:name="Section4402">
                      <text:p text:style-name="Text_20_body"><text:bookmark text:name="metadata327"/></text:p>
                      <text:section text:style-name="Sect1" text:name="Section4403">
                        <text:p text:style-name="Text_20_body"><text:bookmark text:name="metadata-line327"/>1.7K views2 years ago</text:p>
                      </text:section>
                    </text:section>
                    <text:section text:style-name="Sect1" text:name="Section4404">
                      <text:p text:style-name="Text_20_body"><text:bookmark text:name="additional-metadata-line327"/></text:p>
                    </text:section>
                  </text:section>
                </text:section>
                <text:section text:style-name="Sect1" text:name="Section4405">
                  <text:p text:style-name="Standard"><text:bookmark text:name="menu327"/></text:p>
                  <text:section text:style-name="Sect1" text:name="Section4406">
                    <text:p text:style-name="Standard"><text:bookmark text:name="top-level-buttons327"/></text:p>
                  </text:section>
                </text:section>
              </text:section>
              <text:section text:style-name="Sect1" text:name="Section4407">
                <text:p text:style-name="Standard"><text:bookmark text:name="buttons327"/></text:p>
              </text:section>
            </text:section>
            <text:section text:style-name="Sect1" text:name="Section4408">
              <text:p text:style-name="Standard"><text:bookmark text:name="dismissable479"/><text:bookmark text:name="thumbnail330"/><text:bookmark text:name="img334"/><text:a xlink:type="simple" xlink:href="https://www.youtube.com/watch?v=p6aGsOGA4LM" text:style-name="Internet_20_link" text:visited-style-name="Visited_20_Internet_20_Link"><text:s/></text:a></text:p>
              <text:section text:style-name="Sect1" text:name="Section4409">
                <text:p text:style-name="Standard"><text:bookmark text:name="overlays327"/>7:45 </text:p>
              </text:section>
              <text:section text:style-name="Sect1" text:name="Section4410">
                <text:p text:style-name="Standard"><text:bookmark text:name="mouseover-overlay326"/></text:p>
              </text:section>
              <text:section text:style-name="Sect1" text:name="Section4411">
                <text:p text:style-name="Standard"><text:bookmark text:name="hover-overlays327"/></text:p>
              </text:section>
              <text:section text:style-name="Sect1" text:name="Section4412">
                <text:p text:style-name="Standard"><text:bookmark text:name="details328"/></text:p>
                <text:section text:style-name="Sect1" text:name="Section4413">
                  <text:h text:style-name="Heading_20_3" text:outline-level="3"><text:bookmark text:name="meta330"/><text:bookmark text:name="video-title330"/><text:a xlink:type="simple" xlink:href="https://www.youtube.com/watch?v=p6aGsOGA4LM" text:style-name="Internet_20_link" text:visited-style-name="Visited_20_Internet_20_Link">Selenium Builder 6 - How to run from Command Line</text:a></text:h>
                  <text:section text:style-name="Sect1" text:name="Section4414">
                    <text:p text:style-name="Text_20_body"><text:bookmark text:name="metadata-container329"/></text:p>
                    <text:section text:style-name="Sect1" text:name="Section4415">
                      <text:p text:style-name="Text_20_body"><text:bookmark text:name="metadata328"/></text:p>
                      <text:section text:style-name="Sect1" text:name="Section4416">
                        <text:p text:style-name="Text_20_body"><text:bookmark text:name="metadata-line328"/>2.4K views2 years ago</text:p>
                      </text:section>
                    </text:section>
                    <text:section text:style-name="Sect1" text:name="Section4417">
                      <text:p text:style-name="Text_20_body"><text:bookmark text:name="additional-metadata-line328"/></text:p>
                    </text:section>
                  </text:section>
                </text:section>
                <text:section text:style-name="Sect1" text:name="Section4418">
                  <text:p text:style-name="Standard"><text:bookmark text:name="menu328"/></text:p>
                  <text:section text:style-name="Sect1" text:name="Section4419">
                    <text:p text:style-name="Standard"><text:bookmark text:name="top-level-buttons328"/></text:p>
                  </text:section>
                </text:section>
              </text:section>
              <text:section text:style-name="Sect1" text:name="Section4420">
                <text:p text:style-name="Standard"><text:bookmark text:name="buttons328"/></text:p>
              </text:section>
            </text:section>
            <text:section text:style-name="Sect1" text:name="Section4421">
              <text:p text:style-name="Standard"><text:bookmark text:name="dismissable480"/><text:bookmark text:name="thumbnail331"/><text:bookmark text:name="img335"/><text:a xlink:type="simple" xlink:href="https://www.youtube.com/watch?v=Y8M5jf6vzgk" text:style-name="Internet_20_link" text:visited-style-name="Visited_20_Internet_20_Link"><text:s/></text:a></text:p>
              <text:section text:style-name="Sect1" text:name="Section4422">
                <text:p text:style-name="Standard"><text:bookmark text:name="overlays328"/>10:04 </text:p>
              </text:section>
              <text:section text:style-name="Sect1" text:name="Section4423">
                <text:p text:style-name="Standard"><text:bookmark text:name="mouseover-overlay327"/></text:p>
              </text:section>
              <text:section text:style-name="Sect1" text:name="Section4424">
                <text:p text:style-name="Standard"><text:bookmark text:name="hover-overlays328"/></text:p>
              </text:section>
              <text:section text:style-name="Sect1" text:name="Section4425">
                <text:p text:style-name="Standard"><text:bookmark text:name="details329"/></text:p>
                <text:section text:style-name="Sect1" text:name="Section4426">
                  <text:h text:style-name="Heading_20_3" text:outline-level="3"><text:bookmark text:name="meta331"/><text:bookmark text:name="video-title331"/><text:a xlink:type="simple" xlink:href="https://www.youtube.com/watch?v=Y8M5jf6vzgk" text:style-name="Internet_20_link" text:visited-style-name="Visited_20_Internet_20_Link">Selenium Builder 4 - How to Export as Java and run through Eclipse</text:a></text:h>
                  <text:section text:style-name="Sect1" text:name="Section4427">
                    <text:p text:style-name="Text_20_body"><text:bookmark text:name="metadata-container330"/></text:p>
                    <text:section text:style-name="Sect1" text:name="Section4428">
                      <text:p text:style-name="Text_20_body"><text:bookmark text:name="metadata329"/></text:p>
                      <text:section text:style-name="Sect1" text:name="Section4429">
                        <text:p text:style-name="Text_20_body"><text:bookmark text:name="metadata-line329"/>3.3K views2 years ago</text:p>
                      </text:section>
                    </text:section>
                    <text:section text:style-name="Sect1" text:name="Section4430">
                      <text:p text:style-name="Text_20_body"><text:bookmark text:name="additional-metadata-line329"/></text:p>
                    </text:section>
                  </text:section>
                </text:section>
                <text:section text:style-name="Sect1" text:name="Section4431">
                  <text:p text:style-name="Standard"><text:bookmark text:name="menu329"/></text:p>
                  <text:section text:style-name="Sect1" text:name="Section4432">
                    <text:p text:style-name="Standard"><text:bookmark text:name="top-level-buttons329"/></text:p>
                  </text:section>
                </text:section>
              </text:section>
              <text:section text:style-name="Sect1" text:name="Section4433">
                <text:p text:style-name="Standard"><text:bookmark text:name="buttons329"/></text:p>
              </text:section>
            </text:section>
            <text:section text:style-name="Sect1" text:name="Section4434">
              <text:p text:style-name="Standard"><text:bookmark text:name="dismissable481"/><text:bookmark text:name="thumbnail332"/><text:bookmark text:name="img336"/><text:a xlink:type="simple" xlink:href="https://www.youtube.com/watch?v=z00ERcnMM0k" text:style-name="Internet_20_link" text:visited-style-name="Visited_20_Internet_20_Link"><text:s/></text:a></text:p>
              <text:section text:style-name="Sect1" text:name="Section4435">
                <text:p text:style-name="Standard"><text:bookmark text:name="overlays329"/>10:28 </text:p>
              </text:section>
              <text:section text:style-name="Sect1" text:name="Section4436">
                <text:p text:style-name="Standard"><text:bookmark text:name="mouseover-overlay328"/></text:p>
              </text:section>
              <text:section text:style-name="Sect1" text:name="Section4437">
                <text:p text:style-name="Standard"><text:bookmark text:name="hover-overlays329"/></text:p>
              </text:section>
              <text:section text:style-name="Sect1" text:name="Section4438">
                <text:p text:style-name="Standard"><text:bookmark text:name="details330"/></text:p>
                <text:section text:style-name="Sect1" text:name="Section4439">
                  <text:h text:style-name="Heading_20_3" text:outline-level="3"><text:bookmark text:name="meta332"/><text:bookmark text:name="video-title332"/><text:soft-page-break/><text:a xlink:type="simple" xlink:href="https://www.youtube.com/watch?v=z00ERcnMM0k" text:style-name="Internet_20_link" text:visited-style-name="Visited_20_Internet_20_Link">Selenium Builder 5 - How to Export and run as JUnit &amp; TestNG</text:a></text:h>
                  <text:section text:style-name="Sect1" text:name="Section4440">
                    <text:p text:style-name="Text_20_body"><text:bookmark text:name="metadata-container331"/></text:p>
                    <text:section text:style-name="Sect1" text:name="Section4441">
                      <text:p text:style-name="Text_20_body"><text:bookmark text:name="metadata330"/></text:p>
                      <text:section text:style-name="Sect1" text:name="Section4442">
                        <text:p text:style-name="Text_20_body"><text:bookmark text:name="metadata-line330"/>1.6K views2 years ago</text:p>
                      </text:section>
                    </text:section>
                    <text:section text:style-name="Sect1" text:name="Section4443">
                      <text:p text:style-name="Text_20_body"><text:bookmark text:name="additional-metadata-line330"/></text:p>
                    </text:section>
                  </text:section>
                </text:section>
                <text:section text:style-name="Sect1" text:name="Section4444">
                  <text:p text:style-name="Standard"><text:bookmark text:name="menu330"/></text:p>
                  <text:section text:style-name="Sect1" text:name="Section4445">
                    <text:p text:style-name="Standard"><text:bookmark text:name="top-level-buttons330"/></text:p>
                  </text:section>
                </text:section>
              </text:section>
              <text:section text:style-name="Sect1" text:name="Section4446">
                <text:p text:style-name="Standard"><text:bookmark text:name="buttons330"/></text:p>
              </text:section>
            </text:section>
            <text:section text:style-name="Sect1" text:name="Section4447">
              <text:p text:style-name="Standard"><text:bookmark text:name="dismissable482"/><text:bookmark text:name="thumbnail333"/><text:bookmark text:name="img337"/><text:a xlink:type="simple" xlink:href="https://www.youtube.com/watch?v=nj5xO9MQIQI" text:style-name="Internet_20_link" text:visited-style-name="Visited_20_Internet_20_Link"><text:s/></text:a></text:p>
              <text:section text:style-name="Sect1" text:name="Section4448">
                <text:p text:style-name="Standard"><text:bookmark text:name="overlays330"/>7:24 </text:p>
              </text:section>
              <text:section text:style-name="Sect1" text:name="Section4449">
                <text:p text:style-name="Standard"><text:bookmark text:name="mouseover-overlay329"/></text:p>
              </text:section>
              <text:section text:style-name="Sect1" text:name="Section4450">
                <text:p text:style-name="Standard"><text:bookmark text:name="hover-overlays330"/></text:p>
              </text:section>
              <text:section text:style-name="Sect1" text:name="Section4451">
                <text:p text:style-name="Standard"><text:bookmark text:name="details331"/></text:p>
                <text:section text:style-name="Sect1" text:name="Section4452">
                  <text:h text:style-name="Heading_20_3" text:outline-level="3"><text:bookmark text:name="meta333"/><text:bookmark text:name="video-title333"/><text:a xlink:type="simple" xlink:href="https://www.youtube.com/watch?v=nj5xO9MQIQI" text:style-name="Internet_20_link" text:visited-style-name="Visited_20_Internet_20_Link">Selenium Builder 3 - How to run Test on SauceLabs Virtual Machines</text:a></text:h>
                  <text:section text:style-name="Sect1" text:name="Section4453">
                    <text:p text:style-name="Text_20_body"><text:bookmark text:name="metadata-container332"/></text:p>
                    <text:section text:style-name="Sect1" text:name="Section4454">
                      <text:p text:style-name="Text_20_body"><text:bookmark text:name="metadata331"/></text:p>
                      <text:section text:style-name="Sect1" text:name="Section4455">
                        <text:p text:style-name="Text_20_body"><text:bookmark text:name="metadata-line331"/>3.5K views2 years ago</text:p>
                      </text:section>
                    </text:section>
                    <text:section text:style-name="Sect1" text:name="Section4456">
                      <text:p text:style-name="Text_20_body"><text:bookmark text:name="additional-metadata-line331"/></text:p>
                    </text:section>
                  </text:section>
                </text:section>
                <text:section text:style-name="Sect1" text:name="Section4457">
                  <text:p text:style-name="Standard"><text:bookmark text:name="menu331"/></text:p>
                  <text:section text:style-name="Sect1" text:name="Section4458">
                    <text:p text:style-name="Standard"><text:bookmark text:name="top-level-buttons331"/></text:p>
                  </text:section>
                </text:section>
              </text:section>
              <text:section text:style-name="Sect1" text:name="Section4459">
                <text:p text:style-name="Standard"><text:bookmark text:name="buttons331"/></text:p>
              </text:section>
            </text:section>
            <text:section text:style-name="Sect1" text:name="Section4460">
              <text:p text:style-name="Standard"><text:bookmark text:name="dismissable483"/><text:bookmark text:name="thumbnail334"/><text:bookmark text:name="img338"/><text:a xlink:type="simple" xlink:href="https://www.youtube.com/watch?v=N4WPzmDLbzs&amp;t=33s" text:style-name="Internet_20_link" text:visited-style-name="Visited_20_Internet_20_Link"><text:s/></text:a></text:p>
              <text:section text:style-name="Sect1" text:name="Section4461">
                <text:p text:style-name="Standard"><text:bookmark text:name="overlays331"/></text:p>
                <text:section text:style-name="Sect1" text:name="Section4462">
                  <text:p text:style-name="Standard"><text:bookmark text:name="progress14"/></text:p>
                </text:section>
                <text:p text:style-name="Standard"><text:a xlink:type="simple" xlink:href="https://www.youtube.com/watch?v=N4WPzmDLbzs&amp;t=33s" text:style-name="Internet_20_link" text:visited-style-name="Visited_20_Internet_20_Link">9:52 </text:a></text:p>
              </text:section>
              <text:section text:style-name="Sect1" text:name="Section4463">
                <text:p text:style-name="Standard"><text:bookmark text:name="mouseover-overlay330"/><text:a xlink:type="simple" xlink:href="https://www.youtube.com/watch?v=N4WPzmDLbzs&amp;t=33s" text:style-name="Internet_20_link" text:visited-style-name="Visited_20_Internet_20_Link"/></text:p>
              </text:section>
              <text:section text:style-name="Sect1" text:name="Section4464">
                <text:p text:style-name="Standard"><text:bookmark text:name="hover-overlays331"/><text:a xlink:type="simple" xlink:href="https://www.youtube.com/watch?v=N4WPzmDLbzs&amp;t=33s" text:style-name="Internet_20_link" text:visited-style-name="Visited_20_Internet_20_Link"/></text:p>
              </text:section>
              <text:section text:style-name="Sect1" text:name="Section4465">
                <text:p text:style-name="Standard"><text:bookmark text:name="details332"/></text:p>
                <text:section text:style-name="Sect1" text:name="Section4466">
                  <text:h text:style-name="Heading_20_3" text:outline-level="3"><text:bookmark text:name="meta334"/><text:bookmark text:name="video-title334"/><text:a xlink:type="simple" xlink:href="https://www.youtube.com/watch?v=N4WPzmDLbzs&amp;t=33s" text:style-name="Internet_20_link" text:visited-style-name="Visited_20_Internet_20_Link">Selenium Builder 2 - How to do Cross Browser Testing</text:a></text:h>
                  <text:section text:style-name="Sect1" text:name="Section4467">
                    <text:p text:style-name="Text_20_body"><text:bookmark text:name="metadata-container333"/></text:p>
                    <text:section text:style-name="Sect1" text:name="Section4468">
                      <text:p text:style-name="Text_20_body"><text:bookmark text:name="metadata332"/></text:p>
                      <text:section text:style-name="Sect1" text:name="Section4469">
                        <text:p text:style-name="Text_20_body"><text:bookmark text:name="metadata-line332"/>2.8K views2 years ago</text:p>
                      </text:section>
                    </text:section>
                    <text:section text:style-name="Sect1" text:name="Section4470">
                      <text:p text:style-name="Text_20_body"><text:bookmark text:name="additional-metadata-line332"/></text:p>
                    </text:section>
                  </text:section>
                </text:section>
                <text:section text:style-name="Sect1" text:name="Section4471">
                  <text:p text:style-name="Standard"><text:bookmark text:name="menu332"/></text:p>
                  <text:section text:style-name="Sect1" text:name="Section4472">
                    <text:p text:style-name="Standard"><text:bookmark text:name="top-level-buttons332"/></text:p>
                  </text:section>
                </text:section>
              </text:section>
              <text:section text:style-name="Sect1" text:name="Section4473">
                <text:p text:style-name="Standard"><text:bookmark text:name="buttons332"/></text:p>
              </text:section>
            </text:section>
            <text:section text:style-name="Sect1" text:name="Section4474">
              <text:p text:style-name="Standard"><text:bookmark text:name="dismissable484"/><text:bookmark text:name="thumbnail335"/><text:bookmark text:name="img339"/><text:a xlink:type="simple" xlink:href="https://www.youtube.com/watch?v=3NE4yMRtV-s" text:style-name="Internet_20_link" text:visited-style-name="Visited_20_Internet_20_Link"><text:s/></text:a></text:p>
              <text:section text:style-name="Sect1" text:name="Section4475">
                <text:p text:style-name="Standard"><text:bookmark text:name="overlays332"/></text:p>
                <text:section text:style-name="Sect1" text:name="Section4476">
                  <text:p text:style-name="Standard"><text:bookmark text:name="progress15"/></text:p>
                </text:section>
                <text:p text:style-name="Standard"><text:a xlink:type="simple" xlink:href="https://www.youtube.com/watch?v=3NE4yMRtV-s" text:style-name="Internet_20_link" text:visited-style-name="Visited_20_Internet_20_Link">13:56 </text:a></text:p>
              </text:section>
              <text:section text:style-name="Sect1" text:name="Section4477">
                <text:p text:style-name="Standard"><text:bookmark text:name="mouseover-overlay331"/><text:a xlink:type="simple" xlink:href="https://www.youtube.com/watch?v=3NE4yMRtV-s" text:style-name="Internet_20_link" text:visited-style-name="Visited_20_Internet_20_Link"/></text:p>
              </text:section>
              <text:section text:style-name="Sect1" text:name="Section4478">
                <text:p text:style-name="Standard"><text:bookmark text:name="hover-overlays332"/><text:a xlink:type="simple" xlink:href="https://www.youtube.com/watch?v=3NE4yMRtV-s" text:style-name="Internet_20_link" text:visited-style-name="Visited_20_Internet_20_Link"/></text:p>
              </text:section>
              <text:section text:style-name="Sect1" text:name="Section4479">
                <text:p text:style-name="Standard"><text:bookmark text:name="details333"/><text:soft-page-break/></text:p>
                <text:section text:style-name="Sect1" text:name="Section4480">
                  <text:h text:style-name="Heading_20_3" text:outline-level="3"><text:bookmark text:name="meta335"/><text:bookmark text:name="video-title335"/><text:a xlink:type="simple" xlink:href="https://www.youtube.com/watch?v=3NE4yMRtV-s" text:style-name="Internet_20_link" text:visited-style-name="Visited_20_Internet_20_Link">Selenium Builder 1 - Introduction and Getting started (UI Automation)</text:a></text:h>
                  <text:section text:style-name="Sect1" text:name="Section4481">
                    <text:p text:style-name="Text_20_body"><text:bookmark text:name="metadata-container334"/></text:p>
                    <text:section text:style-name="Sect1" text:name="Section4482">
                      <text:p text:style-name="Text_20_body"><text:bookmark text:name="metadata333"/></text:p>
                      <text:section text:style-name="Sect1" text:name="Section4483">
                        <text:p text:style-name="Text_20_body"><text:bookmark text:name="metadata-line333"/>9.6K views2 years ago</text:p>
                      </text:section>
                    </text:section>
                    <text:section text:style-name="Sect1" text:name="Section4484">
                      <text:p text:style-name="Text_20_body"><text:bookmark text:name="additional-metadata-line333"/></text:p>
                    </text:section>
                  </text:section>
                </text:section>
                <text:section text:style-name="Sect1" text:name="Section4485">
                  <text:p text:style-name="Standard"><text:bookmark text:name="menu333"/></text:p>
                  <text:section text:style-name="Sect1" text:name="Section4486">
                    <text:p text:style-name="Standard"><text:bookmark text:name="top-level-buttons333"/></text:p>
                  </text:section>
                </text:section>
              </text:section>
              <text:section text:style-name="Sect1" text:name="Section4487">
                <text:p text:style-name="Standard"><text:bookmark text:name="buttons333"/></text:p>
              </text:section>
            </text:section>
            <text:section text:style-name="Sect1" text:name="Section4488">
              <text:p text:style-name="Standard"><text:bookmark text:name="dismissable485"/><text:bookmark text:name="thumbnail336"/><text:bookmark text:name="img340"/><text:a xlink:type="simple" xlink:href="https://www.youtube.com/watch?v=8_qz3NcHIZY" text:style-name="Internet_20_link" text:visited-style-name="Visited_20_Internet_20_Link"><text:s/></text:a></text:p>
              <text:section text:style-name="Sect1" text:name="Section4489">
                <text:p text:style-name="Standard"><text:bookmark text:name="overlays333"/>13:49 </text:p>
              </text:section>
              <text:section text:style-name="Sect1" text:name="Section4490">
                <text:p text:style-name="Standard"><text:bookmark text:name="mouseover-overlay332"/></text:p>
              </text:section>
              <text:section text:style-name="Sect1" text:name="Section4491">
                <text:p text:style-name="Standard"><text:bookmark text:name="hover-overlays333"/></text:p>
              </text:section>
              <text:section text:style-name="Sect1" text:name="Section4492">
                <text:p text:style-name="Standard"><text:bookmark text:name="details334"/></text:p>
                <text:section text:style-name="Sect1" text:name="Section4493">
                  <text:h text:style-name="Heading_20_3" text:outline-level="3"><text:bookmark text:name="meta336"/><text:bookmark text:name="video-title336"/><text:a xlink:type="simple" xlink:href="https://www.youtube.com/watch?v=8_qz3NcHIZY" text:style-name="Internet_20_link" text:visited-style-name="Visited_20_Internet_20_Link">JMeter Beginner Tutorial 18 - How to run Scheduled + Sequential execution</text:a></text:h>
                  <text:section text:style-name="Sect1" text:name="Section4494">
                    <text:p text:style-name="Text_20_body"><text:bookmark text:name="metadata-container335"/></text:p>
                    <text:section text:style-name="Sect1" text:name="Section4495">
                      <text:p text:style-name="Text_20_body"><text:bookmark text:name="metadata334"/></text:p>
                      <text:section text:style-name="Sect1" text:name="Section4496">
                        <text:p text:style-name="Text_20_body"><text:bookmark text:name="metadata-line334"/>19K views2 years ago</text:p>
                      </text:section>
                    </text:section>
                    <text:section text:style-name="Sect1" text:name="Section4497">
                      <text:p text:style-name="Text_20_body"><text:bookmark text:name="additional-metadata-line334"/></text:p>
                    </text:section>
                  </text:section>
                </text:section>
                <text:section text:style-name="Sect1" text:name="Section4498">
                  <text:p text:style-name="Standard"><text:bookmark text:name="menu334"/></text:p>
                  <text:section text:style-name="Sect1" text:name="Section4499">
                    <text:p text:style-name="Standard"><text:bookmark text:name="top-level-buttons334"/></text:p>
                  </text:section>
                </text:section>
              </text:section>
              <text:section text:style-name="Sect1" text:name="Section4500">
                <text:p text:style-name="Standard"><text:bookmark text:name="buttons334"/></text:p>
              </text:section>
            </text:section>
            <text:section text:style-name="Sect1" text:name="Section4501">
              <text:p text:style-name="Standard"><text:bookmark text:name="dismissable486"/><text:bookmark text:name="thumbnail337"/><text:bookmark text:name="img341"/><text:a xlink:type="simple" xlink:href="https://www.youtube.com/watch?v=NkaJu1_VAWI" text:style-name="Internet_20_link" text:visited-style-name="Visited_20_Internet_20_Link"><text:s/></text:a></text:p>
              <text:section text:style-name="Sect1" text:name="Section4502">
                <text:p text:style-name="Standard"><text:bookmark text:name="overlays334"/>9:24 </text:p>
              </text:section>
              <text:section text:style-name="Sect1" text:name="Section4503">
                <text:p text:style-name="Standard"><text:bookmark text:name="mouseover-overlay333"/></text:p>
              </text:section>
              <text:section text:style-name="Sect1" text:name="Section4504">
                <text:p text:style-name="Standard"><text:bookmark text:name="hover-overlays334"/></text:p>
              </text:section>
              <text:section text:style-name="Sect1" text:name="Section4505">
                <text:p text:style-name="Standard"><text:bookmark text:name="details335"/></text:p>
                <text:section text:style-name="Sect1" text:name="Section4506">
                  <text:h text:style-name="Heading_20_3" text:outline-level="3"><text:bookmark text:name="meta337"/><text:bookmark text:name="video-title337"/><text:a xlink:type="simple" xlink:href="https://www.youtube.com/watch?v=NkaJu1_VAWI" text:style-name="Internet_20_link" text:visited-style-name="Visited_20_Internet_20_Link">How to create free SQL Database for testing</text:a></text:h>
                  <text:section text:style-name="Sect1" text:name="Section4507">
                    <text:p text:style-name="Text_20_body"><text:bookmark text:name="metadata-container336"/></text:p>
                    <text:section text:style-name="Sect1" text:name="Section4508">
                      <text:p text:style-name="Text_20_body"><text:bookmark text:name="metadata335"/></text:p>
                      <text:section text:style-name="Sect1" text:name="Section4509">
                        <text:p text:style-name="Text_20_body"><text:bookmark text:name="metadata-line335"/>13K views2 years ago</text:p>
                      </text:section>
                    </text:section>
                    <text:section text:style-name="Sect1" text:name="Section4510">
                      <text:p text:style-name="Text_20_body"><text:bookmark text:name="additional-metadata-line335"/></text:p>
                    </text:section>
                  </text:section>
                </text:section>
                <text:section text:style-name="Sect1" text:name="Section4511">
                  <text:p text:style-name="Standard"><text:bookmark text:name="menu335"/></text:p>
                  <text:section text:style-name="Sect1" text:name="Section4512">
                    <text:p text:style-name="Standard"><text:bookmark text:name="top-level-buttons335"/></text:p>
                  </text:section>
                </text:section>
              </text:section>
              <text:section text:style-name="Sect1" text:name="Section4513">
                <text:p text:style-name="Standard"><text:bookmark text:name="buttons335"/></text:p>
              </text:section>
            </text:section>
            <text:section text:style-name="Sect1" text:name="Section4514">
              <text:p text:style-name="Standard"><text:bookmark text:name="dismissable487"/><text:bookmark text:name="thumbnail338"/><text:bookmark text:name="img342"/><text:a xlink:type="simple" xlink:href="https://www.youtube.com/watch?v=63HEKFh8T2c" text:style-name="Internet_20_link" text:visited-style-name="Visited_20_Internet_20_Link"><text:s/></text:a></text:p>
              <text:section text:style-name="Sect1" text:name="Section4515">
                <text:p text:style-name="Standard"><text:bookmark text:name="overlays335"/>17:52 </text:p>
              </text:section>
              <text:section text:style-name="Sect1" text:name="Section4516">
                <text:p text:style-name="Standard"><text:bookmark text:name="mouseover-overlay334"/></text:p>
              </text:section>
              <text:section text:style-name="Sect1" text:name="Section4517">
                <text:p text:style-name="Standard"><text:bookmark text:name="hover-overlays335"/></text:p>
              </text:section>
              <text:section text:style-name="Sect1" text:name="Section4518">
                <text:p text:style-name="Standard"><text:bookmark text:name="details336"/></text:p>
                <text:section text:style-name="Sect1" text:name="Section4519">
                  <text:h text:style-name="Heading_20_3" text:outline-level="3"><text:bookmark text:name="meta338"/><text:bookmark text:name="video-title338"/><text:soft-page-break/><text:a xlink:type="simple" xlink:href="https://www.youtube.com/watch?v=63HEKFh8T2c" text:style-name="Internet_20_link" text:visited-style-name="Visited_20_Internet_20_Link">Jenkins Beginner Tutorial 7 - Getting started with JOBS</text:a></text:h>
                  <text:section text:style-name="Sect1" text:name="Section4520">
                    <text:p text:style-name="Text_20_body"><text:bookmark text:name="metadata-container337"/></text:p>
                    <text:section text:style-name="Sect1" text:name="Section4521">
                      <text:p text:style-name="Text_20_body"><text:bookmark text:name="metadata336"/></text:p>
                      <text:section text:style-name="Sect1" text:name="Section4522">
                        <text:p text:style-name="Text_20_body"><text:bookmark text:name="metadata-line336"/>104K views2 years ago</text:p>
                      </text:section>
                    </text:section>
                    <text:section text:style-name="Sect1" text:name="Section4523">
                      <text:p text:style-name="Text_20_body"><text:bookmark text:name="additional-metadata-line336"/></text:p>
                    </text:section>
                  </text:section>
                </text:section>
                <text:section text:style-name="Sect1" text:name="Section4524">
                  <text:p text:style-name="Standard"><text:bookmark text:name="menu336"/></text:p>
                  <text:section text:style-name="Sect1" text:name="Section4525">
                    <text:p text:style-name="Standard"><text:bookmark text:name="top-level-buttons336"/></text:p>
                  </text:section>
                </text:section>
              </text:section>
              <text:section text:style-name="Sect1" text:name="Section4526">
                <text:p text:style-name="Standard"><text:bookmark text:name="buttons336"/></text:p>
              </text:section>
            </text:section>
            <text:section text:style-name="Sect1" text:name="Section4527">
              <text:p text:style-name="Standard"><text:bookmark text:name="dismissable488"/><text:bookmark text:name="thumbnail339"/><text:bookmark text:name="img343"/><text:a xlink:type="simple" xlink:href="https://www.youtube.com/watch?v=ZIIkrn6LHW0" text:style-name="Internet_20_link" text:visited-style-name="Visited_20_Internet_20_Link"><text:s/></text:a></text:p>
              <text:section text:style-name="Sect1" text:name="Section4528">
                <text:p text:style-name="Standard"><text:bookmark text:name="overlays336"/>11:56 </text:p>
              </text:section>
              <text:section text:style-name="Sect1" text:name="Section4529">
                <text:p text:style-name="Standard"><text:bookmark text:name="mouseover-overlay335"/></text:p>
              </text:section>
              <text:section text:style-name="Sect1" text:name="Section4530">
                <text:p text:style-name="Standard"><text:bookmark text:name="hover-overlays336"/></text:p>
              </text:section>
              <text:section text:style-name="Sect1" text:name="Section4531">
                <text:p text:style-name="Standard"><text:bookmark text:name="details337"/></text:p>
                <text:section text:style-name="Sect1" text:name="Section4532">
                  <text:h text:style-name="Heading_20_3" text:outline-level="3"><text:bookmark text:name="meta339"/><text:bookmark text:name="video-title339"/><text:a xlink:type="simple" xlink:href="https://www.youtube.com/watch?v=ZIIkrn6LHW0" text:style-name="Internet_20_link" text:visited-style-name="Visited_20_Internet_20_Link">TOMCAT - How to install and run on Windows | Change Port | Run app</text:a></text:h>
                  <text:section text:style-name="Sect1" text:name="Section4533">
                    <text:p text:style-name="Text_20_body"><text:bookmark text:name="metadata-container338"/></text:p>
                    <text:section text:style-name="Sect1" text:name="Section4534">
                      <text:p text:style-name="Text_20_body"><text:bookmark text:name="metadata337"/></text:p>
                      <text:section text:style-name="Sect1" text:name="Section4535">
                        <text:p text:style-name="Text_20_body"><text:bookmark text:name="metadata-line337"/>9.1K views2 years ago</text:p>
                      </text:section>
                    </text:section>
                    <text:section text:style-name="Sect1" text:name="Section4536">
                      <text:p text:style-name="Text_20_body"><text:bookmark text:name="additional-metadata-line337"/></text:p>
                    </text:section>
                  </text:section>
                </text:section>
                <text:section text:style-name="Sect1" text:name="Section4537">
                  <text:p text:style-name="Standard"><text:bookmark text:name="menu337"/></text:p>
                  <text:section text:style-name="Sect1" text:name="Section4538">
                    <text:p text:style-name="Standard"><text:bookmark text:name="top-level-buttons337"/></text:p>
                  </text:section>
                </text:section>
              </text:section>
              <text:section text:style-name="Sect1" text:name="Section4539">
                <text:p text:style-name="Standard"><text:bookmark text:name="buttons337"/></text:p>
              </text:section>
            </text:section>
            <text:section text:style-name="Sect1" text:name="Section4540">
              <text:p text:style-name="Standard"><text:bookmark text:name="dismissable489"/><text:bookmark text:name="thumbnail340"/><text:bookmark text:name="img344"/><text:a xlink:type="simple" xlink:href="https://www.youtube.com/watch?v=Cr8XSljgEPI" text:style-name="Internet_20_link" text:visited-style-name="Visited_20_Internet_20_Link"><text:s/></text:a></text:p>
              <text:section text:style-name="Sect1" text:name="Section4541">
                <text:p text:style-name="Standard"><text:bookmark text:name="overlays337"/></text:p>
                <text:section text:style-name="Sect1" text:name="Section4542">
                  <text:p text:style-name="Standard"><text:bookmark text:name="progress16"/></text:p>
                </text:section>
                <text:p text:style-name="Standard"><text:a xlink:type="simple" xlink:href="https://www.youtube.com/watch?v=Cr8XSljgEPI" text:style-name="Internet_20_link" text:visited-style-name="Visited_20_Internet_20_Link">17:03 </text:a></text:p>
              </text:section>
              <text:section text:style-name="Sect1" text:name="Section4543">
                <text:p text:style-name="Standard"><text:bookmark text:name="mouseover-overlay336"/><text:a xlink:type="simple" xlink:href="https://www.youtube.com/watch?v=Cr8XSljgEPI" text:style-name="Internet_20_link" text:visited-style-name="Visited_20_Internet_20_Link"/></text:p>
              </text:section>
              <text:section text:style-name="Sect1" text:name="Section4544">
                <text:p text:style-name="Standard"><text:bookmark text:name="hover-overlays337"/><text:a xlink:type="simple" xlink:href="https://www.youtube.com/watch?v=Cr8XSljgEPI" text:style-name="Internet_20_link" text:visited-style-name="Visited_20_Internet_20_Link"/></text:p>
              </text:section>
              <text:section text:style-name="Sect1" text:name="Section4545">
                <text:p text:style-name="Standard"><text:bookmark text:name="details338"/></text:p>
                <text:section text:style-name="Sect1" text:name="Section4546">
                  <text:h text:style-name="Heading_20_3" text:outline-level="3"><text:bookmark text:name="meta340"/><text:bookmark text:name="video-title340"/><text:a xlink:type="simple" xlink:href="https://www.youtube.com/watch?v=Cr8XSljgEPI" text:style-name="Internet_20_link" text:visited-style-name="Visited_20_Internet_20_Link">Jenkins Beginner Tutorial 6 - Basic Configurations</text:a></text:h>
                  <text:section text:style-name="Sect1" text:name="Section4547">
                    <text:p text:style-name="Text_20_body"><text:bookmark text:name="metadata-container339"/></text:p>
                    <text:section text:style-name="Sect1" text:name="Section4548">
                      <text:p text:style-name="Text_20_body"><text:bookmark text:name="metadata338"/></text:p>
                      <text:section text:style-name="Sect1" text:name="Section4549">
                        <text:p text:style-name="Text_20_body"><text:bookmark text:name="metadata-line338"/>89K views2 years ago</text:p>
                      </text:section>
                    </text:section>
                    <text:section text:style-name="Sect1" text:name="Section4550">
                      <text:p text:style-name="Text_20_body"><text:bookmark text:name="additional-metadata-line338"/></text:p>
                    </text:section>
                  </text:section>
                </text:section>
                <text:section text:style-name="Sect1" text:name="Section4551">
                  <text:p text:style-name="Standard"><text:bookmark text:name="menu338"/></text:p>
                  <text:section text:style-name="Sect1" text:name="Section4552">
                    <text:p text:style-name="Standard"><text:bookmark text:name="top-level-buttons338"/></text:p>
                  </text:section>
                </text:section>
              </text:section>
              <text:section text:style-name="Sect1" text:name="Section4553">
                <text:p text:style-name="Standard"><text:bookmark text:name="buttons338"/></text:p>
              </text:section>
            </text:section>
            <text:section text:style-name="Sect1" text:name="Section4554">
              <text:p text:style-name="Standard"><text:bookmark text:name="dismissable490"/><text:bookmark text:name="thumbnail341"/><text:bookmark text:name="img345"/><text:a xlink:type="simple" xlink:href="https://www.youtube.com/watch?v=QvFungzXI5s" text:style-name="Internet_20_link" text:visited-style-name="Visited_20_Internet_20_Link"><text:s/></text:a></text:p>
              <text:section text:style-name="Sect1" text:name="Section4555">
                <text:p text:style-name="Standard"><text:bookmark text:name="overlays338"/></text:p>
                <text:section text:style-name="Sect1" text:name="Section4556">
                  <text:p text:style-name="Standard"><text:bookmark text:name="progress17"/></text:p>
                </text:section>
                <text:p text:style-name="Standard"><text:a xlink:type="simple" xlink:href="https://www.youtube.com/watch?v=QvFungzXI5s" text:style-name="Internet_20_link" text:visited-style-name="Visited_20_Internet_20_Link">17:58 </text:a></text:p>
              </text:section>
              <text:section text:style-name="Sect1" text:name="Section4557">
                <text:p text:style-name="Standard"><text:bookmark text:name="mouseover-overlay337"/><text:a xlink:type="simple" xlink:href="https://www.youtube.com/watch?v=QvFungzXI5s" text:style-name="Internet_20_link" text:visited-style-name="Visited_20_Internet_20_Link"/></text:p>
              </text:section>
              <text:section text:style-name="Sect1" text:name="Section4558">
                <text:p text:style-name="Standard"><text:bookmark text:name="hover-overlays338"/><text:a xlink:type="simple" xlink:href="https://www.youtube.com/watch?v=QvFungzXI5s" text:style-name="Internet_20_link" text:visited-style-name="Visited_20_Internet_20_Link"/></text:p>
              </text:section>
              <text:section text:style-name="Sect1" text:name="Section4559">
                <text:p text:style-name="Standard"><text:bookmark text:name="details339"/><text:soft-page-break/></text:p>
                <text:section text:style-name="Sect1" text:name="Section4560">
                  <text:h text:style-name="Heading_20_3" text:outline-level="3"><text:bookmark text:name="meta341"/><text:bookmark text:name="video-title341"/><text:a xlink:type="simple" xlink:href="https://www.youtube.com/watch?v=QvFungzXI5s" text:style-name="Internet_20_link" text:visited-style-name="Visited_20_Internet_20_Link">Jenkins Beginner Tutorial 5 - How to create Users + Manage + Assign Roles</text:a></text:h>
                  <text:section text:style-name="Sect1" text:name="Section4561">
                    <text:p text:style-name="Text_20_body"><text:bookmark text:name="metadata-container340"/></text:p>
                    <text:section text:style-name="Sect1" text:name="Section4562">
                      <text:p text:style-name="Text_20_body"><text:bookmark text:name="metadata339"/></text:p>
                      <text:section text:style-name="Sect1" text:name="Section4563">
                        <text:p text:style-name="Text_20_body"><text:bookmark text:name="metadata-line339"/>108K views2 years ago</text:p>
                      </text:section>
                    </text:section>
                    <text:section text:style-name="Sect1" text:name="Section4564">
                      <text:p text:style-name="Text_20_body"><text:bookmark text:name="additional-metadata-line339"/></text:p>
                    </text:section>
                  </text:section>
                </text:section>
                <text:section text:style-name="Sect1" text:name="Section4565">
                  <text:p text:style-name="Standard"><text:bookmark text:name="menu339"/></text:p>
                  <text:section text:style-name="Sect1" text:name="Section4566">
                    <text:p text:style-name="Standard"><text:bookmark text:name="top-level-buttons339"/></text:p>
                  </text:section>
                </text:section>
              </text:section>
              <text:section text:style-name="Sect1" text:name="Section4567">
                <text:p text:style-name="Standard"><text:bookmark text:name="buttons339"/></text:p>
              </text:section>
            </text:section>
            <text:section text:style-name="Sect1" text:name="Section4568">
              <text:p text:style-name="Standard"><text:bookmark text:name="dismissable491"/><text:bookmark text:name="thumbnail342"/><text:bookmark text:name="img346"/><text:a xlink:type="simple" xlink:href="https://www.youtube.com/watch?v=mYGQPj78YhI" text:style-name="Internet_20_link" text:visited-style-name="Visited_20_Internet_20_Link"><text:s/></text:a></text:p>
              <text:section text:style-name="Sect1" text:name="Section4569">
                <text:p text:style-name="Standard"><text:bookmark text:name="overlays339"/>18:13 </text:p>
              </text:section>
              <text:section text:style-name="Sect1" text:name="Section4570">
                <text:p text:style-name="Standard"><text:bookmark text:name="mouseover-overlay338"/></text:p>
              </text:section>
              <text:section text:style-name="Sect1" text:name="Section4571">
                <text:p text:style-name="Standard"><text:bookmark text:name="hover-overlays339"/></text:p>
              </text:section>
              <text:section text:style-name="Sect1" text:name="Section4572">
                <text:p text:style-name="Standard"><text:bookmark text:name="details340"/></text:p>
                <text:section text:style-name="Sect1" text:name="Section4573">
                  <text:h text:style-name="Heading_20_3" text:outline-level="3"><text:bookmark text:name="meta342"/><text:bookmark text:name="video-title342"/><text:a xlink:type="simple" xlink:href="https://www.youtube.com/watch?v=mYGQPj78YhI" text:style-name="Internet_20_link" text:visited-style-name="Visited_20_Internet_20_Link">JMeter Intermediate Tutorial 1 - How to run JMeter test from Jenkins</text:a></text:h>
                  <text:section text:style-name="Sect1" text:name="Section4574">
                    <text:p text:style-name="Text_20_body"><text:bookmark text:name="metadata-container341"/></text:p>
                    <text:section text:style-name="Sect1" text:name="Section4575">
                      <text:p text:style-name="Text_20_body"><text:bookmark text:name="metadata340"/></text:p>
                      <text:section text:style-name="Sect1" text:name="Section4576">
                        <text:p text:style-name="Text_20_body"><text:bookmark text:name="metadata-line340"/>31K views2 years ago</text:p>
                      </text:section>
                    </text:section>
                    <text:section text:style-name="Sect1" text:name="Section4577">
                      <text:p text:style-name="Text_20_body"><text:bookmark text:name="additional-metadata-line340"/></text:p>
                    </text:section>
                  </text:section>
                </text:section>
                <text:section text:style-name="Sect1" text:name="Section4578">
                  <text:p text:style-name="Standard"><text:bookmark text:name="menu340"/></text:p>
                  <text:section text:style-name="Sect1" text:name="Section4579">
                    <text:p text:style-name="Standard"><text:bookmark text:name="top-level-buttons340"/></text:p>
                  </text:section>
                </text:section>
              </text:section>
              <text:section text:style-name="Sect1" text:name="Section4580">
                <text:p text:style-name="Standard"><text:bookmark text:name="buttons340"/></text:p>
              </text:section>
            </text:section>
            <text:section text:style-name="Sect1" text:name="Section4581">
              <text:p text:style-name="Standard"><text:bookmark text:name="dismissable492"/><text:bookmark text:name="thumbnail343"/><text:bookmark text:name="img347"/><text:a xlink:type="simple" xlink:href="https://www.youtube.com/watch?v=Gwutv8adr9g" text:style-name="Internet_20_link" text:visited-style-name="Visited_20_Internet_20_Link"><text:s/></text:a></text:p>
              <text:section text:style-name="Sect1" text:name="Section4582">
                <text:p text:style-name="Standard"><text:bookmark text:name="overlays340"/>8:24 </text:p>
              </text:section>
              <text:section text:style-name="Sect1" text:name="Section4583">
                <text:p text:style-name="Standard"><text:bookmark text:name="mouseover-overlay339"/></text:p>
              </text:section>
              <text:section text:style-name="Sect1" text:name="Section4584">
                <text:p text:style-name="Standard"><text:bookmark text:name="hover-overlays340"/></text:p>
              </text:section>
              <text:section text:style-name="Sect1" text:name="Section4585">
                <text:p text:style-name="Standard"><text:bookmark text:name="details341"/></text:p>
                <text:section text:style-name="Sect1" text:name="Section4586">
                  <text:h text:style-name="Heading_20_3" text:outline-level="3"><text:bookmark text:name="meta343"/><text:bookmark text:name="video-title343"/><text:a xlink:type="simple" xlink:href="https://www.youtube.com/watch?v=Gwutv8adr9g" text:style-name="Internet_20_link" text:visited-style-name="Visited_20_Internet_20_Link">JMeter Beginner Tutorial 17 - How to parameterize FTP test</text:a></text:h>
                  <text:section text:style-name="Sect1" text:name="Section4587">
                    <text:p text:style-name="Text_20_body"><text:bookmark text:name="metadata-container342"/></text:p>
                    <text:section text:style-name="Sect1" text:name="Section4588">
                      <text:p text:style-name="Text_20_body"><text:bookmark text:name="metadata341"/></text:p>
                      <text:section text:style-name="Sect1" text:name="Section4589">
                        <text:p text:style-name="Text_20_body"><text:bookmark text:name="metadata-line341"/>14K views2 years ago</text:p>
                      </text:section>
                    </text:section>
                    <text:section text:style-name="Sect1" text:name="Section4590">
                      <text:p text:style-name="Text_20_body"><text:bookmark text:name="additional-metadata-line341"/></text:p>
                    </text:section>
                  </text:section>
                </text:section>
                <text:section text:style-name="Sect1" text:name="Section4591">
                  <text:p text:style-name="Standard"><text:bookmark text:name="menu341"/></text:p>
                  <text:section text:style-name="Sect1" text:name="Section4592">
                    <text:p text:style-name="Standard"><text:bookmark text:name="top-level-buttons341"/></text:p>
                  </text:section>
                </text:section>
              </text:section>
              <text:section text:style-name="Sect1" text:name="Section4593">
                <text:p text:style-name="Standard"><text:bookmark text:name="buttons341"/></text:p>
              </text:section>
            </text:section>
            <text:section text:style-name="Sect1" text:name="Section4594">
              <text:p text:style-name="Standard"><text:bookmark text:name="dismissable493"/><text:bookmark text:name="thumbnail344"/><text:bookmark text:name="img348"/><text:a xlink:type="simple" xlink:href="https://www.youtube.com/watch?v=ooA8RS3hC6k" text:style-name="Internet_20_link" text:visited-style-name="Visited_20_Internet_20_Link"><text:s/></text:a></text:p>
              <text:section text:style-name="Sect1" text:name="Section4595">
                <text:p text:style-name="Standard"><text:bookmark text:name="overlays341"/></text:p>
                <text:section text:style-name="Sect1" text:name="Section4596">
                  <text:p text:style-name="Standard"><text:bookmark text:name="progress18"/></text:p>
                </text:section>
                <text:p text:style-name="Standard"><text:a xlink:type="simple" xlink:href="https://www.youtube.com/watch?v=ooA8RS3hC6k" text:style-name="Internet_20_link" text:visited-style-name="Visited_20_Internet_20_Link">11:24 </text:a></text:p>
              </text:section>
              <text:section text:style-name="Sect1" text:name="Section4597">
                <text:p text:style-name="Standard"><text:bookmark text:name="mouseover-overlay340"/><text:a xlink:type="simple" xlink:href="https://www.youtube.com/watch?v=ooA8RS3hC6k" text:style-name="Internet_20_link" text:visited-style-name="Visited_20_Internet_20_Link"/></text:p>
              </text:section>
              <text:section text:style-name="Sect1" text:name="Section4598">
                <text:p text:style-name="Standard"><text:bookmark text:name="hover-overlays341"/><text:a xlink:type="simple" xlink:href="https://www.youtube.com/watch?v=ooA8RS3hC6k" text:style-name="Internet_20_link" text:visited-style-name="Visited_20_Internet_20_Link"/></text:p>
              </text:section>
              <text:section text:style-name="Sect1" text:name="Section4599">
                <text:p text:style-name="Standard"><text:bookmark text:name="details342"/><text:soft-page-break/></text:p>
                <text:section text:style-name="Sect1" text:name="Section4600">
                  <text:h text:style-name="Heading_20_3" text:outline-level="3"><text:bookmark text:name="meta344"/><text:bookmark text:name="video-title344"/><text:a xlink:type="simple" xlink:href="https://www.youtube.com/watch?v=ooA8RS3hC6k" text:style-name="Internet_20_link" text:visited-style-name="Visited_20_Internet_20_Link">Jenkins Beginner Tutorial 4 - How to use CLI (command line interface)</text:a></text:h>
                  <text:section text:style-name="Sect1" text:name="Section4601">
                    <text:p text:style-name="Text_20_body"><text:bookmark text:name="metadata-container343"/></text:p>
                    <text:section text:style-name="Sect1" text:name="Section4602">
                      <text:p text:style-name="Text_20_body"><text:bookmark text:name="metadata342"/></text:p>
                      <text:section text:style-name="Sect1" text:name="Section4603">
                        <text:p text:style-name="Text_20_body"><text:bookmark text:name="metadata-line342"/>119K views2 years ago</text:p>
                      </text:section>
                    </text:section>
                    <text:section text:style-name="Sect1" text:name="Section4604">
                      <text:p text:style-name="Text_20_body"><text:bookmark text:name="additional-metadata-line342"/></text:p>
                    </text:section>
                  </text:section>
                </text:section>
                <text:section text:style-name="Sect1" text:name="Section4605">
                  <text:p text:style-name="Standard"><text:bookmark text:name="menu342"/></text:p>
                  <text:section text:style-name="Sect1" text:name="Section4606">
                    <text:p text:style-name="Standard"><text:bookmark text:name="top-level-buttons342"/></text:p>
                  </text:section>
                </text:section>
              </text:section>
              <text:section text:style-name="Sect1" text:name="Section4607">
                <text:p text:style-name="Standard"><text:bookmark text:name="buttons342"/></text:p>
              </text:section>
            </text:section>
            <text:section text:style-name="Sect1" text:name="Section4608">
              <text:p text:style-name="Standard"><text:bookmark text:name="dismissable494"/><text:bookmark text:name="thumbnail345"/><text:bookmark text:name="img349"/><text:a xlink:type="simple" xlink:href="https://www.youtube.com/watch?v=m47MWSXNslg&amp;t=539s" text:style-name="Internet_20_link" text:visited-style-name="Visited_20_Internet_20_Link"><text:s/></text:a></text:p>
              <text:section text:style-name="Sect1" text:name="Section4609">
                <text:p text:style-name="Standard"><text:bookmark text:name="overlays342"/></text:p>
                <text:section text:style-name="Sect1" text:name="Section4610">
                  <text:p text:style-name="Standard"><text:bookmark text:name="progress19"/></text:p>
                </text:section>
                <text:p text:style-name="Standard"><text:a xlink:type="simple" xlink:href="https://www.youtube.com/watch?v=m47MWSXNslg&amp;t=539s" text:style-name="Internet_20_link" text:visited-style-name="Visited_20_Internet_20_Link">13:17 </text:a></text:p>
              </text:section>
              <text:section text:style-name="Sect1" text:name="Section4611">
                <text:p text:style-name="Standard"><text:bookmark text:name="mouseover-overlay341"/><text:a xlink:type="simple" xlink:href="https://www.youtube.com/watch?v=m47MWSXNslg&amp;t=539s" text:style-name="Internet_20_link" text:visited-style-name="Visited_20_Internet_20_Link"/></text:p>
              </text:section>
              <text:section text:style-name="Sect1" text:name="Section4612">
                <text:p text:style-name="Standard"><text:bookmark text:name="hover-overlays342"/><text:a xlink:type="simple" xlink:href="https://www.youtube.com/watch?v=m47MWSXNslg&amp;t=539s" text:style-name="Internet_20_link" text:visited-style-name="Visited_20_Internet_20_Link"/></text:p>
              </text:section>
              <text:section text:style-name="Sect1" text:name="Section4613">
                <text:p text:style-name="Standard"><text:bookmark text:name="details343"/></text:p>
                <text:section text:style-name="Sect1" text:name="Section4614">
                  <text:h text:style-name="Heading_20_3" text:outline-level="3"><text:bookmark text:name="meta345"/><text:bookmark text:name="video-title345"/><text:a xlink:type="simple" xlink:href="https://www.youtube.com/watch?v=m47MWSXNslg&amp;t=539s" text:style-name="Internet_20_link" text:visited-style-name="Visited_20_Internet_20_Link">Jenkins Beginner Tutorial 3 - How to change Home Directory</text:a></text:h>
                  <text:section text:style-name="Sect1" text:name="Section4615">
                    <text:p text:style-name="Text_20_body"><text:bookmark text:name="metadata-container344"/></text:p>
                    <text:section text:style-name="Sect1" text:name="Section4616">
                      <text:p text:style-name="Text_20_body"><text:bookmark text:name="metadata343"/></text:p>
                      <text:section text:style-name="Sect1" text:name="Section4617">
                        <text:p text:style-name="Text_20_body"><text:bookmark text:name="metadata-line343"/>142K views2 years ago</text:p>
                      </text:section>
                    </text:section>
                    <text:section text:style-name="Sect1" text:name="Section4618">
                      <text:p text:style-name="Text_20_body"><text:bookmark text:name="additional-metadata-line343"/></text:p>
                    </text:section>
                  </text:section>
                </text:section>
                <text:section text:style-name="Sect1" text:name="Section4619">
                  <text:p text:style-name="Standard"><text:bookmark text:name="menu343"/></text:p>
                  <text:section text:style-name="Sect1" text:name="Section4620">
                    <text:p text:style-name="Standard"><text:bookmark text:name="top-level-buttons343"/></text:p>
                  </text:section>
                </text:section>
              </text:section>
              <text:section text:style-name="Sect1" text:name="Section4621">
                <text:p text:style-name="Standard"><text:bookmark text:name="buttons343"/></text:p>
              </text:section>
            </text:section>
            <text:section text:style-name="Sect1" text:name="Section4622">
              <text:p text:style-name="Standard"><text:bookmark text:name="dismissable495"/><text:bookmark text:name="thumbnail346"/><text:bookmark text:name="img350"/><text:a xlink:type="simple" xlink:href="https://www.youtube.com/watch?v=Fi9pgrMlQZY" text:style-name="Internet_20_link" text:visited-style-name="Visited_20_Internet_20_Link"><text:s/></text:a></text:p>
              <text:section text:style-name="Sect1" text:name="Section4623">
                <text:p text:style-name="Standard"><text:bookmark text:name="overlays343"/></text:p>
                <text:section text:style-name="Sect1" text:name="Section4624">
                  <text:p text:style-name="Standard"><text:bookmark text:name="progress20"/></text:p>
                </text:section>
                <text:p text:style-name="Standard"><text:a xlink:type="simple" xlink:href="https://www.youtube.com/watch?v=Fi9pgrMlQZY" text:style-name="Internet_20_link" text:visited-style-name="Visited_20_Internet_20_Link">15:38 </text:a></text:p>
              </text:section>
              <text:section text:style-name="Sect1" text:name="Section4625">
                <text:p text:style-name="Standard"><text:bookmark text:name="mouseover-overlay342"/><text:a xlink:type="simple" xlink:href="https://www.youtube.com/watch?v=Fi9pgrMlQZY" text:style-name="Internet_20_link" text:visited-style-name="Visited_20_Internet_20_Link"/></text:p>
              </text:section>
              <text:section text:style-name="Sect1" text:name="Section4626">
                <text:p text:style-name="Standard"><text:bookmark text:name="hover-overlays343"/><text:a xlink:type="simple" xlink:href="https://www.youtube.com/watch?v=Fi9pgrMlQZY" text:style-name="Internet_20_link" text:visited-style-name="Visited_20_Internet_20_Link"/></text:p>
              </text:section>
              <text:section text:style-name="Sect1" text:name="Section4627">
                <text:p text:style-name="Standard"><text:bookmark text:name="details344"/></text:p>
                <text:section text:style-name="Sect1" text:name="Section4628">
                  <text:h text:style-name="Heading_20_3" text:outline-level="3"><text:bookmark text:name="meta346"/><text:bookmark text:name="video-title346"/><text:a xlink:type="simple" xlink:href="https://www.youtube.com/watch?v=Fi9pgrMlQZY" text:style-name="Internet_20_link" text:visited-style-name="Visited_20_Internet_20_Link">Jenkins Beginner Tutorial 2 - How to setup Jenkins on Tomcat</text:a></text:h>
                  <text:section text:style-name="Sect1" text:name="Section4629">
                    <text:p text:style-name="Text_20_body"><text:bookmark text:name="metadata-container345"/></text:p>
                    <text:section text:style-name="Sect1" text:name="Section4630">
                      <text:p text:style-name="Text_20_body"><text:bookmark text:name="metadata344"/></text:p>
                      <text:section text:style-name="Sect1" text:name="Section4631">
                        <text:p text:style-name="Text_20_body"><text:bookmark text:name="metadata-line344"/>228K views2 years ago</text:p>
                      </text:section>
                    </text:section>
                    <text:section text:style-name="Sect1" text:name="Section4632">
                      <text:p text:style-name="Text_20_body"><text:bookmark text:name="additional-metadata-line344"/></text:p>
                    </text:section>
                  </text:section>
                </text:section>
                <text:section text:style-name="Sect1" text:name="Section4633">
                  <text:p text:style-name="Standard"><text:bookmark text:name="menu344"/></text:p>
                  <text:section text:style-name="Sect1" text:name="Section4634">
                    <text:p text:style-name="Standard"><text:bookmark text:name="top-level-buttons344"/></text:p>
                  </text:section>
                </text:section>
              </text:section>
              <text:section text:style-name="Sect1" text:name="Section4635">
                <text:p text:style-name="Standard"><text:bookmark text:name="buttons344"/></text:p>
              </text:section>
            </text:section>
            <text:section text:style-name="Sect1" text:name="Section4636">
              <text:p text:style-name="Standard"><text:bookmark text:name="dismissable496"/><text:bookmark text:name="thumbnail347"/><text:bookmark text:name="img351"/><text:a xlink:type="simple" xlink:href="https://www.youtube.com/watch?v=89yWXXIOisk" text:style-name="Internet_20_link" text:visited-style-name="Visited_20_Internet_20_Link"><text:s/></text:a></text:p>
              <text:section text:style-name="Sect1" text:name="Section4637">
                <text:p text:style-name="Standard"><text:bookmark text:name="overlays344"/></text:p>
                <text:section text:style-name="Sect1" text:name="Section4638">
                  <text:p text:style-name="Standard"><text:bookmark text:name="progress21"/><text:soft-page-break/></text:p>
                </text:section>
                <text:p text:style-name="Standard"><text:a xlink:type="simple" xlink:href="https://www.youtube.com/watch?v=89yWXXIOisk" text:style-name="Internet_20_link" text:visited-style-name="Visited_20_Internet_20_Link">14:47 </text:a></text:p>
              </text:section>
              <text:section text:style-name="Sect1" text:name="Section4639">
                <text:p text:style-name="Standard"><text:bookmark text:name="mouseover-overlay343"/><text:a xlink:type="simple" xlink:href="https://www.youtube.com/watch?v=89yWXXIOisk" text:style-name="Internet_20_link" text:visited-style-name="Visited_20_Internet_20_Link"/></text:p>
              </text:section>
              <text:section text:style-name="Sect1" text:name="Section4640">
                <text:p text:style-name="Standard"><text:bookmark text:name="hover-overlays344"/><text:a xlink:type="simple" xlink:href="https://www.youtube.com/watch?v=89yWXXIOisk" text:style-name="Internet_20_link" text:visited-style-name="Visited_20_Internet_20_Link"/></text:p>
              </text:section>
              <text:section text:style-name="Sect1" text:name="Section4641">
                <text:p text:style-name="Standard"><text:bookmark text:name="details345"/></text:p>
                <text:section text:style-name="Sect1" text:name="Section4642">
                  <text:h text:style-name="Heading_20_3" text:outline-level="3"><text:bookmark text:name="meta347"/><text:bookmark text:name="video-title347"/><text:a xlink:type="simple" xlink:href="https://www.youtube.com/watch?v=89yWXXIOisk" text:style-name="Internet_20_link" text:visited-style-name="Visited_20_Internet_20_Link">Jenkins Beginner Tutorial 1 - Introduction and Getting Started</text:a></text:h>
                  <text:section text:style-name="Sect1" text:name="Section4643">
                    <text:p text:style-name="Text_20_body"><text:bookmark text:name="metadata-container346"/></text:p>
                    <text:section text:style-name="Sect1" text:name="Section4644">
                      <text:p text:style-name="Text_20_body"><text:bookmark text:name="metadata345"/></text:p>
                      <text:section text:style-name="Sect1" text:name="Section4645">
                        <text:p text:style-name="Text_20_body"><text:bookmark text:name="metadata-line345"/>575K views2 years ago</text:p>
                      </text:section>
                    </text:section>
                    <text:section text:style-name="Sect1" text:name="Section4646">
                      <text:p text:style-name="Text_20_body"><text:bookmark text:name="additional-metadata-line345"/></text:p>
                    </text:section>
                  </text:section>
                </text:section>
                <text:section text:style-name="Sect1" text:name="Section4647">
                  <text:p text:style-name="Standard"><text:bookmark text:name="menu345"/></text:p>
                  <text:section text:style-name="Sect1" text:name="Section4648">
                    <text:p text:style-name="Standard"><text:bookmark text:name="top-level-buttons345"/></text:p>
                  </text:section>
                </text:section>
              </text:section>
              <text:section text:style-name="Sect1" text:name="Section4649">
                <text:p text:style-name="Standard"><text:bookmark text:name="buttons345"/></text:p>
              </text:section>
            </text:section>
            <text:section text:style-name="Sect1" text:name="Section4650">
              <text:p text:style-name="Standard"><text:bookmark text:name="dismissable497"/><text:bookmark text:name="thumbnail348"/><text:bookmark text:name="img352"/><text:a xlink:type="simple" xlink:href="https://www.youtube.com/watch?v=EUgLRmlkTGQ" text:style-name="Internet_20_link" text:visited-style-name="Visited_20_Internet_20_Link"><text:s/></text:a></text:p>
              <text:section text:style-name="Sect1" text:name="Section4651">
                <text:p text:style-name="Standard"><text:bookmark text:name="overlays345"/>11:14 </text:p>
              </text:section>
              <text:section text:style-name="Sect1" text:name="Section4652">
                <text:p text:style-name="Standard"><text:bookmark text:name="mouseover-overlay344"/></text:p>
              </text:section>
              <text:section text:style-name="Sect1" text:name="Section4653">
                <text:p text:style-name="Standard"><text:bookmark text:name="hover-overlays345"/></text:p>
              </text:section>
              <text:section text:style-name="Sect1" text:name="Section4654">
                <text:p text:style-name="Standard"><text:bookmark text:name="details346"/></text:p>
                <text:section text:style-name="Sect1" text:name="Section4655">
                  <text:h text:style-name="Heading_20_3" text:outline-level="3"><text:bookmark text:name="meta348"/><text:bookmark text:name="video-title348"/><text:a xlink:type="simple" xlink:href="https://www.youtube.com/watch?v=EUgLRmlkTGQ" text:style-name="Internet_20_link" text:visited-style-name="Visited_20_Internet_20_Link">JMeter Beginner Tutorial 16 - TIMERS (How to add Think Time)</text:a></text:h>
                  <text:section text:style-name="Sect1" text:name="Section4656">
                    <text:p text:style-name="Text_20_body"><text:bookmark text:name="metadata-container347"/></text:p>
                    <text:section text:style-name="Sect1" text:name="Section4657">
                      <text:p text:style-name="Text_20_body"><text:bookmark text:name="metadata346"/></text:p>
                      <text:section text:style-name="Sect1" text:name="Section4658">
                        <text:p text:style-name="Text_20_body"><text:bookmark text:name="metadata-line346"/>23K views2 years ago</text:p>
                      </text:section>
                    </text:section>
                    <text:section text:style-name="Sect1" text:name="Section4659">
                      <text:p text:style-name="Text_20_body"><text:bookmark text:name="additional-metadata-line346"/></text:p>
                    </text:section>
                  </text:section>
                </text:section>
                <text:section text:style-name="Sect1" text:name="Section4660">
                  <text:p text:style-name="Standard"><text:bookmark text:name="menu346"/></text:p>
                  <text:section text:style-name="Sect1" text:name="Section4661">
                    <text:p text:style-name="Standard"><text:bookmark text:name="top-level-buttons346"/></text:p>
                  </text:section>
                </text:section>
              </text:section>
              <text:section text:style-name="Sect1" text:name="Section4662">
                <text:p text:style-name="Standard"><text:bookmark text:name="buttons346"/></text:p>
              </text:section>
            </text:section>
            <text:section text:style-name="Sect1" text:name="Section4663">
              <text:p text:style-name="Standard"><text:bookmark text:name="dismissable498"/><text:bookmark text:name="thumbnail349"/><text:bookmark text:name="img353"/><text:a xlink:type="simple" xlink:href="https://www.youtube.com/watch?v=cOPnXUDmTBY" text:style-name="Internet_20_link" text:visited-style-name="Visited_20_Internet_20_Link"><text:s/></text:a></text:p>
              <text:section text:style-name="Sect1" text:name="Section4664">
                <text:p text:style-name="Standard"><text:bookmark text:name="overlays346"/>11:03 </text:p>
              </text:section>
              <text:section text:style-name="Sect1" text:name="Section4665">
                <text:p text:style-name="Standard"><text:bookmark text:name="mouseover-overlay345"/></text:p>
              </text:section>
              <text:section text:style-name="Sect1" text:name="Section4666">
                <text:p text:style-name="Standard"><text:bookmark text:name="hover-overlays346"/></text:p>
              </text:section>
              <text:section text:style-name="Sect1" text:name="Section4667">
                <text:p text:style-name="Standard"><text:bookmark text:name="details347"/></text:p>
                <text:section text:style-name="Sect1" text:name="Section4668">
                  <text:h text:style-name="Heading_20_3" text:outline-level="3"><text:bookmark text:name="meta349"/><text:bookmark text:name="video-title349"/><text:a xlink:type="simple" xlink:href="https://www.youtube.com/watch?v=cOPnXUDmTBY" text:style-name="Internet_20_link" text:visited-style-name="Visited_20_Internet_20_Link">JMeter Beginner Tutorial 15 - How to setup realistic performance test-PACING</text:a></text:h>
                  <text:section text:style-name="Sect1" text:name="Section4669">
                    <text:p text:style-name="Text_20_body"><text:bookmark text:name="metadata-container348"/></text:p>
                    <text:section text:style-name="Sect1" text:name="Section4670">
                      <text:p text:style-name="Text_20_body"><text:bookmark text:name="metadata347"/></text:p>
                      <text:section text:style-name="Sect1" text:name="Section4671">
                        <text:p text:style-name="Text_20_body"><text:bookmark text:name="metadata-line347"/>30K views2 years ago</text:p>
                      </text:section>
                    </text:section>
                    <text:section text:style-name="Sect1" text:name="Section4672">
                      <text:p text:style-name="Text_20_body"><text:bookmark text:name="additional-metadata-line347"/></text:p>
                    </text:section>
                  </text:section>
                </text:section>
                <text:section text:style-name="Sect1" text:name="Section4673">
                  <text:p text:style-name="Standard"><text:bookmark text:name="menu347"/></text:p>
                  <text:section text:style-name="Sect1" text:name="Section4674">
                    <text:p text:style-name="Standard"><text:bookmark text:name="top-level-buttons347"/></text:p>
                  </text:section>
                </text:section>
              </text:section>
              <text:section text:style-name="Sect1" text:name="Section4675">
                <text:p text:style-name="Standard"><text:bookmark text:name="buttons347"/></text:p>
              </text:section>
            </text:section>
            <text:section text:style-name="Sect1" text:name="Section4676">
              <text:p text:style-name="Standard"><text:bookmark text:name="dismissable499"/><text:bookmark text:name="thumbnail350"/><text:bookmark text:name="img354"/><text:a xlink:type="simple" xlink:href="https://www.youtube.com/watch?v=3O40Wg_tqEE" text:style-name="Internet_20_link" text:visited-style-name="Visited_20_Internet_20_Link"><text:s/></text:a></text:p>
              <text:section text:style-name="Sect1" text:name="Section4677">
                <text:p text:style-name="Standard"><text:bookmark text:name="overlays347"/>13:58 </text:p>
              </text:section>
              <text:section text:style-name="Sect1" text:name="Section4678">
                <text:p text:style-name="Standard"><text:bookmark text:name="mouseover-overlay346"/><text:soft-page-break/></text:p>
              </text:section>
              <text:section text:style-name="Sect1" text:name="Section4679">
                <text:p text:style-name="Standard"><text:bookmark text:name="hover-overlays347"/></text:p>
              </text:section>
              <text:section text:style-name="Sect1" text:name="Section4680">
                <text:p text:style-name="Standard"><text:bookmark text:name="details348"/></text:p>
                <text:section text:style-name="Sect1" text:name="Section4681">
                  <text:h text:style-name="Heading_20_3" text:outline-level="3"><text:bookmark text:name="meta350"/><text:bookmark text:name="video-title350"/><text:a xlink:type="simple" xlink:href="https://www.youtube.com/watch?v=3O40Wg_tqEE" text:style-name="Internet_20_link" text:visited-style-name="Visited_20_Internet_20_Link">JMeter Beginner Tutorial 14 - Functions and Variables</text:a></text:h>
                  <text:section text:style-name="Sect1" text:name="Section4682">
                    <text:p text:style-name="Text_20_body"><text:bookmark text:name="metadata-container349"/></text:p>
                    <text:section text:style-name="Sect1" text:name="Section4683">
                      <text:p text:style-name="Text_20_body"><text:bookmark text:name="metadata348"/></text:p>
                      <text:section text:style-name="Sect1" text:name="Section4684">
                        <text:p text:style-name="Text_20_body"><text:bookmark text:name="metadata-line348"/>33K views2 years ago</text:p>
                      </text:section>
                    </text:section>
                    <text:section text:style-name="Sect1" text:name="Section4685">
                      <text:p text:style-name="Text_20_body"><text:bookmark text:name="additional-metadata-line348"/></text:p>
                    </text:section>
                  </text:section>
                </text:section>
                <text:section text:style-name="Sect1" text:name="Section4686">
                  <text:p text:style-name="Standard"><text:bookmark text:name="menu348"/></text:p>
                  <text:section text:style-name="Sect1" text:name="Section4687">
                    <text:p text:style-name="Standard"><text:bookmark text:name="top-level-buttons348"/></text:p>
                  </text:section>
                </text:section>
              </text:section>
              <text:section text:style-name="Sect1" text:name="Section4688">
                <text:p text:style-name="Standard"><text:bookmark text:name="buttons348"/></text:p>
              </text:section>
            </text:section>
            <text:section text:style-name="Sect1" text:name="Section4689">
              <text:p text:style-name="Standard"><text:bookmark text:name="dismissable500"/><text:bookmark text:name="thumbnail351"/><text:bookmark text:name="img355"/><text:a xlink:type="simple" xlink:href="https://www.youtube.com/watch?v=bUkhS3GdVC4" text:style-name="Internet_20_link" text:visited-style-name="Visited_20_Internet_20_Link"><text:s/></text:a></text:p>
              <text:section text:style-name="Sect1" text:name="Section4690">
                <text:p text:style-name="Standard"><text:bookmark text:name="overlays348"/>8:33 </text:p>
              </text:section>
              <text:section text:style-name="Sect1" text:name="Section4691">
                <text:p text:style-name="Standard"><text:bookmark text:name="mouseover-overlay347"/></text:p>
              </text:section>
              <text:section text:style-name="Sect1" text:name="Section4692">
                <text:p text:style-name="Standard"><text:bookmark text:name="hover-overlays348"/></text:p>
              </text:section>
              <text:section text:style-name="Sect1" text:name="Section4693">
                <text:p text:style-name="Standard"><text:bookmark text:name="details349"/></text:p>
                <text:section text:style-name="Sect1" text:name="Section4694">
                  <text:h text:style-name="Heading_20_3" text:outline-level="3"><text:bookmark text:name="meta351"/><text:bookmark text:name="video-title351"/><text:a xlink:type="simple" xlink:href="https://www.youtube.com/watch?v=bUkhS3GdVC4" text:style-name="Internet_20_link" text:visited-style-name="Visited_20_Internet_20_Link">Tomcat - How to Install and Run Tomcat on Mac</text:a></text:h>
                  <text:section text:style-name="Sect1" text:name="Section4695">
                    <text:p text:style-name="Text_20_body"><text:bookmark text:name="metadata-container350"/></text:p>
                    <text:section text:style-name="Sect1" text:name="Section4696">
                      <text:p text:style-name="Text_20_body"><text:bookmark text:name="metadata349"/></text:p>
                      <text:section text:style-name="Sect1" text:name="Section4697">
                        <text:p text:style-name="Text_20_body"><text:bookmark text:name="metadata-line349"/>27K views2 years ago</text:p>
                      </text:section>
                    </text:section>
                    <text:section text:style-name="Sect1" text:name="Section4698">
                      <text:p text:style-name="Text_20_body"><text:bookmark text:name="additional-metadata-line349"/></text:p>
                    </text:section>
                  </text:section>
                </text:section>
                <text:section text:style-name="Sect1" text:name="Section4699">
                  <text:p text:style-name="Standard"><text:bookmark text:name="menu349"/></text:p>
                  <text:section text:style-name="Sect1" text:name="Section4700">
                    <text:p text:style-name="Standard"><text:bookmark text:name="top-level-buttons349"/></text:p>
                  </text:section>
                </text:section>
              </text:section>
              <text:section text:style-name="Sect1" text:name="Section4701">
                <text:p text:style-name="Standard"><text:bookmark text:name="buttons349"/></text:p>
              </text:section>
            </text:section>
            <text:section text:style-name="Sect1" text:name="Section4702">
              <text:p text:style-name="Standard"><text:bookmark text:name="dismissable501"/><text:bookmark text:name="thumbnail352"/><text:bookmark text:name="img356"/><text:a xlink:type="simple" xlink:href="https://www.youtube.com/watch?v=aH_ZhMrhHhI" text:style-name="Internet_20_link" text:visited-style-name="Visited_20_Internet_20_Link"><text:s/></text:a></text:p>
              <text:section text:style-name="Sect1" text:name="Section4703">
                <text:p text:style-name="Standard"><text:bookmark text:name="overlays349"/>14:48 </text:p>
              </text:section>
              <text:section text:style-name="Sect1" text:name="Section4704">
                <text:p text:style-name="Standard"><text:bookmark text:name="mouseover-overlay348"/></text:p>
              </text:section>
              <text:section text:style-name="Sect1" text:name="Section4705">
                <text:p text:style-name="Standard"><text:bookmark text:name="hover-overlays349"/></text:p>
              </text:section>
              <text:section text:style-name="Sect1" text:name="Section4706">
                <text:p text:style-name="Standard"><text:bookmark text:name="details350"/></text:p>
                <text:section text:style-name="Sect1" text:name="Section4707">
                  <text:h text:style-name="Heading_20_3" text:outline-level="3"><text:bookmark text:name="meta352"/><text:bookmark text:name="video-title352"/><text:a xlink:type="simple" xlink:href="https://www.youtube.com/watch?v=aH_ZhMrhHhI" text:style-name="Internet_20_link" text:visited-style-name="Visited_20_Internet_20_Link">JMeter Beginner Tutorial 13 - How to read data from CSV file (Parameterisation)</text:a></text:h>
                  <text:section text:style-name="Sect1" text:name="Section4708">
                    <text:p text:style-name="Text_20_body"><text:bookmark text:name="metadata-container351"/></text:p>
                    <text:section text:style-name="Sect1" text:name="Section4709">
                      <text:p text:style-name="Text_20_body"><text:bookmark text:name="metadata350"/></text:p>
                      <text:section text:style-name="Sect1" text:name="Section4710">
                        <text:p text:style-name="Text_20_body"><text:bookmark text:name="metadata-line350"/>54K views2 years ago</text:p>
                      </text:section>
                    </text:section>
                    <text:section text:style-name="Sect1" text:name="Section4711">
                      <text:p text:style-name="Text_20_body"><text:bookmark text:name="additional-metadata-line350"/></text:p>
                    </text:section>
                  </text:section>
                </text:section>
                <text:section text:style-name="Sect1" text:name="Section4712">
                  <text:p text:style-name="Standard"><text:bookmark text:name="menu350"/></text:p>
                  <text:section text:style-name="Sect1" text:name="Section4713">
                    <text:p text:style-name="Standard"><text:bookmark text:name="top-level-buttons350"/></text:p>
                  </text:section>
                </text:section>
              </text:section>
              <text:section text:style-name="Sect1" text:name="Section4714">
                <text:p text:style-name="Standard"><text:bookmark text:name="buttons350"/></text:p>
              </text:section>
            </text:section>
            <text:section text:style-name="Sect1" text:name="Section4715">
              <text:p text:style-name="Standard"><text:bookmark text:name="dismissable502"/><text:bookmark text:name="thumbnail353"/><text:bookmark text:name="img357"/><text:a xlink:type="simple" xlink:href="https://www.youtube.com/watch?v=KQfoBOK37ms" text:style-name="Internet_20_link" text:visited-style-name="Visited_20_Internet_20_Link"><text:s/></text:a></text:p>
              <text:section text:style-name="Sect1" text:name="Section4716">
                <text:p text:style-name="Standard"><text:bookmark text:name="overlays350"/>7:24 </text:p>
              </text:section>
              <text:section text:style-name="Sect1" text:name="Section4717">
                <text:p text:style-name="Standard"><text:bookmark text:name="mouseover-overlay349"/></text:p>
              </text:section>
              <text:section text:style-name="Sect1" text:name="Section4718">
                <text:p text:style-name="Standard"><text:bookmark text:name="hover-overlays350"/></text:p>
              </text:section>
              <text:section text:style-name="Sect1" text:name="Section4719">
                <text:p text:style-name="Standard"><text:bookmark text:name="details351"/><text:soft-page-break/></text:p>
                <text:section text:style-name="Sect1" text:name="Section4720">
                  <text:h text:style-name="Heading_20_3" text:outline-level="3"><text:bookmark text:name="meta353"/><text:bookmark text:name="video-title353"/><text:a xlink:type="simple" xlink:href="https://www.youtube.com/watch?v=KQfoBOK37ms" text:style-name="Internet_20_link" text:visited-style-name="Visited_20_Internet_20_Link">JMeter Beginner Tutorial 12 - How to use Plugins Manager</text:a></text:h>
                  <text:section text:style-name="Sect1" text:name="Section4721">
                    <text:p text:style-name="Text_20_body"><text:bookmark text:name="metadata-container352"/></text:p>
                    <text:section text:style-name="Sect1" text:name="Section4722">
                      <text:p text:style-name="Text_20_body"><text:bookmark text:name="metadata351"/></text:p>
                      <text:section text:style-name="Sect1" text:name="Section4723">
                        <text:p text:style-name="Text_20_body"><text:bookmark text:name="metadata-line351"/>26K views2 years ago</text:p>
                      </text:section>
                    </text:section>
                    <text:section text:style-name="Sect1" text:name="Section4724">
                      <text:p text:style-name="Text_20_body"><text:bookmark text:name="additional-metadata-line351"/></text:p>
                    </text:section>
                  </text:section>
                </text:section>
                <text:section text:style-name="Sect1" text:name="Section4725">
                  <text:p text:style-name="Standard"><text:bookmark text:name="menu351"/></text:p>
                  <text:section text:style-name="Sect1" text:name="Section4726">
                    <text:p text:style-name="Standard"><text:bookmark text:name="top-level-buttons351"/></text:p>
                  </text:section>
                </text:section>
              </text:section>
              <text:section text:style-name="Sect1" text:name="Section4727">
                <text:p text:style-name="Standard"><text:bookmark text:name="buttons351"/></text:p>
              </text:section>
            </text:section>
            <text:section text:style-name="Sect1" text:name="Section4728">
              <text:p text:style-name="Standard"><text:bookmark text:name="dismissable503"/><text:bookmark text:name="thumbnail354"/><text:bookmark text:name="img358"/><text:a xlink:type="simple" xlink:href="https://www.youtube.com/watch?v=aHV5IizW7u4" text:style-name="Internet_20_link" text:visited-style-name="Visited_20_Internet_20_Link"><text:s/></text:a></text:p>
              <text:section text:style-name="Sect1" text:name="Section4729">
                <text:p text:style-name="Standard"><text:bookmark text:name="overlays351"/>20:10 </text:p>
              </text:section>
              <text:section text:style-name="Sect1" text:name="Section4730">
                <text:p text:style-name="Standard"><text:bookmark text:name="mouseover-overlay350"/></text:p>
              </text:section>
              <text:section text:style-name="Sect1" text:name="Section4731">
                <text:p text:style-name="Standard"><text:bookmark text:name="hover-overlays351"/></text:p>
              </text:section>
              <text:section text:style-name="Sect1" text:name="Section4732">
                <text:p text:style-name="Standard"><text:bookmark text:name="details352"/></text:p>
                <text:section text:style-name="Sect1" text:name="Section4733">
                  <text:h text:style-name="Heading_20_3" text:outline-level="3"><text:bookmark text:name="meta354"/><text:bookmark text:name="video-title354"/><text:a xlink:type="simple" xlink:href="https://www.youtube.com/watch?v=aHV5IizW7u4" text:style-name="Internet_20_link" text:visited-style-name="Visited_20_Internet_20_Link">JMeter Beginner Tutorial 11 - How to create HTML Dashboard Reports from command line</text:a></text:h>
                  <text:section text:style-name="Sect1" text:name="Section4734">
                    <text:p text:style-name="Text_20_body"><text:bookmark text:name="metadata-container353"/></text:p>
                    <text:section text:style-name="Sect1" text:name="Section4735">
                      <text:p text:style-name="Text_20_body"><text:bookmark text:name="metadata352"/></text:p>
                      <text:section text:style-name="Sect1" text:name="Section4736">
                        <text:p text:style-name="Text_20_body"><text:bookmark text:name="metadata-line352"/>42K views2 years ago</text:p>
                      </text:section>
                    </text:section>
                    <text:section text:style-name="Sect1" text:name="Section4737">
                      <text:p text:style-name="Text_20_body"><text:bookmark text:name="additional-metadata-line352"/></text:p>
                    </text:section>
                  </text:section>
                </text:section>
                <text:section text:style-name="Sect1" text:name="Section4738">
                  <text:p text:style-name="Standard"><text:bookmark text:name="menu352"/></text:p>
                  <text:section text:style-name="Sect1" text:name="Section4739">
                    <text:p text:style-name="Standard"><text:bookmark text:name="top-level-buttons352"/></text:p>
                  </text:section>
                </text:section>
              </text:section>
              <text:section text:style-name="Sect1" text:name="Section4740">
                <text:p text:style-name="Standard"><text:bookmark text:name="buttons352"/></text:p>
              </text:section>
            </text:section>
            <text:section text:style-name="Sect1" text:name="Section4741">
              <text:p text:style-name="Standard"><text:bookmark text:name="dismissable504"/><text:bookmark text:name="thumbnail355"/><text:bookmark text:name="img359"/><text:a xlink:type="simple" xlink:href="https://www.youtube.com/watch?v=SmSieTKYky8" text:style-name="Internet_20_link" text:visited-style-name="Visited_20_Internet_20_Link"><text:s/></text:a></text:p>
              <text:section text:style-name="Sect1" text:name="Section4742">
                <text:p text:style-name="Standard"><text:bookmark text:name="overlays352"/>9:46 </text:p>
              </text:section>
              <text:section text:style-name="Sect1" text:name="Section4743">
                <text:p text:style-name="Standard"><text:bookmark text:name="mouseover-overlay351"/></text:p>
              </text:section>
              <text:section text:style-name="Sect1" text:name="Section4744">
                <text:p text:style-name="Standard"><text:bookmark text:name="hover-overlays352"/></text:p>
              </text:section>
              <text:section text:style-name="Sect1" text:name="Section4745">
                <text:p text:style-name="Standard"><text:bookmark text:name="details353"/></text:p>
                <text:section text:style-name="Sect1" text:name="Section4746">
                  <text:h text:style-name="Heading_20_3" text:outline-level="3"><text:bookmark text:name="meta355"/><text:bookmark text:name="video-title355"/><text:a xlink:type="simple" xlink:href="https://www.youtube.com/watch?v=SmSieTKYky8" text:style-name="Internet_20_link" text:visited-style-name="Visited_20_Internet_20_Link">JMeter Beginner Tutorial 10 - How to create assertions for JDBC (Database) Test Plan</text:a></text:h>
                  <text:section text:style-name="Sect1" text:name="Section4747">
                    <text:p text:style-name="Text_20_body"><text:bookmark text:name="metadata-container354"/></text:p>
                    <text:section text:style-name="Sect1" text:name="Section4748">
                      <text:p text:style-name="Text_20_body"><text:bookmark text:name="metadata353"/></text:p>
                      <text:section text:style-name="Sect1" text:name="Section4749">
                        <text:p text:style-name="Text_20_body"><text:bookmark text:name="metadata-line353"/>31K views2 years ago</text:p>
                      </text:section>
                    </text:section>
                    <text:section text:style-name="Sect1" text:name="Section4750">
                      <text:p text:style-name="Text_20_body"><text:bookmark text:name="additional-metadata-line353"/></text:p>
                    </text:section>
                  </text:section>
                </text:section>
                <text:section text:style-name="Sect1" text:name="Section4751">
                  <text:p text:style-name="Standard"><text:bookmark text:name="menu353"/></text:p>
                  <text:section text:style-name="Sect1" text:name="Section4752">
                    <text:p text:style-name="Standard"><text:bookmark text:name="top-level-buttons353"/></text:p>
                  </text:section>
                </text:section>
              </text:section>
              <text:section text:style-name="Sect1" text:name="Section4753">
                <text:p text:style-name="Standard"><text:bookmark text:name="buttons353"/></text:p>
              </text:section>
            </text:section>
            <text:section text:style-name="Sect1" text:name="Section4754">
              <text:p text:style-name="Standard"><text:bookmark text:name="dismissable505"/><text:bookmark text:name="thumbnail356"/><text:bookmark text:name="img360"/><text:a xlink:type="simple" xlink:href="https://www.youtube.com/watch?v=eaU7951fNuQ" text:style-name="Internet_20_link" text:visited-style-name="Visited_20_Internet_20_Link"><text:s/></text:a></text:p>
              <text:section text:style-name="Sect1" text:name="Section4755">
                <text:p text:style-name="Standard"><text:bookmark text:name="overlays353"/>20:33 </text:p>
              </text:section>
              <text:section text:style-name="Sect1" text:name="Section4756">
                <text:p text:style-name="Standard"><text:bookmark text:name="mouseover-overlay352"/></text:p>
              </text:section>
              <text:section text:style-name="Sect1" text:name="Section4757">
                <text:p text:style-name="Standard"><text:bookmark text:name="hover-overlays353"/></text:p>
              </text:section>
              <text:section text:style-name="Sect1" text:name="Section4758">
                <text:p text:style-name="Standard"><text:bookmark text:name="details354"/><text:soft-page-break/></text:p>
                <text:section text:style-name="Sect1" text:name="Section4759">
                  <text:h text:style-name="Heading_20_3" text:outline-level="3"><text:bookmark text:name="meta356"/><text:bookmark text:name="video-title356"/><text:a xlink:type="simple" xlink:href="https://www.youtube.com/watch?v=eaU7951fNuQ" text:style-name="Internet_20_link" text:visited-style-name="Visited_20_Internet_20_Link">JMeter Beginner Tutorial 9 - Testing Web Services API</text:a></text:h>
                  <text:section text:style-name="Sect1" text:name="Section4760">
                    <text:p text:style-name="Text_20_body"><text:bookmark text:name="metadata-container355"/></text:p>
                    <text:section text:style-name="Sect1" text:name="Section4761">
                      <text:p text:style-name="Text_20_body"><text:bookmark text:name="metadata354"/></text:p>
                      <text:section text:style-name="Sect1" text:name="Section4762">
                        <text:p text:style-name="Text_20_body"><text:bookmark text:name="metadata-line354"/>101K views2 years ago</text:p>
                      </text:section>
                    </text:section>
                    <text:section text:style-name="Sect1" text:name="Section4763">
                      <text:p text:style-name="Text_20_body"><text:bookmark text:name="additional-metadata-line354"/></text:p>
                    </text:section>
                  </text:section>
                </text:section>
                <text:section text:style-name="Sect1" text:name="Section4764">
                  <text:p text:style-name="Standard"><text:bookmark text:name="menu354"/></text:p>
                  <text:section text:style-name="Sect1" text:name="Section4765">
                    <text:p text:style-name="Standard"><text:bookmark text:name="top-level-buttons354"/></text:p>
                  </text:section>
                </text:section>
              </text:section>
              <text:section text:style-name="Sect1" text:name="Section4766">
                <text:p text:style-name="Standard"><text:bookmark text:name="buttons354"/></text:p>
              </text:section>
            </text:section>
            <text:section text:style-name="Sect1" text:name="Section4767">
              <text:p text:style-name="Standard"><text:bookmark text:name="dismissable506"/><text:bookmark text:name="thumbnail357"/><text:bookmark text:name="img361"/><text:a xlink:type="simple" xlink:href="https://www.youtube.com/watch?v=tLtHW6edVlo" text:style-name="Internet_20_link" text:visited-style-name="Visited_20_Internet_20_Link"><text:s/></text:a></text:p>
              <text:section text:style-name="Sect1" text:name="Section4768">
                <text:p text:style-name="Standard"><text:bookmark text:name="overlays354"/>12:57 </text:p>
              </text:section>
              <text:section text:style-name="Sect1" text:name="Section4769">
                <text:p text:style-name="Standard"><text:bookmark text:name="mouseover-overlay353"/></text:p>
              </text:section>
              <text:section text:style-name="Sect1" text:name="Section4770">
                <text:p text:style-name="Standard"><text:bookmark text:name="hover-overlays354"/></text:p>
              </text:section>
              <text:section text:style-name="Sect1" text:name="Section4771">
                <text:p text:style-name="Standard"><text:bookmark text:name="details355"/></text:p>
                <text:section text:style-name="Sect1" text:name="Section4772">
                  <text:h text:style-name="Heading_20_3" text:outline-level="3"><text:bookmark text:name="meta357"/><text:bookmark text:name="video-title357"/><text:a xlink:type="simple" xlink:href="https://www.youtube.com/watch?v=tLtHW6edVlo" text:style-name="Internet_20_link" text:visited-style-name="Visited_20_Internet_20_Link">JMeter Beginner Tutorial 8 - How to test FTP upload and download</text:a></text:h>
                  <text:section text:style-name="Sect1" text:name="Section4773">
                    <text:p text:style-name="Text_20_body"><text:bookmark text:name="metadata-container356"/></text:p>
                    <text:section text:style-name="Sect1" text:name="Section4774">
                      <text:p text:style-name="Text_20_body"><text:bookmark text:name="metadata355"/></text:p>
                      <text:section text:style-name="Sect1" text:name="Section4775">
                        <text:p text:style-name="Text_20_body"><text:bookmark text:name="metadata-line355"/>38K views2 years ago</text:p>
                      </text:section>
                    </text:section>
                    <text:section text:style-name="Sect1" text:name="Section4776">
                      <text:p text:style-name="Text_20_body"><text:bookmark text:name="additional-metadata-line355"/></text:p>
                    </text:section>
                  </text:section>
                </text:section>
                <text:section text:style-name="Sect1" text:name="Section4777">
                  <text:p text:style-name="Standard"><text:bookmark text:name="menu355"/></text:p>
                  <text:section text:style-name="Sect1" text:name="Section4778">
                    <text:p text:style-name="Standard"><text:bookmark text:name="top-level-buttons355"/></text:p>
                  </text:section>
                </text:section>
              </text:section>
              <text:section text:style-name="Sect1" text:name="Section4779">
                <text:p text:style-name="Standard"><text:bookmark text:name="buttons355"/></text:p>
              </text:section>
            </text:section>
            <text:section text:style-name="Sect1" text:name="Section4780">
              <text:p text:style-name="Standard"><text:bookmark text:name="dismissable507"/><text:bookmark text:name="thumbnail358"/><text:bookmark text:name="img362"/><text:a xlink:type="simple" xlink:href="https://www.youtube.com/watch?v=K26q5VgwLKk" text:style-name="Internet_20_link" text:visited-style-name="Visited_20_Internet_20_Link"><text:s/></text:a></text:p>
              <text:section text:style-name="Sect1" text:name="Section4781">
                <text:p text:style-name="Standard"><text:bookmark text:name="overlays355"/>11:33 </text:p>
              </text:section>
              <text:section text:style-name="Sect1" text:name="Section4782">
                <text:p text:style-name="Standard"><text:bookmark text:name="mouseover-overlay354"/></text:p>
              </text:section>
              <text:section text:style-name="Sect1" text:name="Section4783">
                <text:p text:style-name="Standard"><text:bookmark text:name="hover-overlays355"/></text:p>
              </text:section>
              <text:section text:style-name="Sect1" text:name="Section4784">
                <text:p text:style-name="Standard"><text:bookmark text:name="details356"/></text:p>
                <text:section text:style-name="Sect1" text:name="Section4785">
                  <text:h text:style-name="Heading_20_3" text:outline-level="3"><text:bookmark text:name="meta358"/><text:bookmark text:name="video-title358"/><text:a xlink:type="simple" xlink:href="https://www.youtube.com/watch?v=K26q5VgwLKk" text:style-name="Internet_20_link" text:visited-style-name="Visited_20_Internet_20_Link">JMeter Beginner Tutorial 7 - How to run jmeter from Command Line (non GUI mode)</text:a></text:h>
                  <text:section text:style-name="Sect1" text:name="Section4786">
                    <text:p text:style-name="Text_20_body"><text:bookmark text:name="metadata-container357"/></text:p>
                    <text:section text:style-name="Sect1" text:name="Section4787">
                      <text:p text:style-name="Text_20_body"><text:bookmark text:name="metadata356"/></text:p>
                      <text:section text:style-name="Sect1" text:name="Section4788">
                        <text:p text:style-name="Text_20_body"><text:bookmark text:name="metadata-line356"/>57K views2 years ago</text:p>
                      </text:section>
                    </text:section>
                    <text:section text:style-name="Sect1" text:name="Section4789">
                      <text:p text:style-name="Text_20_body"><text:bookmark text:name="additional-metadata-line356"/></text:p>
                    </text:section>
                  </text:section>
                </text:section>
                <text:section text:style-name="Sect1" text:name="Section4790">
                  <text:p text:style-name="Standard"><text:bookmark text:name="menu356"/></text:p>
                  <text:section text:style-name="Sect1" text:name="Section4791">
                    <text:p text:style-name="Standard"><text:bookmark text:name="top-level-buttons356"/></text:p>
                  </text:section>
                </text:section>
              </text:section>
              <text:section text:style-name="Sect1" text:name="Section4792">
                <text:p text:style-name="Standard"><text:bookmark text:name="buttons356"/></text:p>
              </text:section>
            </text:section>
            <text:section text:style-name="Sect1" text:name="Section4793">
              <text:p text:style-name="Standard"><text:bookmark text:name="dismissable508"/><text:bookmark text:name="thumbnail359"/><text:bookmark text:name="img363"/><text:a xlink:type="simple" xlink:href="https://www.youtube.com/watch?v=oy53KAKHpts" text:style-name="Internet_20_link" text:visited-style-name="Visited_20_Internet_20_Link"><text:s/></text:a></text:p>
              <text:section text:style-name="Sect1" text:name="Section4794">
                <text:p text:style-name="Standard"><text:bookmark text:name="overlays356"/>10:13 </text:p>
              </text:section>
              <text:section text:style-name="Sect1" text:name="Section4795">
                <text:p text:style-name="Standard"><text:bookmark text:name="mouseover-overlay355"/></text:p>
              </text:section>
              <text:section text:style-name="Sect1" text:name="Section4796">
                <text:p text:style-name="Standard"><text:bookmark text:name="hover-overlays356"/></text:p>
              </text:section>
              <text:section text:style-name="Sect1" text:name="Section4797">
                <text:p text:style-name="Standard"><text:bookmark text:name="details357"/></text:p>
                <text:section text:style-name="Sect1" text:name="Section4798">
                  <text:h text:style-name="Heading_20_3" text:outline-level="3"><text:bookmark text:name="meta359"/><text:bookmark text:name="video-title359"/><text:soft-page-break/><text:a xlink:type="simple" xlink:href="https://www.youtube.com/watch?v=oy53KAKHpts" text:style-name="Internet_20_link" text:visited-style-name="Visited_20_Internet_20_Link">JMeter Beginner Tutorial 6 - How to create a Database Test Plan</text:a></text:h>
                  <text:section text:style-name="Sect1" text:name="Section4799">
                    <text:p text:style-name="Text_20_body"><text:bookmark text:name="metadata-container358"/></text:p>
                    <text:section text:style-name="Sect1" text:name="Section4800">
                      <text:p text:style-name="Text_20_body"><text:bookmark text:name="metadata357"/></text:p>
                      <text:section text:style-name="Sect1" text:name="Section4801">
                        <text:p text:style-name="Text_20_body"><text:bookmark text:name="metadata-line357"/>69K views2 years ago</text:p>
                      </text:section>
                    </text:section>
                    <text:section text:style-name="Sect1" text:name="Section4802">
                      <text:p text:style-name="Text_20_body"><text:bookmark text:name="additional-metadata-line357"/></text:p>
                    </text:section>
                  </text:section>
                </text:section>
                <text:section text:style-name="Sect1" text:name="Section4803">
                  <text:p text:style-name="Standard"><text:bookmark text:name="menu357"/></text:p>
                  <text:section text:style-name="Sect1" text:name="Section4804">
                    <text:p text:style-name="Standard"><text:bookmark text:name="top-level-buttons357"/></text:p>
                  </text:section>
                </text:section>
              </text:section>
              <text:section text:style-name="Sect1" text:name="Section4805">
                <text:p text:style-name="Standard"><text:bookmark text:name="buttons357"/></text:p>
              </text:section>
            </text:section>
            <text:section text:style-name="Sect1" text:name="Section4806">
              <text:p text:style-name="Standard"><text:bookmark text:name="dismissable509"/><text:bookmark text:name="thumbnail360"/><text:bookmark text:name="img364"/><text:a xlink:type="simple" xlink:href="https://www.youtube.com/watch?v=JI99ZOuI5tQ" text:style-name="Internet_20_link" text:visited-style-name="Visited_20_Internet_20_Link"><text:s/></text:a></text:p>
              <text:section text:style-name="Sect1" text:name="Section4807">
                <text:p text:style-name="Standard"><text:bookmark text:name="overlays357"/>13:29 </text:p>
              </text:section>
              <text:section text:style-name="Sect1" text:name="Section4808">
                <text:p text:style-name="Standard"><text:bookmark text:name="mouseover-overlay356"/></text:p>
              </text:section>
              <text:section text:style-name="Sect1" text:name="Section4809">
                <text:p text:style-name="Standard"><text:bookmark text:name="hover-overlays357"/></text:p>
              </text:section>
              <text:section text:style-name="Sect1" text:name="Section4810">
                <text:p text:style-name="Standard"><text:bookmark text:name="details358"/></text:p>
                <text:section text:style-name="Sect1" text:name="Section4811">
                  <text:h text:style-name="Heading_20_3" text:outline-level="3"><text:bookmark text:name="meta360"/><text:bookmark text:name="video-title360"/><text:a xlink:type="simple" xlink:href="https://www.youtube.com/watch?v=JI99ZOuI5tQ" text:style-name="Internet_20_link" text:visited-style-name="Visited_20_Internet_20_Link">JMeter Beginner Tutorial 5 - How to record a UI (web) Test</text:a></text:h>
                  <text:section text:style-name="Sect1" text:name="Section4812">
                    <text:p text:style-name="Text_20_body"><text:bookmark text:name="metadata-container359"/></text:p>
                    <text:section text:style-name="Sect1" text:name="Section4813">
                      <text:p text:style-name="Text_20_body"><text:bookmark text:name="metadata358"/></text:p>
                      <text:section text:style-name="Sect1" text:name="Section4814">
                        <text:p text:style-name="Text_20_body"><text:bookmark text:name="metadata-line358"/>114K views2 years ago</text:p>
                      </text:section>
                    </text:section>
                    <text:section text:style-name="Sect1" text:name="Section4815">
                      <text:p text:style-name="Text_20_body"><text:bookmark text:name="additional-metadata-line358"/></text:p>
                    </text:section>
                  </text:section>
                </text:section>
                <text:section text:style-name="Sect1" text:name="Section4816">
                  <text:p text:style-name="Standard"><text:bookmark text:name="menu358"/></text:p>
                  <text:section text:style-name="Sect1" text:name="Section4817">
                    <text:p text:style-name="Standard"><text:bookmark text:name="top-level-buttons358"/></text:p>
                  </text:section>
                </text:section>
              </text:section>
              <text:section text:style-name="Sect1" text:name="Section4818">
                <text:p text:style-name="Standard"><text:bookmark text:name="buttons358"/></text:p>
              </text:section>
            </text:section>
            <text:section text:style-name="Sect1" text:name="Section4819">
              <text:p text:style-name="Standard"><text:bookmark text:name="dismissable510"/><text:bookmark text:name="thumbnail361"/><text:bookmark text:name="img365"/><text:a xlink:type="simple" xlink:href="https://www.youtube.com/watch?v=5FyVKVAqEJo" text:style-name="Internet_20_link" text:visited-style-name="Visited_20_Internet_20_Link"><text:s/></text:a></text:p>
              <text:section text:style-name="Sect1" text:name="Section4820">
                <text:p text:style-name="Standard"><text:bookmark text:name="overlays358"/>18:54 </text:p>
              </text:section>
              <text:section text:style-name="Sect1" text:name="Section4821">
                <text:p text:style-name="Standard"><text:bookmark text:name="mouseover-overlay357"/></text:p>
              </text:section>
              <text:section text:style-name="Sect1" text:name="Section4822">
                <text:p text:style-name="Standard"><text:bookmark text:name="hover-overlays358"/></text:p>
              </text:section>
              <text:section text:style-name="Sect1" text:name="Section4823">
                <text:p text:style-name="Standard"><text:bookmark text:name="details359"/></text:p>
                <text:section text:style-name="Sect1" text:name="Section4824">
                  <text:h text:style-name="Heading_20_3" text:outline-level="3"><text:bookmark text:name="meta361"/><text:bookmark text:name="video-title361"/><text:a xlink:type="simple" xlink:href="https://www.youtube.com/watch?v=5FyVKVAqEJo" text:style-name="Internet_20_link" text:visited-style-name="Visited_20_Internet_20_Link">JMeter Beginner Tutorial 4 - How to use Listeners</text:a></text:h>
                  <text:section text:style-name="Sect1" text:name="Section4825">
                    <text:p text:style-name="Text_20_body"><text:bookmark text:name="metadata-container360"/></text:p>
                    <text:section text:style-name="Sect1" text:name="Section4826">
                      <text:p text:style-name="Text_20_body"><text:bookmark text:name="metadata359"/></text:p>
                      <text:section text:style-name="Sect1" text:name="Section4827">
                        <text:p text:style-name="Text_20_body"><text:bookmark text:name="metadata-line359"/>77K views2 years ago</text:p>
                      </text:section>
                    </text:section>
                    <text:section text:style-name="Sect1" text:name="Section4828">
                      <text:p text:style-name="Text_20_body"><text:bookmark text:name="additional-metadata-line359"/></text:p>
                    </text:section>
                  </text:section>
                </text:section>
                <text:section text:style-name="Sect1" text:name="Section4829">
                  <text:p text:style-name="Standard"><text:bookmark text:name="menu359"/></text:p>
                  <text:section text:style-name="Sect1" text:name="Section4830">
                    <text:p text:style-name="Standard"><text:bookmark text:name="top-level-buttons359"/></text:p>
                  </text:section>
                </text:section>
              </text:section>
              <text:section text:style-name="Sect1" text:name="Section4831">
                <text:p text:style-name="Standard"><text:bookmark text:name="buttons359"/></text:p>
              </text:section>
            </text:section>
            <text:section text:style-name="Sect1" text:name="Section4832">
              <text:p text:style-name="Standard"><text:bookmark text:name="dismissable511"/><text:bookmark text:name="thumbnail362"/><text:bookmark text:name="img366"/><text:a xlink:type="simple" xlink:href="https://www.youtube.com/watch?v=mXhC9CtQBC8" text:style-name="Internet_20_link" text:visited-style-name="Visited_20_Internet_20_Link"><text:s/></text:a></text:p>
              <text:section text:style-name="Sect1" text:name="Section4833">
                <text:p text:style-name="Standard"><text:bookmark text:name="overlays359"/>18:26 </text:p>
              </text:section>
              <text:section text:style-name="Sect1" text:name="Section4834">
                <text:p text:style-name="Standard"><text:bookmark text:name="mouseover-overlay358"/></text:p>
              </text:section>
              <text:section text:style-name="Sect1" text:name="Section4835">
                <text:p text:style-name="Standard"><text:bookmark text:name="hover-overlays359"/></text:p>
              </text:section>
              <text:section text:style-name="Sect1" text:name="Section4836">
                <text:p text:style-name="Standard"><text:bookmark text:name="details360"/></text:p>
                <text:section text:style-name="Sect1" text:name="Section4837">
                  <text:h text:style-name="Heading_20_3" text:outline-level="3"><text:bookmark text:name="meta362"/><text:bookmark text:name="video-title362"/><text:soft-page-break/><text:a xlink:type="simple" xlink:href="https://www.youtube.com/watch?v=mXhC9CtQBC8" text:style-name="Internet_20_link" text:visited-style-name="Visited_20_Internet_20_Link">JMeter Beginner Tutorial 3 - How to use Assertions</text:a></text:h>
                  <text:section text:style-name="Sect1" text:name="Section4838">
                    <text:p text:style-name="Text_20_body"><text:bookmark text:name="metadata-container361"/></text:p>
                    <text:section text:style-name="Sect1" text:name="Section4839">
                      <text:p text:style-name="Text_20_body"><text:bookmark text:name="metadata360"/></text:p>
                      <text:section text:style-name="Sect1" text:name="Section4840">
                        <text:p text:style-name="Text_20_body"><text:bookmark text:name="metadata-line360"/>121K views2 years ago</text:p>
                      </text:section>
                    </text:section>
                    <text:section text:style-name="Sect1" text:name="Section4841">
                      <text:p text:style-name="Text_20_body"><text:bookmark text:name="additional-metadata-line360"/></text:p>
                    </text:section>
                  </text:section>
                </text:section>
                <text:section text:style-name="Sect1" text:name="Section4842">
                  <text:p text:style-name="Standard"><text:bookmark text:name="menu360"/></text:p>
                  <text:section text:style-name="Sect1" text:name="Section4843">
                    <text:p text:style-name="Standard"><text:bookmark text:name="top-level-buttons360"/></text:p>
                  </text:section>
                </text:section>
              </text:section>
              <text:section text:style-name="Sect1" text:name="Section4844">
                <text:p text:style-name="Standard"><text:bookmark text:name="buttons360"/></text:p>
              </text:section>
            </text:section>
            <text:section text:style-name="Sect1" text:name="Section4845">
              <text:p text:style-name="Standard"><text:bookmark text:name="dismissable512"/><text:bookmark text:name="thumbnail363"/><text:bookmark text:name="img367"/><text:a xlink:type="simple" xlink:href="https://www.youtube.com/watch?v=8loLHbhfyh0" text:style-name="Internet_20_link" text:visited-style-name="Visited_20_Internet_20_Link"><text:s/></text:a></text:p>
              <text:section text:style-name="Sect1" text:name="Section4846">
                <text:p text:style-name="Standard"><text:bookmark text:name="overlays360"/>16:22 </text:p>
              </text:section>
              <text:section text:style-name="Sect1" text:name="Section4847">
                <text:p text:style-name="Standard"><text:bookmark text:name="mouseover-overlay359"/></text:p>
              </text:section>
              <text:section text:style-name="Sect1" text:name="Section4848">
                <text:p text:style-name="Standard"><text:bookmark text:name="hover-overlays360"/></text:p>
              </text:section>
              <text:section text:style-name="Sect1" text:name="Section4849">
                <text:p text:style-name="Standard"><text:bookmark text:name="details361"/></text:p>
                <text:section text:style-name="Sect1" text:name="Section4850">
                  <text:h text:style-name="Heading_20_3" text:outline-level="3"><text:bookmark text:name="meta363"/><text:bookmark text:name="video-title363"/><text:a xlink:type="simple" xlink:href="https://www.youtube.com/watch?v=8loLHbhfyh0" text:style-name="Internet_20_link" text:visited-style-name="Visited_20_Internet_20_Link">JMeter Beginner Tutorial 2 - How to create first Jmeter Test</text:a></text:h>
                  <text:section text:style-name="Sect1" text:name="Section4851">
                    <text:p text:style-name="Text_20_body"><text:bookmark text:name="metadata-container362"/></text:p>
                    <text:section text:style-name="Sect1" text:name="Section4852">
                      <text:p text:style-name="Text_20_body"><text:bookmark text:name="metadata361"/></text:p>
                      <text:section text:style-name="Sect1" text:name="Section4853">
                        <text:p text:style-name="Text_20_body"><text:bookmark text:name="metadata-line361"/>198K views2 years ago</text:p>
                      </text:section>
                    </text:section>
                    <text:section text:style-name="Sect1" text:name="Section4854">
                      <text:p text:style-name="Text_20_body"><text:bookmark text:name="additional-metadata-line361"/></text:p>
                    </text:section>
                  </text:section>
                </text:section>
                <text:section text:style-name="Sect1" text:name="Section4855">
                  <text:p text:style-name="Standard"><text:bookmark text:name="menu361"/></text:p>
                  <text:section text:style-name="Sect1" text:name="Section4856">
                    <text:p text:style-name="Standard"><text:bookmark text:name="top-level-buttons361"/></text:p>
                  </text:section>
                </text:section>
              </text:section>
              <text:section text:style-name="Sect1" text:name="Section4857">
                <text:p text:style-name="Standard"><text:bookmark text:name="buttons361"/></text:p>
              </text:section>
            </text:section>
            <text:section text:style-name="Sect1" text:name="Section4858">
              <text:p text:style-name="Standard"><text:bookmark text:name="dismissable513"/><text:bookmark text:name="thumbnail364"/><text:bookmark text:name="img368"/><text:a xlink:type="simple" xlink:href="https://www.youtube.com/watch?v=M-iAXz8vs48" text:style-name="Internet_20_link" text:visited-style-name="Visited_20_Internet_20_Link"><text:s/></text:a></text:p>
              <text:section text:style-name="Sect1" text:name="Section4859">
                <text:p text:style-name="Standard"><text:bookmark text:name="overlays361"/>6:55 </text:p>
              </text:section>
              <text:section text:style-name="Sect1" text:name="Section4860">
                <text:p text:style-name="Standard"><text:bookmark text:name="mouseover-overlay360"/></text:p>
              </text:section>
              <text:section text:style-name="Sect1" text:name="Section4861">
                <text:p text:style-name="Standard"><text:bookmark text:name="hover-overlays361"/></text:p>
              </text:section>
              <text:section text:style-name="Sect1" text:name="Section4862">
                <text:p text:style-name="Standard"><text:bookmark text:name="details362"/></text:p>
                <text:section text:style-name="Sect1" text:name="Section4863">
                  <text:h text:style-name="Heading_20_3" text:outline-level="3"><text:bookmark text:name="meta364"/><text:bookmark text:name="video-title364"/><text:a xlink:type="simple" xlink:href="https://www.youtube.com/watch?v=M-iAXz8vs48" text:style-name="Internet_20_link" text:visited-style-name="Visited_20_Internet_20_Link">JMeter Beginner Tutorial 1 - How to install Jmeter</text:a></text:h>
                  <text:section text:style-name="Sect1" text:name="Section4864">
                    <text:p text:style-name="Text_20_body"><text:bookmark text:name="metadata-container363"/></text:p>
                    <text:section text:style-name="Sect1" text:name="Section4865">
                      <text:p text:style-name="Text_20_body"><text:bookmark text:name="metadata362"/></text:p>
                      <text:section text:style-name="Sect1" text:name="Section4866">
                        <text:p text:style-name="Text_20_body"><text:bookmark text:name="metadata-line362"/>219K views2 years ago</text:p>
                      </text:section>
                    </text:section>
                    <text:section text:style-name="Sect1" text:name="Section4867">
                      <text:p text:style-name="Text_20_body"><text:bookmark text:name="additional-metadata-line362"/></text:p>
                    </text:section>
                  </text:section>
                </text:section>
                <text:section text:style-name="Sect1" text:name="Section4868">
                  <text:p text:style-name="Standard"><text:bookmark text:name="menu362"/></text:p>
                  <text:section text:style-name="Sect1" text:name="Section4869">
                    <text:p text:style-name="Standard"><text:bookmark text:name="top-level-buttons362"/></text:p>
                  </text:section>
                </text:section>
              </text:section>
              <text:section text:style-name="Sect1" text:name="Section4870">
                <text:p text:style-name="Standard"><text:bookmark text:name="buttons362"/></text:p>
              </text:section>
            </text:section>
            <text:section text:style-name="Sect1" text:name="Section4871">
              <text:p text:style-name="Standard"><text:bookmark text:name="dismissable514"/><text:bookmark text:name="thumbnail365"/><text:bookmark text:name="img369"/><text:a xlink:type="simple" xlink:href="https://www.youtube.com/watch?v=FqpmH8MVO6A" text:style-name="Internet_20_link" text:visited-style-name="Visited_20_Internet_20_Link"><text:s/></text:a></text:p>
              <text:section text:style-name="Sect1" text:name="Section4872">
                <text:p text:style-name="Standard"><text:bookmark text:name="overlays362"/>10:05 </text:p>
              </text:section>
              <text:section text:style-name="Sect1" text:name="Section4873">
                <text:p text:style-name="Standard"><text:bookmark text:name="mouseover-overlay361"/></text:p>
              </text:section>
              <text:section text:style-name="Sect1" text:name="Section4874">
                <text:p text:style-name="Standard"><text:bookmark text:name="hover-overlays362"/></text:p>
              </text:section>
              <text:section text:style-name="Sect1" text:name="Section4875">
                <text:p text:style-name="Standard"><text:bookmark text:name="details363"/></text:p>
                <text:section text:style-name="Sect1" text:name="Section4876">
                  <text:h text:style-name="Heading_20_3" text:outline-level="3"><text:bookmark text:name="meta365"/><text:bookmark text:name="video-title365"/><text:soft-page-break/><text:a xlink:type="simple" xlink:href="https://www.youtube.com/watch?v=FqpmH8MVO6A" text:style-name="Internet_20_link" text:visited-style-name="Visited_20_Internet_20_Link">Java Beginner Tutorial 2 - How to install JAVA on windows - Step by Step beginner tutorial</text:a></text:h>
                  <text:section text:style-name="Sect1" text:name="Section4877">
                    <text:p text:style-name="Text_20_body"><text:bookmark text:name="metadata-container364"/></text:p>
                    <text:section text:style-name="Sect1" text:name="Section4878">
                      <text:p text:style-name="Text_20_body"><text:bookmark text:name="metadata363"/></text:p>
                      <text:section text:style-name="Sect1" text:name="Section4879">
                        <text:p text:style-name="Text_20_body"><text:bookmark text:name="metadata-line363"/>9.7K views2 years ago</text:p>
                      </text:section>
                    </text:section>
                    <text:section text:style-name="Sect1" text:name="Section4880">
                      <text:p text:style-name="Text_20_body"><text:bookmark text:name="additional-metadata-line363"/></text:p>
                    </text:section>
                  </text:section>
                </text:section>
                <text:section text:style-name="Sect1" text:name="Section4881">
                  <text:p text:style-name="Standard"><text:bookmark text:name="menu363"/></text:p>
                  <text:section text:style-name="Sect1" text:name="Section4882">
                    <text:p text:style-name="Standard"><text:bookmark text:name="top-level-buttons363"/></text:p>
                  </text:section>
                </text:section>
              </text:section>
              <text:section text:style-name="Sect1" text:name="Section4883">
                <text:p text:style-name="Standard"><text:bookmark text:name="buttons363"/></text:p>
              </text:section>
            </text:section>
            <text:section text:style-name="Sect1" text:name="Section4884">
              <text:p text:style-name="Standard"><text:bookmark text:name="dismissable515"/><text:bookmark text:name="thumbnail366"/><text:bookmark text:name="img370"/><text:a xlink:type="simple" xlink:href="https://www.youtube.com/watch?v=j0hQBASn0b0" text:style-name="Internet_20_link" text:visited-style-name="Visited_20_Internet_20_Link"><text:s/></text:a></text:p>
              <text:section text:style-name="Sect1" text:name="Section4885">
                <text:p text:style-name="Standard"><text:bookmark text:name="overlays363"/>3:26 </text:p>
              </text:section>
              <text:section text:style-name="Sect1" text:name="Section4886">
                <text:p text:style-name="Standard"><text:bookmark text:name="mouseover-overlay362"/></text:p>
              </text:section>
              <text:section text:style-name="Sect1" text:name="Section4887">
                <text:p text:style-name="Standard"><text:bookmark text:name="hover-overlays363"/></text:p>
              </text:section>
              <text:section text:style-name="Sect1" text:name="Section4888">
                <text:p text:style-name="Standard"><text:bookmark text:name="details364"/></text:p>
                <text:section text:style-name="Sect1" text:name="Section4889">
                  <text:h text:style-name="Heading_20_3" text:outline-level="3"><text:bookmark text:name="meta366"/><text:bookmark text:name="video-title366"/><text:a xlink:type="simple" xlink:href="https://www.youtube.com/watch?v=j0hQBASn0b0" text:style-name="Internet_20_link" text:visited-style-name="Visited_20_Internet_20_Link">Web Services Beginner Tutorial 8 - How to Compare two wsdl (api web services) online</text:a></text:h>
                  <text:section text:style-name="Sect1" text:name="Section4890">
                    <text:p text:style-name="Text_20_body"><text:bookmark text:name="metadata-container365"/></text:p>
                    <text:section text:style-name="Sect1" text:name="Section4891">
                      <text:p text:style-name="Text_20_body"><text:bookmark text:name="metadata364"/></text:p>
                      <text:section text:style-name="Sect1" text:name="Section4892">
                        <text:p text:style-name="Text_20_body"><text:bookmark text:name="metadata-line364"/>25K views2 years ago</text:p>
                      </text:section>
                    </text:section>
                    <text:section text:style-name="Sect1" text:name="Section4893">
                      <text:p text:style-name="Text_20_body"><text:bookmark text:name="additional-metadata-line364"/></text:p>
                    </text:section>
                  </text:section>
                </text:section>
                <text:section text:style-name="Sect1" text:name="Section4894">
                  <text:p text:style-name="Standard"><text:bookmark text:name="menu364"/></text:p>
                  <text:section text:style-name="Sect1" text:name="Section4895">
                    <text:p text:style-name="Standard"><text:bookmark text:name="top-level-buttons364"/></text:p>
                  </text:section>
                </text:section>
              </text:section>
              <text:section text:style-name="Sect1" text:name="Section4896">
                <text:p text:style-name="Standard"><text:bookmark text:name="buttons364"/></text:p>
              </text:section>
            </text:section>
            <text:section text:style-name="Sect1" text:name="Section4897">
              <text:p text:style-name="Standard"><text:bookmark text:name="dismissable516"/><text:bookmark text:name="thumbnail367"/><text:bookmark text:name="img371"/><text:a xlink:type="simple" xlink:href="https://www.youtube.com/watch?v=EaWAX_Lu9Bw" text:style-name="Internet_20_link" text:visited-style-name="Visited_20_Internet_20_Link"><text:s/></text:a></text:p>
              <text:section text:style-name="Sect1" text:name="Section4898">
                <text:p text:style-name="Standard"><text:bookmark text:name="overlays364"/>2:50 </text:p>
              </text:section>
              <text:section text:style-name="Sect1" text:name="Section4899">
                <text:p text:style-name="Standard"><text:bookmark text:name="mouseover-overlay363"/></text:p>
              </text:section>
              <text:section text:style-name="Sect1" text:name="Section4900">
                <text:p text:style-name="Standard"><text:bookmark text:name="hover-overlays364"/></text:p>
              </text:section>
              <text:section text:style-name="Sect1" text:name="Section4901">
                <text:p text:style-name="Standard"><text:bookmark text:name="details365"/></text:p>
                <text:section text:style-name="Sect1" text:name="Section4902">
                  <text:h text:style-name="Heading_20_3" text:outline-level="3"><text:bookmark text:name="meta367"/><text:bookmark text:name="video-title367"/><text:a xlink:type="simple" xlink:href="https://www.youtube.com/watch?v=EaWAX_Lu9Bw" text:style-name="Internet_20_link" text:visited-style-name="Visited_20_Internet_20_Link">Web Services Beginner Tutorial 7 - How to create API Documentation through WSDL url</text:a></text:h>
                  <text:section text:style-name="Sect1" text:name="Section4903">
                    <text:p text:style-name="Text_20_body"><text:bookmark text:name="metadata-container366"/></text:p>
                    <text:section text:style-name="Sect1" text:name="Section4904">
                      <text:p text:style-name="Text_20_body"><text:bookmark text:name="metadata365"/></text:p>
                      <text:section text:style-name="Sect1" text:name="Section4905">
                        <text:p text:style-name="Text_20_body"><text:bookmark text:name="metadata-line365"/>33K views2 years ago</text:p>
                      </text:section>
                    </text:section>
                    <text:section text:style-name="Sect1" text:name="Section4906">
                      <text:p text:style-name="Text_20_body"><text:bookmark text:name="additional-metadata-line365"/></text:p>
                    </text:section>
                  </text:section>
                </text:section>
                <text:section text:style-name="Sect1" text:name="Section4907">
                  <text:p text:style-name="Standard"><text:bookmark text:name="menu365"/></text:p>
                  <text:section text:style-name="Sect1" text:name="Section4908">
                    <text:p text:style-name="Standard"><text:bookmark text:name="top-level-buttons365"/></text:p>
                  </text:section>
                </text:section>
              </text:section>
              <text:section text:style-name="Sect1" text:name="Section4909">
                <text:p text:style-name="Standard"><text:bookmark text:name="buttons365"/></text:p>
              </text:section>
            </text:section>
            <text:section text:style-name="Sect1" text:name="Section4910">
              <text:p text:style-name="Standard"><text:bookmark text:name="dismissable517"/><text:bookmark text:name="thumbnail368"/><text:bookmark text:name="img372"/><text:a xlink:type="simple" xlink:href="https://www.youtube.com/watch?v=EoXImdzlAls" text:style-name="Internet_20_link" text:visited-style-name="Visited_20_Internet_20_Link"><text:s/></text:a></text:p>
              <text:section text:style-name="Sect1" text:name="Section4911">
                <text:p text:style-name="Standard"><text:bookmark text:name="overlays365"/>10:29 </text:p>
              </text:section>
              <text:section text:style-name="Sect1" text:name="Section4912">
                <text:p text:style-name="Standard"><text:bookmark text:name="mouseover-overlay364"/></text:p>
              </text:section>
              <text:section text:style-name="Sect1" text:name="Section4913">
                <text:p text:style-name="Standard"><text:bookmark text:name="hover-overlays365"/></text:p>
              </text:section>
              <text:section text:style-name="Sect1" text:name="Section4914">
                <text:p text:style-name="Standard"><text:bookmark text:name="details366"/><text:soft-page-break/></text:p>
                <text:section text:style-name="Sect1" text:name="Section4915">
                  <text:h text:style-name="Heading_20_3" text:outline-level="3"><text:bookmark text:name="meta368"/><text:bookmark text:name="video-title368"/><text:a xlink:type="simple" xlink:href="https://www.youtube.com/watch?v=EoXImdzlAls" text:style-name="Internet_20_link" text:visited-style-name="Visited_20_Internet_20_Link">How to install Maven on Mac OS Beginners Tutorial</text:a></text:h>
                  <text:section text:style-name="Sect1" text:name="Section4916">
                    <text:p text:style-name="Text_20_body"><text:bookmark text:name="metadata-container367"/></text:p>
                    <text:section text:style-name="Sect1" text:name="Section4917">
                      <text:p text:style-name="Text_20_body"><text:bookmark text:name="metadata366"/></text:p>
                      <text:section text:style-name="Sect1" text:name="Section4918">
                        <text:p text:style-name="Text_20_body"><text:bookmark text:name="metadata-line366"/>33K views2 years ago</text:p>
                      </text:section>
                    </text:section>
                    <text:section text:style-name="Sect1" text:name="Section4919">
                      <text:p text:style-name="Text_20_body"><text:bookmark text:name="additional-metadata-line366"/></text:p>
                    </text:section>
                  </text:section>
                </text:section>
                <text:section text:style-name="Sect1" text:name="Section4920">
                  <text:p text:style-name="Standard"><text:bookmark text:name="menu366"/></text:p>
                  <text:section text:style-name="Sect1" text:name="Section4921">
                    <text:p text:style-name="Standard"><text:bookmark text:name="top-level-buttons366"/></text:p>
                  </text:section>
                </text:section>
              </text:section>
              <text:section text:style-name="Sect1" text:name="Section4922">
                <text:p text:style-name="Standard"><text:bookmark text:name="buttons366"/></text:p>
              </text:section>
            </text:section>
            <text:section text:style-name="Sect1" text:name="Section4923">
              <text:p text:style-name="Standard"><text:bookmark text:name="dismissable518"/><text:bookmark text:name="thumbnail369"/><text:bookmark text:name="img373"/><text:a xlink:type="simple" xlink:href="https://www.youtube.com/watch?v=K9U-5aa8VwE" text:style-name="Internet_20_link" text:visited-style-name="Visited_20_Internet_20_Link"><text:s/></text:a></text:p>
              <text:section text:style-name="Sect1" text:name="Section4924">
                <text:p text:style-name="Standard"><text:bookmark text:name="overlays366"/>11:11 </text:p>
              </text:section>
              <text:section text:style-name="Sect1" text:name="Section4925">
                <text:p text:style-name="Standard"><text:bookmark text:name="mouseover-overlay365"/></text:p>
              </text:section>
              <text:section text:style-name="Sect1" text:name="Section4926">
                <text:p text:style-name="Standard"><text:bookmark text:name="hover-overlays366"/></text:p>
              </text:section>
              <text:section text:style-name="Sect1" text:name="Section4927">
                <text:p text:style-name="Standard"><text:bookmark text:name="details367"/></text:p>
                <text:section text:style-name="Sect1" text:name="Section4928">
                  <text:h text:style-name="Heading_20_3" text:outline-level="3"><text:bookmark text:name="meta369"/><text:bookmark text:name="video-title369"/><text:a xlink:type="simple" xlink:href="https://www.youtube.com/watch?v=K9U-5aa8VwE" text:style-name="Internet_20_link" text:visited-style-name="Visited_20_Internet_20_Link">How To Install Maven On Windows - Beginner Tutorial</text:a></text:h>
                  <text:section text:style-name="Sect1" text:name="Section4929">
                    <text:p text:style-name="Text_20_body"><text:bookmark text:name="metadata-container368"/></text:p>
                    <text:section text:style-name="Sect1" text:name="Section4930">
                      <text:p text:style-name="Text_20_body"><text:bookmark text:name="metadata367"/></text:p>
                      <text:section text:style-name="Sect1" text:name="Section4931">
                        <text:p text:style-name="Text_20_body"><text:bookmark text:name="metadata-line367"/>4.5K views2 years ago</text:p>
                      </text:section>
                    </text:section>
                    <text:section text:style-name="Sect1" text:name="Section4932">
                      <text:p text:style-name="Text_20_body"><text:bookmark text:name="additional-metadata-line367"/></text:p>
                    </text:section>
                  </text:section>
                </text:section>
                <text:section text:style-name="Sect1" text:name="Section4933">
                  <text:p text:style-name="Standard"><text:bookmark text:name="menu367"/></text:p>
                  <text:section text:style-name="Sect1" text:name="Section4934">
                    <text:p text:style-name="Standard"><text:bookmark text:name="top-level-buttons367"/></text:p>
                  </text:section>
                </text:section>
              </text:section>
              <text:section text:style-name="Sect1" text:name="Section4935">
                <text:p text:style-name="Standard"><text:bookmark text:name="buttons367"/></text:p>
              </text:section>
            </text:section>
          </text:section>
          <text:section text:style-name="Sect1" text:name="continuations">
            <text:p text:style-name="Standard"/>
          </text:section>
          <text:p text:style-name="Standard"><text:bookmark text:name="buttons85"/></text:p>
        </text:section>
      </text:section>
      <text:section text:style-name="Sect1" text:name="Section1199">
        <text:p text:style-name="Standard"><text:bookmark text:name="dismissable176"/><text:bookmark text:name="thumbnail88"/><text:bookmark text:name="img92"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1:12:01.909614065</meta:creation-date>
    <dc:date>2018-11-05T11:26:08.231012951</dc:date>
    <meta:editing-duration>PT2M14S</meta:editing-duration>
    <meta:editing-cycles>1</meta:editing-cycles>
    <meta:document-statistic meta:table-count="0" meta:image-count="0" meta:object-count="0" meta:page-count="125" meta:paragraph-count="1469" meta:word-count="6297" meta:character-count="34518" meta:non-whitespace-character-count="28596"/>
    <meta:generator>LibreOffice/6.0.6.2$Linux_X86_64 LibreOffice_project/00m0$Build-2</meta:generator>
  </office:meta>
</office:document-meta>
</file>